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33.21mm"/>
    </style:style>
    <style:style style:name="co5" style:family="table-column">
      <style:table-column-properties fo:break-before="auto" style:column-width="31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style:text-underline-style="none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packaging</text:p>
          </table:table-cell>
          <table:table-cell office:value-type="string" calcext:value-type="string">
            <text:p>package.version</text:p>
          </table:table-cell>
          <table:table-cell office:value-type="string" calcext:value-type="string">
            <text:p>package.name</text:p>
          </table:table-cell>
          <table:table-cell office:value-type="string" calcext:value-type="string">
            <text:p>package.file</text:p>
          </table:table-cell>
          <table:table-cell office:value-type="string" calcext:value-type="string">
            <text:p>url left</text:p>
          </table:table-cell>
          <table:table-cell office:value-type="string" calcext:value-type="string">
            <text:p>url 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6.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2]=&quot;any&quot;;[.B2];[.B2]&amp;&quot;/&quot;&amp;[.C2])" office:value-type="string" office:string-value="linux/x64" calcext:value-type="string">
            <text:p>linux/x64</text:p>
          </table:table-cell>
          <table:table-cell table:style-name="ce2" table:formula="of:=VLOOKUP([.D2];[Hoja2.$A$2:.$C$6];2;FALSE())" office:value-type="string" office:string-value="linux-x64" calcext:value-type="string">
            <text:p>linux-x64</text:p>
          </table:table-cell>
          <table:table-cell table:style-name="ce2" table:formula="of:=VLOOKUP([.D2];[Hoja2.$A$2:.$C$6];3;FALSE())" office:value-type="string" office:string-value="tar.gz" calcext:value-type="string">
            <text:p>tar.gz</text:p>
          </table:table-cell>
          <table:table-cell table:formula="of:=SUBSTITUTE([.A2];&quot;.&quot;;&quot;_&quot;)" office:value-type="string" office:string-value="9_6_2" calcext:value-type="string">
            <text:p>9_6_2</text:p>
          </table:table-cell>
          <table:table-cell table:formula="of:=&quot;v&quot;&amp;[.G2]&amp;&quot;.&quot;&amp;[.B2]&amp;&quot;.&quot;&amp;[.C2]" office:value-type="string" office:string-value="v9_6_2.linux.x64" calcext:value-type="string">
            <text:p>v9_6_2.linux.x64</text:p>
          </table:table-cell>
          <table:table-cell table:formula="of:=&quot;v&quot;&amp;[.G2]&amp;&quot;/&quot;&amp;[.B2]&amp;&quot;/&quot;&amp;[.C2]" office:value-type="string" office:string-value="v9_6_2/linux/x64" calcext:value-type="string">
            <text:p>v9_6_2/linux/x64</text:p>
          </table:table-cell>
          <table:table-cell table:formula="of:=&quot;https://get.enterprisedb.com/postgresql/postgresql-&quot;&amp;[.A2]&amp;&quot;-&quot;" office:value-type="string" office:string-value="https://get.enterprisedb.com/postgresql/postgresql-9.6.2-" calcext:value-type="string">
            <text:p>https://get.enterprisedb.com/postgresql/postgresql-9.6.2-</text:p>
          </table:table-cell>
          <table:table-cell table:formula="of:=&quot;-&quot;&amp;[.E2]&amp;&quot;-binaries.&quot;&amp;[.F2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6.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3]=&quot;any&quot;;[.B3];[.B3]&amp;&quot;/&quot;&amp;[.C3])" office:value-type="string" office:string-value="linux/x64" calcext:value-type="string">
            <text:p>linux/x64</text:p>
          </table:table-cell>
          <table:table-cell table:style-name="ce2" table:formula="of:=VLOOKUP([.D3];[Hoja2.$A$2:.$C$6];2;FALSE())" office:value-type="string" office:string-value="linux-x64" calcext:value-type="string">
            <text:p>linux-x64</text:p>
          </table:table-cell>
          <table:table-cell table:style-name="ce2" table:formula="of:=VLOOKUP([.D3];[Hoja2.$A$2:.$C$6];3;FALSE())" office:value-type="string" office:string-value="tar.gz" calcext:value-type="string">
            <text:p>tar.gz</text:p>
          </table:table-cell>
          <table:table-cell table:formula="of:=SUBSTITUTE([.A3];&quot;.&quot;;&quot;_&quot;)" office:value-type="string" office:string-value="9_6_1" calcext:value-type="string">
            <text:p>9_6_1</text:p>
          </table:table-cell>
          <table:table-cell table:formula="of:=&quot;v&quot;&amp;[.G3]&amp;&quot;.&quot;&amp;[.B3]&amp;&quot;.&quot;&amp;[.C3]" office:value-type="string" office:string-value="v9_6_1.linux.x64" calcext:value-type="string">
            <text:p>v9_6_1.linux.x64</text:p>
          </table:table-cell>
          <table:table-cell table:formula="of:=&quot;v&quot;&amp;[.G3]&amp;&quot;/&quot;&amp;[.B3]&amp;&quot;/&quot;&amp;[.C3]" office:value-type="string" office:string-value="v9_6_1/linux/x64" calcext:value-type="string">
            <text:p>v9_6_1/linux/x64</text:p>
          </table:table-cell>
          <table:table-cell table:formula="of:=&quot;https://get.enterprisedb.com/postgresql/postgresql-&quot;&amp;[.A3]&amp;&quot;-&quot;" office:value-type="string" office:string-value="https://get.enterprisedb.com/postgresql/postgresql-9.6.1-" calcext:value-type="string">
            <text:p>https://get.enterprisedb.com/postgresql/postgresql-9.6.1-</text:p>
          </table:table-cell>
          <table:table-cell table:formula="of:=&quot;-&quot;&amp;[.E3]&amp;&quot;-binaries.&quot;&amp;[.F3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4]=&quot;any&quot;;[.B4];[.B4]&amp;&quot;/&quot;&amp;[.C4])" office:value-type="string" office:string-value="linux/x64" calcext:value-type="string">
            <text:p>linux/x64</text:p>
          </table:table-cell>
          <table:table-cell table:style-name="ce2" table:formula="of:=VLOOKUP([.D4];[Hoja2.$A$2:.$C$6];2;FALSE())" office:value-type="string" office:string-value="linux-x64" calcext:value-type="string">
            <text:p>linux-x64</text:p>
          </table:table-cell>
          <table:table-cell table:style-name="ce2" table:formula="of:=VLOOKUP([.D4];[Hoja2.$A$2:.$C$6];3;FALSE())" office:value-type="string" office:string-value="tar.gz" calcext:value-type="string">
            <text:p>tar.gz</text:p>
          </table:table-cell>
          <table:table-cell table:formula="of:=SUBSTITUTE([.A4];&quot;.&quot;;&quot;_&quot;)" office:value-type="string" office:string-value="9_6_0" calcext:value-type="string">
            <text:p>9_6_0</text:p>
          </table:table-cell>
          <table:table-cell table:formula="of:=&quot;v&quot;&amp;[.G4]&amp;&quot;.&quot;&amp;[.B4]&amp;&quot;.&quot;&amp;[.C4]" office:value-type="string" office:string-value="v9_6_0.linux.x64" calcext:value-type="string">
            <text:p>v9_6_0.linux.x64</text:p>
          </table:table-cell>
          <table:table-cell table:formula="of:=&quot;v&quot;&amp;[.G4]&amp;&quot;/&quot;&amp;[.B4]&amp;&quot;/&quot;&amp;[.C4]" office:value-type="string" office:string-value="v9_6_0/linux/x64" calcext:value-type="string">
            <text:p>v9_6_0/linux/x64</text:p>
          </table:table-cell>
          <table:table-cell table:formula="of:=&quot;https://get.enterprisedb.com/postgresql/postgresql-&quot;&amp;[.A4]&amp;&quot;-&quot;" office:value-type="string" office:string-value="https://get.enterprisedb.com/postgresql/postgresql-9.6.0-" calcext:value-type="string">
            <text:p>https://get.enterprisedb.com/postgresql/postgresql-9.6.0-</text:p>
          </table:table-cell>
          <table:table-cell table:formula="of:=&quot;-&quot;&amp;[.E4]&amp;&quot;-binaries.&quot;&amp;[.F4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5.6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5]=&quot;any&quot;;[.B5];[.B5]&amp;&quot;/&quot;&amp;[.C5])" office:value-type="string" office:string-value="linux/x64" calcext:value-type="string">
            <text:p>linux/x64</text:p>
          </table:table-cell>
          <table:table-cell table:style-name="ce2" table:formula="of:=VLOOKUP([.D5];[Hoja2.$A$2:.$C$6];2;FALSE())" office:value-type="string" office:string-value="linux-x64" calcext:value-type="string">
            <text:p>linux-x64</text:p>
          </table:table-cell>
          <table:table-cell table:style-name="ce2" table:formula="of:=VLOOKUP([.D5];[Hoja2.$A$2:.$C$6];3;FALSE())" office:value-type="string" office:string-value="tar.gz" calcext:value-type="string">
            <text:p>tar.gz</text:p>
          </table:table-cell>
          <table:table-cell table:formula="of:=SUBSTITUTE([.A5];&quot;.&quot;;&quot;_&quot;)" office:value-type="string" office:string-value="9_5_6" calcext:value-type="string">
            <text:p>9_5_6</text:p>
          </table:table-cell>
          <table:table-cell table:formula="of:=&quot;v&quot;&amp;[.G5]&amp;&quot;.&quot;&amp;[.B5]&amp;&quot;.&quot;&amp;[.C5]" office:value-type="string" office:string-value="v9_5_6.linux.x64" calcext:value-type="string">
            <text:p>v9_5_6.linux.x64</text:p>
          </table:table-cell>
          <table:table-cell table:formula="of:=&quot;v&quot;&amp;[.G5]&amp;&quot;/&quot;&amp;[.B5]&amp;&quot;/&quot;&amp;[.C5]" office:value-type="string" office:string-value="v9_5_6/linux/x64" calcext:value-type="string">
            <text:p>v9_5_6/linux/x64</text:p>
          </table:table-cell>
          <table:table-cell table:formula="of:=&quot;https://get.enterprisedb.com/postgresql/postgresql-&quot;&amp;[.A5]&amp;&quot;-&quot;" office:value-type="string" office:string-value="https://get.enterprisedb.com/postgresql/postgresql-9.5.6-" calcext:value-type="string">
            <text:p>https://get.enterprisedb.com/postgresql/postgresql-9.5.6-</text:p>
          </table:table-cell>
          <table:table-cell table:formula="of:=&quot;-&quot;&amp;[.E5]&amp;&quot;-binaries.&quot;&amp;[.F5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5.5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6]=&quot;any&quot;;[.B6];[.B6]&amp;&quot;/&quot;&amp;[.C6])" office:value-type="string" office:string-value="linux/x64" calcext:value-type="string">
            <text:p>linux/x64</text:p>
          </table:table-cell>
          <table:table-cell table:style-name="ce2" table:formula="of:=VLOOKUP([.D6];[Hoja2.$A$2:.$C$6];2;FALSE())" office:value-type="string" office:string-value="linux-x64" calcext:value-type="string">
            <text:p>linux-x64</text:p>
          </table:table-cell>
          <table:table-cell table:style-name="ce2" table:formula="of:=VLOOKUP([.D6];[Hoja2.$A$2:.$C$6];3;FALSE())" office:value-type="string" office:string-value="tar.gz" calcext:value-type="string">
            <text:p>tar.gz</text:p>
          </table:table-cell>
          <table:table-cell table:formula="of:=SUBSTITUTE([.A6];&quot;.&quot;;&quot;_&quot;)" office:value-type="string" office:string-value="9_5_5" calcext:value-type="string">
            <text:p>9_5_5</text:p>
          </table:table-cell>
          <table:table-cell table:formula="of:=&quot;v&quot;&amp;[.G6]&amp;&quot;.&quot;&amp;[.B6]&amp;&quot;.&quot;&amp;[.C6]" office:value-type="string" office:string-value="v9_5_5.linux.x64" calcext:value-type="string">
            <text:p>v9_5_5.linux.x64</text:p>
          </table:table-cell>
          <table:table-cell table:formula="of:=&quot;v&quot;&amp;[.G6]&amp;&quot;/&quot;&amp;[.B6]&amp;&quot;/&quot;&amp;[.C6]" office:value-type="string" office:string-value="v9_5_5/linux/x64" calcext:value-type="string">
            <text:p>v9_5_5/linux/x64</text:p>
          </table:table-cell>
          <table:table-cell table:formula="of:=&quot;https://get.enterprisedb.com/postgresql/postgresql-&quot;&amp;[.A6]&amp;&quot;-&quot;" office:value-type="string" office:string-value="https://get.enterprisedb.com/postgresql/postgresql-9.5.5-" calcext:value-type="string">
            <text:p>https://get.enterprisedb.com/postgresql/postgresql-9.5.5-</text:p>
          </table:table-cell>
          <table:table-cell table:formula="of:=&quot;-&quot;&amp;[.E6]&amp;&quot;-binaries.&quot;&amp;[.F6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5.4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7]=&quot;any&quot;;[.B7];[.B7]&amp;&quot;/&quot;&amp;[.C7])" office:value-type="string" office:string-value="linux/x64" calcext:value-type="string">
            <text:p>linux/x64</text:p>
          </table:table-cell>
          <table:table-cell table:style-name="ce2" table:formula="of:=VLOOKUP([.D7];[Hoja2.$A$2:.$C$6];2;FALSE())" office:value-type="string" office:string-value="linux-x64" calcext:value-type="string">
            <text:p>linux-x64</text:p>
          </table:table-cell>
          <table:table-cell table:style-name="ce2" table:formula="of:=VLOOKUP([.D7];[Hoja2.$A$2:.$C$6];3;FALSE())" office:value-type="string" office:string-value="tar.gz" calcext:value-type="string">
            <text:p>tar.gz</text:p>
          </table:table-cell>
          <table:table-cell table:formula="of:=SUBSTITUTE([.A7];&quot;.&quot;;&quot;_&quot;)" office:value-type="string" office:string-value="9_5_4" calcext:value-type="string">
            <text:p>9_5_4</text:p>
          </table:table-cell>
          <table:table-cell table:formula="of:=&quot;v&quot;&amp;[.G7]&amp;&quot;.&quot;&amp;[.B7]&amp;&quot;.&quot;&amp;[.C7]" office:value-type="string" office:string-value="v9_5_4.linux.x64" calcext:value-type="string">
            <text:p>v9_5_4.linux.x64</text:p>
          </table:table-cell>
          <table:table-cell table:formula="of:=&quot;v&quot;&amp;[.G7]&amp;&quot;/&quot;&amp;[.B7]&amp;&quot;/&quot;&amp;[.C7]" office:value-type="string" office:string-value="v9_5_4/linux/x64" calcext:value-type="string">
            <text:p>v9_5_4/linux/x64</text:p>
          </table:table-cell>
          <table:table-cell table:formula="of:=&quot;https://get.enterprisedb.com/postgresql/postgresql-&quot;&amp;[.A7]&amp;&quot;-&quot;" office:value-type="string" office:string-value="https://get.enterprisedb.com/postgresql/postgresql-9.5.4-" calcext:value-type="string">
            <text:p>https://get.enterprisedb.com/postgresql/postgresql-9.5.4-</text:p>
          </table:table-cell>
          <table:table-cell table:formula="of:=&quot;-&quot;&amp;[.E7]&amp;&quot;-binaries.&quot;&amp;[.F7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5.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8]=&quot;any&quot;;[.B8];[.B8]&amp;&quot;/&quot;&amp;[.C8])" office:value-type="string" office:string-value="linux/x64" calcext:value-type="string">
            <text:p>linux/x64</text:p>
          </table:table-cell>
          <table:table-cell table:style-name="ce2" table:formula="of:=VLOOKUP([.D8];[Hoja2.$A$2:.$C$6];2;FALSE())" office:value-type="string" office:string-value="linux-x64" calcext:value-type="string">
            <text:p>linux-x64</text:p>
          </table:table-cell>
          <table:table-cell table:style-name="ce2" table:formula="of:=VLOOKUP([.D8];[Hoja2.$A$2:.$C$6];3;FALSE())" office:value-type="string" office:string-value="tar.gz" calcext:value-type="string">
            <text:p>tar.gz</text:p>
          </table:table-cell>
          <table:table-cell table:formula="of:=SUBSTITUTE([.A8];&quot;.&quot;;&quot;_&quot;)" office:value-type="string" office:string-value="9_5_3" calcext:value-type="string">
            <text:p>9_5_3</text:p>
          </table:table-cell>
          <table:table-cell table:formula="of:=&quot;v&quot;&amp;[.G8]&amp;&quot;.&quot;&amp;[.B8]&amp;&quot;.&quot;&amp;[.C8]" office:value-type="string" office:string-value="v9_5_3.linux.x64" calcext:value-type="string">
            <text:p>v9_5_3.linux.x64</text:p>
          </table:table-cell>
          <table:table-cell table:formula="of:=&quot;v&quot;&amp;[.G8]&amp;&quot;/&quot;&amp;[.B8]&amp;&quot;/&quot;&amp;[.C8]" office:value-type="string" office:string-value="v9_5_3/linux/x64" calcext:value-type="string">
            <text:p>v9_5_3/linux/x64</text:p>
          </table:table-cell>
          <table:table-cell table:formula="of:=&quot;https://get.enterprisedb.com/postgresql/postgresql-&quot;&amp;[.A8]&amp;&quot;-&quot;" office:value-type="string" office:string-value="https://get.enterprisedb.com/postgresql/postgresql-9.5.3-" calcext:value-type="string">
            <text:p>https://get.enterprisedb.com/postgresql/postgresql-9.5.3-</text:p>
          </table:table-cell>
          <table:table-cell table:formula="of:=&quot;-&quot;&amp;[.E8]&amp;&quot;-binaries.&quot;&amp;[.F8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5.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9]=&quot;any&quot;;[.B9];[.B9]&amp;&quot;/&quot;&amp;[.C9])" office:value-type="string" office:string-value="linux/x64" calcext:value-type="string">
            <text:p>linux/x64</text:p>
          </table:table-cell>
          <table:table-cell table:style-name="ce2" table:formula="of:=VLOOKUP([.D9];[Hoja2.$A$2:.$C$6];2;FALSE())" office:value-type="string" office:string-value="linux-x64" calcext:value-type="string">
            <text:p>linux-x64</text:p>
          </table:table-cell>
          <table:table-cell table:style-name="ce2" table:formula="of:=VLOOKUP([.D9];[Hoja2.$A$2:.$C$6];3;FALSE())" office:value-type="string" office:string-value="tar.gz" calcext:value-type="string">
            <text:p>tar.gz</text:p>
          </table:table-cell>
          <table:table-cell table:formula="of:=SUBSTITUTE([.A9];&quot;.&quot;;&quot;_&quot;)" office:value-type="string" office:string-value="9_5_2" calcext:value-type="string">
            <text:p>9_5_2</text:p>
          </table:table-cell>
          <table:table-cell table:formula="of:=&quot;v&quot;&amp;[.G9]&amp;&quot;.&quot;&amp;[.B9]&amp;&quot;.&quot;&amp;[.C9]" office:value-type="string" office:string-value="v9_5_2.linux.x64" calcext:value-type="string">
            <text:p>v9_5_2.linux.x64</text:p>
          </table:table-cell>
          <table:table-cell table:formula="of:=&quot;v&quot;&amp;[.G9]&amp;&quot;/&quot;&amp;[.B9]&amp;&quot;/&quot;&amp;[.C9]" office:value-type="string" office:string-value="v9_5_2/linux/x64" calcext:value-type="string">
            <text:p>v9_5_2/linux/x64</text:p>
          </table:table-cell>
          <table:table-cell table:formula="of:=&quot;https://get.enterprisedb.com/postgresql/postgresql-&quot;&amp;[.A9]&amp;&quot;-&quot;" office:value-type="string" office:string-value="https://get.enterprisedb.com/postgresql/postgresql-9.5.2-" calcext:value-type="string">
            <text:p>https://get.enterprisedb.com/postgresql/postgresql-9.5.2-</text:p>
          </table:table-cell>
          <table:table-cell table:formula="of:=&quot;-&quot;&amp;[.E9]&amp;&quot;-binaries.&quot;&amp;[.F9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5.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10]=&quot;any&quot;;[.B10];[.B10]&amp;&quot;/&quot;&amp;[.C10])" office:value-type="string" office:string-value="linux/x64" calcext:value-type="string">
            <text:p>linux/x64</text:p>
          </table:table-cell>
          <table:table-cell table:style-name="ce2" table:formula="of:=VLOOKUP([.D10];[Hoja2.$A$2:.$C$6];2;FALSE())" office:value-type="string" office:string-value="linux-x64" calcext:value-type="string">
            <text:p>linux-x64</text:p>
          </table:table-cell>
          <table:table-cell table:style-name="ce2" table:formula="of:=VLOOKUP([.D10];[Hoja2.$A$2:.$C$6];3;FALSE())" office:value-type="string" office:string-value="tar.gz" calcext:value-type="string">
            <text:p>tar.gz</text:p>
          </table:table-cell>
          <table:table-cell table:formula="of:=SUBSTITUTE([.A10];&quot;.&quot;;&quot;_&quot;)" office:value-type="string" office:string-value="9_5_1" calcext:value-type="string">
            <text:p>9_5_1</text:p>
          </table:table-cell>
          <table:table-cell table:formula="of:=&quot;v&quot;&amp;[.G10]&amp;&quot;.&quot;&amp;[.B10]&amp;&quot;.&quot;&amp;[.C10]" office:value-type="string" office:string-value="v9_5_1.linux.x64" calcext:value-type="string">
            <text:p>v9_5_1.linux.x64</text:p>
          </table:table-cell>
          <table:table-cell table:formula="of:=&quot;v&quot;&amp;[.G10]&amp;&quot;/&quot;&amp;[.B10]&amp;&quot;/&quot;&amp;[.C10]" office:value-type="string" office:string-value="v9_5_1/linux/x64" calcext:value-type="string">
            <text:p>v9_5_1/linux/x64</text:p>
          </table:table-cell>
          <table:table-cell table:formula="of:=&quot;https://get.enterprisedb.com/postgresql/postgresql-&quot;&amp;[.A10]&amp;&quot;-&quot;" office:value-type="string" office:string-value="https://get.enterprisedb.com/postgresql/postgresql-9.5.1-" calcext:value-type="string">
            <text:p>https://get.enterprisedb.com/postgresql/postgresql-9.5.1-</text:p>
          </table:table-cell>
          <table:table-cell table:formula="of:=&quot;-&quot;&amp;[.E10]&amp;&quot;-binaries.&quot;&amp;[.F10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5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11]=&quot;any&quot;;[.B11];[.B11]&amp;&quot;/&quot;&amp;[.C11])" office:value-type="string" office:string-value="linux/x64" calcext:value-type="string">
            <text:p>linux/x64</text:p>
          </table:table-cell>
          <table:table-cell table:style-name="ce2" table:formula="of:=VLOOKUP([.D11];[Hoja2.$A$2:.$C$6];2;FALSE())" office:value-type="string" office:string-value="linux-x64" calcext:value-type="string">
            <text:p>linux-x64</text:p>
          </table:table-cell>
          <table:table-cell table:style-name="ce2" table:formula="of:=VLOOKUP([.D11];[Hoja2.$A$2:.$C$6];3;FALSE())" office:value-type="string" office:string-value="tar.gz" calcext:value-type="string">
            <text:p>tar.gz</text:p>
          </table:table-cell>
          <table:table-cell table:formula="of:=SUBSTITUTE([.A11];&quot;.&quot;;&quot;_&quot;)" office:value-type="string" office:string-value="9_5_0" calcext:value-type="string">
            <text:p>9_5_0</text:p>
          </table:table-cell>
          <table:table-cell table:formula="of:=&quot;v&quot;&amp;[.G11]&amp;&quot;.&quot;&amp;[.B11]&amp;&quot;.&quot;&amp;[.C11]" office:value-type="string" office:string-value="v9_5_0.linux.x64" calcext:value-type="string">
            <text:p>v9_5_0.linux.x64</text:p>
          </table:table-cell>
          <table:table-cell table:formula="of:=&quot;v&quot;&amp;[.G11]&amp;&quot;/&quot;&amp;[.B11]&amp;&quot;/&quot;&amp;[.C11]" office:value-type="string" office:string-value="v9_5_0/linux/x64" calcext:value-type="string">
            <text:p>v9_5_0/linux/x64</text:p>
          </table:table-cell>
          <table:table-cell table:formula="of:=&quot;https://get.enterprisedb.com/postgresql/postgresql-&quot;&amp;[.A11]&amp;&quot;-&quot;" office:value-type="string" office:string-value="https://get.enterprisedb.com/postgresql/postgresql-9.5.0-" calcext:value-type="string">
            <text:p>https://get.enterprisedb.com/postgresql/postgresql-9.5.0-</text:p>
          </table:table-cell>
          <table:table-cell table:formula="of:=&quot;-&quot;&amp;[.E11]&amp;&quot;-binaries.&quot;&amp;[.F11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1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12]=&quot;any&quot;;[.B12];[.B12]&amp;&quot;/&quot;&amp;[.C12])" office:value-type="string" office:string-value="linux/x64" calcext:value-type="string">
            <text:p>linux/x64</text:p>
          </table:table-cell>
          <table:table-cell table:style-name="ce2" table:formula="of:=VLOOKUP([.D12];[Hoja2.$A$2:.$C$6];2;FALSE())" office:value-type="string" office:string-value="linux-x64" calcext:value-type="string">
            <text:p>linux-x64</text:p>
          </table:table-cell>
          <table:table-cell table:style-name="ce2" table:formula="of:=VLOOKUP([.D12];[Hoja2.$A$2:.$C$6];3;FALSE())" office:value-type="string" office:string-value="tar.gz" calcext:value-type="string">
            <text:p>tar.gz</text:p>
          </table:table-cell>
          <table:table-cell table:formula="of:=SUBSTITUTE([.A12];&quot;.&quot;;&quot;_&quot;)" office:value-type="string" office:string-value="9_4_11" calcext:value-type="string">
            <text:p>9_4_11</text:p>
          </table:table-cell>
          <table:table-cell table:formula="of:=&quot;v&quot;&amp;[.G12]&amp;&quot;.&quot;&amp;[.B12]&amp;&quot;.&quot;&amp;[.C12]" office:value-type="string" office:string-value="v9_4_11.linux.x64" calcext:value-type="string">
            <text:p>v9_4_11.linux.x64</text:p>
          </table:table-cell>
          <table:table-cell table:formula="of:=&quot;v&quot;&amp;[.G12]&amp;&quot;/&quot;&amp;[.B12]&amp;&quot;/&quot;&amp;[.C12]" office:value-type="string" office:string-value="v9_4_11/linux/x64" calcext:value-type="string">
            <text:p>v9_4_11/linux/x64</text:p>
          </table:table-cell>
          <table:table-cell table:formula="of:=&quot;https://get.enterprisedb.com/postgresql/postgresql-&quot;&amp;[.A12]&amp;&quot;-&quot;" office:value-type="string" office:string-value="https://get.enterprisedb.com/postgresql/postgresql-9.4.11-" calcext:value-type="string">
            <text:p>https://get.enterprisedb.com/postgresql/postgresql-9.4.11-</text:p>
          </table:table-cell>
          <table:table-cell table:formula="of:=&quot;-&quot;&amp;[.E12]&amp;&quot;-binaries.&quot;&amp;[.F12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1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13]=&quot;any&quot;;[.B13];[.B13]&amp;&quot;/&quot;&amp;[.C13])" office:value-type="string" office:string-value="linux/x64" calcext:value-type="string">
            <text:p>linux/x64</text:p>
          </table:table-cell>
          <table:table-cell table:style-name="ce2" table:formula="of:=VLOOKUP([.D13];[Hoja2.$A$2:.$C$6];2;FALSE())" office:value-type="string" office:string-value="linux-x64" calcext:value-type="string">
            <text:p>linux-x64</text:p>
          </table:table-cell>
          <table:table-cell table:style-name="ce2" table:formula="of:=VLOOKUP([.D13];[Hoja2.$A$2:.$C$6];3;FALSE())" office:value-type="string" office:string-value="tar.gz" calcext:value-type="string">
            <text:p>tar.gz</text:p>
          </table:table-cell>
          <table:table-cell table:formula="of:=SUBSTITUTE([.A13];&quot;.&quot;;&quot;_&quot;)" office:value-type="string" office:string-value="9_4_10" calcext:value-type="string">
            <text:p>9_4_10</text:p>
          </table:table-cell>
          <table:table-cell table:formula="of:=&quot;v&quot;&amp;[.G13]&amp;&quot;.&quot;&amp;[.B13]&amp;&quot;.&quot;&amp;[.C13]" office:value-type="string" office:string-value="v9_4_10.linux.x64" calcext:value-type="string">
            <text:p>v9_4_10.linux.x64</text:p>
          </table:table-cell>
          <table:table-cell table:formula="of:=&quot;v&quot;&amp;[.G13]&amp;&quot;/&quot;&amp;[.B13]&amp;&quot;/&quot;&amp;[.C13]" office:value-type="string" office:string-value="v9_4_10/linux/x64" calcext:value-type="string">
            <text:p>v9_4_10/linux/x64</text:p>
          </table:table-cell>
          <table:table-cell table:formula="of:=&quot;https://get.enterprisedb.com/postgresql/postgresql-&quot;&amp;[.A13]&amp;&quot;-&quot;" office:value-type="string" office:string-value="https://get.enterprisedb.com/postgresql/postgresql-9.4.10-" calcext:value-type="string">
            <text:p>https://get.enterprisedb.com/postgresql/postgresql-9.4.10-</text:p>
          </table:table-cell>
          <table:table-cell table:formula="of:=&quot;-&quot;&amp;[.E13]&amp;&quot;-binaries.&quot;&amp;[.F13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9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14]=&quot;any&quot;;[.B14];[.B14]&amp;&quot;/&quot;&amp;[.C14])" office:value-type="string" office:string-value="linux/x64" calcext:value-type="string">
            <text:p>linux/x64</text:p>
          </table:table-cell>
          <table:table-cell table:style-name="ce2" table:formula="of:=VLOOKUP([.D14];[Hoja2.$A$2:.$C$6];2;FALSE())" office:value-type="string" office:string-value="linux-x64" calcext:value-type="string">
            <text:p>linux-x64</text:p>
          </table:table-cell>
          <table:table-cell table:style-name="ce2" table:formula="of:=VLOOKUP([.D14];[Hoja2.$A$2:.$C$6];3;FALSE())" office:value-type="string" office:string-value="tar.gz" calcext:value-type="string">
            <text:p>tar.gz</text:p>
          </table:table-cell>
          <table:table-cell table:formula="of:=SUBSTITUTE([.A14];&quot;.&quot;;&quot;_&quot;)" office:value-type="string" office:string-value="9_4_9" calcext:value-type="string">
            <text:p>9_4_9</text:p>
          </table:table-cell>
          <table:table-cell table:formula="of:=&quot;v&quot;&amp;[.G14]&amp;&quot;.&quot;&amp;[.B14]&amp;&quot;.&quot;&amp;[.C14]" office:value-type="string" office:string-value="v9_4_9.linux.x64" calcext:value-type="string">
            <text:p>v9_4_9.linux.x64</text:p>
          </table:table-cell>
          <table:table-cell table:formula="of:=&quot;v&quot;&amp;[.G14]&amp;&quot;/&quot;&amp;[.B14]&amp;&quot;/&quot;&amp;[.C14]" office:value-type="string" office:string-value="v9_4_9/linux/x64" calcext:value-type="string">
            <text:p>v9_4_9/linux/x64</text:p>
          </table:table-cell>
          <table:table-cell table:formula="of:=&quot;https://get.enterprisedb.com/postgresql/postgresql-&quot;&amp;[.A14]&amp;&quot;-&quot;" office:value-type="string" office:string-value="https://get.enterprisedb.com/postgresql/postgresql-9.4.9-" calcext:value-type="string">
            <text:p>https://get.enterprisedb.com/postgresql/postgresql-9.4.9-</text:p>
          </table:table-cell>
          <table:table-cell table:formula="of:=&quot;-&quot;&amp;[.E14]&amp;&quot;-binaries.&quot;&amp;[.F14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8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15]=&quot;any&quot;;[.B15];[.B15]&amp;&quot;/&quot;&amp;[.C15])" office:value-type="string" office:string-value="linux/x64" calcext:value-type="string">
            <text:p>linux/x64</text:p>
          </table:table-cell>
          <table:table-cell table:style-name="ce2" table:formula="of:=VLOOKUP([.D15];[Hoja2.$A$2:.$C$6];2;FALSE())" office:value-type="string" office:string-value="linux-x64" calcext:value-type="string">
            <text:p>linux-x64</text:p>
          </table:table-cell>
          <table:table-cell table:style-name="ce2" table:formula="of:=VLOOKUP([.D15];[Hoja2.$A$2:.$C$6];3;FALSE())" office:value-type="string" office:string-value="tar.gz" calcext:value-type="string">
            <text:p>tar.gz</text:p>
          </table:table-cell>
          <table:table-cell table:formula="of:=SUBSTITUTE([.A15];&quot;.&quot;;&quot;_&quot;)" office:value-type="string" office:string-value="9_4_8" calcext:value-type="string">
            <text:p>9_4_8</text:p>
          </table:table-cell>
          <table:table-cell table:formula="of:=&quot;v&quot;&amp;[.G15]&amp;&quot;.&quot;&amp;[.B15]&amp;&quot;.&quot;&amp;[.C15]" office:value-type="string" office:string-value="v9_4_8.linux.x64" calcext:value-type="string">
            <text:p>v9_4_8.linux.x64</text:p>
          </table:table-cell>
          <table:table-cell table:formula="of:=&quot;v&quot;&amp;[.G15]&amp;&quot;/&quot;&amp;[.B15]&amp;&quot;/&quot;&amp;[.C15]" office:value-type="string" office:string-value="v9_4_8/linux/x64" calcext:value-type="string">
            <text:p>v9_4_8/linux/x64</text:p>
          </table:table-cell>
          <table:table-cell table:formula="of:=&quot;https://get.enterprisedb.com/postgresql/postgresql-&quot;&amp;[.A15]&amp;&quot;-&quot;" office:value-type="string" office:string-value="https://get.enterprisedb.com/postgresql/postgresql-9.4.8-" calcext:value-type="string">
            <text:p>https://get.enterprisedb.com/postgresql/postgresql-9.4.8-</text:p>
          </table:table-cell>
          <table:table-cell table:formula="of:=&quot;-&quot;&amp;[.E15]&amp;&quot;-binaries.&quot;&amp;[.F15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7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16]=&quot;any&quot;;[.B16];[.B16]&amp;&quot;/&quot;&amp;[.C16])" office:value-type="string" office:string-value="linux/x64" calcext:value-type="string">
            <text:p>linux/x64</text:p>
          </table:table-cell>
          <table:table-cell table:style-name="ce2" table:formula="of:=VLOOKUP([.D16];[Hoja2.$A$2:.$C$6];2;FALSE())" office:value-type="string" office:string-value="linux-x64" calcext:value-type="string">
            <text:p>linux-x64</text:p>
          </table:table-cell>
          <table:table-cell table:style-name="ce2" table:formula="of:=VLOOKUP([.D16];[Hoja2.$A$2:.$C$6];3;FALSE())" office:value-type="string" office:string-value="tar.gz" calcext:value-type="string">
            <text:p>tar.gz</text:p>
          </table:table-cell>
          <table:table-cell table:formula="of:=SUBSTITUTE([.A16];&quot;.&quot;;&quot;_&quot;)" office:value-type="string" office:string-value="9_4_7" calcext:value-type="string">
            <text:p>9_4_7</text:p>
          </table:table-cell>
          <table:table-cell table:formula="of:=&quot;v&quot;&amp;[.G16]&amp;&quot;.&quot;&amp;[.B16]&amp;&quot;.&quot;&amp;[.C16]" office:value-type="string" office:string-value="v9_4_7.linux.x64" calcext:value-type="string">
            <text:p>v9_4_7.linux.x64</text:p>
          </table:table-cell>
          <table:table-cell table:formula="of:=&quot;v&quot;&amp;[.G16]&amp;&quot;/&quot;&amp;[.B16]&amp;&quot;/&quot;&amp;[.C16]" office:value-type="string" office:string-value="v9_4_7/linux/x64" calcext:value-type="string">
            <text:p>v9_4_7/linux/x64</text:p>
          </table:table-cell>
          <table:table-cell table:formula="of:=&quot;https://get.enterprisedb.com/postgresql/postgresql-&quot;&amp;[.A16]&amp;&quot;-&quot;" office:value-type="string" office:string-value="https://get.enterprisedb.com/postgresql/postgresql-9.4.7-" calcext:value-type="string">
            <text:p>https://get.enterprisedb.com/postgresql/postgresql-9.4.7-</text:p>
          </table:table-cell>
          <table:table-cell table:formula="of:=&quot;-&quot;&amp;[.E16]&amp;&quot;-binaries.&quot;&amp;[.F16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6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17]=&quot;any&quot;;[.B17];[.B17]&amp;&quot;/&quot;&amp;[.C17])" office:value-type="string" office:string-value="linux/x64" calcext:value-type="string">
            <text:p>linux/x64</text:p>
          </table:table-cell>
          <table:table-cell table:style-name="ce2" table:formula="of:=VLOOKUP([.D17];[Hoja2.$A$2:.$C$6];2;FALSE())" office:value-type="string" office:string-value="linux-x64" calcext:value-type="string">
            <text:p>linux-x64</text:p>
          </table:table-cell>
          <table:table-cell table:style-name="ce2" table:formula="of:=VLOOKUP([.D17];[Hoja2.$A$2:.$C$6];3;FALSE())" office:value-type="string" office:string-value="tar.gz" calcext:value-type="string">
            <text:p>tar.gz</text:p>
          </table:table-cell>
          <table:table-cell table:formula="of:=SUBSTITUTE([.A17];&quot;.&quot;;&quot;_&quot;)" office:value-type="string" office:string-value="9_4_6" calcext:value-type="string">
            <text:p>9_4_6</text:p>
          </table:table-cell>
          <table:table-cell table:formula="of:=&quot;v&quot;&amp;[.G17]&amp;&quot;.&quot;&amp;[.B17]&amp;&quot;.&quot;&amp;[.C17]" office:value-type="string" office:string-value="v9_4_6.linux.x64" calcext:value-type="string">
            <text:p>v9_4_6.linux.x64</text:p>
          </table:table-cell>
          <table:table-cell table:formula="of:=&quot;v&quot;&amp;[.G17]&amp;&quot;/&quot;&amp;[.B17]&amp;&quot;/&quot;&amp;[.C17]" office:value-type="string" office:string-value="v9_4_6/linux/x64" calcext:value-type="string">
            <text:p>v9_4_6/linux/x64</text:p>
          </table:table-cell>
          <table:table-cell table:formula="of:=&quot;https://get.enterprisedb.com/postgresql/postgresql-&quot;&amp;[.A17]&amp;&quot;-&quot;" office:value-type="string" office:string-value="https://get.enterprisedb.com/postgresql/postgresql-9.4.6-" calcext:value-type="string">
            <text:p>https://get.enterprisedb.com/postgresql/postgresql-9.4.6-</text:p>
          </table:table-cell>
          <table:table-cell table:formula="of:=&quot;-&quot;&amp;[.E17]&amp;&quot;-binaries.&quot;&amp;[.F17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5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18]=&quot;any&quot;;[.B18];[.B18]&amp;&quot;/&quot;&amp;[.C18])" office:value-type="string" office:string-value="linux/x64" calcext:value-type="string">
            <text:p>linux/x64</text:p>
          </table:table-cell>
          <table:table-cell table:style-name="ce2" table:formula="of:=VLOOKUP([.D18];[Hoja2.$A$2:.$C$6];2;FALSE())" office:value-type="string" office:string-value="linux-x64" calcext:value-type="string">
            <text:p>linux-x64</text:p>
          </table:table-cell>
          <table:table-cell table:style-name="ce2" table:formula="of:=VLOOKUP([.D18];[Hoja2.$A$2:.$C$6];3;FALSE())" office:value-type="string" office:string-value="tar.gz" calcext:value-type="string">
            <text:p>tar.gz</text:p>
          </table:table-cell>
          <table:table-cell table:formula="of:=SUBSTITUTE([.A18];&quot;.&quot;;&quot;_&quot;)" office:value-type="string" office:string-value="9_4_5" calcext:value-type="string">
            <text:p>9_4_5</text:p>
          </table:table-cell>
          <table:table-cell table:formula="of:=&quot;v&quot;&amp;[.G18]&amp;&quot;.&quot;&amp;[.B18]&amp;&quot;.&quot;&amp;[.C18]" office:value-type="string" office:string-value="v9_4_5.linux.x64" calcext:value-type="string">
            <text:p>v9_4_5.linux.x64</text:p>
          </table:table-cell>
          <table:table-cell table:formula="of:=&quot;v&quot;&amp;[.G18]&amp;&quot;/&quot;&amp;[.B18]&amp;&quot;/&quot;&amp;[.C18]" office:value-type="string" office:string-value="v9_4_5/linux/x64" calcext:value-type="string">
            <text:p>v9_4_5/linux/x64</text:p>
          </table:table-cell>
          <table:table-cell table:formula="of:=&quot;https://get.enterprisedb.com/postgresql/postgresql-&quot;&amp;[.A18]&amp;&quot;-&quot;" office:value-type="string" office:string-value="https://get.enterprisedb.com/postgresql/postgresql-9.4.5-" calcext:value-type="string">
            <text:p>https://get.enterprisedb.com/postgresql/postgresql-9.4.5-</text:p>
          </table:table-cell>
          <table:table-cell table:formula="of:=&quot;-&quot;&amp;[.E18]&amp;&quot;-binaries.&quot;&amp;[.F18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4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19]=&quot;any&quot;;[.B19];[.B19]&amp;&quot;/&quot;&amp;[.C19])" office:value-type="string" office:string-value="linux/x64" calcext:value-type="string">
            <text:p>linux/x64</text:p>
          </table:table-cell>
          <table:table-cell table:style-name="ce2" table:formula="of:=VLOOKUP([.D19];[Hoja2.$A$2:.$C$6];2;FALSE())" office:value-type="string" office:string-value="linux-x64" calcext:value-type="string">
            <text:p>linux-x64</text:p>
          </table:table-cell>
          <table:table-cell table:style-name="ce2" table:formula="of:=VLOOKUP([.D19];[Hoja2.$A$2:.$C$6];3;FALSE())" office:value-type="string" office:string-value="tar.gz" calcext:value-type="string">
            <text:p>tar.gz</text:p>
          </table:table-cell>
          <table:table-cell table:formula="of:=SUBSTITUTE([.A19];&quot;.&quot;;&quot;_&quot;)" office:value-type="string" office:string-value="9_4_4" calcext:value-type="string">
            <text:p>9_4_4</text:p>
          </table:table-cell>
          <table:table-cell table:formula="of:=&quot;v&quot;&amp;[.G19]&amp;&quot;.&quot;&amp;[.B19]&amp;&quot;.&quot;&amp;[.C19]" office:value-type="string" office:string-value="v9_4_4.linux.x64" calcext:value-type="string">
            <text:p>v9_4_4.linux.x64</text:p>
          </table:table-cell>
          <table:table-cell table:formula="of:=&quot;v&quot;&amp;[.G19]&amp;&quot;/&quot;&amp;[.B19]&amp;&quot;/&quot;&amp;[.C19]" office:value-type="string" office:string-value="v9_4_4/linux/x64" calcext:value-type="string">
            <text:p>v9_4_4/linux/x64</text:p>
          </table:table-cell>
          <table:table-cell table:formula="of:=&quot;https://get.enterprisedb.com/postgresql/postgresql-&quot;&amp;[.A19]&amp;&quot;-&quot;" office:value-type="string" office:string-value="https://get.enterprisedb.com/postgresql/postgresql-9.4.4-" calcext:value-type="string">
            <text:p>https://get.enterprisedb.com/postgresql/postgresql-9.4.4-</text:p>
          </table:table-cell>
          <table:table-cell table:formula="of:=&quot;-&quot;&amp;[.E19]&amp;&quot;-binaries.&quot;&amp;[.F19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20]=&quot;any&quot;;[.B20];[.B20]&amp;&quot;/&quot;&amp;[.C20])" office:value-type="string" office:string-value="linux/x64" calcext:value-type="string">
            <text:p>linux/x64</text:p>
          </table:table-cell>
          <table:table-cell table:style-name="ce2" table:formula="of:=VLOOKUP([.D20];[Hoja2.$A$2:.$C$6];2;FALSE())" office:value-type="string" office:string-value="linux-x64" calcext:value-type="string">
            <text:p>linux-x64</text:p>
          </table:table-cell>
          <table:table-cell table:style-name="ce2" table:formula="of:=VLOOKUP([.D20];[Hoja2.$A$2:.$C$6];3;FALSE())" office:value-type="string" office:string-value="tar.gz" calcext:value-type="string">
            <text:p>tar.gz</text:p>
          </table:table-cell>
          <table:table-cell table:formula="of:=SUBSTITUTE([.A20];&quot;.&quot;;&quot;_&quot;)" office:value-type="string" office:string-value="9_4_3" calcext:value-type="string">
            <text:p>9_4_3</text:p>
          </table:table-cell>
          <table:table-cell table:formula="of:=&quot;v&quot;&amp;[.G20]&amp;&quot;.&quot;&amp;[.B20]&amp;&quot;.&quot;&amp;[.C20]" office:value-type="string" office:string-value="v9_4_3.linux.x64" calcext:value-type="string">
            <text:p>v9_4_3.linux.x64</text:p>
          </table:table-cell>
          <table:table-cell table:formula="of:=&quot;v&quot;&amp;[.G20]&amp;&quot;/&quot;&amp;[.B20]&amp;&quot;/&quot;&amp;[.C20]" office:value-type="string" office:string-value="v9_4_3/linux/x64" calcext:value-type="string">
            <text:p>v9_4_3/linux/x64</text:p>
          </table:table-cell>
          <table:table-cell table:formula="of:=&quot;https://get.enterprisedb.com/postgresql/postgresql-&quot;&amp;[.A20]&amp;&quot;-&quot;" office:value-type="string" office:string-value="https://get.enterprisedb.com/postgresql/postgresql-9.4.3-" calcext:value-type="string">
            <text:p>https://get.enterprisedb.com/postgresql/postgresql-9.4.3-</text:p>
          </table:table-cell>
          <table:table-cell table:formula="of:=&quot;-&quot;&amp;[.E20]&amp;&quot;-binaries.&quot;&amp;[.F20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21]=&quot;any&quot;;[.B21];[.B21]&amp;&quot;/&quot;&amp;[.C21])" office:value-type="string" office:string-value="linux/x64" calcext:value-type="string">
            <text:p>linux/x64</text:p>
          </table:table-cell>
          <table:table-cell table:style-name="ce2" table:formula="of:=VLOOKUP([.D21];[Hoja2.$A$2:.$C$6];2;FALSE())" office:value-type="string" office:string-value="linux-x64" calcext:value-type="string">
            <text:p>linux-x64</text:p>
          </table:table-cell>
          <table:table-cell table:style-name="ce2" table:formula="of:=VLOOKUP([.D21];[Hoja2.$A$2:.$C$6];3;FALSE())" office:value-type="string" office:string-value="tar.gz" calcext:value-type="string">
            <text:p>tar.gz</text:p>
          </table:table-cell>
          <table:table-cell table:formula="of:=SUBSTITUTE([.A21];&quot;.&quot;;&quot;_&quot;)" office:value-type="string" office:string-value="9_4_2" calcext:value-type="string">
            <text:p>9_4_2</text:p>
          </table:table-cell>
          <table:table-cell table:formula="of:=&quot;v&quot;&amp;[.G21]&amp;&quot;.&quot;&amp;[.B21]&amp;&quot;.&quot;&amp;[.C21]" office:value-type="string" office:string-value="v9_4_2.linux.x64" calcext:value-type="string">
            <text:p>v9_4_2.linux.x64</text:p>
          </table:table-cell>
          <table:table-cell table:formula="of:=&quot;v&quot;&amp;[.G21]&amp;&quot;/&quot;&amp;[.B21]&amp;&quot;/&quot;&amp;[.C21]" office:value-type="string" office:string-value="v9_4_2/linux/x64" calcext:value-type="string">
            <text:p>v9_4_2/linux/x64</text:p>
          </table:table-cell>
          <table:table-cell table:formula="of:=&quot;https://get.enterprisedb.com/postgresql/postgresql-&quot;&amp;[.A21]&amp;&quot;-&quot;" office:value-type="string" office:string-value="https://get.enterprisedb.com/postgresql/postgresql-9.4.2-" calcext:value-type="string">
            <text:p>https://get.enterprisedb.com/postgresql/postgresql-9.4.2-</text:p>
          </table:table-cell>
          <table:table-cell table:formula="of:=&quot;-&quot;&amp;[.E21]&amp;&quot;-binaries.&quot;&amp;[.F21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22]=&quot;any&quot;;[.B22];[.B22]&amp;&quot;/&quot;&amp;[.C22])" office:value-type="string" office:string-value="linux/x64" calcext:value-type="string">
            <text:p>linux/x64</text:p>
          </table:table-cell>
          <table:table-cell table:style-name="ce2" table:formula="of:=VLOOKUP([.D22];[Hoja2.$A$2:.$C$6];2;FALSE())" office:value-type="string" office:string-value="linux-x64" calcext:value-type="string">
            <text:p>linux-x64</text:p>
          </table:table-cell>
          <table:table-cell table:style-name="ce2" table:formula="of:=VLOOKUP([.D22];[Hoja2.$A$2:.$C$6];3;FALSE())" office:value-type="string" office:string-value="tar.gz" calcext:value-type="string">
            <text:p>tar.gz</text:p>
          </table:table-cell>
          <table:table-cell table:formula="of:=SUBSTITUTE([.A22];&quot;.&quot;;&quot;_&quot;)" office:value-type="string" office:string-value="9_4_1" calcext:value-type="string">
            <text:p>9_4_1</text:p>
          </table:table-cell>
          <table:table-cell table:formula="of:=&quot;v&quot;&amp;[.G22]&amp;&quot;.&quot;&amp;[.B22]&amp;&quot;.&quot;&amp;[.C22]" office:value-type="string" office:string-value="v9_4_1.linux.x64" calcext:value-type="string">
            <text:p>v9_4_1.linux.x64</text:p>
          </table:table-cell>
          <table:table-cell table:formula="of:=&quot;v&quot;&amp;[.G22]&amp;&quot;/&quot;&amp;[.B22]&amp;&quot;/&quot;&amp;[.C22]" office:value-type="string" office:string-value="v9_4_1/linux/x64" calcext:value-type="string">
            <text:p>v9_4_1/linux/x64</text:p>
          </table:table-cell>
          <table:table-cell table:formula="of:=&quot;https://get.enterprisedb.com/postgresql/postgresql-&quot;&amp;[.A22]&amp;&quot;-&quot;" office:value-type="string" office:string-value="https://get.enterprisedb.com/postgresql/postgresql-9.4.1-" calcext:value-type="string">
            <text:p>https://get.enterprisedb.com/postgresql/postgresql-9.4.1-</text:p>
          </table:table-cell>
          <table:table-cell table:formula="of:=&quot;-&quot;&amp;[.E22]&amp;&quot;-binaries.&quot;&amp;[.F22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23]=&quot;any&quot;;[.B23];[.B23]&amp;&quot;/&quot;&amp;[.C23])" office:value-type="string" office:string-value="linux/x64" calcext:value-type="string">
            <text:p>linux/x64</text:p>
          </table:table-cell>
          <table:table-cell table:style-name="ce2" table:formula="of:=VLOOKUP([.D23];[Hoja2.$A$2:.$C$6];2;FALSE())" office:value-type="string" office:string-value="linux-x64" calcext:value-type="string">
            <text:p>linux-x64</text:p>
          </table:table-cell>
          <table:table-cell table:style-name="ce2" table:formula="of:=VLOOKUP([.D23];[Hoja2.$A$2:.$C$6];3;FALSE())" office:value-type="string" office:string-value="tar.gz" calcext:value-type="string">
            <text:p>tar.gz</text:p>
          </table:table-cell>
          <table:table-cell table:formula="of:=SUBSTITUTE([.A23];&quot;.&quot;;&quot;_&quot;)" office:value-type="string" office:string-value="9_4_0" calcext:value-type="string">
            <text:p>9_4_0</text:p>
          </table:table-cell>
          <table:table-cell table:formula="of:=&quot;v&quot;&amp;[.G23]&amp;&quot;.&quot;&amp;[.B23]&amp;&quot;.&quot;&amp;[.C23]" office:value-type="string" office:string-value="v9_4_0.linux.x64" calcext:value-type="string">
            <text:p>v9_4_0.linux.x64</text:p>
          </table:table-cell>
          <table:table-cell table:formula="of:=&quot;v&quot;&amp;[.G23]&amp;&quot;/&quot;&amp;[.B23]&amp;&quot;/&quot;&amp;[.C23]" office:value-type="string" office:string-value="v9_4_0/linux/x64" calcext:value-type="string">
            <text:p>v9_4_0/linux/x64</text:p>
          </table:table-cell>
          <table:table-cell table:formula="of:=&quot;https://get.enterprisedb.com/postgresql/postgresql-&quot;&amp;[.A23]&amp;&quot;-&quot;" office:value-type="string" office:string-value="https://get.enterprisedb.com/postgresql/postgresql-9.4.0-" calcext:value-type="string">
            <text:p>https://get.enterprisedb.com/postgresql/postgresql-9.4.0-</text:p>
          </table:table-cell>
          <table:table-cell table:formula="of:=&quot;-&quot;&amp;[.E23]&amp;&quot;-binaries.&quot;&amp;[.F23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16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24]=&quot;any&quot;;[.B24];[.B24]&amp;&quot;/&quot;&amp;[.C24])" office:value-type="string" office:string-value="linux/x64" calcext:value-type="string">
            <text:p>linux/x64</text:p>
          </table:table-cell>
          <table:table-cell table:style-name="ce2" table:formula="of:=VLOOKUP([.D24];[Hoja2.$A$2:.$C$6];2;FALSE())" office:value-type="string" office:string-value="linux-x64" calcext:value-type="string">
            <text:p>linux-x64</text:p>
          </table:table-cell>
          <table:table-cell table:style-name="ce2" table:formula="of:=VLOOKUP([.D24];[Hoja2.$A$2:.$C$6];3;FALSE())" office:value-type="string" office:string-value="tar.gz" calcext:value-type="string">
            <text:p>tar.gz</text:p>
          </table:table-cell>
          <table:table-cell table:formula="of:=SUBSTITUTE([.A24];&quot;.&quot;;&quot;_&quot;)" office:value-type="string" office:string-value="9_3_16" calcext:value-type="string">
            <text:p>9_3_16</text:p>
          </table:table-cell>
          <table:table-cell table:formula="of:=&quot;v&quot;&amp;[.G24]&amp;&quot;.&quot;&amp;[.B24]&amp;&quot;.&quot;&amp;[.C24]" office:value-type="string" office:string-value="v9_3_16.linux.x64" calcext:value-type="string">
            <text:p>v9_3_16.linux.x64</text:p>
          </table:table-cell>
          <table:table-cell table:formula="of:=&quot;v&quot;&amp;[.G24]&amp;&quot;/&quot;&amp;[.B24]&amp;&quot;/&quot;&amp;[.C24]" office:value-type="string" office:string-value="v9_3_16/linux/x64" calcext:value-type="string">
            <text:p>v9_3_16/linux/x64</text:p>
          </table:table-cell>
          <table:table-cell table:formula="of:=&quot;https://get.enterprisedb.com/postgresql/postgresql-&quot;&amp;[.A24]&amp;&quot;-&quot;" office:value-type="string" office:string-value="https://get.enterprisedb.com/postgresql/postgresql-9.3.16-" calcext:value-type="string">
            <text:p>https://get.enterprisedb.com/postgresql/postgresql-9.3.16-</text:p>
          </table:table-cell>
          <table:table-cell table:formula="of:=&quot;-&quot;&amp;[.E24]&amp;&quot;-binaries.&quot;&amp;[.F24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15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25]=&quot;any&quot;;[.B25];[.B25]&amp;&quot;/&quot;&amp;[.C25])" office:value-type="string" office:string-value="linux/x64" calcext:value-type="string">
            <text:p>linux/x64</text:p>
          </table:table-cell>
          <table:table-cell table:style-name="ce2" table:formula="of:=VLOOKUP([.D25];[Hoja2.$A$2:.$C$6];2;FALSE())" office:value-type="string" office:string-value="linux-x64" calcext:value-type="string">
            <text:p>linux-x64</text:p>
          </table:table-cell>
          <table:table-cell table:style-name="ce2" table:formula="of:=VLOOKUP([.D25];[Hoja2.$A$2:.$C$6];3;FALSE())" office:value-type="string" office:string-value="tar.gz" calcext:value-type="string">
            <text:p>tar.gz</text:p>
          </table:table-cell>
          <table:table-cell table:formula="of:=SUBSTITUTE([.A25];&quot;.&quot;;&quot;_&quot;)" office:value-type="string" office:string-value="9_3_15" calcext:value-type="string">
            <text:p>9_3_15</text:p>
          </table:table-cell>
          <table:table-cell table:formula="of:=&quot;v&quot;&amp;[.G25]&amp;&quot;.&quot;&amp;[.B25]&amp;&quot;.&quot;&amp;[.C25]" office:value-type="string" office:string-value="v9_3_15.linux.x64" calcext:value-type="string">
            <text:p>v9_3_15.linux.x64</text:p>
          </table:table-cell>
          <table:table-cell table:formula="of:=&quot;v&quot;&amp;[.G25]&amp;&quot;/&quot;&amp;[.B25]&amp;&quot;/&quot;&amp;[.C25]" office:value-type="string" office:string-value="v9_3_15/linux/x64" calcext:value-type="string">
            <text:p>v9_3_15/linux/x64</text:p>
          </table:table-cell>
          <table:table-cell table:formula="of:=&quot;https://get.enterprisedb.com/postgresql/postgresql-&quot;&amp;[.A25]&amp;&quot;-&quot;" office:value-type="string" office:string-value="https://get.enterprisedb.com/postgresql/postgresql-9.3.15-" calcext:value-type="string">
            <text:p>https://get.enterprisedb.com/postgresql/postgresql-9.3.15-</text:p>
          </table:table-cell>
          <table:table-cell table:formula="of:=&quot;-&quot;&amp;[.E25]&amp;&quot;-binaries.&quot;&amp;[.F25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14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26]=&quot;any&quot;;[.B26];[.B26]&amp;&quot;/&quot;&amp;[.C26])" office:value-type="string" office:string-value="linux/x64" calcext:value-type="string">
            <text:p>linux/x64</text:p>
          </table:table-cell>
          <table:table-cell table:style-name="ce2" table:formula="of:=VLOOKUP([.D26];[Hoja2.$A$2:.$C$6];2;FALSE())" office:value-type="string" office:string-value="linux-x64" calcext:value-type="string">
            <text:p>linux-x64</text:p>
          </table:table-cell>
          <table:table-cell table:style-name="ce2" table:formula="of:=VLOOKUP([.D26];[Hoja2.$A$2:.$C$6];3;FALSE())" office:value-type="string" office:string-value="tar.gz" calcext:value-type="string">
            <text:p>tar.gz</text:p>
          </table:table-cell>
          <table:table-cell table:formula="of:=SUBSTITUTE([.A26];&quot;.&quot;;&quot;_&quot;)" office:value-type="string" office:string-value="9_3_14" calcext:value-type="string">
            <text:p>9_3_14</text:p>
          </table:table-cell>
          <table:table-cell table:formula="of:=&quot;v&quot;&amp;[.G26]&amp;&quot;.&quot;&amp;[.B26]&amp;&quot;.&quot;&amp;[.C26]" office:value-type="string" office:string-value="v9_3_14.linux.x64" calcext:value-type="string">
            <text:p>v9_3_14.linux.x64</text:p>
          </table:table-cell>
          <table:table-cell table:formula="of:=&quot;v&quot;&amp;[.G26]&amp;&quot;/&quot;&amp;[.B26]&amp;&quot;/&quot;&amp;[.C26]" office:value-type="string" office:string-value="v9_3_14/linux/x64" calcext:value-type="string">
            <text:p>v9_3_14/linux/x64</text:p>
          </table:table-cell>
          <table:table-cell table:formula="of:=&quot;https://get.enterprisedb.com/postgresql/postgresql-&quot;&amp;[.A26]&amp;&quot;-&quot;" office:value-type="string" office:string-value="https://get.enterprisedb.com/postgresql/postgresql-9.3.14-" calcext:value-type="string">
            <text:p>https://get.enterprisedb.com/postgresql/postgresql-9.3.14-</text:p>
          </table:table-cell>
          <table:table-cell table:formula="of:=&quot;-&quot;&amp;[.E26]&amp;&quot;-binaries.&quot;&amp;[.F26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1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27]=&quot;any&quot;;[.B27];[.B27]&amp;&quot;/&quot;&amp;[.C27])" office:value-type="string" office:string-value="linux/x64" calcext:value-type="string">
            <text:p>linux/x64</text:p>
          </table:table-cell>
          <table:table-cell table:style-name="ce2" table:formula="of:=VLOOKUP([.D27];[Hoja2.$A$2:.$C$6];2;FALSE())" office:value-type="string" office:string-value="linux-x64" calcext:value-type="string">
            <text:p>linux-x64</text:p>
          </table:table-cell>
          <table:table-cell table:style-name="ce2" table:formula="of:=VLOOKUP([.D27];[Hoja2.$A$2:.$C$6];3;FALSE())" office:value-type="string" office:string-value="tar.gz" calcext:value-type="string">
            <text:p>tar.gz</text:p>
          </table:table-cell>
          <table:table-cell table:formula="of:=SUBSTITUTE([.A27];&quot;.&quot;;&quot;_&quot;)" office:value-type="string" office:string-value="9_3_13" calcext:value-type="string">
            <text:p>9_3_13</text:p>
          </table:table-cell>
          <table:table-cell table:formula="of:=&quot;v&quot;&amp;[.G27]&amp;&quot;.&quot;&amp;[.B27]&amp;&quot;.&quot;&amp;[.C27]" office:value-type="string" office:string-value="v9_3_13.linux.x64" calcext:value-type="string">
            <text:p>v9_3_13.linux.x64</text:p>
          </table:table-cell>
          <table:table-cell table:formula="of:=&quot;v&quot;&amp;[.G27]&amp;&quot;/&quot;&amp;[.B27]&amp;&quot;/&quot;&amp;[.C27]" office:value-type="string" office:string-value="v9_3_13/linux/x64" calcext:value-type="string">
            <text:p>v9_3_13/linux/x64</text:p>
          </table:table-cell>
          <table:table-cell table:formula="of:=&quot;https://get.enterprisedb.com/postgresql/postgresql-&quot;&amp;[.A27]&amp;&quot;-&quot;" office:value-type="string" office:string-value="https://get.enterprisedb.com/postgresql/postgresql-9.3.13-" calcext:value-type="string">
            <text:p>https://get.enterprisedb.com/postgresql/postgresql-9.3.13-</text:p>
          </table:table-cell>
          <table:table-cell table:formula="of:=&quot;-&quot;&amp;[.E27]&amp;&quot;-binaries.&quot;&amp;[.F27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1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28]=&quot;any&quot;;[.B28];[.B28]&amp;&quot;/&quot;&amp;[.C28])" office:value-type="string" office:string-value="linux/x64" calcext:value-type="string">
            <text:p>linux/x64</text:p>
          </table:table-cell>
          <table:table-cell table:style-name="ce2" table:formula="of:=VLOOKUP([.D28];[Hoja2.$A$2:.$C$6];2;FALSE())" office:value-type="string" office:string-value="linux-x64" calcext:value-type="string">
            <text:p>linux-x64</text:p>
          </table:table-cell>
          <table:table-cell table:style-name="ce2" table:formula="of:=VLOOKUP([.D28];[Hoja2.$A$2:.$C$6];3;FALSE())" office:value-type="string" office:string-value="tar.gz" calcext:value-type="string">
            <text:p>tar.gz</text:p>
          </table:table-cell>
          <table:table-cell table:formula="of:=SUBSTITUTE([.A28];&quot;.&quot;;&quot;_&quot;)" office:value-type="string" office:string-value="9_3_12" calcext:value-type="string">
            <text:p>9_3_12</text:p>
          </table:table-cell>
          <table:table-cell table:formula="of:=&quot;v&quot;&amp;[.G28]&amp;&quot;.&quot;&amp;[.B28]&amp;&quot;.&quot;&amp;[.C28]" office:value-type="string" office:string-value="v9_3_12.linux.x64" calcext:value-type="string">
            <text:p>v9_3_12.linux.x64</text:p>
          </table:table-cell>
          <table:table-cell table:formula="of:=&quot;v&quot;&amp;[.G28]&amp;&quot;/&quot;&amp;[.B28]&amp;&quot;/&quot;&amp;[.C28]" office:value-type="string" office:string-value="v9_3_12/linux/x64" calcext:value-type="string">
            <text:p>v9_3_12/linux/x64</text:p>
          </table:table-cell>
          <table:table-cell table:formula="of:=&quot;https://get.enterprisedb.com/postgresql/postgresql-&quot;&amp;[.A28]&amp;&quot;-&quot;" office:value-type="string" office:string-value="https://get.enterprisedb.com/postgresql/postgresql-9.3.12-" calcext:value-type="string">
            <text:p>https://get.enterprisedb.com/postgresql/postgresql-9.3.12-</text:p>
          </table:table-cell>
          <table:table-cell table:formula="of:=&quot;-&quot;&amp;[.E28]&amp;&quot;-binaries.&quot;&amp;[.F28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1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29]=&quot;any&quot;;[.B29];[.B29]&amp;&quot;/&quot;&amp;[.C29])" office:value-type="string" office:string-value="linux/x64" calcext:value-type="string">
            <text:p>linux/x64</text:p>
          </table:table-cell>
          <table:table-cell table:style-name="ce2" table:formula="of:=VLOOKUP([.D29];[Hoja2.$A$2:.$C$6];2;FALSE())" office:value-type="string" office:string-value="linux-x64" calcext:value-type="string">
            <text:p>linux-x64</text:p>
          </table:table-cell>
          <table:table-cell table:style-name="ce2" table:formula="of:=VLOOKUP([.D29];[Hoja2.$A$2:.$C$6];3;FALSE())" office:value-type="string" office:string-value="tar.gz" calcext:value-type="string">
            <text:p>tar.gz</text:p>
          </table:table-cell>
          <table:table-cell table:formula="of:=SUBSTITUTE([.A29];&quot;.&quot;;&quot;_&quot;)" office:value-type="string" office:string-value="9_3_11" calcext:value-type="string">
            <text:p>9_3_11</text:p>
          </table:table-cell>
          <table:table-cell table:formula="of:=&quot;v&quot;&amp;[.G29]&amp;&quot;.&quot;&amp;[.B29]&amp;&quot;.&quot;&amp;[.C29]" office:value-type="string" office:string-value="v9_3_11.linux.x64" calcext:value-type="string">
            <text:p>v9_3_11.linux.x64</text:p>
          </table:table-cell>
          <table:table-cell table:formula="of:=&quot;v&quot;&amp;[.G29]&amp;&quot;/&quot;&amp;[.B29]&amp;&quot;/&quot;&amp;[.C29]" office:value-type="string" office:string-value="v9_3_11/linux/x64" calcext:value-type="string">
            <text:p>v9_3_11/linux/x64</text:p>
          </table:table-cell>
          <table:table-cell table:formula="of:=&quot;https://get.enterprisedb.com/postgresql/postgresql-&quot;&amp;[.A29]&amp;&quot;-&quot;" office:value-type="string" office:string-value="https://get.enterprisedb.com/postgresql/postgresql-9.3.11-" calcext:value-type="string">
            <text:p>https://get.enterprisedb.com/postgresql/postgresql-9.3.11-</text:p>
          </table:table-cell>
          <table:table-cell table:formula="of:=&quot;-&quot;&amp;[.E29]&amp;&quot;-binaries.&quot;&amp;[.F29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1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30]=&quot;any&quot;;[.B30];[.B30]&amp;&quot;/&quot;&amp;[.C30])" office:value-type="string" office:string-value="linux/x64" calcext:value-type="string">
            <text:p>linux/x64</text:p>
          </table:table-cell>
          <table:table-cell table:style-name="ce2" table:formula="of:=VLOOKUP([.D30];[Hoja2.$A$2:.$C$6];2;FALSE())" office:value-type="string" office:string-value="linux-x64" calcext:value-type="string">
            <text:p>linux-x64</text:p>
          </table:table-cell>
          <table:table-cell table:style-name="ce2" table:formula="of:=VLOOKUP([.D30];[Hoja2.$A$2:.$C$6];3;FALSE())" office:value-type="string" office:string-value="tar.gz" calcext:value-type="string">
            <text:p>tar.gz</text:p>
          </table:table-cell>
          <table:table-cell table:formula="of:=SUBSTITUTE([.A30];&quot;.&quot;;&quot;_&quot;)" office:value-type="string" office:string-value="9_3_10" calcext:value-type="string">
            <text:p>9_3_10</text:p>
          </table:table-cell>
          <table:table-cell table:formula="of:=&quot;v&quot;&amp;[.G30]&amp;&quot;.&quot;&amp;[.B30]&amp;&quot;.&quot;&amp;[.C30]" office:value-type="string" office:string-value="v9_3_10.linux.x64" calcext:value-type="string">
            <text:p>v9_3_10.linux.x64</text:p>
          </table:table-cell>
          <table:table-cell table:formula="of:=&quot;v&quot;&amp;[.G30]&amp;&quot;/&quot;&amp;[.B30]&amp;&quot;/&quot;&amp;[.C30]" office:value-type="string" office:string-value="v9_3_10/linux/x64" calcext:value-type="string">
            <text:p>v9_3_10/linux/x64</text:p>
          </table:table-cell>
          <table:table-cell table:formula="of:=&quot;https://get.enterprisedb.com/postgresql/postgresql-&quot;&amp;[.A30]&amp;&quot;-&quot;" office:value-type="string" office:string-value="https://get.enterprisedb.com/postgresql/postgresql-9.3.10-" calcext:value-type="string">
            <text:p>https://get.enterprisedb.com/postgresql/postgresql-9.3.10-</text:p>
          </table:table-cell>
          <table:table-cell table:formula="of:=&quot;-&quot;&amp;[.E30]&amp;&quot;-binaries.&quot;&amp;[.F30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9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31]=&quot;any&quot;;[.B31];[.B31]&amp;&quot;/&quot;&amp;[.C31])" office:value-type="string" office:string-value="linux/x64" calcext:value-type="string">
            <text:p>linux/x64</text:p>
          </table:table-cell>
          <table:table-cell table:style-name="ce2" table:formula="of:=VLOOKUP([.D31];[Hoja2.$A$2:.$C$6];2;FALSE())" office:value-type="string" office:string-value="linux-x64" calcext:value-type="string">
            <text:p>linux-x64</text:p>
          </table:table-cell>
          <table:table-cell table:style-name="ce2" table:formula="of:=VLOOKUP([.D31];[Hoja2.$A$2:.$C$6];3;FALSE())" office:value-type="string" office:string-value="tar.gz" calcext:value-type="string">
            <text:p>tar.gz</text:p>
          </table:table-cell>
          <table:table-cell table:formula="of:=SUBSTITUTE([.A31];&quot;.&quot;;&quot;_&quot;)" office:value-type="string" office:string-value="9_3_9" calcext:value-type="string">
            <text:p>9_3_9</text:p>
          </table:table-cell>
          <table:table-cell table:formula="of:=&quot;v&quot;&amp;[.G31]&amp;&quot;.&quot;&amp;[.B31]&amp;&quot;.&quot;&amp;[.C31]" office:value-type="string" office:string-value="v9_3_9.linux.x64" calcext:value-type="string">
            <text:p>v9_3_9.linux.x64</text:p>
          </table:table-cell>
          <table:table-cell table:formula="of:=&quot;v&quot;&amp;[.G31]&amp;&quot;/&quot;&amp;[.B31]&amp;&quot;/&quot;&amp;[.C31]" office:value-type="string" office:string-value="v9_3_9/linux/x64" calcext:value-type="string">
            <text:p>v9_3_9/linux/x64</text:p>
          </table:table-cell>
          <table:table-cell table:formula="of:=&quot;https://get.enterprisedb.com/postgresql/postgresql-&quot;&amp;[.A31]&amp;&quot;-&quot;" office:value-type="string" office:string-value="https://get.enterprisedb.com/postgresql/postgresql-9.3.9-" calcext:value-type="string">
            <text:p>https://get.enterprisedb.com/postgresql/postgresql-9.3.9-</text:p>
          </table:table-cell>
          <table:table-cell table:formula="of:=&quot;-&quot;&amp;[.E31]&amp;&quot;-binaries.&quot;&amp;[.F31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8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32]=&quot;any&quot;;[.B32];[.B32]&amp;&quot;/&quot;&amp;[.C32])" office:value-type="string" office:string-value="linux/x64" calcext:value-type="string">
            <text:p>linux/x64</text:p>
          </table:table-cell>
          <table:table-cell table:style-name="ce2" table:formula="of:=VLOOKUP([.D32];[Hoja2.$A$2:.$C$6];2;FALSE())" office:value-type="string" office:string-value="linux-x64" calcext:value-type="string">
            <text:p>linux-x64</text:p>
          </table:table-cell>
          <table:table-cell table:style-name="ce2" table:formula="of:=VLOOKUP([.D32];[Hoja2.$A$2:.$C$6];3;FALSE())" office:value-type="string" office:string-value="tar.gz" calcext:value-type="string">
            <text:p>tar.gz</text:p>
          </table:table-cell>
          <table:table-cell table:formula="of:=SUBSTITUTE([.A32];&quot;.&quot;;&quot;_&quot;)" office:value-type="string" office:string-value="9_3_8" calcext:value-type="string">
            <text:p>9_3_8</text:p>
          </table:table-cell>
          <table:table-cell table:formula="of:=&quot;v&quot;&amp;[.G32]&amp;&quot;.&quot;&amp;[.B32]&amp;&quot;.&quot;&amp;[.C32]" office:value-type="string" office:string-value="v9_3_8.linux.x64" calcext:value-type="string">
            <text:p>v9_3_8.linux.x64</text:p>
          </table:table-cell>
          <table:table-cell table:formula="of:=&quot;v&quot;&amp;[.G32]&amp;&quot;/&quot;&amp;[.B32]&amp;&quot;/&quot;&amp;[.C32]" office:value-type="string" office:string-value="v9_3_8/linux/x64" calcext:value-type="string">
            <text:p>v9_3_8/linux/x64</text:p>
          </table:table-cell>
          <table:table-cell table:formula="of:=&quot;https://get.enterprisedb.com/postgresql/postgresql-&quot;&amp;[.A32]&amp;&quot;-&quot;" office:value-type="string" office:string-value="https://get.enterprisedb.com/postgresql/postgresql-9.3.8-" calcext:value-type="string">
            <text:p>https://get.enterprisedb.com/postgresql/postgresql-9.3.8-</text:p>
          </table:table-cell>
          <table:table-cell table:formula="of:=&quot;-&quot;&amp;[.E32]&amp;&quot;-binaries.&quot;&amp;[.F32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7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33]=&quot;any&quot;;[.B33];[.B33]&amp;&quot;/&quot;&amp;[.C33])" office:value-type="string" office:string-value="linux/x64" calcext:value-type="string">
            <text:p>linux/x64</text:p>
          </table:table-cell>
          <table:table-cell table:style-name="ce2" table:formula="of:=VLOOKUP([.D33];[Hoja2.$A$2:.$C$6];2;FALSE())" office:value-type="string" office:string-value="linux-x64" calcext:value-type="string">
            <text:p>linux-x64</text:p>
          </table:table-cell>
          <table:table-cell table:style-name="ce2" table:formula="of:=VLOOKUP([.D33];[Hoja2.$A$2:.$C$6];3;FALSE())" office:value-type="string" office:string-value="tar.gz" calcext:value-type="string">
            <text:p>tar.gz</text:p>
          </table:table-cell>
          <table:table-cell table:formula="of:=SUBSTITUTE([.A33];&quot;.&quot;;&quot;_&quot;)" office:value-type="string" office:string-value="9_3_7" calcext:value-type="string">
            <text:p>9_3_7</text:p>
          </table:table-cell>
          <table:table-cell table:formula="of:=&quot;v&quot;&amp;[.G33]&amp;&quot;.&quot;&amp;[.B33]&amp;&quot;.&quot;&amp;[.C33]" office:value-type="string" office:string-value="v9_3_7.linux.x64" calcext:value-type="string">
            <text:p>v9_3_7.linux.x64</text:p>
          </table:table-cell>
          <table:table-cell table:formula="of:=&quot;v&quot;&amp;[.G33]&amp;&quot;/&quot;&amp;[.B33]&amp;&quot;/&quot;&amp;[.C33]" office:value-type="string" office:string-value="v9_3_7/linux/x64" calcext:value-type="string">
            <text:p>v9_3_7/linux/x64</text:p>
          </table:table-cell>
          <table:table-cell table:formula="of:=&quot;https://get.enterprisedb.com/postgresql/postgresql-&quot;&amp;[.A33]&amp;&quot;-&quot;" office:value-type="string" office:string-value="https://get.enterprisedb.com/postgresql/postgresql-9.3.7-" calcext:value-type="string">
            <text:p>https://get.enterprisedb.com/postgresql/postgresql-9.3.7-</text:p>
          </table:table-cell>
          <table:table-cell table:formula="of:=&quot;-&quot;&amp;[.E33]&amp;&quot;-binaries.&quot;&amp;[.F33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6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34]=&quot;any&quot;;[.B34];[.B34]&amp;&quot;/&quot;&amp;[.C34])" office:value-type="string" office:string-value="linux/x64" calcext:value-type="string">
            <text:p>linux/x64</text:p>
          </table:table-cell>
          <table:table-cell table:style-name="ce2" table:formula="of:=VLOOKUP([.D34];[Hoja2.$A$2:.$C$6];2;FALSE())" office:value-type="string" office:string-value="linux-x64" calcext:value-type="string">
            <text:p>linux-x64</text:p>
          </table:table-cell>
          <table:table-cell table:style-name="ce2" table:formula="of:=VLOOKUP([.D34];[Hoja2.$A$2:.$C$6];3;FALSE())" office:value-type="string" office:string-value="tar.gz" calcext:value-type="string">
            <text:p>tar.gz</text:p>
          </table:table-cell>
          <table:table-cell table:formula="of:=SUBSTITUTE([.A34];&quot;.&quot;;&quot;_&quot;)" office:value-type="string" office:string-value="9_3_6" calcext:value-type="string">
            <text:p>9_3_6</text:p>
          </table:table-cell>
          <table:table-cell table:formula="of:=&quot;v&quot;&amp;[.G34]&amp;&quot;.&quot;&amp;[.B34]&amp;&quot;.&quot;&amp;[.C34]" office:value-type="string" office:string-value="v9_3_6.linux.x64" calcext:value-type="string">
            <text:p>v9_3_6.linux.x64</text:p>
          </table:table-cell>
          <table:table-cell table:formula="of:=&quot;v&quot;&amp;[.G34]&amp;&quot;/&quot;&amp;[.B34]&amp;&quot;/&quot;&amp;[.C34]" office:value-type="string" office:string-value="v9_3_6/linux/x64" calcext:value-type="string">
            <text:p>v9_3_6/linux/x64</text:p>
          </table:table-cell>
          <table:table-cell table:formula="of:=&quot;https://get.enterprisedb.com/postgresql/postgresql-&quot;&amp;[.A34]&amp;&quot;-&quot;" office:value-type="string" office:string-value="https://get.enterprisedb.com/postgresql/postgresql-9.3.6-" calcext:value-type="string">
            <text:p>https://get.enterprisedb.com/postgresql/postgresql-9.3.6-</text:p>
          </table:table-cell>
          <table:table-cell table:formula="of:=&quot;-&quot;&amp;[.E34]&amp;&quot;-binaries.&quot;&amp;[.F34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5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35]=&quot;any&quot;;[.B35];[.B35]&amp;&quot;/&quot;&amp;[.C35])" office:value-type="string" office:string-value="linux/x64" calcext:value-type="string">
            <text:p>linux/x64</text:p>
          </table:table-cell>
          <table:table-cell table:style-name="ce2" table:formula="of:=VLOOKUP([.D35];[Hoja2.$A$2:.$C$6];2;FALSE())" office:value-type="string" office:string-value="linux-x64" calcext:value-type="string">
            <text:p>linux-x64</text:p>
          </table:table-cell>
          <table:table-cell table:style-name="ce2" table:formula="of:=VLOOKUP([.D35];[Hoja2.$A$2:.$C$6];3;FALSE())" office:value-type="string" office:string-value="tar.gz" calcext:value-type="string">
            <text:p>tar.gz</text:p>
          </table:table-cell>
          <table:table-cell table:formula="of:=SUBSTITUTE([.A35];&quot;.&quot;;&quot;_&quot;)" office:value-type="string" office:string-value="9_3_5" calcext:value-type="string">
            <text:p>9_3_5</text:p>
          </table:table-cell>
          <table:table-cell table:formula="of:=&quot;v&quot;&amp;[.G35]&amp;&quot;.&quot;&amp;[.B35]&amp;&quot;.&quot;&amp;[.C35]" office:value-type="string" office:string-value="v9_3_5.linux.x64" calcext:value-type="string">
            <text:p>v9_3_5.linux.x64</text:p>
          </table:table-cell>
          <table:table-cell table:formula="of:=&quot;v&quot;&amp;[.G35]&amp;&quot;/&quot;&amp;[.B35]&amp;&quot;/&quot;&amp;[.C35]" office:value-type="string" office:string-value="v9_3_5/linux/x64" calcext:value-type="string">
            <text:p>v9_3_5/linux/x64</text:p>
          </table:table-cell>
          <table:table-cell table:formula="of:=&quot;https://get.enterprisedb.com/postgresql/postgresql-&quot;&amp;[.A35]&amp;&quot;-&quot;" office:value-type="string" office:string-value="https://get.enterprisedb.com/postgresql/postgresql-9.3.5-" calcext:value-type="string">
            <text:p>https://get.enterprisedb.com/postgresql/postgresql-9.3.5-</text:p>
          </table:table-cell>
          <table:table-cell table:formula="of:=&quot;-&quot;&amp;[.E35]&amp;&quot;-binaries.&quot;&amp;[.F35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4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36]=&quot;any&quot;;[.B36];[.B36]&amp;&quot;/&quot;&amp;[.C36])" office:value-type="string" office:string-value="linux/x64" calcext:value-type="string">
            <text:p>linux/x64</text:p>
          </table:table-cell>
          <table:table-cell table:style-name="ce2" table:formula="of:=VLOOKUP([.D36];[Hoja2.$A$2:.$C$6];2;FALSE())" office:value-type="string" office:string-value="linux-x64" calcext:value-type="string">
            <text:p>linux-x64</text:p>
          </table:table-cell>
          <table:table-cell table:style-name="ce2" table:formula="of:=VLOOKUP([.D36];[Hoja2.$A$2:.$C$6];3;FALSE())" office:value-type="string" office:string-value="tar.gz" calcext:value-type="string">
            <text:p>tar.gz</text:p>
          </table:table-cell>
          <table:table-cell table:formula="of:=SUBSTITUTE([.A36];&quot;.&quot;;&quot;_&quot;)" office:value-type="string" office:string-value="9_3_4" calcext:value-type="string">
            <text:p>9_3_4</text:p>
          </table:table-cell>
          <table:table-cell table:formula="of:=&quot;v&quot;&amp;[.G36]&amp;&quot;.&quot;&amp;[.B36]&amp;&quot;.&quot;&amp;[.C36]" office:value-type="string" office:string-value="v9_3_4.linux.x64" calcext:value-type="string">
            <text:p>v9_3_4.linux.x64</text:p>
          </table:table-cell>
          <table:table-cell table:formula="of:=&quot;v&quot;&amp;[.G36]&amp;&quot;/&quot;&amp;[.B36]&amp;&quot;/&quot;&amp;[.C36]" office:value-type="string" office:string-value="v9_3_4/linux/x64" calcext:value-type="string">
            <text:p>v9_3_4/linux/x64</text:p>
          </table:table-cell>
          <table:table-cell table:formula="of:=&quot;https://get.enterprisedb.com/postgresql/postgresql-&quot;&amp;[.A36]&amp;&quot;-&quot;" office:value-type="string" office:string-value="https://get.enterprisedb.com/postgresql/postgresql-9.3.4-" calcext:value-type="string">
            <text:p>https://get.enterprisedb.com/postgresql/postgresql-9.3.4-</text:p>
          </table:table-cell>
          <table:table-cell table:formula="of:=&quot;-&quot;&amp;[.E36]&amp;&quot;-binaries.&quot;&amp;[.F36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37]=&quot;any&quot;;[.B37];[.B37]&amp;&quot;/&quot;&amp;[.C37])" office:value-type="string" office:string-value="linux/x64" calcext:value-type="string">
            <text:p>linux/x64</text:p>
          </table:table-cell>
          <table:table-cell table:style-name="ce2" table:formula="of:=VLOOKUP([.D37];[Hoja2.$A$2:.$C$6];2;FALSE())" office:value-type="string" office:string-value="linux-x64" calcext:value-type="string">
            <text:p>linux-x64</text:p>
          </table:table-cell>
          <table:table-cell table:style-name="ce2" table:formula="of:=VLOOKUP([.D37];[Hoja2.$A$2:.$C$6];3;FALSE())" office:value-type="string" office:string-value="tar.gz" calcext:value-type="string">
            <text:p>tar.gz</text:p>
          </table:table-cell>
          <table:table-cell table:formula="of:=SUBSTITUTE([.A37];&quot;.&quot;;&quot;_&quot;)" office:value-type="string" office:string-value="9_3_3" calcext:value-type="string">
            <text:p>9_3_3</text:p>
          </table:table-cell>
          <table:table-cell table:formula="of:=&quot;v&quot;&amp;[.G37]&amp;&quot;.&quot;&amp;[.B37]&amp;&quot;.&quot;&amp;[.C37]" office:value-type="string" office:string-value="v9_3_3.linux.x64" calcext:value-type="string">
            <text:p>v9_3_3.linux.x64</text:p>
          </table:table-cell>
          <table:table-cell table:formula="of:=&quot;v&quot;&amp;[.G37]&amp;&quot;/&quot;&amp;[.B37]&amp;&quot;/&quot;&amp;[.C37]" office:value-type="string" office:string-value="v9_3_3/linux/x64" calcext:value-type="string">
            <text:p>v9_3_3/linux/x64</text:p>
          </table:table-cell>
          <table:table-cell table:formula="of:=&quot;https://get.enterprisedb.com/postgresql/postgresql-&quot;&amp;[.A37]&amp;&quot;-&quot;" office:value-type="string" office:string-value="https://get.enterprisedb.com/postgresql/postgresql-9.3.3-" calcext:value-type="string">
            <text:p>https://get.enterprisedb.com/postgresql/postgresql-9.3.3-</text:p>
          </table:table-cell>
          <table:table-cell table:formula="of:=&quot;-&quot;&amp;[.E37]&amp;&quot;-binaries.&quot;&amp;[.F37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38]=&quot;any&quot;;[.B38];[.B38]&amp;&quot;/&quot;&amp;[.C38])" office:value-type="string" office:string-value="linux/x64" calcext:value-type="string">
            <text:p>linux/x64</text:p>
          </table:table-cell>
          <table:table-cell table:style-name="ce2" table:formula="of:=VLOOKUP([.D38];[Hoja2.$A$2:.$C$6];2;FALSE())" office:value-type="string" office:string-value="linux-x64" calcext:value-type="string">
            <text:p>linux-x64</text:p>
          </table:table-cell>
          <table:table-cell table:style-name="ce2" table:formula="of:=VLOOKUP([.D38];[Hoja2.$A$2:.$C$6];3;FALSE())" office:value-type="string" office:string-value="tar.gz" calcext:value-type="string">
            <text:p>tar.gz</text:p>
          </table:table-cell>
          <table:table-cell table:formula="of:=SUBSTITUTE([.A38];&quot;.&quot;;&quot;_&quot;)" office:value-type="string" office:string-value="9_3_2" calcext:value-type="string">
            <text:p>9_3_2</text:p>
          </table:table-cell>
          <table:table-cell table:formula="of:=&quot;v&quot;&amp;[.G38]&amp;&quot;.&quot;&amp;[.B38]&amp;&quot;.&quot;&amp;[.C38]" office:value-type="string" office:string-value="v9_3_2.linux.x64" calcext:value-type="string">
            <text:p>v9_3_2.linux.x64</text:p>
          </table:table-cell>
          <table:table-cell table:formula="of:=&quot;v&quot;&amp;[.G38]&amp;&quot;/&quot;&amp;[.B38]&amp;&quot;/&quot;&amp;[.C38]" office:value-type="string" office:string-value="v9_3_2/linux/x64" calcext:value-type="string">
            <text:p>v9_3_2/linux/x64</text:p>
          </table:table-cell>
          <table:table-cell table:formula="of:=&quot;https://get.enterprisedb.com/postgresql/postgresql-&quot;&amp;[.A38]&amp;&quot;-&quot;" office:value-type="string" office:string-value="https://get.enterprisedb.com/postgresql/postgresql-9.3.2-" calcext:value-type="string">
            <text:p>https://get.enterprisedb.com/postgresql/postgresql-9.3.2-</text:p>
          </table:table-cell>
          <table:table-cell table:formula="of:=&quot;-&quot;&amp;[.E38]&amp;&quot;-binaries.&quot;&amp;[.F38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39]=&quot;any&quot;;[.B39];[.B39]&amp;&quot;/&quot;&amp;[.C39])" office:value-type="string" office:string-value="linux/x64" calcext:value-type="string">
            <text:p>linux/x64</text:p>
          </table:table-cell>
          <table:table-cell table:style-name="ce2" table:formula="of:=VLOOKUP([.D39];[Hoja2.$A$2:.$C$6];2;FALSE())" office:value-type="string" office:string-value="linux-x64" calcext:value-type="string">
            <text:p>linux-x64</text:p>
          </table:table-cell>
          <table:table-cell table:style-name="ce2" table:formula="of:=VLOOKUP([.D39];[Hoja2.$A$2:.$C$6];3;FALSE())" office:value-type="string" office:string-value="tar.gz" calcext:value-type="string">
            <text:p>tar.gz</text:p>
          </table:table-cell>
          <table:table-cell table:formula="of:=SUBSTITUTE([.A39];&quot;.&quot;;&quot;_&quot;)" office:value-type="string" office:string-value="9_3_1" calcext:value-type="string">
            <text:p>9_3_1</text:p>
          </table:table-cell>
          <table:table-cell table:formula="of:=&quot;v&quot;&amp;[.G39]&amp;&quot;.&quot;&amp;[.B39]&amp;&quot;.&quot;&amp;[.C39]" office:value-type="string" office:string-value="v9_3_1.linux.x64" calcext:value-type="string">
            <text:p>v9_3_1.linux.x64</text:p>
          </table:table-cell>
          <table:table-cell table:formula="of:=&quot;v&quot;&amp;[.G39]&amp;&quot;/&quot;&amp;[.B39]&amp;&quot;/&quot;&amp;[.C39]" office:value-type="string" office:string-value="v9_3_1/linux/x64" calcext:value-type="string">
            <text:p>v9_3_1/linux/x64</text:p>
          </table:table-cell>
          <table:table-cell table:formula="of:=&quot;https://get.enterprisedb.com/postgresql/postgresql-&quot;&amp;[.A39]&amp;&quot;-&quot;" office:value-type="string" office:string-value="https://get.enterprisedb.com/postgresql/postgresql-9.3.1-" calcext:value-type="string">
            <text:p>https://get.enterprisedb.com/postgresql/postgresql-9.3.1-</text:p>
          </table:table-cell>
          <table:table-cell table:formula="of:=&quot;-&quot;&amp;[.E39]&amp;&quot;-binaries.&quot;&amp;[.F39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40]=&quot;any&quot;;[.B40];[.B40]&amp;&quot;/&quot;&amp;[.C40])" office:value-type="string" office:string-value="linux/x64" calcext:value-type="string">
            <text:p>linux/x64</text:p>
          </table:table-cell>
          <table:table-cell table:style-name="ce2" table:formula="of:=VLOOKUP([.D40];[Hoja2.$A$2:.$C$6];2;FALSE())" office:value-type="string" office:string-value="linux-x64" calcext:value-type="string">
            <text:p>linux-x64</text:p>
          </table:table-cell>
          <table:table-cell table:style-name="ce2" table:formula="of:=VLOOKUP([.D40];[Hoja2.$A$2:.$C$6];3;FALSE())" office:value-type="string" office:string-value="tar.gz" calcext:value-type="string">
            <text:p>tar.gz</text:p>
          </table:table-cell>
          <table:table-cell table:formula="of:=SUBSTITUTE([.A40];&quot;.&quot;;&quot;_&quot;)" office:value-type="string" office:string-value="9_3_0" calcext:value-type="string">
            <text:p>9_3_0</text:p>
          </table:table-cell>
          <table:table-cell table:formula="of:=&quot;v&quot;&amp;[.G40]&amp;&quot;.&quot;&amp;[.B40]&amp;&quot;.&quot;&amp;[.C40]" office:value-type="string" office:string-value="v9_3_0.linux.x64" calcext:value-type="string">
            <text:p>v9_3_0.linux.x64</text:p>
          </table:table-cell>
          <table:table-cell table:formula="of:=&quot;v&quot;&amp;[.G40]&amp;&quot;/&quot;&amp;[.B40]&amp;&quot;/&quot;&amp;[.C40]" office:value-type="string" office:string-value="v9_3_0/linux/x64" calcext:value-type="string">
            <text:p>v9_3_0/linux/x64</text:p>
          </table:table-cell>
          <table:table-cell table:formula="of:=&quot;https://get.enterprisedb.com/postgresql/postgresql-&quot;&amp;[.A40]&amp;&quot;-&quot;" office:value-type="string" office:string-value="https://get.enterprisedb.com/postgresql/postgresql-9.3.0-" calcext:value-type="string">
            <text:p>https://get.enterprisedb.com/postgresql/postgresql-9.3.0-</text:p>
          </table:table-cell>
          <table:table-cell table:formula="of:=&quot;-&quot;&amp;[.E40]&amp;&quot;-binaries.&quot;&amp;[.F40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2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41]=&quot;any&quot;;[.B41];[.B41]&amp;&quot;/&quot;&amp;[.C41])" office:value-type="string" office:string-value="linux/x64" calcext:value-type="string">
            <text:p>linux/x64</text:p>
          </table:table-cell>
          <table:table-cell table:style-name="ce2" table:formula="of:=VLOOKUP([.D41];[Hoja2.$A$2:.$C$6];2;FALSE())" office:value-type="string" office:string-value="linux-x64" calcext:value-type="string">
            <text:p>linux-x64</text:p>
          </table:table-cell>
          <table:table-cell table:style-name="ce2" table:formula="of:=VLOOKUP([.D41];[Hoja2.$A$2:.$C$6];3;FALSE())" office:value-type="string" office:string-value="tar.gz" calcext:value-type="string">
            <text:p>tar.gz</text:p>
          </table:table-cell>
          <table:table-cell table:formula="of:=SUBSTITUTE([.A41];&quot;.&quot;;&quot;_&quot;)" office:value-type="string" office:string-value="9_2_20" calcext:value-type="string">
            <text:p>9_2_20</text:p>
          </table:table-cell>
          <table:table-cell table:formula="of:=&quot;v&quot;&amp;[.G41]&amp;&quot;.&quot;&amp;[.B41]&amp;&quot;.&quot;&amp;[.C41]" office:value-type="string" office:string-value="v9_2_20.linux.x64" calcext:value-type="string">
            <text:p>v9_2_20.linux.x64</text:p>
          </table:table-cell>
          <table:table-cell table:formula="of:=&quot;v&quot;&amp;[.G41]&amp;&quot;/&quot;&amp;[.B41]&amp;&quot;/&quot;&amp;[.C41]" office:value-type="string" office:string-value="v9_2_20/linux/x64" calcext:value-type="string">
            <text:p>v9_2_20/linux/x64</text:p>
          </table:table-cell>
          <table:table-cell table:formula="of:=&quot;https://get.enterprisedb.com/postgresql/postgresql-&quot;&amp;[.A41]&amp;&quot;-&quot;" office:value-type="string" office:string-value="https://get.enterprisedb.com/postgresql/postgresql-9.2.20-" calcext:value-type="string">
            <text:p>https://get.enterprisedb.com/postgresql/postgresql-9.2.20-</text:p>
          </table:table-cell>
          <table:table-cell table:formula="of:=&quot;-&quot;&amp;[.E41]&amp;&quot;-binaries.&quot;&amp;[.F41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9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42]=&quot;any&quot;;[.B42];[.B42]&amp;&quot;/&quot;&amp;[.C42])" office:value-type="string" office:string-value="linux/x64" calcext:value-type="string">
            <text:p>linux/x64</text:p>
          </table:table-cell>
          <table:table-cell table:style-name="ce2" table:formula="of:=VLOOKUP([.D42];[Hoja2.$A$2:.$C$6];2;FALSE())" office:value-type="string" office:string-value="linux-x64" calcext:value-type="string">
            <text:p>linux-x64</text:p>
          </table:table-cell>
          <table:table-cell table:style-name="ce2" table:formula="of:=VLOOKUP([.D42];[Hoja2.$A$2:.$C$6];3;FALSE())" office:value-type="string" office:string-value="tar.gz" calcext:value-type="string">
            <text:p>tar.gz</text:p>
          </table:table-cell>
          <table:table-cell table:formula="of:=SUBSTITUTE([.A42];&quot;.&quot;;&quot;_&quot;)" office:value-type="string" office:string-value="9_2_19" calcext:value-type="string">
            <text:p>9_2_19</text:p>
          </table:table-cell>
          <table:table-cell table:formula="of:=&quot;v&quot;&amp;[.G42]&amp;&quot;.&quot;&amp;[.B42]&amp;&quot;.&quot;&amp;[.C42]" office:value-type="string" office:string-value="v9_2_19.linux.x64" calcext:value-type="string">
            <text:p>v9_2_19.linux.x64</text:p>
          </table:table-cell>
          <table:table-cell table:formula="of:=&quot;v&quot;&amp;[.G42]&amp;&quot;/&quot;&amp;[.B42]&amp;&quot;/&quot;&amp;[.C42]" office:value-type="string" office:string-value="v9_2_19/linux/x64" calcext:value-type="string">
            <text:p>v9_2_19/linux/x64</text:p>
          </table:table-cell>
          <table:table-cell table:formula="of:=&quot;https://get.enterprisedb.com/postgresql/postgresql-&quot;&amp;[.A42]&amp;&quot;-&quot;" office:value-type="string" office:string-value="https://get.enterprisedb.com/postgresql/postgresql-9.2.19-" calcext:value-type="string">
            <text:p>https://get.enterprisedb.com/postgresql/postgresql-9.2.19-</text:p>
          </table:table-cell>
          <table:table-cell table:formula="of:=&quot;-&quot;&amp;[.E42]&amp;&quot;-binaries.&quot;&amp;[.F42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8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43]=&quot;any&quot;;[.B43];[.B43]&amp;&quot;/&quot;&amp;[.C43])" office:value-type="string" office:string-value="linux/x64" calcext:value-type="string">
            <text:p>linux/x64</text:p>
          </table:table-cell>
          <table:table-cell table:style-name="ce2" table:formula="of:=VLOOKUP([.D43];[Hoja2.$A$2:.$C$6];2;FALSE())" office:value-type="string" office:string-value="linux-x64" calcext:value-type="string">
            <text:p>linux-x64</text:p>
          </table:table-cell>
          <table:table-cell table:style-name="ce2" table:formula="of:=VLOOKUP([.D43];[Hoja2.$A$2:.$C$6];3;FALSE())" office:value-type="string" office:string-value="tar.gz" calcext:value-type="string">
            <text:p>tar.gz</text:p>
          </table:table-cell>
          <table:table-cell table:formula="of:=SUBSTITUTE([.A43];&quot;.&quot;;&quot;_&quot;)" office:value-type="string" office:string-value="9_2_18" calcext:value-type="string">
            <text:p>9_2_18</text:p>
          </table:table-cell>
          <table:table-cell table:formula="of:=&quot;v&quot;&amp;[.G43]&amp;&quot;.&quot;&amp;[.B43]&amp;&quot;.&quot;&amp;[.C43]" office:value-type="string" office:string-value="v9_2_18.linux.x64" calcext:value-type="string">
            <text:p>v9_2_18.linux.x64</text:p>
          </table:table-cell>
          <table:table-cell table:formula="of:=&quot;v&quot;&amp;[.G43]&amp;&quot;/&quot;&amp;[.B43]&amp;&quot;/&quot;&amp;[.C43]" office:value-type="string" office:string-value="v9_2_18/linux/x64" calcext:value-type="string">
            <text:p>v9_2_18/linux/x64</text:p>
          </table:table-cell>
          <table:table-cell table:formula="of:=&quot;https://get.enterprisedb.com/postgresql/postgresql-&quot;&amp;[.A43]&amp;&quot;-&quot;" office:value-type="string" office:string-value="https://get.enterprisedb.com/postgresql/postgresql-9.2.18-" calcext:value-type="string">
            <text:p>https://get.enterprisedb.com/postgresql/postgresql-9.2.18-</text:p>
          </table:table-cell>
          <table:table-cell table:formula="of:=&quot;-&quot;&amp;[.E43]&amp;&quot;-binaries.&quot;&amp;[.F43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7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44]=&quot;any&quot;;[.B44];[.B44]&amp;&quot;/&quot;&amp;[.C44])" office:value-type="string" office:string-value="linux/x64" calcext:value-type="string">
            <text:p>linux/x64</text:p>
          </table:table-cell>
          <table:table-cell table:style-name="ce2" table:formula="of:=VLOOKUP([.D44];[Hoja2.$A$2:.$C$6];2;FALSE())" office:value-type="string" office:string-value="linux-x64" calcext:value-type="string">
            <text:p>linux-x64</text:p>
          </table:table-cell>
          <table:table-cell table:style-name="ce2" table:formula="of:=VLOOKUP([.D44];[Hoja2.$A$2:.$C$6];3;FALSE())" office:value-type="string" office:string-value="tar.gz" calcext:value-type="string">
            <text:p>tar.gz</text:p>
          </table:table-cell>
          <table:table-cell table:formula="of:=SUBSTITUTE([.A44];&quot;.&quot;;&quot;_&quot;)" office:value-type="string" office:string-value="9_2_17" calcext:value-type="string">
            <text:p>9_2_17</text:p>
          </table:table-cell>
          <table:table-cell table:formula="of:=&quot;v&quot;&amp;[.G44]&amp;&quot;.&quot;&amp;[.B44]&amp;&quot;.&quot;&amp;[.C44]" office:value-type="string" office:string-value="v9_2_17.linux.x64" calcext:value-type="string">
            <text:p>v9_2_17.linux.x64</text:p>
          </table:table-cell>
          <table:table-cell table:formula="of:=&quot;v&quot;&amp;[.G44]&amp;&quot;/&quot;&amp;[.B44]&amp;&quot;/&quot;&amp;[.C44]" office:value-type="string" office:string-value="v9_2_17/linux/x64" calcext:value-type="string">
            <text:p>v9_2_17/linux/x64</text:p>
          </table:table-cell>
          <table:table-cell table:formula="of:=&quot;https://get.enterprisedb.com/postgresql/postgresql-&quot;&amp;[.A44]&amp;&quot;-&quot;" office:value-type="string" office:string-value="https://get.enterprisedb.com/postgresql/postgresql-9.2.17-" calcext:value-type="string">
            <text:p>https://get.enterprisedb.com/postgresql/postgresql-9.2.17-</text:p>
          </table:table-cell>
          <table:table-cell table:formula="of:=&quot;-&quot;&amp;[.E44]&amp;&quot;-binaries.&quot;&amp;[.F44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6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45]=&quot;any&quot;;[.B45];[.B45]&amp;&quot;/&quot;&amp;[.C45])" office:value-type="string" office:string-value="linux/x64" calcext:value-type="string">
            <text:p>linux/x64</text:p>
          </table:table-cell>
          <table:table-cell table:style-name="ce2" table:formula="of:=VLOOKUP([.D45];[Hoja2.$A$2:.$C$6];2;FALSE())" office:value-type="string" office:string-value="linux-x64" calcext:value-type="string">
            <text:p>linux-x64</text:p>
          </table:table-cell>
          <table:table-cell table:style-name="ce2" table:formula="of:=VLOOKUP([.D45];[Hoja2.$A$2:.$C$6];3;FALSE())" office:value-type="string" office:string-value="tar.gz" calcext:value-type="string">
            <text:p>tar.gz</text:p>
          </table:table-cell>
          <table:table-cell table:formula="of:=SUBSTITUTE([.A45];&quot;.&quot;;&quot;_&quot;)" office:value-type="string" office:string-value="9_2_16" calcext:value-type="string">
            <text:p>9_2_16</text:p>
          </table:table-cell>
          <table:table-cell table:formula="of:=&quot;v&quot;&amp;[.G45]&amp;&quot;.&quot;&amp;[.B45]&amp;&quot;.&quot;&amp;[.C45]" office:value-type="string" office:string-value="v9_2_16.linux.x64" calcext:value-type="string">
            <text:p>v9_2_16.linux.x64</text:p>
          </table:table-cell>
          <table:table-cell table:formula="of:=&quot;v&quot;&amp;[.G45]&amp;&quot;/&quot;&amp;[.B45]&amp;&quot;/&quot;&amp;[.C45]" office:value-type="string" office:string-value="v9_2_16/linux/x64" calcext:value-type="string">
            <text:p>v9_2_16/linux/x64</text:p>
          </table:table-cell>
          <table:table-cell table:formula="of:=&quot;https://get.enterprisedb.com/postgresql/postgresql-&quot;&amp;[.A45]&amp;&quot;-&quot;" office:value-type="string" office:string-value="https://get.enterprisedb.com/postgresql/postgresql-9.2.16-" calcext:value-type="string">
            <text:p>https://get.enterprisedb.com/postgresql/postgresql-9.2.16-</text:p>
          </table:table-cell>
          <table:table-cell table:formula="of:=&quot;-&quot;&amp;[.E45]&amp;&quot;-binaries.&quot;&amp;[.F45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5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46]=&quot;any&quot;;[.B46];[.B46]&amp;&quot;/&quot;&amp;[.C46])" office:value-type="string" office:string-value="linux/x64" calcext:value-type="string">
            <text:p>linux/x64</text:p>
          </table:table-cell>
          <table:table-cell table:style-name="ce2" table:formula="of:=VLOOKUP([.D46];[Hoja2.$A$2:.$C$6];2;FALSE())" office:value-type="string" office:string-value="linux-x64" calcext:value-type="string">
            <text:p>linux-x64</text:p>
          </table:table-cell>
          <table:table-cell table:style-name="ce2" table:formula="of:=VLOOKUP([.D46];[Hoja2.$A$2:.$C$6];3;FALSE())" office:value-type="string" office:string-value="tar.gz" calcext:value-type="string">
            <text:p>tar.gz</text:p>
          </table:table-cell>
          <table:table-cell table:formula="of:=SUBSTITUTE([.A46];&quot;.&quot;;&quot;_&quot;)" office:value-type="string" office:string-value="9_2_15" calcext:value-type="string">
            <text:p>9_2_15</text:p>
          </table:table-cell>
          <table:table-cell table:formula="of:=&quot;v&quot;&amp;[.G46]&amp;&quot;.&quot;&amp;[.B46]&amp;&quot;.&quot;&amp;[.C46]" office:value-type="string" office:string-value="v9_2_15.linux.x64" calcext:value-type="string">
            <text:p>v9_2_15.linux.x64</text:p>
          </table:table-cell>
          <table:table-cell table:formula="of:=&quot;v&quot;&amp;[.G46]&amp;&quot;/&quot;&amp;[.B46]&amp;&quot;/&quot;&amp;[.C46]" office:value-type="string" office:string-value="v9_2_15/linux/x64" calcext:value-type="string">
            <text:p>v9_2_15/linux/x64</text:p>
          </table:table-cell>
          <table:table-cell table:formula="of:=&quot;https://get.enterprisedb.com/postgresql/postgresql-&quot;&amp;[.A46]&amp;&quot;-&quot;" office:value-type="string" office:string-value="https://get.enterprisedb.com/postgresql/postgresql-9.2.15-" calcext:value-type="string">
            <text:p>https://get.enterprisedb.com/postgresql/postgresql-9.2.15-</text:p>
          </table:table-cell>
          <table:table-cell table:formula="of:=&quot;-&quot;&amp;[.E46]&amp;&quot;-binaries.&quot;&amp;[.F46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4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47]=&quot;any&quot;;[.B47];[.B47]&amp;&quot;/&quot;&amp;[.C47])" office:value-type="string" office:string-value="linux/x64" calcext:value-type="string">
            <text:p>linux/x64</text:p>
          </table:table-cell>
          <table:table-cell table:style-name="ce2" table:formula="of:=VLOOKUP([.D47];[Hoja2.$A$2:.$C$6];2;FALSE())" office:value-type="string" office:string-value="linux-x64" calcext:value-type="string">
            <text:p>linux-x64</text:p>
          </table:table-cell>
          <table:table-cell table:style-name="ce2" table:formula="of:=VLOOKUP([.D47];[Hoja2.$A$2:.$C$6];3;FALSE())" office:value-type="string" office:string-value="tar.gz" calcext:value-type="string">
            <text:p>tar.gz</text:p>
          </table:table-cell>
          <table:table-cell table:formula="of:=SUBSTITUTE([.A47];&quot;.&quot;;&quot;_&quot;)" office:value-type="string" office:string-value="9_2_14" calcext:value-type="string">
            <text:p>9_2_14</text:p>
          </table:table-cell>
          <table:table-cell table:formula="of:=&quot;v&quot;&amp;[.G47]&amp;&quot;.&quot;&amp;[.B47]&amp;&quot;.&quot;&amp;[.C47]" office:value-type="string" office:string-value="v9_2_14.linux.x64" calcext:value-type="string">
            <text:p>v9_2_14.linux.x64</text:p>
          </table:table-cell>
          <table:table-cell table:formula="of:=&quot;v&quot;&amp;[.G47]&amp;&quot;/&quot;&amp;[.B47]&amp;&quot;/&quot;&amp;[.C47]" office:value-type="string" office:string-value="v9_2_14/linux/x64" calcext:value-type="string">
            <text:p>v9_2_14/linux/x64</text:p>
          </table:table-cell>
          <table:table-cell table:formula="of:=&quot;https://get.enterprisedb.com/postgresql/postgresql-&quot;&amp;[.A47]&amp;&quot;-&quot;" office:value-type="string" office:string-value="https://get.enterprisedb.com/postgresql/postgresql-9.2.14-" calcext:value-type="string">
            <text:p>https://get.enterprisedb.com/postgresql/postgresql-9.2.14-</text:p>
          </table:table-cell>
          <table:table-cell table:formula="of:=&quot;-&quot;&amp;[.E47]&amp;&quot;-binaries.&quot;&amp;[.F47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48]=&quot;any&quot;;[.B48];[.B48]&amp;&quot;/&quot;&amp;[.C48])" office:value-type="string" office:string-value="linux/x64" calcext:value-type="string">
            <text:p>linux/x64</text:p>
          </table:table-cell>
          <table:table-cell table:style-name="ce2" table:formula="of:=VLOOKUP([.D48];[Hoja2.$A$2:.$C$6];2;FALSE())" office:value-type="string" office:string-value="linux-x64" calcext:value-type="string">
            <text:p>linux-x64</text:p>
          </table:table-cell>
          <table:table-cell table:style-name="ce2" table:formula="of:=VLOOKUP([.D48];[Hoja2.$A$2:.$C$6];3;FALSE())" office:value-type="string" office:string-value="tar.gz" calcext:value-type="string">
            <text:p>tar.gz</text:p>
          </table:table-cell>
          <table:table-cell table:formula="of:=SUBSTITUTE([.A48];&quot;.&quot;;&quot;_&quot;)" office:value-type="string" office:string-value="9_2_13" calcext:value-type="string">
            <text:p>9_2_13</text:p>
          </table:table-cell>
          <table:table-cell table:formula="of:=&quot;v&quot;&amp;[.G48]&amp;&quot;.&quot;&amp;[.B48]&amp;&quot;.&quot;&amp;[.C48]" office:value-type="string" office:string-value="v9_2_13.linux.x64" calcext:value-type="string">
            <text:p>v9_2_13.linux.x64</text:p>
          </table:table-cell>
          <table:table-cell table:formula="of:=&quot;v&quot;&amp;[.G48]&amp;&quot;/&quot;&amp;[.B48]&amp;&quot;/&quot;&amp;[.C48]" office:value-type="string" office:string-value="v9_2_13/linux/x64" calcext:value-type="string">
            <text:p>v9_2_13/linux/x64</text:p>
          </table:table-cell>
          <table:table-cell table:formula="of:=&quot;https://get.enterprisedb.com/postgresql/postgresql-&quot;&amp;[.A48]&amp;&quot;-&quot;" office:value-type="string" office:string-value="https://get.enterprisedb.com/postgresql/postgresql-9.2.13-" calcext:value-type="string">
            <text:p>https://get.enterprisedb.com/postgresql/postgresql-9.2.13-</text:p>
          </table:table-cell>
          <table:table-cell table:formula="of:=&quot;-&quot;&amp;[.E48]&amp;&quot;-binaries.&quot;&amp;[.F48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49]=&quot;any&quot;;[.B49];[.B49]&amp;&quot;/&quot;&amp;[.C49])" office:value-type="string" office:string-value="linux/x64" calcext:value-type="string">
            <text:p>linux/x64</text:p>
          </table:table-cell>
          <table:table-cell table:style-name="ce2" table:formula="of:=VLOOKUP([.D49];[Hoja2.$A$2:.$C$6];2;FALSE())" office:value-type="string" office:string-value="linux-x64" calcext:value-type="string">
            <text:p>linux-x64</text:p>
          </table:table-cell>
          <table:table-cell table:style-name="ce2" table:formula="of:=VLOOKUP([.D49];[Hoja2.$A$2:.$C$6];3;FALSE())" office:value-type="string" office:string-value="tar.gz" calcext:value-type="string">
            <text:p>tar.gz</text:p>
          </table:table-cell>
          <table:table-cell table:formula="of:=SUBSTITUTE([.A49];&quot;.&quot;;&quot;_&quot;)" office:value-type="string" office:string-value="9_2_12" calcext:value-type="string">
            <text:p>9_2_12</text:p>
          </table:table-cell>
          <table:table-cell table:formula="of:=&quot;v&quot;&amp;[.G49]&amp;&quot;.&quot;&amp;[.B49]&amp;&quot;.&quot;&amp;[.C49]" office:value-type="string" office:string-value="v9_2_12.linux.x64" calcext:value-type="string">
            <text:p>v9_2_12.linux.x64</text:p>
          </table:table-cell>
          <table:table-cell table:formula="of:=&quot;v&quot;&amp;[.G49]&amp;&quot;/&quot;&amp;[.B49]&amp;&quot;/&quot;&amp;[.C49]" office:value-type="string" office:string-value="v9_2_12/linux/x64" calcext:value-type="string">
            <text:p>v9_2_12/linux/x64</text:p>
          </table:table-cell>
          <table:table-cell table:formula="of:=&quot;https://get.enterprisedb.com/postgresql/postgresql-&quot;&amp;[.A49]&amp;&quot;-&quot;" office:value-type="string" office:string-value="https://get.enterprisedb.com/postgresql/postgresql-9.2.12-" calcext:value-type="string">
            <text:p>https://get.enterprisedb.com/postgresql/postgresql-9.2.12-</text:p>
          </table:table-cell>
          <table:table-cell table:formula="of:=&quot;-&quot;&amp;[.E49]&amp;&quot;-binaries.&quot;&amp;[.F49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50]=&quot;any&quot;;[.B50];[.B50]&amp;&quot;/&quot;&amp;[.C50])" office:value-type="string" office:string-value="linux/x64" calcext:value-type="string">
            <text:p>linux/x64</text:p>
          </table:table-cell>
          <table:table-cell table:style-name="ce2" table:formula="of:=VLOOKUP([.D50];[Hoja2.$A$2:.$C$6];2;FALSE())" office:value-type="string" office:string-value="linux-x64" calcext:value-type="string">
            <text:p>linux-x64</text:p>
          </table:table-cell>
          <table:table-cell table:style-name="ce2" table:formula="of:=VLOOKUP([.D50];[Hoja2.$A$2:.$C$6];3;FALSE())" office:value-type="string" office:string-value="tar.gz" calcext:value-type="string">
            <text:p>tar.gz</text:p>
          </table:table-cell>
          <table:table-cell table:formula="of:=SUBSTITUTE([.A50];&quot;.&quot;;&quot;_&quot;)" office:value-type="string" office:string-value="9_2_11" calcext:value-type="string">
            <text:p>9_2_11</text:p>
          </table:table-cell>
          <table:table-cell table:formula="of:=&quot;v&quot;&amp;[.G50]&amp;&quot;.&quot;&amp;[.B50]&amp;&quot;.&quot;&amp;[.C50]" office:value-type="string" office:string-value="v9_2_11.linux.x64" calcext:value-type="string">
            <text:p>v9_2_11.linux.x64</text:p>
          </table:table-cell>
          <table:table-cell table:formula="of:=&quot;v&quot;&amp;[.G50]&amp;&quot;/&quot;&amp;[.B50]&amp;&quot;/&quot;&amp;[.C50]" office:value-type="string" office:string-value="v9_2_11/linux/x64" calcext:value-type="string">
            <text:p>v9_2_11/linux/x64</text:p>
          </table:table-cell>
          <table:table-cell table:formula="of:=&quot;https://get.enterprisedb.com/postgresql/postgresql-&quot;&amp;[.A50]&amp;&quot;-&quot;" office:value-type="string" office:string-value="https://get.enterprisedb.com/postgresql/postgresql-9.2.11-" calcext:value-type="string">
            <text:p>https://get.enterprisedb.com/postgresql/postgresql-9.2.11-</text:p>
          </table:table-cell>
          <table:table-cell table:formula="of:=&quot;-&quot;&amp;[.E50]&amp;&quot;-binaries.&quot;&amp;[.F50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51]=&quot;any&quot;;[.B51];[.B51]&amp;&quot;/&quot;&amp;[.C51])" office:value-type="string" office:string-value="linux/x64" calcext:value-type="string">
            <text:p>linux/x64</text:p>
          </table:table-cell>
          <table:table-cell table:style-name="ce2" table:formula="of:=VLOOKUP([.D51];[Hoja2.$A$2:.$C$6];2;FALSE())" office:value-type="string" office:string-value="linux-x64" calcext:value-type="string">
            <text:p>linux-x64</text:p>
          </table:table-cell>
          <table:table-cell table:style-name="ce2" table:formula="of:=VLOOKUP([.D51];[Hoja2.$A$2:.$C$6];3;FALSE())" office:value-type="string" office:string-value="tar.gz" calcext:value-type="string">
            <text:p>tar.gz</text:p>
          </table:table-cell>
          <table:table-cell table:formula="of:=SUBSTITUTE([.A51];&quot;.&quot;;&quot;_&quot;)" office:value-type="string" office:string-value="9_2_10" calcext:value-type="string">
            <text:p>9_2_10</text:p>
          </table:table-cell>
          <table:table-cell table:formula="of:=&quot;v&quot;&amp;[.G51]&amp;&quot;.&quot;&amp;[.B51]&amp;&quot;.&quot;&amp;[.C51]" office:value-type="string" office:string-value="v9_2_10.linux.x64" calcext:value-type="string">
            <text:p>v9_2_10.linux.x64</text:p>
          </table:table-cell>
          <table:table-cell table:formula="of:=&quot;v&quot;&amp;[.G51]&amp;&quot;/&quot;&amp;[.B51]&amp;&quot;/&quot;&amp;[.C51]" office:value-type="string" office:string-value="v9_2_10/linux/x64" calcext:value-type="string">
            <text:p>v9_2_10/linux/x64</text:p>
          </table:table-cell>
          <table:table-cell table:formula="of:=&quot;https://get.enterprisedb.com/postgresql/postgresql-&quot;&amp;[.A51]&amp;&quot;-&quot;" office:value-type="string" office:string-value="https://get.enterprisedb.com/postgresql/postgresql-9.2.10-" calcext:value-type="string">
            <text:p>https://get.enterprisedb.com/postgresql/postgresql-9.2.10-</text:p>
          </table:table-cell>
          <table:table-cell table:formula="of:=&quot;-&quot;&amp;[.E51]&amp;&quot;-binaries.&quot;&amp;[.F51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9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52]=&quot;any&quot;;[.B52];[.B52]&amp;&quot;/&quot;&amp;[.C52])" office:value-type="string" office:string-value="linux/x64" calcext:value-type="string">
            <text:p>linux/x64</text:p>
          </table:table-cell>
          <table:table-cell table:style-name="ce2" table:formula="of:=VLOOKUP([.D52];[Hoja2.$A$2:.$C$6];2;FALSE())" office:value-type="string" office:string-value="linux-x64" calcext:value-type="string">
            <text:p>linux-x64</text:p>
          </table:table-cell>
          <table:table-cell table:style-name="ce2" table:formula="of:=VLOOKUP([.D52];[Hoja2.$A$2:.$C$6];3;FALSE())" office:value-type="string" office:string-value="tar.gz" calcext:value-type="string">
            <text:p>tar.gz</text:p>
          </table:table-cell>
          <table:table-cell table:formula="of:=SUBSTITUTE([.A52];&quot;.&quot;;&quot;_&quot;)" office:value-type="string" office:string-value="9_2_9" calcext:value-type="string">
            <text:p>9_2_9</text:p>
          </table:table-cell>
          <table:table-cell table:formula="of:=&quot;v&quot;&amp;[.G52]&amp;&quot;.&quot;&amp;[.B52]&amp;&quot;.&quot;&amp;[.C52]" office:value-type="string" office:string-value="v9_2_9.linux.x64" calcext:value-type="string">
            <text:p>v9_2_9.linux.x64</text:p>
          </table:table-cell>
          <table:table-cell table:formula="of:=&quot;v&quot;&amp;[.G52]&amp;&quot;/&quot;&amp;[.B52]&amp;&quot;/&quot;&amp;[.C52]" office:value-type="string" office:string-value="v9_2_9/linux/x64" calcext:value-type="string">
            <text:p>v9_2_9/linux/x64</text:p>
          </table:table-cell>
          <table:table-cell table:formula="of:=&quot;https://get.enterprisedb.com/postgresql/postgresql-&quot;&amp;[.A52]&amp;&quot;-&quot;" office:value-type="string" office:string-value="https://get.enterprisedb.com/postgresql/postgresql-9.2.9-" calcext:value-type="string">
            <text:p>https://get.enterprisedb.com/postgresql/postgresql-9.2.9-</text:p>
          </table:table-cell>
          <table:table-cell table:formula="of:=&quot;-&quot;&amp;[.E52]&amp;&quot;-binaries.&quot;&amp;[.F52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8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53]=&quot;any&quot;;[.B53];[.B53]&amp;&quot;/&quot;&amp;[.C53])" office:value-type="string" office:string-value="linux/x64" calcext:value-type="string">
            <text:p>linux/x64</text:p>
          </table:table-cell>
          <table:table-cell table:style-name="ce2" table:formula="of:=VLOOKUP([.D53];[Hoja2.$A$2:.$C$6];2;FALSE())" office:value-type="string" office:string-value="linux-x64" calcext:value-type="string">
            <text:p>linux-x64</text:p>
          </table:table-cell>
          <table:table-cell table:style-name="ce2" table:formula="of:=VLOOKUP([.D53];[Hoja2.$A$2:.$C$6];3;FALSE())" office:value-type="string" office:string-value="tar.gz" calcext:value-type="string">
            <text:p>tar.gz</text:p>
          </table:table-cell>
          <table:table-cell table:formula="of:=SUBSTITUTE([.A53];&quot;.&quot;;&quot;_&quot;)" office:value-type="string" office:string-value="9_2_8" calcext:value-type="string">
            <text:p>9_2_8</text:p>
          </table:table-cell>
          <table:table-cell table:formula="of:=&quot;v&quot;&amp;[.G53]&amp;&quot;.&quot;&amp;[.B53]&amp;&quot;.&quot;&amp;[.C53]" office:value-type="string" office:string-value="v9_2_8.linux.x64" calcext:value-type="string">
            <text:p>v9_2_8.linux.x64</text:p>
          </table:table-cell>
          <table:table-cell table:formula="of:=&quot;v&quot;&amp;[.G53]&amp;&quot;/&quot;&amp;[.B53]&amp;&quot;/&quot;&amp;[.C53]" office:value-type="string" office:string-value="v9_2_8/linux/x64" calcext:value-type="string">
            <text:p>v9_2_8/linux/x64</text:p>
          </table:table-cell>
          <table:table-cell table:formula="of:=&quot;https://get.enterprisedb.com/postgresql/postgresql-&quot;&amp;[.A53]&amp;&quot;-&quot;" office:value-type="string" office:string-value="https://get.enterprisedb.com/postgresql/postgresql-9.2.8-" calcext:value-type="string">
            <text:p>https://get.enterprisedb.com/postgresql/postgresql-9.2.8-</text:p>
          </table:table-cell>
          <table:table-cell table:formula="of:=&quot;-&quot;&amp;[.E53]&amp;&quot;-binaries.&quot;&amp;[.F53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7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54]=&quot;any&quot;;[.B54];[.B54]&amp;&quot;/&quot;&amp;[.C54])" office:value-type="string" office:string-value="linux/x64" calcext:value-type="string">
            <text:p>linux/x64</text:p>
          </table:table-cell>
          <table:table-cell table:style-name="ce2" table:formula="of:=VLOOKUP([.D54];[Hoja2.$A$2:.$C$6];2;FALSE())" office:value-type="string" office:string-value="linux-x64" calcext:value-type="string">
            <text:p>linux-x64</text:p>
          </table:table-cell>
          <table:table-cell table:style-name="ce2" table:formula="of:=VLOOKUP([.D54];[Hoja2.$A$2:.$C$6];3;FALSE())" office:value-type="string" office:string-value="tar.gz" calcext:value-type="string">
            <text:p>tar.gz</text:p>
          </table:table-cell>
          <table:table-cell table:formula="of:=SUBSTITUTE([.A54];&quot;.&quot;;&quot;_&quot;)" office:value-type="string" office:string-value="9_2_7" calcext:value-type="string">
            <text:p>9_2_7</text:p>
          </table:table-cell>
          <table:table-cell table:formula="of:=&quot;v&quot;&amp;[.G54]&amp;&quot;.&quot;&amp;[.B54]&amp;&quot;.&quot;&amp;[.C54]" office:value-type="string" office:string-value="v9_2_7.linux.x64" calcext:value-type="string">
            <text:p>v9_2_7.linux.x64</text:p>
          </table:table-cell>
          <table:table-cell table:formula="of:=&quot;v&quot;&amp;[.G54]&amp;&quot;/&quot;&amp;[.B54]&amp;&quot;/&quot;&amp;[.C54]" office:value-type="string" office:string-value="v9_2_7/linux/x64" calcext:value-type="string">
            <text:p>v9_2_7/linux/x64</text:p>
          </table:table-cell>
          <table:table-cell table:formula="of:=&quot;https://get.enterprisedb.com/postgresql/postgresql-&quot;&amp;[.A54]&amp;&quot;-&quot;" office:value-type="string" office:string-value="https://get.enterprisedb.com/postgresql/postgresql-9.2.7-" calcext:value-type="string">
            <text:p>https://get.enterprisedb.com/postgresql/postgresql-9.2.7-</text:p>
          </table:table-cell>
          <table:table-cell table:formula="of:=&quot;-&quot;&amp;[.E54]&amp;&quot;-binaries.&quot;&amp;[.F54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6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55]=&quot;any&quot;;[.B55];[.B55]&amp;&quot;/&quot;&amp;[.C55])" office:value-type="string" office:string-value="linux/x64" calcext:value-type="string">
            <text:p>linux/x64</text:p>
          </table:table-cell>
          <table:table-cell table:style-name="ce2" table:formula="of:=VLOOKUP([.D55];[Hoja2.$A$2:.$C$6];2;FALSE())" office:value-type="string" office:string-value="linux-x64" calcext:value-type="string">
            <text:p>linux-x64</text:p>
          </table:table-cell>
          <table:table-cell table:style-name="ce2" table:formula="of:=VLOOKUP([.D55];[Hoja2.$A$2:.$C$6];3;FALSE())" office:value-type="string" office:string-value="tar.gz" calcext:value-type="string">
            <text:p>tar.gz</text:p>
          </table:table-cell>
          <table:table-cell table:formula="of:=SUBSTITUTE([.A55];&quot;.&quot;;&quot;_&quot;)" office:value-type="string" office:string-value="9_2_6" calcext:value-type="string">
            <text:p>9_2_6</text:p>
          </table:table-cell>
          <table:table-cell table:formula="of:=&quot;v&quot;&amp;[.G55]&amp;&quot;.&quot;&amp;[.B55]&amp;&quot;.&quot;&amp;[.C55]" office:value-type="string" office:string-value="v9_2_6.linux.x64" calcext:value-type="string">
            <text:p>v9_2_6.linux.x64</text:p>
          </table:table-cell>
          <table:table-cell table:formula="of:=&quot;v&quot;&amp;[.G55]&amp;&quot;/&quot;&amp;[.B55]&amp;&quot;/&quot;&amp;[.C55]" office:value-type="string" office:string-value="v9_2_6/linux/x64" calcext:value-type="string">
            <text:p>v9_2_6/linux/x64</text:p>
          </table:table-cell>
          <table:table-cell table:formula="of:=&quot;https://get.enterprisedb.com/postgresql/postgresql-&quot;&amp;[.A55]&amp;&quot;-&quot;" office:value-type="string" office:string-value="https://get.enterprisedb.com/postgresql/postgresql-9.2.6-" calcext:value-type="string">
            <text:p>https://get.enterprisedb.com/postgresql/postgresql-9.2.6-</text:p>
          </table:table-cell>
          <table:table-cell table:formula="of:=&quot;-&quot;&amp;[.E55]&amp;&quot;-binaries.&quot;&amp;[.F55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5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56]=&quot;any&quot;;[.B56];[.B56]&amp;&quot;/&quot;&amp;[.C56])" office:value-type="string" office:string-value="linux/x64" calcext:value-type="string">
            <text:p>linux/x64</text:p>
          </table:table-cell>
          <table:table-cell table:style-name="ce2" table:formula="of:=VLOOKUP([.D56];[Hoja2.$A$2:.$C$6];2;FALSE())" office:value-type="string" office:string-value="linux-x64" calcext:value-type="string">
            <text:p>linux-x64</text:p>
          </table:table-cell>
          <table:table-cell table:style-name="ce2" table:formula="of:=VLOOKUP([.D56];[Hoja2.$A$2:.$C$6];3;FALSE())" office:value-type="string" office:string-value="tar.gz" calcext:value-type="string">
            <text:p>tar.gz</text:p>
          </table:table-cell>
          <table:table-cell table:formula="of:=SUBSTITUTE([.A56];&quot;.&quot;;&quot;_&quot;)" office:value-type="string" office:string-value="9_2_5" calcext:value-type="string">
            <text:p>9_2_5</text:p>
          </table:table-cell>
          <table:table-cell table:formula="of:=&quot;v&quot;&amp;[.G56]&amp;&quot;.&quot;&amp;[.B56]&amp;&quot;.&quot;&amp;[.C56]" office:value-type="string" office:string-value="v9_2_5.linux.x64" calcext:value-type="string">
            <text:p>v9_2_5.linux.x64</text:p>
          </table:table-cell>
          <table:table-cell table:formula="of:=&quot;v&quot;&amp;[.G56]&amp;&quot;/&quot;&amp;[.B56]&amp;&quot;/&quot;&amp;[.C56]" office:value-type="string" office:string-value="v9_2_5/linux/x64" calcext:value-type="string">
            <text:p>v9_2_5/linux/x64</text:p>
          </table:table-cell>
          <table:table-cell table:formula="of:=&quot;https://get.enterprisedb.com/postgresql/postgresql-&quot;&amp;[.A56]&amp;&quot;-&quot;" office:value-type="string" office:string-value="https://get.enterprisedb.com/postgresql/postgresql-9.2.5-" calcext:value-type="string">
            <text:p>https://get.enterprisedb.com/postgresql/postgresql-9.2.5-</text:p>
          </table:table-cell>
          <table:table-cell table:formula="of:=&quot;-&quot;&amp;[.E56]&amp;&quot;-binaries.&quot;&amp;[.F56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4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57]=&quot;any&quot;;[.B57];[.B57]&amp;&quot;/&quot;&amp;[.C57])" office:value-type="string" office:string-value="linux/x64" calcext:value-type="string">
            <text:p>linux/x64</text:p>
          </table:table-cell>
          <table:table-cell table:style-name="ce2" table:formula="of:=VLOOKUP([.D57];[Hoja2.$A$2:.$C$6];2;FALSE())" office:value-type="string" office:string-value="linux-x64" calcext:value-type="string">
            <text:p>linux-x64</text:p>
          </table:table-cell>
          <table:table-cell table:style-name="ce2" table:formula="of:=VLOOKUP([.D57];[Hoja2.$A$2:.$C$6];3;FALSE())" office:value-type="string" office:string-value="tar.gz" calcext:value-type="string">
            <text:p>tar.gz</text:p>
          </table:table-cell>
          <table:table-cell table:formula="of:=SUBSTITUTE([.A57];&quot;.&quot;;&quot;_&quot;)" office:value-type="string" office:string-value="9_2_4" calcext:value-type="string">
            <text:p>9_2_4</text:p>
          </table:table-cell>
          <table:table-cell table:formula="of:=&quot;v&quot;&amp;[.G57]&amp;&quot;.&quot;&amp;[.B57]&amp;&quot;.&quot;&amp;[.C57]" office:value-type="string" office:string-value="v9_2_4.linux.x64" calcext:value-type="string">
            <text:p>v9_2_4.linux.x64</text:p>
          </table:table-cell>
          <table:table-cell table:formula="of:=&quot;v&quot;&amp;[.G57]&amp;&quot;/&quot;&amp;[.B57]&amp;&quot;/&quot;&amp;[.C57]" office:value-type="string" office:string-value="v9_2_4/linux/x64" calcext:value-type="string">
            <text:p>v9_2_4/linux/x64</text:p>
          </table:table-cell>
          <table:table-cell table:formula="of:=&quot;https://get.enterprisedb.com/postgresql/postgresql-&quot;&amp;[.A57]&amp;&quot;-&quot;" office:value-type="string" office:string-value="https://get.enterprisedb.com/postgresql/postgresql-9.2.4-" calcext:value-type="string">
            <text:p>https://get.enterprisedb.com/postgresql/postgresql-9.2.4-</text:p>
          </table:table-cell>
          <table:table-cell table:formula="of:=&quot;-&quot;&amp;[.E57]&amp;&quot;-binaries.&quot;&amp;[.F57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58]=&quot;any&quot;;[.B58];[.B58]&amp;&quot;/&quot;&amp;[.C58])" office:value-type="string" office:string-value="linux/x64" calcext:value-type="string">
            <text:p>linux/x64</text:p>
          </table:table-cell>
          <table:table-cell table:style-name="ce2" table:formula="of:=VLOOKUP([.D58];[Hoja2.$A$2:.$C$6];2;FALSE())" office:value-type="string" office:string-value="linux-x64" calcext:value-type="string">
            <text:p>linux-x64</text:p>
          </table:table-cell>
          <table:table-cell table:style-name="ce2" table:formula="of:=VLOOKUP([.D58];[Hoja2.$A$2:.$C$6];3;FALSE())" office:value-type="string" office:string-value="tar.gz" calcext:value-type="string">
            <text:p>tar.gz</text:p>
          </table:table-cell>
          <table:table-cell table:formula="of:=SUBSTITUTE([.A58];&quot;.&quot;;&quot;_&quot;)" office:value-type="string" office:string-value="9_2_3" calcext:value-type="string">
            <text:p>9_2_3</text:p>
          </table:table-cell>
          <table:table-cell table:formula="of:=&quot;v&quot;&amp;[.G58]&amp;&quot;.&quot;&amp;[.B58]&amp;&quot;.&quot;&amp;[.C58]" office:value-type="string" office:string-value="v9_2_3.linux.x64" calcext:value-type="string">
            <text:p>v9_2_3.linux.x64</text:p>
          </table:table-cell>
          <table:table-cell table:formula="of:=&quot;v&quot;&amp;[.G58]&amp;&quot;/&quot;&amp;[.B58]&amp;&quot;/&quot;&amp;[.C58]" office:value-type="string" office:string-value="v9_2_3/linux/x64" calcext:value-type="string">
            <text:p>v9_2_3/linux/x64</text:p>
          </table:table-cell>
          <table:table-cell table:formula="of:=&quot;https://get.enterprisedb.com/postgresql/postgresql-&quot;&amp;[.A58]&amp;&quot;-&quot;" office:value-type="string" office:string-value="https://get.enterprisedb.com/postgresql/postgresql-9.2.3-" calcext:value-type="string">
            <text:p>https://get.enterprisedb.com/postgresql/postgresql-9.2.3-</text:p>
          </table:table-cell>
          <table:table-cell table:formula="of:=&quot;-&quot;&amp;[.E58]&amp;&quot;-binaries.&quot;&amp;[.F58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59]=&quot;any&quot;;[.B59];[.B59]&amp;&quot;/&quot;&amp;[.C59])" office:value-type="string" office:string-value="linux/x64" calcext:value-type="string">
            <text:p>linux/x64</text:p>
          </table:table-cell>
          <table:table-cell table:style-name="ce2" table:formula="of:=VLOOKUP([.D59];[Hoja2.$A$2:.$C$6];2;FALSE())" office:value-type="string" office:string-value="linux-x64" calcext:value-type="string">
            <text:p>linux-x64</text:p>
          </table:table-cell>
          <table:table-cell table:style-name="ce2" table:formula="of:=VLOOKUP([.D59];[Hoja2.$A$2:.$C$6];3;FALSE())" office:value-type="string" office:string-value="tar.gz" calcext:value-type="string">
            <text:p>tar.gz</text:p>
          </table:table-cell>
          <table:table-cell table:formula="of:=SUBSTITUTE([.A59];&quot;.&quot;;&quot;_&quot;)" office:value-type="string" office:string-value="9_2_2" calcext:value-type="string">
            <text:p>9_2_2</text:p>
          </table:table-cell>
          <table:table-cell table:formula="of:=&quot;v&quot;&amp;[.G59]&amp;&quot;.&quot;&amp;[.B59]&amp;&quot;.&quot;&amp;[.C59]" office:value-type="string" office:string-value="v9_2_2.linux.x64" calcext:value-type="string">
            <text:p>v9_2_2.linux.x64</text:p>
          </table:table-cell>
          <table:table-cell table:formula="of:=&quot;v&quot;&amp;[.G59]&amp;&quot;/&quot;&amp;[.B59]&amp;&quot;/&quot;&amp;[.C59]" office:value-type="string" office:string-value="v9_2_2/linux/x64" calcext:value-type="string">
            <text:p>v9_2_2/linux/x64</text:p>
          </table:table-cell>
          <table:table-cell table:formula="of:=&quot;https://get.enterprisedb.com/postgresql/postgresql-&quot;&amp;[.A59]&amp;&quot;-&quot;" office:value-type="string" office:string-value="https://get.enterprisedb.com/postgresql/postgresql-9.2.2-" calcext:value-type="string">
            <text:p>https://get.enterprisedb.com/postgresql/postgresql-9.2.2-</text:p>
          </table:table-cell>
          <table:table-cell table:formula="of:=&quot;-&quot;&amp;[.E59]&amp;&quot;-binaries.&quot;&amp;[.F59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60]=&quot;any&quot;;[.B60];[.B60]&amp;&quot;/&quot;&amp;[.C60])" office:value-type="string" office:string-value="linux/x64" calcext:value-type="string">
            <text:p>linux/x64</text:p>
          </table:table-cell>
          <table:table-cell table:style-name="ce2" table:formula="of:=VLOOKUP([.D60];[Hoja2.$A$2:.$C$6];2;FALSE())" office:value-type="string" office:string-value="linux-x64" calcext:value-type="string">
            <text:p>linux-x64</text:p>
          </table:table-cell>
          <table:table-cell table:style-name="ce2" table:formula="of:=VLOOKUP([.D60];[Hoja2.$A$2:.$C$6];3;FALSE())" office:value-type="string" office:string-value="tar.gz" calcext:value-type="string">
            <text:p>tar.gz</text:p>
          </table:table-cell>
          <table:table-cell table:formula="of:=SUBSTITUTE([.A60];&quot;.&quot;;&quot;_&quot;)" office:value-type="string" office:string-value="9_2_1" calcext:value-type="string">
            <text:p>9_2_1</text:p>
          </table:table-cell>
          <table:table-cell table:formula="of:=&quot;v&quot;&amp;[.G60]&amp;&quot;.&quot;&amp;[.B60]&amp;&quot;.&quot;&amp;[.C60]" office:value-type="string" office:string-value="v9_2_1.linux.x64" calcext:value-type="string">
            <text:p>v9_2_1.linux.x64</text:p>
          </table:table-cell>
          <table:table-cell table:formula="of:=&quot;v&quot;&amp;[.G60]&amp;&quot;/&quot;&amp;[.B60]&amp;&quot;/&quot;&amp;[.C60]" office:value-type="string" office:string-value="v9_2_1/linux/x64" calcext:value-type="string">
            <text:p>v9_2_1/linux/x64</text:p>
          </table:table-cell>
          <table:table-cell table:formula="of:=&quot;https://get.enterprisedb.com/postgresql/postgresql-&quot;&amp;[.A60]&amp;&quot;-&quot;" office:value-type="string" office:string-value="https://get.enterprisedb.com/postgresql/postgresql-9.2.1-" calcext:value-type="string">
            <text:p>https://get.enterprisedb.com/postgresql/postgresql-9.2.1-</text:p>
          </table:table-cell>
          <table:table-cell table:formula="of:=&quot;-&quot;&amp;[.E60]&amp;&quot;-binaries.&quot;&amp;[.F60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61]=&quot;any&quot;;[.B61];[.B61]&amp;&quot;/&quot;&amp;[.C61])" office:value-type="string" office:string-value="linux/x64" calcext:value-type="string">
            <text:p>linux/x64</text:p>
          </table:table-cell>
          <table:table-cell table:style-name="ce2" table:formula="of:=VLOOKUP([.D61];[Hoja2.$A$2:.$C$6];2;FALSE())" office:value-type="string" office:string-value="linux-x64" calcext:value-type="string">
            <text:p>linux-x64</text:p>
          </table:table-cell>
          <table:table-cell table:style-name="ce2" table:formula="of:=VLOOKUP([.D61];[Hoja2.$A$2:.$C$6];3;FALSE())" office:value-type="string" office:string-value="tar.gz" calcext:value-type="string">
            <text:p>tar.gz</text:p>
          </table:table-cell>
          <table:table-cell table:formula="of:=SUBSTITUTE([.A61];&quot;.&quot;;&quot;_&quot;)" office:value-type="string" office:string-value="9_2_0" calcext:value-type="string">
            <text:p>9_2_0</text:p>
          </table:table-cell>
          <table:table-cell table:formula="of:=&quot;v&quot;&amp;[.G61]&amp;&quot;.&quot;&amp;[.B61]&amp;&quot;.&quot;&amp;[.C61]" office:value-type="string" office:string-value="v9_2_0.linux.x64" calcext:value-type="string">
            <text:p>v9_2_0.linux.x64</text:p>
          </table:table-cell>
          <table:table-cell table:formula="of:=&quot;v&quot;&amp;[.G61]&amp;&quot;/&quot;&amp;[.B61]&amp;&quot;/&quot;&amp;[.C61]" office:value-type="string" office:string-value="v9_2_0/linux/x64" calcext:value-type="string">
            <text:p>v9_2_0/linux/x64</text:p>
          </table:table-cell>
          <table:table-cell table:formula="of:=&quot;https://get.enterprisedb.com/postgresql/postgresql-&quot;&amp;[.A61]&amp;&quot;-&quot;" office:value-type="string" office:string-value="https://get.enterprisedb.com/postgresql/postgresql-9.2.0-" calcext:value-type="string">
            <text:p>https://get.enterprisedb.com/postgresql/postgresql-9.2.0-</text:p>
          </table:table-cell>
          <table:table-cell table:formula="of:=&quot;-&quot;&amp;[.E61]&amp;&quot;-binaries.&quot;&amp;[.F61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24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62]=&quot;any&quot;;[.B62];[.B62]&amp;&quot;/&quot;&amp;[.C62])" office:value-type="string" office:string-value="linux/x64" calcext:value-type="string">
            <text:p>linux/x64</text:p>
          </table:table-cell>
          <table:table-cell table:style-name="ce2" table:formula="of:=VLOOKUP([.D62];[Hoja2.$A$2:.$C$6];2;FALSE())" office:value-type="string" office:string-value="linux-x64" calcext:value-type="string">
            <text:p>linux-x64</text:p>
          </table:table-cell>
          <table:table-cell table:style-name="ce2" table:formula="of:=VLOOKUP([.D62];[Hoja2.$A$2:.$C$6];3;FALSE())" office:value-type="string" office:string-value="tar.gz" calcext:value-type="string">
            <text:p>tar.gz</text:p>
          </table:table-cell>
          <table:table-cell table:formula="of:=SUBSTITUTE([.A62];&quot;.&quot;;&quot;_&quot;)" office:value-type="string" office:string-value="9_1_24" calcext:value-type="string">
            <text:p>9_1_24</text:p>
          </table:table-cell>
          <table:table-cell table:formula="of:=&quot;v&quot;&amp;[.G62]&amp;&quot;.&quot;&amp;[.B62]&amp;&quot;.&quot;&amp;[.C62]" office:value-type="string" office:string-value="v9_1_24.linux.x64" calcext:value-type="string">
            <text:p>v9_1_24.linux.x64</text:p>
          </table:table-cell>
          <table:table-cell table:formula="of:=&quot;v&quot;&amp;[.G62]&amp;&quot;/&quot;&amp;[.B62]&amp;&quot;/&quot;&amp;[.C62]" office:value-type="string" office:string-value="v9_1_24/linux/x64" calcext:value-type="string">
            <text:p>v9_1_24/linux/x64</text:p>
          </table:table-cell>
          <table:table-cell table:formula="of:=&quot;https://get.enterprisedb.com/postgresql/postgresql-&quot;&amp;[.A62]&amp;&quot;-&quot;" office:value-type="string" office:string-value="https://get.enterprisedb.com/postgresql/postgresql-9.1.24-" calcext:value-type="string">
            <text:p>https://get.enterprisedb.com/postgresql/postgresql-9.1.24-</text:p>
          </table:table-cell>
          <table:table-cell table:formula="of:=&quot;-&quot;&amp;[.E62]&amp;&quot;-binaries.&quot;&amp;[.F62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2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63]=&quot;any&quot;;[.B63];[.B63]&amp;&quot;/&quot;&amp;[.C63])" office:value-type="string" office:string-value="linux/x64" calcext:value-type="string">
            <text:p>linux/x64</text:p>
          </table:table-cell>
          <table:table-cell table:style-name="ce2" table:formula="of:=VLOOKUP([.D63];[Hoja2.$A$2:.$C$6];2;FALSE())" office:value-type="string" office:string-value="linux-x64" calcext:value-type="string">
            <text:p>linux-x64</text:p>
          </table:table-cell>
          <table:table-cell table:style-name="ce2" table:formula="of:=VLOOKUP([.D63];[Hoja2.$A$2:.$C$6];3;FALSE())" office:value-type="string" office:string-value="tar.gz" calcext:value-type="string">
            <text:p>tar.gz</text:p>
          </table:table-cell>
          <table:table-cell table:formula="of:=SUBSTITUTE([.A63];&quot;.&quot;;&quot;_&quot;)" office:value-type="string" office:string-value="9_1_23" calcext:value-type="string">
            <text:p>9_1_23</text:p>
          </table:table-cell>
          <table:table-cell table:formula="of:=&quot;v&quot;&amp;[.G63]&amp;&quot;.&quot;&amp;[.B63]&amp;&quot;.&quot;&amp;[.C63]" office:value-type="string" office:string-value="v9_1_23.linux.x64" calcext:value-type="string">
            <text:p>v9_1_23.linux.x64</text:p>
          </table:table-cell>
          <table:table-cell table:formula="of:=&quot;v&quot;&amp;[.G63]&amp;&quot;/&quot;&amp;[.B63]&amp;&quot;/&quot;&amp;[.C63]" office:value-type="string" office:string-value="v9_1_23/linux/x64" calcext:value-type="string">
            <text:p>v9_1_23/linux/x64</text:p>
          </table:table-cell>
          <table:table-cell table:formula="of:=&quot;https://get.enterprisedb.com/postgresql/postgresql-&quot;&amp;[.A63]&amp;&quot;-&quot;" office:value-type="string" office:string-value="https://get.enterprisedb.com/postgresql/postgresql-9.1.23-" calcext:value-type="string">
            <text:p>https://get.enterprisedb.com/postgresql/postgresql-9.1.23-</text:p>
          </table:table-cell>
          <table:table-cell table:formula="of:=&quot;-&quot;&amp;[.E63]&amp;&quot;-binaries.&quot;&amp;[.F63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2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64]=&quot;any&quot;;[.B64];[.B64]&amp;&quot;/&quot;&amp;[.C64])" office:value-type="string" office:string-value="linux/x64" calcext:value-type="string">
            <text:p>linux/x64</text:p>
          </table:table-cell>
          <table:table-cell table:style-name="ce2" table:formula="of:=VLOOKUP([.D64];[Hoja2.$A$2:.$C$6];2;FALSE())" office:value-type="string" office:string-value="linux-x64" calcext:value-type="string">
            <text:p>linux-x64</text:p>
          </table:table-cell>
          <table:table-cell table:style-name="ce2" table:formula="of:=VLOOKUP([.D64];[Hoja2.$A$2:.$C$6];3;FALSE())" office:value-type="string" office:string-value="tar.gz" calcext:value-type="string">
            <text:p>tar.gz</text:p>
          </table:table-cell>
          <table:table-cell table:formula="of:=SUBSTITUTE([.A64];&quot;.&quot;;&quot;_&quot;)" office:value-type="string" office:string-value="9_1_22" calcext:value-type="string">
            <text:p>9_1_22</text:p>
          </table:table-cell>
          <table:table-cell table:formula="of:=&quot;v&quot;&amp;[.G64]&amp;&quot;.&quot;&amp;[.B64]&amp;&quot;.&quot;&amp;[.C64]" office:value-type="string" office:string-value="v9_1_22.linux.x64" calcext:value-type="string">
            <text:p>v9_1_22.linux.x64</text:p>
          </table:table-cell>
          <table:table-cell table:formula="of:=&quot;v&quot;&amp;[.G64]&amp;&quot;/&quot;&amp;[.B64]&amp;&quot;/&quot;&amp;[.C64]" office:value-type="string" office:string-value="v9_1_22/linux/x64" calcext:value-type="string">
            <text:p>v9_1_22/linux/x64</text:p>
          </table:table-cell>
          <table:table-cell table:formula="of:=&quot;https://get.enterprisedb.com/postgresql/postgresql-&quot;&amp;[.A64]&amp;&quot;-&quot;" office:value-type="string" office:string-value="https://get.enterprisedb.com/postgresql/postgresql-9.1.22-" calcext:value-type="string">
            <text:p>https://get.enterprisedb.com/postgresql/postgresql-9.1.22-</text:p>
          </table:table-cell>
          <table:table-cell table:formula="of:=&quot;-&quot;&amp;[.E64]&amp;&quot;-binaries.&quot;&amp;[.F64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2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65]=&quot;any&quot;;[.B65];[.B65]&amp;&quot;/&quot;&amp;[.C65])" office:value-type="string" office:string-value="linux/x64" calcext:value-type="string">
            <text:p>linux/x64</text:p>
          </table:table-cell>
          <table:table-cell table:style-name="ce2" table:formula="of:=VLOOKUP([.D65];[Hoja2.$A$2:.$C$6];2;FALSE())" office:value-type="string" office:string-value="linux-x64" calcext:value-type="string">
            <text:p>linux-x64</text:p>
          </table:table-cell>
          <table:table-cell table:style-name="ce2" table:formula="of:=VLOOKUP([.D65];[Hoja2.$A$2:.$C$6];3;FALSE())" office:value-type="string" office:string-value="tar.gz" calcext:value-type="string">
            <text:p>tar.gz</text:p>
          </table:table-cell>
          <table:table-cell table:formula="of:=SUBSTITUTE([.A65];&quot;.&quot;;&quot;_&quot;)" office:value-type="string" office:string-value="9_1_21" calcext:value-type="string">
            <text:p>9_1_21</text:p>
          </table:table-cell>
          <table:table-cell table:formula="of:=&quot;v&quot;&amp;[.G65]&amp;&quot;.&quot;&amp;[.B65]&amp;&quot;.&quot;&amp;[.C65]" office:value-type="string" office:string-value="v9_1_21.linux.x64" calcext:value-type="string">
            <text:p>v9_1_21.linux.x64</text:p>
          </table:table-cell>
          <table:table-cell table:formula="of:=&quot;v&quot;&amp;[.G65]&amp;&quot;/&quot;&amp;[.B65]&amp;&quot;/&quot;&amp;[.C65]" office:value-type="string" office:string-value="v9_1_21/linux/x64" calcext:value-type="string">
            <text:p>v9_1_21/linux/x64</text:p>
          </table:table-cell>
          <table:table-cell table:formula="of:=&quot;https://get.enterprisedb.com/postgresql/postgresql-&quot;&amp;[.A65]&amp;&quot;-&quot;" office:value-type="string" office:string-value="https://get.enterprisedb.com/postgresql/postgresql-9.1.21-" calcext:value-type="string">
            <text:p>https://get.enterprisedb.com/postgresql/postgresql-9.1.21-</text:p>
          </table:table-cell>
          <table:table-cell table:formula="of:=&quot;-&quot;&amp;[.E65]&amp;&quot;-binaries.&quot;&amp;[.F65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2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66]=&quot;any&quot;;[.B66];[.B66]&amp;&quot;/&quot;&amp;[.C66])" office:value-type="string" office:string-value="linux/x64" calcext:value-type="string">
            <text:p>linux/x64</text:p>
          </table:table-cell>
          <table:table-cell table:style-name="ce2" table:formula="of:=VLOOKUP([.D66];[Hoja2.$A$2:.$C$6];2;FALSE())" office:value-type="string" office:string-value="linux-x64" calcext:value-type="string">
            <text:p>linux-x64</text:p>
          </table:table-cell>
          <table:table-cell table:style-name="ce2" table:formula="of:=VLOOKUP([.D66];[Hoja2.$A$2:.$C$6];3;FALSE())" office:value-type="string" office:string-value="tar.gz" calcext:value-type="string">
            <text:p>tar.gz</text:p>
          </table:table-cell>
          <table:table-cell table:formula="of:=SUBSTITUTE([.A66];&quot;.&quot;;&quot;_&quot;)" office:value-type="string" office:string-value="9_1_20" calcext:value-type="string">
            <text:p>9_1_20</text:p>
          </table:table-cell>
          <table:table-cell table:formula="of:=&quot;v&quot;&amp;[.G66]&amp;&quot;.&quot;&amp;[.B66]&amp;&quot;.&quot;&amp;[.C66]" office:value-type="string" office:string-value="v9_1_20.linux.x64" calcext:value-type="string">
            <text:p>v9_1_20.linux.x64</text:p>
          </table:table-cell>
          <table:table-cell table:formula="of:=&quot;v&quot;&amp;[.G66]&amp;&quot;/&quot;&amp;[.B66]&amp;&quot;/&quot;&amp;[.C66]" office:value-type="string" office:string-value="v9_1_20/linux/x64" calcext:value-type="string">
            <text:p>v9_1_20/linux/x64</text:p>
          </table:table-cell>
          <table:table-cell table:formula="of:=&quot;https://get.enterprisedb.com/postgresql/postgresql-&quot;&amp;[.A66]&amp;&quot;-&quot;" office:value-type="string" office:string-value="https://get.enterprisedb.com/postgresql/postgresql-9.1.20-" calcext:value-type="string">
            <text:p>https://get.enterprisedb.com/postgresql/postgresql-9.1.20-</text:p>
          </table:table-cell>
          <table:table-cell table:formula="of:=&quot;-&quot;&amp;[.E66]&amp;&quot;-binaries.&quot;&amp;[.F66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9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67]=&quot;any&quot;;[.B67];[.B67]&amp;&quot;/&quot;&amp;[.C67])" office:value-type="string" office:string-value="linux/x64" calcext:value-type="string">
            <text:p>linux/x64</text:p>
          </table:table-cell>
          <table:table-cell table:style-name="ce2" table:formula="of:=VLOOKUP([.D67];[Hoja2.$A$2:.$C$6];2;FALSE())" office:value-type="string" office:string-value="linux-x64" calcext:value-type="string">
            <text:p>linux-x64</text:p>
          </table:table-cell>
          <table:table-cell table:style-name="ce2" table:formula="of:=VLOOKUP([.D67];[Hoja2.$A$2:.$C$6];3;FALSE())" office:value-type="string" office:string-value="tar.gz" calcext:value-type="string">
            <text:p>tar.gz</text:p>
          </table:table-cell>
          <table:table-cell table:formula="of:=SUBSTITUTE([.A67];&quot;.&quot;;&quot;_&quot;)" office:value-type="string" office:string-value="9_1_19" calcext:value-type="string">
            <text:p>9_1_19</text:p>
          </table:table-cell>
          <table:table-cell table:formula="of:=&quot;v&quot;&amp;[.G67]&amp;&quot;.&quot;&amp;[.B67]&amp;&quot;.&quot;&amp;[.C67]" office:value-type="string" office:string-value="v9_1_19.linux.x64" calcext:value-type="string">
            <text:p>v9_1_19.linux.x64</text:p>
          </table:table-cell>
          <table:table-cell table:formula="of:=&quot;v&quot;&amp;[.G67]&amp;&quot;/&quot;&amp;[.B67]&amp;&quot;/&quot;&amp;[.C67]" office:value-type="string" office:string-value="v9_1_19/linux/x64" calcext:value-type="string">
            <text:p>v9_1_19/linux/x64</text:p>
          </table:table-cell>
          <table:table-cell table:formula="of:=&quot;https://get.enterprisedb.com/postgresql/postgresql-&quot;&amp;[.A67]&amp;&quot;-&quot;" office:value-type="string" office:string-value="https://get.enterprisedb.com/postgresql/postgresql-9.1.19-" calcext:value-type="string">
            <text:p>https://get.enterprisedb.com/postgresql/postgresql-9.1.19-</text:p>
          </table:table-cell>
          <table:table-cell table:formula="of:=&quot;-&quot;&amp;[.E67]&amp;&quot;-binaries.&quot;&amp;[.F67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8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68]=&quot;any&quot;;[.B68];[.B68]&amp;&quot;/&quot;&amp;[.C68])" office:value-type="string" office:string-value="linux/x64" calcext:value-type="string">
            <text:p>linux/x64</text:p>
          </table:table-cell>
          <table:table-cell table:style-name="ce2" table:formula="of:=VLOOKUP([.D68];[Hoja2.$A$2:.$C$6];2;FALSE())" office:value-type="string" office:string-value="linux-x64" calcext:value-type="string">
            <text:p>linux-x64</text:p>
          </table:table-cell>
          <table:table-cell table:style-name="ce2" table:formula="of:=VLOOKUP([.D68];[Hoja2.$A$2:.$C$6];3;FALSE())" office:value-type="string" office:string-value="tar.gz" calcext:value-type="string">
            <text:p>tar.gz</text:p>
          </table:table-cell>
          <table:table-cell table:formula="of:=SUBSTITUTE([.A68];&quot;.&quot;;&quot;_&quot;)" office:value-type="string" office:string-value="9_1_18" calcext:value-type="string">
            <text:p>9_1_18</text:p>
          </table:table-cell>
          <table:table-cell table:formula="of:=&quot;v&quot;&amp;[.G68]&amp;&quot;.&quot;&amp;[.B68]&amp;&quot;.&quot;&amp;[.C68]" office:value-type="string" office:string-value="v9_1_18.linux.x64" calcext:value-type="string">
            <text:p>v9_1_18.linux.x64</text:p>
          </table:table-cell>
          <table:table-cell table:formula="of:=&quot;v&quot;&amp;[.G68]&amp;&quot;/&quot;&amp;[.B68]&amp;&quot;/&quot;&amp;[.C68]" office:value-type="string" office:string-value="v9_1_18/linux/x64" calcext:value-type="string">
            <text:p>v9_1_18/linux/x64</text:p>
          </table:table-cell>
          <table:table-cell table:formula="of:=&quot;https://get.enterprisedb.com/postgresql/postgresql-&quot;&amp;[.A68]&amp;&quot;-&quot;" office:value-type="string" office:string-value="https://get.enterprisedb.com/postgresql/postgresql-9.1.18-" calcext:value-type="string">
            <text:p>https://get.enterprisedb.com/postgresql/postgresql-9.1.18-</text:p>
          </table:table-cell>
          <table:table-cell table:formula="of:=&quot;-&quot;&amp;[.E68]&amp;&quot;-binaries.&quot;&amp;[.F68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7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69]=&quot;any&quot;;[.B69];[.B69]&amp;&quot;/&quot;&amp;[.C69])" office:value-type="string" office:string-value="linux/x64" calcext:value-type="string">
            <text:p>linux/x64</text:p>
          </table:table-cell>
          <table:table-cell table:style-name="ce2" table:formula="of:=VLOOKUP([.D69];[Hoja2.$A$2:.$C$6];2;FALSE())" office:value-type="string" office:string-value="linux-x64" calcext:value-type="string">
            <text:p>linux-x64</text:p>
          </table:table-cell>
          <table:table-cell table:style-name="ce2" table:formula="of:=VLOOKUP([.D69];[Hoja2.$A$2:.$C$6];3;FALSE())" office:value-type="string" office:string-value="tar.gz" calcext:value-type="string">
            <text:p>tar.gz</text:p>
          </table:table-cell>
          <table:table-cell table:formula="of:=SUBSTITUTE([.A69];&quot;.&quot;;&quot;_&quot;)" office:value-type="string" office:string-value="9_1_17" calcext:value-type="string">
            <text:p>9_1_17</text:p>
          </table:table-cell>
          <table:table-cell table:formula="of:=&quot;v&quot;&amp;[.G69]&amp;&quot;.&quot;&amp;[.B69]&amp;&quot;.&quot;&amp;[.C69]" office:value-type="string" office:string-value="v9_1_17.linux.x64" calcext:value-type="string">
            <text:p>v9_1_17.linux.x64</text:p>
          </table:table-cell>
          <table:table-cell table:formula="of:=&quot;v&quot;&amp;[.G69]&amp;&quot;/&quot;&amp;[.B69]&amp;&quot;/&quot;&amp;[.C69]" office:value-type="string" office:string-value="v9_1_17/linux/x64" calcext:value-type="string">
            <text:p>v9_1_17/linux/x64</text:p>
          </table:table-cell>
          <table:table-cell table:formula="of:=&quot;https://get.enterprisedb.com/postgresql/postgresql-&quot;&amp;[.A69]&amp;&quot;-&quot;" office:value-type="string" office:string-value="https://get.enterprisedb.com/postgresql/postgresql-9.1.17-" calcext:value-type="string">
            <text:p>https://get.enterprisedb.com/postgresql/postgresql-9.1.17-</text:p>
          </table:table-cell>
          <table:table-cell table:formula="of:=&quot;-&quot;&amp;[.E69]&amp;&quot;-binaries.&quot;&amp;[.F69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6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70]=&quot;any&quot;;[.B70];[.B70]&amp;&quot;/&quot;&amp;[.C70])" office:value-type="string" office:string-value="linux/x64" calcext:value-type="string">
            <text:p>linux/x64</text:p>
          </table:table-cell>
          <table:table-cell table:style-name="ce2" table:formula="of:=VLOOKUP([.D70];[Hoja2.$A$2:.$C$6];2;FALSE())" office:value-type="string" office:string-value="linux-x64" calcext:value-type="string">
            <text:p>linux-x64</text:p>
          </table:table-cell>
          <table:table-cell table:style-name="ce2" table:formula="of:=VLOOKUP([.D70];[Hoja2.$A$2:.$C$6];3;FALSE())" office:value-type="string" office:string-value="tar.gz" calcext:value-type="string">
            <text:p>tar.gz</text:p>
          </table:table-cell>
          <table:table-cell table:formula="of:=SUBSTITUTE([.A70];&quot;.&quot;;&quot;_&quot;)" office:value-type="string" office:string-value="9_1_16" calcext:value-type="string">
            <text:p>9_1_16</text:p>
          </table:table-cell>
          <table:table-cell table:formula="of:=&quot;v&quot;&amp;[.G70]&amp;&quot;.&quot;&amp;[.B70]&amp;&quot;.&quot;&amp;[.C70]" office:value-type="string" office:string-value="v9_1_16.linux.x64" calcext:value-type="string">
            <text:p>v9_1_16.linux.x64</text:p>
          </table:table-cell>
          <table:table-cell table:formula="of:=&quot;v&quot;&amp;[.G70]&amp;&quot;/&quot;&amp;[.B70]&amp;&quot;/&quot;&amp;[.C70]" office:value-type="string" office:string-value="v9_1_16/linux/x64" calcext:value-type="string">
            <text:p>v9_1_16/linux/x64</text:p>
          </table:table-cell>
          <table:table-cell table:formula="of:=&quot;https://get.enterprisedb.com/postgresql/postgresql-&quot;&amp;[.A70]&amp;&quot;-&quot;" office:value-type="string" office:string-value="https://get.enterprisedb.com/postgresql/postgresql-9.1.16-" calcext:value-type="string">
            <text:p>https://get.enterprisedb.com/postgresql/postgresql-9.1.16-</text:p>
          </table:table-cell>
          <table:table-cell table:formula="of:=&quot;-&quot;&amp;[.E70]&amp;&quot;-binaries.&quot;&amp;[.F70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5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71]=&quot;any&quot;;[.B71];[.B71]&amp;&quot;/&quot;&amp;[.C71])" office:value-type="string" office:string-value="linux/x64" calcext:value-type="string">
            <text:p>linux/x64</text:p>
          </table:table-cell>
          <table:table-cell table:style-name="ce2" table:formula="of:=VLOOKUP([.D71];[Hoja2.$A$2:.$C$6];2;FALSE())" office:value-type="string" office:string-value="linux-x64" calcext:value-type="string">
            <text:p>linux-x64</text:p>
          </table:table-cell>
          <table:table-cell table:style-name="ce2" table:formula="of:=VLOOKUP([.D71];[Hoja2.$A$2:.$C$6];3;FALSE())" office:value-type="string" office:string-value="tar.gz" calcext:value-type="string">
            <text:p>tar.gz</text:p>
          </table:table-cell>
          <table:table-cell table:formula="of:=SUBSTITUTE([.A71];&quot;.&quot;;&quot;_&quot;)" office:value-type="string" office:string-value="9_1_15" calcext:value-type="string">
            <text:p>9_1_15</text:p>
          </table:table-cell>
          <table:table-cell table:formula="of:=&quot;v&quot;&amp;[.G71]&amp;&quot;.&quot;&amp;[.B71]&amp;&quot;.&quot;&amp;[.C71]" office:value-type="string" office:string-value="v9_1_15.linux.x64" calcext:value-type="string">
            <text:p>v9_1_15.linux.x64</text:p>
          </table:table-cell>
          <table:table-cell table:formula="of:=&quot;v&quot;&amp;[.G71]&amp;&quot;/&quot;&amp;[.B71]&amp;&quot;/&quot;&amp;[.C71]" office:value-type="string" office:string-value="v9_1_15/linux/x64" calcext:value-type="string">
            <text:p>v9_1_15/linux/x64</text:p>
          </table:table-cell>
          <table:table-cell table:formula="of:=&quot;https://get.enterprisedb.com/postgresql/postgresql-&quot;&amp;[.A71]&amp;&quot;-&quot;" office:value-type="string" office:string-value="https://get.enterprisedb.com/postgresql/postgresql-9.1.15-" calcext:value-type="string">
            <text:p>https://get.enterprisedb.com/postgresql/postgresql-9.1.15-</text:p>
          </table:table-cell>
          <table:table-cell table:formula="of:=&quot;-&quot;&amp;[.E71]&amp;&quot;-binaries.&quot;&amp;[.F71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4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72]=&quot;any&quot;;[.B72];[.B72]&amp;&quot;/&quot;&amp;[.C72])" office:value-type="string" office:string-value="linux/x64" calcext:value-type="string">
            <text:p>linux/x64</text:p>
          </table:table-cell>
          <table:table-cell table:style-name="ce2" table:formula="of:=VLOOKUP([.D72];[Hoja2.$A$2:.$C$6];2;FALSE())" office:value-type="string" office:string-value="linux-x64" calcext:value-type="string">
            <text:p>linux-x64</text:p>
          </table:table-cell>
          <table:table-cell table:style-name="ce2" table:formula="of:=VLOOKUP([.D72];[Hoja2.$A$2:.$C$6];3;FALSE())" office:value-type="string" office:string-value="tar.gz" calcext:value-type="string">
            <text:p>tar.gz</text:p>
          </table:table-cell>
          <table:table-cell table:formula="of:=SUBSTITUTE([.A72];&quot;.&quot;;&quot;_&quot;)" office:value-type="string" office:string-value="9_1_14" calcext:value-type="string">
            <text:p>9_1_14</text:p>
          </table:table-cell>
          <table:table-cell table:formula="of:=&quot;v&quot;&amp;[.G72]&amp;&quot;.&quot;&amp;[.B72]&amp;&quot;.&quot;&amp;[.C72]" office:value-type="string" office:string-value="v9_1_14.linux.x64" calcext:value-type="string">
            <text:p>v9_1_14.linux.x64</text:p>
          </table:table-cell>
          <table:table-cell table:formula="of:=&quot;v&quot;&amp;[.G72]&amp;&quot;/&quot;&amp;[.B72]&amp;&quot;/&quot;&amp;[.C72]" office:value-type="string" office:string-value="v9_1_14/linux/x64" calcext:value-type="string">
            <text:p>v9_1_14/linux/x64</text:p>
          </table:table-cell>
          <table:table-cell table:formula="of:=&quot;https://get.enterprisedb.com/postgresql/postgresql-&quot;&amp;[.A72]&amp;&quot;-&quot;" office:value-type="string" office:string-value="https://get.enterprisedb.com/postgresql/postgresql-9.1.14-" calcext:value-type="string">
            <text:p>https://get.enterprisedb.com/postgresql/postgresql-9.1.14-</text:p>
          </table:table-cell>
          <table:table-cell table:formula="of:=&quot;-&quot;&amp;[.E72]&amp;&quot;-binaries.&quot;&amp;[.F72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73]=&quot;any&quot;;[.B73];[.B73]&amp;&quot;/&quot;&amp;[.C73])" office:value-type="string" office:string-value="linux/x64" calcext:value-type="string">
            <text:p>linux/x64</text:p>
          </table:table-cell>
          <table:table-cell table:style-name="ce2" table:formula="of:=VLOOKUP([.D73];[Hoja2.$A$2:.$C$6];2;FALSE())" office:value-type="string" office:string-value="linux-x64" calcext:value-type="string">
            <text:p>linux-x64</text:p>
          </table:table-cell>
          <table:table-cell table:style-name="ce2" table:formula="of:=VLOOKUP([.D73];[Hoja2.$A$2:.$C$6];3;FALSE())" office:value-type="string" office:string-value="tar.gz" calcext:value-type="string">
            <text:p>tar.gz</text:p>
          </table:table-cell>
          <table:table-cell table:formula="of:=SUBSTITUTE([.A73];&quot;.&quot;;&quot;_&quot;)" office:value-type="string" office:string-value="9_1_13" calcext:value-type="string">
            <text:p>9_1_13</text:p>
          </table:table-cell>
          <table:table-cell table:formula="of:=&quot;v&quot;&amp;[.G73]&amp;&quot;.&quot;&amp;[.B73]&amp;&quot;.&quot;&amp;[.C73]" office:value-type="string" office:string-value="v9_1_13.linux.x64" calcext:value-type="string">
            <text:p>v9_1_13.linux.x64</text:p>
          </table:table-cell>
          <table:table-cell table:formula="of:=&quot;v&quot;&amp;[.G73]&amp;&quot;/&quot;&amp;[.B73]&amp;&quot;/&quot;&amp;[.C73]" office:value-type="string" office:string-value="v9_1_13/linux/x64" calcext:value-type="string">
            <text:p>v9_1_13/linux/x64</text:p>
          </table:table-cell>
          <table:table-cell table:formula="of:=&quot;https://get.enterprisedb.com/postgresql/postgresql-&quot;&amp;[.A73]&amp;&quot;-&quot;" office:value-type="string" office:string-value="https://get.enterprisedb.com/postgresql/postgresql-9.1.13-" calcext:value-type="string">
            <text:p>https://get.enterprisedb.com/postgresql/postgresql-9.1.13-</text:p>
          </table:table-cell>
          <table:table-cell table:formula="of:=&quot;-&quot;&amp;[.E73]&amp;&quot;-binaries.&quot;&amp;[.F73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74]=&quot;any&quot;;[.B74];[.B74]&amp;&quot;/&quot;&amp;[.C74])" office:value-type="string" office:string-value="linux/x64" calcext:value-type="string">
            <text:p>linux/x64</text:p>
          </table:table-cell>
          <table:table-cell table:style-name="ce2" table:formula="of:=VLOOKUP([.D74];[Hoja2.$A$2:.$C$6];2;FALSE())" office:value-type="string" office:string-value="linux-x64" calcext:value-type="string">
            <text:p>linux-x64</text:p>
          </table:table-cell>
          <table:table-cell table:style-name="ce2" table:formula="of:=VLOOKUP([.D74];[Hoja2.$A$2:.$C$6];3;FALSE())" office:value-type="string" office:string-value="tar.gz" calcext:value-type="string">
            <text:p>tar.gz</text:p>
          </table:table-cell>
          <table:table-cell table:formula="of:=SUBSTITUTE([.A74];&quot;.&quot;;&quot;_&quot;)" office:value-type="string" office:string-value="9_1_12" calcext:value-type="string">
            <text:p>9_1_12</text:p>
          </table:table-cell>
          <table:table-cell table:formula="of:=&quot;v&quot;&amp;[.G74]&amp;&quot;.&quot;&amp;[.B74]&amp;&quot;.&quot;&amp;[.C74]" office:value-type="string" office:string-value="v9_1_12.linux.x64" calcext:value-type="string">
            <text:p>v9_1_12.linux.x64</text:p>
          </table:table-cell>
          <table:table-cell table:formula="of:=&quot;v&quot;&amp;[.G74]&amp;&quot;/&quot;&amp;[.B74]&amp;&quot;/&quot;&amp;[.C74]" office:value-type="string" office:string-value="v9_1_12/linux/x64" calcext:value-type="string">
            <text:p>v9_1_12/linux/x64</text:p>
          </table:table-cell>
          <table:table-cell table:formula="of:=&quot;https://get.enterprisedb.com/postgresql/postgresql-&quot;&amp;[.A74]&amp;&quot;-&quot;" office:value-type="string" office:string-value="https://get.enterprisedb.com/postgresql/postgresql-9.1.12-" calcext:value-type="string">
            <text:p>https://get.enterprisedb.com/postgresql/postgresql-9.1.12-</text:p>
          </table:table-cell>
          <table:table-cell table:formula="of:=&quot;-&quot;&amp;[.E74]&amp;&quot;-binaries.&quot;&amp;[.F74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75]=&quot;any&quot;;[.B75];[.B75]&amp;&quot;/&quot;&amp;[.C75])" office:value-type="string" office:string-value="linux/x64" calcext:value-type="string">
            <text:p>linux/x64</text:p>
          </table:table-cell>
          <table:table-cell table:style-name="ce2" table:formula="of:=VLOOKUP([.D75];[Hoja2.$A$2:.$C$6];2;FALSE())" office:value-type="string" office:string-value="linux-x64" calcext:value-type="string">
            <text:p>linux-x64</text:p>
          </table:table-cell>
          <table:table-cell table:style-name="ce2" table:formula="of:=VLOOKUP([.D75];[Hoja2.$A$2:.$C$6];3;FALSE())" office:value-type="string" office:string-value="tar.gz" calcext:value-type="string">
            <text:p>tar.gz</text:p>
          </table:table-cell>
          <table:table-cell table:formula="of:=SUBSTITUTE([.A75];&quot;.&quot;;&quot;_&quot;)" office:value-type="string" office:string-value="9_1_11" calcext:value-type="string">
            <text:p>9_1_11</text:p>
          </table:table-cell>
          <table:table-cell table:formula="of:=&quot;v&quot;&amp;[.G75]&amp;&quot;.&quot;&amp;[.B75]&amp;&quot;.&quot;&amp;[.C75]" office:value-type="string" office:string-value="v9_1_11.linux.x64" calcext:value-type="string">
            <text:p>v9_1_11.linux.x64</text:p>
          </table:table-cell>
          <table:table-cell table:formula="of:=&quot;v&quot;&amp;[.G75]&amp;&quot;/&quot;&amp;[.B75]&amp;&quot;/&quot;&amp;[.C75]" office:value-type="string" office:string-value="v9_1_11/linux/x64" calcext:value-type="string">
            <text:p>v9_1_11/linux/x64</text:p>
          </table:table-cell>
          <table:table-cell table:formula="of:=&quot;https://get.enterprisedb.com/postgresql/postgresql-&quot;&amp;[.A75]&amp;&quot;-&quot;" office:value-type="string" office:string-value="https://get.enterprisedb.com/postgresql/postgresql-9.1.11-" calcext:value-type="string">
            <text:p>https://get.enterprisedb.com/postgresql/postgresql-9.1.11-</text:p>
          </table:table-cell>
          <table:table-cell table:formula="of:=&quot;-&quot;&amp;[.E75]&amp;&quot;-binaries.&quot;&amp;[.F75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76]=&quot;any&quot;;[.B76];[.B76]&amp;&quot;/&quot;&amp;[.C76])" office:value-type="string" office:string-value="linux/x64" calcext:value-type="string">
            <text:p>linux/x64</text:p>
          </table:table-cell>
          <table:table-cell table:style-name="ce2" table:formula="of:=VLOOKUP([.D76];[Hoja2.$A$2:.$C$6];2;FALSE())" office:value-type="string" office:string-value="linux-x64" calcext:value-type="string">
            <text:p>linux-x64</text:p>
          </table:table-cell>
          <table:table-cell table:style-name="ce2" table:formula="of:=VLOOKUP([.D76];[Hoja2.$A$2:.$C$6];3;FALSE())" office:value-type="string" office:string-value="tar.gz" calcext:value-type="string">
            <text:p>tar.gz</text:p>
          </table:table-cell>
          <table:table-cell table:formula="of:=SUBSTITUTE([.A76];&quot;.&quot;;&quot;_&quot;)" office:value-type="string" office:string-value="9_1_10" calcext:value-type="string">
            <text:p>9_1_10</text:p>
          </table:table-cell>
          <table:table-cell table:formula="of:=&quot;v&quot;&amp;[.G76]&amp;&quot;.&quot;&amp;[.B76]&amp;&quot;.&quot;&amp;[.C76]" office:value-type="string" office:string-value="v9_1_10.linux.x64" calcext:value-type="string">
            <text:p>v9_1_10.linux.x64</text:p>
          </table:table-cell>
          <table:table-cell table:formula="of:=&quot;v&quot;&amp;[.G76]&amp;&quot;/&quot;&amp;[.B76]&amp;&quot;/&quot;&amp;[.C76]" office:value-type="string" office:string-value="v9_1_10/linux/x64" calcext:value-type="string">
            <text:p>v9_1_10/linux/x64</text:p>
          </table:table-cell>
          <table:table-cell table:formula="of:=&quot;https://get.enterprisedb.com/postgresql/postgresql-&quot;&amp;[.A76]&amp;&quot;-&quot;" office:value-type="string" office:string-value="https://get.enterprisedb.com/postgresql/postgresql-9.1.10-" calcext:value-type="string">
            <text:p>https://get.enterprisedb.com/postgresql/postgresql-9.1.10-</text:p>
          </table:table-cell>
          <table:table-cell table:formula="of:=&quot;-&quot;&amp;[.E76]&amp;&quot;-binaries.&quot;&amp;[.F76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9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77]=&quot;any&quot;;[.B77];[.B77]&amp;&quot;/&quot;&amp;[.C77])" office:value-type="string" office:string-value="linux/x64" calcext:value-type="string">
            <text:p>linux/x64</text:p>
          </table:table-cell>
          <table:table-cell table:style-name="ce2" table:formula="of:=VLOOKUP([.D77];[Hoja2.$A$2:.$C$6];2;FALSE())" office:value-type="string" office:string-value="linux-x64" calcext:value-type="string">
            <text:p>linux-x64</text:p>
          </table:table-cell>
          <table:table-cell table:style-name="ce2" table:formula="of:=VLOOKUP([.D77];[Hoja2.$A$2:.$C$6];3;FALSE())" office:value-type="string" office:string-value="tar.gz" calcext:value-type="string">
            <text:p>tar.gz</text:p>
          </table:table-cell>
          <table:table-cell table:formula="of:=SUBSTITUTE([.A77];&quot;.&quot;;&quot;_&quot;)" office:value-type="string" office:string-value="9_1_9" calcext:value-type="string">
            <text:p>9_1_9</text:p>
          </table:table-cell>
          <table:table-cell table:formula="of:=&quot;v&quot;&amp;[.G77]&amp;&quot;.&quot;&amp;[.B77]&amp;&quot;.&quot;&amp;[.C77]" office:value-type="string" office:string-value="v9_1_9.linux.x64" calcext:value-type="string">
            <text:p>v9_1_9.linux.x64</text:p>
          </table:table-cell>
          <table:table-cell table:formula="of:=&quot;v&quot;&amp;[.G77]&amp;&quot;/&quot;&amp;[.B77]&amp;&quot;/&quot;&amp;[.C77]" office:value-type="string" office:string-value="v9_1_9/linux/x64" calcext:value-type="string">
            <text:p>v9_1_9/linux/x64</text:p>
          </table:table-cell>
          <table:table-cell table:formula="of:=&quot;https://get.enterprisedb.com/postgresql/postgresql-&quot;&amp;[.A77]&amp;&quot;-&quot;" office:value-type="string" office:string-value="https://get.enterprisedb.com/postgresql/postgresql-9.1.9-" calcext:value-type="string">
            <text:p>https://get.enterprisedb.com/postgresql/postgresql-9.1.9-</text:p>
          </table:table-cell>
          <table:table-cell table:formula="of:=&quot;-&quot;&amp;[.E77]&amp;&quot;-binaries.&quot;&amp;[.F77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8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78]=&quot;any&quot;;[.B78];[.B78]&amp;&quot;/&quot;&amp;[.C78])" office:value-type="string" office:string-value="linux/x64" calcext:value-type="string">
            <text:p>linux/x64</text:p>
          </table:table-cell>
          <table:table-cell table:style-name="ce2" table:formula="of:=VLOOKUP([.D78];[Hoja2.$A$2:.$C$6];2;FALSE())" office:value-type="string" office:string-value="linux-x64" calcext:value-type="string">
            <text:p>linux-x64</text:p>
          </table:table-cell>
          <table:table-cell table:style-name="ce2" table:formula="of:=VLOOKUP([.D78];[Hoja2.$A$2:.$C$6];3;FALSE())" office:value-type="string" office:string-value="tar.gz" calcext:value-type="string">
            <text:p>tar.gz</text:p>
          </table:table-cell>
          <table:table-cell table:formula="of:=SUBSTITUTE([.A78];&quot;.&quot;;&quot;_&quot;)" office:value-type="string" office:string-value="9_1_8" calcext:value-type="string">
            <text:p>9_1_8</text:p>
          </table:table-cell>
          <table:table-cell table:formula="of:=&quot;v&quot;&amp;[.G78]&amp;&quot;.&quot;&amp;[.B78]&amp;&quot;.&quot;&amp;[.C78]" office:value-type="string" office:string-value="v9_1_8.linux.x64" calcext:value-type="string">
            <text:p>v9_1_8.linux.x64</text:p>
          </table:table-cell>
          <table:table-cell table:formula="of:=&quot;v&quot;&amp;[.G78]&amp;&quot;/&quot;&amp;[.B78]&amp;&quot;/&quot;&amp;[.C78]" office:value-type="string" office:string-value="v9_1_8/linux/x64" calcext:value-type="string">
            <text:p>v9_1_8/linux/x64</text:p>
          </table:table-cell>
          <table:table-cell table:formula="of:=&quot;https://get.enterprisedb.com/postgresql/postgresql-&quot;&amp;[.A78]&amp;&quot;-&quot;" office:value-type="string" office:string-value="https://get.enterprisedb.com/postgresql/postgresql-9.1.8-" calcext:value-type="string">
            <text:p>https://get.enterprisedb.com/postgresql/postgresql-9.1.8-</text:p>
          </table:table-cell>
          <table:table-cell table:formula="of:=&quot;-&quot;&amp;[.E78]&amp;&quot;-binaries.&quot;&amp;[.F78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7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79]=&quot;any&quot;;[.B79];[.B79]&amp;&quot;/&quot;&amp;[.C79])" office:value-type="string" office:string-value="linux/x64" calcext:value-type="string">
            <text:p>linux/x64</text:p>
          </table:table-cell>
          <table:table-cell table:style-name="ce2" table:formula="of:=VLOOKUP([.D79];[Hoja2.$A$2:.$C$6];2;FALSE())" office:value-type="string" office:string-value="linux-x64" calcext:value-type="string">
            <text:p>linux-x64</text:p>
          </table:table-cell>
          <table:table-cell table:style-name="ce2" table:formula="of:=VLOOKUP([.D79];[Hoja2.$A$2:.$C$6];3;FALSE())" office:value-type="string" office:string-value="tar.gz" calcext:value-type="string">
            <text:p>tar.gz</text:p>
          </table:table-cell>
          <table:table-cell table:formula="of:=SUBSTITUTE([.A79];&quot;.&quot;;&quot;_&quot;)" office:value-type="string" office:string-value="9_1_7" calcext:value-type="string">
            <text:p>9_1_7</text:p>
          </table:table-cell>
          <table:table-cell table:formula="of:=&quot;v&quot;&amp;[.G79]&amp;&quot;.&quot;&amp;[.B79]&amp;&quot;.&quot;&amp;[.C79]" office:value-type="string" office:string-value="v9_1_7.linux.x64" calcext:value-type="string">
            <text:p>v9_1_7.linux.x64</text:p>
          </table:table-cell>
          <table:table-cell table:formula="of:=&quot;v&quot;&amp;[.G79]&amp;&quot;/&quot;&amp;[.B79]&amp;&quot;/&quot;&amp;[.C79]" office:value-type="string" office:string-value="v9_1_7/linux/x64" calcext:value-type="string">
            <text:p>v9_1_7/linux/x64</text:p>
          </table:table-cell>
          <table:table-cell table:formula="of:=&quot;https://get.enterprisedb.com/postgresql/postgresql-&quot;&amp;[.A79]&amp;&quot;-&quot;" office:value-type="string" office:string-value="https://get.enterprisedb.com/postgresql/postgresql-9.1.7-" calcext:value-type="string">
            <text:p>https://get.enterprisedb.com/postgresql/postgresql-9.1.7-</text:p>
          </table:table-cell>
          <table:table-cell table:formula="of:=&quot;-&quot;&amp;[.E79]&amp;&quot;-binaries.&quot;&amp;[.F79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6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80]=&quot;any&quot;;[.B80];[.B80]&amp;&quot;/&quot;&amp;[.C80])" office:value-type="string" office:string-value="linux/x64" calcext:value-type="string">
            <text:p>linux/x64</text:p>
          </table:table-cell>
          <table:table-cell table:style-name="ce2" table:formula="of:=VLOOKUP([.D80];[Hoja2.$A$2:.$C$6];2;FALSE())" office:value-type="string" office:string-value="linux-x64" calcext:value-type="string">
            <text:p>linux-x64</text:p>
          </table:table-cell>
          <table:table-cell table:style-name="ce2" table:formula="of:=VLOOKUP([.D80];[Hoja2.$A$2:.$C$6];3;FALSE())" office:value-type="string" office:string-value="tar.gz" calcext:value-type="string">
            <text:p>tar.gz</text:p>
          </table:table-cell>
          <table:table-cell table:formula="of:=SUBSTITUTE([.A80];&quot;.&quot;;&quot;_&quot;)" office:value-type="string" office:string-value="9_1_6" calcext:value-type="string">
            <text:p>9_1_6</text:p>
          </table:table-cell>
          <table:table-cell table:formula="of:=&quot;v&quot;&amp;[.G80]&amp;&quot;.&quot;&amp;[.B80]&amp;&quot;.&quot;&amp;[.C80]" office:value-type="string" office:string-value="v9_1_6.linux.x64" calcext:value-type="string">
            <text:p>v9_1_6.linux.x64</text:p>
          </table:table-cell>
          <table:table-cell table:formula="of:=&quot;v&quot;&amp;[.G80]&amp;&quot;/&quot;&amp;[.B80]&amp;&quot;/&quot;&amp;[.C80]" office:value-type="string" office:string-value="v9_1_6/linux/x64" calcext:value-type="string">
            <text:p>v9_1_6/linux/x64</text:p>
          </table:table-cell>
          <table:table-cell table:formula="of:=&quot;https://get.enterprisedb.com/postgresql/postgresql-&quot;&amp;[.A80]&amp;&quot;-&quot;" office:value-type="string" office:string-value="https://get.enterprisedb.com/postgresql/postgresql-9.1.6-" calcext:value-type="string">
            <text:p>https://get.enterprisedb.com/postgresql/postgresql-9.1.6-</text:p>
          </table:table-cell>
          <table:table-cell table:formula="of:=&quot;-&quot;&amp;[.E80]&amp;&quot;-binaries.&quot;&amp;[.F80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5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81]=&quot;any&quot;;[.B81];[.B81]&amp;&quot;/&quot;&amp;[.C81])" office:value-type="string" office:string-value="linux/x64" calcext:value-type="string">
            <text:p>linux/x64</text:p>
          </table:table-cell>
          <table:table-cell table:style-name="ce2" table:formula="of:=VLOOKUP([.D81];[Hoja2.$A$2:.$C$6];2;FALSE())" office:value-type="string" office:string-value="linux-x64" calcext:value-type="string">
            <text:p>linux-x64</text:p>
          </table:table-cell>
          <table:table-cell table:style-name="ce2" table:formula="of:=VLOOKUP([.D81];[Hoja2.$A$2:.$C$6];3;FALSE())" office:value-type="string" office:string-value="tar.gz" calcext:value-type="string">
            <text:p>tar.gz</text:p>
          </table:table-cell>
          <table:table-cell table:formula="of:=SUBSTITUTE([.A81];&quot;.&quot;;&quot;_&quot;)" office:value-type="string" office:string-value="9_1_5" calcext:value-type="string">
            <text:p>9_1_5</text:p>
          </table:table-cell>
          <table:table-cell table:formula="of:=&quot;v&quot;&amp;[.G81]&amp;&quot;.&quot;&amp;[.B81]&amp;&quot;.&quot;&amp;[.C81]" office:value-type="string" office:string-value="v9_1_5.linux.x64" calcext:value-type="string">
            <text:p>v9_1_5.linux.x64</text:p>
          </table:table-cell>
          <table:table-cell table:formula="of:=&quot;v&quot;&amp;[.G81]&amp;&quot;/&quot;&amp;[.B81]&amp;&quot;/&quot;&amp;[.C81]" office:value-type="string" office:string-value="v9_1_5/linux/x64" calcext:value-type="string">
            <text:p>v9_1_5/linux/x64</text:p>
          </table:table-cell>
          <table:table-cell table:formula="of:=&quot;https://get.enterprisedb.com/postgresql/postgresql-&quot;&amp;[.A81]&amp;&quot;-&quot;" office:value-type="string" office:string-value="https://get.enterprisedb.com/postgresql/postgresql-9.1.5-" calcext:value-type="string">
            <text:p>https://get.enterprisedb.com/postgresql/postgresql-9.1.5-</text:p>
          </table:table-cell>
          <table:table-cell table:formula="of:=&quot;-&quot;&amp;[.E81]&amp;&quot;-binaries.&quot;&amp;[.F81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4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82]=&quot;any&quot;;[.B82];[.B82]&amp;&quot;/&quot;&amp;[.C82])" office:value-type="string" office:string-value="linux/x64" calcext:value-type="string">
            <text:p>linux/x64</text:p>
          </table:table-cell>
          <table:table-cell table:style-name="ce2" table:formula="of:=VLOOKUP([.D82];[Hoja2.$A$2:.$C$6];2;FALSE())" office:value-type="string" office:string-value="linux-x64" calcext:value-type="string">
            <text:p>linux-x64</text:p>
          </table:table-cell>
          <table:table-cell table:style-name="ce2" table:formula="of:=VLOOKUP([.D82];[Hoja2.$A$2:.$C$6];3;FALSE())" office:value-type="string" office:string-value="tar.gz" calcext:value-type="string">
            <text:p>tar.gz</text:p>
          </table:table-cell>
          <table:table-cell table:formula="of:=SUBSTITUTE([.A82];&quot;.&quot;;&quot;_&quot;)" office:value-type="string" office:string-value="9_1_4" calcext:value-type="string">
            <text:p>9_1_4</text:p>
          </table:table-cell>
          <table:table-cell table:formula="of:=&quot;v&quot;&amp;[.G82]&amp;&quot;.&quot;&amp;[.B82]&amp;&quot;.&quot;&amp;[.C82]" office:value-type="string" office:string-value="v9_1_4.linux.x64" calcext:value-type="string">
            <text:p>v9_1_4.linux.x64</text:p>
          </table:table-cell>
          <table:table-cell table:formula="of:=&quot;v&quot;&amp;[.G82]&amp;&quot;/&quot;&amp;[.B82]&amp;&quot;/&quot;&amp;[.C82]" office:value-type="string" office:string-value="v9_1_4/linux/x64" calcext:value-type="string">
            <text:p>v9_1_4/linux/x64</text:p>
          </table:table-cell>
          <table:table-cell table:formula="of:=&quot;https://get.enterprisedb.com/postgresql/postgresql-&quot;&amp;[.A82]&amp;&quot;-&quot;" office:value-type="string" office:string-value="https://get.enterprisedb.com/postgresql/postgresql-9.1.4-" calcext:value-type="string">
            <text:p>https://get.enterprisedb.com/postgresql/postgresql-9.1.4-</text:p>
          </table:table-cell>
          <table:table-cell table:formula="of:=&quot;-&quot;&amp;[.E82]&amp;&quot;-binaries.&quot;&amp;[.F82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83]=&quot;any&quot;;[.B83];[.B83]&amp;&quot;/&quot;&amp;[.C83])" office:value-type="string" office:string-value="linux/x64" calcext:value-type="string">
            <text:p>linux/x64</text:p>
          </table:table-cell>
          <table:table-cell table:style-name="ce2" table:formula="of:=VLOOKUP([.D83];[Hoja2.$A$2:.$C$6];2;FALSE())" office:value-type="string" office:string-value="linux-x64" calcext:value-type="string">
            <text:p>linux-x64</text:p>
          </table:table-cell>
          <table:table-cell table:style-name="ce2" table:formula="of:=VLOOKUP([.D83];[Hoja2.$A$2:.$C$6];3;FALSE())" office:value-type="string" office:string-value="tar.gz" calcext:value-type="string">
            <text:p>tar.gz</text:p>
          </table:table-cell>
          <table:table-cell table:formula="of:=SUBSTITUTE([.A83];&quot;.&quot;;&quot;_&quot;)" office:value-type="string" office:string-value="9_1_3" calcext:value-type="string">
            <text:p>9_1_3</text:p>
          </table:table-cell>
          <table:table-cell table:formula="of:=&quot;v&quot;&amp;[.G83]&amp;&quot;.&quot;&amp;[.B83]&amp;&quot;.&quot;&amp;[.C83]" office:value-type="string" office:string-value="v9_1_3.linux.x64" calcext:value-type="string">
            <text:p>v9_1_3.linux.x64</text:p>
          </table:table-cell>
          <table:table-cell table:formula="of:=&quot;v&quot;&amp;[.G83]&amp;&quot;/&quot;&amp;[.B83]&amp;&quot;/&quot;&amp;[.C83]" office:value-type="string" office:string-value="v9_1_3/linux/x64" calcext:value-type="string">
            <text:p>v9_1_3/linux/x64</text:p>
          </table:table-cell>
          <table:table-cell table:formula="of:=&quot;https://get.enterprisedb.com/postgresql/postgresql-&quot;&amp;[.A83]&amp;&quot;-&quot;" office:value-type="string" office:string-value="https://get.enterprisedb.com/postgresql/postgresql-9.1.3-" calcext:value-type="string">
            <text:p>https://get.enterprisedb.com/postgresql/postgresql-9.1.3-</text:p>
          </table:table-cell>
          <table:table-cell table:formula="of:=&quot;-&quot;&amp;[.E83]&amp;&quot;-binaries.&quot;&amp;[.F83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84]=&quot;any&quot;;[.B84];[.B84]&amp;&quot;/&quot;&amp;[.C84])" office:value-type="string" office:string-value="linux/x64" calcext:value-type="string">
            <text:p>linux/x64</text:p>
          </table:table-cell>
          <table:table-cell table:style-name="ce2" table:formula="of:=VLOOKUP([.D84];[Hoja2.$A$2:.$C$6];2;FALSE())" office:value-type="string" office:string-value="linux-x64" calcext:value-type="string">
            <text:p>linux-x64</text:p>
          </table:table-cell>
          <table:table-cell table:style-name="ce2" table:formula="of:=VLOOKUP([.D84];[Hoja2.$A$2:.$C$6];3;FALSE())" office:value-type="string" office:string-value="tar.gz" calcext:value-type="string">
            <text:p>tar.gz</text:p>
          </table:table-cell>
          <table:table-cell table:formula="of:=SUBSTITUTE([.A84];&quot;.&quot;;&quot;_&quot;)" office:value-type="string" office:string-value="9_1_2" calcext:value-type="string">
            <text:p>9_1_2</text:p>
          </table:table-cell>
          <table:table-cell table:formula="of:=&quot;v&quot;&amp;[.G84]&amp;&quot;.&quot;&amp;[.B84]&amp;&quot;.&quot;&amp;[.C84]" office:value-type="string" office:string-value="v9_1_2.linux.x64" calcext:value-type="string">
            <text:p>v9_1_2.linux.x64</text:p>
          </table:table-cell>
          <table:table-cell table:formula="of:=&quot;v&quot;&amp;[.G84]&amp;&quot;/&quot;&amp;[.B84]&amp;&quot;/&quot;&amp;[.C84]" office:value-type="string" office:string-value="v9_1_2/linux/x64" calcext:value-type="string">
            <text:p>v9_1_2/linux/x64</text:p>
          </table:table-cell>
          <table:table-cell table:formula="of:=&quot;https://get.enterprisedb.com/postgresql/postgresql-&quot;&amp;[.A84]&amp;&quot;-&quot;" office:value-type="string" office:string-value="https://get.enterprisedb.com/postgresql/postgresql-9.1.2-" calcext:value-type="string">
            <text:p>https://get.enterprisedb.com/postgresql/postgresql-9.1.2-</text:p>
          </table:table-cell>
          <table:table-cell table:formula="of:=&quot;-&quot;&amp;[.E84]&amp;&quot;-binaries.&quot;&amp;[.F84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85]=&quot;any&quot;;[.B85];[.B85]&amp;&quot;/&quot;&amp;[.C85])" office:value-type="string" office:string-value="linux/x64" calcext:value-type="string">
            <text:p>linux/x64</text:p>
          </table:table-cell>
          <table:table-cell table:style-name="ce2" table:formula="of:=VLOOKUP([.D85];[Hoja2.$A$2:.$C$6];2;FALSE())" office:value-type="string" office:string-value="linux-x64" calcext:value-type="string">
            <text:p>linux-x64</text:p>
          </table:table-cell>
          <table:table-cell table:style-name="ce2" table:formula="of:=VLOOKUP([.D85];[Hoja2.$A$2:.$C$6];3;FALSE())" office:value-type="string" office:string-value="tar.gz" calcext:value-type="string">
            <text:p>tar.gz</text:p>
          </table:table-cell>
          <table:table-cell table:formula="of:=SUBSTITUTE([.A85];&quot;.&quot;;&quot;_&quot;)" office:value-type="string" office:string-value="9_1_1" calcext:value-type="string">
            <text:p>9_1_1</text:p>
          </table:table-cell>
          <table:table-cell table:formula="of:=&quot;v&quot;&amp;[.G85]&amp;&quot;.&quot;&amp;[.B85]&amp;&quot;.&quot;&amp;[.C85]" office:value-type="string" office:string-value="v9_1_1.linux.x64" calcext:value-type="string">
            <text:p>v9_1_1.linux.x64</text:p>
          </table:table-cell>
          <table:table-cell table:formula="of:=&quot;v&quot;&amp;[.G85]&amp;&quot;/&quot;&amp;[.B85]&amp;&quot;/&quot;&amp;[.C85]" office:value-type="string" office:string-value="v9_1_1/linux/x64" calcext:value-type="string">
            <text:p>v9_1_1/linux/x64</text:p>
          </table:table-cell>
          <table:table-cell table:formula="of:=&quot;https://get.enterprisedb.com/postgresql/postgresql-&quot;&amp;[.A85]&amp;&quot;-&quot;" office:value-type="string" office:string-value="https://get.enterprisedb.com/postgresql/postgresql-9.1.1-" calcext:value-type="string">
            <text:p>https://get.enterprisedb.com/postgresql/postgresql-9.1.1-</text:p>
          </table:table-cell>
          <table:table-cell table:formula="of:=&quot;-&quot;&amp;[.E85]&amp;&quot;-binaries.&quot;&amp;[.F85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64</text:p>
          </table:table-cell>
          <table:table-cell table:formula="of:=IF([.C86]=&quot;any&quot;;[.B86];[.B86]&amp;&quot;/&quot;&amp;[.C86])" office:value-type="string" office:string-value="linux/x64" calcext:value-type="string">
            <text:p>linux/x64</text:p>
          </table:table-cell>
          <table:table-cell table:style-name="ce2" table:formula="of:=VLOOKUP([.D86];[Hoja2.$A$2:.$C$6];2;FALSE())" office:value-type="string" office:string-value="linux-x64" calcext:value-type="string">
            <text:p>linux-x64</text:p>
          </table:table-cell>
          <table:table-cell table:style-name="ce2" table:formula="of:=VLOOKUP([.D86];[Hoja2.$A$2:.$C$6];3;FALSE())" office:value-type="string" office:string-value="tar.gz" calcext:value-type="string">
            <text:p>tar.gz</text:p>
          </table:table-cell>
          <table:table-cell table:formula="of:=SUBSTITUTE([.A86];&quot;.&quot;;&quot;_&quot;)" office:value-type="string" office:string-value="9_1_0" calcext:value-type="string">
            <text:p>9_1_0</text:p>
          </table:table-cell>
          <table:table-cell table:formula="of:=&quot;v&quot;&amp;[.G86]&amp;&quot;.&quot;&amp;[.B86]&amp;&quot;.&quot;&amp;[.C86]" office:value-type="string" office:string-value="v9_1_0.linux.x64" calcext:value-type="string">
            <text:p>v9_1_0.linux.x64</text:p>
          </table:table-cell>
          <table:table-cell table:formula="of:=&quot;v&quot;&amp;[.G86]&amp;&quot;/&quot;&amp;[.B86]&amp;&quot;/&quot;&amp;[.C86]" office:value-type="string" office:string-value="v9_1_0/linux/x64" calcext:value-type="string">
            <text:p>v9_1_0/linux/x64</text:p>
          </table:table-cell>
          <table:table-cell table:formula="of:=&quot;https://get.enterprisedb.com/postgresql/postgresql-&quot;&amp;[.A86]&amp;&quot;-&quot;" office:value-type="string" office:string-value="https://get.enterprisedb.com/postgresql/postgresql-9.1.0-" calcext:value-type="string">
            <text:p>https://get.enterprisedb.com/postgresql/postgresql-9.1.0-</text:p>
          </table:table-cell>
          <table:table-cell table:formula="of:=&quot;-&quot;&amp;[.E86]&amp;&quot;-binaries.&quot;&amp;[.F86]" office:value-type="string" office:string-value="-linux-x64-binaries.tar.gz" calcext:value-type="string">
            <text:p>-linux-x64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6.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87]=&quot;any&quot;;[.B87];[.B87]&amp;&quot;/&quot;&amp;[.C87])" office:value-type="string" office:string-value="linux/x86" calcext:value-type="string">
            <text:p>linux/x86</text:p>
          </table:table-cell>
          <table:table-cell table:style-name="ce2" table:formula="of:=VLOOKUP([.D87];[Hoja2.$A$2:.$C$6];2;FALSE())" office:value-type="string" office:string-value="linux" calcext:value-type="string">
            <text:p>linux</text:p>
          </table:table-cell>
          <table:table-cell table:style-name="ce2" table:formula="of:=VLOOKUP([.D87];[Hoja2.$A$2:.$C$6];3;FALSE())" office:value-type="string" office:string-value="tar.gz" calcext:value-type="string">
            <text:p>tar.gz</text:p>
          </table:table-cell>
          <table:table-cell table:formula="of:=SUBSTITUTE([.A87];&quot;.&quot;;&quot;_&quot;)" office:value-type="string" office:string-value="9_6_2" calcext:value-type="string">
            <text:p>9_6_2</text:p>
          </table:table-cell>
          <table:table-cell table:formula="of:=&quot;v&quot;&amp;[.G87]&amp;&quot;.&quot;&amp;[.B87]&amp;&quot;.&quot;&amp;[.C87]" office:value-type="string" office:string-value="v9_6_2.linux.x86" calcext:value-type="string">
            <text:p>v9_6_2.linux.x86</text:p>
          </table:table-cell>
          <table:table-cell table:formula="of:=&quot;v&quot;&amp;[.G87]&amp;&quot;/&quot;&amp;[.B87]&amp;&quot;/&quot;&amp;[.C87]" office:value-type="string" office:string-value="v9_6_2/linux/x86" calcext:value-type="string">
            <text:p>v9_6_2/linux/x86</text:p>
          </table:table-cell>
          <table:table-cell table:formula="of:=&quot;https://get.enterprisedb.com/postgresql/postgresql-&quot;&amp;[.A87]&amp;&quot;-&quot;" office:value-type="string" office:string-value="https://get.enterprisedb.com/postgresql/postgresql-9.6.2-" calcext:value-type="string">
            <text:p>https://get.enterprisedb.com/postgresql/postgresql-9.6.2-</text:p>
          </table:table-cell>
          <table:table-cell table:formula="of:=&quot;-&quot;&amp;[.E87]&amp;&quot;-binaries.&quot;&amp;[.F87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6.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88]=&quot;any&quot;;[.B88];[.B88]&amp;&quot;/&quot;&amp;[.C88])" office:value-type="string" office:string-value="linux/x86" calcext:value-type="string">
            <text:p>linux/x86</text:p>
          </table:table-cell>
          <table:table-cell table:style-name="ce2" table:formula="of:=VLOOKUP([.D88];[Hoja2.$A$2:.$C$6];2;FALSE())" office:value-type="string" office:string-value="linux" calcext:value-type="string">
            <text:p>linux</text:p>
          </table:table-cell>
          <table:table-cell table:style-name="ce2" table:formula="of:=VLOOKUP([.D88];[Hoja2.$A$2:.$C$6];3;FALSE())" office:value-type="string" office:string-value="tar.gz" calcext:value-type="string">
            <text:p>tar.gz</text:p>
          </table:table-cell>
          <table:table-cell table:formula="of:=SUBSTITUTE([.A88];&quot;.&quot;;&quot;_&quot;)" office:value-type="string" office:string-value="9_6_1" calcext:value-type="string">
            <text:p>9_6_1</text:p>
          </table:table-cell>
          <table:table-cell table:formula="of:=&quot;v&quot;&amp;[.G88]&amp;&quot;.&quot;&amp;[.B88]&amp;&quot;.&quot;&amp;[.C88]" office:value-type="string" office:string-value="v9_6_1.linux.x86" calcext:value-type="string">
            <text:p>v9_6_1.linux.x86</text:p>
          </table:table-cell>
          <table:table-cell table:formula="of:=&quot;v&quot;&amp;[.G88]&amp;&quot;/&quot;&amp;[.B88]&amp;&quot;/&quot;&amp;[.C88]" office:value-type="string" office:string-value="v9_6_1/linux/x86" calcext:value-type="string">
            <text:p>v9_6_1/linux/x86</text:p>
          </table:table-cell>
          <table:table-cell table:formula="of:=&quot;https://get.enterprisedb.com/postgresql/postgresql-&quot;&amp;[.A88]&amp;&quot;-&quot;" office:value-type="string" office:string-value="https://get.enterprisedb.com/postgresql/postgresql-9.6.1-" calcext:value-type="string">
            <text:p>https://get.enterprisedb.com/postgresql/postgresql-9.6.1-</text:p>
          </table:table-cell>
          <table:table-cell table:formula="of:=&quot;-&quot;&amp;[.E88]&amp;&quot;-binaries.&quot;&amp;[.F88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6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89]=&quot;any&quot;;[.B89];[.B89]&amp;&quot;/&quot;&amp;[.C89])" office:value-type="string" office:string-value="linux/x86" calcext:value-type="string">
            <text:p>linux/x86</text:p>
          </table:table-cell>
          <table:table-cell table:style-name="ce2" table:formula="of:=VLOOKUP([.D89];[Hoja2.$A$2:.$C$6];2;FALSE())" office:value-type="string" office:string-value="linux" calcext:value-type="string">
            <text:p>linux</text:p>
          </table:table-cell>
          <table:table-cell table:style-name="ce2" table:formula="of:=VLOOKUP([.D89];[Hoja2.$A$2:.$C$6];3;FALSE())" office:value-type="string" office:string-value="tar.gz" calcext:value-type="string">
            <text:p>tar.gz</text:p>
          </table:table-cell>
          <table:table-cell table:formula="of:=SUBSTITUTE([.A89];&quot;.&quot;;&quot;_&quot;)" office:value-type="string" office:string-value="9_6_0" calcext:value-type="string">
            <text:p>9_6_0</text:p>
          </table:table-cell>
          <table:table-cell table:formula="of:=&quot;v&quot;&amp;[.G89]&amp;&quot;.&quot;&amp;[.B89]&amp;&quot;.&quot;&amp;[.C89]" office:value-type="string" office:string-value="v9_6_0.linux.x86" calcext:value-type="string">
            <text:p>v9_6_0.linux.x86</text:p>
          </table:table-cell>
          <table:table-cell table:formula="of:=&quot;v&quot;&amp;[.G89]&amp;&quot;/&quot;&amp;[.B89]&amp;&quot;/&quot;&amp;[.C89]" office:value-type="string" office:string-value="v9_6_0/linux/x86" calcext:value-type="string">
            <text:p>v9_6_0/linux/x86</text:p>
          </table:table-cell>
          <table:table-cell table:formula="of:=&quot;https://get.enterprisedb.com/postgresql/postgresql-&quot;&amp;[.A89]&amp;&quot;-&quot;" office:value-type="string" office:string-value="https://get.enterprisedb.com/postgresql/postgresql-9.6.0-" calcext:value-type="string">
            <text:p>https://get.enterprisedb.com/postgresql/postgresql-9.6.0-</text:p>
          </table:table-cell>
          <table:table-cell table:formula="of:=&quot;-&quot;&amp;[.E89]&amp;&quot;-binaries.&quot;&amp;[.F89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5.6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90]=&quot;any&quot;;[.B90];[.B90]&amp;&quot;/&quot;&amp;[.C90])" office:value-type="string" office:string-value="linux/x86" calcext:value-type="string">
            <text:p>linux/x86</text:p>
          </table:table-cell>
          <table:table-cell table:style-name="ce2" table:formula="of:=VLOOKUP([.D90];[Hoja2.$A$2:.$C$6];2;FALSE())" office:value-type="string" office:string-value="linux" calcext:value-type="string">
            <text:p>linux</text:p>
          </table:table-cell>
          <table:table-cell table:style-name="ce2" table:formula="of:=VLOOKUP([.D90];[Hoja2.$A$2:.$C$6];3;FALSE())" office:value-type="string" office:string-value="tar.gz" calcext:value-type="string">
            <text:p>tar.gz</text:p>
          </table:table-cell>
          <table:table-cell table:formula="of:=SUBSTITUTE([.A90];&quot;.&quot;;&quot;_&quot;)" office:value-type="string" office:string-value="9_5_6" calcext:value-type="string">
            <text:p>9_5_6</text:p>
          </table:table-cell>
          <table:table-cell table:formula="of:=&quot;v&quot;&amp;[.G90]&amp;&quot;.&quot;&amp;[.B90]&amp;&quot;.&quot;&amp;[.C90]" office:value-type="string" office:string-value="v9_5_6.linux.x86" calcext:value-type="string">
            <text:p>v9_5_6.linux.x86</text:p>
          </table:table-cell>
          <table:table-cell table:formula="of:=&quot;v&quot;&amp;[.G90]&amp;&quot;/&quot;&amp;[.B90]&amp;&quot;/&quot;&amp;[.C90]" office:value-type="string" office:string-value="v9_5_6/linux/x86" calcext:value-type="string">
            <text:p>v9_5_6/linux/x86</text:p>
          </table:table-cell>
          <table:table-cell table:formula="of:=&quot;https://get.enterprisedb.com/postgresql/postgresql-&quot;&amp;[.A90]&amp;&quot;-&quot;" office:value-type="string" office:string-value="https://get.enterprisedb.com/postgresql/postgresql-9.5.6-" calcext:value-type="string">
            <text:p>https://get.enterprisedb.com/postgresql/postgresql-9.5.6-</text:p>
          </table:table-cell>
          <table:table-cell table:formula="of:=&quot;-&quot;&amp;[.E90]&amp;&quot;-binaries.&quot;&amp;[.F90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5.5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91]=&quot;any&quot;;[.B91];[.B91]&amp;&quot;/&quot;&amp;[.C91])" office:value-type="string" office:string-value="linux/x86" calcext:value-type="string">
            <text:p>linux/x86</text:p>
          </table:table-cell>
          <table:table-cell table:style-name="ce2" table:formula="of:=VLOOKUP([.D91];[Hoja2.$A$2:.$C$6];2;FALSE())" office:value-type="string" office:string-value="linux" calcext:value-type="string">
            <text:p>linux</text:p>
          </table:table-cell>
          <table:table-cell table:style-name="ce2" table:formula="of:=VLOOKUP([.D91];[Hoja2.$A$2:.$C$6];3;FALSE())" office:value-type="string" office:string-value="tar.gz" calcext:value-type="string">
            <text:p>tar.gz</text:p>
          </table:table-cell>
          <table:table-cell table:formula="of:=SUBSTITUTE([.A91];&quot;.&quot;;&quot;_&quot;)" office:value-type="string" office:string-value="9_5_5" calcext:value-type="string">
            <text:p>9_5_5</text:p>
          </table:table-cell>
          <table:table-cell table:formula="of:=&quot;v&quot;&amp;[.G91]&amp;&quot;.&quot;&amp;[.B91]&amp;&quot;.&quot;&amp;[.C91]" office:value-type="string" office:string-value="v9_5_5.linux.x86" calcext:value-type="string">
            <text:p>v9_5_5.linux.x86</text:p>
          </table:table-cell>
          <table:table-cell table:formula="of:=&quot;v&quot;&amp;[.G91]&amp;&quot;/&quot;&amp;[.B91]&amp;&quot;/&quot;&amp;[.C91]" office:value-type="string" office:string-value="v9_5_5/linux/x86" calcext:value-type="string">
            <text:p>v9_5_5/linux/x86</text:p>
          </table:table-cell>
          <table:table-cell table:formula="of:=&quot;https://get.enterprisedb.com/postgresql/postgresql-&quot;&amp;[.A91]&amp;&quot;-&quot;" office:value-type="string" office:string-value="https://get.enterprisedb.com/postgresql/postgresql-9.5.5-" calcext:value-type="string">
            <text:p>https://get.enterprisedb.com/postgresql/postgresql-9.5.5-</text:p>
          </table:table-cell>
          <table:table-cell table:formula="of:=&quot;-&quot;&amp;[.E91]&amp;&quot;-binaries.&quot;&amp;[.F91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5.4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92]=&quot;any&quot;;[.B92];[.B92]&amp;&quot;/&quot;&amp;[.C92])" office:value-type="string" office:string-value="linux/x86" calcext:value-type="string">
            <text:p>linux/x86</text:p>
          </table:table-cell>
          <table:table-cell table:style-name="ce2" table:formula="of:=VLOOKUP([.D92];[Hoja2.$A$2:.$C$6];2;FALSE())" office:value-type="string" office:string-value="linux" calcext:value-type="string">
            <text:p>linux</text:p>
          </table:table-cell>
          <table:table-cell table:style-name="ce2" table:formula="of:=VLOOKUP([.D92];[Hoja2.$A$2:.$C$6];3;FALSE())" office:value-type="string" office:string-value="tar.gz" calcext:value-type="string">
            <text:p>tar.gz</text:p>
          </table:table-cell>
          <table:table-cell table:formula="of:=SUBSTITUTE([.A92];&quot;.&quot;;&quot;_&quot;)" office:value-type="string" office:string-value="9_5_4" calcext:value-type="string">
            <text:p>9_5_4</text:p>
          </table:table-cell>
          <table:table-cell table:formula="of:=&quot;v&quot;&amp;[.G92]&amp;&quot;.&quot;&amp;[.B92]&amp;&quot;.&quot;&amp;[.C92]" office:value-type="string" office:string-value="v9_5_4.linux.x86" calcext:value-type="string">
            <text:p>v9_5_4.linux.x86</text:p>
          </table:table-cell>
          <table:table-cell table:formula="of:=&quot;v&quot;&amp;[.G92]&amp;&quot;/&quot;&amp;[.B92]&amp;&quot;/&quot;&amp;[.C92]" office:value-type="string" office:string-value="v9_5_4/linux/x86" calcext:value-type="string">
            <text:p>v9_5_4/linux/x86</text:p>
          </table:table-cell>
          <table:table-cell table:formula="of:=&quot;https://get.enterprisedb.com/postgresql/postgresql-&quot;&amp;[.A92]&amp;&quot;-&quot;" office:value-type="string" office:string-value="https://get.enterprisedb.com/postgresql/postgresql-9.5.4-" calcext:value-type="string">
            <text:p>https://get.enterprisedb.com/postgresql/postgresql-9.5.4-</text:p>
          </table:table-cell>
          <table:table-cell table:formula="of:=&quot;-&quot;&amp;[.E92]&amp;&quot;-binaries.&quot;&amp;[.F92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5.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93]=&quot;any&quot;;[.B93];[.B93]&amp;&quot;/&quot;&amp;[.C93])" office:value-type="string" office:string-value="linux/x86" calcext:value-type="string">
            <text:p>linux/x86</text:p>
          </table:table-cell>
          <table:table-cell table:style-name="ce2" table:formula="of:=VLOOKUP([.D93];[Hoja2.$A$2:.$C$6];2;FALSE())" office:value-type="string" office:string-value="linux" calcext:value-type="string">
            <text:p>linux</text:p>
          </table:table-cell>
          <table:table-cell table:style-name="ce2" table:formula="of:=VLOOKUP([.D93];[Hoja2.$A$2:.$C$6];3;FALSE())" office:value-type="string" office:string-value="tar.gz" calcext:value-type="string">
            <text:p>tar.gz</text:p>
          </table:table-cell>
          <table:table-cell table:formula="of:=SUBSTITUTE([.A93];&quot;.&quot;;&quot;_&quot;)" office:value-type="string" office:string-value="9_5_3" calcext:value-type="string">
            <text:p>9_5_3</text:p>
          </table:table-cell>
          <table:table-cell table:formula="of:=&quot;v&quot;&amp;[.G93]&amp;&quot;.&quot;&amp;[.B93]&amp;&quot;.&quot;&amp;[.C93]" office:value-type="string" office:string-value="v9_5_3.linux.x86" calcext:value-type="string">
            <text:p>v9_5_3.linux.x86</text:p>
          </table:table-cell>
          <table:table-cell table:formula="of:=&quot;v&quot;&amp;[.G93]&amp;&quot;/&quot;&amp;[.B93]&amp;&quot;/&quot;&amp;[.C93]" office:value-type="string" office:string-value="v9_5_3/linux/x86" calcext:value-type="string">
            <text:p>v9_5_3/linux/x86</text:p>
          </table:table-cell>
          <table:table-cell table:formula="of:=&quot;https://get.enterprisedb.com/postgresql/postgresql-&quot;&amp;[.A93]&amp;&quot;-&quot;" office:value-type="string" office:string-value="https://get.enterprisedb.com/postgresql/postgresql-9.5.3-" calcext:value-type="string">
            <text:p>https://get.enterprisedb.com/postgresql/postgresql-9.5.3-</text:p>
          </table:table-cell>
          <table:table-cell table:formula="of:=&quot;-&quot;&amp;[.E93]&amp;&quot;-binaries.&quot;&amp;[.F93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5.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94]=&quot;any&quot;;[.B94];[.B94]&amp;&quot;/&quot;&amp;[.C94])" office:value-type="string" office:string-value="linux/x86" calcext:value-type="string">
            <text:p>linux/x86</text:p>
          </table:table-cell>
          <table:table-cell table:style-name="ce2" table:formula="of:=VLOOKUP([.D94];[Hoja2.$A$2:.$C$6];2;FALSE())" office:value-type="string" office:string-value="linux" calcext:value-type="string">
            <text:p>linux</text:p>
          </table:table-cell>
          <table:table-cell table:style-name="ce2" table:formula="of:=VLOOKUP([.D94];[Hoja2.$A$2:.$C$6];3;FALSE())" office:value-type="string" office:string-value="tar.gz" calcext:value-type="string">
            <text:p>tar.gz</text:p>
          </table:table-cell>
          <table:table-cell table:formula="of:=SUBSTITUTE([.A94];&quot;.&quot;;&quot;_&quot;)" office:value-type="string" office:string-value="9_5_2" calcext:value-type="string">
            <text:p>9_5_2</text:p>
          </table:table-cell>
          <table:table-cell table:formula="of:=&quot;v&quot;&amp;[.G94]&amp;&quot;.&quot;&amp;[.B94]&amp;&quot;.&quot;&amp;[.C94]" office:value-type="string" office:string-value="v9_5_2.linux.x86" calcext:value-type="string">
            <text:p>v9_5_2.linux.x86</text:p>
          </table:table-cell>
          <table:table-cell table:formula="of:=&quot;v&quot;&amp;[.G94]&amp;&quot;/&quot;&amp;[.B94]&amp;&quot;/&quot;&amp;[.C94]" office:value-type="string" office:string-value="v9_5_2/linux/x86" calcext:value-type="string">
            <text:p>v9_5_2/linux/x86</text:p>
          </table:table-cell>
          <table:table-cell table:formula="of:=&quot;https://get.enterprisedb.com/postgresql/postgresql-&quot;&amp;[.A94]&amp;&quot;-&quot;" office:value-type="string" office:string-value="https://get.enterprisedb.com/postgresql/postgresql-9.5.2-" calcext:value-type="string">
            <text:p>https://get.enterprisedb.com/postgresql/postgresql-9.5.2-</text:p>
          </table:table-cell>
          <table:table-cell table:formula="of:=&quot;-&quot;&amp;[.E94]&amp;&quot;-binaries.&quot;&amp;[.F94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5.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95]=&quot;any&quot;;[.B95];[.B95]&amp;&quot;/&quot;&amp;[.C95])" office:value-type="string" office:string-value="linux/x86" calcext:value-type="string">
            <text:p>linux/x86</text:p>
          </table:table-cell>
          <table:table-cell table:style-name="ce2" table:formula="of:=VLOOKUP([.D95];[Hoja2.$A$2:.$C$6];2;FALSE())" office:value-type="string" office:string-value="linux" calcext:value-type="string">
            <text:p>linux</text:p>
          </table:table-cell>
          <table:table-cell table:style-name="ce2" table:formula="of:=VLOOKUP([.D95];[Hoja2.$A$2:.$C$6];3;FALSE())" office:value-type="string" office:string-value="tar.gz" calcext:value-type="string">
            <text:p>tar.gz</text:p>
          </table:table-cell>
          <table:table-cell table:formula="of:=SUBSTITUTE([.A95];&quot;.&quot;;&quot;_&quot;)" office:value-type="string" office:string-value="9_5_1" calcext:value-type="string">
            <text:p>9_5_1</text:p>
          </table:table-cell>
          <table:table-cell table:formula="of:=&quot;v&quot;&amp;[.G95]&amp;&quot;.&quot;&amp;[.B95]&amp;&quot;.&quot;&amp;[.C95]" office:value-type="string" office:string-value="v9_5_1.linux.x86" calcext:value-type="string">
            <text:p>v9_5_1.linux.x86</text:p>
          </table:table-cell>
          <table:table-cell table:formula="of:=&quot;v&quot;&amp;[.G95]&amp;&quot;/&quot;&amp;[.B95]&amp;&quot;/&quot;&amp;[.C95]" office:value-type="string" office:string-value="v9_5_1/linux/x86" calcext:value-type="string">
            <text:p>v9_5_1/linux/x86</text:p>
          </table:table-cell>
          <table:table-cell table:formula="of:=&quot;https://get.enterprisedb.com/postgresql/postgresql-&quot;&amp;[.A95]&amp;&quot;-&quot;" office:value-type="string" office:string-value="https://get.enterprisedb.com/postgresql/postgresql-9.5.1-" calcext:value-type="string">
            <text:p>https://get.enterprisedb.com/postgresql/postgresql-9.5.1-</text:p>
          </table:table-cell>
          <table:table-cell table:formula="of:=&quot;-&quot;&amp;[.E95]&amp;&quot;-binaries.&quot;&amp;[.F95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5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96]=&quot;any&quot;;[.B96];[.B96]&amp;&quot;/&quot;&amp;[.C96])" office:value-type="string" office:string-value="linux/x86" calcext:value-type="string">
            <text:p>linux/x86</text:p>
          </table:table-cell>
          <table:table-cell table:style-name="ce2" table:formula="of:=VLOOKUP([.D96];[Hoja2.$A$2:.$C$6];2;FALSE())" office:value-type="string" office:string-value="linux" calcext:value-type="string">
            <text:p>linux</text:p>
          </table:table-cell>
          <table:table-cell table:style-name="ce2" table:formula="of:=VLOOKUP([.D96];[Hoja2.$A$2:.$C$6];3;FALSE())" office:value-type="string" office:string-value="tar.gz" calcext:value-type="string">
            <text:p>tar.gz</text:p>
          </table:table-cell>
          <table:table-cell table:formula="of:=SUBSTITUTE([.A96];&quot;.&quot;;&quot;_&quot;)" office:value-type="string" office:string-value="9_5_0" calcext:value-type="string">
            <text:p>9_5_0</text:p>
          </table:table-cell>
          <table:table-cell table:formula="of:=&quot;v&quot;&amp;[.G96]&amp;&quot;.&quot;&amp;[.B96]&amp;&quot;.&quot;&amp;[.C96]" office:value-type="string" office:string-value="v9_5_0.linux.x86" calcext:value-type="string">
            <text:p>v9_5_0.linux.x86</text:p>
          </table:table-cell>
          <table:table-cell table:formula="of:=&quot;v&quot;&amp;[.G96]&amp;&quot;/&quot;&amp;[.B96]&amp;&quot;/&quot;&amp;[.C96]" office:value-type="string" office:string-value="v9_5_0/linux/x86" calcext:value-type="string">
            <text:p>v9_5_0/linux/x86</text:p>
          </table:table-cell>
          <table:table-cell table:formula="of:=&quot;https://get.enterprisedb.com/postgresql/postgresql-&quot;&amp;[.A96]&amp;&quot;-&quot;" office:value-type="string" office:string-value="https://get.enterprisedb.com/postgresql/postgresql-9.5.0-" calcext:value-type="string">
            <text:p>https://get.enterprisedb.com/postgresql/postgresql-9.5.0-</text:p>
          </table:table-cell>
          <table:table-cell table:formula="of:=&quot;-&quot;&amp;[.E96]&amp;&quot;-binaries.&quot;&amp;[.F96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1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97]=&quot;any&quot;;[.B97];[.B97]&amp;&quot;/&quot;&amp;[.C97])" office:value-type="string" office:string-value="linux/x86" calcext:value-type="string">
            <text:p>linux/x86</text:p>
          </table:table-cell>
          <table:table-cell table:style-name="ce2" table:formula="of:=VLOOKUP([.D97];[Hoja2.$A$2:.$C$6];2;FALSE())" office:value-type="string" office:string-value="linux" calcext:value-type="string">
            <text:p>linux</text:p>
          </table:table-cell>
          <table:table-cell table:style-name="ce2" table:formula="of:=VLOOKUP([.D97];[Hoja2.$A$2:.$C$6];3;FALSE())" office:value-type="string" office:string-value="tar.gz" calcext:value-type="string">
            <text:p>tar.gz</text:p>
          </table:table-cell>
          <table:table-cell table:formula="of:=SUBSTITUTE([.A97];&quot;.&quot;;&quot;_&quot;)" office:value-type="string" office:string-value="9_4_11" calcext:value-type="string">
            <text:p>9_4_11</text:p>
          </table:table-cell>
          <table:table-cell table:formula="of:=&quot;v&quot;&amp;[.G97]&amp;&quot;.&quot;&amp;[.B97]&amp;&quot;.&quot;&amp;[.C97]" office:value-type="string" office:string-value="v9_4_11.linux.x86" calcext:value-type="string">
            <text:p>v9_4_11.linux.x86</text:p>
          </table:table-cell>
          <table:table-cell table:formula="of:=&quot;v&quot;&amp;[.G97]&amp;&quot;/&quot;&amp;[.B97]&amp;&quot;/&quot;&amp;[.C97]" office:value-type="string" office:string-value="v9_4_11/linux/x86" calcext:value-type="string">
            <text:p>v9_4_11/linux/x86</text:p>
          </table:table-cell>
          <table:table-cell table:formula="of:=&quot;https://get.enterprisedb.com/postgresql/postgresql-&quot;&amp;[.A97]&amp;&quot;-&quot;" office:value-type="string" office:string-value="https://get.enterprisedb.com/postgresql/postgresql-9.4.11-" calcext:value-type="string">
            <text:p>https://get.enterprisedb.com/postgresql/postgresql-9.4.11-</text:p>
          </table:table-cell>
          <table:table-cell table:formula="of:=&quot;-&quot;&amp;[.E97]&amp;&quot;-binaries.&quot;&amp;[.F97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1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98]=&quot;any&quot;;[.B98];[.B98]&amp;&quot;/&quot;&amp;[.C98])" office:value-type="string" office:string-value="linux/x86" calcext:value-type="string">
            <text:p>linux/x86</text:p>
          </table:table-cell>
          <table:table-cell table:style-name="ce2" table:formula="of:=VLOOKUP([.D98];[Hoja2.$A$2:.$C$6];2;FALSE())" office:value-type="string" office:string-value="linux" calcext:value-type="string">
            <text:p>linux</text:p>
          </table:table-cell>
          <table:table-cell table:style-name="ce2" table:formula="of:=VLOOKUP([.D98];[Hoja2.$A$2:.$C$6];3;FALSE())" office:value-type="string" office:string-value="tar.gz" calcext:value-type="string">
            <text:p>tar.gz</text:p>
          </table:table-cell>
          <table:table-cell table:formula="of:=SUBSTITUTE([.A98];&quot;.&quot;;&quot;_&quot;)" office:value-type="string" office:string-value="9_4_10" calcext:value-type="string">
            <text:p>9_4_10</text:p>
          </table:table-cell>
          <table:table-cell table:formula="of:=&quot;v&quot;&amp;[.G98]&amp;&quot;.&quot;&amp;[.B98]&amp;&quot;.&quot;&amp;[.C98]" office:value-type="string" office:string-value="v9_4_10.linux.x86" calcext:value-type="string">
            <text:p>v9_4_10.linux.x86</text:p>
          </table:table-cell>
          <table:table-cell table:formula="of:=&quot;v&quot;&amp;[.G98]&amp;&quot;/&quot;&amp;[.B98]&amp;&quot;/&quot;&amp;[.C98]" office:value-type="string" office:string-value="v9_4_10/linux/x86" calcext:value-type="string">
            <text:p>v9_4_10/linux/x86</text:p>
          </table:table-cell>
          <table:table-cell table:formula="of:=&quot;https://get.enterprisedb.com/postgresql/postgresql-&quot;&amp;[.A98]&amp;&quot;-&quot;" office:value-type="string" office:string-value="https://get.enterprisedb.com/postgresql/postgresql-9.4.10-" calcext:value-type="string">
            <text:p>https://get.enterprisedb.com/postgresql/postgresql-9.4.10-</text:p>
          </table:table-cell>
          <table:table-cell table:formula="of:=&quot;-&quot;&amp;[.E98]&amp;&quot;-binaries.&quot;&amp;[.F98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9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99]=&quot;any&quot;;[.B99];[.B99]&amp;&quot;/&quot;&amp;[.C99])" office:value-type="string" office:string-value="linux/x86" calcext:value-type="string">
            <text:p>linux/x86</text:p>
          </table:table-cell>
          <table:table-cell table:style-name="ce2" table:formula="of:=VLOOKUP([.D99];[Hoja2.$A$2:.$C$6];2;FALSE())" office:value-type="string" office:string-value="linux" calcext:value-type="string">
            <text:p>linux</text:p>
          </table:table-cell>
          <table:table-cell table:style-name="ce2" table:formula="of:=VLOOKUP([.D99];[Hoja2.$A$2:.$C$6];3;FALSE())" office:value-type="string" office:string-value="tar.gz" calcext:value-type="string">
            <text:p>tar.gz</text:p>
          </table:table-cell>
          <table:table-cell table:formula="of:=SUBSTITUTE([.A99];&quot;.&quot;;&quot;_&quot;)" office:value-type="string" office:string-value="9_4_9" calcext:value-type="string">
            <text:p>9_4_9</text:p>
          </table:table-cell>
          <table:table-cell table:formula="of:=&quot;v&quot;&amp;[.G99]&amp;&quot;.&quot;&amp;[.B99]&amp;&quot;.&quot;&amp;[.C99]" office:value-type="string" office:string-value="v9_4_9.linux.x86" calcext:value-type="string">
            <text:p>v9_4_9.linux.x86</text:p>
          </table:table-cell>
          <table:table-cell table:formula="of:=&quot;v&quot;&amp;[.G99]&amp;&quot;/&quot;&amp;[.B99]&amp;&quot;/&quot;&amp;[.C99]" office:value-type="string" office:string-value="v9_4_9/linux/x86" calcext:value-type="string">
            <text:p>v9_4_9/linux/x86</text:p>
          </table:table-cell>
          <table:table-cell table:formula="of:=&quot;https://get.enterprisedb.com/postgresql/postgresql-&quot;&amp;[.A99]&amp;&quot;-&quot;" office:value-type="string" office:string-value="https://get.enterprisedb.com/postgresql/postgresql-9.4.9-" calcext:value-type="string">
            <text:p>https://get.enterprisedb.com/postgresql/postgresql-9.4.9-</text:p>
          </table:table-cell>
          <table:table-cell table:formula="of:=&quot;-&quot;&amp;[.E99]&amp;&quot;-binaries.&quot;&amp;[.F99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8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00]=&quot;any&quot;;[.B100];[.B100]&amp;&quot;/&quot;&amp;[.C100])" office:value-type="string" office:string-value="linux/x86" calcext:value-type="string">
            <text:p>linux/x86</text:p>
          </table:table-cell>
          <table:table-cell table:style-name="ce2" table:formula="of:=VLOOKUP([.D100];[Hoja2.$A$2:.$C$6];2;FALSE())" office:value-type="string" office:string-value="linux" calcext:value-type="string">
            <text:p>linux</text:p>
          </table:table-cell>
          <table:table-cell table:style-name="ce2" table:formula="of:=VLOOKUP([.D100];[Hoja2.$A$2:.$C$6];3;FALSE())" office:value-type="string" office:string-value="tar.gz" calcext:value-type="string">
            <text:p>tar.gz</text:p>
          </table:table-cell>
          <table:table-cell table:formula="of:=SUBSTITUTE([.A100];&quot;.&quot;;&quot;_&quot;)" office:value-type="string" office:string-value="9_4_8" calcext:value-type="string">
            <text:p>9_4_8</text:p>
          </table:table-cell>
          <table:table-cell table:formula="of:=&quot;v&quot;&amp;[.G100]&amp;&quot;.&quot;&amp;[.B100]&amp;&quot;.&quot;&amp;[.C100]" office:value-type="string" office:string-value="v9_4_8.linux.x86" calcext:value-type="string">
            <text:p>v9_4_8.linux.x86</text:p>
          </table:table-cell>
          <table:table-cell table:formula="of:=&quot;v&quot;&amp;[.G100]&amp;&quot;/&quot;&amp;[.B100]&amp;&quot;/&quot;&amp;[.C100]" office:value-type="string" office:string-value="v9_4_8/linux/x86" calcext:value-type="string">
            <text:p>v9_4_8/linux/x86</text:p>
          </table:table-cell>
          <table:table-cell table:formula="of:=&quot;https://get.enterprisedb.com/postgresql/postgresql-&quot;&amp;[.A100]&amp;&quot;-&quot;" office:value-type="string" office:string-value="https://get.enterprisedb.com/postgresql/postgresql-9.4.8-" calcext:value-type="string">
            <text:p>https://get.enterprisedb.com/postgresql/postgresql-9.4.8-</text:p>
          </table:table-cell>
          <table:table-cell table:formula="of:=&quot;-&quot;&amp;[.E100]&amp;&quot;-binaries.&quot;&amp;[.F100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7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01]=&quot;any&quot;;[.B101];[.B101]&amp;&quot;/&quot;&amp;[.C101])" office:value-type="string" office:string-value="linux/x86" calcext:value-type="string">
            <text:p>linux/x86</text:p>
          </table:table-cell>
          <table:table-cell table:style-name="ce2" table:formula="of:=VLOOKUP([.D101];[Hoja2.$A$2:.$C$6];2;FALSE())" office:value-type="string" office:string-value="linux" calcext:value-type="string">
            <text:p>linux</text:p>
          </table:table-cell>
          <table:table-cell table:style-name="ce2" table:formula="of:=VLOOKUP([.D101];[Hoja2.$A$2:.$C$6];3;FALSE())" office:value-type="string" office:string-value="tar.gz" calcext:value-type="string">
            <text:p>tar.gz</text:p>
          </table:table-cell>
          <table:table-cell table:formula="of:=SUBSTITUTE([.A101];&quot;.&quot;;&quot;_&quot;)" office:value-type="string" office:string-value="9_4_7" calcext:value-type="string">
            <text:p>9_4_7</text:p>
          </table:table-cell>
          <table:table-cell table:formula="of:=&quot;v&quot;&amp;[.G101]&amp;&quot;.&quot;&amp;[.B101]&amp;&quot;.&quot;&amp;[.C101]" office:value-type="string" office:string-value="v9_4_7.linux.x86" calcext:value-type="string">
            <text:p>v9_4_7.linux.x86</text:p>
          </table:table-cell>
          <table:table-cell table:formula="of:=&quot;v&quot;&amp;[.G101]&amp;&quot;/&quot;&amp;[.B101]&amp;&quot;/&quot;&amp;[.C101]" office:value-type="string" office:string-value="v9_4_7/linux/x86" calcext:value-type="string">
            <text:p>v9_4_7/linux/x86</text:p>
          </table:table-cell>
          <table:table-cell table:formula="of:=&quot;https://get.enterprisedb.com/postgresql/postgresql-&quot;&amp;[.A101]&amp;&quot;-&quot;" office:value-type="string" office:string-value="https://get.enterprisedb.com/postgresql/postgresql-9.4.7-" calcext:value-type="string">
            <text:p>https://get.enterprisedb.com/postgresql/postgresql-9.4.7-</text:p>
          </table:table-cell>
          <table:table-cell table:formula="of:=&quot;-&quot;&amp;[.E101]&amp;&quot;-binaries.&quot;&amp;[.F101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6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02]=&quot;any&quot;;[.B102];[.B102]&amp;&quot;/&quot;&amp;[.C102])" office:value-type="string" office:string-value="linux/x86" calcext:value-type="string">
            <text:p>linux/x86</text:p>
          </table:table-cell>
          <table:table-cell table:style-name="ce2" table:formula="of:=VLOOKUP([.D102];[Hoja2.$A$2:.$C$6];2;FALSE())" office:value-type="string" office:string-value="linux" calcext:value-type="string">
            <text:p>linux</text:p>
          </table:table-cell>
          <table:table-cell table:style-name="ce2" table:formula="of:=VLOOKUP([.D102];[Hoja2.$A$2:.$C$6];3;FALSE())" office:value-type="string" office:string-value="tar.gz" calcext:value-type="string">
            <text:p>tar.gz</text:p>
          </table:table-cell>
          <table:table-cell table:formula="of:=SUBSTITUTE([.A102];&quot;.&quot;;&quot;_&quot;)" office:value-type="string" office:string-value="9_4_6" calcext:value-type="string">
            <text:p>9_4_6</text:p>
          </table:table-cell>
          <table:table-cell table:formula="of:=&quot;v&quot;&amp;[.G102]&amp;&quot;.&quot;&amp;[.B102]&amp;&quot;.&quot;&amp;[.C102]" office:value-type="string" office:string-value="v9_4_6.linux.x86" calcext:value-type="string">
            <text:p>v9_4_6.linux.x86</text:p>
          </table:table-cell>
          <table:table-cell table:formula="of:=&quot;v&quot;&amp;[.G102]&amp;&quot;/&quot;&amp;[.B102]&amp;&quot;/&quot;&amp;[.C102]" office:value-type="string" office:string-value="v9_4_6/linux/x86" calcext:value-type="string">
            <text:p>v9_4_6/linux/x86</text:p>
          </table:table-cell>
          <table:table-cell table:formula="of:=&quot;https://get.enterprisedb.com/postgresql/postgresql-&quot;&amp;[.A102]&amp;&quot;-&quot;" office:value-type="string" office:string-value="https://get.enterprisedb.com/postgresql/postgresql-9.4.6-" calcext:value-type="string">
            <text:p>https://get.enterprisedb.com/postgresql/postgresql-9.4.6-</text:p>
          </table:table-cell>
          <table:table-cell table:formula="of:=&quot;-&quot;&amp;[.E102]&amp;&quot;-binaries.&quot;&amp;[.F102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5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03]=&quot;any&quot;;[.B103];[.B103]&amp;&quot;/&quot;&amp;[.C103])" office:value-type="string" office:string-value="linux/x86" calcext:value-type="string">
            <text:p>linux/x86</text:p>
          </table:table-cell>
          <table:table-cell table:style-name="ce2" table:formula="of:=VLOOKUP([.D103];[Hoja2.$A$2:.$C$6];2;FALSE())" office:value-type="string" office:string-value="linux" calcext:value-type="string">
            <text:p>linux</text:p>
          </table:table-cell>
          <table:table-cell table:style-name="ce2" table:formula="of:=VLOOKUP([.D103];[Hoja2.$A$2:.$C$6];3;FALSE())" office:value-type="string" office:string-value="tar.gz" calcext:value-type="string">
            <text:p>tar.gz</text:p>
          </table:table-cell>
          <table:table-cell table:formula="of:=SUBSTITUTE([.A103];&quot;.&quot;;&quot;_&quot;)" office:value-type="string" office:string-value="9_4_5" calcext:value-type="string">
            <text:p>9_4_5</text:p>
          </table:table-cell>
          <table:table-cell table:formula="of:=&quot;v&quot;&amp;[.G103]&amp;&quot;.&quot;&amp;[.B103]&amp;&quot;.&quot;&amp;[.C103]" office:value-type="string" office:string-value="v9_4_5.linux.x86" calcext:value-type="string">
            <text:p>v9_4_5.linux.x86</text:p>
          </table:table-cell>
          <table:table-cell table:formula="of:=&quot;v&quot;&amp;[.G103]&amp;&quot;/&quot;&amp;[.B103]&amp;&quot;/&quot;&amp;[.C103]" office:value-type="string" office:string-value="v9_4_5/linux/x86" calcext:value-type="string">
            <text:p>v9_4_5/linux/x86</text:p>
          </table:table-cell>
          <table:table-cell table:formula="of:=&quot;https://get.enterprisedb.com/postgresql/postgresql-&quot;&amp;[.A103]&amp;&quot;-&quot;" office:value-type="string" office:string-value="https://get.enterprisedb.com/postgresql/postgresql-9.4.5-" calcext:value-type="string">
            <text:p>https://get.enterprisedb.com/postgresql/postgresql-9.4.5-</text:p>
          </table:table-cell>
          <table:table-cell table:formula="of:=&quot;-&quot;&amp;[.E103]&amp;&quot;-binaries.&quot;&amp;[.F103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4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04]=&quot;any&quot;;[.B104];[.B104]&amp;&quot;/&quot;&amp;[.C104])" office:value-type="string" office:string-value="linux/x86" calcext:value-type="string">
            <text:p>linux/x86</text:p>
          </table:table-cell>
          <table:table-cell table:style-name="ce2" table:formula="of:=VLOOKUP([.D104];[Hoja2.$A$2:.$C$6];2;FALSE())" office:value-type="string" office:string-value="linux" calcext:value-type="string">
            <text:p>linux</text:p>
          </table:table-cell>
          <table:table-cell table:style-name="ce2" table:formula="of:=VLOOKUP([.D104];[Hoja2.$A$2:.$C$6];3;FALSE())" office:value-type="string" office:string-value="tar.gz" calcext:value-type="string">
            <text:p>tar.gz</text:p>
          </table:table-cell>
          <table:table-cell table:formula="of:=SUBSTITUTE([.A104];&quot;.&quot;;&quot;_&quot;)" office:value-type="string" office:string-value="9_4_4" calcext:value-type="string">
            <text:p>9_4_4</text:p>
          </table:table-cell>
          <table:table-cell table:formula="of:=&quot;v&quot;&amp;[.G104]&amp;&quot;.&quot;&amp;[.B104]&amp;&quot;.&quot;&amp;[.C104]" office:value-type="string" office:string-value="v9_4_4.linux.x86" calcext:value-type="string">
            <text:p>v9_4_4.linux.x86</text:p>
          </table:table-cell>
          <table:table-cell table:formula="of:=&quot;v&quot;&amp;[.G104]&amp;&quot;/&quot;&amp;[.B104]&amp;&quot;/&quot;&amp;[.C104]" office:value-type="string" office:string-value="v9_4_4/linux/x86" calcext:value-type="string">
            <text:p>v9_4_4/linux/x86</text:p>
          </table:table-cell>
          <table:table-cell table:formula="of:=&quot;https://get.enterprisedb.com/postgresql/postgresql-&quot;&amp;[.A104]&amp;&quot;-&quot;" office:value-type="string" office:string-value="https://get.enterprisedb.com/postgresql/postgresql-9.4.4-" calcext:value-type="string">
            <text:p>https://get.enterprisedb.com/postgresql/postgresql-9.4.4-</text:p>
          </table:table-cell>
          <table:table-cell table:formula="of:=&quot;-&quot;&amp;[.E104]&amp;&quot;-binaries.&quot;&amp;[.F104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05]=&quot;any&quot;;[.B105];[.B105]&amp;&quot;/&quot;&amp;[.C105])" office:value-type="string" office:string-value="linux/x86" calcext:value-type="string">
            <text:p>linux/x86</text:p>
          </table:table-cell>
          <table:table-cell table:style-name="ce2" table:formula="of:=VLOOKUP([.D105];[Hoja2.$A$2:.$C$6];2;FALSE())" office:value-type="string" office:string-value="linux" calcext:value-type="string">
            <text:p>linux</text:p>
          </table:table-cell>
          <table:table-cell table:style-name="ce2" table:formula="of:=VLOOKUP([.D105];[Hoja2.$A$2:.$C$6];3;FALSE())" office:value-type="string" office:string-value="tar.gz" calcext:value-type="string">
            <text:p>tar.gz</text:p>
          </table:table-cell>
          <table:table-cell table:formula="of:=SUBSTITUTE([.A105];&quot;.&quot;;&quot;_&quot;)" office:value-type="string" office:string-value="9_4_3" calcext:value-type="string">
            <text:p>9_4_3</text:p>
          </table:table-cell>
          <table:table-cell table:formula="of:=&quot;v&quot;&amp;[.G105]&amp;&quot;.&quot;&amp;[.B105]&amp;&quot;.&quot;&amp;[.C105]" office:value-type="string" office:string-value="v9_4_3.linux.x86" calcext:value-type="string">
            <text:p>v9_4_3.linux.x86</text:p>
          </table:table-cell>
          <table:table-cell table:formula="of:=&quot;v&quot;&amp;[.G105]&amp;&quot;/&quot;&amp;[.B105]&amp;&quot;/&quot;&amp;[.C105]" office:value-type="string" office:string-value="v9_4_3/linux/x86" calcext:value-type="string">
            <text:p>v9_4_3/linux/x86</text:p>
          </table:table-cell>
          <table:table-cell table:formula="of:=&quot;https://get.enterprisedb.com/postgresql/postgresql-&quot;&amp;[.A105]&amp;&quot;-&quot;" office:value-type="string" office:string-value="https://get.enterprisedb.com/postgresql/postgresql-9.4.3-" calcext:value-type="string">
            <text:p>https://get.enterprisedb.com/postgresql/postgresql-9.4.3-</text:p>
          </table:table-cell>
          <table:table-cell table:formula="of:=&quot;-&quot;&amp;[.E105]&amp;&quot;-binaries.&quot;&amp;[.F105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06]=&quot;any&quot;;[.B106];[.B106]&amp;&quot;/&quot;&amp;[.C106])" office:value-type="string" office:string-value="linux/x86" calcext:value-type="string">
            <text:p>linux/x86</text:p>
          </table:table-cell>
          <table:table-cell table:style-name="ce2" table:formula="of:=VLOOKUP([.D106];[Hoja2.$A$2:.$C$6];2;FALSE())" office:value-type="string" office:string-value="linux" calcext:value-type="string">
            <text:p>linux</text:p>
          </table:table-cell>
          <table:table-cell table:style-name="ce2" table:formula="of:=VLOOKUP([.D106];[Hoja2.$A$2:.$C$6];3;FALSE())" office:value-type="string" office:string-value="tar.gz" calcext:value-type="string">
            <text:p>tar.gz</text:p>
          </table:table-cell>
          <table:table-cell table:formula="of:=SUBSTITUTE([.A106];&quot;.&quot;;&quot;_&quot;)" office:value-type="string" office:string-value="9_4_2" calcext:value-type="string">
            <text:p>9_4_2</text:p>
          </table:table-cell>
          <table:table-cell table:formula="of:=&quot;v&quot;&amp;[.G106]&amp;&quot;.&quot;&amp;[.B106]&amp;&quot;.&quot;&amp;[.C106]" office:value-type="string" office:string-value="v9_4_2.linux.x86" calcext:value-type="string">
            <text:p>v9_4_2.linux.x86</text:p>
          </table:table-cell>
          <table:table-cell table:formula="of:=&quot;v&quot;&amp;[.G106]&amp;&quot;/&quot;&amp;[.B106]&amp;&quot;/&quot;&amp;[.C106]" office:value-type="string" office:string-value="v9_4_2/linux/x86" calcext:value-type="string">
            <text:p>v9_4_2/linux/x86</text:p>
          </table:table-cell>
          <table:table-cell table:formula="of:=&quot;https://get.enterprisedb.com/postgresql/postgresql-&quot;&amp;[.A106]&amp;&quot;-&quot;" office:value-type="string" office:string-value="https://get.enterprisedb.com/postgresql/postgresql-9.4.2-" calcext:value-type="string">
            <text:p>https://get.enterprisedb.com/postgresql/postgresql-9.4.2-</text:p>
          </table:table-cell>
          <table:table-cell table:formula="of:=&quot;-&quot;&amp;[.E106]&amp;&quot;-binaries.&quot;&amp;[.F106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07]=&quot;any&quot;;[.B107];[.B107]&amp;&quot;/&quot;&amp;[.C107])" office:value-type="string" office:string-value="linux/x86" calcext:value-type="string">
            <text:p>linux/x86</text:p>
          </table:table-cell>
          <table:table-cell table:style-name="ce2" table:formula="of:=VLOOKUP([.D107];[Hoja2.$A$2:.$C$6];2;FALSE())" office:value-type="string" office:string-value="linux" calcext:value-type="string">
            <text:p>linux</text:p>
          </table:table-cell>
          <table:table-cell table:style-name="ce2" table:formula="of:=VLOOKUP([.D107];[Hoja2.$A$2:.$C$6];3;FALSE())" office:value-type="string" office:string-value="tar.gz" calcext:value-type="string">
            <text:p>tar.gz</text:p>
          </table:table-cell>
          <table:table-cell table:formula="of:=SUBSTITUTE([.A107];&quot;.&quot;;&quot;_&quot;)" office:value-type="string" office:string-value="9_4_1" calcext:value-type="string">
            <text:p>9_4_1</text:p>
          </table:table-cell>
          <table:table-cell table:formula="of:=&quot;v&quot;&amp;[.G107]&amp;&quot;.&quot;&amp;[.B107]&amp;&quot;.&quot;&amp;[.C107]" office:value-type="string" office:string-value="v9_4_1.linux.x86" calcext:value-type="string">
            <text:p>v9_4_1.linux.x86</text:p>
          </table:table-cell>
          <table:table-cell table:formula="of:=&quot;v&quot;&amp;[.G107]&amp;&quot;/&quot;&amp;[.B107]&amp;&quot;/&quot;&amp;[.C107]" office:value-type="string" office:string-value="v9_4_1/linux/x86" calcext:value-type="string">
            <text:p>v9_4_1/linux/x86</text:p>
          </table:table-cell>
          <table:table-cell table:formula="of:=&quot;https://get.enterprisedb.com/postgresql/postgresql-&quot;&amp;[.A107]&amp;&quot;-&quot;" office:value-type="string" office:string-value="https://get.enterprisedb.com/postgresql/postgresql-9.4.1-" calcext:value-type="string">
            <text:p>https://get.enterprisedb.com/postgresql/postgresql-9.4.1-</text:p>
          </table:table-cell>
          <table:table-cell table:formula="of:=&quot;-&quot;&amp;[.E107]&amp;&quot;-binaries.&quot;&amp;[.F107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08]=&quot;any&quot;;[.B108];[.B108]&amp;&quot;/&quot;&amp;[.C108])" office:value-type="string" office:string-value="linux/x86" calcext:value-type="string">
            <text:p>linux/x86</text:p>
          </table:table-cell>
          <table:table-cell table:style-name="ce2" table:formula="of:=VLOOKUP([.D108];[Hoja2.$A$2:.$C$6];2;FALSE())" office:value-type="string" office:string-value="linux" calcext:value-type="string">
            <text:p>linux</text:p>
          </table:table-cell>
          <table:table-cell table:style-name="ce2" table:formula="of:=VLOOKUP([.D108];[Hoja2.$A$2:.$C$6];3;FALSE())" office:value-type="string" office:string-value="tar.gz" calcext:value-type="string">
            <text:p>tar.gz</text:p>
          </table:table-cell>
          <table:table-cell table:formula="of:=SUBSTITUTE([.A108];&quot;.&quot;;&quot;_&quot;)" office:value-type="string" office:string-value="9_4_0" calcext:value-type="string">
            <text:p>9_4_0</text:p>
          </table:table-cell>
          <table:table-cell table:formula="of:=&quot;v&quot;&amp;[.G108]&amp;&quot;.&quot;&amp;[.B108]&amp;&quot;.&quot;&amp;[.C108]" office:value-type="string" office:string-value="v9_4_0.linux.x86" calcext:value-type="string">
            <text:p>v9_4_0.linux.x86</text:p>
          </table:table-cell>
          <table:table-cell table:formula="of:=&quot;v&quot;&amp;[.G108]&amp;&quot;/&quot;&amp;[.B108]&amp;&quot;/&quot;&amp;[.C108]" office:value-type="string" office:string-value="v9_4_0/linux/x86" calcext:value-type="string">
            <text:p>v9_4_0/linux/x86</text:p>
          </table:table-cell>
          <table:table-cell table:formula="of:=&quot;https://get.enterprisedb.com/postgresql/postgresql-&quot;&amp;[.A108]&amp;&quot;-&quot;" office:value-type="string" office:string-value="https://get.enterprisedb.com/postgresql/postgresql-9.4.0-" calcext:value-type="string">
            <text:p>https://get.enterprisedb.com/postgresql/postgresql-9.4.0-</text:p>
          </table:table-cell>
          <table:table-cell table:formula="of:=&quot;-&quot;&amp;[.E108]&amp;&quot;-binaries.&quot;&amp;[.F108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16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09]=&quot;any&quot;;[.B109];[.B109]&amp;&quot;/&quot;&amp;[.C109])" office:value-type="string" office:string-value="linux/x86" calcext:value-type="string">
            <text:p>linux/x86</text:p>
          </table:table-cell>
          <table:table-cell table:style-name="ce2" table:formula="of:=VLOOKUP([.D109];[Hoja2.$A$2:.$C$6];2;FALSE())" office:value-type="string" office:string-value="linux" calcext:value-type="string">
            <text:p>linux</text:p>
          </table:table-cell>
          <table:table-cell table:style-name="ce2" table:formula="of:=VLOOKUP([.D109];[Hoja2.$A$2:.$C$6];3;FALSE())" office:value-type="string" office:string-value="tar.gz" calcext:value-type="string">
            <text:p>tar.gz</text:p>
          </table:table-cell>
          <table:table-cell table:formula="of:=SUBSTITUTE([.A109];&quot;.&quot;;&quot;_&quot;)" office:value-type="string" office:string-value="9_3_16" calcext:value-type="string">
            <text:p>9_3_16</text:p>
          </table:table-cell>
          <table:table-cell table:formula="of:=&quot;v&quot;&amp;[.G109]&amp;&quot;.&quot;&amp;[.B109]&amp;&quot;.&quot;&amp;[.C109]" office:value-type="string" office:string-value="v9_3_16.linux.x86" calcext:value-type="string">
            <text:p>v9_3_16.linux.x86</text:p>
          </table:table-cell>
          <table:table-cell table:formula="of:=&quot;v&quot;&amp;[.G109]&amp;&quot;/&quot;&amp;[.B109]&amp;&quot;/&quot;&amp;[.C109]" office:value-type="string" office:string-value="v9_3_16/linux/x86" calcext:value-type="string">
            <text:p>v9_3_16/linux/x86</text:p>
          </table:table-cell>
          <table:table-cell table:formula="of:=&quot;https://get.enterprisedb.com/postgresql/postgresql-&quot;&amp;[.A109]&amp;&quot;-&quot;" office:value-type="string" office:string-value="https://get.enterprisedb.com/postgresql/postgresql-9.3.16-" calcext:value-type="string">
            <text:p>https://get.enterprisedb.com/postgresql/postgresql-9.3.16-</text:p>
          </table:table-cell>
          <table:table-cell table:formula="of:=&quot;-&quot;&amp;[.E109]&amp;&quot;-binaries.&quot;&amp;[.F109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15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10]=&quot;any&quot;;[.B110];[.B110]&amp;&quot;/&quot;&amp;[.C110])" office:value-type="string" office:string-value="linux/x86" calcext:value-type="string">
            <text:p>linux/x86</text:p>
          </table:table-cell>
          <table:table-cell table:style-name="ce2" table:formula="of:=VLOOKUP([.D110];[Hoja2.$A$2:.$C$6];2;FALSE())" office:value-type="string" office:string-value="linux" calcext:value-type="string">
            <text:p>linux</text:p>
          </table:table-cell>
          <table:table-cell table:style-name="ce2" table:formula="of:=VLOOKUP([.D110];[Hoja2.$A$2:.$C$6];3;FALSE())" office:value-type="string" office:string-value="tar.gz" calcext:value-type="string">
            <text:p>tar.gz</text:p>
          </table:table-cell>
          <table:table-cell table:formula="of:=SUBSTITUTE([.A110];&quot;.&quot;;&quot;_&quot;)" office:value-type="string" office:string-value="9_3_15" calcext:value-type="string">
            <text:p>9_3_15</text:p>
          </table:table-cell>
          <table:table-cell table:formula="of:=&quot;v&quot;&amp;[.G110]&amp;&quot;.&quot;&amp;[.B110]&amp;&quot;.&quot;&amp;[.C110]" office:value-type="string" office:string-value="v9_3_15.linux.x86" calcext:value-type="string">
            <text:p>v9_3_15.linux.x86</text:p>
          </table:table-cell>
          <table:table-cell table:formula="of:=&quot;v&quot;&amp;[.G110]&amp;&quot;/&quot;&amp;[.B110]&amp;&quot;/&quot;&amp;[.C110]" office:value-type="string" office:string-value="v9_3_15/linux/x86" calcext:value-type="string">
            <text:p>v9_3_15/linux/x86</text:p>
          </table:table-cell>
          <table:table-cell table:formula="of:=&quot;https://get.enterprisedb.com/postgresql/postgresql-&quot;&amp;[.A110]&amp;&quot;-&quot;" office:value-type="string" office:string-value="https://get.enterprisedb.com/postgresql/postgresql-9.3.15-" calcext:value-type="string">
            <text:p>https://get.enterprisedb.com/postgresql/postgresql-9.3.15-</text:p>
          </table:table-cell>
          <table:table-cell table:formula="of:=&quot;-&quot;&amp;[.E110]&amp;&quot;-binaries.&quot;&amp;[.F110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14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11]=&quot;any&quot;;[.B111];[.B111]&amp;&quot;/&quot;&amp;[.C111])" office:value-type="string" office:string-value="linux/x86" calcext:value-type="string">
            <text:p>linux/x86</text:p>
          </table:table-cell>
          <table:table-cell table:style-name="ce2" table:formula="of:=VLOOKUP([.D111];[Hoja2.$A$2:.$C$6];2;FALSE())" office:value-type="string" office:string-value="linux" calcext:value-type="string">
            <text:p>linux</text:p>
          </table:table-cell>
          <table:table-cell table:style-name="ce2" table:formula="of:=VLOOKUP([.D111];[Hoja2.$A$2:.$C$6];3;FALSE())" office:value-type="string" office:string-value="tar.gz" calcext:value-type="string">
            <text:p>tar.gz</text:p>
          </table:table-cell>
          <table:table-cell table:formula="of:=SUBSTITUTE([.A111];&quot;.&quot;;&quot;_&quot;)" office:value-type="string" office:string-value="9_3_14" calcext:value-type="string">
            <text:p>9_3_14</text:p>
          </table:table-cell>
          <table:table-cell table:formula="of:=&quot;v&quot;&amp;[.G111]&amp;&quot;.&quot;&amp;[.B111]&amp;&quot;.&quot;&amp;[.C111]" office:value-type="string" office:string-value="v9_3_14.linux.x86" calcext:value-type="string">
            <text:p>v9_3_14.linux.x86</text:p>
          </table:table-cell>
          <table:table-cell table:formula="of:=&quot;v&quot;&amp;[.G111]&amp;&quot;/&quot;&amp;[.B111]&amp;&quot;/&quot;&amp;[.C111]" office:value-type="string" office:string-value="v9_3_14/linux/x86" calcext:value-type="string">
            <text:p>v9_3_14/linux/x86</text:p>
          </table:table-cell>
          <table:table-cell table:formula="of:=&quot;https://get.enterprisedb.com/postgresql/postgresql-&quot;&amp;[.A111]&amp;&quot;-&quot;" office:value-type="string" office:string-value="https://get.enterprisedb.com/postgresql/postgresql-9.3.14-" calcext:value-type="string">
            <text:p>https://get.enterprisedb.com/postgresql/postgresql-9.3.14-</text:p>
          </table:table-cell>
          <table:table-cell table:formula="of:=&quot;-&quot;&amp;[.E111]&amp;&quot;-binaries.&quot;&amp;[.F111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1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12]=&quot;any&quot;;[.B112];[.B112]&amp;&quot;/&quot;&amp;[.C112])" office:value-type="string" office:string-value="linux/x86" calcext:value-type="string">
            <text:p>linux/x86</text:p>
          </table:table-cell>
          <table:table-cell table:style-name="ce2" table:formula="of:=VLOOKUP([.D112];[Hoja2.$A$2:.$C$6];2;FALSE())" office:value-type="string" office:string-value="linux" calcext:value-type="string">
            <text:p>linux</text:p>
          </table:table-cell>
          <table:table-cell table:style-name="ce2" table:formula="of:=VLOOKUP([.D112];[Hoja2.$A$2:.$C$6];3;FALSE())" office:value-type="string" office:string-value="tar.gz" calcext:value-type="string">
            <text:p>tar.gz</text:p>
          </table:table-cell>
          <table:table-cell table:formula="of:=SUBSTITUTE([.A112];&quot;.&quot;;&quot;_&quot;)" office:value-type="string" office:string-value="9_3_13" calcext:value-type="string">
            <text:p>9_3_13</text:p>
          </table:table-cell>
          <table:table-cell table:formula="of:=&quot;v&quot;&amp;[.G112]&amp;&quot;.&quot;&amp;[.B112]&amp;&quot;.&quot;&amp;[.C112]" office:value-type="string" office:string-value="v9_3_13.linux.x86" calcext:value-type="string">
            <text:p>v9_3_13.linux.x86</text:p>
          </table:table-cell>
          <table:table-cell table:formula="of:=&quot;v&quot;&amp;[.G112]&amp;&quot;/&quot;&amp;[.B112]&amp;&quot;/&quot;&amp;[.C112]" office:value-type="string" office:string-value="v9_3_13/linux/x86" calcext:value-type="string">
            <text:p>v9_3_13/linux/x86</text:p>
          </table:table-cell>
          <table:table-cell table:formula="of:=&quot;https://get.enterprisedb.com/postgresql/postgresql-&quot;&amp;[.A112]&amp;&quot;-&quot;" office:value-type="string" office:string-value="https://get.enterprisedb.com/postgresql/postgresql-9.3.13-" calcext:value-type="string">
            <text:p>https://get.enterprisedb.com/postgresql/postgresql-9.3.13-</text:p>
          </table:table-cell>
          <table:table-cell table:formula="of:=&quot;-&quot;&amp;[.E112]&amp;&quot;-binaries.&quot;&amp;[.F112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1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13]=&quot;any&quot;;[.B113];[.B113]&amp;&quot;/&quot;&amp;[.C113])" office:value-type="string" office:string-value="linux/x86" calcext:value-type="string">
            <text:p>linux/x86</text:p>
          </table:table-cell>
          <table:table-cell table:style-name="ce2" table:formula="of:=VLOOKUP([.D113];[Hoja2.$A$2:.$C$6];2;FALSE())" office:value-type="string" office:string-value="linux" calcext:value-type="string">
            <text:p>linux</text:p>
          </table:table-cell>
          <table:table-cell table:style-name="ce2" table:formula="of:=VLOOKUP([.D113];[Hoja2.$A$2:.$C$6];3;FALSE())" office:value-type="string" office:string-value="tar.gz" calcext:value-type="string">
            <text:p>tar.gz</text:p>
          </table:table-cell>
          <table:table-cell table:formula="of:=SUBSTITUTE([.A113];&quot;.&quot;;&quot;_&quot;)" office:value-type="string" office:string-value="9_3_12" calcext:value-type="string">
            <text:p>9_3_12</text:p>
          </table:table-cell>
          <table:table-cell table:formula="of:=&quot;v&quot;&amp;[.G113]&amp;&quot;.&quot;&amp;[.B113]&amp;&quot;.&quot;&amp;[.C113]" office:value-type="string" office:string-value="v9_3_12.linux.x86" calcext:value-type="string">
            <text:p>v9_3_12.linux.x86</text:p>
          </table:table-cell>
          <table:table-cell table:formula="of:=&quot;v&quot;&amp;[.G113]&amp;&quot;/&quot;&amp;[.B113]&amp;&quot;/&quot;&amp;[.C113]" office:value-type="string" office:string-value="v9_3_12/linux/x86" calcext:value-type="string">
            <text:p>v9_3_12/linux/x86</text:p>
          </table:table-cell>
          <table:table-cell table:formula="of:=&quot;https://get.enterprisedb.com/postgresql/postgresql-&quot;&amp;[.A113]&amp;&quot;-&quot;" office:value-type="string" office:string-value="https://get.enterprisedb.com/postgresql/postgresql-9.3.12-" calcext:value-type="string">
            <text:p>https://get.enterprisedb.com/postgresql/postgresql-9.3.12-</text:p>
          </table:table-cell>
          <table:table-cell table:formula="of:=&quot;-&quot;&amp;[.E113]&amp;&quot;-binaries.&quot;&amp;[.F113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1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14]=&quot;any&quot;;[.B114];[.B114]&amp;&quot;/&quot;&amp;[.C114])" office:value-type="string" office:string-value="linux/x86" calcext:value-type="string">
            <text:p>linux/x86</text:p>
          </table:table-cell>
          <table:table-cell table:style-name="ce2" table:formula="of:=VLOOKUP([.D114];[Hoja2.$A$2:.$C$6];2;FALSE())" office:value-type="string" office:string-value="linux" calcext:value-type="string">
            <text:p>linux</text:p>
          </table:table-cell>
          <table:table-cell table:style-name="ce2" table:formula="of:=VLOOKUP([.D114];[Hoja2.$A$2:.$C$6];3;FALSE())" office:value-type="string" office:string-value="tar.gz" calcext:value-type="string">
            <text:p>tar.gz</text:p>
          </table:table-cell>
          <table:table-cell table:formula="of:=SUBSTITUTE([.A114];&quot;.&quot;;&quot;_&quot;)" office:value-type="string" office:string-value="9_3_11" calcext:value-type="string">
            <text:p>9_3_11</text:p>
          </table:table-cell>
          <table:table-cell table:formula="of:=&quot;v&quot;&amp;[.G114]&amp;&quot;.&quot;&amp;[.B114]&amp;&quot;.&quot;&amp;[.C114]" office:value-type="string" office:string-value="v9_3_11.linux.x86" calcext:value-type="string">
            <text:p>v9_3_11.linux.x86</text:p>
          </table:table-cell>
          <table:table-cell table:formula="of:=&quot;v&quot;&amp;[.G114]&amp;&quot;/&quot;&amp;[.B114]&amp;&quot;/&quot;&amp;[.C114]" office:value-type="string" office:string-value="v9_3_11/linux/x86" calcext:value-type="string">
            <text:p>v9_3_11/linux/x86</text:p>
          </table:table-cell>
          <table:table-cell table:formula="of:=&quot;https://get.enterprisedb.com/postgresql/postgresql-&quot;&amp;[.A114]&amp;&quot;-&quot;" office:value-type="string" office:string-value="https://get.enterprisedb.com/postgresql/postgresql-9.3.11-" calcext:value-type="string">
            <text:p>https://get.enterprisedb.com/postgresql/postgresql-9.3.11-</text:p>
          </table:table-cell>
          <table:table-cell table:formula="of:=&quot;-&quot;&amp;[.E114]&amp;&quot;-binaries.&quot;&amp;[.F114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1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15]=&quot;any&quot;;[.B115];[.B115]&amp;&quot;/&quot;&amp;[.C115])" office:value-type="string" office:string-value="linux/x86" calcext:value-type="string">
            <text:p>linux/x86</text:p>
          </table:table-cell>
          <table:table-cell table:style-name="ce2" table:formula="of:=VLOOKUP([.D115];[Hoja2.$A$2:.$C$6];2;FALSE())" office:value-type="string" office:string-value="linux" calcext:value-type="string">
            <text:p>linux</text:p>
          </table:table-cell>
          <table:table-cell table:style-name="ce2" table:formula="of:=VLOOKUP([.D115];[Hoja2.$A$2:.$C$6];3;FALSE())" office:value-type="string" office:string-value="tar.gz" calcext:value-type="string">
            <text:p>tar.gz</text:p>
          </table:table-cell>
          <table:table-cell table:formula="of:=SUBSTITUTE([.A115];&quot;.&quot;;&quot;_&quot;)" office:value-type="string" office:string-value="9_3_10" calcext:value-type="string">
            <text:p>9_3_10</text:p>
          </table:table-cell>
          <table:table-cell table:formula="of:=&quot;v&quot;&amp;[.G115]&amp;&quot;.&quot;&amp;[.B115]&amp;&quot;.&quot;&amp;[.C115]" office:value-type="string" office:string-value="v9_3_10.linux.x86" calcext:value-type="string">
            <text:p>v9_3_10.linux.x86</text:p>
          </table:table-cell>
          <table:table-cell table:formula="of:=&quot;v&quot;&amp;[.G115]&amp;&quot;/&quot;&amp;[.B115]&amp;&quot;/&quot;&amp;[.C115]" office:value-type="string" office:string-value="v9_3_10/linux/x86" calcext:value-type="string">
            <text:p>v9_3_10/linux/x86</text:p>
          </table:table-cell>
          <table:table-cell table:formula="of:=&quot;https://get.enterprisedb.com/postgresql/postgresql-&quot;&amp;[.A115]&amp;&quot;-&quot;" office:value-type="string" office:string-value="https://get.enterprisedb.com/postgresql/postgresql-9.3.10-" calcext:value-type="string">
            <text:p>https://get.enterprisedb.com/postgresql/postgresql-9.3.10-</text:p>
          </table:table-cell>
          <table:table-cell table:formula="of:=&quot;-&quot;&amp;[.E115]&amp;&quot;-binaries.&quot;&amp;[.F115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9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16]=&quot;any&quot;;[.B116];[.B116]&amp;&quot;/&quot;&amp;[.C116])" office:value-type="string" office:string-value="linux/x86" calcext:value-type="string">
            <text:p>linux/x86</text:p>
          </table:table-cell>
          <table:table-cell table:style-name="ce2" table:formula="of:=VLOOKUP([.D116];[Hoja2.$A$2:.$C$6];2;FALSE())" office:value-type="string" office:string-value="linux" calcext:value-type="string">
            <text:p>linux</text:p>
          </table:table-cell>
          <table:table-cell table:style-name="ce2" table:formula="of:=VLOOKUP([.D116];[Hoja2.$A$2:.$C$6];3;FALSE())" office:value-type="string" office:string-value="tar.gz" calcext:value-type="string">
            <text:p>tar.gz</text:p>
          </table:table-cell>
          <table:table-cell table:formula="of:=SUBSTITUTE([.A116];&quot;.&quot;;&quot;_&quot;)" office:value-type="string" office:string-value="9_3_9" calcext:value-type="string">
            <text:p>9_3_9</text:p>
          </table:table-cell>
          <table:table-cell table:formula="of:=&quot;v&quot;&amp;[.G116]&amp;&quot;.&quot;&amp;[.B116]&amp;&quot;.&quot;&amp;[.C116]" office:value-type="string" office:string-value="v9_3_9.linux.x86" calcext:value-type="string">
            <text:p>v9_3_9.linux.x86</text:p>
          </table:table-cell>
          <table:table-cell table:formula="of:=&quot;v&quot;&amp;[.G116]&amp;&quot;/&quot;&amp;[.B116]&amp;&quot;/&quot;&amp;[.C116]" office:value-type="string" office:string-value="v9_3_9/linux/x86" calcext:value-type="string">
            <text:p>v9_3_9/linux/x86</text:p>
          </table:table-cell>
          <table:table-cell table:formula="of:=&quot;https://get.enterprisedb.com/postgresql/postgresql-&quot;&amp;[.A116]&amp;&quot;-&quot;" office:value-type="string" office:string-value="https://get.enterprisedb.com/postgresql/postgresql-9.3.9-" calcext:value-type="string">
            <text:p>https://get.enterprisedb.com/postgresql/postgresql-9.3.9-</text:p>
          </table:table-cell>
          <table:table-cell table:formula="of:=&quot;-&quot;&amp;[.E116]&amp;&quot;-binaries.&quot;&amp;[.F116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8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17]=&quot;any&quot;;[.B117];[.B117]&amp;&quot;/&quot;&amp;[.C117])" office:value-type="string" office:string-value="linux/x86" calcext:value-type="string">
            <text:p>linux/x86</text:p>
          </table:table-cell>
          <table:table-cell table:style-name="ce2" table:formula="of:=VLOOKUP([.D117];[Hoja2.$A$2:.$C$6];2;FALSE())" office:value-type="string" office:string-value="linux" calcext:value-type="string">
            <text:p>linux</text:p>
          </table:table-cell>
          <table:table-cell table:style-name="ce2" table:formula="of:=VLOOKUP([.D117];[Hoja2.$A$2:.$C$6];3;FALSE())" office:value-type="string" office:string-value="tar.gz" calcext:value-type="string">
            <text:p>tar.gz</text:p>
          </table:table-cell>
          <table:table-cell table:formula="of:=SUBSTITUTE([.A117];&quot;.&quot;;&quot;_&quot;)" office:value-type="string" office:string-value="9_3_8" calcext:value-type="string">
            <text:p>9_3_8</text:p>
          </table:table-cell>
          <table:table-cell table:formula="of:=&quot;v&quot;&amp;[.G117]&amp;&quot;.&quot;&amp;[.B117]&amp;&quot;.&quot;&amp;[.C117]" office:value-type="string" office:string-value="v9_3_8.linux.x86" calcext:value-type="string">
            <text:p>v9_3_8.linux.x86</text:p>
          </table:table-cell>
          <table:table-cell table:formula="of:=&quot;v&quot;&amp;[.G117]&amp;&quot;/&quot;&amp;[.B117]&amp;&quot;/&quot;&amp;[.C117]" office:value-type="string" office:string-value="v9_3_8/linux/x86" calcext:value-type="string">
            <text:p>v9_3_8/linux/x86</text:p>
          </table:table-cell>
          <table:table-cell table:formula="of:=&quot;https://get.enterprisedb.com/postgresql/postgresql-&quot;&amp;[.A117]&amp;&quot;-&quot;" office:value-type="string" office:string-value="https://get.enterprisedb.com/postgresql/postgresql-9.3.8-" calcext:value-type="string">
            <text:p>https://get.enterprisedb.com/postgresql/postgresql-9.3.8-</text:p>
          </table:table-cell>
          <table:table-cell table:formula="of:=&quot;-&quot;&amp;[.E117]&amp;&quot;-binaries.&quot;&amp;[.F117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7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18]=&quot;any&quot;;[.B118];[.B118]&amp;&quot;/&quot;&amp;[.C118])" office:value-type="string" office:string-value="linux/x86" calcext:value-type="string">
            <text:p>linux/x86</text:p>
          </table:table-cell>
          <table:table-cell table:style-name="ce2" table:formula="of:=VLOOKUP([.D118];[Hoja2.$A$2:.$C$6];2;FALSE())" office:value-type="string" office:string-value="linux" calcext:value-type="string">
            <text:p>linux</text:p>
          </table:table-cell>
          <table:table-cell table:style-name="ce2" table:formula="of:=VLOOKUP([.D118];[Hoja2.$A$2:.$C$6];3;FALSE())" office:value-type="string" office:string-value="tar.gz" calcext:value-type="string">
            <text:p>tar.gz</text:p>
          </table:table-cell>
          <table:table-cell table:formula="of:=SUBSTITUTE([.A118];&quot;.&quot;;&quot;_&quot;)" office:value-type="string" office:string-value="9_3_7" calcext:value-type="string">
            <text:p>9_3_7</text:p>
          </table:table-cell>
          <table:table-cell table:formula="of:=&quot;v&quot;&amp;[.G118]&amp;&quot;.&quot;&amp;[.B118]&amp;&quot;.&quot;&amp;[.C118]" office:value-type="string" office:string-value="v9_3_7.linux.x86" calcext:value-type="string">
            <text:p>v9_3_7.linux.x86</text:p>
          </table:table-cell>
          <table:table-cell table:formula="of:=&quot;v&quot;&amp;[.G118]&amp;&quot;/&quot;&amp;[.B118]&amp;&quot;/&quot;&amp;[.C118]" office:value-type="string" office:string-value="v9_3_7/linux/x86" calcext:value-type="string">
            <text:p>v9_3_7/linux/x86</text:p>
          </table:table-cell>
          <table:table-cell table:formula="of:=&quot;https://get.enterprisedb.com/postgresql/postgresql-&quot;&amp;[.A118]&amp;&quot;-&quot;" office:value-type="string" office:string-value="https://get.enterprisedb.com/postgresql/postgresql-9.3.7-" calcext:value-type="string">
            <text:p>https://get.enterprisedb.com/postgresql/postgresql-9.3.7-</text:p>
          </table:table-cell>
          <table:table-cell table:formula="of:=&quot;-&quot;&amp;[.E118]&amp;&quot;-binaries.&quot;&amp;[.F118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6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19]=&quot;any&quot;;[.B119];[.B119]&amp;&quot;/&quot;&amp;[.C119])" office:value-type="string" office:string-value="linux/x86" calcext:value-type="string">
            <text:p>linux/x86</text:p>
          </table:table-cell>
          <table:table-cell table:style-name="ce2" table:formula="of:=VLOOKUP([.D119];[Hoja2.$A$2:.$C$6];2;FALSE())" office:value-type="string" office:string-value="linux" calcext:value-type="string">
            <text:p>linux</text:p>
          </table:table-cell>
          <table:table-cell table:style-name="ce2" table:formula="of:=VLOOKUP([.D119];[Hoja2.$A$2:.$C$6];3;FALSE())" office:value-type="string" office:string-value="tar.gz" calcext:value-type="string">
            <text:p>tar.gz</text:p>
          </table:table-cell>
          <table:table-cell table:formula="of:=SUBSTITUTE([.A119];&quot;.&quot;;&quot;_&quot;)" office:value-type="string" office:string-value="9_3_6" calcext:value-type="string">
            <text:p>9_3_6</text:p>
          </table:table-cell>
          <table:table-cell table:formula="of:=&quot;v&quot;&amp;[.G119]&amp;&quot;.&quot;&amp;[.B119]&amp;&quot;.&quot;&amp;[.C119]" office:value-type="string" office:string-value="v9_3_6.linux.x86" calcext:value-type="string">
            <text:p>v9_3_6.linux.x86</text:p>
          </table:table-cell>
          <table:table-cell table:formula="of:=&quot;v&quot;&amp;[.G119]&amp;&quot;/&quot;&amp;[.B119]&amp;&quot;/&quot;&amp;[.C119]" office:value-type="string" office:string-value="v9_3_6/linux/x86" calcext:value-type="string">
            <text:p>v9_3_6/linux/x86</text:p>
          </table:table-cell>
          <table:table-cell table:formula="of:=&quot;https://get.enterprisedb.com/postgresql/postgresql-&quot;&amp;[.A119]&amp;&quot;-&quot;" office:value-type="string" office:string-value="https://get.enterprisedb.com/postgresql/postgresql-9.3.6-" calcext:value-type="string">
            <text:p>https://get.enterprisedb.com/postgresql/postgresql-9.3.6-</text:p>
          </table:table-cell>
          <table:table-cell table:formula="of:=&quot;-&quot;&amp;[.E119]&amp;&quot;-binaries.&quot;&amp;[.F119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5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20]=&quot;any&quot;;[.B120];[.B120]&amp;&quot;/&quot;&amp;[.C120])" office:value-type="string" office:string-value="linux/x86" calcext:value-type="string">
            <text:p>linux/x86</text:p>
          </table:table-cell>
          <table:table-cell table:style-name="ce2" table:formula="of:=VLOOKUP([.D120];[Hoja2.$A$2:.$C$6];2;FALSE())" office:value-type="string" office:string-value="linux" calcext:value-type="string">
            <text:p>linux</text:p>
          </table:table-cell>
          <table:table-cell table:style-name="ce2" table:formula="of:=VLOOKUP([.D120];[Hoja2.$A$2:.$C$6];3;FALSE())" office:value-type="string" office:string-value="tar.gz" calcext:value-type="string">
            <text:p>tar.gz</text:p>
          </table:table-cell>
          <table:table-cell table:formula="of:=SUBSTITUTE([.A120];&quot;.&quot;;&quot;_&quot;)" office:value-type="string" office:string-value="9_3_5" calcext:value-type="string">
            <text:p>9_3_5</text:p>
          </table:table-cell>
          <table:table-cell table:formula="of:=&quot;v&quot;&amp;[.G120]&amp;&quot;.&quot;&amp;[.B120]&amp;&quot;.&quot;&amp;[.C120]" office:value-type="string" office:string-value="v9_3_5.linux.x86" calcext:value-type="string">
            <text:p>v9_3_5.linux.x86</text:p>
          </table:table-cell>
          <table:table-cell table:formula="of:=&quot;v&quot;&amp;[.G120]&amp;&quot;/&quot;&amp;[.B120]&amp;&quot;/&quot;&amp;[.C120]" office:value-type="string" office:string-value="v9_3_5/linux/x86" calcext:value-type="string">
            <text:p>v9_3_5/linux/x86</text:p>
          </table:table-cell>
          <table:table-cell table:formula="of:=&quot;https://get.enterprisedb.com/postgresql/postgresql-&quot;&amp;[.A120]&amp;&quot;-&quot;" office:value-type="string" office:string-value="https://get.enterprisedb.com/postgresql/postgresql-9.3.5-" calcext:value-type="string">
            <text:p>https://get.enterprisedb.com/postgresql/postgresql-9.3.5-</text:p>
          </table:table-cell>
          <table:table-cell table:formula="of:=&quot;-&quot;&amp;[.E120]&amp;&quot;-binaries.&quot;&amp;[.F120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4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21]=&quot;any&quot;;[.B121];[.B121]&amp;&quot;/&quot;&amp;[.C121])" office:value-type="string" office:string-value="linux/x86" calcext:value-type="string">
            <text:p>linux/x86</text:p>
          </table:table-cell>
          <table:table-cell table:style-name="ce2" table:formula="of:=VLOOKUP([.D121];[Hoja2.$A$2:.$C$6];2;FALSE())" office:value-type="string" office:string-value="linux" calcext:value-type="string">
            <text:p>linux</text:p>
          </table:table-cell>
          <table:table-cell table:style-name="ce2" table:formula="of:=VLOOKUP([.D121];[Hoja2.$A$2:.$C$6];3;FALSE())" office:value-type="string" office:string-value="tar.gz" calcext:value-type="string">
            <text:p>tar.gz</text:p>
          </table:table-cell>
          <table:table-cell table:formula="of:=SUBSTITUTE([.A121];&quot;.&quot;;&quot;_&quot;)" office:value-type="string" office:string-value="9_3_4" calcext:value-type="string">
            <text:p>9_3_4</text:p>
          </table:table-cell>
          <table:table-cell table:formula="of:=&quot;v&quot;&amp;[.G121]&amp;&quot;.&quot;&amp;[.B121]&amp;&quot;.&quot;&amp;[.C121]" office:value-type="string" office:string-value="v9_3_4.linux.x86" calcext:value-type="string">
            <text:p>v9_3_4.linux.x86</text:p>
          </table:table-cell>
          <table:table-cell table:formula="of:=&quot;v&quot;&amp;[.G121]&amp;&quot;/&quot;&amp;[.B121]&amp;&quot;/&quot;&amp;[.C121]" office:value-type="string" office:string-value="v9_3_4/linux/x86" calcext:value-type="string">
            <text:p>v9_3_4/linux/x86</text:p>
          </table:table-cell>
          <table:table-cell table:formula="of:=&quot;https://get.enterprisedb.com/postgresql/postgresql-&quot;&amp;[.A121]&amp;&quot;-&quot;" office:value-type="string" office:string-value="https://get.enterprisedb.com/postgresql/postgresql-9.3.4-" calcext:value-type="string">
            <text:p>https://get.enterprisedb.com/postgresql/postgresql-9.3.4-</text:p>
          </table:table-cell>
          <table:table-cell table:formula="of:=&quot;-&quot;&amp;[.E121]&amp;&quot;-binaries.&quot;&amp;[.F121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22]=&quot;any&quot;;[.B122];[.B122]&amp;&quot;/&quot;&amp;[.C122])" office:value-type="string" office:string-value="linux/x86" calcext:value-type="string">
            <text:p>linux/x86</text:p>
          </table:table-cell>
          <table:table-cell table:style-name="ce2" table:formula="of:=VLOOKUP([.D122];[Hoja2.$A$2:.$C$6];2;FALSE())" office:value-type="string" office:string-value="linux" calcext:value-type="string">
            <text:p>linux</text:p>
          </table:table-cell>
          <table:table-cell table:style-name="ce2" table:formula="of:=VLOOKUP([.D122];[Hoja2.$A$2:.$C$6];3;FALSE())" office:value-type="string" office:string-value="tar.gz" calcext:value-type="string">
            <text:p>tar.gz</text:p>
          </table:table-cell>
          <table:table-cell table:formula="of:=SUBSTITUTE([.A122];&quot;.&quot;;&quot;_&quot;)" office:value-type="string" office:string-value="9_3_3" calcext:value-type="string">
            <text:p>9_3_3</text:p>
          </table:table-cell>
          <table:table-cell table:formula="of:=&quot;v&quot;&amp;[.G122]&amp;&quot;.&quot;&amp;[.B122]&amp;&quot;.&quot;&amp;[.C122]" office:value-type="string" office:string-value="v9_3_3.linux.x86" calcext:value-type="string">
            <text:p>v9_3_3.linux.x86</text:p>
          </table:table-cell>
          <table:table-cell table:formula="of:=&quot;v&quot;&amp;[.G122]&amp;&quot;/&quot;&amp;[.B122]&amp;&quot;/&quot;&amp;[.C122]" office:value-type="string" office:string-value="v9_3_3/linux/x86" calcext:value-type="string">
            <text:p>v9_3_3/linux/x86</text:p>
          </table:table-cell>
          <table:table-cell table:formula="of:=&quot;https://get.enterprisedb.com/postgresql/postgresql-&quot;&amp;[.A122]&amp;&quot;-&quot;" office:value-type="string" office:string-value="https://get.enterprisedb.com/postgresql/postgresql-9.3.3-" calcext:value-type="string">
            <text:p>https://get.enterprisedb.com/postgresql/postgresql-9.3.3-</text:p>
          </table:table-cell>
          <table:table-cell table:formula="of:=&quot;-&quot;&amp;[.E122]&amp;&quot;-binaries.&quot;&amp;[.F122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23]=&quot;any&quot;;[.B123];[.B123]&amp;&quot;/&quot;&amp;[.C123])" office:value-type="string" office:string-value="linux/x86" calcext:value-type="string">
            <text:p>linux/x86</text:p>
          </table:table-cell>
          <table:table-cell table:style-name="ce2" table:formula="of:=VLOOKUP([.D123];[Hoja2.$A$2:.$C$6];2;FALSE())" office:value-type="string" office:string-value="linux" calcext:value-type="string">
            <text:p>linux</text:p>
          </table:table-cell>
          <table:table-cell table:style-name="ce2" table:formula="of:=VLOOKUP([.D123];[Hoja2.$A$2:.$C$6];3;FALSE())" office:value-type="string" office:string-value="tar.gz" calcext:value-type="string">
            <text:p>tar.gz</text:p>
          </table:table-cell>
          <table:table-cell table:formula="of:=SUBSTITUTE([.A123];&quot;.&quot;;&quot;_&quot;)" office:value-type="string" office:string-value="9_3_2" calcext:value-type="string">
            <text:p>9_3_2</text:p>
          </table:table-cell>
          <table:table-cell table:formula="of:=&quot;v&quot;&amp;[.G123]&amp;&quot;.&quot;&amp;[.B123]&amp;&quot;.&quot;&amp;[.C123]" office:value-type="string" office:string-value="v9_3_2.linux.x86" calcext:value-type="string">
            <text:p>v9_3_2.linux.x86</text:p>
          </table:table-cell>
          <table:table-cell table:formula="of:=&quot;v&quot;&amp;[.G123]&amp;&quot;/&quot;&amp;[.B123]&amp;&quot;/&quot;&amp;[.C123]" office:value-type="string" office:string-value="v9_3_2/linux/x86" calcext:value-type="string">
            <text:p>v9_3_2/linux/x86</text:p>
          </table:table-cell>
          <table:table-cell table:formula="of:=&quot;https://get.enterprisedb.com/postgresql/postgresql-&quot;&amp;[.A123]&amp;&quot;-&quot;" office:value-type="string" office:string-value="https://get.enterprisedb.com/postgresql/postgresql-9.3.2-" calcext:value-type="string">
            <text:p>https://get.enterprisedb.com/postgresql/postgresql-9.3.2-</text:p>
          </table:table-cell>
          <table:table-cell table:formula="of:=&quot;-&quot;&amp;[.E123]&amp;&quot;-binaries.&quot;&amp;[.F123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24]=&quot;any&quot;;[.B124];[.B124]&amp;&quot;/&quot;&amp;[.C124])" office:value-type="string" office:string-value="linux/x86" calcext:value-type="string">
            <text:p>linux/x86</text:p>
          </table:table-cell>
          <table:table-cell table:style-name="ce2" table:formula="of:=VLOOKUP([.D124];[Hoja2.$A$2:.$C$6];2;FALSE())" office:value-type="string" office:string-value="linux" calcext:value-type="string">
            <text:p>linux</text:p>
          </table:table-cell>
          <table:table-cell table:style-name="ce2" table:formula="of:=VLOOKUP([.D124];[Hoja2.$A$2:.$C$6];3;FALSE())" office:value-type="string" office:string-value="tar.gz" calcext:value-type="string">
            <text:p>tar.gz</text:p>
          </table:table-cell>
          <table:table-cell table:formula="of:=SUBSTITUTE([.A124];&quot;.&quot;;&quot;_&quot;)" office:value-type="string" office:string-value="9_3_1" calcext:value-type="string">
            <text:p>9_3_1</text:p>
          </table:table-cell>
          <table:table-cell table:formula="of:=&quot;v&quot;&amp;[.G124]&amp;&quot;.&quot;&amp;[.B124]&amp;&quot;.&quot;&amp;[.C124]" office:value-type="string" office:string-value="v9_3_1.linux.x86" calcext:value-type="string">
            <text:p>v9_3_1.linux.x86</text:p>
          </table:table-cell>
          <table:table-cell table:formula="of:=&quot;v&quot;&amp;[.G124]&amp;&quot;/&quot;&amp;[.B124]&amp;&quot;/&quot;&amp;[.C124]" office:value-type="string" office:string-value="v9_3_1/linux/x86" calcext:value-type="string">
            <text:p>v9_3_1/linux/x86</text:p>
          </table:table-cell>
          <table:table-cell table:formula="of:=&quot;https://get.enterprisedb.com/postgresql/postgresql-&quot;&amp;[.A124]&amp;&quot;-&quot;" office:value-type="string" office:string-value="https://get.enterprisedb.com/postgresql/postgresql-9.3.1-" calcext:value-type="string">
            <text:p>https://get.enterprisedb.com/postgresql/postgresql-9.3.1-</text:p>
          </table:table-cell>
          <table:table-cell table:formula="of:=&quot;-&quot;&amp;[.E124]&amp;&quot;-binaries.&quot;&amp;[.F124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25]=&quot;any&quot;;[.B125];[.B125]&amp;&quot;/&quot;&amp;[.C125])" office:value-type="string" office:string-value="linux/x86" calcext:value-type="string">
            <text:p>linux/x86</text:p>
          </table:table-cell>
          <table:table-cell table:style-name="ce2" table:formula="of:=VLOOKUP([.D125];[Hoja2.$A$2:.$C$6];2;FALSE())" office:value-type="string" office:string-value="linux" calcext:value-type="string">
            <text:p>linux</text:p>
          </table:table-cell>
          <table:table-cell table:style-name="ce2" table:formula="of:=VLOOKUP([.D125];[Hoja2.$A$2:.$C$6];3;FALSE())" office:value-type="string" office:string-value="tar.gz" calcext:value-type="string">
            <text:p>tar.gz</text:p>
          </table:table-cell>
          <table:table-cell table:formula="of:=SUBSTITUTE([.A125];&quot;.&quot;;&quot;_&quot;)" office:value-type="string" office:string-value="9_3_0" calcext:value-type="string">
            <text:p>9_3_0</text:p>
          </table:table-cell>
          <table:table-cell table:formula="of:=&quot;v&quot;&amp;[.G125]&amp;&quot;.&quot;&amp;[.B125]&amp;&quot;.&quot;&amp;[.C125]" office:value-type="string" office:string-value="v9_3_0.linux.x86" calcext:value-type="string">
            <text:p>v9_3_0.linux.x86</text:p>
          </table:table-cell>
          <table:table-cell table:formula="of:=&quot;v&quot;&amp;[.G125]&amp;&quot;/&quot;&amp;[.B125]&amp;&quot;/&quot;&amp;[.C125]" office:value-type="string" office:string-value="v9_3_0/linux/x86" calcext:value-type="string">
            <text:p>v9_3_0/linux/x86</text:p>
          </table:table-cell>
          <table:table-cell table:formula="of:=&quot;https://get.enterprisedb.com/postgresql/postgresql-&quot;&amp;[.A125]&amp;&quot;-&quot;" office:value-type="string" office:string-value="https://get.enterprisedb.com/postgresql/postgresql-9.3.0-" calcext:value-type="string">
            <text:p>https://get.enterprisedb.com/postgresql/postgresql-9.3.0-</text:p>
          </table:table-cell>
          <table:table-cell table:formula="of:=&quot;-&quot;&amp;[.E125]&amp;&quot;-binaries.&quot;&amp;[.F125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2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26]=&quot;any&quot;;[.B126];[.B126]&amp;&quot;/&quot;&amp;[.C126])" office:value-type="string" office:string-value="linux/x86" calcext:value-type="string">
            <text:p>linux/x86</text:p>
          </table:table-cell>
          <table:table-cell table:style-name="ce2" table:formula="of:=VLOOKUP([.D126];[Hoja2.$A$2:.$C$6];2;FALSE())" office:value-type="string" office:string-value="linux" calcext:value-type="string">
            <text:p>linux</text:p>
          </table:table-cell>
          <table:table-cell table:style-name="ce2" table:formula="of:=VLOOKUP([.D126];[Hoja2.$A$2:.$C$6];3;FALSE())" office:value-type="string" office:string-value="tar.gz" calcext:value-type="string">
            <text:p>tar.gz</text:p>
          </table:table-cell>
          <table:table-cell table:formula="of:=SUBSTITUTE([.A126];&quot;.&quot;;&quot;_&quot;)" office:value-type="string" office:string-value="9_2_20" calcext:value-type="string">
            <text:p>9_2_20</text:p>
          </table:table-cell>
          <table:table-cell table:formula="of:=&quot;v&quot;&amp;[.G126]&amp;&quot;.&quot;&amp;[.B126]&amp;&quot;.&quot;&amp;[.C126]" office:value-type="string" office:string-value="v9_2_20.linux.x86" calcext:value-type="string">
            <text:p>v9_2_20.linux.x86</text:p>
          </table:table-cell>
          <table:table-cell table:formula="of:=&quot;v&quot;&amp;[.G126]&amp;&quot;/&quot;&amp;[.B126]&amp;&quot;/&quot;&amp;[.C126]" office:value-type="string" office:string-value="v9_2_20/linux/x86" calcext:value-type="string">
            <text:p>v9_2_20/linux/x86</text:p>
          </table:table-cell>
          <table:table-cell table:formula="of:=&quot;https://get.enterprisedb.com/postgresql/postgresql-&quot;&amp;[.A126]&amp;&quot;-&quot;" office:value-type="string" office:string-value="https://get.enterprisedb.com/postgresql/postgresql-9.2.20-" calcext:value-type="string">
            <text:p>https://get.enterprisedb.com/postgresql/postgresql-9.2.20-</text:p>
          </table:table-cell>
          <table:table-cell table:formula="of:=&quot;-&quot;&amp;[.E126]&amp;&quot;-binaries.&quot;&amp;[.F126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9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27]=&quot;any&quot;;[.B127];[.B127]&amp;&quot;/&quot;&amp;[.C127])" office:value-type="string" office:string-value="linux/x86" calcext:value-type="string">
            <text:p>linux/x86</text:p>
          </table:table-cell>
          <table:table-cell table:style-name="ce2" table:formula="of:=VLOOKUP([.D127];[Hoja2.$A$2:.$C$6];2;FALSE())" office:value-type="string" office:string-value="linux" calcext:value-type="string">
            <text:p>linux</text:p>
          </table:table-cell>
          <table:table-cell table:style-name="ce2" table:formula="of:=VLOOKUP([.D127];[Hoja2.$A$2:.$C$6];3;FALSE())" office:value-type="string" office:string-value="tar.gz" calcext:value-type="string">
            <text:p>tar.gz</text:p>
          </table:table-cell>
          <table:table-cell table:formula="of:=SUBSTITUTE([.A127];&quot;.&quot;;&quot;_&quot;)" office:value-type="string" office:string-value="9_2_19" calcext:value-type="string">
            <text:p>9_2_19</text:p>
          </table:table-cell>
          <table:table-cell table:formula="of:=&quot;v&quot;&amp;[.G127]&amp;&quot;.&quot;&amp;[.B127]&amp;&quot;.&quot;&amp;[.C127]" office:value-type="string" office:string-value="v9_2_19.linux.x86" calcext:value-type="string">
            <text:p>v9_2_19.linux.x86</text:p>
          </table:table-cell>
          <table:table-cell table:formula="of:=&quot;v&quot;&amp;[.G127]&amp;&quot;/&quot;&amp;[.B127]&amp;&quot;/&quot;&amp;[.C127]" office:value-type="string" office:string-value="v9_2_19/linux/x86" calcext:value-type="string">
            <text:p>v9_2_19/linux/x86</text:p>
          </table:table-cell>
          <table:table-cell table:formula="of:=&quot;https://get.enterprisedb.com/postgresql/postgresql-&quot;&amp;[.A127]&amp;&quot;-&quot;" office:value-type="string" office:string-value="https://get.enterprisedb.com/postgresql/postgresql-9.2.19-" calcext:value-type="string">
            <text:p>https://get.enterprisedb.com/postgresql/postgresql-9.2.19-</text:p>
          </table:table-cell>
          <table:table-cell table:formula="of:=&quot;-&quot;&amp;[.E127]&amp;&quot;-binaries.&quot;&amp;[.F127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8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28]=&quot;any&quot;;[.B128];[.B128]&amp;&quot;/&quot;&amp;[.C128])" office:value-type="string" office:string-value="linux/x86" calcext:value-type="string">
            <text:p>linux/x86</text:p>
          </table:table-cell>
          <table:table-cell table:style-name="ce2" table:formula="of:=VLOOKUP([.D128];[Hoja2.$A$2:.$C$6];2;FALSE())" office:value-type="string" office:string-value="linux" calcext:value-type="string">
            <text:p>linux</text:p>
          </table:table-cell>
          <table:table-cell table:style-name="ce2" table:formula="of:=VLOOKUP([.D128];[Hoja2.$A$2:.$C$6];3;FALSE())" office:value-type="string" office:string-value="tar.gz" calcext:value-type="string">
            <text:p>tar.gz</text:p>
          </table:table-cell>
          <table:table-cell table:formula="of:=SUBSTITUTE([.A128];&quot;.&quot;;&quot;_&quot;)" office:value-type="string" office:string-value="9_2_18" calcext:value-type="string">
            <text:p>9_2_18</text:p>
          </table:table-cell>
          <table:table-cell table:formula="of:=&quot;v&quot;&amp;[.G128]&amp;&quot;.&quot;&amp;[.B128]&amp;&quot;.&quot;&amp;[.C128]" office:value-type="string" office:string-value="v9_2_18.linux.x86" calcext:value-type="string">
            <text:p>v9_2_18.linux.x86</text:p>
          </table:table-cell>
          <table:table-cell table:formula="of:=&quot;v&quot;&amp;[.G128]&amp;&quot;/&quot;&amp;[.B128]&amp;&quot;/&quot;&amp;[.C128]" office:value-type="string" office:string-value="v9_2_18/linux/x86" calcext:value-type="string">
            <text:p>v9_2_18/linux/x86</text:p>
          </table:table-cell>
          <table:table-cell table:formula="of:=&quot;https://get.enterprisedb.com/postgresql/postgresql-&quot;&amp;[.A128]&amp;&quot;-&quot;" office:value-type="string" office:string-value="https://get.enterprisedb.com/postgresql/postgresql-9.2.18-" calcext:value-type="string">
            <text:p>https://get.enterprisedb.com/postgresql/postgresql-9.2.18-</text:p>
          </table:table-cell>
          <table:table-cell table:formula="of:=&quot;-&quot;&amp;[.E128]&amp;&quot;-binaries.&quot;&amp;[.F128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7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29]=&quot;any&quot;;[.B129];[.B129]&amp;&quot;/&quot;&amp;[.C129])" office:value-type="string" office:string-value="linux/x86" calcext:value-type="string">
            <text:p>linux/x86</text:p>
          </table:table-cell>
          <table:table-cell table:style-name="ce2" table:formula="of:=VLOOKUP([.D129];[Hoja2.$A$2:.$C$6];2;FALSE())" office:value-type="string" office:string-value="linux" calcext:value-type="string">
            <text:p>linux</text:p>
          </table:table-cell>
          <table:table-cell table:style-name="ce2" table:formula="of:=VLOOKUP([.D129];[Hoja2.$A$2:.$C$6];3;FALSE())" office:value-type="string" office:string-value="tar.gz" calcext:value-type="string">
            <text:p>tar.gz</text:p>
          </table:table-cell>
          <table:table-cell table:formula="of:=SUBSTITUTE([.A129];&quot;.&quot;;&quot;_&quot;)" office:value-type="string" office:string-value="9_2_17" calcext:value-type="string">
            <text:p>9_2_17</text:p>
          </table:table-cell>
          <table:table-cell table:formula="of:=&quot;v&quot;&amp;[.G129]&amp;&quot;.&quot;&amp;[.B129]&amp;&quot;.&quot;&amp;[.C129]" office:value-type="string" office:string-value="v9_2_17.linux.x86" calcext:value-type="string">
            <text:p>v9_2_17.linux.x86</text:p>
          </table:table-cell>
          <table:table-cell table:formula="of:=&quot;v&quot;&amp;[.G129]&amp;&quot;/&quot;&amp;[.B129]&amp;&quot;/&quot;&amp;[.C129]" office:value-type="string" office:string-value="v9_2_17/linux/x86" calcext:value-type="string">
            <text:p>v9_2_17/linux/x86</text:p>
          </table:table-cell>
          <table:table-cell table:formula="of:=&quot;https://get.enterprisedb.com/postgresql/postgresql-&quot;&amp;[.A129]&amp;&quot;-&quot;" office:value-type="string" office:string-value="https://get.enterprisedb.com/postgresql/postgresql-9.2.17-" calcext:value-type="string">
            <text:p>https://get.enterprisedb.com/postgresql/postgresql-9.2.17-</text:p>
          </table:table-cell>
          <table:table-cell table:formula="of:=&quot;-&quot;&amp;[.E129]&amp;&quot;-binaries.&quot;&amp;[.F129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6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30]=&quot;any&quot;;[.B130];[.B130]&amp;&quot;/&quot;&amp;[.C130])" office:value-type="string" office:string-value="linux/x86" calcext:value-type="string">
            <text:p>linux/x86</text:p>
          </table:table-cell>
          <table:table-cell table:style-name="ce2" table:formula="of:=VLOOKUP([.D130];[Hoja2.$A$2:.$C$6];2;FALSE())" office:value-type="string" office:string-value="linux" calcext:value-type="string">
            <text:p>linux</text:p>
          </table:table-cell>
          <table:table-cell table:style-name="ce2" table:formula="of:=VLOOKUP([.D130];[Hoja2.$A$2:.$C$6];3;FALSE())" office:value-type="string" office:string-value="tar.gz" calcext:value-type="string">
            <text:p>tar.gz</text:p>
          </table:table-cell>
          <table:table-cell table:formula="of:=SUBSTITUTE([.A130];&quot;.&quot;;&quot;_&quot;)" office:value-type="string" office:string-value="9_2_16" calcext:value-type="string">
            <text:p>9_2_16</text:p>
          </table:table-cell>
          <table:table-cell table:formula="of:=&quot;v&quot;&amp;[.G130]&amp;&quot;.&quot;&amp;[.B130]&amp;&quot;.&quot;&amp;[.C130]" office:value-type="string" office:string-value="v9_2_16.linux.x86" calcext:value-type="string">
            <text:p>v9_2_16.linux.x86</text:p>
          </table:table-cell>
          <table:table-cell table:formula="of:=&quot;v&quot;&amp;[.G130]&amp;&quot;/&quot;&amp;[.B130]&amp;&quot;/&quot;&amp;[.C130]" office:value-type="string" office:string-value="v9_2_16/linux/x86" calcext:value-type="string">
            <text:p>v9_2_16/linux/x86</text:p>
          </table:table-cell>
          <table:table-cell table:formula="of:=&quot;https://get.enterprisedb.com/postgresql/postgresql-&quot;&amp;[.A130]&amp;&quot;-&quot;" office:value-type="string" office:string-value="https://get.enterprisedb.com/postgresql/postgresql-9.2.16-" calcext:value-type="string">
            <text:p>https://get.enterprisedb.com/postgresql/postgresql-9.2.16-</text:p>
          </table:table-cell>
          <table:table-cell table:formula="of:=&quot;-&quot;&amp;[.E130]&amp;&quot;-binaries.&quot;&amp;[.F130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5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31]=&quot;any&quot;;[.B131];[.B131]&amp;&quot;/&quot;&amp;[.C131])" office:value-type="string" office:string-value="linux/x86" calcext:value-type="string">
            <text:p>linux/x86</text:p>
          </table:table-cell>
          <table:table-cell table:style-name="ce2" table:formula="of:=VLOOKUP([.D131];[Hoja2.$A$2:.$C$6];2;FALSE())" office:value-type="string" office:string-value="linux" calcext:value-type="string">
            <text:p>linux</text:p>
          </table:table-cell>
          <table:table-cell table:style-name="ce2" table:formula="of:=VLOOKUP([.D131];[Hoja2.$A$2:.$C$6];3;FALSE())" office:value-type="string" office:string-value="tar.gz" calcext:value-type="string">
            <text:p>tar.gz</text:p>
          </table:table-cell>
          <table:table-cell table:formula="of:=SUBSTITUTE([.A131];&quot;.&quot;;&quot;_&quot;)" office:value-type="string" office:string-value="9_2_15" calcext:value-type="string">
            <text:p>9_2_15</text:p>
          </table:table-cell>
          <table:table-cell table:formula="of:=&quot;v&quot;&amp;[.G131]&amp;&quot;.&quot;&amp;[.B131]&amp;&quot;.&quot;&amp;[.C131]" office:value-type="string" office:string-value="v9_2_15.linux.x86" calcext:value-type="string">
            <text:p>v9_2_15.linux.x86</text:p>
          </table:table-cell>
          <table:table-cell table:formula="of:=&quot;v&quot;&amp;[.G131]&amp;&quot;/&quot;&amp;[.B131]&amp;&quot;/&quot;&amp;[.C131]" office:value-type="string" office:string-value="v9_2_15/linux/x86" calcext:value-type="string">
            <text:p>v9_2_15/linux/x86</text:p>
          </table:table-cell>
          <table:table-cell table:formula="of:=&quot;https://get.enterprisedb.com/postgresql/postgresql-&quot;&amp;[.A131]&amp;&quot;-&quot;" office:value-type="string" office:string-value="https://get.enterprisedb.com/postgresql/postgresql-9.2.15-" calcext:value-type="string">
            <text:p>https://get.enterprisedb.com/postgresql/postgresql-9.2.15-</text:p>
          </table:table-cell>
          <table:table-cell table:formula="of:=&quot;-&quot;&amp;[.E131]&amp;&quot;-binaries.&quot;&amp;[.F131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4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32]=&quot;any&quot;;[.B132];[.B132]&amp;&quot;/&quot;&amp;[.C132])" office:value-type="string" office:string-value="linux/x86" calcext:value-type="string">
            <text:p>linux/x86</text:p>
          </table:table-cell>
          <table:table-cell table:style-name="ce2" table:formula="of:=VLOOKUP([.D132];[Hoja2.$A$2:.$C$6];2;FALSE())" office:value-type="string" office:string-value="linux" calcext:value-type="string">
            <text:p>linux</text:p>
          </table:table-cell>
          <table:table-cell table:style-name="ce2" table:formula="of:=VLOOKUP([.D132];[Hoja2.$A$2:.$C$6];3;FALSE())" office:value-type="string" office:string-value="tar.gz" calcext:value-type="string">
            <text:p>tar.gz</text:p>
          </table:table-cell>
          <table:table-cell table:formula="of:=SUBSTITUTE([.A132];&quot;.&quot;;&quot;_&quot;)" office:value-type="string" office:string-value="9_2_14" calcext:value-type="string">
            <text:p>9_2_14</text:p>
          </table:table-cell>
          <table:table-cell table:formula="of:=&quot;v&quot;&amp;[.G132]&amp;&quot;.&quot;&amp;[.B132]&amp;&quot;.&quot;&amp;[.C132]" office:value-type="string" office:string-value="v9_2_14.linux.x86" calcext:value-type="string">
            <text:p>v9_2_14.linux.x86</text:p>
          </table:table-cell>
          <table:table-cell table:formula="of:=&quot;v&quot;&amp;[.G132]&amp;&quot;/&quot;&amp;[.B132]&amp;&quot;/&quot;&amp;[.C132]" office:value-type="string" office:string-value="v9_2_14/linux/x86" calcext:value-type="string">
            <text:p>v9_2_14/linux/x86</text:p>
          </table:table-cell>
          <table:table-cell table:formula="of:=&quot;https://get.enterprisedb.com/postgresql/postgresql-&quot;&amp;[.A132]&amp;&quot;-&quot;" office:value-type="string" office:string-value="https://get.enterprisedb.com/postgresql/postgresql-9.2.14-" calcext:value-type="string">
            <text:p>https://get.enterprisedb.com/postgresql/postgresql-9.2.14-</text:p>
          </table:table-cell>
          <table:table-cell table:formula="of:=&quot;-&quot;&amp;[.E132]&amp;&quot;-binaries.&quot;&amp;[.F132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33]=&quot;any&quot;;[.B133];[.B133]&amp;&quot;/&quot;&amp;[.C133])" office:value-type="string" office:string-value="linux/x86" calcext:value-type="string">
            <text:p>linux/x86</text:p>
          </table:table-cell>
          <table:table-cell table:style-name="ce2" table:formula="of:=VLOOKUP([.D133];[Hoja2.$A$2:.$C$6];2;FALSE())" office:value-type="string" office:string-value="linux" calcext:value-type="string">
            <text:p>linux</text:p>
          </table:table-cell>
          <table:table-cell table:style-name="ce2" table:formula="of:=VLOOKUP([.D133];[Hoja2.$A$2:.$C$6];3;FALSE())" office:value-type="string" office:string-value="tar.gz" calcext:value-type="string">
            <text:p>tar.gz</text:p>
          </table:table-cell>
          <table:table-cell table:formula="of:=SUBSTITUTE([.A133];&quot;.&quot;;&quot;_&quot;)" office:value-type="string" office:string-value="9_2_13" calcext:value-type="string">
            <text:p>9_2_13</text:p>
          </table:table-cell>
          <table:table-cell table:formula="of:=&quot;v&quot;&amp;[.G133]&amp;&quot;.&quot;&amp;[.B133]&amp;&quot;.&quot;&amp;[.C133]" office:value-type="string" office:string-value="v9_2_13.linux.x86" calcext:value-type="string">
            <text:p>v9_2_13.linux.x86</text:p>
          </table:table-cell>
          <table:table-cell table:formula="of:=&quot;v&quot;&amp;[.G133]&amp;&quot;/&quot;&amp;[.B133]&amp;&quot;/&quot;&amp;[.C133]" office:value-type="string" office:string-value="v9_2_13/linux/x86" calcext:value-type="string">
            <text:p>v9_2_13/linux/x86</text:p>
          </table:table-cell>
          <table:table-cell table:formula="of:=&quot;https://get.enterprisedb.com/postgresql/postgresql-&quot;&amp;[.A133]&amp;&quot;-&quot;" office:value-type="string" office:string-value="https://get.enterprisedb.com/postgresql/postgresql-9.2.13-" calcext:value-type="string">
            <text:p>https://get.enterprisedb.com/postgresql/postgresql-9.2.13-</text:p>
          </table:table-cell>
          <table:table-cell table:formula="of:=&quot;-&quot;&amp;[.E133]&amp;&quot;-binaries.&quot;&amp;[.F133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34]=&quot;any&quot;;[.B134];[.B134]&amp;&quot;/&quot;&amp;[.C134])" office:value-type="string" office:string-value="linux/x86" calcext:value-type="string">
            <text:p>linux/x86</text:p>
          </table:table-cell>
          <table:table-cell table:style-name="ce2" table:formula="of:=VLOOKUP([.D134];[Hoja2.$A$2:.$C$6];2;FALSE())" office:value-type="string" office:string-value="linux" calcext:value-type="string">
            <text:p>linux</text:p>
          </table:table-cell>
          <table:table-cell table:style-name="ce2" table:formula="of:=VLOOKUP([.D134];[Hoja2.$A$2:.$C$6];3;FALSE())" office:value-type="string" office:string-value="tar.gz" calcext:value-type="string">
            <text:p>tar.gz</text:p>
          </table:table-cell>
          <table:table-cell table:formula="of:=SUBSTITUTE([.A134];&quot;.&quot;;&quot;_&quot;)" office:value-type="string" office:string-value="9_2_12" calcext:value-type="string">
            <text:p>9_2_12</text:p>
          </table:table-cell>
          <table:table-cell table:formula="of:=&quot;v&quot;&amp;[.G134]&amp;&quot;.&quot;&amp;[.B134]&amp;&quot;.&quot;&amp;[.C134]" office:value-type="string" office:string-value="v9_2_12.linux.x86" calcext:value-type="string">
            <text:p>v9_2_12.linux.x86</text:p>
          </table:table-cell>
          <table:table-cell table:formula="of:=&quot;v&quot;&amp;[.G134]&amp;&quot;/&quot;&amp;[.B134]&amp;&quot;/&quot;&amp;[.C134]" office:value-type="string" office:string-value="v9_2_12/linux/x86" calcext:value-type="string">
            <text:p>v9_2_12/linux/x86</text:p>
          </table:table-cell>
          <table:table-cell table:formula="of:=&quot;https://get.enterprisedb.com/postgresql/postgresql-&quot;&amp;[.A134]&amp;&quot;-&quot;" office:value-type="string" office:string-value="https://get.enterprisedb.com/postgresql/postgresql-9.2.12-" calcext:value-type="string">
            <text:p>https://get.enterprisedb.com/postgresql/postgresql-9.2.12-</text:p>
          </table:table-cell>
          <table:table-cell table:formula="of:=&quot;-&quot;&amp;[.E134]&amp;&quot;-binaries.&quot;&amp;[.F134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35]=&quot;any&quot;;[.B135];[.B135]&amp;&quot;/&quot;&amp;[.C135])" office:value-type="string" office:string-value="linux/x86" calcext:value-type="string">
            <text:p>linux/x86</text:p>
          </table:table-cell>
          <table:table-cell table:style-name="ce2" table:formula="of:=VLOOKUP([.D135];[Hoja2.$A$2:.$C$6];2;FALSE())" office:value-type="string" office:string-value="linux" calcext:value-type="string">
            <text:p>linux</text:p>
          </table:table-cell>
          <table:table-cell table:style-name="ce2" table:formula="of:=VLOOKUP([.D135];[Hoja2.$A$2:.$C$6];3;FALSE())" office:value-type="string" office:string-value="tar.gz" calcext:value-type="string">
            <text:p>tar.gz</text:p>
          </table:table-cell>
          <table:table-cell table:formula="of:=SUBSTITUTE([.A135];&quot;.&quot;;&quot;_&quot;)" office:value-type="string" office:string-value="9_2_11" calcext:value-type="string">
            <text:p>9_2_11</text:p>
          </table:table-cell>
          <table:table-cell table:formula="of:=&quot;v&quot;&amp;[.G135]&amp;&quot;.&quot;&amp;[.B135]&amp;&quot;.&quot;&amp;[.C135]" office:value-type="string" office:string-value="v9_2_11.linux.x86" calcext:value-type="string">
            <text:p>v9_2_11.linux.x86</text:p>
          </table:table-cell>
          <table:table-cell table:formula="of:=&quot;v&quot;&amp;[.G135]&amp;&quot;/&quot;&amp;[.B135]&amp;&quot;/&quot;&amp;[.C135]" office:value-type="string" office:string-value="v9_2_11/linux/x86" calcext:value-type="string">
            <text:p>v9_2_11/linux/x86</text:p>
          </table:table-cell>
          <table:table-cell table:formula="of:=&quot;https://get.enterprisedb.com/postgresql/postgresql-&quot;&amp;[.A135]&amp;&quot;-&quot;" office:value-type="string" office:string-value="https://get.enterprisedb.com/postgresql/postgresql-9.2.11-" calcext:value-type="string">
            <text:p>https://get.enterprisedb.com/postgresql/postgresql-9.2.11-</text:p>
          </table:table-cell>
          <table:table-cell table:formula="of:=&quot;-&quot;&amp;[.E135]&amp;&quot;-binaries.&quot;&amp;[.F135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36]=&quot;any&quot;;[.B136];[.B136]&amp;&quot;/&quot;&amp;[.C136])" office:value-type="string" office:string-value="linux/x86" calcext:value-type="string">
            <text:p>linux/x86</text:p>
          </table:table-cell>
          <table:table-cell table:style-name="ce2" table:formula="of:=VLOOKUP([.D136];[Hoja2.$A$2:.$C$6];2;FALSE())" office:value-type="string" office:string-value="linux" calcext:value-type="string">
            <text:p>linux</text:p>
          </table:table-cell>
          <table:table-cell table:style-name="ce2" table:formula="of:=VLOOKUP([.D136];[Hoja2.$A$2:.$C$6];3;FALSE())" office:value-type="string" office:string-value="tar.gz" calcext:value-type="string">
            <text:p>tar.gz</text:p>
          </table:table-cell>
          <table:table-cell table:formula="of:=SUBSTITUTE([.A136];&quot;.&quot;;&quot;_&quot;)" office:value-type="string" office:string-value="9_2_10" calcext:value-type="string">
            <text:p>9_2_10</text:p>
          </table:table-cell>
          <table:table-cell table:formula="of:=&quot;v&quot;&amp;[.G136]&amp;&quot;.&quot;&amp;[.B136]&amp;&quot;.&quot;&amp;[.C136]" office:value-type="string" office:string-value="v9_2_10.linux.x86" calcext:value-type="string">
            <text:p>v9_2_10.linux.x86</text:p>
          </table:table-cell>
          <table:table-cell table:formula="of:=&quot;v&quot;&amp;[.G136]&amp;&quot;/&quot;&amp;[.B136]&amp;&quot;/&quot;&amp;[.C136]" office:value-type="string" office:string-value="v9_2_10/linux/x86" calcext:value-type="string">
            <text:p>v9_2_10/linux/x86</text:p>
          </table:table-cell>
          <table:table-cell table:formula="of:=&quot;https://get.enterprisedb.com/postgresql/postgresql-&quot;&amp;[.A136]&amp;&quot;-&quot;" office:value-type="string" office:string-value="https://get.enterprisedb.com/postgresql/postgresql-9.2.10-" calcext:value-type="string">
            <text:p>https://get.enterprisedb.com/postgresql/postgresql-9.2.10-</text:p>
          </table:table-cell>
          <table:table-cell table:formula="of:=&quot;-&quot;&amp;[.E136]&amp;&quot;-binaries.&quot;&amp;[.F136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9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37]=&quot;any&quot;;[.B137];[.B137]&amp;&quot;/&quot;&amp;[.C137])" office:value-type="string" office:string-value="linux/x86" calcext:value-type="string">
            <text:p>linux/x86</text:p>
          </table:table-cell>
          <table:table-cell table:style-name="ce2" table:formula="of:=VLOOKUP([.D137];[Hoja2.$A$2:.$C$6];2;FALSE())" office:value-type="string" office:string-value="linux" calcext:value-type="string">
            <text:p>linux</text:p>
          </table:table-cell>
          <table:table-cell table:style-name="ce2" table:formula="of:=VLOOKUP([.D137];[Hoja2.$A$2:.$C$6];3;FALSE())" office:value-type="string" office:string-value="tar.gz" calcext:value-type="string">
            <text:p>tar.gz</text:p>
          </table:table-cell>
          <table:table-cell table:formula="of:=SUBSTITUTE([.A137];&quot;.&quot;;&quot;_&quot;)" office:value-type="string" office:string-value="9_2_9" calcext:value-type="string">
            <text:p>9_2_9</text:p>
          </table:table-cell>
          <table:table-cell table:formula="of:=&quot;v&quot;&amp;[.G137]&amp;&quot;.&quot;&amp;[.B137]&amp;&quot;.&quot;&amp;[.C137]" office:value-type="string" office:string-value="v9_2_9.linux.x86" calcext:value-type="string">
            <text:p>v9_2_9.linux.x86</text:p>
          </table:table-cell>
          <table:table-cell table:formula="of:=&quot;v&quot;&amp;[.G137]&amp;&quot;/&quot;&amp;[.B137]&amp;&quot;/&quot;&amp;[.C137]" office:value-type="string" office:string-value="v9_2_9/linux/x86" calcext:value-type="string">
            <text:p>v9_2_9/linux/x86</text:p>
          </table:table-cell>
          <table:table-cell table:formula="of:=&quot;https://get.enterprisedb.com/postgresql/postgresql-&quot;&amp;[.A137]&amp;&quot;-&quot;" office:value-type="string" office:string-value="https://get.enterprisedb.com/postgresql/postgresql-9.2.9-" calcext:value-type="string">
            <text:p>https://get.enterprisedb.com/postgresql/postgresql-9.2.9-</text:p>
          </table:table-cell>
          <table:table-cell table:formula="of:=&quot;-&quot;&amp;[.E137]&amp;&quot;-binaries.&quot;&amp;[.F137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8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38]=&quot;any&quot;;[.B138];[.B138]&amp;&quot;/&quot;&amp;[.C138])" office:value-type="string" office:string-value="linux/x86" calcext:value-type="string">
            <text:p>linux/x86</text:p>
          </table:table-cell>
          <table:table-cell table:style-name="ce2" table:formula="of:=VLOOKUP([.D138];[Hoja2.$A$2:.$C$6];2;FALSE())" office:value-type="string" office:string-value="linux" calcext:value-type="string">
            <text:p>linux</text:p>
          </table:table-cell>
          <table:table-cell table:style-name="ce2" table:formula="of:=VLOOKUP([.D138];[Hoja2.$A$2:.$C$6];3;FALSE())" office:value-type="string" office:string-value="tar.gz" calcext:value-type="string">
            <text:p>tar.gz</text:p>
          </table:table-cell>
          <table:table-cell table:formula="of:=SUBSTITUTE([.A138];&quot;.&quot;;&quot;_&quot;)" office:value-type="string" office:string-value="9_2_8" calcext:value-type="string">
            <text:p>9_2_8</text:p>
          </table:table-cell>
          <table:table-cell table:formula="of:=&quot;v&quot;&amp;[.G138]&amp;&quot;.&quot;&amp;[.B138]&amp;&quot;.&quot;&amp;[.C138]" office:value-type="string" office:string-value="v9_2_8.linux.x86" calcext:value-type="string">
            <text:p>v9_2_8.linux.x86</text:p>
          </table:table-cell>
          <table:table-cell table:formula="of:=&quot;v&quot;&amp;[.G138]&amp;&quot;/&quot;&amp;[.B138]&amp;&quot;/&quot;&amp;[.C138]" office:value-type="string" office:string-value="v9_2_8/linux/x86" calcext:value-type="string">
            <text:p>v9_2_8/linux/x86</text:p>
          </table:table-cell>
          <table:table-cell table:formula="of:=&quot;https://get.enterprisedb.com/postgresql/postgresql-&quot;&amp;[.A138]&amp;&quot;-&quot;" office:value-type="string" office:string-value="https://get.enterprisedb.com/postgresql/postgresql-9.2.8-" calcext:value-type="string">
            <text:p>https://get.enterprisedb.com/postgresql/postgresql-9.2.8-</text:p>
          </table:table-cell>
          <table:table-cell table:formula="of:=&quot;-&quot;&amp;[.E138]&amp;&quot;-binaries.&quot;&amp;[.F138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7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39]=&quot;any&quot;;[.B139];[.B139]&amp;&quot;/&quot;&amp;[.C139])" office:value-type="string" office:string-value="linux/x86" calcext:value-type="string">
            <text:p>linux/x86</text:p>
          </table:table-cell>
          <table:table-cell table:style-name="ce2" table:formula="of:=VLOOKUP([.D139];[Hoja2.$A$2:.$C$6];2;FALSE())" office:value-type="string" office:string-value="linux" calcext:value-type="string">
            <text:p>linux</text:p>
          </table:table-cell>
          <table:table-cell table:style-name="ce2" table:formula="of:=VLOOKUP([.D139];[Hoja2.$A$2:.$C$6];3;FALSE())" office:value-type="string" office:string-value="tar.gz" calcext:value-type="string">
            <text:p>tar.gz</text:p>
          </table:table-cell>
          <table:table-cell table:formula="of:=SUBSTITUTE([.A139];&quot;.&quot;;&quot;_&quot;)" office:value-type="string" office:string-value="9_2_7" calcext:value-type="string">
            <text:p>9_2_7</text:p>
          </table:table-cell>
          <table:table-cell table:formula="of:=&quot;v&quot;&amp;[.G139]&amp;&quot;.&quot;&amp;[.B139]&amp;&quot;.&quot;&amp;[.C139]" office:value-type="string" office:string-value="v9_2_7.linux.x86" calcext:value-type="string">
            <text:p>v9_2_7.linux.x86</text:p>
          </table:table-cell>
          <table:table-cell table:formula="of:=&quot;v&quot;&amp;[.G139]&amp;&quot;/&quot;&amp;[.B139]&amp;&quot;/&quot;&amp;[.C139]" office:value-type="string" office:string-value="v9_2_7/linux/x86" calcext:value-type="string">
            <text:p>v9_2_7/linux/x86</text:p>
          </table:table-cell>
          <table:table-cell table:formula="of:=&quot;https://get.enterprisedb.com/postgresql/postgresql-&quot;&amp;[.A139]&amp;&quot;-&quot;" office:value-type="string" office:string-value="https://get.enterprisedb.com/postgresql/postgresql-9.2.7-" calcext:value-type="string">
            <text:p>https://get.enterprisedb.com/postgresql/postgresql-9.2.7-</text:p>
          </table:table-cell>
          <table:table-cell table:formula="of:=&quot;-&quot;&amp;[.E139]&amp;&quot;-binaries.&quot;&amp;[.F139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6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40]=&quot;any&quot;;[.B140];[.B140]&amp;&quot;/&quot;&amp;[.C140])" office:value-type="string" office:string-value="linux/x86" calcext:value-type="string">
            <text:p>linux/x86</text:p>
          </table:table-cell>
          <table:table-cell table:style-name="ce2" table:formula="of:=VLOOKUP([.D140];[Hoja2.$A$2:.$C$6];2;FALSE())" office:value-type="string" office:string-value="linux" calcext:value-type="string">
            <text:p>linux</text:p>
          </table:table-cell>
          <table:table-cell table:style-name="ce2" table:formula="of:=VLOOKUP([.D140];[Hoja2.$A$2:.$C$6];3;FALSE())" office:value-type="string" office:string-value="tar.gz" calcext:value-type="string">
            <text:p>tar.gz</text:p>
          </table:table-cell>
          <table:table-cell table:formula="of:=SUBSTITUTE([.A140];&quot;.&quot;;&quot;_&quot;)" office:value-type="string" office:string-value="9_2_6" calcext:value-type="string">
            <text:p>9_2_6</text:p>
          </table:table-cell>
          <table:table-cell table:formula="of:=&quot;v&quot;&amp;[.G140]&amp;&quot;.&quot;&amp;[.B140]&amp;&quot;.&quot;&amp;[.C140]" office:value-type="string" office:string-value="v9_2_6.linux.x86" calcext:value-type="string">
            <text:p>v9_2_6.linux.x86</text:p>
          </table:table-cell>
          <table:table-cell table:formula="of:=&quot;v&quot;&amp;[.G140]&amp;&quot;/&quot;&amp;[.B140]&amp;&quot;/&quot;&amp;[.C140]" office:value-type="string" office:string-value="v9_2_6/linux/x86" calcext:value-type="string">
            <text:p>v9_2_6/linux/x86</text:p>
          </table:table-cell>
          <table:table-cell table:formula="of:=&quot;https://get.enterprisedb.com/postgresql/postgresql-&quot;&amp;[.A140]&amp;&quot;-&quot;" office:value-type="string" office:string-value="https://get.enterprisedb.com/postgresql/postgresql-9.2.6-" calcext:value-type="string">
            <text:p>https://get.enterprisedb.com/postgresql/postgresql-9.2.6-</text:p>
          </table:table-cell>
          <table:table-cell table:formula="of:=&quot;-&quot;&amp;[.E140]&amp;&quot;-binaries.&quot;&amp;[.F140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5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41]=&quot;any&quot;;[.B141];[.B141]&amp;&quot;/&quot;&amp;[.C141])" office:value-type="string" office:string-value="linux/x86" calcext:value-type="string">
            <text:p>linux/x86</text:p>
          </table:table-cell>
          <table:table-cell table:style-name="ce2" table:formula="of:=VLOOKUP([.D141];[Hoja2.$A$2:.$C$6];2;FALSE())" office:value-type="string" office:string-value="linux" calcext:value-type="string">
            <text:p>linux</text:p>
          </table:table-cell>
          <table:table-cell table:style-name="ce2" table:formula="of:=VLOOKUP([.D141];[Hoja2.$A$2:.$C$6];3;FALSE())" office:value-type="string" office:string-value="tar.gz" calcext:value-type="string">
            <text:p>tar.gz</text:p>
          </table:table-cell>
          <table:table-cell table:formula="of:=SUBSTITUTE([.A141];&quot;.&quot;;&quot;_&quot;)" office:value-type="string" office:string-value="9_2_5" calcext:value-type="string">
            <text:p>9_2_5</text:p>
          </table:table-cell>
          <table:table-cell table:formula="of:=&quot;v&quot;&amp;[.G141]&amp;&quot;.&quot;&amp;[.B141]&amp;&quot;.&quot;&amp;[.C141]" office:value-type="string" office:string-value="v9_2_5.linux.x86" calcext:value-type="string">
            <text:p>v9_2_5.linux.x86</text:p>
          </table:table-cell>
          <table:table-cell table:formula="of:=&quot;v&quot;&amp;[.G141]&amp;&quot;/&quot;&amp;[.B141]&amp;&quot;/&quot;&amp;[.C141]" office:value-type="string" office:string-value="v9_2_5/linux/x86" calcext:value-type="string">
            <text:p>v9_2_5/linux/x86</text:p>
          </table:table-cell>
          <table:table-cell table:formula="of:=&quot;https://get.enterprisedb.com/postgresql/postgresql-&quot;&amp;[.A141]&amp;&quot;-&quot;" office:value-type="string" office:string-value="https://get.enterprisedb.com/postgresql/postgresql-9.2.5-" calcext:value-type="string">
            <text:p>https://get.enterprisedb.com/postgresql/postgresql-9.2.5-</text:p>
          </table:table-cell>
          <table:table-cell table:formula="of:=&quot;-&quot;&amp;[.E141]&amp;&quot;-binaries.&quot;&amp;[.F141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4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42]=&quot;any&quot;;[.B142];[.B142]&amp;&quot;/&quot;&amp;[.C142])" office:value-type="string" office:string-value="linux/x86" calcext:value-type="string">
            <text:p>linux/x86</text:p>
          </table:table-cell>
          <table:table-cell table:style-name="ce2" table:formula="of:=VLOOKUP([.D142];[Hoja2.$A$2:.$C$6];2;FALSE())" office:value-type="string" office:string-value="linux" calcext:value-type="string">
            <text:p>linux</text:p>
          </table:table-cell>
          <table:table-cell table:style-name="ce2" table:formula="of:=VLOOKUP([.D142];[Hoja2.$A$2:.$C$6];3;FALSE())" office:value-type="string" office:string-value="tar.gz" calcext:value-type="string">
            <text:p>tar.gz</text:p>
          </table:table-cell>
          <table:table-cell table:formula="of:=SUBSTITUTE([.A142];&quot;.&quot;;&quot;_&quot;)" office:value-type="string" office:string-value="9_2_4" calcext:value-type="string">
            <text:p>9_2_4</text:p>
          </table:table-cell>
          <table:table-cell table:formula="of:=&quot;v&quot;&amp;[.G142]&amp;&quot;.&quot;&amp;[.B142]&amp;&quot;.&quot;&amp;[.C142]" office:value-type="string" office:string-value="v9_2_4.linux.x86" calcext:value-type="string">
            <text:p>v9_2_4.linux.x86</text:p>
          </table:table-cell>
          <table:table-cell table:formula="of:=&quot;v&quot;&amp;[.G142]&amp;&quot;/&quot;&amp;[.B142]&amp;&quot;/&quot;&amp;[.C142]" office:value-type="string" office:string-value="v9_2_4/linux/x86" calcext:value-type="string">
            <text:p>v9_2_4/linux/x86</text:p>
          </table:table-cell>
          <table:table-cell table:formula="of:=&quot;https://get.enterprisedb.com/postgresql/postgresql-&quot;&amp;[.A142]&amp;&quot;-&quot;" office:value-type="string" office:string-value="https://get.enterprisedb.com/postgresql/postgresql-9.2.4-" calcext:value-type="string">
            <text:p>https://get.enterprisedb.com/postgresql/postgresql-9.2.4-</text:p>
          </table:table-cell>
          <table:table-cell table:formula="of:=&quot;-&quot;&amp;[.E142]&amp;&quot;-binaries.&quot;&amp;[.F142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43]=&quot;any&quot;;[.B143];[.B143]&amp;&quot;/&quot;&amp;[.C143])" office:value-type="string" office:string-value="linux/x86" calcext:value-type="string">
            <text:p>linux/x86</text:p>
          </table:table-cell>
          <table:table-cell table:style-name="ce2" table:formula="of:=VLOOKUP([.D143];[Hoja2.$A$2:.$C$6];2;FALSE())" office:value-type="string" office:string-value="linux" calcext:value-type="string">
            <text:p>linux</text:p>
          </table:table-cell>
          <table:table-cell table:style-name="ce2" table:formula="of:=VLOOKUP([.D143];[Hoja2.$A$2:.$C$6];3;FALSE())" office:value-type="string" office:string-value="tar.gz" calcext:value-type="string">
            <text:p>tar.gz</text:p>
          </table:table-cell>
          <table:table-cell table:formula="of:=SUBSTITUTE([.A143];&quot;.&quot;;&quot;_&quot;)" office:value-type="string" office:string-value="9_2_3" calcext:value-type="string">
            <text:p>9_2_3</text:p>
          </table:table-cell>
          <table:table-cell table:formula="of:=&quot;v&quot;&amp;[.G143]&amp;&quot;.&quot;&amp;[.B143]&amp;&quot;.&quot;&amp;[.C143]" office:value-type="string" office:string-value="v9_2_3.linux.x86" calcext:value-type="string">
            <text:p>v9_2_3.linux.x86</text:p>
          </table:table-cell>
          <table:table-cell table:formula="of:=&quot;v&quot;&amp;[.G143]&amp;&quot;/&quot;&amp;[.B143]&amp;&quot;/&quot;&amp;[.C143]" office:value-type="string" office:string-value="v9_2_3/linux/x86" calcext:value-type="string">
            <text:p>v9_2_3/linux/x86</text:p>
          </table:table-cell>
          <table:table-cell table:formula="of:=&quot;https://get.enterprisedb.com/postgresql/postgresql-&quot;&amp;[.A143]&amp;&quot;-&quot;" office:value-type="string" office:string-value="https://get.enterprisedb.com/postgresql/postgresql-9.2.3-" calcext:value-type="string">
            <text:p>https://get.enterprisedb.com/postgresql/postgresql-9.2.3-</text:p>
          </table:table-cell>
          <table:table-cell table:formula="of:=&quot;-&quot;&amp;[.E143]&amp;&quot;-binaries.&quot;&amp;[.F143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44]=&quot;any&quot;;[.B144];[.B144]&amp;&quot;/&quot;&amp;[.C144])" office:value-type="string" office:string-value="linux/x86" calcext:value-type="string">
            <text:p>linux/x86</text:p>
          </table:table-cell>
          <table:table-cell table:style-name="ce2" table:formula="of:=VLOOKUP([.D144];[Hoja2.$A$2:.$C$6];2;FALSE())" office:value-type="string" office:string-value="linux" calcext:value-type="string">
            <text:p>linux</text:p>
          </table:table-cell>
          <table:table-cell table:style-name="ce2" table:formula="of:=VLOOKUP([.D144];[Hoja2.$A$2:.$C$6];3;FALSE())" office:value-type="string" office:string-value="tar.gz" calcext:value-type="string">
            <text:p>tar.gz</text:p>
          </table:table-cell>
          <table:table-cell table:formula="of:=SUBSTITUTE([.A144];&quot;.&quot;;&quot;_&quot;)" office:value-type="string" office:string-value="9_2_2" calcext:value-type="string">
            <text:p>9_2_2</text:p>
          </table:table-cell>
          <table:table-cell table:formula="of:=&quot;v&quot;&amp;[.G144]&amp;&quot;.&quot;&amp;[.B144]&amp;&quot;.&quot;&amp;[.C144]" office:value-type="string" office:string-value="v9_2_2.linux.x86" calcext:value-type="string">
            <text:p>v9_2_2.linux.x86</text:p>
          </table:table-cell>
          <table:table-cell table:formula="of:=&quot;v&quot;&amp;[.G144]&amp;&quot;/&quot;&amp;[.B144]&amp;&quot;/&quot;&amp;[.C144]" office:value-type="string" office:string-value="v9_2_2/linux/x86" calcext:value-type="string">
            <text:p>v9_2_2/linux/x86</text:p>
          </table:table-cell>
          <table:table-cell table:formula="of:=&quot;https://get.enterprisedb.com/postgresql/postgresql-&quot;&amp;[.A144]&amp;&quot;-&quot;" office:value-type="string" office:string-value="https://get.enterprisedb.com/postgresql/postgresql-9.2.2-" calcext:value-type="string">
            <text:p>https://get.enterprisedb.com/postgresql/postgresql-9.2.2-</text:p>
          </table:table-cell>
          <table:table-cell table:formula="of:=&quot;-&quot;&amp;[.E144]&amp;&quot;-binaries.&quot;&amp;[.F144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45]=&quot;any&quot;;[.B145];[.B145]&amp;&quot;/&quot;&amp;[.C145])" office:value-type="string" office:string-value="linux/x86" calcext:value-type="string">
            <text:p>linux/x86</text:p>
          </table:table-cell>
          <table:table-cell table:style-name="ce2" table:formula="of:=VLOOKUP([.D145];[Hoja2.$A$2:.$C$6];2;FALSE())" office:value-type="string" office:string-value="linux" calcext:value-type="string">
            <text:p>linux</text:p>
          </table:table-cell>
          <table:table-cell table:style-name="ce2" table:formula="of:=VLOOKUP([.D145];[Hoja2.$A$2:.$C$6];3;FALSE())" office:value-type="string" office:string-value="tar.gz" calcext:value-type="string">
            <text:p>tar.gz</text:p>
          </table:table-cell>
          <table:table-cell table:formula="of:=SUBSTITUTE([.A145];&quot;.&quot;;&quot;_&quot;)" office:value-type="string" office:string-value="9_2_1" calcext:value-type="string">
            <text:p>9_2_1</text:p>
          </table:table-cell>
          <table:table-cell table:formula="of:=&quot;v&quot;&amp;[.G145]&amp;&quot;.&quot;&amp;[.B145]&amp;&quot;.&quot;&amp;[.C145]" office:value-type="string" office:string-value="v9_2_1.linux.x86" calcext:value-type="string">
            <text:p>v9_2_1.linux.x86</text:p>
          </table:table-cell>
          <table:table-cell table:formula="of:=&quot;v&quot;&amp;[.G145]&amp;&quot;/&quot;&amp;[.B145]&amp;&quot;/&quot;&amp;[.C145]" office:value-type="string" office:string-value="v9_2_1/linux/x86" calcext:value-type="string">
            <text:p>v9_2_1/linux/x86</text:p>
          </table:table-cell>
          <table:table-cell table:formula="of:=&quot;https://get.enterprisedb.com/postgresql/postgresql-&quot;&amp;[.A145]&amp;&quot;-&quot;" office:value-type="string" office:string-value="https://get.enterprisedb.com/postgresql/postgresql-9.2.1-" calcext:value-type="string">
            <text:p>https://get.enterprisedb.com/postgresql/postgresql-9.2.1-</text:p>
          </table:table-cell>
          <table:table-cell table:formula="of:=&quot;-&quot;&amp;[.E145]&amp;&quot;-binaries.&quot;&amp;[.F145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46]=&quot;any&quot;;[.B146];[.B146]&amp;&quot;/&quot;&amp;[.C146])" office:value-type="string" office:string-value="linux/x86" calcext:value-type="string">
            <text:p>linux/x86</text:p>
          </table:table-cell>
          <table:table-cell table:style-name="ce2" table:formula="of:=VLOOKUP([.D146];[Hoja2.$A$2:.$C$6];2;FALSE())" office:value-type="string" office:string-value="linux" calcext:value-type="string">
            <text:p>linux</text:p>
          </table:table-cell>
          <table:table-cell table:style-name="ce2" table:formula="of:=VLOOKUP([.D146];[Hoja2.$A$2:.$C$6];3;FALSE())" office:value-type="string" office:string-value="tar.gz" calcext:value-type="string">
            <text:p>tar.gz</text:p>
          </table:table-cell>
          <table:table-cell table:formula="of:=SUBSTITUTE([.A146];&quot;.&quot;;&quot;_&quot;)" office:value-type="string" office:string-value="9_2_0" calcext:value-type="string">
            <text:p>9_2_0</text:p>
          </table:table-cell>
          <table:table-cell table:formula="of:=&quot;v&quot;&amp;[.G146]&amp;&quot;.&quot;&amp;[.B146]&amp;&quot;.&quot;&amp;[.C146]" office:value-type="string" office:string-value="v9_2_0.linux.x86" calcext:value-type="string">
            <text:p>v9_2_0.linux.x86</text:p>
          </table:table-cell>
          <table:table-cell table:formula="of:=&quot;v&quot;&amp;[.G146]&amp;&quot;/&quot;&amp;[.B146]&amp;&quot;/&quot;&amp;[.C146]" office:value-type="string" office:string-value="v9_2_0/linux/x86" calcext:value-type="string">
            <text:p>v9_2_0/linux/x86</text:p>
          </table:table-cell>
          <table:table-cell table:formula="of:=&quot;https://get.enterprisedb.com/postgresql/postgresql-&quot;&amp;[.A146]&amp;&quot;-&quot;" office:value-type="string" office:string-value="https://get.enterprisedb.com/postgresql/postgresql-9.2.0-" calcext:value-type="string">
            <text:p>https://get.enterprisedb.com/postgresql/postgresql-9.2.0-</text:p>
          </table:table-cell>
          <table:table-cell table:formula="of:=&quot;-&quot;&amp;[.E146]&amp;&quot;-binaries.&quot;&amp;[.F146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24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47]=&quot;any&quot;;[.B147];[.B147]&amp;&quot;/&quot;&amp;[.C147])" office:value-type="string" office:string-value="linux/x86" calcext:value-type="string">
            <text:p>linux/x86</text:p>
          </table:table-cell>
          <table:table-cell table:style-name="ce2" table:formula="of:=VLOOKUP([.D147];[Hoja2.$A$2:.$C$6];2;FALSE())" office:value-type="string" office:string-value="linux" calcext:value-type="string">
            <text:p>linux</text:p>
          </table:table-cell>
          <table:table-cell table:style-name="ce2" table:formula="of:=VLOOKUP([.D147];[Hoja2.$A$2:.$C$6];3;FALSE())" office:value-type="string" office:string-value="tar.gz" calcext:value-type="string">
            <text:p>tar.gz</text:p>
          </table:table-cell>
          <table:table-cell table:formula="of:=SUBSTITUTE([.A147];&quot;.&quot;;&quot;_&quot;)" office:value-type="string" office:string-value="9_1_24" calcext:value-type="string">
            <text:p>9_1_24</text:p>
          </table:table-cell>
          <table:table-cell table:formula="of:=&quot;v&quot;&amp;[.G147]&amp;&quot;.&quot;&amp;[.B147]&amp;&quot;.&quot;&amp;[.C147]" office:value-type="string" office:string-value="v9_1_24.linux.x86" calcext:value-type="string">
            <text:p>v9_1_24.linux.x86</text:p>
          </table:table-cell>
          <table:table-cell table:formula="of:=&quot;v&quot;&amp;[.G147]&amp;&quot;/&quot;&amp;[.B147]&amp;&quot;/&quot;&amp;[.C147]" office:value-type="string" office:string-value="v9_1_24/linux/x86" calcext:value-type="string">
            <text:p>v9_1_24/linux/x86</text:p>
          </table:table-cell>
          <table:table-cell table:formula="of:=&quot;https://get.enterprisedb.com/postgresql/postgresql-&quot;&amp;[.A147]&amp;&quot;-&quot;" office:value-type="string" office:string-value="https://get.enterprisedb.com/postgresql/postgresql-9.1.24-" calcext:value-type="string">
            <text:p>https://get.enterprisedb.com/postgresql/postgresql-9.1.24-</text:p>
          </table:table-cell>
          <table:table-cell table:formula="of:=&quot;-&quot;&amp;[.E147]&amp;&quot;-binaries.&quot;&amp;[.F147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2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48]=&quot;any&quot;;[.B148];[.B148]&amp;&quot;/&quot;&amp;[.C148])" office:value-type="string" office:string-value="linux/x86" calcext:value-type="string">
            <text:p>linux/x86</text:p>
          </table:table-cell>
          <table:table-cell table:style-name="ce2" table:formula="of:=VLOOKUP([.D148];[Hoja2.$A$2:.$C$6];2;FALSE())" office:value-type="string" office:string-value="linux" calcext:value-type="string">
            <text:p>linux</text:p>
          </table:table-cell>
          <table:table-cell table:style-name="ce2" table:formula="of:=VLOOKUP([.D148];[Hoja2.$A$2:.$C$6];3;FALSE())" office:value-type="string" office:string-value="tar.gz" calcext:value-type="string">
            <text:p>tar.gz</text:p>
          </table:table-cell>
          <table:table-cell table:formula="of:=SUBSTITUTE([.A148];&quot;.&quot;;&quot;_&quot;)" office:value-type="string" office:string-value="9_1_23" calcext:value-type="string">
            <text:p>9_1_23</text:p>
          </table:table-cell>
          <table:table-cell table:formula="of:=&quot;v&quot;&amp;[.G148]&amp;&quot;.&quot;&amp;[.B148]&amp;&quot;.&quot;&amp;[.C148]" office:value-type="string" office:string-value="v9_1_23.linux.x86" calcext:value-type="string">
            <text:p>v9_1_23.linux.x86</text:p>
          </table:table-cell>
          <table:table-cell table:formula="of:=&quot;v&quot;&amp;[.G148]&amp;&quot;/&quot;&amp;[.B148]&amp;&quot;/&quot;&amp;[.C148]" office:value-type="string" office:string-value="v9_1_23/linux/x86" calcext:value-type="string">
            <text:p>v9_1_23/linux/x86</text:p>
          </table:table-cell>
          <table:table-cell table:formula="of:=&quot;https://get.enterprisedb.com/postgresql/postgresql-&quot;&amp;[.A148]&amp;&quot;-&quot;" office:value-type="string" office:string-value="https://get.enterprisedb.com/postgresql/postgresql-9.1.23-" calcext:value-type="string">
            <text:p>https://get.enterprisedb.com/postgresql/postgresql-9.1.23-</text:p>
          </table:table-cell>
          <table:table-cell table:formula="of:=&quot;-&quot;&amp;[.E148]&amp;&quot;-binaries.&quot;&amp;[.F148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2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49]=&quot;any&quot;;[.B149];[.B149]&amp;&quot;/&quot;&amp;[.C149])" office:value-type="string" office:string-value="linux/x86" calcext:value-type="string">
            <text:p>linux/x86</text:p>
          </table:table-cell>
          <table:table-cell table:style-name="ce2" table:formula="of:=VLOOKUP([.D149];[Hoja2.$A$2:.$C$6];2;FALSE())" office:value-type="string" office:string-value="linux" calcext:value-type="string">
            <text:p>linux</text:p>
          </table:table-cell>
          <table:table-cell table:style-name="ce2" table:formula="of:=VLOOKUP([.D149];[Hoja2.$A$2:.$C$6];3;FALSE())" office:value-type="string" office:string-value="tar.gz" calcext:value-type="string">
            <text:p>tar.gz</text:p>
          </table:table-cell>
          <table:table-cell table:formula="of:=SUBSTITUTE([.A149];&quot;.&quot;;&quot;_&quot;)" office:value-type="string" office:string-value="9_1_22" calcext:value-type="string">
            <text:p>9_1_22</text:p>
          </table:table-cell>
          <table:table-cell table:formula="of:=&quot;v&quot;&amp;[.G149]&amp;&quot;.&quot;&amp;[.B149]&amp;&quot;.&quot;&amp;[.C149]" office:value-type="string" office:string-value="v9_1_22.linux.x86" calcext:value-type="string">
            <text:p>v9_1_22.linux.x86</text:p>
          </table:table-cell>
          <table:table-cell table:formula="of:=&quot;v&quot;&amp;[.G149]&amp;&quot;/&quot;&amp;[.B149]&amp;&quot;/&quot;&amp;[.C149]" office:value-type="string" office:string-value="v9_1_22/linux/x86" calcext:value-type="string">
            <text:p>v9_1_22/linux/x86</text:p>
          </table:table-cell>
          <table:table-cell table:formula="of:=&quot;https://get.enterprisedb.com/postgresql/postgresql-&quot;&amp;[.A149]&amp;&quot;-&quot;" office:value-type="string" office:string-value="https://get.enterprisedb.com/postgresql/postgresql-9.1.22-" calcext:value-type="string">
            <text:p>https://get.enterprisedb.com/postgresql/postgresql-9.1.22-</text:p>
          </table:table-cell>
          <table:table-cell table:formula="of:=&quot;-&quot;&amp;[.E149]&amp;&quot;-binaries.&quot;&amp;[.F149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2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50]=&quot;any&quot;;[.B150];[.B150]&amp;&quot;/&quot;&amp;[.C150])" office:value-type="string" office:string-value="linux/x86" calcext:value-type="string">
            <text:p>linux/x86</text:p>
          </table:table-cell>
          <table:table-cell table:style-name="ce2" table:formula="of:=VLOOKUP([.D150];[Hoja2.$A$2:.$C$6];2;FALSE())" office:value-type="string" office:string-value="linux" calcext:value-type="string">
            <text:p>linux</text:p>
          </table:table-cell>
          <table:table-cell table:style-name="ce2" table:formula="of:=VLOOKUP([.D150];[Hoja2.$A$2:.$C$6];3;FALSE())" office:value-type="string" office:string-value="tar.gz" calcext:value-type="string">
            <text:p>tar.gz</text:p>
          </table:table-cell>
          <table:table-cell table:formula="of:=SUBSTITUTE([.A150];&quot;.&quot;;&quot;_&quot;)" office:value-type="string" office:string-value="9_1_21" calcext:value-type="string">
            <text:p>9_1_21</text:p>
          </table:table-cell>
          <table:table-cell table:formula="of:=&quot;v&quot;&amp;[.G150]&amp;&quot;.&quot;&amp;[.B150]&amp;&quot;.&quot;&amp;[.C150]" office:value-type="string" office:string-value="v9_1_21.linux.x86" calcext:value-type="string">
            <text:p>v9_1_21.linux.x86</text:p>
          </table:table-cell>
          <table:table-cell table:formula="of:=&quot;v&quot;&amp;[.G150]&amp;&quot;/&quot;&amp;[.B150]&amp;&quot;/&quot;&amp;[.C150]" office:value-type="string" office:string-value="v9_1_21/linux/x86" calcext:value-type="string">
            <text:p>v9_1_21/linux/x86</text:p>
          </table:table-cell>
          <table:table-cell table:formula="of:=&quot;https://get.enterprisedb.com/postgresql/postgresql-&quot;&amp;[.A150]&amp;&quot;-&quot;" office:value-type="string" office:string-value="https://get.enterprisedb.com/postgresql/postgresql-9.1.21-" calcext:value-type="string">
            <text:p>https://get.enterprisedb.com/postgresql/postgresql-9.1.21-</text:p>
          </table:table-cell>
          <table:table-cell table:formula="of:=&quot;-&quot;&amp;[.E150]&amp;&quot;-binaries.&quot;&amp;[.F150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2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51]=&quot;any&quot;;[.B151];[.B151]&amp;&quot;/&quot;&amp;[.C151])" office:value-type="string" office:string-value="linux/x86" calcext:value-type="string">
            <text:p>linux/x86</text:p>
          </table:table-cell>
          <table:table-cell table:style-name="ce2" table:formula="of:=VLOOKUP([.D151];[Hoja2.$A$2:.$C$6];2;FALSE())" office:value-type="string" office:string-value="linux" calcext:value-type="string">
            <text:p>linux</text:p>
          </table:table-cell>
          <table:table-cell table:style-name="ce2" table:formula="of:=VLOOKUP([.D151];[Hoja2.$A$2:.$C$6];3;FALSE())" office:value-type="string" office:string-value="tar.gz" calcext:value-type="string">
            <text:p>tar.gz</text:p>
          </table:table-cell>
          <table:table-cell table:formula="of:=SUBSTITUTE([.A151];&quot;.&quot;;&quot;_&quot;)" office:value-type="string" office:string-value="9_1_20" calcext:value-type="string">
            <text:p>9_1_20</text:p>
          </table:table-cell>
          <table:table-cell table:formula="of:=&quot;v&quot;&amp;[.G151]&amp;&quot;.&quot;&amp;[.B151]&amp;&quot;.&quot;&amp;[.C151]" office:value-type="string" office:string-value="v9_1_20.linux.x86" calcext:value-type="string">
            <text:p>v9_1_20.linux.x86</text:p>
          </table:table-cell>
          <table:table-cell table:formula="of:=&quot;v&quot;&amp;[.G151]&amp;&quot;/&quot;&amp;[.B151]&amp;&quot;/&quot;&amp;[.C151]" office:value-type="string" office:string-value="v9_1_20/linux/x86" calcext:value-type="string">
            <text:p>v9_1_20/linux/x86</text:p>
          </table:table-cell>
          <table:table-cell table:formula="of:=&quot;https://get.enterprisedb.com/postgresql/postgresql-&quot;&amp;[.A151]&amp;&quot;-&quot;" office:value-type="string" office:string-value="https://get.enterprisedb.com/postgresql/postgresql-9.1.20-" calcext:value-type="string">
            <text:p>https://get.enterprisedb.com/postgresql/postgresql-9.1.20-</text:p>
          </table:table-cell>
          <table:table-cell table:formula="of:=&quot;-&quot;&amp;[.E151]&amp;&quot;-binaries.&quot;&amp;[.F151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9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52]=&quot;any&quot;;[.B152];[.B152]&amp;&quot;/&quot;&amp;[.C152])" office:value-type="string" office:string-value="linux/x86" calcext:value-type="string">
            <text:p>linux/x86</text:p>
          </table:table-cell>
          <table:table-cell table:style-name="ce2" table:formula="of:=VLOOKUP([.D152];[Hoja2.$A$2:.$C$6];2;FALSE())" office:value-type="string" office:string-value="linux" calcext:value-type="string">
            <text:p>linux</text:p>
          </table:table-cell>
          <table:table-cell table:style-name="ce2" table:formula="of:=VLOOKUP([.D152];[Hoja2.$A$2:.$C$6];3;FALSE())" office:value-type="string" office:string-value="tar.gz" calcext:value-type="string">
            <text:p>tar.gz</text:p>
          </table:table-cell>
          <table:table-cell table:formula="of:=SUBSTITUTE([.A152];&quot;.&quot;;&quot;_&quot;)" office:value-type="string" office:string-value="9_1_19" calcext:value-type="string">
            <text:p>9_1_19</text:p>
          </table:table-cell>
          <table:table-cell table:formula="of:=&quot;v&quot;&amp;[.G152]&amp;&quot;.&quot;&amp;[.B152]&amp;&quot;.&quot;&amp;[.C152]" office:value-type="string" office:string-value="v9_1_19.linux.x86" calcext:value-type="string">
            <text:p>v9_1_19.linux.x86</text:p>
          </table:table-cell>
          <table:table-cell table:formula="of:=&quot;v&quot;&amp;[.G152]&amp;&quot;/&quot;&amp;[.B152]&amp;&quot;/&quot;&amp;[.C152]" office:value-type="string" office:string-value="v9_1_19/linux/x86" calcext:value-type="string">
            <text:p>v9_1_19/linux/x86</text:p>
          </table:table-cell>
          <table:table-cell table:formula="of:=&quot;https://get.enterprisedb.com/postgresql/postgresql-&quot;&amp;[.A152]&amp;&quot;-&quot;" office:value-type="string" office:string-value="https://get.enterprisedb.com/postgresql/postgresql-9.1.19-" calcext:value-type="string">
            <text:p>https://get.enterprisedb.com/postgresql/postgresql-9.1.19-</text:p>
          </table:table-cell>
          <table:table-cell table:formula="of:=&quot;-&quot;&amp;[.E152]&amp;&quot;-binaries.&quot;&amp;[.F152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8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53]=&quot;any&quot;;[.B153];[.B153]&amp;&quot;/&quot;&amp;[.C153])" office:value-type="string" office:string-value="linux/x86" calcext:value-type="string">
            <text:p>linux/x86</text:p>
          </table:table-cell>
          <table:table-cell table:style-name="ce2" table:formula="of:=VLOOKUP([.D153];[Hoja2.$A$2:.$C$6];2;FALSE())" office:value-type="string" office:string-value="linux" calcext:value-type="string">
            <text:p>linux</text:p>
          </table:table-cell>
          <table:table-cell table:style-name="ce2" table:formula="of:=VLOOKUP([.D153];[Hoja2.$A$2:.$C$6];3;FALSE())" office:value-type="string" office:string-value="tar.gz" calcext:value-type="string">
            <text:p>tar.gz</text:p>
          </table:table-cell>
          <table:table-cell table:formula="of:=SUBSTITUTE([.A153];&quot;.&quot;;&quot;_&quot;)" office:value-type="string" office:string-value="9_1_18" calcext:value-type="string">
            <text:p>9_1_18</text:p>
          </table:table-cell>
          <table:table-cell table:formula="of:=&quot;v&quot;&amp;[.G153]&amp;&quot;.&quot;&amp;[.B153]&amp;&quot;.&quot;&amp;[.C153]" office:value-type="string" office:string-value="v9_1_18.linux.x86" calcext:value-type="string">
            <text:p>v9_1_18.linux.x86</text:p>
          </table:table-cell>
          <table:table-cell table:formula="of:=&quot;v&quot;&amp;[.G153]&amp;&quot;/&quot;&amp;[.B153]&amp;&quot;/&quot;&amp;[.C153]" office:value-type="string" office:string-value="v9_1_18/linux/x86" calcext:value-type="string">
            <text:p>v9_1_18/linux/x86</text:p>
          </table:table-cell>
          <table:table-cell table:formula="of:=&quot;https://get.enterprisedb.com/postgresql/postgresql-&quot;&amp;[.A153]&amp;&quot;-&quot;" office:value-type="string" office:string-value="https://get.enterprisedb.com/postgresql/postgresql-9.1.18-" calcext:value-type="string">
            <text:p>https://get.enterprisedb.com/postgresql/postgresql-9.1.18-</text:p>
          </table:table-cell>
          <table:table-cell table:formula="of:=&quot;-&quot;&amp;[.E153]&amp;&quot;-binaries.&quot;&amp;[.F153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7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54]=&quot;any&quot;;[.B154];[.B154]&amp;&quot;/&quot;&amp;[.C154])" office:value-type="string" office:string-value="linux/x86" calcext:value-type="string">
            <text:p>linux/x86</text:p>
          </table:table-cell>
          <table:table-cell table:style-name="ce2" table:formula="of:=VLOOKUP([.D154];[Hoja2.$A$2:.$C$6];2;FALSE())" office:value-type="string" office:string-value="linux" calcext:value-type="string">
            <text:p>linux</text:p>
          </table:table-cell>
          <table:table-cell table:style-name="ce2" table:formula="of:=VLOOKUP([.D154];[Hoja2.$A$2:.$C$6];3;FALSE())" office:value-type="string" office:string-value="tar.gz" calcext:value-type="string">
            <text:p>tar.gz</text:p>
          </table:table-cell>
          <table:table-cell table:formula="of:=SUBSTITUTE([.A154];&quot;.&quot;;&quot;_&quot;)" office:value-type="string" office:string-value="9_1_17" calcext:value-type="string">
            <text:p>9_1_17</text:p>
          </table:table-cell>
          <table:table-cell table:formula="of:=&quot;v&quot;&amp;[.G154]&amp;&quot;.&quot;&amp;[.B154]&amp;&quot;.&quot;&amp;[.C154]" office:value-type="string" office:string-value="v9_1_17.linux.x86" calcext:value-type="string">
            <text:p>v9_1_17.linux.x86</text:p>
          </table:table-cell>
          <table:table-cell table:formula="of:=&quot;v&quot;&amp;[.G154]&amp;&quot;/&quot;&amp;[.B154]&amp;&quot;/&quot;&amp;[.C154]" office:value-type="string" office:string-value="v9_1_17/linux/x86" calcext:value-type="string">
            <text:p>v9_1_17/linux/x86</text:p>
          </table:table-cell>
          <table:table-cell table:formula="of:=&quot;https://get.enterprisedb.com/postgresql/postgresql-&quot;&amp;[.A154]&amp;&quot;-&quot;" office:value-type="string" office:string-value="https://get.enterprisedb.com/postgresql/postgresql-9.1.17-" calcext:value-type="string">
            <text:p>https://get.enterprisedb.com/postgresql/postgresql-9.1.17-</text:p>
          </table:table-cell>
          <table:table-cell table:formula="of:=&quot;-&quot;&amp;[.E154]&amp;&quot;-binaries.&quot;&amp;[.F154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6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55]=&quot;any&quot;;[.B155];[.B155]&amp;&quot;/&quot;&amp;[.C155])" office:value-type="string" office:string-value="linux/x86" calcext:value-type="string">
            <text:p>linux/x86</text:p>
          </table:table-cell>
          <table:table-cell table:style-name="ce2" table:formula="of:=VLOOKUP([.D155];[Hoja2.$A$2:.$C$6];2;FALSE())" office:value-type="string" office:string-value="linux" calcext:value-type="string">
            <text:p>linux</text:p>
          </table:table-cell>
          <table:table-cell table:style-name="ce2" table:formula="of:=VLOOKUP([.D155];[Hoja2.$A$2:.$C$6];3;FALSE())" office:value-type="string" office:string-value="tar.gz" calcext:value-type="string">
            <text:p>tar.gz</text:p>
          </table:table-cell>
          <table:table-cell table:formula="of:=SUBSTITUTE([.A155];&quot;.&quot;;&quot;_&quot;)" office:value-type="string" office:string-value="9_1_16" calcext:value-type="string">
            <text:p>9_1_16</text:p>
          </table:table-cell>
          <table:table-cell table:formula="of:=&quot;v&quot;&amp;[.G155]&amp;&quot;.&quot;&amp;[.B155]&amp;&quot;.&quot;&amp;[.C155]" office:value-type="string" office:string-value="v9_1_16.linux.x86" calcext:value-type="string">
            <text:p>v9_1_16.linux.x86</text:p>
          </table:table-cell>
          <table:table-cell table:formula="of:=&quot;v&quot;&amp;[.G155]&amp;&quot;/&quot;&amp;[.B155]&amp;&quot;/&quot;&amp;[.C155]" office:value-type="string" office:string-value="v9_1_16/linux/x86" calcext:value-type="string">
            <text:p>v9_1_16/linux/x86</text:p>
          </table:table-cell>
          <table:table-cell table:formula="of:=&quot;https://get.enterprisedb.com/postgresql/postgresql-&quot;&amp;[.A155]&amp;&quot;-&quot;" office:value-type="string" office:string-value="https://get.enterprisedb.com/postgresql/postgresql-9.1.16-" calcext:value-type="string">
            <text:p>https://get.enterprisedb.com/postgresql/postgresql-9.1.16-</text:p>
          </table:table-cell>
          <table:table-cell table:formula="of:=&quot;-&quot;&amp;[.E155]&amp;&quot;-binaries.&quot;&amp;[.F155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5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56]=&quot;any&quot;;[.B156];[.B156]&amp;&quot;/&quot;&amp;[.C156])" office:value-type="string" office:string-value="linux/x86" calcext:value-type="string">
            <text:p>linux/x86</text:p>
          </table:table-cell>
          <table:table-cell table:style-name="ce2" table:formula="of:=VLOOKUP([.D156];[Hoja2.$A$2:.$C$6];2;FALSE())" office:value-type="string" office:string-value="linux" calcext:value-type="string">
            <text:p>linux</text:p>
          </table:table-cell>
          <table:table-cell table:style-name="ce2" table:formula="of:=VLOOKUP([.D156];[Hoja2.$A$2:.$C$6];3;FALSE())" office:value-type="string" office:string-value="tar.gz" calcext:value-type="string">
            <text:p>tar.gz</text:p>
          </table:table-cell>
          <table:table-cell table:formula="of:=SUBSTITUTE([.A156];&quot;.&quot;;&quot;_&quot;)" office:value-type="string" office:string-value="9_1_15" calcext:value-type="string">
            <text:p>9_1_15</text:p>
          </table:table-cell>
          <table:table-cell table:formula="of:=&quot;v&quot;&amp;[.G156]&amp;&quot;.&quot;&amp;[.B156]&amp;&quot;.&quot;&amp;[.C156]" office:value-type="string" office:string-value="v9_1_15.linux.x86" calcext:value-type="string">
            <text:p>v9_1_15.linux.x86</text:p>
          </table:table-cell>
          <table:table-cell table:formula="of:=&quot;v&quot;&amp;[.G156]&amp;&quot;/&quot;&amp;[.B156]&amp;&quot;/&quot;&amp;[.C156]" office:value-type="string" office:string-value="v9_1_15/linux/x86" calcext:value-type="string">
            <text:p>v9_1_15/linux/x86</text:p>
          </table:table-cell>
          <table:table-cell table:formula="of:=&quot;https://get.enterprisedb.com/postgresql/postgresql-&quot;&amp;[.A156]&amp;&quot;-&quot;" office:value-type="string" office:string-value="https://get.enterprisedb.com/postgresql/postgresql-9.1.15-" calcext:value-type="string">
            <text:p>https://get.enterprisedb.com/postgresql/postgresql-9.1.15-</text:p>
          </table:table-cell>
          <table:table-cell table:formula="of:=&quot;-&quot;&amp;[.E156]&amp;&quot;-binaries.&quot;&amp;[.F156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4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57]=&quot;any&quot;;[.B157];[.B157]&amp;&quot;/&quot;&amp;[.C157])" office:value-type="string" office:string-value="linux/x86" calcext:value-type="string">
            <text:p>linux/x86</text:p>
          </table:table-cell>
          <table:table-cell table:style-name="ce2" table:formula="of:=VLOOKUP([.D157];[Hoja2.$A$2:.$C$6];2;FALSE())" office:value-type="string" office:string-value="linux" calcext:value-type="string">
            <text:p>linux</text:p>
          </table:table-cell>
          <table:table-cell table:style-name="ce2" table:formula="of:=VLOOKUP([.D157];[Hoja2.$A$2:.$C$6];3;FALSE())" office:value-type="string" office:string-value="tar.gz" calcext:value-type="string">
            <text:p>tar.gz</text:p>
          </table:table-cell>
          <table:table-cell table:formula="of:=SUBSTITUTE([.A157];&quot;.&quot;;&quot;_&quot;)" office:value-type="string" office:string-value="9_1_14" calcext:value-type="string">
            <text:p>9_1_14</text:p>
          </table:table-cell>
          <table:table-cell table:formula="of:=&quot;v&quot;&amp;[.G157]&amp;&quot;.&quot;&amp;[.B157]&amp;&quot;.&quot;&amp;[.C157]" office:value-type="string" office:string-value="v9_1_14.linux.x86" calcext:value-type="string">
            <text:p>v9_1_14.linux.x86</text:p>
          </table:table-cell>
          <table:table-cell table:formula="of:=&quot;v&quot;&amp;[.G157]&amp;&quot;/&quot;&amp;[.B157]&amp;&quot;/&quot;&amp;[.C157]" office:value-type="string" office:string-value="v9_1_14/linux/x86" calcext:value-type="string">
            <text:p>v9_1_14/linux/x86</text:p>
          </table:table-cell>
          <table:table-cell table:formula="of:=&quot;https://get.enterprisedb.com/postgresql/postgresql-&quot;&amp;[.A157]&amp;&quot;-&quot;" office:value-type="string" office:string-value="https://get.enterprisedb.com/postgresql/postgresql-9.1.14-" calcext:value-type="string">
            <text:p>https://get.enterprisedb.com/postgresql/postgresql-9.1.14-</text:p>
          </table:table-cell>
          <table:table-cell table:formula="of:=&quot;-&quot;&amp;[.E157]&amp;&quot;-binaries.&quot;&amp;[.F157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58]=&quot;any&quot;;[.B158];[.B158]&amp;&quot;/&quot;&amp;[.C158])" office:value-type="string" office:string-value="linux/x86" calcext:value-type="string">
            <text:p>linux/x86</text:p>
          </table:table-cell>
          <table:table-cell table:style-name="ce2" table:formula="of:=VLOOKUP([.D158];[Hoja2.$A$2:.$C$6];2;FALSE())" office:value-type="string" office:string-value="linux" calcext:value-type="string">
            <text:p>linux</text:p>
          </table:table-cell>
          <table:table-cell table:style-name="ce2" table:formula="of:=VLOOKUP([.D158];[Hoja2.$A$2:.$C$6];3;FALSE())" office:value-type="string" office:string-value="tar.gz" calcext:value-type="string">
            <text:p>tar.gz</text:p>
          </table:table-cell>
          <table:table-cell table:formula="of:=SUBSTITUTE([.A158];&quot;.&quot;;&quot;_&quot;)" office:value-type="string" office:string-value="9_1_13" calcext:value-type="string">
            <text:p>9_1_13</text:p>
          </table:table-cell>
          <table:table-cell table:formula="of:=&quot;v&quot;&amp;[.G158]&amp;&quot;.&quot;&amp;[.B158]&amp;&quot;.&quot;&amp;[.C158]" office:value-type="string" office:string-value="v9_1_13.linux.x86" calcext:value-type="string">
            <text:p>v9_1_13.linux.x86</text:p>
          </table:table-cell>
          <table:table-cell table:formula="of:=&quot;v&quot;&amp;[.G158]&amp;&quot;/&quot;&amp;[.B158]&amp;&quot;/&quot;&amp;[.C158]" office:value-type="string" office:string-value="v9_1_13/linux/x86" calcext:value-type="string">
            <text:p>v9_1_13/linux/x86</text:p>
          </table:table-cell>
          <table:table-cell table:formula="of:=&quot;https://get.enterprisedb.com/postgresql/postgresql-&quot;&amp;[.A158]&amp;&quot;-&quot;" office:value-type="string" office:string-value="https://get.enterprisedb.com/postgresql/postgresql-9.1.13-" calcext:value-type="string">
            <text:p>https://get.enterprisedb.com/postgresql/postgresql-9.1.13-</text:p>
          </table:table-cell>
          <table:table-cell table:formula="of:=&quot;-&quot;&amp;[.E158]&amp;&quot;-binaries.&quot;&amp;[.F158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59]=&quot;any&quot;;[.B159];[.B159]&amp;&quot;/&quot;&amp;[.C159])" office:value-type="string" office:string-value="linux/x86" calcext:value-type="string">
            <text:p>linux/x86</text:p>
          </table:table-cell>
          <table:table-cell table:style-name="ce2" table:formula="of:=VLOOKUP([.D159];[Hoja2.$A$2:.$C$6];2;FALSE())" office:value-type="string" office:string-value="linux" calcext:value-type="string">
            <text:p>linux</text:p>
          </table:table-cell>
          <table:table-cell table:style-name="ce2" table:formula="of:=VLOOKUP([.D159];[Hoja2.$A$2:.$C$6];3;FALSE())" office:value-type="string" office:string-value="tar.gz" calcext:value-type="string">
            <text:p>tar.gz</text:p>
          </table:table-cell>
          <table:table-cell table:formula="of:=SUBSTITUTE([.A159];&quot;.&quot;;&quot;_&quot;)" office:value-type="string" office:string-value="9_1_12" calcext:value-type="string">
            <text:p>9_1_12</text:p>
          </table:table-cell>
          <table:table-cell table:formula="of:=&quot;v&quot;&amp;[.G159]&amp;&quot;.&quot;&amp;[.B159]&amp;&quot;.&quot;&amp;[.C159]" office:value-type="string" office:string-value="v9_1_12.linux.x86" calcext:value-type="string">
            <text:p>v9_1_12.linux.x86</text:p>
          </table:table-cell>
          <table:table-cell table:formula="of:=&quot;v&quot;&amp;[.G159]&amp;&quot;/&quot;&amp;[.B159]&amp;&quot;/&quot;&amp;[.C159]" office:value-type="string" office:string-value="v9_1_12/linux/x86" calcext:value-type="string">
            <text:p>v9_1_12/linux/x86</text:p>
          </table:table-cell>
          <table:table-cell table:formula="of:=&quot;https://get.enterprisedb.com/postgresql/postgresql-&quot;&amp;[.A159]&amp;&quot;-&quot;" office:value-type="string" office:string-value="https://get.enterprisedb.com/postgresql/postgresql-9.1.12-" calcext:value-type="string">
            <text:p>https://get.enterprisedb.com/postgresql/postgresql-9.1.12-</text:p>
          </table:table-cell>
          <table:table-cell table:formula="of:=&quot;-&quot;&amp;[.E159]&amp;&quot;-binaries.&quot;&amp;[.F159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60]=&quot;any&quot;;[.B160];[.B160]&amp;&quot;/&quot;&amp;[.C160])" office:value-type="string" office:string-value="linux/x86" calcext:value-type="string">
            <text:p>linux/x86</text:p>
          </table:table-cell>
          <table:table-cell table:style-name="ce2" table:formula="of:=VLOOKUP([.D160];[Hoja2.$A$2:.$C$6];2;FALSE())" office:value-type="string" office:string-value="linux" calcext:value-type="string">
            <text:p>linux</text:p>
          </table:table-cell>
          <table:table-cell table:style-name="ce2" table:formula="of:=VLOOKUP([.D160];[Hoja2.$A$2:.$C$6];3;FALSE())" office:value-type="string" office:string-value="tar.gz" calcext:value-type="string">
            <text:p>tar.gz</text:p>
          </table:table-cell>
          <table:table-cell table:formula="of:=SUBSTITUTE([.A160];&quot;.&quot;;&quot;_&quot;)" office:value-type="string" office:string-value="9_1_11" calcext:value-type="string">
            <text:p>9_1_11</text:p>
          </table:table-cell>
          <table:table-cell table:formula="of:=&quot;v&quot;&amp;[.G160]&amp;&quot;.&quot;&amp;[.B160]&amp;&quot;.&quot;&amp;[.C160]" office:value-type="string" office:string-value="v9_1_11.linux.x86" calcext:value-type="string">
            <text:p>v9_1_11.linux.x86</text:p>
          </table:table-cell>
          <table:table-cell table:formula="of:=&quot;v&quot;&amp;[.G160]&amp;&quot;/&quot;&amp;[.B160]&amp;&quot;/&quot;&amp;[.C160]" office:value-type="string" office:string-value="v9_1_11/linux/x86" calcext:value-type="string">
            <text:p>v9_1_11/linux/x86</text:p>
          </table:table-cell>
          <table:table-cell table:formula="of:=&quot;https://get.enterprisedb.com/postgresql/postgresql-&quot;&amp;[.A160]&amp;&quot;-&quot;" office:value-type="string" office:string-value="https://get.enterprisedb.com/postgresql/postgresql-9.1.11-" calcext:value-type="string">
            <text:p>https://get.enterprisedb.com/postgresql/postgresql-9.1.11-</text:p>
          </table:table-cell>
          <table:table-cell table:formula="of:=&quot;-&quot;&amp;[.E160]&amp;&quot;-binaries.&quot;&amp;[.F160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61]=&quot;any&quot;;[.B161];[.B161]&amp;&quot;/&quot;&amp;[.C161])" office:value-type="string" office:string-value="linux/x86" calcext:value-type="string">
            <text:p>linux/x86</text:p>
          </table:table-cell>
          <table:table-cell table:style-name="ce2" table:formula="of:=VLOOKUP([.D161];[Hoja2.$A$2:.$C$6];2;FALSE())" office:value-type="string" office:string-value="linux" calcext:value-type="string">
            <text:p>linux</text:p>
          </table:table-cell>
          <table:table-cell table:style-name="ce2" table:formula="of:=VLOOKUP([.D161];[Hoja2.$A$2:.$C$6];3;FALSE())" office:value-type="string" office:string-value="tar.gz" calcext:value-type="string">
            <text:p>tar.gz</text:p>
          </table:table-cell>
          <table:table-cell table:formula="of:=SUBSTITUTE([.A161];&quot;.&quot;;&quot;_&quot;)" office:value-type="string" office:string-value="9_1_10" calcext:value-type="string">
            <text:p>9_1_10</text:p>
          </table:table-cell>
          <table:table-cell table:formula="of:=&quot;v&quot;&amp;[.G161]&amp;&quot;.&quot;&amp;[.B161]&amp;&quot;.&quot;&amp;[.C161]" office:value-type="string" office:string-value="v9_1_10.linux.x86" calcext:value-type="string">
            <text:p>v9_1_10.linux.x86</text:p>
          </table:table-cell>
          <table:table-cell table:formula="of:=&quot;v&quot;&amp;[.G161]&amp;&quot;/&quot;&amp;[.B161]&amp;&quot;/&quot;&amp;[.C161]" office:value-type="string" office:string-value="v9_1_10/linux/x86" calcext:value-type="string">
            <text:p>v9_1_10/linux/x86</text:p>
          </table:table-cell>
          <table:table-cell table:formula="of:=&quot;https://get.enterprisedb.com/postgresql/postgresql-&quot;&amp;[.A161]&amp;&quot;-&quot;" office:value-type="string" office:string-value="https://get.enterprisedb.com/postgresql/postgresql-9.1.10-" calcext:value-type="string">
            <text:p>https://get.enterprisedb.com/postgresql/postgresql-9.1.10-</text:p>
          </table:table-cell>
          <table:table-cell table:formula="of:=&quot;-&quot;&amp;[.E161]&amp;&quot;-binaries.&quot;&amp;[.F161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9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62]=&quot;any&quot;;[.B162];[.B162]&amp;&quot;/&quot;&amp;[.C162])" office:value-type="string" office:string-value="linux/x86" calcext:value-type="string">
            <text:p>linux/x86</text:p>
          </table:table-cell>
          <table:table-cell table:style-name="ce2" table:formula="of:=VLOOKUP([.D162];[Hoja2.$A$2:.$C$6];2;FALSE())" office:value-type="string" office:string-value="linux" calcext:value-type="string">
            <text:p>linux</text:p>
          </table:table-cell>
          <table:table-cell table:style-name="ce2" table:formula="of:=VLOOKUP([.D162];[Hoja2.$A$2:.$C$6];3;FALSE())" office:value-type="string" office:string-value="tar.gz" calcext:value-type="string">
            <text:p>tar.gz</text:p>
          </table:table-cell>
          <table:table-cell table:formula="of:=SUBSTITUTE([.A162];&quot;.&quot;;&quot;_&quot;)" office:value-type="string" office:string-value="9_1_9" calcext:value-type="string">
            <text:p>9_1_9</text:p>
          </table:table-cell>
          <table:table-cell table:formula="of:=&quot;v&quot;&amp;[.G162]&amp;&quot;.&quot;&amp;[.B162]&amp;&quot;.&quot;&amp;[.C162]" office:value-type="string" office:string-value="v9_1_9.linux.x86" calcext:value-type="string">
            <text:p>v9_1_9.linux.x86</text:p>
          </table:table-cell>
          <table:table-cell table:formula="of:=&quot;v&quot;&amp;[.G162]&amp;&quot;/&quot;&amp;[.B162]&amp;&quot;/&quot;&amp;[.C162]" office:value-type="string" office:string-value="v9_1_9/linux/x86" calcext:value-type="string">
            <text:p>v9_1_9/linux/x86</text:p>
          </table:table-cell>
          <table:table-cell table:formula="of:=&quot;https://get.enterprisedb.com/postgresql/postgresql-&quot;&amp;[.A162]&amp;&quot;-&quot;" office:value-type="string" office:string-value="https://get.enterprisedb.com/postgresql/postgresql-9.1.9-" calcext:value-type="string">
            <text:p>https://get.enterprisedb.com/postgresql/postgresql-9.1.9-</text:p>
          </table:table-cell>
          <table:table-cell table:formula="of:=&quot;-&quot;&amp;[.E162]&amp;&quot;-binaries.&quot;&amp;[.F162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8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63]=&quot;any&quot;;[.B163];[.B163]&amp;&quot;/&quot;&amp;[.C163])" office:value-type="string" office:string-value="linux/x86" calcext:value-type="string">
            <text:p>linux/x86</text:p>
          </table:table-cell>
          <table:table-cell table:style-name="ce2" table:formula="of:=VLOOKUP([.D163];[Hoja2.$A$2:.$C$6];2;FALSE())" office:value-type="string" office:string-value="linux" calcext:value-type="string">
            <text:p>linux</text:p>
          </table:table-cell>
          <table:table-cell table:style-name="ce2" table:formula="of:=VLOOKUP([.D163];[Hoja2.$A$2:.$C$6];3;FALSE())" office:value-type="string" office:string-value="tar.gz" calcext:value-type="string">
            <text:p>tar.gz</text:p>
          </table:table-cell>
          <table:table-cell table:formula="of:=SUBSTITUTE([.A163];&quot;.&quot;;&quot;_&quot;)" office:value-type="string" office:string-value="9_1_8" calcext:value-type="string">
            <text:p>9_1_8</text:p>
          </table:table-cell>
          <table:table-cell table:formula="of:=&quot;v&quot;&amp;[.G163]&amp;&quot;.&quot;&amp;[.B163]&amp;&quot;.&quot;&amp;[.C163]" office:value-type="string" office:string-value="v9_1_8.linux.x86" calcext:value-type="string">
            <text:p>v9_1_8.linux.x86</text:p>
          </table:table-cell>
          <table:table-cell table:formula="of:=&quot;v&quot;&amp;[.G163]&amp;&quot;/&quot;&amp;[.B163]&amp;&quot;/&quot;&amp;[.C163]" office:value-type="string" office:string-value="v9_1_8/linux/x86" calcext:value-type="string">
            <text:p>v9_1_8/linux/x86</text:p>
          </table:table-cell>
          <table:table-cell table:formula="of:=&quot;https://get.enterprisedb.com/postgresql/postgresql-&quot;&amp;[.A163]&amp;&quot;-&quot;" office:value-type="string" office:string-value="https://get.enterprisedb.com/postgresql/postgresql-9.1.8-" calcext:value-type="string">
            <text:p>https://get.enterprisedb.com/postgresql/postgresql-9.1.8-</text:p>
          </table:table-cell>
          <table:table-cell table:formula="of:=&quot;-&quot;&amp;[.E163]&amp;&quot;-binaries.&quot;&amp;[.F163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7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64]=&quot;any&quot;;[.B164];[.B164]&amp;&quot;/&quot;&amp;[.C164])" office:value-type="string" office:string-value="linux/x86" calcext:value-type="string">
            <text:p>linux/x86</text:p>
          </table:table-cell>
          <table:table-cell table:style-name="ce2" table:formula="of:=VLOOKUP([.D164];[Hoja2.$A$2:.$C$6];2;FALSE())" office:value-type="string" office:string-value="linux" calcext:value-type="string">
            <text:p>linux</text:p>
          </table:table-cell>
          <table:table-cell table:style-name="ce2" table:formula="of:=VLOOKUP([.D164];[Hoja2.$A$2:.$C$6];3;FALSE())" office:value-type="string" office:string-value="tar.gz" calcext:value-type="string">
            <text:p>tar.gz</text:p>
          </table:table-cell>
          <table:table-cell table:formula="of:=SUBSTITUTE([.A164];&quot;.&quot;;&quot;_&quot;)" office:value-type="string" office:string-value="9_1_7" calcext:value-type="string">
            <text:p>9_1_7</text:p>
          </table:table-cell>
          <table:table-cell table:formula="of:=&quot;v&quot;&amp;[.G164]&amp;&quot;.&quot;&amp;[.B164]&amp;&quot;.&quot;&amp;[.C164]" office:value-type="string" office:string-value="v9_1_7.linux.x86" calcext:value-type="string">
            <text:p>v9_1_7.linux.x86</text:p>
          </table:table-cell>
          <table:table-cell table:formula="of:=&quot;v&quot;&amp;[.G164]&amp;&quot;/&quot;&amp;[.B164]&amp;&quot;/&quot;&amp;[.C164]" office:value-type="string" office:string-value="v9_1_7/linux/x86" calcext:value-type="string">
            <text:p>v9_1_7/linux/x86</text:p>
          </table:table-cell>
          <table:table-cell table:formula="of:=&quot;https://get.enterprisedb.com/postgresql/postgresql-&quot;&amp;[.A164]&amp;&quot;-&quot;" office:value-type="string" office:string-value="https://get.enterprisedb.com/postgresql/postgresql-9.1.7-" calcext:value-type="string">
            <text:p>https://get.enterprisedb.com/postgresql/postgresql-9.1.7-</text:p>
          </table:table-cell>
          <table:table-cell table:formula="of:=&quot;-&quot;&amp;[.E164]&amp;&quot;-binaries.&quot;&amp;[.F164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6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65]=&quot;any&quot;;[.B165];[.B165]&amp;&quot;/&quot;&amp;[.C165])" office:value-type="string" office:string-value="linux/x86" calcext:value-type="string">
            <text:p>linux/x86</text:p>
          </table:table-cell>
          <table:table-cell table:style-name="ce2" table:formula="of:=VLOOKUP([.D165];[Hoja2.$A$2:.$C$6];2;FALSE())" office:value-type="string" office:string-value="linux" calcext:value-type="string">
            <text:p>linux</text:p>
          </table:table-cell>
          <table:table-cell table:style-name="ce2" table:formula="of:=VLOOKUP([.D165];[Hoja2.$A$2:.$C$6];3;FALSE())" office:value-type="string" office:string-value="tar.gz" calcext:value-type="string">
            <text:p>tar.gz</text:p>
          </table:table-cell>
          <table:table-cell table:formula="of:=SUBSTITUTE([.A165];&quot;.&quot;;&quot;_&quot;)" office:value-type="string" office:string-value="9_1_6" calcext:value-type="string">
            <text:p>9_1_6</text:p>
          </table:table-cell>
          <table:table-cell table:formula="of:=&quot;v&quot;&amp;[.G165]&amp;&quot;.&quot;&amp;[.B165]&amp;&quot;.&quot;&amp;[.C165]" office:value-type="string" office:string-value="v9_1_6.linux.x86" calcext:value-type="string">
            <text:p>v9_1_6.linux.x86</text:p>
          </table:table-cell>
          <table:table-cell table:formula="of:=&quot;v&quot;&amp;[.G165]&amp;&quot;/&quot;&amp;[.B165]&amp;&quot;/&quot;&amp;[.C165]" office:value-type="string" office:string-value="v9_1_6/linux/x86" calcext:value-type="string">
            <text:p>v9_1_6/linux/x86</text:p>
          </table:table-cell>
          <table:table-cell table:formula="of:=&quot;https://get.enterprisedb.com/postgresql/postgresql-&quot;&amp;[.A165]&amp;&quot;-&quot;" office:value-type="string" office:string-value="https://get.enterprisedb.com/postgresql/postgresql-9.1.6-" calcext:value-type="string">
            <text:p>https://get.enterprisedb.com/postgresql/postgresql-9.1.6-</text:p>
          </table:table-cell>
          <table:table-cell table:formula="of:=&quot;-&quot;&amp;[.E165]&amp;&quot;-binaries.&quot;&amp;[.F165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5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66]=&quot;any&quot;;[.B166];[.B166]&amp;&quot;/&quot;&amp;[.C166])" office:value-type="string" office:string-value="linux/x86" calcext:value-type="string">
            <text:p>linux/x86</text:p>
          </table:table-cell>
          <table:table-cell table:style-name="ce2" table:formula="of:=VLOOKUP([.D166];[Hoja2.$A$2:.$C$6];2;FALSE())" office:value-type="string" office:string-value="linux" calcext:value-type="string">
            <text:p>linux</text:p>
          </table:table-cell>
          <table:table-cell table:style-name="ce2" table:formula="of:=VLOOKUP([.D166];[Hoja2.$A$2:.$C$6];3;FALSE())" office:value-type="string" office:string-value="tar.gz" calcext:value-type="string">
            <text:p>tar.gz</text:p>
          </table:table-cell>
          <table:table-cell table:formula="of:=SUBSTITUTE([.A166];&quot;.&quot;;&quot;_&quot;)" office:value-type="string" office:string-value="9_1_5" calcext:value-type="string">
            <text:p>9_1_5</text:p>
          </table:table-cell>
          <table:table-cell table:formula="of:=&quot;v&quot;&amp;[.G166]&amp;&quot;.&quot;&amp;[.B166]&amp;&quot;.&quot;&amp;[.C166]" office:value-type="string" office:string-value="v9_1_5.linux.x86" calcext:value-type="string">
            <text:p>v9_1_5.linux.x86</text:p>
          </table:table-cell>
          <table:table-cell table:formula="of:=&quot;v&quot;&amp;[.G166]&amp;&quot;/&quot;&amp;[.B166]&amp;&quot;/&quot;&amp;[.C166]" office:value-type="string" office:string-value="v9_1_5/linux/x86" calcext:value-type="string">
            <text:p>v9_1_5/linux/x86</text:p>
          </table:table-cell>
          <table:table-cell table:formula="of:=&quot;https://get.enterprisedb.com/postgresql/postgresql-&quot;&amp;[.A166]&amp;&quot;-&quot;" office:value-type="string" office:string-value="https://get.enterprisedb.com/postgresql/postgresql-9.1.5-" calcext:value-type="string">
            <text:p>https://get.enterprisedb.com/postgresql/postgresql-9.1.5-</text:p>
          </table:table-cell>
          <table:table-cell table:formula="of:=&quot;-&quot;&amp;[.E166]&amp;&quot;-binaries.&quot;&amp;[.F166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4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67]=&quot;any&quot;;[.B167];[.B167]&amp;&quot;/&quot;&amp;[.C167])" office:value-type="string" office:string-value="linux/x86" calcext:value-type="string">
            <text:p>linux/x86</text:p>
          </table:table-cell>
          <table:table-cell table:style-name="ce2" table:formula="of:=VLOOKUP([.D167];[Hoja2.$A$2:.$C$6];2;FALSE())" office:value-type="string" office:string-value="linux" calcext:value-type="string">
            <text:p>linux</text:p>
          </table:table-cell>
          <table:table-cell table:style-name="ce2" table:formula="of:=VLOOKUP([.D167];[Hoja2.$A$2:.$C$6];3;FALSE())" office:value-type="string" office:string-value="tar.gz" calcext:value-type="string">
            <text:p>tar.gz</text:p>
          </table:table-cell>
          <table:table-cell table:formula="of:=SUBSTITUTE([.A167];&quot;.&quot;;&quot;_&quot;)" office:value-type="string" office:string-value="9_1_4" calcext:value-type="string">
            <text:p>9_1_4</text:p>
          </table:table-cell>
          <table:table-cell table:formula="of:=&quot;v&quot;&amp;[.G167]&amp;&quot;.&quot;&amp;[.B167]&amp;&quot;.&quot;&amp;[.C167]" office:value-type="string" office:string-value="v9_1_4.linux.x86" calcext:value-type="string">
            <text:p>v9_1_4.linux.x86</text:p>
          </table:table-cell>
          <table:table-cell table:formula="of:=&quot;v&quot;&amp;[.G167]&amp;&quot;/&quot;&amp;[.B167]&amp;&quot;/&quot;&amp;[.C167]" office:value-type="string" office:string-value="v9_1_4/linux/x86" calcext:value-type="string">
            <text:p>v9_1_4/linux/x86</text:p>
          </table:table-cell>
          <table:table-cell table:formula="of:=&quot;https://get.enterprisedb.com/postgresql/postgresql-&quot;&amp;[.A167]&amp;&quot;-&quot;" office:value-type="string" office:string-value="https://get.enterprisedb.com/postgresql/postgresql-9.1.4-" calcext:value-type="string">
            <text:p>https://get.enterprisedb.com/postgresql/postgresql-9.1.4-</text:p>
          </table:table-cell>
          <table:table-cell table:formula="of:=&quot;-&quot;&amp;[.E167]&amp;&quot;-binaries.&quot;&amp;[.F167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68]=&quot;any&quot;;[.B168];[.B168]&amp;&quot;/&quot;&amp;[.C168])" office:value-type="string" office:string-value="linux/x86" calcext:value-type="string">
            <text:p>linux/x86</text:p>
          </table:table-cell>
          <table:table-cell table:style-name="ce2" table:formula="of:=VLOOKUP([.D168];[Hoja2.$A$2:.$C$6];2;FALSE())" office:value-type="string" office:string-value="linux" calcext:value-type="string">
            <text:p>linux</text:p>
          </table:table-cell>
          <table:table-cell table:style-name="ce2" table:formula="of:=VLOOKUP([.D168];[Hoja2.$A$2:.$C$6];3;FALSE())" office:value-type="string" office:string-value="tar.gz" calcext:value-type="string">
            <text:p>tar.gz</text:p>
          </table:table-cell>
          <table:table-cell table:formula="of:=SUBSTITUTE([.A168];&quot;.&quot;;&quot;_&quot;)" office:value-type="string" office:string-value="9_1_3" calcext:value-type="string">
            <text:p>9_1_3</text:p>
          </table:table-cell>
          <table:table-cell table:formula="of:=&quot;v&quot;&amp;[.G168]&amp;&quot;.&quot;&amp;[.B168]&amp;&quot;.&quot;&amp;[.C168]" office:value-type="string" office:string-value="v9_1_3.linux.x86" calcext:value-type="string">
            <text:p>v9_1_3.linux.x86</text:p>
          </table:table-cell>
          <table:table-cell table:formula="of:=&quot;v&quot;&amp;[.G168]&amp;&quot;/&quot;&amp;[.B168]&amp;&quot;/&quot;&amp;[.C168]" office:value-type="string" office:string-value="v9_1_3/linux/x86" calcext:value-type="string">
            <text:p>v9_1_3/linux/x86</text:p>
          </table:table-cell>
          <table:table-cell table:formula="of:=&quot;https://get.enterprisedb.com/postgresql/postgresql-&quot;&amp;[.A168]&amp;&quot;-&quot;" office:value-type="string" office:string-value="https://get.enterprisedb.com/postgresql/postgresql-9.1.3-" calcext:value-type="string">
            <text:p>https://get.enterprisedb.com/postgresql/postgresql-9.1.3-</text:p>
          </table:table-cell>
          <table:table-cell table:formula="of:=&quot;-&quot;&amp;[.E168]&amp;&quot;-binaries.&quot;&amp;[.F168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69]=&quot;any&quot;;[.B169];[.B169]&amp;&quot;/&quot;&amp;[.C169])" office:value-type="string" office:string-value="linux/x86" calcext:value-type="string">
            <text:p>linux/x86</text:p>
          </table:table-cell>
          <table:table-cell table:style-name="ce2" table:formula="of:=VLOOKUP([.D169];[Hoja2.$A$2:.$C$6];2;FALSE())" office:value-type="string" office:string-value="linux" calcext:value-type="string">
            <text:p>linux</text:p>
          </table:table-cell>
          <table:table-cell table:style-name="ce2" table:formula="of:=VLOOKUP([.D169];[Hoja2.$A$2:.$C$6];3;FALSE())" office:value-type="string" office:string-value="tar.gz" calcext:value-type="string">
            <text:p>tar.gz</text:p>
          </table:table-cell>
          <table:table-cell table:formula="of:=SUBSTITUTE([.A169];&quot;.&quot;;&quot;_&quot;)" office:value-type="string" office:string-value="9_1_2" calcext:value-type="string">
            <text:p>9_1_2</text:p>
          </table:table-cell>
          <table:table-cell table:formula="of:=&quot;v&quot;&amp;[.G169]&amp;&quot;.&quot;&amp;[.B169]&amp;&quot;.&quot;&amp;[.C169]" office:value-type="string" office:string-value="v9_1_2.linux.x86" calcext:value-type="string">
            <text:p>v9_1_2.linux.x86</text:p>
          </table:table-cell>
          <table:table-cell table:formula="of:=&quot;v&quot;&amp;[.G169]&amp;&quot;/&quot;&amp;[.B169]&amp;&quot;/&quot;&amp;[.C169]" office:value-type="string" office:string-value="v9_1_2/linux/x86" calcext:value-type="string">
            <text:p>v9_1_2/linux/x86</text:p>
          </table:table-cell>
          <table:table-cell table:formula="of:=&quot;https://get.enterprisedb.com/postgresql/postgresql-&quot;&amp;[.A169]&amp;&quot;-&quot;" office:value-type="string" office:string-value="https://get.enterprisedb.com/postgresql/postgresql-9.1.2-" calcext:value-type="string">
            <text:p>https://get.enterprisedb.com/postgresql/postgresql-9.1.2-</text:p>
          </table:table-cell>
          <table:table-cell table:formula="of:=&quot;-&quot;&amp;[.E169]&amp;&quot;-binaries.&quot;&amp;[.F169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70]=&quot;any&quot;;[.B170];[.B170]&amp;&quot;/&quot;&amp;[.C170])" office:value-type="string" office:string-value="linux/x86" calcext:value-type="string">
            <text:p>linux/x86</text:p>
          </table:table-cell>
          <table:table-cell table:style-name="ce2" table:formula="of:=VLOOKUP([.D170];[Hoja2.$A$2:.$C$6];2;FALSE())" office:value-type="string" office:string-value="linux" calcext:value-type="string">
            <text:p>linux</text:p>
          </table:table-cell>
          <table:table-cell table:style-name="ce2" table:formula="of:=VLOOKUP([.D170];[Hoja2.$A$2:.$C$6];3;FALSE())" office:value-type="string" office:string-value="tar.gz" calcext:value-type="string">
            <text:p>tar.gz</text:p>
          </table:table-cell>
          <table:table-cell table:formula="of:=SUBSTITUTE([.A170];&quot;.&quot;;&quot;_&quot;)" office:value-type="string" office:string-value="9_1_1" calcext:value-type="string">
            <text:p>9_1_1</text:p>
          </table:table-cell>
          <table:table-cell table:formula="of:=&quot;v&quot;&amp;[.G170]&amp;&quot;.&quot;&amp;[.B170]&amp;&quot;.&quot;&amp;[.C170]" office:value-type="string" office:string-value="v9_1_1.linux.x86" calcext:value-type="string">
            <text:p>v9_1_1.linux.x86</text:p>
          </table:table-cell>
          <table:table-cell table:formula="of:=&quot;v&quot;&amp;[.G170]&amp;&quot;/&quot;&amp;[.B170]&amp;&quot;/&quot;&amp;[.C170]" office:value-type="string" office:string-value="v9_1_1/linux/x86" calcext:value-type="string">
            <text:p>v9_1_1/linux/x86</text:p>
          </table:table-cell>
          <table:table-cell table:formula="of:=&quot;https://get.enterprisedb.com/postgresql/postgresql-&quot;&amp;[.A170]&amp;&quot;-&quot;" office:value-type="string" office:string-value="https://get.enterprisedb.com/postgresql/postgresql-9.1.1-" calcext:value-type="string">
            <text:p>https://get.enterprisedb.com/postgresql/postgresql-9.1.1-</text:p>
          </table:table-cell>
          <table:table-cell table:formula="of:=&quot;-&quot;&amp;[.E170]&amp;&quot;-binaries.&quot;&amp;[.F170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x86</text:p>
          </table:table-cell>
          <table:table-cell table:formula="of:=IF([.C171]=&quot;any&quot;;[.B171];[.B171]&amp;&quot;/&quot;&amp;[.C171])" office:value-type="string" office:string-value="linux/x86" calcext:value-type="string">
            <text:p>linux/x86</text:p>
          </table:table-cell>
          <table:table-cell table:style-name="ce2" table:formula="of:=VLOOKUP([.D171];[Hoja2.$A$2:.$C$6];2;FALSE())" office:value-type="string" office:string-value="linux" calcext:value-type="string">
            <text:p>linux</text:p>
          </table:table-cell>
          <table:table-cell table:style-name="ce2" table:formula="of:=VLOOKUP([.D171];[Hoja2.$A$2:.$C$6];3;FALSE())" office:value-type="string" office:string-value="tar.gz" calcext:value-type="string">
            <text:p>tar.gz</text:p>
          </table:table-cell>
          <table:table-cell table:formula="of:=SUBSTITUTE([.A171];&quot;.&quot;;&quot;_&quot;)" office:value-type="string" office:string-value="9_1_0" calcext:value-type="string">
            <text:p>9_1_0</text:p>
          </table:table-cell>
          <table:table-cell table:formula="of:=&quot;v&quot;&amp;[.G171]&amp;&quot;.&quot;&amp;[.B171]&amp;&quot;.&quot;&amp;[.C171]" office:value-type="string" office:string-value="v9_1_0.linux.x86" calcext:value-type="string">
            <text:p>v9_1_0.linux.x86</text:p>
          </table:table-cell>
          <table:table-cell table:formula="of:=&quot;v&quot;&amp;[.G171]&amp;&quot;/&quot;&amp;[.B171]&amp;&quot;/&quot;&amp;[.C171]" office:value-type="string" office:string-value="v9_1_0/linux/x86" calcext:value-type="string">
            <text:p>v9_1_0/linux/x86</text:p>
          </table:table-cell>
          <table:table-cell table:formula="of:=&quot;https://get.enterprisedb.com/postgresql/postgresql-&quot;&amp;[.A171]&amp;&quot;-&quot;" office:value-type="string" office:string-value="https://get.enterprisedb.com/postgresql/postgresql-9.1.0-" calcext:value-type="string">
            <text:p>https://get.enterprisedb.com/postgresql/postgresql-9.1.0-</text:p>
          </table:table-cell>
          <table:table-cell table:formula="of:=&quot;-&quot;&amp;[.E171]&amp;&quot;-binaries.&quot;&amp;[.F171]" office:value-type="string" office:string-value="-linux-binaries.tar.gz" calcext:value-type="string">
            <text:p>-linux-binaries.tar.g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6.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172]=&quot;any&quot;;[.B172];[.B172]&amp;&quot;/&quot;&amp;[.C172])" office:value-type="string" office:string-value="windows/x64" calcext:value-type="string">
            <text:p>windows/x64</text:p>
          </table:table-cell>
          <table:table-cell table:style-name="ce2" table:formula="of:=VLOOKUP([.D172];[Hoja2.$A$2:.$C$6];2;FALSE())" office:value-type="string" office:string-value="windows-x64" calcext:value-type="string">
            <text:p>windows-x64</text:p>
          </table:table-cell>
          <table:table-cell table:style-name="ce2" table:formula="of:=VLOOKUP([.D172];[Hoja2.$A$2:.$C$6];3;FALSE())" office:value-type="string" office:string-value="zip" calcext:value-type="string">
            <text:p>zip</text:p>
          </table:table-cell>
          <table:table-cell table:formula="of:=SUBSTITUTE([.A172];&quot;.&quot;;&quot;_&quot;)" office:value-type="string" office:string-value="9_6_2" calcext:value-type="string">
            <text:p>9_6_2</text:p>
          </table:table-cell>
          <table:table-cell table:formula="of:=&quot;v&quot;&amp;[.G172]&amp;&quot;.&quot;&amp;[.B172]&amp;&quot;.&quot;&amp;[.C172]" office:value-type="string" office:string-value="v9_6_2.windows.x64" calcext:value-type="string">
            <text:p>v9_6_2.windows.x64</text:p>
          </table:table-cell>
          <table:table-cell table:formula="of:=&quot;v&quot;&amp;[.G172]&amp;&quot;/&quot;&amp;[.B172]&amp;&quot;/&quot;&amp;[.C172]" office:value-type="string" office:string-value="v9_6_2/windows/x64" calcext:value-type="string">
            <text:p>v9_6_2/windows/x64</text:p>
          </table:table-cell>
          <table:table-cell table:formula="of:=&quot;https://get.enterprisedb.com/postgresql/postgresql-&quot;&amp;[.A172]&amp;&quot;-&quot;" office:value-type="string" office:string-value="https://get.enterprisedb.com/postgresql/postgresql-9.6.2-" calcext:value-type="string">
            <text:p>https://get.enterprisedb.com/postgresql/postgresql-9.6.2-</text:p>
          </table:table-cell>
          <table:table-cell table:formula="of:=&quot;-&quot;&amp;[.E172]&amp;&quot;-binaries.&quot;&amp;[.F172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6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173]=&quot;any&quot;;[.B173];[.B173]&amp;&quot;/&quot;&amp;[.C173])" office:value-type="string" office:string-value="windows/x64" calcext:value-type="string">
            <text:p>windows/x64</text:p>
          </table:table-cell>
          <table:table-cell table:style-name="ce2" table:formula="of:=VLOOKUP([.D173];[Hoja2.$A$2:.$C$6];2;FALSE())" office:value-type="string" office:string-value="windows-x64" calcext:value-type="string">
            <text:p>windows-x64</text:p>
          </table:table-cell>
          <table:table-cell table:style-name="ce2" table:formula="of:=VLOOKUP([.D173];[Hoja2.$A$2:.$C$6];3;FALSE())" office:value-type="string" office:string-value="zip" calcext:value-type="string">
            <text:p>zip</text:p>
          </table:table-cell>
          <table:table-cell table:formula="of:=SUBSTITUTE([.A173];&quot;.&quot;;&quot;_&quot;)" office:value-type="string" office:string-value="9_6_1" calcext:value-type="string">
            <text:p>9_6_1</text:p>
          </table:table-cell>
          <table:table-cell table:formula="of:=&quot;v&quot;&amp;[.G173]&amp;&quot;.&quot;&amp;[.B173]&amp;&quot;.&quot;&amp;[.C173]" office:value-type="string" office:string-value="v9_6_1.windows.x64" calcext:value-type="string">
            <text:p>v9_6_1.windows.x64</text:p>
          </table:table-cell>
          <table:table-cell table:formula="of:=&quot;v&quot;&amp;[.G173]&amp;&quot;/&quot;&amp;[.B173]&amp;&quot;/&quot;&amp;[.C173]" office:value-type="string" office:string-value="v9_6_1/windows/x64" calcext:value-type="string">
            <text:p>v9_6_1/windows/x64</text:p>
          </table:table-cell>
          <table:table-cell table:formula="of:=&quot;https://get.enterprisedb.com/postgresql/postgresql-&quot;&amp;[.A173]&amp;&quot;-&quot;" office:value-type="string" office:string-value="https://get.enterprisedb.com/postgresql/postgresql-9.6.1-" calcext:value-type="string">
            <text:p>https://get.enterprisedb.com/postgresql/postgresql-9.6.1-</text:p>
          </table:table-cell>
          <table:table-cell table:formula="of:=&quot;-&quot;&amp;[.E173]&amp;&quot;-binaries.&quot;&amp;[.F173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6.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174]=&quot;any&quot;;[.B174];[.B174]&amp;&quot;/&quot;&amp;[.C174])" office:value-type="string" office:string-value="windows/x64" calcext:value-type="string">
            <text:p>windows/x64</text:p>
          </table:table-cell>
          <table:table-cell table:style-name="ce2" table:formula="of:=VLOOKUP([.D174];[Hoja2.$A$2:.$C$6];2;FALSE())" office:value-type="string" office:string-value="windows-x64" calcext:value-type="string">
            <text:p>windows-x64</text:p>
          </table:table-cell>
          <table:table-cell table:style-name="ce2" table:formula="of:=VLOOKUP([.D174];[Hoja2.$A$2:.$C$6];3;FALSE())" office:value-type="string" office:string-value="zip" calcext:value-type="string">
            <text:p>zip</text:p>
          </table:table-cell>
          <table:table-cell table:formula="of:=SUBSTITUTE([.A174];&quot;.&quot;;&quot;_&quot;)" office:value-type="string" office:string-value="9_6_0" calcext:value-type="string">
            <text:p>9_6_0</text:p>
          </table:table-cell>
          <table:table-cell table:formula="of:=&quot;v&quot;&amp;[.G174]&amp;&quot;.&quot;&amp;[.B174]&amp;&quot;.&quot;&amp;[.C174]" office:value-type="string" office:string-value="v9_6_0.windows.x64" calcext:value-type="string">
            <text:p>v9_6_0.windows.x64</text:p>
          </table:table-cell>
          <table:table-cell table:formula="of:=&quot;v&quot;&amp;[.G174]&amp;&quot;/&quot;&amp;[.B174]&amp;&quot;/&quot;&amp;[.C174]" office:value-type="string" office:string-value="v9_6_0/windows/x64" calcext:value-type="string">
            <text:p>v9_6_0/windows/x64</text:p>
          </table:table-cell>
          <table:table-cell table:formula="of:=&quot;https://get.enterprisedb.com/postgresql/postgresql-&quot;&amp;[.A174]&amp;&quot;-&quot;" office:value-type="string" office:string-value="https://get.enterprisedb.com/postgresql/postgresql-9.6.0-" calcext:value-type="string">
            <text:p>https://get.enterprisedb.com/postgresql/postgresql-9.6.0-</text:p>
          </table:table-cell>
          <table:table-cell table:formula="of:=&quot;-&quot;&amp;[.E174]&amp;&quot;-binaries.&quot;&amp;[.F174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5.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175]=&quot;any&quot;;[.B175];[.B175]&amp;&quot;/&quot;&amp;[.C175])" office:value-type="string" office:string-value="windows/x64" calcext:value-type="string">
            <text:p>windows/x64</text:p>
          </table:table-cell>
          <table:table-cell table:style-name="ce2" table:formula="of:=VLOOKUP([.D175];[Hoja2.$A$2:.$C$6];2;FALSE())" office:value-type="string" office:string-value="windows-x64" calcext:value-type="string">
            <text:p>windows-x64</text:p>
          </table:table-cell>
          <table:table-cell table:style-name="ce2" table:formula="of:=VLOOKUP([.D175];[Hoja2.$A$2:.$C$6];3;FALSE())" office:value-type="string" office:string-value="zip" calcext:value-type="string">
            <text:p>zip</text:p>
          </table:table-cell>
          <table:table-cell table:formula="of:=SUBSTITUTE([.A175];&quot;.&quot;;&quot;_&quot;)" office:value-type="string" office:string-value="9_5_6" calcext:value-type="string">
            <text:p>9_5_6</text:p>
          </table:table-cell>
          <table:table-cell table:formula="of:=&quot;v&quot;&amp;[.G175]&amp;&quot;.&quot;&amp;[.B175]&amp;&quot;.&quot;&amp;[.C175]" office:value-type="string" office:string-value="v9_5_6.windows.x64" calcext:value-type="string">
            <text:p>v9_5_6.windows.x64</text:p>
          </table:table-cell>
          <table:table-cell table:formula="of:=&quot;v&quot;&amp;[.G175]&amp;&quot;/&quot;&amp;[.B175]&amp;&quot;/&quot;&amp;[.C175]" office:value-type="string" office:string-value="v9_5_6/windows/x64" calcext:value-type="string">
            <text:p>v9_5_6/windows/x64</text:p>
          </table:table-cell>
          <table:table-cell table:formula="of:=&quot;https://get.enterprisedb.com/postgresql/postgresql-&quot;&amp;[.A175]&amp;&quot;-&quot;" office:value-type="string" office:string-value="https://get.enterprisedb.com/postgresql/postgresql-9.5.6-" calcext:value-type="string">
            <text:p>https://get.enterprisedb.com/postgresql/postgresql-9.5.6-</text:p>
          </table:table-cell>
          <table:table-cell table:formula="of:=&quot;-&quot;&amp;[.E175]&amp;&quot;-binaries.&quot;&amp;[.F175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5.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176]=&quot;any&quot;;[.B176];[.B176]&amp;&quot;/&quot;&amp;[.C176])" office:value-type="string" office:string-value="windows/x64" calcext:value-type="string">
            <text:p>windows/x64</text:p>
          </table:table-cell>
          <table:table-cell table:style-name="ce2" table:formula="of:=VLOOKUP([.D176];[Hoja2.$A$2:.$C$6];2;FALSE())" office:value-type="string" office:string-value="windows-x64" calcext:value-type="string">
            <text:p>windows-x64</text:p>
          </table:table-cell>
          <table:table-cell table:style-name="ce2" table:formula="of:=VLOOKUP([.D176];[Hoja2.$A$2:.$C$6];3;FALSE())" office:value-type="string" office:string-value="zip" calcext:value-type="string">
            <text:p>zip</text:p>
          </table:table-cell>
          <table:table-cell table:formula="of:=SUBSTITUTE([.A176];&quot;.&quot;;&quot;_&quot;)" office:value-type="string" office:string-value="9_5_5" calcext:value-type="string">
            <text:p>9_5_5</text:p>
          </table:table-cell>
          <table:table-cell table:formula="of:=&quot;v&quot;&amp;[.G176]&amp;&quot;.&quot;&amp;[.B176]&amp;&quot;.&quot;&amp;[.C176]" office:value-type="string" office:string-value="v9_5_5.windows.x64" calcext:value-type="string">
            <text:p>v9_5_5.windows.x64</text:p>
          </table:table-cell>
          <table:table-cell table:formula="of:=&quot;v&quot;&amp;[.G176]&amp;&quot;/&quot;&amp;[.B176]&amp;&quot;/&quot;&amp;[.C176]" office:value-type="string" office:string-value="v9_5_5/windows/x64" calcext:value-type="string">
            <text:p>v9_5_5/windows/x64</text:p>
          </table:table-cell>
          <table:table-cell table:formula="of:=&quot;https://get.enterprisedb.com/postgresql/postgresql-&quot;&amp;[.A176]&amp;&quot;-&quot;" office:value-type="string" office:string-value="https://get.enterprisedb.com/postgresql/postgresql-9.5.5-" calcext:value-type="string">
            <text:p>https://get.enterprisedb.com/postgresql/postgresql-9.5.5-</text:p>
          </table:table-cell>
          <table:table-cell table:formula="of:=&quot;-&quot;&amp;[.E176]&amp;&quot;-binaries.&quot;&amp;[.F176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5.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177]=&quot;any&quot;;[.B177];[.B177]&amp;&quot;/&quot;&amp;[.C177])" office:value-type="string" office:string-value="windows/x64" calcext:value-type="string">
            <text:p>windows/x64</text:p>
          </table:table-cell>
          <table:table-cell table:style-name="ce2" table:formula="of:=VLOOKUP([.D177];[Hoja2.$A$2:.$C$6];2;FALSE())" office:value-type="string" office:string-value="windows-x64" calcext:value-type="string">
            <text:p>windows-x64</text:p>
          </table:table-cell>
          <table:table-cell table:style-name="ce2" table:formula="of:=VLOOKUP([.D177];[Hoja2.$A$2:.$C$6];3;FALSE())" office:value-type="string" office:string-value="zip" calcext:value-type="string">
            <text:p>zip</text:p>
          </table:table-cell>
          <table:table-cell table:formula="of:=SUBSTITUTE([.A177];&quot;.&quot;;&quot;_&quot;)" office:value-type="string" office:string-value="9_5_4" calcext:value-type="string">
            <text:p>9_5_4</text:p>
          </table:table-cell>
          <table:table-cell table:formula="of:=&quot;v&quot;&amp;[.G177]&amp;&quot;.&quot;&amp;[.B177]&amp;&quot;.&quot;&amp;[.C177]" office:value-type="string" office:string-value="v9_5_4.windows.x64" calcext:value-type="string">
            <text:p>v9_5_4.windows.x64</text:p>
          </table:table-cell>
          <table:table-cell table:formula="of:=&quot;v&quot;&amp;[.G177]&amp;&quot;/&quot;&amp;[.B177]&amp;&quot;/&quot;&amp;[.C177]" office:value-type="string" office:string-value="v9_5_4/windows/x64" calcext:value-type="string">
            <text:p>v9_5_4/windows/x64</text:p>
          </table:table-cell>
          <table:table-cell table:formula="of:=&quot;https://get.enterprisedb.com/postgresql/postgresql-&quot;&amp;[.A177]&amp;&quot;-&quot;" office:value-type="string" office:string-value="https://get.enterprisedb.com/postgresql/postgresql-9.5.4-" calcext:value-type="string">
            <text:p>https://get.enterprisedb.com/postgresql/postgresql-9.5.4-</text:p>
          </table:table-cell>
          <table:table-cell table:formula="of:=&quot;-&quot;&amp;[.E177]&amp;&quot;-binaries.&quot;&amp;[.F177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5.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178]=&quot;any&quot;;[.B178];[.B178]&amp;&quot;/&quot;&amp;[.C178])" office:value-type="string" office:string-value="windows/x64" calcext:value-type="string">
            <text:p>windows/x64</text:p>
          </table:table-cell>
          <table:table-cell table:style-name="ce2" table:formula="of:=VLOOKUP([.D178];[Hoja2.$A$2:.$C$6];2;FALSE())" office:value-type="string" office:string-value="windows-x64" calcext:value-type="string">
            <text:p>windows-x64</text:p>
          </table:table-cell>
          <table:table-cell table:style-name="ce2" table:formula="of:=VLOOKUP([.D178];[Hoja2.$A$2:.$C$6];3;FALSE())" office:value-type="string" office:string-value="zip" calcext:value-type="string">
            <text:p>zip</text:p>
          </table:table-cell>
          <table:table-cell table:formula="of:=SUBSTITUTE([.A178];&quot;.&quot;;&quot;_&quot;)" office:value-type="string" office:string-value="9_5_3" calcext:value-type="string">
            <text:p>9_5_3</text:p>
          </table:table-cell>
          <table:table-cell table:formula="of:=&quot;v&quot;&amp;[.G178]&amp;&quot;.&quot;&amp;[.B178]&amp;&quot;.&quot;&amp;[.C178]" office:value-type="string" office:string-value="v9_5_3.windows.x64" calcext:value-type="string">
            <text:p>v9_5_3.windows.x64</text:p>
          </table:table-cell>
          <table:table-cell table:formula="of:=&quot;v&quot;&amp;[.G178]&amp;&quot;/&quot;&amp;[.B178]&amp;&quot;/&quot;&amp;[.C178]" office:value-type="string" office:string-value="v9_5_3/windows/x64" calcext:value-type="string">
            <text:p>v9_5_3/windows/x64</text:p>
          </table:table-cell>
          <table:table-cell table:formula="of:=&quot;https://get.enterprisedb.com/postgresql/postgresql-&quot;&amp;[.A178]&amp;&quot;-&quot;" office:value-type="string" office:string-value="https://get.enterprisedb.com/postgresql/postgresql-9.5.3-" calcext:value-type="string">
            <text:p>https://get.enterprisedb.com/postgresql/postgresql-9.5.3-</text:p>
          </table:table-cell>
          <table:table-cell table:formula="of:=&quot;-&quot;&amp;[.E178]&amp;&quot;-binaries.&quot;&amp;[.F178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5.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179]=&quot;any&quot;;[.B179];[.B179]&amp;&quot;/&quot;&amp;[.C179])" office:value-type="string" office:string-value="windows/x64" calcext:value-type="string">
            <text:p>windows/x64</text:p>
          </table:table-cell>
          <table:table-cell table:style-name="ce2" table:formula="of:=VLOOKUP([.D179];[Hoja2.$A$2:.$C$6];2;FALSE())" office:value-type="string" office:string-value="windows-x64" calcext:value-type="string">
            <text:p>windows-x64</text:p>
          </table:table-cell>
          <table:table-cell table:style-name="ce2" table:formula="of:=VLOOKUP([.D179];[Hoja2.$A$2:.$C$6];3;FALSE())" office:value-type="string" office:string-value="zip" calcext:value-type="string">
            <text:p>zip</text:p>
          </table:table-cell>
          <table:table-cell table:formula="of:=SUBSTITUTE([.A179];&quot;.&quot;;&quot;_&quot;)" office:value-type="string" office:string-value="9_5_2" calcext:value-type="string">
            <text:p>9_5_2</text:p>
          </table:table-cell>
          <table:table-cell table:formula="of:=&quot;v&quot;&amp;[.G179]&amp;&quot;.&quot;&amp;[.B179]&amp;&quot;.&quot;&amp;[.C179]" office:value-type="string" office:string-value="v9_5_2.windows.x64" calcext:value-type="string">
            <text:p>v9_5_2.windows.x64</text:p>
          </table:table-cell>
          <table:table-cell table:formula="of:=&quot;v&quot;&amp;[.G179]&amp;&quot;/&quot;&amp;[.B179]&amp;&quot;/&quot;&amp;[.C179]" office:value-type="string" office:string-value="v9_5_2/windows/x64" calcext:value-type="string">
            <text:p>v9_5_2/windows/x64</text:p>
          </table:table-cell>
          <table:table-cell table:formula="of:=&quot;https://get.enterprisedb.com/postgresql/postgresql-&quot;&amp;[.A179]&amp;&quot;-&quot;" office:value-type="string" office:string-value="https://get.enterprisedb.com/postgresql/postgresql-9.5.2-" calcext:value-type="string">
            <text:p>https://get.enterprisedb.com/postgresql/postgresql-9.5.2-</text:p>
          </table:table-cell>
          <table:table-cell table:formula="of:=&quot;-&quot;&amp;[.E179]&amp;&quot;-binaries.&quot;&amp;[.F179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5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180]=&quot;any&quot;;[.B180];[.B180]&amp;&quot;/&quot;&amp;[.C180])" office:value-type="string" office:string-value="windows/x64" calcext:value-type="string">
            <text:p>windows/x64</text:p>
          </table:table-cell>
          <table:table-cell table:style-name="ce2" table:formula="of:=VLOOKUP([.D180];[Hoja2.$A$2:.$C$6];2;FALSE())" office:value-type="string" office:string-value="windows-x64" calcext:value-type="string">
            <text:p>windows-x64</text:p>
          </table:table-cell>
          <table:table-cell table:style-name="ce2" table:formula="of:=VLOOKUP([.D180];[Hoja2.$A$2:.$C$6];3;FALSE())" office:value-type="string" office:string-value="zip" calcext:value-type="string">
            <text:p>zip</text:p>
          </table:table-cell>
          <table:table-cell table:formula="of:=SUBSTITUTE([.A180];&quot;.&quot;;&quot;_&quot;)" office:value-type="string" office:string-value="9_5_1" calcext:value-type="string">
            <text:p>9_5_1</text:p>
          </table:table-cell>
          <table:table-cell table:formula="of:=&quot;v&quot;&amp;[.G180]&amp;&quot;.&quot;&amp;[.B180]&amp;&quot;.&quot;&amp;[.C180]" office:value-type="string" office:string-value="v9_5_1.windows.x64" calcext:value-type="string">
            <text:p>v9_5_1.windows.x64</text:p>
          </table:table-cell>
          <table:table-cell table:formula="of:=&quot;v&quot;&amp;[.G180]&amp;&quot;/&quot;&amp;[.B180]&amp;&quot;/&quot;&amp;[.C180]" office:value-type="string" office:string-value="v9_5_1/windows/x64" calcext:value-type="string">
            <text:p>v9_5_1/windows/x64</text:p>
          </table:table-cell>
          <table:table-cell table:formula="of:=&quot;https://get.enterprisedb.com/postgresql/postgresql-&quot;&amp;[.A180]&amp;&quot;-&quot;" office:value-type="string" office:string-value="https://get.enterprisedb.com/postgresql/postgresql-9.5.1-" calcext:value-type="string">
            <text:p>https://get.enterprisedb.com/postgresql/postgresql-9.5.1-</text:p>
          </table:table-cell>
          <table:table-cell table:formula="of:=&quot;-&quot;&amp;[.E180]&amp;&quot;-binaries.&quot;&amp;[.F180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5.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181]=&quot;any&quot;;[.B181];[.B181]&amp;&quot;/&quot;&amp;[.C181])" office:value-type="string" office:string-value="windows/x64" calcext:value-type="string">
            <text:p>windows/x64</text:p>
          </table:table-cell>
          <table:table-cell table:style-name="ce2" table:formula="of:=VLOOKUP([.D181];[Hoja2.$A$2:.$C$6];2;FALSE())" office:value-type="string" office:string-value="windows-x64" calcext:value-type="string">
            <text:p>windows-x64</text:p>
          </table:table-cell>
          <table:table-cell table:style-name="ce2" table:formula="of:=VLOOKUP([.D181];[Hoja2.$A$2:.$C$6];3;FALSE())" office:value-type="string" office:string-value="zip" calcext:value-type="string">
            <text:p>zip</text:p>
          </table:table-cell>
          <table:table-cell table:formula="of:=SUBSTITUTE([.A181];&quot;.&quot;;&quot;_&quot;)" office:value-type="string" office:string-value="9_5_0" calcext:value-type="string">
            <text:p>9_5_0</text:p>
          </table:table-cell>
          <table:table-cell table:formula="of:=&quot;v&quot;&amp;[.G181]&amp;&quot;.&quot;&amp;[.B181]&amp;&quot;.&quot;&amp;[.C181]" office:value-type="string" office:string-value="v9_5_0.windows.x64" calcext:value-type="string">
            <text:p>v9_5_0.windows.x64</text:p>
          </table:table-cell>
          <table:table-cell table:formula="of:=&quot;v&quot;&amp;[.G181]&amp;&quot;/&quot;&amp;[.B181]&amp;&quot;/&quot;&amp;[.C181]" office:value-type="string" office:string-value="v9_5_0/windows/x64" calcext:value-type="string">
            <text:p>v9_5_0/windows/x64</text:p>
          </table:table-cell>
          <table:table-cell table:formula="of:=&quot;https://get.enterprisedb.com/postgresql/postgresql-&quot;&amp;[.A181]&amp;&quot;-&quot;" office:value-type="string" office:string-value="https://get.enterprisedb.com/postgresql/postgresql-9.5.0-" calcext:value-type="string">
            <text:p>https://get.enterprisedb.com/postgresql/postgresql-9.5.0-</text:p>
          </table:table-cell>
          <table:table-cell table:formula="of:=&quot;-&quot;&amp;[.E181]&amp;&quot;-binaries.&quot;&amp;[.F181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1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182]=&quot;any&quot;;[.B182];[.B182]&amp;&quot;/&quot;&amp;[.C182])" office:value-type="string" office:string-value="windows/x64" calcext:value-type="string">
            <text:p>windows/x64</text:p>
          </table:table-cell>
          <table:table-cell table:style-name="ce2" table:formula="of:=VLOOKUP([.D182];[Hoja2.$A$2:.$C$6];2;FALSE())" office:value-type="string" office:string-value="windows-x64" calcext:value-type="string">
            <text:p>windows-x64</text:p>
          </table:table-cell>
          <table:table-cell table:style-name="ce2" table:formula="of:=VLOOKUP([.D182];[Hoja2.$A$2:.$C$6];3;FALSE())" office:value-type="string" office:string-value="zip" calcext:value-type="string">
            <text:p>zip</text:p>
          </table:table-cell>
          <table:table-cell table:formula="of:=SUBSTITUTE([.A182];&quot;.&quot;;&quot;_&quot;)" office:value-type="string" office:string-value="9_4_11" calcext:value-type="string">
            <text:p>9_4_11</text:p>
          </table:table-cell>
          <table:table-cell table:formula="of:=&quot;v&quot;&amp;[.G182]&amp;&quot;.&quot;&amp;[.B182]&amp;&quot;.&quot;&amp;[.C182]" office:value-type="string" office:string-value="v9_4_11.windows.x64" calcext:value-type="string">
            <text:p>v9_4_11.windows.x64</text:p>
          </table:table-cell>
          <table:table-cell table:formula="of:=&quot;v&quot;&amp;[.G182]&amp;&quot;/&quot;&amp;[.B182]&amp;&quot;/&quot;&amp;[.C182]" office:value-type="string" office:string-value="v9_4_11/windows/x64" calcext:value-type="string">
            <text:p>v9_4_11/windows/x64</text:p>
          </table:table-cell>
          <table:table-cell table:formula="of:=&quot;https://get.enterprisedb.com/postgresql/postgresql-&quot;&amp;[.A182]&amp;&quot;-&quot;" office:value-type="string" office:string-value="https://get.enterprisedb.com/postgresql/postgresql-9.4.11-" calcext:value-type="string">
            <text:p>https://get.enterprisedb.com/postgresql/postgresql-9.4.11-</text:p>
          </table:table-cell>
          <table:table-cell table:formula="of:=&quot;-&quot;&amp;[.E182]&amp;&quot;-binaries.&quot;&amp;[.F182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1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183]=&quot;any&quot;;[.B183];[.B183]&amp;&quot;/&quot;&amp;[.C183])" office:value-type="string" office:string-value="windows/x64" calcext:value-type="string">
            <text:p>windows/x64</text:p>
          </table:table-cell>
          <table:table-cell table:style-name="ce2" table:formula="of:=VLOOKUP([.D183];[Hoja2.$A$2:.$C$6];2;FALSE())" office:value-type="string" office:string-value="windows-x64" calcext:value-type="string">
            <text:p>windows-x64</text:p>
          </table:table-cell>
          <table:table-cell table:style-name="ce2" table:formula="of:=VLOOKUP([.D183];[Hoja2.$A$2:.$C$6];3;FALSE())" office:value-type="string" office:string-value="zip" calcext:value-type="string">
            <text:p>zip</text:p>
          </table:table-cell>
          <table:table-cell table:formula="of:=SUBSTITUTE([.A183];&quot;.&quot;;&quot;_&quot;)" office:value-type="string" office:string-value="9_4_10" calcext:value-type="string">
            <text:p>9_4_10</text:p>
          </table:table-cell>
          <table:table-cell table:formula="of:=&quot;v&quot;&amp;[.G183]&amp;&quot;.&quot;&amp;[.B183]&amp;&quot;.&quot;&amp;[.C183]" office:value-type="string" office:string-value="v9_4_10.windows.x64" calcext:value-type="string">
            <text:p>v9_4_10.windows.x64</text:p>
          </table:table-cell>
          <table:table-cell table:formula="of:=&quot;v&quot;&amp;[.G183]&amp;&quot;/&quot;&amp;[.B183]&amp;&quot;/&quot;&amp;[.C183]" office:value-type="string" office:string-value="v9_4_10/windows/x64" calcext:value-type="string">
            <text:p>v9_4_10/windows/x64</text:p>
          </table:table-cell>
          <table:table-cell table:formula="of:=&quot;https://get.enterprisedb.com/postgresql/postgresql-&quot;&amp;[.A183]&amp;&quot;-&quot;" office:value-type="string" office:string-value="https://get.enterprisedb.com/postgresql/postgresql-9.4.10-" calcext:value-type="string">
            <text:p>https://get.enterprisedb.com/postgresql/postgresql-9.4.10-</text:p>
          </table:table-cell>
          <table:table-cell table:formula="of:=&quot;-&quot;&amp;[.E183]&amp;&quot;-binaries.&quot;&amp;[.F183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184]=&quot;any&quot;;[.B184];[.B184]&amp;&quot;/&quot;&amp;[.C184])" office:value-type="string" office:string-value="windows/x64" calcext:value-type="string">
            <text:p>windows/x64</text:p>
          </table:table-cell>
          <table:table-cell table:style-name="ce2" table:formula="of:=VLOOKUP([.D184];[Hoja2.$A$2:.$C$6];2;FALSE())" office:value-type="string" office:string-value="windows-x64" calcext:value-type="string">
            <text:p>windows-x64</text:p>
          </table:table-cell>
          <table:table-cell table:style-name="ce2" table:formula="of:=VLOOKUP([.D184];[Hoja2.$A$2:.$C$6];3;FALSE())" office:value-type="string" office:string-value="zip" calcext:value-type="string">
            <text:p>zip</text:p>
          </table:table-cell>
          <table:table-cell table:formula="of:=SUBSTITUTE([.A184];&quot;.&quot;;&quot;_&quot;)" office:value-type="string" office:string-value="9_4_9" calcext:value-type="string">
            <text:p>9_4_9</text:p>
          </table:table-cell>
          <table:table-cell table:formula="of:=&quot;v&quot;&amp;[.G184]&amp;&quot;.&quot;&amp;[.B184]&amp;&quot;.&quot;&amp;[.C184]" office:value-type="string" office:string-value="v9_4_9.windows.x64" calcext:value-type="string">
            <text:p>v9_4_9.windows.x64</text:p>
          </table:table-cell>
          <table:table-cell table:formula="of:=&quot;v&quot;&amp;[.G184]&amp;&quot;/&quot;&amp;[.B184]&amp;&quot;/&quot;&amp;[.C184]" office:value-type="string" office:string-value="v9_4_9/windows/x64" calcext:value-type="string">
            <text:p>v9_4_9/windows/x64</text:p>
          </table:table-cell>
          <table:table-cell table:formula="of:=&quot;https://get.enterprisedb.com/postgresql/postgresql-&quot;&amp;[.A184]&amp;&quot;-&quot;" office:value-type="string" office:string-value="https://get.enterprisedb.com/postgresql/postgresql-9.4.9-" calcext:value-type="string">
            <text:p>https://get.enterprisedb.com/postgresql/postgresql-9.4.9-</text:p>
          </table:table-cell>
          <table:table-cell table:formula="of:=&quot;-&quot;&amp;[.E184]&amp;&quot;-binaries.&quot;&amp;[.F184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185]=&quot;any&quot;;[.B185];[.B185]&amp;&quot;/&quot;&amp;[.C185])" office:value-type="string" office:string-value="windows/x64" calcext:value-type="string">
            <text:p>windows/x64</text:p>
          </table:table-cell>
          <table:table-cell table:style-name="ce2" table:formula="of:=VLOOKUP([.D185];[Hoja2.$A$2:.$C$6];2;FALSE())" office:value-type="string" office:string-value="windows-x64" calcext:value-type="string">
            <text:p>windows-x64</text:p>
          </table:table-cell>
          <table:table-cell table:style-name="ce2" table:formula="of:=VLOOKUP([.D185];[Hoja2.$A$2:.$C$6];3;FALSE())" office:value-type="string" office:string-value="zip" calcext:value-type="string">
            <text:p>zip</text:p>
          </table:table-cell>
          <table:table-cell table:formula="of:=SUBSTITUTE([.A185];&quot;.&quot;;&quot;_&quot;)" office:value-type="string" office:string-value="9_4_8" calcext:value-type="string">
            <text:p>9_4_8</text:p>
          </table:table-cell>
          <table:table-cell table:formula="of:=&quot;v&quot;&amp;[.G185]&amp;&quot;.&quot;&amp;[.B185]&amp;&quot;.&quot;&amp;[.C185]" office:value-type="string" office:string-value="v9_4_8.windows.x64" calcext:value-type="string">
            <text:p>v9_4_8.windows.x64</text:p>
          </table:table-cell>
          <table:table-cell table:formula="of:=&quot;v&quot;&amp;[.G185]&amp;&quot;/&quot;&amp;[.B185]&amp;&quot;/&quot;&amp;[.C185]" office:value-type="string" office:string-value="v9_4_8/windows/x64" calcext:value-type="string">
            <text:p>v9_4_8/windows/x64</text:p>
          </table:table-cell>
          <table:table-cell table:formula="of:=&quot;https://get.enterprisedb.com/postgresql/postgresql-&quot;&amp;[.A185]&amp;&quot;-&quot;" office:value-type="string" office:string-value="https://get.enterprisedb.com/postgresql/postgresql-9.4.8-" calcext:value-type="string">
            <text:p>https://get.enterprisedb.com/postgresql/postgresql-9.4.8-</text:p>
          </table:table-cell>
          <table:table-cell table:formula="of:=&quot;-&quot;&amp;[.E185]&amp;&quot;-binaries.&quot;&amp;[.F185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186]=&quot;any&quot;;[.B186];[.B186]&amp;&quot;/&quot;&amp;[.C186])" office:value-type="string" office:string-value="windows/x64" calcext:value-type="string">
            <text:p>windows/x64</text:p>
          </table:table-cell>
          <table:table-cell table:style-name="ce2" table:formula="of:=VLOOKUP([.D186];[Hoja2.$A$2:.$C$6];2;FALSE())" office:value-type="string" office:string-value="windows-x64" calcext:value-type="string">
            <text:p>windows-x64</text:p>
          </table:table-cell>
          <table:table-cell table:style-name="ce2" table:formula="of:=VLOOKUP([.D186];[Hoja2.$A$2:.$C$6];3;FALSE())" office:value-type="string" office:string-value="zip" calcext:value-type="string">
            <text:p>zip</text:p>
          </table:table-cell>
          <table:table-cell table:formula="of:=SUBSTITUTE([.A186];&quot;.&quot;;&quot;_&quot;)" office:value-type="string" office:string-value="9_4_7" calcext:value-type="string">
            <text:p>9_4_7</text:p>
          </table:table-cell>
          <table:table-cell table:formula="of:=&quot;v&quot;&amp;[.G186]&amp;&quot;.&quot;&amp;[.B186]&amp;&quot;.&quot;&amp;[.C186]" office:value-type="string" office:string-value="v9_4_7.windows.x64" calcext:value-type="string">
            <text:p>v9_4_7.windows.x64</text:p>
          </table:table-cell>
          <table:table-cell table:formula="of:=&quot;v&quot;&amp;[.G186]&amp;&quot;/&quot;&amp;[.B186]&amp;&quot;/&quot;&amp;[.C186]" office:value-type="string" office:string-value="v9_4_7/windows/x64" calcext:value-type="string">
            <text:p>v9_4_7/windows/x64</text:p>
          </table:table-cell>
          <table:table-cell table:formula="of:=&quot;https://get.enterprisedb.com/postgresql/postgresql-&quot;&amp;[.A186]&amp;&quot;-&quot;" office:value-type="string" office:string-value="https://get.enterprisedb.com/postgresql/postgresql-9.4.7-" calcext:value-type="string">
            <text:p>https://get.enterprisedb.com/postgresql/postgresql-9.4.7-</text:p>
          </table:table-cell>
          <table:table-cell table:formula="of:=&quot;-&quot;&amp;[.E186]&amp;&quot;-binaries.&quot;&amp;[.F186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187]=&quot;any&quot;;[.B187];[.B187]&amp;&quot;/&quot;&amp;[.C187])" office:value-type="string" office:string-value="windows/x64" calcext:value-type="string">
            <text:p>windows/x64</text:p>
          </table:table-cell>
          <table:table-cell table:style-name="ce2" table:formula="of:=VLOOKUP([.D187];[Hoja2.$A$2:.$C$6];2;FALSE())" office:value-type="string" office:string-value="windows-x64" calcext:value-type="string">
            <text:p>windows-x64</text:p>
          </table:table-cell>
          <table:table-cell table:style-name="ce2" table:formula="of:=VLOOKUP([.D187];[Hoja2.$A$2:.$C$6];3;FALSE())" office:value-type="string" office:string-value="zip" calcext:value-type="string">
            <text:p>zip</text:p>
          </table:table-cell>
          <table:table-cell table:formula="of:=SUBSTITUTE([.A187];&quot;.&quot;;&quot;_&quot;)" office:value-type="string" office:string-value="9_4_6" calcext:value-type="string">
            <text:p>9_4_6</text:p>
          </table:table-cell>
          <table:table-cell table:formula="of:=&quot;v&quot;&amp;[.G187]&amp;&quot;.&quot;&amp;[.B187]&amp;&quot;.&quot;&amp;[.C187]" office:value-type="string" office:string-value="v9_4_6.windows.x64" calcext:value-type="string">
            <text:p>v9_4_6.windows.x64</text:p>
          </table:table-cell>
          <table:table-cell table:formula="of:=&quot;v&quot;&amp;[.G187]&amp;&quot;/&quot;&amp;[.B187]&amp;&quot;/&quot;&amp;[.C187]" office:value-type="string" office:string-value="v9_4_6/windows/x64" calcext:value-type="string">
            <text:p>v9_4_6/windows/x64</text:p>
          </table:table-cell>
          <table:table-cell table:formula="of:=&quot;https://get.enterprisedb.com/postgresql/postgresql-&quot;&amp;[.A187]&amp;&quot;-&quot;" office:value-type="string" office:string-value="https://get.enterprisedb.com/postgresql/postgresql-9.4.6-" calcext:value-type="string">
            <text:p>https://get.enterprisedb.com/postgresql/postgresql-9.4.6-</text:p>
          </table:table-cell>
          <table:table-cell table:formula="of:=&quot;-&quot;&amp;[.E187]&amp;&quot;-binaries.&quot;&amp;[.F187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188]=&quot;any&quot;;[.B188];[.B188]&amp;&quot;/&quot;&amp;[.C188])" office:value-type="string" office:string-value="windows/x64" calcext:value-type="string">
            <text:p>windows/x64</text:p>
          </table:table-cell>
          <table:table-cell table:style-name="ce2" table:formula="of:=VLOOKUP([.D188];[Hoja2.$A$2:.$C$6];2;FALSE())" office:value-type="string" office:string-value="windows-x64" calcext:value-type="string">
            <text:p>windows-x64</text:p>
          </table:table-cell>
          <table:table-cell table:style-name="ce2" table:formula="of:=VLOOKUP([.D188];[Hoja2.$A$2:.$C$6];3;FALSE())" office:value-type="string" office:string-value="zip" calcext:value-type="string">
            <text:p>zip</text:p>
          </table:table-cell>
          <table:table-cell table:formula="of:=SUBSTITUTE([.A188];&quot;.&quot;;&quot;_&quot;)" office:value-type="string" office:string-value="9_4_5" calcext:value-type="string">
            <text:p>9_4_5</text:p>
          </table:table-cell>
          <table:table-cell table:formula="of:=&quot;v&quot;&amp;[.G188]&amp;&quot;.&quot;&amp;[.B188]&amp;&quot;.&quot;&amp;[.C188]" office:value-type="string" office:string-value="v9_4_5.windows.x64" calcext:value-type="string">
            <text:p>v9_4_5.windows.x64</text:p>
          </table:table-cell>
          <table:table-cell table:formula="of:=&quot;v&quot;&amp;[.G188]&amp;&quot;/&quot;&amp;[.B188]&amp;&quot;/&quot;&amp;[.C188]" office:value-type="string" office:string-value="v9_4_5/windows/x64" calcext:value-type="string">
            <text:p>v9_4_5/windows/x64</text:p>
          </table:table-cell>
          <table:table-cell table:formula="of:=&quot;https://get.enterprisedb.com/postgresql/postgresql-&quot;&amp;[.A188]&amp;&quot;-&quot;" office:value-type="string" office:string-value="https://get.enterprisedb.com/postgresql/postgresql-9.4.5-" calcext:value-type="string">
            <text:p>https://get.enterprisedb.com/postgresql/postgresql-9.4.5-</text:p>
          </table:table-cell>
          <table:table-cell table:formula="of:=&quot;-&quot;&amp;[.E188]&amp;&quot;-binaries.&quot;&amp;[.F188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189]=&quot;any&quot;;[.B189];[.B189]&amp;&quot;/&quot;&amp;[.C189])" office:value-type="string" office:string-value="windows/x64" calcext:value-type="string">
            <text:p>windows/x64</text:p>
          </table:table-cell>
          <table:table-cell table:style-name="ce2" table:formula="of:=VLOOKUP([.D189];[Hoja2.$A$2:.$C$6];2;FALSE())" office:value-type="string" office:string-value="windows-x64" calcext:value-type="string">
            <text:p>windows-x64</text:p>
          </table:table-cell>
          <table:table-cell table:style-name="ce2" table:formula="of:=VLOOKUP([.D189];[Hoja2.$A$2:.$C$6];3;FALSE())" office:value-type="string" office:string-value="zip" calcext:value-type="string">
            <text:p>zip</text:p>
          </table:table-cell>
          <table:table-cell table:formula="of:=SUBSTITUTE([.A189];&quot;.&quot;;&quot;_&quot;)" office:value-type="string" office:string-value="9_4_4" calcext:value-type="string">
            <text:p>9_4_4</text:p>
          </table:table-cell>
          <table:table-cell table:formula="of:=&quot;v&quot;&amp;[.G189]&amp;&quot;.&quot;&amp;[.B189]&amp;&quot;.&quot;&amp;[.C189]" office:value-type="string" office:string-value="v9_4_4.windows.x64" calcext:value-type="string">
            <text:p>v9_4_4.windows.x64</text:p>
          </table:table-cell>
          <table:table-cell table:formula="of:=&quot;v&quot;&amp;[.G189]&amp;&quot;/&quot;&amp;[.B189]&amp;&quot;/&quot;&amp;[.C189]" office:value-type="string" office:string-value="v9_4_4/windows/x64" calcext:value-type="string">
            <text:p>v9_4_4/windows/x64</text:p>
          </table:table-cell>
          <table:table-cell table:formula="of:=&quot;https://get.enterprisedb.com/postgresql/postgresql-&quot;&amp;[.A189]&amp;&quot;-&quot;" office:value-type="string" office:string-value="https://get.enterprisedb.com/postgresql/postgresql-9.4.4-" calcext:value-type="string">
            <text:p>https://get.enterprisedb.com/postgresql/postgresql-9.4.4-</text:p>
          </table:table-cell>
          <table:table-cell table:formula="of:=&quot;-&quot;&amp;[.E189]&amp;&quot;-binaries.&quot;&amp;[.F189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190]=&quot;any&quot;;[.B190];[.B190]&amp;&quot;/&quot;&amp;[.C190])" office:value-type="string" office:string-value="windows/x64" calcext:value-type="string">
            <text:p>windows/x64</text:p>
          </table:table-cell>
          <table:table-cell table:style-name="ce2" table:formula="of:=VLOOKUP([.D190];[Hoja2.$A$2:.$C$6];2;FALSE())" office:value-type="string" office:string-value="windows-x64" calcext:value-type="string">
            <text:p>windows-x64</text:p>
          </table:table-cell>
          <table:table-cell table:style-name="ce2" table:formula="of:=VLOOKUP([.D190];[Hoja2.$A$2:.$C$6];3;FALSE())" office:value-type="string" office:string-value="zip" calcext:value-type="string">
            <text:p>zip</text:p>
          </table:table-cell>
          <table:table-cell table:formula="of:=SUBSTITUTE([.A190];&quot;.&quot;;&quot;_&quot;)" office:value-type="string" office:string-value="9_4_3" calcext:value-type="string">
            <text:p>9_4_3</text:p>
          </table:table-cell>
          <table:table-cell table:formula="of:=&quot;v&quot;&amp;[.G190]&amp;&quot;.&quot;&amp;[.B190]&amp;&quot;.&quot;&amp;[.C190]" office:value-type="string" office:string-value="v9_4_3.windows.x64" calcext:value-type="string">
            <text:p>v9_4_3.windows.x64</text:p>
          </table:table-cell>
          <table:table-cell table:formula="of:=&quot;v&quot;&amp;[.G190]&amp;&quot;/&quot;&amp;[.B190]&amp;&quot;/&quot;&amp;[.C190]" office:value-type="string" office:string-value="v9_4_3/windows/x64" calcext:value-type="string">
            <text:p>v9_4_3/windows/x64</text:p>
          </table:table-cell>
          <table:table-cell table:formula="of:=&quot;https://get.enterprisedb.com/postgresql/postgresql-&quot;&amp;[.A190]&amp;&quot;-&quot;" office:value-type="string" office:string-value="https://get.enterprisedb.com/postgresql/postgresql-9.4.3-" calcext:value-type="string">
            <text:p>https://get.enterprisedb.com/postgresql/postgresql-9.4.3-</text:p>
          </table:table-cell>
          <table:table-cell table:formula="of:=&quot;-&quot;&amp;[.E190]&amp;&quot;-binaries.&quot;&amp;[.F190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191]=&quot;any&quot;;[.B191];[.B191]&amp;&quot;/&quot;&amp;[.C191])" office:value-type="string" office:string-value="windows/x64" calcext:value-type="string">
            <text:p>windows/x64</text:p>
          </table:table-cell>
          <table:table-cell table:style-name="ce2" table:formula="of:=VLOOKUP([.D191];[Hoja2.$A$2:.$C$6];2;FALSE())" office:value-type="string" office:string-value="windows-x64" calcext:value-type="string">
            <text:p>windows-x64</text:p>
          </table:table-cell>
          <table:table-cell table:style-name="ce2" table:formula="of:=VLOOKUP([.D191];[Hoja2.$A$2:.$C$6];3;FALSE())" office:value-type="string" office:string-value="zip" calcext:value-type="string">
            <text:p>zip</text:p>
          </table:table-cell>
          <table:table-cell table:formula="of:=SUBSTITUTE([.A191];&quot;.&quot;;&quot;_&quot;)" office:value-type="string" office:string-value="9_4_2" calcext:value-type="string">
            <text:p>9_4_2</text:p>
          </table:table-cell>
          <table:table-cell table:formula="of:=&quot;v&quot;&amp;[.G191]&amp;&quot;.&quot;&amp;[.B191]&amp;&quot;.&quot;&amp;[.C191]" office:value-type="string" office:string-value="v9_4_2.windows.x64" calcext:value-type="string">
            <text:p>v9_4_2.windows.x64</text:p>
          </table:table-cell>
          <table:table-cell table:formula="of:=&quot;v&quot;&amp;[.G191]&amp;&quot;/&quot;&amp;[.B191]&amp;&quot;/&quot;&amp;[.C191]" office:value-type="string" office:string-value="v9_4_2/windows/x64" calcext:value-type="string">
            <text:p>v9_4_2/windows/x64</text:p>
          </table:table-cell>
          <table:table-cell table:formula="of:=&quot;https://get.enterprisedb.com/postgresql/postgresql-&quot;&amp;[.A191]&amp;&quot;-&quot;" office:value-type="string" office:string-value="https://get.enterprisedb.com/postgresql/postgresql-9.4.2-" calcext:value-type="string">
            <text:p>https://get.enterprisedb.com/postgresql/postgresql-9.4.2-</text:p>
          </table:table-cell>
          <table:table-cell table:formula="of:=&quot;-&quot;&amp;[.E191]&amp;&quot;-binaries.&quot;&amp;[.F191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192]=&quot;any&quot;;[.B192];[.B192]&amp;&quot;/&quot;&amp;[.C192])" office:value-type="string" office:string-value="windows/x64" calcext:value-type="string">
            <text:p>windows/x64</text:p>
          </table:table-cell>
          <table:table-cell table:style-name="ce2" table:formula="of:=VLOOKUP([.D192];[Hoja2.$A$2:.$C$6];2;FALSE())" office:value-type="string" office:string-value="windows-x64" calcext:value-type="string">
            <text:p>windows-x64</text:p>
          </table:table-cell>
          <table:table-cell table:style-name="ce2" table:formula="of:=VLOOKUP([.D192];[Hoja2.$A$2:.$C$6];3;FALSE())" office:value-type="string" office:string-value="zip" calcext:value-type="string">
            <text:p>zip</text:p>
          </table:table-cell>
          <table:table-cell table:formula="of:=SUBSTITUTE([.A192];&quot;.&quot;;&quot;_&quot;)" office:value-type="string" office:string-value="9_4_1" calcext:value-type="string">
            <text:p>9_4_1</text:p>
          </table:table-cell>
          <table:table-cell table:formula="of:=&quot;v&quot;&amp;[.G192]&amp;&quot;.&quot;&amp;[.B192]&amp;&quot;.&quot;&amp;[.C192]" office:value-type="string" office:string-value="v9_4_1.windows.x64" calcext:value-type="string">
            <text:p>v9_4_1.windows.x64</text:p>
          </table:table-cell>
          <table:table-cell table:formula="of:=&quot;v&quot;&amp;[.G192]&amp;&quot;/&quot;&amp;[.B192]&amp;&quot;/&quot;&amp;[.C192]" office:value-type="string" office:string-value="v9_4_1/windows/x64" calcext:value-type="string">
            <text:p>v9_4_1/windows/x64</text:p>
          </table:table-cell>
          <table:table-cell table:formula="of:=&quot;https://get.enterprisedb.com/postgresql/postgresql-&quot;&amp;[.A192]&amp;&quot;-&quot;" office:value-type="string" office:string-value="https://get.enterprisedb.com/postgresql/postgresql-9.4.1-" calcext:value-type="string">
            <text:p>https://get.enterprisedb.com/postgresql/postgresql-9.4.1-</text:p>
          </table:table-cell>
          <table:table-cell table:formula="of:=&quot;-&quot;&amp;[.E192]&amp;&quot;-binaries.&quot;&amp;[.F192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193]=&quot;any&quot;;[.B193];[.B193]&amp;&quot;/&quot;&amp;[.C193])" office:value-type="string" office:string-value="windows/x64" calcext:value-type="string">
            <text:p>windows/x64</text:p>
          </table:table-cell>
          <table:table-cell table:style-name="ce2" table:formula="of:=VLOOKUP([.D193];[Hoja2.$A$2:.$C$6];2;FALSE())" office:value-type="string" office:string-value="windows-x64" calcext:value-type="string">
            <text:p>windows-x64</text:p>
          </table:table-cell>
          <table:table-cell table:style-name="ce2" table:formula="of:=VLOOKUP([.D193];[Hoja2.$A$2:.$C$6];3;FALSE())" office:value-type="string" office:string-value="zip" calcext:value-type="string">
            <text:p>zip</text:p>
          </table:table-cell>
          <table:table-cell table:formula="of:=SUBSTITUTE([.A193];&quot;.&quot;;&quot;_&quot;)" office:value-type="string" office:string-value="9_4_0" calcext:value-type="string">
            <text:p>9_4_0</text:p>
          </table:table-cell>
          <table:table-cell table:formula="of:=&quot;v&quot;&amp;[.G193]&amp;&quot;.&quot;&amp;[.B193]&amp;&quot;.&quot;&amp;[.C193]" office:value-type="string" office:string-value="v9_4_0.windows.x64" calcext:value-type="string">
            <text:p>v9_4_0.windows.x64</text:p>
          </table:table-cell>
          <table:table-cell table:formula="of:=&quot;v&quot;&amp;[.G193]&amp;&quot;/&quot;&amp;[.B193]&amp;&quot;/&quot;&amp;[.C193]" office:value-type="string" office:string-value="v9_4_0/windows/x64" calcext:value-type="string">
            <text:p>v9_4_0/windows/x64</text:p>
          </table:table-cell>
          <table:table-cell table:formula="of:=&quot;https://get.enterprisedb.com/postgresql/postgresql-&quot;&amp;[.A193]&amp;&quot;-&quot;" office:value-type="string" office:string-value="https://get.enterprisedb.com/postgresql/postgresql-9.4.0-" calcext:value-type="string">
            <text:p>https://get.enterprisedb.com/postgresql/postgresql-9.4.0-</text:p>
          </table:table-cell>
          <table:table-cell table:formula="of:=&quot;-&quot;&amp;[.E193]&amp;&quot;-binaries.&quot;&amp;[.F193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1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194]=&quot;any&quot;;[.B194];[.B194]&amp;&quot;/&quot;&amp;[.C194])" office:value-type="string" office:string-value="windows/x64" calcext:value-type="string">
            <text:p>windows/x64</text:p>
          </table:table-cell>
          <table:table-cell table:style-name="ce2" table:formula="of:=VLOOKUP([.D194];[Hoja2.$A$2:.$C$6];2;FALSE())" office:value-type="string" office:string-value="windows-x64" calcext:value-type="string">
            <text:p>windows-x64</text:p>
          </table:table-cell>
          <table:table-cell table:style-name="ce2" table:formula="of:=VLOOKUP([.D194];[Hoja2.$A$2:.$C$6];3;FALSE())" office:value-type="string" office:string-value="zip" calcext:value-type="string">
            <text:p>zip</text:p>
          </table:table-cell>
          <table:table-cell table:formula="of:=SUBSTITUTE([.A194];&quot;.&quot;;&quot;_&quot;)" office:value-type="string" office:string-value="9_3_16" calcext:value-type="string">
            <text:p>9_3_16</text:p>
          </table:table-cell>
          <table:table-cell table:formula="of:=&quot;v&quot;&amp;[.G194]&amp;&quot;.&quot;&amp;[.B194]&amp;&quot;.&quot;&amp;[.C194]" office:value-type="string" office:string-value="v9_3_16.windows.x64" calcext:value-type="string">
            <text:p>v9_3_16.windows.x64</text:p>
          </table:table-cell>
          <table:table-cell table:formula="of:=&quot;v&quot;&amp;[.G194]&amp;&quot;/&quot;&amp;[.B194]&amp;&quot;/&quot;&amp;[.C194]" office:value-type="string" office:string-value="v9_3_16/windows/x64" calcext:value-type="string">
            <text:p>v9_3_16/windows/x64</text:p>
          </table:table-cell>
          <table:table-cell table:formula="of:=&quot;https://get.enterprisedb.com/postgresql/postgresql-&quot;&amp;[.A194]&amp;&quot;-&quot;" office:value-type="string" office:string-value="https://get.enterprisedb.com/postgresql/postgresql-9.3.16-" calcext:value-type="string">
            <text:p>https://get.enterprisedb.com/postgresql/postgresql-9.3.16-</text:p>
          </table:table-cell>
          <table:table-cell table:formula="of:=&quot;-&quot;&amp;[.E194]&amp;&quot;-binaries.&quot;&amp;[.F194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1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195]=&quot;any&quot;;[.B195];[.B195]&amp;&quot;/&quot;&amp;[.C195])" office:value-type="string" office:string-value="windows/x64" calcext:value-type="string">
            <text:p>windows/x64</text:p>
          </table:table-cell>
          <table:table-cell table:style-name="ce2" table:formula="of:=VLOOKUP([.D195];[Hoja2.$A$2:.$C$6];2;FALSE())" office:value-type="string" office:string-value="windows-x64" calcext:value-type="string">
            <text:p>windows-x64</text:p>
          </table:table-cell>
          <table:table-cell table:style-name="ce2" table:formula="of:=VLOOKUP([.D195];[Hoja2.$A$2:.$C$6];3;FALSE())" office:value-type="string" office:string-value="zip" calcext:value-type="string">
            <text:p>zip</text:p>
          </table:table-cell>
          <table:table-cell table:formula="of:=SUBSTITUTE([.A195];&quot;.&quot;;&quot;_&quot;)" office:value-type="string" office:string-value="9_3_15" calcext:value-type="string">
            <text:p>9_3_15</text:p>
          </table:table-cell>
          <table:table-cell table:formula="of:=&quot;v&quot;&amp;[.G195]&amp;&quot;.&quot;&amp;[.B195]&amp;&quot;.&quot;&amp;[.C195]" office:value-type="string" office:string-value="v9_3_15.windows.x64" calcext:value-type="string">
            <text:p>v9_3_15.windows.x64</text:p>
          </table:table-cell>
          <table:table-cell table:formula="of:=&quot;v&quot;&amp;[.G195]&amp;&quot;/&quot;&amp;[.B195]&amp;&quot;/&quot;&amp;[.C195]" office:value-type="string" office:string-value="v9_3_15/windows/x64" calcext:value-type="string">
            <text:p>v9_3_15/windows/x64</text:p>
          </table:table-cell>
          <table:table-cell table:formula="of:=&quot;https://get.enterprisedb.com/postgresql/postgresql-&quot;&amp;[.A195]&amp;&quot;-&quot;" office:value-type="string" office:string-value="https://get.enterprisedb.com/postgresql/postgresql-9.3.15-" calcext:value-type="string">
            <text:p>https://get.enterprisedb.com/postgresql/postgresql-9.3.15-</text:p>
          </table:table-cell>
          <table:table-cell table:formula="of:=&quot;-&quot;&amp;[.E195]&amp;&quot;-binaries.&quot;&amp;[.F195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1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196]=&quot;any&quot;;[.B196];[.B196]&amp;&quot;/&quot;&amp;[.C196])" office:value-type="string" office:string-value="windows/x64" calcext:value-type="string">
            <text:p>windows/x64</text:p>
          </table:table-cell>
          <table:table-cell table:style-name="ce2" table:formula="of:=VLOOKUP([.D196];[Hoja2.$A$2:.$C$6];2;FALSE())" office:value-type="string" office:string-value="windows-x64" calcext:value-type="string">
            <text:p>windows-x64</text:p>
          </table:table-cell>
          <table:table-cell table:style-name="ce2" table:formula="of:=VLOOKUP([.D196];[Hoja2.$A$2:.$C$6];3;FALSE())" office:value-type="string" office:string-value="zip" calcext:value-type="string">
            <text:p>zip</text:p>
          </table:table-cell>
          <table:table-cell table:formula="of:=SUBSTITUTE([.A196];&quot;.&quot;;&quot;_&quot;)" office:value-type="string" office:string-value="9_3_14" calcext:value-type="string">
            <text:p>9_3_14</text:p>
          </table:table-cell>
          <table:table-cell table:formula="of:=&quot;v&quot;&amp;[.G196]&amp;&quot;.&quot;&amp;[.B196]&amp;&quot;.&quot;&amp;[.C196]" office:value-type="string" office:string-value="v9_3_14.windows.x64" calcext:value-type="string">
            <text:p>v9_3_14.windows.x64</text:p>
          </table:table-cell>
          <table:table-cell table:formula="of:=&quot;v&quot;&amp;[.G196]&amp;&quot;/&quot;&amp;[.B196]&amp;&quot;/&quot;&amp;[.C196]" office:value-type="string" office:string-value="v9_3_14/windows/x64" calcext:value-type="string">
            <text:p>v9_3_14/windows/x64</text:p>
          </table:table-cell>
          <table:table-cell table:formula="of:=&quot;https://get.enterprisedb.com/postgresql/postgresql-&quot;&amp;[.A196]&amp;&quot;-&quot;" office:value-type="string" office:string-value="https://get.enterprisedb.com/postgresql/postgresql-9.3.14-" calcext:value-type="string">
            <text:p>https://get.enterprisedb.com/postgresql/postgresql-9.3.14-</text:p>
          </table:table-cell>
          <table:table-cell table:formula="of:=&quot;-&quot;&amp;[.E196]&amp;&quot;-binaries.&quot;&amp;[.F196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1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197]=&quot;any&quot;;[.B197];[.B197]&amp;&quot;/&quot;&amp;[.C197])" office:value-type="string" office:string-value="windows/x64" calcext:value-type="string">
            <text:p>windows/x64</text:p>
          </table:table-cell>
          <table:table-cell table:style-name="ce2" table:formula="of:=VLOOKUP([.D197];[Hoja2.$A$2:.$C$6];2;FALSE())" office:value-type="string" office:string-value="windows-x64" calcext:value-type="string">
            <text:p>windows-x64</text:p>
          </table:table-cell>
          <table:table-cell table:style-name="ce2" table:formula="of:=VLOOKUP([.D197];[Hoja2.$A$2:.$C$6];3;FALSE())" office:value-type="string" office:string-value="zip" calcext:value-type="string">
            <text:p>zip</text:p>
          </table:table-cell>
          <table:table-cell table:formula="of:=SUBSTITUTE([.A197];&quot;.&quot;;&quot;_&quot;)" office:value-type="string" office:string-value="9_3_13" calcext:value-type="string">
            <text:p>9_3_13</text:p>
          </table:table-cell>
          <table:table-cell table:formula="of:=&quot;v&quot;&amp;[.G197]&amp;&quot;.&quot;&amp;[.B197]&amp;&quot;.&quot;&amp;[.C197]" office:value-type="string" office:string-value="v9_3_13.windows.x64" calcext:value-type="string">
            <text:p>v9_3_13.windows.x64</text:p>
          </table:table-cell>
          <table:table-cell table:formula="of:=&quot;v&quot;&amp;[.G197]&amp;&quot;/&quot;&amp;[.B197]&amp;&quot;/&quot;&amp;[.C197]" office:value-type="string" office:string-value="v9_3_13/windows/x64" calcext:value-type="string">
            <text:p>v9_3_13/windows/x64</text:p>
          </table:table-cell>
          <table:table-cell table:formula="of:=&quot;https://get.enterprisedb.com/postgresql/postgresql-&quot;&amp;[.A197]&amp;&quot;-&quot;" office:value-type="string" office:string-value="https://get.enterprisedb.com/postgresql/postgresql-9.3.13-" calcext:value-type="string">
            <text:p>https://get.enterprisedb.com/postgresql/postgresql-9.3.13-</text:p>
          </table:table-cell>
          <table:table-cell table:formula="of:=&quot;-&quot;&amp;[.E197]&amp;&quot;-binaries.&quot;&amp;[.F197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1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198]=&quot;any&quot;;[.B198];[.B198]&amp;&quot;/&quot;&amp;[.C198])" office:value-type="string" office:string-value="windows/x64" calcext:value-type="string">
            <text:p>windows/x64</text:p>
          </table:table-cell>
          <table:table-cell table:style-name="ce2" table:formula="of:=VLOOKUP([.D198];[Hoja2.$A$2:.$C$6];2;FALSE())" office:value-type="string" office:string-value="windows-x64" calcext:value-type="string">
            <text:p>windows-x64</text:p>
          </table:table-cell>
          <table:table-cell table:style-name="ce2" table:formula="of:=VLOOKUP([.D198];[Hoja2.$A$2:.$C$6];3;FALSE())" office:value-type="string" office:string-value="zip" calcext:value-type="string">
            <text:p>zip</text:p>
          </table:table-cell>
          <table:table-cell table:formula="of:=SUBSTITUTE([.A198];&quot;.&quot;;&quot;_&quot;)" office:value-type="string" office:string-value="9_3_12" calcext:value-type="string">
            <text:p>9_3_12</text:p>
          </table:table-cell>
          <table:table-cell table:formula="of:=&quot;v&quot;&amp;[.G198]&amp;&quot;.&quot;&amp;[.B198]&amp;&quot;.&quot;&amp;[.C198]" office:value-type="string" office:string-value="v9_3_12.windows.x64" calcext:value-type="string">
            <text:p>v9_3_12.windows.x64</text:p>
          </table:table-cell>
          <table:table-cell table:formula="of:=&quot;v&quot;&amp;[.G198]&amp;&quot;/&quot;&amp;[.B198]&amp;&quot;/&quot;&amp;[.C198]" office:value-type="string" office:string-value="v9_3_12/windows/x64" calcext:value-type="string">
            <text:p>v9_3_12/windows/x64</text:p>
          </table:table-cell>
          <table:table-cell table:formula="of:=&quot;https://get.enterprisedb.com/postgresql/postgresql-&quot;&amp;[.A198]&amp;&quot;-&quot;" office:value-type="string" office:string-value="https://get.enterprisedb.com/postgresql/postgresql-9.3.12-" calcext:value-type="string">
            <text:p>https://get.enterprisedb.com/postgresql/postgresql-9.3.12-</text:p>
          </table:table-cell>
          <table:table-cell table:formula="of:=&quot;-&quot;&amp;[.E198]&amp;&quot;-binaries.&quot;&amp;[.F198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1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199]=&quot;any&quot;;[.B199];[.B199]&amp;&quot;/&quot;&amp;[.C199])" office:value-type="string" office:string-value="windows/x64" calcext:value-type="string">
            <text:p>windows/x64</text:p>
          </table:table-cell>
          <table:table-cell table:style-name="ce2" table:formula="of:=VLOOKUP([.D199];[Hoja2.$A$2:.$C$6];2;FALSE())" office:value-type="string" office:string-value="windows-x64" calcext:value-type="string">
            <text:p>windows-x64</text:p>
          </table:table-cell>
          <table:table-cell table:style-name="ce2" table:formula="of:=VLOOKUP([.D199];[Hoja2.$A$2:.$C$6];3;FALSE())" office:value-type="string" office:string-value="zip" calcext:value-type="string">
            <text:p>zip</text:p>
          </table:table-cell>
          <table:table-cell table:formula="of:=SUBSTITUTE([.A199];&quot;.&quot;;&quot;_&quot;)" office:value-type="string" office:string-value="9_3_11" calcext:value-type="string">
            <text:p>9_3_11</text:p>
          </table:table-cell>
          <table:table-cell table:formula="of:=&quot;v&quot;&amp;[.G199]&amp;&quot;.&quot;&amp;[.B199]&amp;&quot;.&quot;&amp;[.C199]" office:value-type="string" office:string-value="v9_3_11.windows.x64" calcext:value-type="string">
            <text:p>v9_3_11.windows.x64</text:p>
          </table:table-cell>
          <table:table-cell table:formula="of:=&quot;v&quot;&amp;[.G199]&amp;&quot;/&quot;&amp;[.B199]&amp;&quot;/&quot;&amp;[.C199]" office:value-type="string" office:string-value="v9_3_11/windows/x64" calcext:value-type="string">
            <text:p>v9_3_11/windows/x64</text:p>
          </table:table-cell>
          <table:table-cell table:formula="of:=&quot;https://get.enterprisedb.com/postgresql/postgresql-&quot;&amp;[.A199]&amp;&quot;-&quot;" office:value-type="string" office:string-value="https://get.enterprisedb.com/postgresql/postgresql-9.3.11-" calcext:value-type="string">
            <text:p>https://get.enterprisedb.com/postgresql/postgresql-9.3.11-</text:p>
          </table:table-cell>
          <table:table-cell table:formula="of:=&quot;-&quot;&amp;[.E199]&amp;&quot;-binaries.&quot;&amp;[.F199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1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00]=&quot;any&quot;;[.B200];[.B200]&amp;&quot;/&quot;&amp;[.C200])" office:value-type="string" office:string-value="windows/x64" calcext:value-type="string">
            <text:p>windows/x64</text:p>
          </table:table-cell>
          <table:table-cell table:style-name="ce2" table:formula="of:=VLOOKUP([.D200];[Hoja2.$A$2:.$C$6];2;FALSE())" office:value-type="string" office:string-value="windows-x64" calcext:value-type="string">
            <text:p>windows-x64</text:p>
          </table:table-cell>
          <table:table-cell table:style-name="ce2" table:formula="of:=VLOOKUP([.D200];[Hoja2.$A$2:.$C$6];3;FALSE())" office:value-type="string" office:string-value="zip" calcext:value-type="string">
            <text:p>zip</text:p>
          </table:table-cell>
          <table:table-cell table:formula="of:=SUBSTITUTE([.A200];&quot;.&quot;;&quot;_&quot;)" office:value-type="string" office:string-value="9_3_10" calcext:value-type="string">
            <text:p>9_3_10</text:p>
          </table:table-cell>
          <table:table-cell table:formula="of:=&quot;v&quot;&amp;[.G200]&amp;&quot;.&quot;&amp;[.B200]&amp;&quot;.&quot;&amp;[.C200]" office:value-type="string" office:string-value="v9_3_10.windows.x64" calcext:value-type="string">
            <text:p>v9_3_10.windows.x64</text:p>
          </table:table-cell>
          <table:table-cell table:formula="of:=&quot;v&quot;&amp;[.G200]&amp;&quot;/&quot;&amp;[.B200]&amp;&quot;/&quot;&amp;[.C200]" office:value-type="string" office:string-value="v9_3_10/windows/x64" calcext:value-type="string">
            <text:p>v9_3_10/windows/x64</text:p>
          </table:table-cell>
          <table:table-cell table:formula="of:=&quot;https://get.enterprisedb.com/postgresql/postgresql-&quot;&amp;[.A200]&amp;&quot;-&quot;" office:value-type="string" office:string-value="https://get.enterprisedb.com/postgresql/postgresql-9.3.10-" calcext:value-type="string">
            <text:p>https://get.enterprisedb.com/postgresql/postgresql-9.3.10-</text:p>
          </table:table-cell>
          <table:table-cell table:formula="of:=&quot;-&quot;&amp;[.E200]&amp;&quot;-binaries.&quot;&amp;[.F200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01]=&quot;any&quot;;[.B201];[.B201]&amp;&quot;/&quot;&amp;[.C201])" office:value-type="string" office:string-value="windows/x64" calcext:value-type="string">
            <text:p>windows/x64</text:p>
          </table:table-cell>
          <table:table-cell table:style-name="ce2" table:formula="of:=VLOOKUP([.D201];[Hoja2.$A$2:.$C$6];2;FALSE())" office:value-type="string" office:string-value="windows-x64" calcext:value-type="string">
            <text:p>windows-x64</text:p>
          </table:table-cell>
          <table:table-cell table:style-name="ce2" table:formula="of:=VLOOKUP([.D201];[Hoja2.$A$2:.$C$6];3;FALSE())" office:value-type="string" office:string-value="zip" calcext:value-type="string">
            <text:p>zip</text:p>
          </table:table-cell>
          <table:table-cell table:formula="of:=SUBSTITUTE([.A201];&quot;.&quot;;&quot;_&quot;)" office:value-type="string" office:string-value="9_3_9" calcext:value-type="string">
            <text:p>9_3_9</text:p>
          </table:table-cell>
          <table:table-cell table:formula="of:=&quot;v&quot;&amp;[.G201]&amp;&quot;.&quot;&amp;[.B201]&amp;&quot;.&quot;&amp;[.C201]" office:value-type="string" office:string-value="v9_3_9.windows.x64" calcext:value-type="string">
            <text:p>v9_3_9.windows.x64</text:p>
          </table:table-cell>
          <table:table-cell table:formula="of:=&quot;v&quot;&amp;[.G201]&amp;&quot;/&quot;&amp;[.B201]&amp;&quot;/&quot;&amp;[.C201]" office:value-type="string" office:string-value="v9_3_9/windows/x64" calcext:value-type="string">
            <text:p>v9_3_9/windows/x64</text:p>
          </table:table-cell>
          <table:table-cell table:formula="of:=&quot;https://get.enterprisedb.com/postgresql/postgresql-&quot;&amp;[.A201]&amp;&quot;-&quot;" office:value-type="string" office:string-value="https://get.enterprisedb.com/postgresql/postgresql-9.3.9-" calcext:value-type="string">
            <text:p>https://get.enterprisedb.com/postgresql/postgresql-9.3.9-</text:p>
          </table:table-cell>
          <table:table-cell table:formula="of:=&quot;-&quot;&amp;[.E201]&amp;&quot;-binaries.&quot;&amp;[.F201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02]=&quot;any&quot;;[.B202];[.B202]&amp;&quot;/&quot;&amp;[.C202])" office:value-type="string" office:string-value="windows/x64" calcext:value-type="string">
            <text:p>windows/x64</text:p>
          </table:table-cell>
          <table:table-cell table:style-name="ce2" table:formula="of:=VLOOKUP([.D202];[Hoja2.$A$2:.$C$6];2;FALSE())" office:value-type="string" office:string-value="windows-x64" calcext:value-type="string">
            <text:p>windows-x64</text:p>
          </table:table-cell>
          <table:table-cell table:style-name="ce2" table:formula="of:=VLOOKUP([.D202];[Hoja2.$A$2:.$C$6];3;FALSE())" office:value-type="string" office:string-value="zip" calcext:value-type="string">
            <text:p>zip</text:p>
          </table:table-cell>
          <table:table-cell table:formula="of:=SUBSTITUTE([.A202];&quot;.&quot;;&quot;_&quot;)" office:value-type="string" office:string-value="9_3_8" calcext:value-type="string">
            <text:p>9_3_8</text:p>
          </table:table-cell>
          <table:table-cell table:formula="of:=&quot;v&quot;&amp;[.G202]&amp;&quot;.&quot;&amp;[.B202]&amp;&quot;.&quot;&amp;[.C202]" office:value-type="string" office:string-value="v9_3_8.windows.x64" calcext:value-type="string">
            <text:p>v9_3_8.windows.x64</text:p>
          </table:table-cell>
          <table:table-cell table:formula="of:=&quot;v&quot;&amp;[.G202]&amp;&quot;/&quot;&amp;[.B202]&amp;&quot;/&quot;&amp;[.C202]" office:value-type="string" office:string-value="v9_3_8/windows/x64" calcext:value-type="string">
            <text:p>v9_3_8/windows/x64</text:p>
          </table:table-cell>
          <table:table-cell table:formula="of:=&quot;https://get.enterprisedb.com/postgresql/postgresql-&quot;&amp;[.A202]&amp;&quot;-&quot;" office:value-type="string" office:string-value="https://get.enterprisedb.com/postgresql/postgresql-9.3.8-" calcext:value-type="string">
            <text:p>https://get.enterprisedb.com/postgresql/postgresql-9.3.8-</text:p>
          </table:table-cell>
          <table:table-cell table:formula="of:=&quot;-&quot;&amp;[.E202]&amp;&quot;-binaries.&quot;&amp;[.F202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03]=&quot;any&quot;;[.B203];[.B203]&amp;&quot;/&quot;&amp;[.C203])" office:value-type="string" office:string-value="windows/x64" calcext:value-type="string">
            <text:p>windows/x64</text:p>
          </table:table-cell>
          <table:table-cell table:style-name="ce2" table:formula="of:=VLOOKUP([.D203];[Hoja2.$A$2:.$C$6];2;FALSE())" office:value-type="string" office:string-value="windows-x64" calcext:value-type="string">
            <text:p>windows-x64</text:p>
          </table:table-cell>
          <table:table-cell table:style-name="ce2" table:formula="of:=VLOOKUP([.D203];[Hoja2.$A$2:.$C$6];3;FALSE())" office:value-type="string" office:string-value="zip" calcext:value-type="string">
            <text:p>zip</text:p>
          </table:table-cell>
          <table:table-cell table:formula="of:=SUBSTITUTE([.A203];&quot;.&quot;;&quot;_&quot;)" office:value-type="string" office:string-value="9_3_7" calcext:value-type="string">
            <text:p>9_3_7</text:p>
          </table:table-cell>
          <table:table-cell table:formula="of:=&quot;v&quot;&amp;[.G203]&amp;&quot;.&quot;&amp;[.B203]&amp;&quot;.&quot;&amp;[.C203]" office:value-type="string" office:string-value="v9_3_7.windows.x64" calcext:value-type="string">
            <text:p>v9_3_7.windows.x64</text:p>
          </table:table-cell>
          <table:table-cell table:formula="of:=&quot;v&quot;&amp;[.G203]&amp;&quot;/&quot;&amp;[.B203]&amp;&quot;/&quot;&amp;[.C203]" office:value-type="string" office:string-value="v9_3_7/windows/x64" calcext:value-type="string">
            <text:p>v9_3_7/windows/x64</text:p>
          </table:table-cell>
          <table:table-cell table:formula="of:=&quot;https://get.enterprisedb.com/postgresql/postgresql-&quot;&amp;[.A203]&amp;&quot;-&quot;" office:value-type="string" office:string-value="https://get.enterprisedb.com/postgresql/postgresql-9.3.7-" calcext:value-type="string">
            <text:p>https://get.enterprisedb.com/postgresql/postgresql-9.3.7-</text:p>
          </table:table-cell>
          <table:table-cell table:formula="of:=&quot;-&quot;&amp;[.E203]&amp;&quot;-binaries.&quot;&amp;[.F203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04]=&quot;any&quot;;[.B204];[.B204]&amp;&quot;/&quot;&amp;[.C204])" office:value-type="string" office:string-value="windows/x64" calcext:value-type="string">
            <text:p>windows/x64</text:p>
          </table:table-cell>
          <table:table-cell table:style-name="ce2" table:formula="of:=VLOOKUP([.D204];[Hoja2.$A$2:.$C$6];2;FALSE())" office:value-type="string" office:string-value="windows-x64" calcext:value-type="string">
            <text:p>windows-x64</text:p>
          </table:table-cell>
          <table:table-cell table:style-name="ce2" table:formula="of:=VLOOKUP([.D204];[Hoja2.$A$2:.$C$6];3;FALSE())" office:value-type="string" office:string-value="zip" calcext:value-type="string">
            <text:p>zip</text:p>
          </table:table-cell>
          <table:table-cell table:formula="of:=SUBSTITUTE([.A204];&quot;.&quot;;&quot;_&quot;)" office:value-type="string" office:string-value="9_3_6" calcext:value-type="string">
            <text:p>9_3_6</text:p>
          </table:table-cell>
          <table:table-cell table:formula="of:=&quot;v&quot;&amp;[.G204]&amp;&quot;.&quot;&amp;[.B204]&amp;&quot;.&quot;&amp;[.C204]" office:value-type="string" office:string-value="v9_3_6.windows.x64" calcext:value-type="string">
            <text:p>v9_3_6.windows.x64</text:p>
          </table:table-cell>
          <table:table-cell table:formula="of:=&quot;v&quot;&amp;[.G204]&amp;&quot;/&quot;&amp;[.B204]&amp;&quot;/&quot;&amp;[.C204]" office:value-type="string" office:string-value="v9_3_6/windows/x64" calcext:value-type="string">
            <text:p>v9_3_6/windows/x64</text:p>
          </table:table-cell>
          <table:table-cell table:formula="of:=&quot;https://get.enterprisedb.com/postgresql/postgresql-&quot;&amp;[.A204]&amp;&quot;-&quot;" office:value-type="string" office:string-value="https://get.enterprisedb.com/postgresql/postgresql-9.3.6-" calcext:value-type="string">
            <text:p>https://get.enterprisedb.com/postgresql/postgresql-9.3.6-</text:p>
          </table:table-cell>
          <table:table-cell table:formula="of:=&quot;-&quot;&amp;[.E204]&amp;&quot;-binaries.&quot;&amp;[.F204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05]=&quot;any&quot;;[.B205];[.B205]&amp;&quot;/&quot;&amp;[.C205])" office:value-type="string" office:string-value="windows/x64" calcext:value-type="string">
            <text:p>windows/x64</text:p>
          </table:table-cell>
          <table:table-cell table:style-name="ce2" table:formula="of:=VLOOKUP([.D205];[Hoja2.$A$2:.$C$6];2;FALSE())" office:value-type="string" office:string-value="windows-x64" calcext:value-type="string">
            <text:p>windows-x64</text:p>
          </table:table-cell>
          <table:table-cell table:style-name="ce2" table:formula="of:=VLOOKUP([.D205];[Hoja2.$A$2:.$C$6];3;FALSE())" office:value-type="string" office:string-value="zip" calcext:value-type="string">
            <text:p>zip</text:p>
          </table:table-cell>
          <table:table-cell table:formula="of:=SUBSTITUTE([.A205];&quot;.&quot;;&quot;_&quot;)" office:value-type="string" office:string-value="9_3_5" calcext:value-type="string">
            <text:p>9_3_5</text:p>
          </table:table-cell>
          <table:table-cell table:formula="of:=&quot;v&quot;&amp;[.G205]&amp;&quot;.&quot;&amp;[.B205]&amp;&quot;.&quot;&amp;[.C205]" office:value-type="string" office:string-value="v9_3_5.windows.x64" calcext:value-type="string">
            <text:p>v9_3_5.windows.x64</text:p>
          </table:table-cell>
          <table:table-cell table:formula="of:=&quot;v&quot;&amp;[.G205]&amp;&quot;/&quot;&amp;[.B205]&amp;&quot;/&quot;&amp;[.C205]" office:value-type="string" office:string-value="v9_3_5/windows/x64" calcext:value-type="string">
            <text:p>v9_3_5/windows/x64</text:p>
          </table:table-cell>
          <table:table-cell table:formula="of:=&quot;https://get.enterprisedb.com/postgresql/postgresql-&quot;&amp;[.A205]&amp;&quot;-&quot;" office:value-type="string" office:string-value="https://get.enterprisedb.com/postgresql/postgresql-9.3.5-" calcext:value-type="string">
            <text:p>https://get.enterprisedb.com/postgresql/postgresql-9.3.5-</text:p>
          </table:table-cell>
          <table:table-cell table:formula="of:=&quot;-&quot;&amp;[.E205]&amp;&quot;-binaries.&quot;&amp;[.F205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06]=&quot;any&quot;;[.B206];[.B206]&amp;&quot;/&quot;&amp;[.C206])" office:value-type="string" office:string-value="windows/x64" calcext:value-type="string">
            <text:p>windows/x64</text:p>
          </table:table-cell>
          <table:table-cell table:style-name="ce2" table:formula="of:=VLOOKUP([.D206];[Hoja2.$A$2:.$C$6];2;FALSE())" office:value-type="string" office:string-value="windows-x64" calcext:value-type="string">
            <text:p>windows-x64</text:p>
          </table:table-cell>
          <table:table-cell table:style-name="ce2" table:formula="of:=VLOOKUP([.D206];[Hoja2.$A$2:.$C$6];3;FALSE())" office:value-type="string" office:string-value="zip" calcext:value-type="string">
            <text:p>zip</text:p>
          </table:table-cell>
          <table:table-cell table:formula="of:=SUBSTITUTE([.A206];&quot;.&quot;;&quot;_&quot;)" office:value-type="string" office:string-value="9_3_4" calcext:value-type="string">
            <text:p>9_3_4</text:p>
          </table:table-cell>
          <table:table-cell table:formula="of:=&quot;v&quot;&amp;[.G206]&amp;&quot;.&quot;&amp;[.B206]&amp;&quot;.&quot;&amp;[.C206]" office:value-type="string" office:string-value="v9_3_4.windows.x64" calcext:value-type="string">
            <text:p>v9_3_4.windows.x64</text:p>
          </table:table-cell>
          <table:table-cell table:formula="of:=&quot;v&quot;&amp;[.G206]&amp;&quot;/&quot;&amp;[.B206]&amp;&quot;/&quot;&amp;[.C206]" office:value-type="string" office:string-value="v9_3_4/windows/x64" calcext:value-type="string">
            <text:p>v9_3_4/windows/x64</text:p>
          </table:table-cell>
          <table:table-cell table:formula="of:=&quot;https://get.enterprisedb.com/postgresql/postgresql-&quot;&amp;[.A206]&amp;&quot;-&quot;" office:value-type="string" office:string-value="https://get.enterprisedb.com/postgresql/postgresql-9.3.4-" calcext:value-type="string">
            <text:p>https://get.enterprisedb.com/postgresql/postgresql-9.3.4-</text:p>
          </table:table-cell>
          <table:table-cell table:formula="of:=&quot;-&quot;&amp;[.E206]&amp;&quot;-binaries.&quot;&amp;[.F206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07]=&quot;any&quot;;[.B207];[.B207]&amp;&quot;/&quot;&amp;[.C207])" office:value-type="string" office:string-value="windows/x64" calcext:value-type="string">
            <text:p>windows/x64</text:p>
          </table:table-cell>
          <table:table-cell table:style-name="ce2" table:formula="of:=VLOOKUP([.D207];[Hoja2.$A$2:.$C$6];2;FALSE())" office:value-type="string" office:string-value="windows-x64" calcext:value-type="string">
            <text:p>windows-x64</text:p>
          </table:table-cell>
          <table:table-cell table:style-name="ce2" table:formula="of:=VLOOKUP([.D207];[Hoja2.$A$2:.$C$6];3;FALSE())" office:value-type="string" office:string-value="zip" calcext:value-type="string">
            <text:p>zip</text:p>
          </table:table-cell>
          <table:table-cell table:formula="of:=SUBSTITUTE([.A207];&quot;.&quot;;&quot;_&quot;)" office:value-type="string" office:string-value="9_3_3" calcext:value-type="string">
            <text:p>9_3_3</text:p>
          </table:table-cell>
          <table:table-cell table:formula="of:=&quot;v&quot;&amp;[.G207]&amp;&quot;.&quot;&amp;[.B207]&amp;&quot;.&quot;&amp;[.C207]" office:value-type="string" office:string-value="v9_3_3.windows.x64" calcext:value-type="string">
            <text:p>v9_3_3.windows.x64</text:p>
          </table:table-cell>
          <table:table-cell table:formula="of:=&quot;v&quot;&amp;[.G207]&amp;&quot;/&quot;&amp;[.B207]&amp;&quot;/&quot;&amp;[.C207]" office:value-type="string" office:string-value="v9_3_3/windows/x64" calcext:value-type="string">
            <text:p>v9_3_3/windows/x64</text:p>
          </table:table-cell>
          <table:table-cell table:formula="of:=&quot;https://get.enterprisedb.com/postgresql/postgresql-&quot;&amp;[.A207]&amp;&quot;-&quot;" office:value-type="string" office:string-value="https://get.enterprisedb.com/postgresql/postgresql-9.3.3-" calcext:value-type="string">
            <text:p>https://get.enterprisedb.com/postgresql/postgresql-9.3.3-</text:p>
          </table:table-cell>
          <table:table-cell table:formula="of:=&quot;-&quot;&amp;[.E207]&amp;&quot;-binaries.&quot;&amp;[.F207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08]=&quot;any&quot;;[.B208];[.B208]&amp;&quot;/&quot;&amp;[.C208])" office:value-type="string" office:string-value="windows/x64" calcext:value-type="string">
            <text:p>windows/x64</text:p>
          </table:table-cell>
          <table:table-cell table:style-name="ce2" table:formula="of:=VLOOKUP([.D208];[Hoja2.$A$2:.$C$6];2;FALSE())" office:value-type="string" office:string-value="windows-x64" calcext:value-type="string">
            <text:p>windows-x64</text:p>
          </table:table-cell>
          <table:table-cell table:style-name="ce2" table:formula="of:=VLOOKUP([.D208];[Hoja2.$A$2:.$C$6];3;FALSE())" office:value-type="string" office:string-value="zip" calcext:value-type="string">
            <text:p>zip</text:p>
          </table:table-cell>
          <table:table-cell table:formula="of:=SUBSTITUTE([.A208];&quot;.&quot;;&quot;_&quot;)" office:value-type="string" office:string-value="9_3_2" calcext:value-type="string">
            <text:p>9_3_2</text:p>
          </table:table-cell>
          <table:table-cell table:formula="of:=&quot;v&quot;&amp;[.G208]&amp;&quot;.&quot;&amp;[.B208]&amp;&quot;.&quot;&amp;[.C208]" office:value-type="string" office:string-value="v9_3_2.windows.x64" calcext:value-type="string">
            <text:p>v9_3_2.windows.x64</text:p>
          </table:table-cell>
          <table:table-cell table:formula="of:=&quot;v&quot;&amp;[.G208]&amp;&quot;/&quot;&amp;[.B208]&amp;&quot;/&quot;&amp;[.C208]" office:value-type="string" office:string-value="v9_3_2/windows/x64" calcext:value-type="string">
            <text:p>v9_3_2/windows/x64</text:p>
          </table:table-cell>
          <table:table-cell table:formula="of:=&quot;https://get.enterprisedb.com/postgresql/postgresql-&quot;&amp;[.A208]&amp;&quot;-&quot;" office:value-type="string" office:string-value="https://get.enterprisedb.com/postgresql/postgresql-9.3.2-" calcext:value-type="string">
            <text:p>https://get.enterprisedb.com/postgresql/postgresql-9.3.2-</text:p>
          </table:table-cell>
          <table:table-cell table:formula="of:=&quot;-&quot;&amp;[.E208]&amp;&quot;-binaries.&quot;&amp;[.F208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09]=&quot;any&quot;;[.B209];[.B209]&amp;&quot;/&quot;&amp;[.C209])" office:value-type="string" office:string-value="windows/x64" calcext:value-type="string">
            <text:p>windows/x64</text:p>
          </table:table-cell>
          <table:table-cell table:style-name="ce2" table:formula="of:=VLOOKUP([.D209];[Hoja2.$A$2:.$C$6];2;FALSE())" office:value-type="string" office:string-value="windows-x64" calcext:value-type="string">
            <text:p>windows-x64</text:p>
          </table:table-cell>
          <table:table-cell table:style-name="ce2" table:formula="of:=VLOOKUP([.D209];[Hoja2.$A$2:.$C$6];3;FALSE())" office:value-type="string" office:string-value="zip" calcext:value-type="string">
            <text:p>zip</text:p>
          </table:table-cell>
          <table:table-cell table:formula="of:=SUBSTITUTE([.A209];&quot;.&quot;;&quot;_&quot;)" office:value-type="string" office:string-value="9_3_1" calcext:value-type="string">
            <text:p>9_3_1</text:p>
          </table:table-cell>
          <table:table-cell table:formula="of:=&quot;v&quot;&amp;[.G209]&amp;&quot;.&quot;&amp;[.B209]&amp;&quot;.&quot;&amp;[.C209]" office:value-type="string" office:string-value="v9_3_1.windows.x64" calcext:value-type="string">
            <text:p>v9_3_1.windows.x64</text:p>
          </table:table-cell>
          <table:table-cell table:formula="of:=&quot;v&quot;&amp;[.G209]&amp;&quot;/&quot;&amp;[.B209]&amp;&quot;/&quot;&amp;[.C209]" office:value-type="string" office:string-value="v9_3_1/windows/x64" calcext:value-type="string">
            <text:p>v9_3_1/windows/x64</text:p>
          </table:table-cell>
          <table:table-cell table:formula="of:=&quot;https://get.enterprisedb.com/postgresql/postgresql-&quot;&amp;[.A209]&amp;&quot;-&quot;" office:value-type="string" office:string-value="https://get.enterprisedb.com/postgresql/postgresql-9.3.1-" calcext:value-type="string">
            <text:p>https://get.enterprisedb.com/postgresql/postgresql-9.3.1-</text:p>
          </table:table-cell>
          <table:table-cell table:formula="of:=&quot;-&quot;&amp;[.E209]&amp;&quot;-binaries.&quot;&amp;[.F209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10]=&quot;any&quot;;[.B210];[.B210]&amp;&quot;/&quot;&amp;[.C210])" office:value-type="string" office:string-value="windows/x64" calcext:value-type="string">
            <text:p>windows/x64</text:p>
          </table:table-cell>
          <table:table-cell table:style-name="ce2" table:formula="of:=VLOOKUP([.D210];[Hoja2.$A$2:.$C$6];2;FALSE())" office:value-type="string" office:string-value="windows-x64" calcext:value-type="string">
            <text:p>windows-x64</text:p>
          </table:table-cell>
          <table:table-cell table:style-name="ce2" table:formula="of:=VLOOKUP([.D210];[Hoja2.$A$2:.$C$6];3;FALSE())" office:value-type="string" office:string-value="zip" calcext:value-type="string">
            <text:p>zip</text:p>
          </table:table-cell>
          <table:table-cell table:formula="of:=SUBSTITUTE([.A210];&quot;.&quot;;&quot;_&quot;)" office:value-type="string" office:string-value="9_3_0" calcext:value-type="string">
            <text:p>9_3_0</text:p>
          </table:table-cell>
          <table:table-cell table:formula="of:=&quot;v&quot;&amp;[.G210]&amp;&quot;.&quot;&amp;[.B210]&amp;&quot;.&quot;&amp;[.C210]" office:value-type="string" office:string-value="v9_3_0.windows.x64" calcext:value-type="string">
            <text:p>v9_3_0.windows.x64</text:p>
          </table:table-cell>
          <table:table-cell table:formula="of:=&quot;v&quot;&amp;[.G210]&amp;&quot;/&quot;&amp;[.B210]&amp;&quot;/&quot;&amp;[.C210]" office:value-type="string" office:string-value="v9_3_0/windows/x64" calcext:value-type="string">
            <text:p>v9_3_0/windows/x64</text:p>
          </table:table-cell>
          <table:table-cell table:formula="of:=&quot;https://get.enterprisedb.com/postgresql/postgresql-&quot;&amp;[.A210]&amp;&quot;-&quot;" office:value-type="string" office:string-value="https://get.enterprisedb.com/postgresql/postgresql-9.3.0-" calcext:value-type="string">
            <text:p>https://get.enterprisedb.com/postgresql/postgresql-9.3.0-</text:p>
          </table:table-cell>
          <table:table-cell table:formula="of:=&quot;-&quot;&amp;[.E210]&amp;&quot;-binaries.&quot;&amp;[.F210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2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11]=&quot;any&quot;;[.B211];[.B211]&amp;&quot;/&quot;&amp;[.C211])" office:value-type="string" office:string-value="windows/x64" calcext:value-type="string">
            <text:p>windows/x64</text:p>
          </table:table-cell>
          <table:table-cell table:style-name="ce2" table:formula="of:=VLOOKUP([.D211];[Hoja2.$A$2:.$C$6];2;FALSE())" office:value-type="string" office:string-value="windows-x64" calcext:value-type="string">
            <text:p>windows-x64</text:p>
          </table:table-cell>
          <table:table-cell table:style-name="ce2" table:formula="of:=VLOOKUP([.D211];[Hoja2.$A$2:.$C$6];3;FALSE())" office:value-type="string" office:string-value="zip" calcext:value-type="string">
            <text:p>zip</text:p>
          </table:table-cell>
          <table:table-cell table:formula="of:=SUBSTITUTE([.A211];&quot;.&quot;;&quot;_&quot;)" office:value-type="string" office:string-value="9_2_20" calcext:value-type="string">
            <text:p>9_2_20</text:p>
          </table:table-cell>
          <table:table-cell table:formula="of:=&quot;v&quot;&amp;[.G211]&amp;&quot;.&quot;&amp;[.B211]&amp;&quot;.&quot;&amp;[.C211]" office:value-type="string" office:string-value="v9_2_20.windows.x64" calcext:value-type="string">
            <text:p>v9_2_20.windows.x64</text:p>
          </table:table-cell>
          <table:table-cell table:formula="of:=&quot;v&quot;&amp;[.G211]&amp;&quot;/&quot;&amp;[.B211]&amp;&quot;/&quot;&amp;[.C211]" office:value-type="string" office:string-value="v9_2_20/windows/x64" calcext:value-type="string">
            <text:p>v9_2_20/windows/x64</text:p>
          </table:table-cell>
          <table:table-cell table:formula="of:=&quot;https://get.enterprisedb.com/postgresql/postgresql-&quot;&amp;[.A211]&amp;&quot;-&quot;" office:value-type="string" office:string-value="https://get.enterprisedb.com/postgresql/postgresql-9.2.20-" calcext:value-type="string">
            <text:p>https://get.enterprisedb.com/postgresql/postgresql-9.2.20-</text:p>
          </table:table-cell>
          <table:table-cell table:formula="of:=&quot;-&quot;&amp;[.E211]&amp;&quot;-binaries.&quot;&amp;[.F211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12]=&quot;any&quot;;[.B212];[.B212]&amp;&quot;/&quot;&amp;[.C212])" office:value-type="string" office:string-value="windows/x64" calcext:value-type="string">
            <text:p>windows/x64</text:p>
          </table:table-cell>
          <table:table-cell table:style-name="ce2" table:formula="of:=VLOOKUP([.D212];[Hoja2.$A$2:.$C$6];2;FALSE())" office:value-type="string" office:string-value="windows-x64" calcext:value-type="string">
            <text:p>windows-x64</text:p>
          </table:table-cell>
          <table:table-cell table:style-name="ce2" table:formula="of:=VLOOKUP([.D212];[Hoja2.$A$2:.$C$6];3;FALSE())" office:value-type="string" office:string-value="zip" calcext:value-type="string">
            <text:p>zip</text:p>
          </table:table-cell>
          <table:table-cell table:formula="of:=SUBSTITUTE([.A212];&quot;.&quot;;&quot;_&quot;)" office:value-type="string" office:string-value="9_2_19" calcext:value-type="string">
            <text:p>9_2_19</text:p>
          </table:table-cell>
          <table:table-cell table:formula="of:=&quot;v&quot;&amp;[.G212]&amp;&quot;.&quot;&amp;[.B212]&amp;&quot;.&quot;&amp;[.C212]" office:value-type="string" office:string-value="v9_2_19.windows.x64" calcext:value-type="string">
            <text:p>v9_2_19.windows.x64</text:p>
          </table:table-cell>
          <table:table-cell table:formula="of:=&quot;v&quot;&amp;[.G212]&amp;&quot;/&quot;&amp;[.B212]&amp;&quot;/&quot;&amp;[.C212]" office:value-type="string" office:string-value="v9_2_19/windows/x64" calcext:value-type="string">
            <text:p>v9_2_19/windows/x64</text:p>
          </table:table-cell>
          <table:table-cell table:formula="of:=&quot;https://get.enterprisedb.com/postgresql/postgresql-&quot;&amp;[.A212]&amp;&quot;-&quot;" office:value-type="string" office:string-value="https://get.enterprisedb.com/postgresql/postgresql-9.2.19-" calcext:value-type="string">
            <text:p>https://get.enterprisedb.com/postgresql/postgresql-9.2.19-</text:p>
          </table:table-cell>
          <table:table-cell table:formula="of:=&quot;-&quot;&amp;[.E212]&amp;&quot;-binaries.&quot;&amp;[.F212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13]=&quot;any&quot;;[.B213];[.B213]&amp;&quot;/&quot;&amp;[.C213])" office:value-type="string" office:string-value="windows/x64" calcext:value-type="string">
            <text:p>windows/x64</text:p>
          </table:table-cell>
          <table:table-cell table:style-name="ce2" table:formula="of:=VLOOKUP([.D213];[Hoja2.$A$2:.$C$6];2;FALSE())" office:value-type="string" office:string-value="windows-x64" calcext:value-type="string">
            <text:p>windows-x64</text:p>
          </table:table-cell>
          <table:table-cell table:style-name="ce2" table:formula="of:=VLOOKUP([.D213];[Hoja2.$A$2:.$C$6];3;FALSE())" office:value-type="string" office:string-value="zip" calcext:value-type="string">
            <text:p>zip</text:p>
          </table:table-cell>
          <table:table-cell table:formula="of:=SUBSTITUTE([.A213];&quot;.&quot;;&quot;_&quot;)" office:value-type="string" office:string-value="9_2_18" calcext:value-type="string">
            <text:p>9_2_18</text:p>
          </table:table-cell>
          <table:table-cell table:formula="of:=&quot;v&quot;&amp;[.G213]&amp;&quot;.&quot;&amp;[.B213]&amp;&quot;.&quot;&amp;[.C213]" office:value-type="string" office:string-value="v9_2_18.windows.x64" calcext:value-type="string">
            <text:p>v9_2_18.windows.x64</text:p>
          </table:table-cell>
          <table:table-cell table:formula="of:=&quot;v&quot;&amp;[.G213]&amp;&quot;/&quot;&amp;[.B213]&amp;&quot;/&quot;&amp;[.C213]" office:value-type="string" office:string-value="v9_2_18/windows/x64" calcext:value-type="string">
            <text:p>v9_2_18/windows/x64</text:p>
          </table:table-cell>
          <table:table-cell table:formula="of:=&quot;https://get.enterprisedb.com/postgresql/postgresql-&quot;&amp;[.A213]&amp;&quot;-&quot;" office:value-type="string" office:string-value="https://get.enterprisedb.com/postgresql/postgresql-9.2.18-" calcext:value-type="string">
            <text:p>https://get.enterprisedb.com/postgresql/postgresql-9.2.18-</text:p>
          </table:table-cell>
          <table:table-cell table:formula="of:=&quot;-&quot;&amp;[.E213]&amp;&quot;-binaries.&quot;&amp;[.F213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14]=&quot;any&quot;;[.B214];[.B214]&amp;&quot;/&quot;&amp;[.C214])" office:value-type="string" office:string-value="windows/x64" calcext:value-type="string">
            <text:p>windows/x64</text:p>
          </table:table-cell>
          <table:table-cell table:style-name="ce2" table:formula="of:=VLOOKUP([.D214];[Hoja2.$A$2:.$C$6];2;FALSE())" office:value-type="string" office:string-value="windows-x64" calcext:value-type="string">
            <text:p>windows-x64</text:p>
          </table:table-cell>
          <table:table-cell table:style-name="ce2" table:formula="of:=VLOOKUP([.D214];[Hoja2.$A$2:.$C$6];3;FALSE())" office:value-type="string" office:string-value="zip" calcext:value-type="string">
            <text:p>zip</text:p>
          </table:table-cell>
          <table:table-cell table:formula="of:=SUBSTITUTE([.A214];&quot;.&quot;;&quot;_&quot;)" office:value-type="string" office:string-value="9_2_17" calcext:value-type="string">
            <text:p>9_2_17</text:p>
          </table:table-cell>
          <table:table-cell table:formula="of:=&quot;v&quot;&amp;[.G214]&amp;&quot;.&quot;&amp;[.B214]&amp;&quot;.&quot;&amp;[.C214]" office:value-type="string" office:string-value="v9_2_17.windows.x64" calcext:value-type="string">
            <text:p>v9_2_17.windows.x64</text:p>
          </table:table-cell>
          <table:table-cell table:formula="of:=&quot;v&quot;&amp;[.G214]&amp;&quot;/&quot;&amp;[.B214]&amp;&quot;/&quot;&amp;[.C214]" office:value-type="string" office:string-value="v9_2_17/windows/x64" calcext:value-type="string">
            <text:p>v9_2_17/windows/x64</text:p>
          </table:table-cell>
          <table:table-cell table:formula="of:=&quot;https://get.enterprisedb.com/postgresql/postgresql-&quot;&amp;[.A214]&amp;&quot;-&quot;" office:value-type="string" office:string-value="https://get.enterprisedb.com/postgresql/postgresql-9.2.17-" calcext:value-type="string">
            <text:p>https://get.enterprisedb.com/postgresql/postgresql-9.2.17-</text:p>
          </table:table-cell>
          <table:table-cell table:formula="of:=&quot;-&quot;&amp;[.E214]&amp;&quot;-binaries.&quot;&amp;[.F214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15]=&quot;any&quot;;[.B215];[.B215]&amp;&quot;/&quot;&amp;[.C215])" office:value-type="string" office:string-value="windows/x64" calcext:value-type="string">
            <text:p>windows/x64</text:p>
          </table:table-cell>
          <table:table-cell table:style-name="ce2" table:formula="of:=VLOOKUP([.D215];[Hoja2.$A$2:.$C$6];2;FALSE())" office:value-type="string" office:string-value="windows-x64" calcext:value-type="string">
            <text:p>windows-x64</text:p>
          </table:table-cell>
          <table:table-cell table:style-name="ce2" table:formula="of:=VLOOKUP([.D215];[Hoja2.$A$2:.$C$6];3;FALSE())" office:value-type="string" office:string-value="zip" calcext:value-type="string">
            <text:p>zip</text:p>
          </table:table-cell>
          <table:table-cell table:formula="of:=SUBSTITUTE([.A215];&quot;.&quot;;&quot;_&quot;)" office:value-type="string" office:string-value="9_2_16" calcext:value-type="string">
            <text:p>9_2_16</text:p>
          </table:table-cell>
          <table:table-cell table:formula="of:=&quot;v&quot;&amp;[.G215]&amp;&quot;.&quot;&amp;[.B215]&amp;&quot;.&quot;&amp;[.C215]" office:value-type="string" office:string-value="v9_2_16.windows.x64" calcext:value-type="string">
            <text:p>v9_2_16.windows.x64</text:p>
          </table:table-cell>
          <table:table-cell table:formula="of:=&quot;v&quot;&amp;[.G215]&amp;&quot;/&quot;&amp;[.B215]&amp;&quot;/&quot;&amp;[.C215]" office:value-type="string" office:string-value="v9_2_16/windows/x64" calcext:value-type="string">
            <text:p>v9_2_16/windows/x64</text:p>
          </table:table-cell>
          <table:table-cell table:formula="of:=&quot;https://get.enterprisedb.com/postgresql/postgresql-&quot;&amp;[.A215]&amp;&quot;-&quot;" office:value-type="string" office:string-value="https://get.enterprisedb.com/postgresql/postgresql-9.2.16-" calcext:value-type="string">
            <text:p>https://get.enterprisedb.com/postgresql/postgresql-9.2.16-</text:p>
          </table:table-cell>
          <table:table-cell table:formula="of:=&quot;-&quot;&amp;[.E215]&amp;&quot;-binaries.&quot;&amp;[.F215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16]=&quot;any&quot;;[.B216];[.B216]&amp;&quot;/&quot;&amp;[.C216])" office:value-type="string" office:string-value="windows/x64" calcext:value-type="string">
            <text:p>windows/x64</text:p>
          </table:table-cell>
          <table:table-cell table:style-name="ce2" table:formula="of:=VLOOKUP([.D216];[Hoja2.$A$2:.$C$6];2;FALSE())" office:value-type="string" office:string-value="windows-x64" calcext:value-type="string">
            <text:p>windows-x64</text:p>
          </table:table-cell>
          <table:table-cell table:style-name="ce2" table:formula="of:=VLOOKUP([.D216];[Hoja2.$A$2:.$C$6];3;FALSE())" office:value-type="string" office:string-value="zip" calcext:value-type="string">
            <text:p>zip</text:p>
          </table:table-cell>
          <table:table-cell table:formula="of:=SUBSTITUTE([.A216];&quot;.&quot;;&quot;_&quot;)" office:value-type="string" office:string-value="9_2_15" calcext:value-type="string">
            <text:p>9_2_15</text:p>
          </table:table-cell>
          <table:table-cell table:formula="of:=&quot;v&quot;&amp;[.G216]&amp;&quot;.&quot;&amp;[.B216]&amp;&quot;.&quot;&amp;[.C216]" office:value-type="string" office:string-value="v9_2_15.windows.x64" calcext:value-type="string">
            <text:p>v9_2_15.windows.x64</text:p>
          </table:table-cell>
          <table:table-cell table:formula="of:=&quot;v&quot;&amp;[.G216]&amp;&quot;/&quot;&amp;[.B216]&amp;&quot;/&quot;&amp;[.C216]" office:value-type="string" office:string-value="v9_2_15/windows/x64" calcext:value-type="string">
            <text:p>v9_2_15/windows/x64</text:p>
          </table:table-cell>
          <table:table-cell table:formula="of:=&quot;https://get.enterprisedb.com/postgresql/postgresql-&quot;&amp;[.A216]&amp;&quot;-&quot;" office:value-type="string" office:string-value="https://get.enterprisedb.com/postgresql/postgresql-9.2.15-" calcext:value-type="string">
            <text:p>https://get.enterprisedb.com/postgresql/postgresql-9.2.15-</text:p>
          </table:table-cell>
          <table:table-cell table:formula="of:=&quot;-&quot;&amp;[.E216]&amp;&quot;-binaries.&quot;&amp;[.F216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17]=&quot;any&quot;;[.B217];[.B217]&amp;&quot;/&quot;&amp;[.C217])" office:value-type="string" office:string-value="windows/x64" calcext:value-type="string">
            <text:p>windows/x64</text:p>
          </table:table-cell>
          <table:table-cell table:style-name="ce2" table:formula="of:=VLOOKUP([.D217];[Hoja2.$A$2:.$C$6];2;FALSE())" office:value-type="string" office:string-value="windows-x64" calcext:value-type="string">
            <text:p>windows-x64</text:p>
          </table:table-cell>
          <table:table-cell table:style-name="ce2" table:formula="of:=VLOOKUP([.D217];[Hoja2.$A$2:.$C$6];3;FALSE())" office:value-type="string" office:string-value="zip" calcext:value-type="string">
            <text:p>zip</text:p>
          </table:table-cell>
          <table:table-cell table:formula="of:=SUBSTITUTE([.A217];&quot;.&quot;;&quot;_&quot;)" office:value-type="string" office:string-value="9_2_14" calcext:value-type="string">
            <text:p>9_2_14</text:p>
          </table:table-cell>
          <table:table-cell table:formula="of:=&quot;v&quot;&amp;[.G217]&amp;&quot;.&quot;&amp;[.B217]&amp;&quot;.&quot;&amp;[.C217]" office:value-type="string" office:string-value="v9_2_14.windows.x64" calcext:value-type="string">
            <text:p>v9_2_14.windows.x64</text:p>
          </table:table-cell>
          <table:table-cell table:formula="of:=&quot;v&quot;&amp;[.G217]&amp;&quot;/&quot;&amp;[.B217]&amp;&quot;/&quot;&amp;[.C217]" office:value-type="string" office:string-value="v9_2_14/windows/x64" calcext:value-type="string">
            <text:p>v9_2_14/windows/x64</text:p>
          </table:table-cell>
          <table:table-cell table:formula="of:=&quot;https://get.enterprisedb.com/postgresql/postgresql-&quot;&amp;[.A217]&amp;&quot;-&quot;" office:value-type="string" office:string-value="https://get.enterprisedb.com/postgresql/postgresql-9.2.14-" calcext:value-type="string">
            <text:p>https://get.enterprisedb.com/postgresql/postgresql-9.2.14-</text:p>
          </table:table-cell>
          <table:table-cell table:formula="of:=&quot;-&quot;&amp;[.E217]&amp;&quot;-binaries.&quot;&amp;[.F217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18]=&quot;any&quot;;[.B218];[.B218]&amp;&quot;/&quot;&amp;[.C218])" office:value-type="string" office:string-value="windows/x64" calcext:value-type="string">
            <text:p>windows/x64</text:p>
          </table:table-cell>
          <table:table-cell table:style-name="ce2" table:formula="of:=VLOOKUP([.D218];[Hoja2.$A$2:.$C$6];2;FALSE())" office:value-type="string" office:string-value="windows-x64" calcext:value-type="string">
            <text:p>windows-x64</text:p>
          </table:table-cell>
          <table:table-cell table:style-name="ce2" table:formula="of:=VLOOKUP([.D218];[Hoja2.$A$2:.$C$6];3;FALSE())" office:value-type="string" office:string-value="zip" calcext:value-type="string">
            <text:p>zip</text:p>
          </table:table-cell>
          <table:table-cell table:formula="of:=SUBSTITUTE([.A218];&quot;.&quot;;&quot;_&quot;)" office:value-type="string" office:string-value="9_2_13" calcext:value-type="string">
            <text:p>9_2_13</text:p>
          </table:table-cell>
          <table:table-cell table:formula="of:=&quot;v&quot;&amp;[.G218]&amp;&quot;.&quot;&amp;[.B218]&amp;&quot;.&quot;&amp;[.C218]" office:value-type="string" office:string-value="v9_2_13.windows.x64" calcext:value-type="string">
            <text:p>v9_2_13.windows.x64</text:p>
          </table:table-cell>
          <table:table-cell table:formula="of:=&quot;v&quot;&amp;[.G218]&amp;&quot;/&quot;&amp;[.B218]&amp;&quot;/&quot;&amp;[.C218]" office:value-type="string" office:string-value="v9_2_13/windows/x64" calcext:value-type="string">
            <text:p>v9_2_13/windows/x64</text:p>
          </table:table-cell>
          <table:table-cell table:formula="of:=&quot;https://get.enterprisedb.com/postgresql/postgresql-&quot;&amp;[.A218]&amp;&quot;-&quot;" office:value-type="string" office:string-value="https://get.enterprisedb.com/postgresql/postgresql-9.2.13-" calcext:value-type="string">
            <text:p>https://get.enterprisedb.com/postgresql/postgresql-9.2.13-</text:p>
          </table:table-cell>
          <table:table-cell table:formula="of:=&quot;-&quot;&amp;[.E218]&amp;&quot;-binaries.&quot;&amp;[.F218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19]=&quot;any&quot;;[.B219];[.B219]&amp;&quot;/&quot;&amp;[.C219])" office:value-type="string" office:string-value="windows/x64" calcext:value-type="string">
            <text:p>windows/x64</text:p>
          </table:table-cell>
          <table:table-cell table:style-name="ce2" table:formula="of:=VLOOKUP([.D219];[Hoja2.$A$2:.$C$6];2;FALSE())" office:value-type="string" office:string-value="windows-x64" calcext:value-type="string">
            <text:p>windows-x64</text:p>
          </table:table-cell>
          <table:table-cell table:style-name="ce2" table:formula="of:=VLOOKUP([.D219];[Hoja2.$A$2:.$C$6];3;FALSE())" office:value-type="string" office:string-value="zip" calcext:value-type="string">
            <text:p>zip</text:p>
          </table:table-cell>
          <table:table-cell table:formula="of:=SUBSTITUTE([.A219];&quot;.&quot;;&quot;_&quot;)" office:value-type="string" office:string-value="9_2_12" calcext:value-type="string">
            <text:p>9_2_12</text:p>
          </table:table-cell>
          <table:table-cell table:formula="of:=&quot;v&quot;&amp;[.G219]&amp;&quot;.&quot;&amp;[.B219]&amp;&quot;.&quot;&amp;[.C219]" office:value-type="string" office:string-value="v9_2_12.windows.x64" calcext:value-type="string">
            <text:p>v9_2_12.windows.x64</text:p>
          </table:table-cell>
          <table:table-cell table:formula="of:=&quot;v&quot;&amp;[.G219]&amp;&quot;/&quot;&amp;[.B219]&amp;&quot;/&quot;&amp;[.C219]" office:value-type="string" office:string-value="v9_2_12/windows/x64" calcext:value-type="string">
            <text:p>v9_2_12/windows/x64</text:p>
          </table:table-cell>
          <table:table-cell table:formula="of:=&quot;https://get.enterprisedb.com/postgresql/postgresql-&quot;&amp;[.A219]&amp;&quot;-&quot;" office:value-type="string" office:string-value="https://get.enterprisedb.com/postgresql/postgresql-9.2.12-" calcext:value-type="string">
            <text:p>https://get.enterprisedb.com/postgresql/postgresql-9.2.12-</text:p>
          </table:table-cell>
          <table:table-cell table:formula="of:=&quot;-&quot;&amp;[.E219]&amp;&quot;-binaries.&quot;&amp;[.F219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20]=&quot;any&quot;;[.B220];[.B220]&amp;&quot;/&quot;&amp;[.C220])" office:value-type="string" office:string-value="windows/x64" calcext:value-type="string">
            <text:p>windows/x64</text:p>
          </table:table-cell>
          <table:table-cell table:style-name="ce2" table:formula="of:=VLOOKUP([.D220];[Hoja2.$A$2:.$C$6];2;FALSE())" office:value-type="string" office:string-value="windows-x64" calcext:value-type="string">
            <text:p>windows-x64</text:p>
          </table:table-cell>
          <table:table-cell table:style-name="ce2" table:formula="of:=VLOOKUP([.D220];[Hoja2.$A$2:.$C$6];3;FALSE())" office:value-type="string" office:string-value="zip" calcext:value-type="string">
            <text:p>zip</text:p>
          </table:table-cell>
          <table:table-cell table:formula="of:=SUBSTITUTE([.A220];&quot;.&quot;;&quot;_&quot;)" office:value-type="string" office:string-value="9_2_11" calcext:value-type="string">
            <text:p>9_2_11</text:p>
          </table:table-cell>
          <table:table-cell table:formula="of:=&quot;v&quot;&amp;[.G220]&amp;&quot;.&quot;&amp;[.B220]&amp;&quot;.&quot;&amp;[.C220]" office:value-type="string" office:string-value="v9_2_11.windows.x64" calcext:value-type="string">
            <text:p>v9_2_11.windows.x64</text:p>
          </table:table-cell>
          <table:table-cell table:formula="of:=&quot;v&quot;&amp;[.G220]&amp;&quot;/&quot;&amp;[.B220]&amp;&quot;/&quot;&amp;[.C220]" office:value-type="string" office:string-value="v9_2_11/windows/x64" calcext:value-type="string">
            <text:p>v9_2_11/windows/x64</text:p>
          </table:table-cell>
          <table:table-cell table:formula="of:=&quot;https://get.enterprisedb.com/postgresql/postgresql-&quot;&amp;[.A220]&amp;&quot;-&quot;" office:value-type="string" office:string-value="https://get.enterprisedb.com/postgresql/postgresql-9.2.11-" calcext:value-type="string">
            <text:p>https://get.enterprisedb.com/postgresql/postgresql-9.2.11-</text:p>
          </table:table-cell>
          <table:table-cell table:formula="of:=&quot;-&quot;&amp;[.E220]&amp;&quot;-binaries.&quot;&amp;[.F220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21]=&quot;any&quot;;[.B221];[.B221]&amp;&quot;/&quot;&amp;[.C221])" office:value-type="string" office:string-value="windows/x64" calcext:value-type="string">
            <text:p>windows/x64</text:p>
          </table:table-cell>
          <table:table-cell table:style-name="ce2" table:formula="of:=VLOOKUP([.D221];[Hoja2.$A$2:.$C$6];2;FALSE())" office:value-type="string" office:string-value="windows-x64" calcext:value-type="string">
            <text:p>windows-x64</text:p>
          </table:table-cell>
          <table:table-cell table:style-name="ce2" table:formula="of:=VLOOKUP([.D221];[Hoja2.$A$2:.$C$6];3;FALSE())" office:value-type="string" office:string-value="zip" calcext:value-type="string">
            <text:p>zip</text:p>
          </table:table-cell>
          <table:table-cell table:formula="of:=SUBSTITUTE([.A221];&quot;.&quot;;&quot;_&quot;)" office:value-type="string" office:string-value="9_2_10" calcext:value-type="string">
            <text:p>9_2_10</text:p>
          </table:table-cell>
          <table:table-cell table:formula="of:=&quot;v&quot;&amp;[.G221]&amp;&quot;.&quot;&amp;[.B221]&amp;&quot;.&quot;&amp;[.C221]" office:value-type="string" office:string-value="v9_2_10.windows.x64" calcext:value-type="string">
            <text:p>v9_2_10.windows.x64</text:p>
          </table:table-cell>
          <table:table-cell table:formula="of:=&quot;v&quot;&amp;[.G221]&amp;&quot;/&quot;&amp;[.B221]&amp;&quot;/&quot;&amp;[.C221]" office:value-type="string" office:string-value="v9_2_10/windows/x64" calcext:value-type="string">
            <text:p>v9_2_10/windows/x64</text:p>
          </table:table-cell>
          <table:table-cell table:formula="of:=&quot;https://get.enterprisedb.com/postgresql/postgresql-&quot;&amp;[.A221]&amp;&quot;-&quot;" office:value-type="string" office:string-value="https://get.enterprisedb.com/postgresql/postgresql-9.2.10-" calcext:value-type="string">
            <text:p>https://get.enterprisedb.com/postgresql/postgresql-9.2.10-</text:p>
          </table:table-cell>
          <table:table-cell table:formula="of:=&quot;-&quot;&amp;[.E221]&amp;&quot;-binaries.&quot;&amp;[.F221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22]=&quot;any&quot;;[.B222];[.B222]&amp;&quot;/&quot;&amp;[.C222])" office:value-type="string" office:string-value="windows/x64" calcext:value-type="string">
            <text:p>windows/x64</text:p>
          </table:table-cell>
          <table:table-cell table:style-name="ce2" table:formula="of:=VLOOKUP([.D222];[Hoja2.$A$2:.$C$6];2;FALSE())" office:value-type="string" office:string-value="windows-x64" calcext:value-type="string">
            <text:p>windows-x64</text:p>
          </table:table-cell>
          <table:table-cell table:style-name="ce2" table:formula="of:=VLOOKUP([.D222];[Hoja2.$A$2:.$C$6];3;FALSE())" office:value-type="string" office:string-value="zip" calcext:value-type="string">
            <text:p>zip</text:p>
          </table:table-cell>
          <table:table-cell table:formula="of:=SUBSTITUTE([.A222];&quot;.&quot;;&quot;_&quot;)" office:value-type="string" office:string-value="9_2_9" calcext:value-type="string">
            <text:p>9_2_9</text:p>
          </table:table-cell>
          <table:table-cell table:formula="of:=&quot;v&quot;&amp;[.G222]&amp;&quot;.&quot;&amp;[.B222]&amp;&quot;.&quot;&amp;[.C222]" office:value-type="string" office:string-value="v9_2_9.windows.x64" calcext:value-type="string">
            <text:p>v9_2_9.windows.x64</text:p>
          </table:table-cell>
          <table:table-cell table:formula="of:=&quot;v&quot;&amp;[.G222]&amp;&quot;/&quot;&amp;[.B222]&amp;&quot;/&quot;&amp;[.C222]" office:value-type="string" office:string-value="v9_2_9/windows/x64" calcext:value-type="string">
            <text:p>v9_2_9/windows/x64</text:p>
          </table:table-cell>
          <table:table-cell table:formula="of:=&quot;https://get.enterprisedb.com/postgresql/postgresql-&quot;&amp;[.A222]&amp;&quot;-&quot;" office:value-type="string" office:string-value="https://get.enterprisedb.com/postgresql/postgresql-9.2.9-" calcext:value-type="string">
            <text:p>https://get.enterprisedb.com/postgresql/postgresql-9.2.9-</text:p>
          </table:table-cell>
          <table:table-cell table:formula="of:=&quot;-&quot;&amp;[.E222]&amp;&quot;-binaries.&quot;&amp;[.F222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23]=&quot;any&quot;;[.B223];[.B223]&amp;&quot;/&quot;&amp;[.C223])" office:value-type="string" office:string-value="windows/x64" calcext:value-type="string">
            <text:p>windows/x64</text:p>
          </table:table-cell>
          <table:table-cell table:style-name="ce2" table:formula="of:=VLOOKUP([.D223];[Hoja2.$A$2:.$C$6];2;FALSE())" office:value-type="string" office:string-value="windows-x64" calcext:value-type="string">
            <text:p>windows-x64</text:p>
          </table:table-cell>
          <table:table-cell table:style-name="ce2" table:formula="of:=VLOOKUP([.D223];[Hoja2.$A$2:.$C$6];3;FALSE())" office:value-type="string" office:string-value="zip" calcext:value-type="string">
            <text:p>zip</text:p>
          </table:table-cell>
          <table:table-cell table:formula="of:=SUBSTITUTE([.A223];&quot;.&quot;;&quot;_&quot;)" office:value-type="string" office:string-value="9_2_8" calcext:value-type="string">
            <text:p>9_2_8</text:p>
          </table:table-cell>
          <table:table-cell table:formula="of:=&quot;v&quot;&amp;[.G223]&amp;&quot;.&quot;&amp;[.B223]&amp;&quot;.&quot;&amp;[.C223]" office:value-type="string" office:string-value="v9_2_8.windows.x64" calcext:value-type="string">
            <text:p>v9_2_8.windows.x64</text:p>
          </table:table-cell>
          <table:table-cell table:formula="of:=&quot;v&quot;&amp;[.G223]&amp;&quot;/&quot;&amp;[.B223]&amp;&quot;/&quot;&amp;[.C223]" office:value-type="string" office:string-value="v9_2_8/windows/x64" calcext:value-type="string">
            <text:p>v9_2_8/windows/x64</text:p>
          </table:table-cell>
          <table:table-cell table:formula="of:=&quot;https://get.enterprisedb.com/postgresql/postgresql-&quot;&amp;[.A223]&amp;&quot;-&quot;" office:value-type="string" office:string-value="https://get.enterprisedb.com/postgresql/postgresql-9.2.8-" calcext:value-type="string">
            <text:p>https://get.enterprisedb.com/postgresql/postgresql-9.2.8-</text:p>
          </table:table-cell>
          <table:table-cell table:formula="of:=&quot;-&quot;&amp;[.E223]&amp;&quot;-binaries.&quot;&amp;[.F223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24]=&quot;any&quot;;[.B224];[.B224]&amp;&quot;/&quot;&amp;[.C224])" office:value-type="string" office:string-value="windows/x64" calcext:value-type="string">
            <text:p>windows/x64</text:p>
          </table:table-cell>
          <table:table-cell table:style-name="ce2" table:formula="of:=VLOOKUP([.D224];[Hoja2.$A$2:.$C$6];2;FALSE())" office:value-type="string" office:string-value="windows-x64" calcext:value-type="string">
            <text:p>windows-x64</text:p>
          </table:table-cell>
          <table:table-cell table:style-name="ce2" table:formula="of:=VLOOKUP([.D224];[Hoja2.$A$2:.$C$6];3;FALSE())" office:value-type="string" office:string-value="zip" calcext:value-type="string">
            <text:p>zip</text:p>
          </table:table-cell>
          <table:table-cell table:formula="of:=SUBSTITUTE([.A224];&quot;.&quot;;&quot;_&quot;)" office:value-type="string" office:string-value="9_2_7" calcext:value-type="string">
            <text:p>9_2_7</text:p>
          </table:table-cell>
          <table:table-cell table:formula="of:=&quot;v&quot;&amp;[.G224]&amp;&quot;.&quot;&amp;[.B224]&amp;&quot;.&quot;&amp;[.C224]" office:value-type="string" office:string-value="v9_2_7.windows.x64" calcext:value-type="string">
            <text:p>v9_2_7.windows.x64</text:p>
          </table:table-cell>
          <table:table-cell table:formula="of:=&quot;v&quot;&amp;[.G224]&amp;&quot;/&quot;&amp;[.B224]&amp;&quot;/&quot;&amp;[.C224]" office:value-type="string" office:string-value="v9_2_7/windows/x64" calcext:value-type="string">
            <text:p>v9_2_7/windows/x64</text:p>
          </table:table-cell>
          <table:table-cell table:formula="of:=&quot;https://get.enterprisedb.com/postgresql/postgresql-&quot;&amp;[.A224]&amp;&quot;-&quot;" office:value-type="string" office:string-value="https://get.enterprisedb.com/postgresql/postgresql-9.2.7-" calcext:value-type="string">
            <text:p>https://get.enterprisedb.com/postgresql/postgresql-9.2.7-</text:p>
          </table:table-cell>
          <table:table-cell table:formula="of:=&quot;-&quot;&amp;[.E224]&amp;&quot;-binaries.&quot;&amp;[.F224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25]=&quot;any&quot;;[.B225];[.B225]&amp;&quot;/&quot;&amp;[.C225])" office:value-type="string" office:string-value="windows/x64" calcext:value-type="string">
            <text:p>windows/x64</text:p>
          </table:table-cell>
          <table:table-cell table:style-name="ce2" table:formula="of:=VLOOKUP([.D225];[Hoja2.$A$2:.$C$6];2;FALSE())" office:value-type="string" office:string-value="windows-x64" calcext:value-type="string">
            <text:p>windows-x64</text:p>
          </table:table-cell>
          <table:table-cell table:style-name="ce2" table:formula="of:=VLOOKUP([.D225];[Hoja2.$A$2:.$C$6];3;FALSE())" office:value-type="string" office:string-value="zip" calcext:value-type="string">
            <text:p>zip</text:p>
          </table:table-cell>
          <table:table-cell table:formula="of:=SUBSTITUTE([.A225];&quot;.&quot;;&quot;_&quot;)" office:value-type="string" office:string-value="9_2_6" calcext:value-type="string">
            <text:p>9_2_6</text:p>
          </table:table-cell>
          <table:table-cell table:formula="of:=&quot;v&quot;&amp;[.G225]&amp;&quot;.&quot;&amp;[.B225]&amp;&quot;.&quot;&amp;[.C225]" office:value-type="string" office:string-value="v9_2_6.windows.x64" calcext:value-type="string">
            <text:p>v9_2_6.windows.x64</text:p>
          </table:table-cell>
          <table:table-cell table:formula="of:=&quot;v&quot;&amp;[.G225]&amp;&quot;/&quot;&amp;[.B225]&amp;&quot;/&quot;&amp;[.C225]" office:value-type="string" office:string-value="v9_2_6/windows/x64" calcext:value-type="string">
            <text:p>v9_2_6/windows/x64</text:p>
          </table:table-cell>
          <table:table-cell table:formula="of:=&quot;https://get.enterprisedb.com/postgresql/postgresql-&quot;&amp;[.A225]&amp;&quot;-&quot;" office:value-type="string" office:string-value="https://get.enterprisedb.com/postgresql/postgresql-9.2.6-" calcext:value-type="string">
            <text:p>https://get.enterprisedb.com/postgresql/postgresql-9.2.6-</text:p>
          </table:table-cell>
          <table:table-cell table:formula="of:=&quot;-&quot;&amp;[.E225]&amp;&quot;-binaries.&quot;&amp;[.F225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26]=&quot;any&quot;;[.B226];[.B226]&amp;&quot;/&quot;&amp;[.C226])" office:value-type="string" office:string-value="windows/x64" calcext:value-type="string">
            <text:p>windows/x64</text:p>
          </table:table-cell>
          <table:table-cell table:style-name="ce2" table:formula="of:=VLOOKUP([.D226];[Hoja2.$A$2:.$C$6];2;FALSE())" office:value-type="string" office:string-value="windows-x64" calcext:value-type="string">
            <text:p>windows-x64</text:p>
          </table:table-cell>
          <table:table-cell table:style-name="ce2" table:formula="of:=VLOOKUP([.D226];[Hoja2.$A$2:.$C$6];3;FALSE())" office:value-type="string" office:string-value="zip" calcext:value-type="string">
            <text:p>zip</text:p>
          </table:table-cell>
          <table:table-cell table:formula="of:=SUBSTITUTE([.A226];&quot;.&quot;;&quot;_&quot;)" office:value-type="string" office:string-value="9_2_5" calcext:value-type="string">
            <text:p>9_2_5</text:p>
          </table:table-cell>
          <table:table-cell table:formula="of:=&quot;v&quot;&amp;[.G226]&amp;&quot;.&quot;&amp;[.B226]&amp;&quot;.&quot;&amp;[.C226]" office:value-type="string" office:string-value="v9_2_5.windows.x64" calcext:value-type="string">
            <text:p>v9_2_5.windows.x64</text:p>
          </table:table-cell>
          <table:table-cell table:formula="of:=&quot;v&quot;&amp;[.G226]&amp;&quot;/&quot;&amp;[.B226]&amp;&quot;/&quot;&amp;[.C226]" office:value-type="string" office:string-value="v9_2_5/windows/x64" calcext:value-type="string">
            <text:p>v9_2_5/windows/x64</text:p>
          </table:table-cell>
          <table:table-cell table:formula="of:=&quot;https://get.enterprisedb.com/postgresql/postgresql-&quot;&amp;[.A226]&amp;&quot;-&quot;" office:value-type="string" office:string-value="https://get.enterprisedb.com/postgresql/postgresql-9.2.5-" calcext:value-type="string">
            <text:p>https://get.enterprisedb.com/postgresql/postgresql-9.2.5-</text:p>
          </table:table-cell>
          <table:table-cell table:formula="of:=&quot;-&quot;&amp;[.E226]&amp;&quot;-binaries.&quot;&amp;[.F226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27]=&quot;any&quot;;[.B227];[.B227]&amp;&quot;/&quot;&amp;[.C227])" office:value-type="string" office:string-value="windows/x64" calcext:value-type="string">
            <text:p>windows/x64</text:p>
          </table:table-cell>
          <table:table-cell table:style-name="ce2" table:formula="of:=VLOOKUP([.D227];[Hoja2.$A$2:.$C$6];2;FALSE())" office:value-type="string" office:string-value="windows-x64" calcext:value-type="string">
            <text:p>windows-x64</text:p>
          </table:table-cell>
          <table:table-cell table:style-name="ce2" table:formula="of:=VLOOKUP([.D227];[Hoja2.$A$2:.$C$6];3;FALSE())" office:value-type="string" office:string-value="zip" calcext:value-type="string">
            <text:p>zip</text:p>
          </table:table-cell>
          <table:table-cell table:formula="of:=SUBSTITUTE([.A227];&quot;.&quot;;&quot;_&quot;)" office:value-type="string" office:string-value="9_2_4" calcext:value-type="string">
            <text:p>9_2_4</text:p>
          </table:table-cell>
          <table:table-cell table:formula="of:=&quot;v&quot;&amp;[.G227]&amp;&quot;.&quot;&amp;[.B227]&amp;&quot;.&quot;&amp;[.C227]" office:value-type="string" office:string-value="v9_2_4.windows.x64" calcext:value-type="string">
            <text:p>v9_2_4.windows.x64</text:p>
          </table:table-cell>
          <table:table-cell table:formula="of:=&quot;v&quot;&amp;[.G227]&amp;&quot;/&quot;&amp;[.B227]&amp;&quot;/&quot;&amp;[.C227]" office:value-type="string" office:string-value="v9_2_4/windows/x64" calcext:value-type="string">
            <text:p>v9_2_4/windows/x64</text:p>
          </table:table-cell>
          <table:table-cell table:formula="of:=&quot;https://get.enterprisedb.com/postgresql/postgresql-&quot;&amp;[.A227]&amp;&quot;-&quot;" office:value-type="string" office:string-value="https://get.enterprisedb.com/postgresql/postgresql-9.2.4-" calcext:value-type="string">
            <text:p>https://get.enterprisedb.com/postgresql/postgresql-9.2.4-</text:p>
          </table:table-cell>
          <table:table-cell table:formula="of:=&quot;-&quot;&amp;[.E227]&amp;&quot;-binaries.&quot;&amp;[.F227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28]=&quot;any&quot;;[.B228];[.B228]&amp;&quot;/&quot;&amp;[.C228])" office:value-type="string" office:string-value="windows/x64" calcext:value-type="string">
            <text:p>windows/x64</text:p>
          </table:table-cell>
          <table:table-cell table:style-name="ce2" table:formula="of:=VLOOKUP([.D228];[Hoja2.$A$2:.$C$6];2;FALSE())" office:value-type="string" office:string-value="windows-x64" calcext:value-type="string">
            <text:p>windows-x64</text:p>
          </table:table-cell>
          <table:table-cell table:style-name="ce2" table:formula="of:=VLOOKUP([.D228];[Hoja2.$A$2:.$C$6];3;FALSE())" office:value-type="string" office:string-value="zip" calcext:value-type="string">
            <text:p>zip</text:p>
          </table:table-cell>
          <table:table-cell table:formula="of:=SUBSTITUTE([.A228];&quot;.&quot;;&quot;_&quot;)" office:value-type="string" office:string-value="9_2_3" calcext:value-type="string">
            <text:p>9_2_3</text:p>
          </table:table-cell>
          <table:table-cell table:formula="of:=&quot;v&quot;&amp;[.G228]&amp;&quot;.&quot;&amp;[.B228]&amp;&quot;.&quot;&amp;[.C228]" office:value-type="string" office:string-value="v9_2_3.windows.x64" calcext:value-type="string">
            <text:p>v9_2_3.windows.x64</text:p>
          </table:table-cell>
          <table:table-cell table:formula="of:=&quot;v&quot;&amp;[.G228]&amp;&quot;/&quot;&amp;[.B228]&amp;&quot;/&quot;&amp;[.C228]" office:value-type="string" office:string-value="v9_2_3/windows/x64" calcext:value-type="string">
            <text:p>v9_2_3/windows/x64</text:p>
          </table:table-cell>
          <table:table-cell table:formula="of:=&quot;https://get.enterprisedb.com/postgresql/postgresql-&quot;&amp;[.A228]&amp;&quot;-&quot;" office:value-type="string" office:string-value="https://get.enterprisedb.com/postgresql/postgresql-9.2.3-" calcext:value-type="string">
            <text:p>https://get.enterprisedb.com/postgresql/postgresql-9.2.3-</text:p>
          </table:table-cell>
          <table:table-cell table:formula="of:=&quot;-&quot;&amp;[.E228]&amp;&quot;-binaries.&quot;&amp;[.F228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29]=&quot;any&quot;;[.B229];[.B229]&amp;&quot;/&quot;&amp;[.C229])" office:value-type="string" office:string-value="windows/x64" calcext:value-type="string">
            <text:p>windows/x64</text:p>
          </table:table-cell>
          <table:table-cell table:style-name="ce2" table:formula="of:=VLOOKUP([.D229];[Hoja2.$A$2:.$C$6];2;FALSE())" office:value-type="string" office:string-value="windows-x64" calcext:value-type="string">
            <text:p>windows-x64</text:p>
          </table:table-cell>
          <table:table-cell table:style-name="ce2" table:formula="of:=VLOOKUP([.D229];[Hoja2.$A$2:.$C$6];3;FALSE())" office:value-type="string" office:string-value="zip" calcext:value-type="string">
            <text:p>zip</text:p>
          </table:table-cell>
          <table:table-cell table:formula="of:=SUBSTITUTE([.A229];&quot;.&quot;;&quot;_&quot;)" office:value-type="string" office:string-value="9_2_2" calcext:value-type="string">
            <text:p>9_2_2</text:p>
          </table:table-cell>
          <table:table-cell table:formula="of:=&quot;v&quot;&amp;[.G229]&amp;&quot;.&quot;&amp;[.B229]&amp;&quot;.&quot;&amp;[.C229]" office:value-type="string" office:string-value="v9_2_2.windows.x64" calcext:value-type="string">
            <text:p>v9_2_2.windows.x64</text:p>
          </table:table-cell>
          <table:table-cell table:formula="of:=&quot;v&quot;&amp;[.G229]&amp;&quot;/&quot;&amp;[.B229]&amp;&quot;/&quot;&amp;[.C229]" office:value-type="string" office:string-value="v9_2_2/windows/x64" calcext:value-type="string">
            <text:p>v9_2_2/windows/x64</text:p>
          </table:table-cell>
          <table:table-cell table:formula="of:=&quot;https://get.enterprisedb.com/postgresql/postgresql-&quot;&amp;[.A229]&amp;&quot;-&quot;" office:value-type="string" office:string-value="https://get.enterprisedb.com/postgresql/postgresql-9.2.2-" calcext:value-type="string">
            <text:p>https://get.enterprisedb.com/postgresql/postgresql-9.2.2-</text:p>
          </table:table-cell>
          <table:table-cell table:formula="of:=&quot;-&quot;&amp;[.E229]&amp;&quot;-binaries.&quot;&amp;[.F229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30]=&quot;any&quot;;[.B230];[.B230]&amp;&quot;/&quot;&amp;[.C230])" office:value-type="string" office:string-value="windows/x64" calcext:value-type="string">
            <text:p>windows/x64</text:p>
          </table:table-cell>
          <table:table-cell table:style-name="ce2" table:formula="of:=VLOOKUP([.D230];[Hoja2.$A$2:.$C$6];2;FALSE())" office:value-type="string" office:string-value="windows-x64" calcext:value-type="string">
            <text:p>windows-x64</text:p>
          </table:table-cell>
          <table:table-cell table:style-name="ce2" table:formula="of:=VLOOKUP([.D230];[Hoja2.$A$2:.$C$6];3;FALSE())" office:value-type="string" office:string-value="zip" calcext:value-type="string">
            <text:p>zip</text:p>
          </table:table-cell>
          <table:table-cell table:formula="of:=SUBSTITUTE([.A230];&quot;.&quot;;&quot;_&quot;)" office:value-type="string" office:string-value="9_2_1" calcext:value-type="string">
            <text:p>9_2_1</text:p>
          </table:table-cell>
          <table:table-cell table:formula="of:=&quot;v&quot;&amp;[.G230]&amp;&quot;.&quot;&amp;[.B230]&amp;&quot;.&quot;&amp;[.C230]" office:value-type="string" office:string-value="v9_2_1.windows.x64" calcext:value-type="string">
            <text:p>v9_2_1.windows.x64</text:p>
          </table:table-cell>
          <table:table-cell table:formula="of:=&quot;v&quot;&amp;[.G230]&amp;&quot;/&quot;&amp;[.B230]&amp;&quot;/&quot;&amp;[.C230]" office:value-type="string" office:string-value="v9_2_1/windows/x64" calcext:value-type="string">
            <text:p>v9_2_1/windows/x64</text:p>
          </table:table-cell>
          <table:table-cell table:formula="of:=&quot;https://get.enterprisedb.com/postgresql/postgresql-&quot;&amp;[.A230]&amp;&quot;-&quot;" office:value-type="string" office:string-value="https://get.enterprisedb.com/postgresql/postgresql-9.2.1-" calcext:value-type="string">
            <text:p>https://get.enterprisedb.com/postgresql/postgresql-9.2.1-</text:p>
          </table:table-cell>
          <table:table-cell table:formula="of:=&quot;-&quot;&amp;[.E230]&amp;&quot;-binaries.&quot;&amp;[.F230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31]=&quot;any&quot;;[.B231];[.B231]&amp;&quot;/&quot;&amp;[.C231])" office:value-type="string" office:string-value="windows/x64" calcext:value-type="string">
            <text:p>windows/x64</text:p>
          </table:table-cell>
          <table:table-cell table:style-name="ce2" table:formula="of:=VLOOKUP([.D231];[Hoja2.$A$2:.$C$6];2;FALSE())" office:value-type="string" office:string-value="windows-x64" calcext:value-type="string">
            <text:p>windows-x64</text:p>
          </table:table-cell>
          <table:table-cell table:style-name="ce2" table:formula="of:=VLOOKUP([.D231];[Hoja2.$A$2:.$C$6];3;FALSE())" office:value-type="string" office:string-value="zip" calcext:value-type="string">
            <text:p>zip</text:p>
          </table:table-cell>
          <table:table-cell table:formula="of:=SUBSTITUTE([.A231];&quot;.&quot;;&quot;_&quot;)" office:value-type="string" office:string-value="9_2_0" calcext:value-type="string">
            <text:p>9_2_0</text:p>
          </table:table-cell>
          <table:table-cell table:formula="of:=&quot;v&quot;&amp;[.G231]&amp;&quot;.&quot;&amp;[.B231]&amp;&quot;.&quot;&amp;[.C231]" office:value-type="string" office:string-value="v9_2_0.windows.x64" calcext:value-type="string">
            <text:p>v9_2_0.windows.x64</text:p>
          </table:table-cell>
          <table:table-cell table:formula="of:=&quot;v&quot;&amp;[.G231]&amp;&quot;/&quot;&amp;[.B231]&amp;&quot;/&quot;&amp;[.C231]" office:value-type="string" office:string-value="v9_2_0/windows/x64" calcext:value-type="string">
            <text:p>v9_2_0/windows/x64</text:p>
          </table:table-cell>
          <table:table-cell table:formula="of:=&quot;https://get.enterprisedb.com/postgresql/postgresql-&quot;&amp;[.A231]&amp;&quot;-&quot;" office:value-type="string" office:string-value="https://get.enterprisedb.com/postgresql/postgresql-9.2.0-" calcext:value-type="string">
            <text:p>https://get.enterprisedb.com/postgresql/postgresql-9.2.0-</text:p>
          </table:table-cell>
          <table:table-cell table:formula="of:=&quot;-&quot;&amp;[.E231]&amp;&quot;-binaries.&quot;&amp;[.F231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2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32]=&quot;any&quot;;[.B232];[.B232]&amp;&quot;/&quot;&amp;[.C232])" office:value-type="string" office:string-value="windows/x64" calcext:value-type="string">
            <text:p>windows/x64</text:p>
          </table:table-cell>
          <table:table-cell table:style-name="ce2" table:formula="of:=VLOOKUP([.D232];[Hoja2.$A$2:.$C$6];2;FALSE())" office:value-type="string" office:string-value="windows-x64" calcext:value-type="string">
            <text:p>windows-x64</text:p>
          </table:table-cell>
          <table:table-cell table:style-name="ce2" table:formula="of:=VLOOKUP([.D232];[Hoja2.$A$2:.$C$6];3;FALSE())" office:value-type="string" office:string-value="zip" calcext:value-type="string">
            <text:p>zip</text:p>
          </table:table-cell>
          <table:table-cell table:formula="of:=SUBSTITUTE([.A232];&quot;.&quot;;&quot;_&quot;)" office:value-type="string" office:string-value="9_1_24" calcext:value-type="string">
            <text:p>9_1_24</text:p>
          </table:table-cell>
          <table:table-cell table:formula="of:=&quot;v&quot;&amp;[.G232]&amp;&quot;.&quot;&amp;[.B232]&amp;&quot;.&quot;&amp;[.C232]" office:value-type="string" office:string-value="v9_1_24.windows.x64" calcext:value-type="string">
            <text:p>v9_1_24.windows.x64</text:p>
          </table:table-cell>
          <table:table-cell table:formula="of:=&quot;v&quot;&amp;[.G232]&amp;&quot;/&quot;&amp;[.B232]&amp;&quot;/&quot;&amp;[.C232]" office:value-type="string" office:string-value="v9_1_24/windows/x64" calcext:value-type="string">
            <text:p>v9_1_24/windows/x64</text:p>
          </table:table-cell>
          <table:table-cell table:formula="of:=&quot;https://get.enterprisedb.com/postgresql/postgresql-&quot;&amp;[.A232]&amp;&quot;-&quot;" office:value-type="string" office:string-value="https://get.enterprisedb.com/postgresql/postgresql-9.1.24-" calcext:value-type="string">
            <text:p>https://get.enterprisedb.com/postgresql/postgresql-9.1.24-</text:p>
          </table:table-cell>
          <table:table-cell table:formula="of:=&quot;-&quot;&amp;[.E232]&amp;&quot;-binaries.&quot;&amp;[.F232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2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33]=&quot;any&quot;;[.B233];[.B233]&amp;&quot;/&quot;&amp;[.C233])" office:value-type="string" office:string-value="windows/x64" calcext:value-type="string">
            <text:p>windows/x64</text:p>
          </table:table-cell>
          <table:table-cell table:style-name="ce2" table:formula="of:=VLOOKUP([.D233];[Hoja2.$A$2:.$C$6];2;FALSE())" office:value-type="string" office:string-value="windows-x64" calcext:value-type="string">
            <text:p>windows-x64</text:p>
          </table:table-cell>
          <table:table-cell table:style-name="ce2" table:formula="of:=VLOOKUP([.D233];[Hoja2.$A$2:.$C$6];3;FALSE())" office:value-type="string" office:string-value="zip" calcext:value-type="string">
            <text:p>zip</text:p>
          </table:table-cell>
          <table:table-cell table:formula="of:=SUBSTITUTE([.A233];&quot;.&quot;;&quot;_&quot;)" office:value-type="string" office:string-value="9_1_23" calcext:value-type="string">
            <text:p>9_1_23</text:p>
          </table:table-cell>
          <table:table-cell table:formula="of:=&quot;v&quot;&amp;[.G233]&amp;&quot;.&quot;&amp;[.B233]&amp;&quot;.&quot;&amp;[.C233]" office:value-type="string" office:string-value="v9_1_23.windows.x64" calcext:value-type="string">
            <text:p>v9_1_23.windows.x64</text:p>
          </table:table-cell>
          <table:table-cell table:formula="of:=&quot;v&quot;&amp;[.G233]&amp;&quot;/&quot;&amp;[.B233]&amp;&quot;/&quot;&amp;[.C233]" office:value-type="string" office:string-value="v9_1_23/windows/x64" calcext:value-type="string">
            <text:p>v9_1_23/windows/x64</text:p>
          </table:table-cell>
          <table:table-cell table:formula="of:=&quot;https://get.enterprisedb.com/postgresql/postgresql-&quot;&amp;[.A233]&amp;&quot;-&quot;" office:value-type="string" office:string-value="https://get.enterprisedb.com/postgresql/postgresql-9.1.23-" calcext:value-type="string">
            <text:p>https://get.enterprisedb.com/postgresql/postgresql-9.1.23-</text:p>
          </table:table-cell>
          <table:table-cell table:formula="of:=&quot;-&quot;&amp;[.E233]&amp;&quot;-binaries.&quot;&amp;[.F233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2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34]=&quot;any&quot;;[.B234];[.B234]&amp;&quot;/&quot;&amp;[.C234])" office:value-type="string" office:string-value="windows/x64" calcext:value-type="string">
            <text:p>windows/x64</text:p>
          </table:table-cell>
          <table:table-cell table:style-name="ce2" table:formula="of:=VLOOKUP([.D234];[Hoja2.$A$2:.$C$6];2;FALSE())" office:value-type="string" office:string-value="windows-x64" calcext:value-type="string">
            <text:p>windows-x64</text:p>
          </table:table-cell>
          <table:table-cell table:style-name="ce2" table:formula="of:=VLOOKUP([.D234];[Hoja2.$A$2:.$C$6];3;FALSE())" office:value-type="string" office:string-value="zip" calcext:value-type="string">
            <text:p>zip</text:p>
          </table:table-cell>
          <table:table-cell table:formula="of:=SUBSTITUTE([.A234];&quot;.&quot;;&quot;_&quot;)" office:value-type="string" office:string-value="9_1_22" calcext:value-type="string">
            <text:p>9_1_22</text:p>
          </table:table-cell>
          <table:table-cell table:formula="of:=&quot;v&quot;&amp;[.G234]&amp;&quot;.&quot;&amp;[.B234]&amp;&quot;.&quot;&amp;[.C234]" office:value-type="string" office:string-value="v9_1_22.windows.x64" calcext:value-type="string">
            <text:p>v9_1_22.windows.x64</text:p>
          </table:table-cell>
          <table:table-cell table:formula="of:=&quot;v&quot;&amp;[.G234]&amp;&quot;/&quot;&amp;[.B234]&amp;&quot;/&quot;&amp;[.C234]" office:value-type="string" office:string-value="v9_1_22/windows/x64" calcext:value-type="string">
            <text:p>v9_1_22/windows/x64</text:p>
          </table:table-cell>
          <table:table-cell table:formula="of:=&quot;https://get.enterprisedb.com/postgresql/postgresql-&quot;&amp;[.A234]&amp;&quot;-&quot;" office:value-type="string" office:string-value="https://get.enterprisedb.com/postgresql/postgresql-9.1.22-" calcext:value-type="string">
            <text:p>https://get.enterprisedb.com/postgresql/postgresql-9.1.22-</text:p>
          </table:table-cell>
          <table:table-cell table:formula="of:=&quot;-&quot;&amp;[.E234]&amp;&quot;-binaries.&quot;&amp;[.F234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2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35]=&quot;any&quot;;[.B235];[.B235]&amp;&quot;/&quot;&amp;[.C235])" office:value-type="string" office:string-value="windows/x64" calcext:value-type="string">
            <text:p>windows/x64</text:p>
          </table:table-cell>
          <table:table-cell table:style-name="ce2" table:formula="of:=VLOOKUP([.D235];[Hoja2.$A$2:.$C$6];2;FALSE())" office:value-type="string" office:string-value="windows-x64" calcext:value-type="string">
            <text:p>windows-x64</text:p>
          </table:table-cell>
          <table:table-cell table:style-name="ce2" table:formula="of:=VLOOKUP([.D235];[Hoja2.$A$2:.$C$6];3;FALSE())" office:value-type="string" office:string-value="zip" calcext:value-type="string">
            <text:p>zip</text:p>
          </table:table-cell>
          <table:table-cell table:formula="of:=SUBSTITUTE([.A235];&quot;.&quot;;&quot;_&quot;)" office:value-type="string" office:string-value="9_1_21" calcext:value-type="string">
            <text:p>9_1_21</text:p>
          </table:table-cell>
          <table:table-cell table:formula="of:=&quot;v&quot;&amp;[.G235]&amp;&quot;.&quot;&amp;[.B235]&amp;&quot;.&quot;&amp;[.C235]" office:value-type="string" office:string-value="v9_1_21.windows.x64" calcext:value-type="string">
            <text:p>v9_1_21.windows.x64</text:p>
          </table:table-cell>
          <table:table-cell table:formula="of:=&quot;v&quot;&amp;[.G235]&amp;&quot;/&quot;&amp;[.B235]&amp;&quot;/&quot;&amp;[.C235]" office:value-type="string" office:string-value="v9_1_21/windows/x64" calcext:value-type="string">
            <text:p>v9_1_21/windows/x64</text:p>
          </table:table-cell>
          <table:table-cell table:formula="of:=&quot;https://get.enterprisedb.com/postgresql/postgresql-&quot;&amp;[.A235]&amp;&quot;-&quot;" office:value-type="string" office:string-value="https://get.enterprisedb.com/postgresql/postgresql-9.1.21-" calcext:value-type="string">
            <text:p>https://get.enterprisedb.com/postgresql/postgresql-9.1.21-</text:p>
          </table:table-cell>
          <table:table-cell table:formula="of:=&quot;-&quot;&amp;[.E235]&amp;&quot;-binaries.&quot;&amp;[.F235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2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36]=&quot;any&quot;;[.B236];[.B236]&amp;&quot;/&quot;&amp;[.C236])" office:value-type="string" office:string-value="windows/x64" calcext:value-type="string">
            <text:p>windows/x64</text:p>
          </table:table-cell>
          <table:table-cell table:style-name="ce2" table:formula="of:=VLOOKUP([.D236];[Hoja2.$A$2:.$C$6];2;FALSE())" office:value-type="string" office:string-value="windows-x64" calcext:value-type="string">
            <text:p>windows-x64</text:p>
          </table:table-cell>
          <table:table-cell table:style-name="ce2" table:formula="of:=VLOOKUP([.D236];[Hoja2.$A$2:.$C$6];3;FALSE())" office:value-type="string" office:string-value="zip" calcext:value-type="string">
            <text:p>zip</text:p>
          </table:table-cell>
          <table:table-cell table:formula="of:=SUBSTITUTE([.A236];&quot;.&quot;;&quot;_&quot;)" office:value-type="string" office:string-value="9_1_20" calcext:value-type="string">
            <text:p>9_1_20</text:p>
          </table:table-cell>
          <table:table-cell table:formula="of:=&quot;v&quot;&amp;[.G236]&amp;&quot;.&quot;&amp;[.B236]&amp;&quot;.&quot;&amp;[.C236]" office:value-type="string" office:string-value="v9_1_20.windows.x64" calcext:value-type="string">
            <text:p>v9_1_20.windows.x64</text:p>
          </table:table-cell>
          <table:table-cell table:formula="of:=&quot;v&quot;&amp;[.G236]&amp;&quot;/&quot;&amp;[.B236]&amp;&quot;/&quot;&amp;[.C236]" office:value-type="string" office:string-value="v9_1_20/windows/x64" calcext:value-type="string">
            <text:p>v9_1_20/windows/x64</text:p>
          </table:table-cell>
          <table:table-cell table:formula="of:=&quot;https://get.enterprisedb.com/postgresql/postgresql-&quot;&amp;[.A236]&amp;&quot;-&quot;" office:value-type="string" office:string-value="https://get.enterprisedb.com/postgresql/postgresql-9.1.20-" calcext:value-type="string">
            <text:p>https://get.enterprisedb.com/postgresql/postgresql-9.1.20-</text:p>
          </table:table-cell>
          <table:table-cell table:formula="of:=&quot;-&quot;&amp;[.E236]&amp;&quot;-binaries.&quot;&amp;[.F236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37]=&quot;any&quot;;[.B237];[.B237]&amp;&quot;/&quot;&amp;[.C237])" office:value-type="string" office:string-value="windows/x64" calcext:value-type="string">
            <text:p>windows/x64</text:p>
          </table:table-cell>
          <table:table-cell table:style-name="ce2" table:formula="of:=VLOOKUP([.D237];[Hoja2.$A$2:.$C$6];2;FALSE())" office:value-type="string" office:string-value="windows-x64" calcext:value-type="string">
            <text:p>windows-x64</text:p>
          </table:table-cell>
          <table:table-cell table:style-name="ce2" table:formula="of:=VLOOKUP([.D237];[Hoja2.$A$2:.$C$6];3;FALSE())" office:value-type="string" office:string-value="zip" calcext:value-type="string">
            <text:p>zip</text:p>
          </table:table-cell>
          <table:table-cell table:formula="of:=SUBSTITUTE([.A237];&quot;.&quot;;&quot;_&quot;)" office:value-type="string" office:string-value="9_1_19" calcext:value-type="string">
            <text:p>9_1_19</text:p>
          </table:table-cell>
          <table:table-cell table:formula="of:=&quot;v&quot;&amp;[.G237]&amp;&quot;.&quot;&amp;[.B237]&amp;&quot;.&quot;&amp;[.C237]" office:value-type="string" office:string-value="v9_1_19.windows.x64" calcext:value-type="string">
            <text:p>v9_1_19.windows.x64</text:p>
          </table:table-cell>
          <table:table-cell table:formula="of:=&quot;v&quot;&amp;[.G237]&amp;&quot;/&quot;&amp;[.B237]&amp;&quot;/&quot;&amp;[.C237]" office:value-type="string" office:string-value="v9_1_19/windows/x64" calcext:value-type="string">
            <text:p>v9_1_19/windows/x64</text:p>
          </table:table-cell>
          <table:table-cell table:formula="of:=&quot;https://get.enterprisedb.com/postgresql/postgresql-&quot;&amp;[.A237]&amp;&quot;-&quot;" office:value-type="string" office:string-value="https://get.enterprisedb.com/postgresql/postgresql-9.1.19-" calcext:value-type="string">
            <text:p>https://get.enterprisedb.com/postgresql/postgresql-9.1.19-</text:p>
          </table:table-cell>
          <table:table-cell table:formula="of:=&quot;-&quot;&amp;[.E237]&amp;&quot;-binaries.&quot;&amp;[.F237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38]=&quot;any&quot;;[.B238];[.B238]&amp;&quot;/&quot;&amp;[.C238])" office:value-type="string" office:string-value="windows/x64" calcext:value-type="string">
            <text:p>windows/x64</text:p>
          </table:table-cell>
          <table:table-cell table:style-name="ce2" table:formula="of:=VLOOKUP([.D238];[Hoja2.$A$2:.$C$6];2;FALSE())" office:value-type="string" office:string-value="windows-x64" calcext:value-type="string">
            <text:p>windows-x64</text:p>
          </table:table-cell>
          <table:table-cell table:style-name="ce2" table:formula="of:=VLOOKUP([.D238];[Hoja2.$A$2:.$C$6];3;FALSE())" office:value-type="string" office:string-value="zip" calcext:value-type="string">
            <text:p>zip</text:p>
          </table:table-cell>
          <table:table-cell table:formula="of:=SUBSTITUTE([.A238];&quot;.&quot;;&quot;_&quot;)" office:value-type="string" office:string-value="9_1_18" calcext:value-type="string">
            <text:p>9_1_18</text:p>
          </table:table-cell>
          <table:table-cell table:formula="of:=&quot;v&quot;&amp;[.G238]&amp;&quot;.&quot;&amp;[.B238]&amp;&quot;.&quot;&amp;[.C238]" office:value-type="string" office:string-value="v9_1_18.windows.x64" calcext:value-type="string">
            <text:p>v9_1_18.windows.x64</text:p>
          </table:table-cell>
          <table:table-cell table:formula="of:=&quot;v&quot;&amp;[.G238]&amp;&quot;/&quot;&amp;[.B238]&amp;&quot;/&quot;&amp;[.C238]" office:value-type="string" office:string-value="v9_1_18/windows/x64" calcext:value-type="string">
            <text:p>v9_1_18/windows/x64</text:p>
          </table:table-cell>
          <table:table-cell table:formula="of:=&quot;https://get.enterprisedb.com/postgresql/postgresql-&quot;&amp;[.A238]&amp;&quot;-&quot;" office:value-type="string" office:string-value="https://get.enterprisedb.com/postgresql/postgresql-9.1.18-" calcext:value-type="string">
            <text:p>https://get.enterprisedb.com/postgresql/postgresql-9.1.18-</text:p>
          </table:table-cell>
          <table:table-cell table:formula="of:=&quot;-&quot;&amp;[.E238]&amp;&quot;-binaries.&quot;&amp;[.F238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39]=&quot;any&quot;;[.B239];[.B239]&amp;&quot;/&quot;&amp;[.C239])" office:value-type="string" office:string-value="windows/x64" calcext:value-type="string">
            <text:p>windows/x64</text:p>
          </table:table-cell>
          <table:table-cell table:style-name="ce2" table:formula="of:=VLOOKUP([.D239];[Hoja2.$A$2:.$C$6];2;FALSE())" office:value-type="string" office:string-value="windows-x64" calcext:value-type="string">
            <text:p>windows-x64</text:p>
          </table:table-cell>
          <table:table-cell table:style-name="ce2" table:formula="of:=VLOOKUP([.D239];[Hoja2.$A$2:.$C$6];3;FALSE())" office:value-type="string" office:string-value="zip" calcext:value-type="string">
            <text:p>zip</text:p>
          </table:table-cell>
          <table:table-cell table:formula="of:=SUBSTITUTE([.A239];&quot;.&quot;;&quot;_&quot;)" office:value-type="string" office:string-value="9_1_17" calcext:value-type="string">
            <text:p>9_1_17</text:p>
          </table:table-cell>
          <table:table-cell table:formula="of:=&quot;v&quot;&amp;[.G239]&amp;&quot;.&quot;&amp;[.B239]&amp;&quot;.&quot;&amp;[.C239]" office:value-type="string" office:string-value="v9_1_17.windows.x64" calcext:value-type="string">
            <text:p>v9_1_17.windows.x64</text:p>
          </table:table-cell>
          <table:table-cell table:formula="of:=&quot;v&quot;&amp;[.G239]&amp;&quot;/&quot;&amp;[.B239]&amp;&quot;/&quot;&amp;[.C239]" office:value-type="string" office:string-value="v9_1_17/windows/x64" calcext:value-type="string">
            <text:p>v9_1_17/windows/x64</text:p>
          </table:table-cell>
          <table:table-cell table:formula="of:=&quot;https://get.enterprisedb.com/postgresql/postgresql-&quot;&amp;[.A239]&amp;&quot;-&quot;" office:value-type="string" office:string-value="https://get.enterprisedb.com/postgresql/postgresql-9.1.17-" calcext:value-type="string">
            <text:p>https://get.enterprisedb.com/postgresql/postgresql-9.1.17-</text:p>
          </table:table-cell>
          <table:table-cell table:formula="of:=&quot;-&quot;&amp;[.E239]&amp;&quot;-binaries.&quot;&amp;[.F239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40]=&quot;any&quot;;[.B240];[.B240]&amp;&quot;/&quot;&amp;[.C240])" office:value-type="string" office:string-value="windows/x64" calcext:value-type="string">
            <text:p>windows/x64</text:p>
          </table:table-cell>
          <table:table-cell table:style-name="ce2" table:formula="of:=VLOOKUP([.D240];[Hoja2.$A$2:.$C$6];2;FALSE())" office:value-type="string" office:string-value="windows-x64" calcext:value-type="string">
            <text:p>windows-x64</text:p>
          </table:table-cell>
          <table:table-cell table:style-name="ce2" table:formula="of:=VLOOKUP([.D240];[Hoja2.$A$2:.$C$6];3;FALSE())" office:value-type="string" office:string-value="zip" calcext:value-type="string">
            <text:p>zip</text:p>
          </table:table-cell>
          <table:table-cell table:formula="of:=SUBSTITUTE([.A240];&quot;.&quot;;&quot;_&quot;)" office:value-type="string" office:string-value="9_1_16" calcext:value-type="string">
            <text:p>9_1_16</text:p>
          </table:table-cell>
          <table:table-cell table:formula="of:=&quot;v&quot;&amp;[.G240]&amp;&quot;.&quot;&amp;[.B240]&amp;&quot;.&quot;&amp;[.C240]" office:value-type="string" office:string-value="v9_1_16.windows.x64" calcext:value-type="string">
            <text:p>v9_1_16.windows.x64</text:p>
          </table:table-cell>
          <table:table-cell table:formula="of:=&quot;v&quot;&amp;[.G240]&amp;&quot;/&quot;&amp;[.B240]&amp;&quot;/&quot;&amp;[.C240]" office:value-type="string" office:string-value="v9_1_16/windows/x64" calcext:value-type="string">
            <text:p>v9_1_16/windows/x64</text:p>
          </table:table-cell>
          <table:table-cell table:formula="of:=&quot;https://get.enterprisedb.com/postgresql/postgresql-&quot;&amp;[.A240]&amp;&quot;-&quot;" office:value-type="string" office:string-value="https://get.enterprisedb.com/postgresql/postgresql-9.1.16-" calcext:value-type="string">
            <text:p>https://get.enterprisedb.com/postgresql/postgresql-9.1.16-</text:p>
          </table:table-cell>
          <table:table-cell table:formula="of:=&quot;-&quot;&amp;[.E240]&amp;&quot;-binaries.&quot;&amp;[.F240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41]=&quot;any&quot;;[.B241];[.B241]&amp;&quot;/&quot;&amp;[.C241])" office:value-type="string" office:string-value="windows/x64" calcext:value-type="string">
            <text:p>windows/x64</text:p>
          </table:table-cell>
          <table:table-cell table:style-name="ce2" table:formula="of:=VLOOKUP([.D241];[Hoja2.$A$2:.$C$6];2;FALSE())" office:value-type="string" office:string-value="windows-x64" calcext:value-type="string">
            <text:p>windows-x64</text:p>
          </table:table-cell>
          <table:table-cell table:style-name="ce2" table:formula="of:=VLOOKUP([.D241];[Hoja2.$A$2:.$C$6];3;FALSE())" office:value-type="string" office:string-value="zip" calcext:value-type="string">
            <text:p>zip</text:p>
          </table:table-cell>
          <table:table-cell table:formula="of:=SUBSTITUTE([.A241];&quot;.&quot;;&quot;_&quot;)" office:value-type="string" office:string-value="9_1_15" calcext:value-type="string">
            <text:p>9_1_15</text:p>
          </table:table-cell>
          <table:table-cell table:formula="of:=&quot;v&quot;&amp;[.G241]&amp;&quot;.&quot;&amp;[.B241]&amp;&quot;.&quot;&amp;[.C241]" office:value-type="string" office:string-value="v9_1_15.windows.x64" calcext:value-type="string">
            <text:p>v9_1_15.windows.x64</text:p>
          </table:table-cell>
          <table:table-cell table:formula="of:=&quot;v&quot;&amp;[.G241]&amp;&quot;/&quot;&amp;[.B241]&amp;&quot;/&quot;&amp;[.C241]" office:value-type="string" office:string-value="v9_1_15/windows/x64" calcext:value-type="string">
            <text:p>v9_1_15/windows/x64</text:p>
          </table:table-cell>
          <table:table-cell table:formula="of:=&quot;https://get.enterprisedb.com/postgresql/postgresql-&quot;&amp;[.A241]&amp;&quot;-&quot;" office:value-type="string" office:string-value="https://get.enterprisedb.com/postgresql/postgresql-9.1.15-" calcext:value-type="string">
            <text:p>https://get.enterprisedb.com/postgresql/postgresql-9.1.15-</text:p>
          </table:table-cell>
          <table:table-cell table:formula="of:=&quot;-&quot;&amp;[.E241]&amp;&quot;-binaries.&quot;&amp;[.F241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42]=&quot;any&quot;;[.B242];[.B242]&amp;&quot;/&quot;&amp;[.C242])" office:value-type="string" office:string-value="windows/x64" calcext:value-type="string">
            <text:p>windows/x64</text:p>
          </table:table-cell>
          <table:table-cell table:style-name="ce2" table:formula="of:=VLOOKUP([.D242];[Hoja2.$A$2:.$C$6];2;FALSE())" office:value-type="string" office:string-value="windows-x64" calcext:value-type="string">
            <text:p>windows-x64</text:p>
          </table:table-cell>
          <table:table-cell table:style-name="ce2" table:formula="of:=VLOOKUP([.D242];[Hoja2.$A$2:.$C$6];3;FALSE())" office:value-type="string" office:string-value="zip" calcext:value-type="string">
            <text:p>zip</text:p>
          </table:table-cell>
          <table:table-cell table:formula="of:=SUBSTITUTE([.A242];&quot;.&quot;;&quot;_&quot;)" office:value-type="string" office:string-value="9_1_14" calcext:value-type="string">
            <text:p>9_1_14</text:p>
          </table:table-cell>
          <table:table-cell table:formula="of:=&quot;v&quot;&amp;[.G242]&amp;&quot;.&quot;&amp;[.B242]&amp;&quot;.&quot;&amp;[.C242]" office:value-type="string" office:string-value="v9_1_14.windows.x64" calcext:value-type="string">
            <text:p>v9_1_14.windows.x64</text:p>
          </table:table-cell>
          <table:table-cell table:formula="of:=&quot;v&quot;&amp;[.G242]&amp;&quot;/&quot;&amp;[.B242]&amp;&quot;/&quot;&amp;[.C242]" office:value-type="string" office:string-value="v9_1_14/windows/x64" calcext:value-type="string">
            <text:p>v9_1_14/windows/x64</text:p>
          </table:table-cell>
          <table:table-cell table:formula="of:=&quot;https://get.enterprisedb.com/postgresql/postgresql-&quot;&amp;[.A242]&amp;&quot;-&quot;" office:value-type="string" office:string-value="https://get.enterprisedb.com/postgresql/postgresql-9.1.14-" calcext:value-type="string">
            <text:p>https://get.enterprisedb.com/postgresql/postgresql-9.1.14-</text:p>
          </table:table-cell>
          <table:table-cell table:formula="of:=&quot;-&quot;&amp;[.E242]&amp;&quot;-binaries.&quot;&amp;[.F242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43]=&quot;any&quot;;[.B243];[.B243]&amp;&quot;/&quot;&amp;[.C243])" office:value-type="string" office:string-value="windows/x64" calcext:value-type="string">
            <text:p>windows/x64</text:p>
          </table:table-cell>
          <table:table-cell table:style-name="ce2" table:formula="of:=VLOOKUP([.D243];[Hoja2.$A$2:.$C$6];2;FALSE())" office:value-type="string" office:string-value="windows-x64" calcext:value-type="string">
            <text:p>windows-x64</text:p>
          </table:table-cell>
          <table:table-cell table:style-name="ce2" table:formula="of:=VLOOKUP([.D243];[Hoja2.$A$2:.$C$6];3;FALSE())" office:value-type="string" office:string-value="zip" calcext:value-type="string">
            <text:p>zip</text:p>
          </table:table-cell>
          <table:table-cell table:formula="of:=SUBSTITUTE([.A243];&quot;.&quot;;&quot;_&quot;)" office:value-type="string" office:string-value="9_1_13" calcext:value-type="string">
            <text:p>9_1_13</text:p>
          </table:table-cell>
          <table:table-cell table:formula="of:=&quot;v&quot;&amp;[.G243]&amp;&quot;.&quot;&amp;[.B243]&amp;&quot;.&quot;&amp;[.C243]" office:value-type="string" office:string-value="v9_1_13.windows.x64" calcext:value-type="string">
            <text:p>v9_1_13.windows.x64</text:p>
          </table:table-cell>
          <table:table-cell table:formula="of:=&quot;v&quot;&amp;[.G243]&amp;&quot;/&quot;&amp;[.B243]&amp;&quot;/&quot;&amp;[.C243]" office:value-type="string" office:string-value="v9_1_13/windows/x64" calcext:value-type="string">
            <text:p>v9_1_13/windows/x64</text:p>
          </table:table-cell>
          <table:table-cell table:formula="of:=&quot;https://get.enterprisedb.com/postgresql/postgresql-&quot;&amp;[.A243]&amp;&quot;-&quot;" office:value-type="string" office:string-value="https://get.enterprisedb.com/postgresql/postgresql-9.1.13-" calcext:value-type="string">
            <text:p>https://get.enterprisedb.com/postgresql/postgresql-9.1.13-</text:p>
          </table:table-cell>
          <table:table-cell table:formula="of:=&quot;-&quot;&amp;[.E243]&amp;&quot;-binaries.&quot;&amp;[.F243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44]=&quot;any&quot;;[.B244];[.B244]&amp;&quot;/&quot;&amp;[.C244])" office:value-type="string" office:string-value="windows/x64" calcext:value-type="string">
            <text:p>windows/x64</text:p>
          </table:table-cell>
          <table:table-cell table:style-name="ce2" table:formula="of:=VLOOKUP([.D244];[Hoja2.$A$2:.$C$6];2;FALSE())" office:value-type="string" office:string-value="windows-x64" calcext:value-type="string">
            <text:p>windows-x64</text:p>
          </table:table-cell>
          <table:table-cell table:style-name="ce2" table:formula="of:=VLOOKUP([.D244];[Hoja2.$A$2:.$C$6];3;FALSE())" office:value-type="string" office:string-value="zip" calcext:value-type="string">
            <text:p>zip</text:p>
          </table:table-cell>
          <table:table-cell table:formula="of:=SUBSTITUTE([.A244];&quot;.&quot;;&quot;_&quot;)" office:value-type="string" office:string-value="9_1_12" calcext:value-type="string">
            <text:p>9_1_12</text:p>
          </table:table-cell>
          <table:table-cell table:formula="of:=&quot;v&quot;&amp;[.G244]&amp;&quot;.&quot;&amp;[.B244]&amp;&quot;.&quot;&amp;[.C244]" office:value-type="string" office:string-value="v9_1_12.windows.x64" calcext:value-type="string">
            <text:p>v9_1_12.windows.x64</text:p>
          </table:table-cell>
          <table:table-cell table:formula="of:=&quot;v&quot;&amp;[.G244]&amp;&quot;/&quot;&amp;[.B244]&amp;&quot;/&quot;&amp;[.C244]" office:value-type="string" office:string-value="v9_1_12/windows/x64" calcext:value-type="string">
            <text:p>v9_1_12/windows/x64</text:p>
          </table:table-cell>
          <table:table-cell table:formula="of:=&quot;https://get.enterprisedb.com/postgresql/postgresql-&quot;&amp;[.A244]&amp;&quot;-&quot;" office:value-type="string" office:string-value="https://get.enterprisedb.com/postgresql/postgresql-9.1.12-" calcext:value-type="string">
            <text:p>https://get.enterprisedb.com/postgresql/postgresql-9.1.12-</text:p>
          </table:table-cell>
          <table:table-cell table:formula="of:=&quot;-&quot;&amp;[.E244]&amp;&quot;-binaries.&quot;&amp;[.F244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45]=&quot;any&quot;;[.B245];[.B245]&amp;&quot;/&quot;&amp;[.C245])" office:value-type="string" office:string-value="windows/x64" calcext:value-type="string">
            <text:p>windows/x64</text:p>
          </table:table-cell>
          <table:table-cell table:style-name="ce2" table:formula="of:=VLOOKUP([.D245];[Hoja2.$A$2:.$C$6];2;FALSE())" office:value-type="string" office:string-value="windows-x64" calcext:value-type="string">
            <text:p>windows-x64</text:p>
          </table:table-cell>
          <table:table-cell table:style-name="ce2" table:formula="of:=VLOOKUP([.D245];[Hoja2.$A$2:.$C$6];3;FALSE())" office:value-type="string" office:string-value="zip" calcext:value-type="string">
            <text:p>zip</text:p>
          </table:table-cell>
          <table:table-cell table:formula="of:=SUBSTITUTE([.A245];&quot;.&quot;;&quot;_&quot;)" office:value-type="string" office:string-value="9_1_11" calcext:value-type="string">
            <text:p>9_1_11</text:p>
          </table:table-cell>
          <table:table-cell table:formula="of:=&quot;v&quot;&amp;[.G245]&amp;&quot;.&quot;&amp;[.B245]&amp;&quot;.&quot;&amp;[.C245]" office:value-type="string" office:string-value="v9_1_11.windows.x64" calcext:value-type="string">
            <text:p>v9_1_11.windows.x64</text:p>
          </table:table-cell>
          <table:table-cell table:formula="of:=&quot;v&quot;&amp;[.G245]&amp;&quot;/&quot;&amp;[.B245]&amp;&quot;/&quot;&amp;[.C245]" office:value-type="string" office:string-value="v9_1_11/windows/x64" calcext:value-type="string">
            <text:p>v9_1_11/windows/x64</text:p>
          </table:table-cell>
          <table:table-cell table:formula="of:=&quot;https://get.enterprisedb.com/postgresql/postgresql-&quot;&amp;[.A245]&amp;&quot;-&quot;" office:value-type="string" office:string-value="https://get.enterprisedb.com/postgresql/postgresql-9.1.11-" calcext:value-type="string">
            <text:p>https://get.enterprisedb.com/postgresql/postgresql-9.1.11-</text:p>
          </table:table-cell>
          <table:table-cell table:formula="of:=&quot;-&quot;&amp;[.E245]&amp;&quot;-binaries.&quot;&amp;[.F245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46]=&quot;any&quot;;[.B246];[.B246]&amp;&quot;/&quot;&amp;[.C246])" office:value-type="string" office:string-value="windows/x64" calcext:value-type="string">
            <text:p>windows/x64</text:p>
          </table:table-cell>
          <table:table-cell table:style-name="ce2" table:formula="of:=VLOOKUP([.D246];[Hoja2.$A$2:.$C$6];2;FALSE())" office:value-type="string" office:string-value="windows-x64" calcext:value-type="string">
            <text:p>windows-x64</text:p>
          </table:table-cell>
          <table:table-cell table:style-name="ce2" table:formula="of:=VLOOKUP([.D246];[Hoja2.$A$2:.$C$6];3;FALSE())" office:value-type="string" office:string-value="zip" calcext:value-type="string">
            <text:p>zip</text:p>
          </table:table-cell>
          <table:table-cell table:formula="of:=SUBSTITUTE([.A246];&quot;.&quot;;&quot;_&quot;)" office:value-type="string" office:string-value="9_1_10" calcext:value-type="string">
            <text:p>9_1_10</text:p>
          </table:table-cell>
          <table:table-cell table:formula="of:=&quot;v&quot;&amp;[.G246]&amp;&quot;.&quot;&amp;[.B246]&amp;&quot;.&quot;&amp;[.C246]" office:value-type="string" office:string-value="v9_1_10.windows.x64" calcext:value-type="string">
            <text:p>v9_1_10.windows.x64</text:p>
          </table:table-cell>
          <table:table-cell table:formula="of:=&quot;v&quot;&amp;[.G246]&amp;&quot;/&quot;&amp;[.B246]&amp;&quot;/&quot;&amp;[.C246]" office:value-type="string" office:string-value="v9_1_10/windows/x64" calcext:value-type="string">
            <text:p>v9_1_10/windows/x64</text:p>
          </table:table-cell>
          <table:table-cell table:formula="of:=&quot;https://get.enterprisedb.com/postgresql/postgresql-&quot;&amp;[.A246]&amp;&quot;-&quot;" office:value-type="string" office:string-value="https://get.enterprisedb.com/postgresql/postgresql-9.1.10-" calcext:value-type="string">
            <text:p>https://get.enterprisedb.com/postgresql/postgresql-9.1.10-</text:p>
          </table:table-cell>
          <table:table-cell table:formula="of:=&quot;-&quot;&amp;[.E246]&amp;&quot;-binaries.&quot;&amp;[.F246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47]=&quot;any&quot;;[.B247];[.B247]&amp;&quot;/&quot;&amp;[.C247])" office:value-type="string" office:string-value="windows/x64" calcext:value-type="string">
            <text:p>windows/x64</text:p>
          </table:table-cell>
          <table:table-cell table:style-name="ce2" table:formula="of:=VLOOKUP([.D247];[Hoja2.$A$2:.$C$6];2;FALSE())" office:value-type="string" office:string-value="windows-x64" calcext:value-type="string">
            <text:p>windows-x64</text:p>
          </table:table-cell>
          <table:table-cell table:style-name="ce2" table:formula="of:=VLOOKUP([.D247];[Hoja2.$A$2:.$C$6];3;FALSE())" office:value-type="string" office:string-value="zip" calcext:value-type="string">
            <text:p>zip</text:p>
          </table:table-cell>
          <table:table-cell table:formula="of:=SUBSTITUTE([.A247];&quot;.&quot;;&quot;_&quot;)" office:value-type="string" office:string-value="9_1_9" calcext:value-type="string">
            <text:p>9_1_9</text:p>
          </table:table-cell>
          <table:table-cell table:formula="of:=&quot;v&quot;&amp;[.G247]&amp;&quot;.&quot;&amp;[.B247]&amp;&quot;.&quot;&amp;[.C247]" office:value-type="string" office:string-value="v9_1_9.windows.x64" calcext:value-type="string">
            <text:p>v9_1_9.windows.x64</text:p>
          </table:table-cell>
          <table:table-cell table:formula="of:=&quot;v&quot;&amp;[.G247]&amp;&quot;/&quot;&amp;[.B247]&amp;&quot;/&quot;&amp;[.C247]" office:value-type="string" office:string-value="v9_1_9/windows/x64" calcext:value-type="string">
            <text:p>v9_1_9/windows/x64</text:p>
          </table:table-cell>
          <table:table-cell table:formula="of:=&quot;https://get.enterprisedb.com/postgresql/postgresql-&quot;&amp;[.A247]&amp;&quot;-&quot;" office:value-type="string" office:string-value="https://get.enterprisedb.com/postgresql/postgresql-9.1.9-" calcext:value-type="string">
            <text:p>https://get.enterprisedb.com/postgresql/postgresql-9.1.9-</text:p>
          </table:table-cell>
          <table:table-cell table:formula="of:=&quot;-&quot;&amp;[.E247]&amp;&quot;-binaries.&quot;&amp;[.F247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48]=&quot;any&quot;;[.B248];[.B248]&amp;&quot;/&quot;&amp;[.C248])" office:value-type="string" office:string-value="windows/x64" calcext:value-type="string">
            <text:p>windows/x64</text:p>
          </table:table-cell>
          <table:table-cell table:style-name="ce2" table:formula="of:=VLOOKUP([.D248];[Hoja2.$A$2:.$C$6];2;FALSE())" office:value-type="string" office:string-value="windows-x64" calcext:value-type="string">
            <text:p>windows-x64</text:p>
          </table:table-cell>
          <table:table-cell table:style-name="ce2" table:formula="of:=VLOOKUP([.D248];[Hoja2.$A$2:.$C$6];3;FALSE())" office:value-type="string" office:string-value="zip" calcext:value-type="string">
            <text:p>zip</text:p>
          </table:table-cell>
          <table:table-cell table:formula="of:=SUBSTITUTE([.A248];&quot;.&quot;;&quot;_&quot;)" office:value-type="string" office:string-value="9_1_8" calcext:value-type="string">
            <text:p>9_1_8</text:p>
          </table:table-cell>
          <table:table-cell table:formula="of:=&quot;v&quot;&amp;[.G248]&amp;&quot;.&quot;&amp;[.B248]&amp;&quot;.&quot;&amp;[.C248]" office:value-type="string" office:string-value="v9_1_8.windows.x64" calcext:value-type="string">
            <text:p>v9_1_8.windows.x64</text:p>
          </table:table-cell>
          <table:table-cell table:formula="of:=&quot;v&quot;&amp;[.G248]&amp;&quot;/&quot;&amp;[.B248]&amp;&quot;/&quot;&amp;[.C248]" office:value-type="string" office:string-value="v9_1_8/windows/x64" calcext:value-type="string">
            <text:p>v9_1_8/windows/x64</text:p>
          </table:table-cell>
          <table:table-cell table:formula="of:=&quot;https://get.enterprisedb.com/postgresql/postgresql-&quot;&amp;[.A248]&amp;&quot;-&quot;" office:value-type="string" office:string-value="https://get.enterprisedb.com/postgresql/postgresql-9.1.8-" calcext:value-type="string">
            <text:p>https://get.enterprisedb.com/postgresql/postgresql-9.1.8-</text:p>
          </table:table-cell>
          <table:table-cell table:formula="of:=&quot;-&quot;&amp;[.E248]&amp;&quot;-binaries.&quot;&amp;[.F248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49]=&quot;any&quot;;[.B249];[.B249]&amp;&quot;/&quot;&amp;[.C249])" office:value-type="string" office:string-value="windows/x64" calcext:value-type="string">
            <text:p>windows/x64</text:p>
          </table:table-cell>
          <table:table-cell table:style-name="ce2" table:formula="of:=VLOOKUP([.D249];[Hoja2.$A$2:.$C$6];2;FALSE())" office:value-type="string" office:string-value="windows-x64" calcext:value-type="string">
            <text:p>windows-x64</text:p>
          </table:table-cell>
          <table:table-cell table:style-name="ce2" table:formula="of:=VLOOKUP([.D249];[Hoja2.$A$2:.$C$6];3;FALSE())" office:value-type="string" office:string-value="zip" calcext:value-type="string">
            <text:p>zip</text:p>
          </table:table-cell>
          <table:table-cell table:formula="of:=SUBSTITUTE([.A249];&quot;.&quot;;&quot;_&quot;)" office:value-type="string" office:string-value="9_1_7" calcext:value-type="string">
            <text:p>9_1_7</text:p>
          </table:table-cell>
          <table:table-cell table:formula="of:=&quot;v&quot;&amp;[.G249]&amp;&quot;.&quot;&amp;[.B249]&amp;&quot;.&quot;&amp;[.C249]" office:value-type="string" office:string-value="v9_1_7.windows.x64" calcext:value-type="string">
            <text:p>v9_1_7.windows.x64</text:p>
          </table:table-cell>
          <table:table-cell table:formula="of:=&quot;v&quot;&amp;[.G249]&amp;&quot;/&quot;&amp;[.B249]&amp;&quot;/&quot;&amp;[.C249]" office:value-type="string" office:string-value="v9_1_7/windows/x64" calcext:value-type="string">
            <text:p>v9_1_7/windows/x64</text:p>
          </table:table-cell>
          <table:table-cell table:formula="of:=&quot;https://get.enterprisedb.com/postgresql/postgresql-&quot;&amp;[.A249]&amp;&quot;-&quot;" office:value-type="string" office:string-value="https://get.enterprisedb.com/postgresql/postgresql-9.1.7-" calcext:value-type="string">
            <text:p>https://get.enterprisedb.com/postgresql/postgresql-9.1.7-</text:p>
          </table:table-cell>
          <table:table-cell table:formula="of:=&quot;-&quot;&amp;[.E249]&amp;&quot;-binaries.&quot;&amp;[.F249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50]=&quot;any&quot;;[.B250];[.B250]&amp;&quot;/&quot;&amp;[.C250])" office:value-type="string" office:string-value="windows/x64" calcext:value-type="string">
            <text:p>windows/x64</text:p>
          </table:table-cell>
          <table:table-cell table:style-name="ce2" table:formula="of:=VLOOKUP([.D250];[Hoja2.$A$2:.$C$6];2;FALSE())" office:value-type="string" office:string-value="windows-x64" calcext:value-type="string">
            <text:p>windows-x64</text:p>
          </table:table-cell>
          <table:table-cell table:style-name="ce2" table:formula="of:=VLOOKUP([.D250];[Hoja2.$A$2:.$C$6];3;FALSE())" office:value-type="string" office:string-value="zip" calcext:value-type="string">
            <text:p>zip</text:p>
          </table:table-cell>
          <table:table-cell table:formula="of:=SUBSTITUTE([.A250];&quot;.&quot;;&quot;_&quot;)" office:value-type="string" office:string-value="9_1_6" calcext:value-type="string">
            <text:p>9_1_6</text:p>
          </table:table-cell>
          <table:table-cell table:formula="of:=&quot;v&quot;&amp;[.G250]&amp;&quot;.&quot;&amp;[.B250]&amp;&quot;.&quot;&amp;[.C250]" office:value-type="string" office:string-value="v9_1_6.windows.x64" calcext:value-type="string">
            <text:p>v9_1_6.windows.x64</text:p>
          </table:table-cell>
          <table:table-cell table:formula="of:=&quot;v&quot;&amp;[.G250]&amp;&quot;/&quot;&amp;[.B250]&amp;&quot;/&quot;&amp;[.C250]" office:value-type="string" office:string-value="v9_1_6/windows/x64" calcext:value-type="string">
            <text:p>v9_1_6/windows/x64</text:p>
          </table:table-cell>
          <table:table-cell table:formula="of:=&quot;https://get.enterprisedb.com/postgresql/postgresql-&quot;&amp;[.A250]&amp;&quot;-&quot;" office:value-type="string" office:string-value="https://get.enterprisedb.com/postgresql/postgresql-9.1.6-" calcext:value-type="string">
            <text:p>https://get.enterprisedb.com/postgresql/postgresql-9.1.6-</text:p>
          </table:table-cell>
          <table:table-cell table:formula="of:=&quot;-&quot;&amp;[.E250]&amp;&quot;-binaries.&quot;&amp;[.F250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51]=&quot;any&quot;;[.B251];[.B251]&amp;&quot;/&quot;&amp;[.C251])" office:value-type="string" office:string-value="windows/x64" calcext:value-type="string">
            <text:p>windows/x64</text:p>
          </table:table-cell>
          <table:table-cell table:style-name="ce2" table:formula="of:=VLOOKUP([.D251];[Hoja2.$A$2:.$C$6];2;FALSE())" office:value-type="string" office:string-value="windows-x64" calcext:value-type="string">
            <text:p>windows-x64</text:p>
          </table:table-cell>
          <table:table-cell table:style-name="ce2" table:formula="of:=VLOOKUP([.D251];[Hoja2.$A$2:.$C$6];3;FALSE())" office:value-type="string" office:string-value="zip" calcext:value-type="string">
            <text:p>zip</text:p>
          </table:table-cell>
          <table:table-cell table:formula="of:=SUBSTITUTE([.A251];&quot;.&quot;;&quot;_&quot;)" office:value-type="string" office:string-value="9_1_5" calcext:value-type="string">
            <text:p>9_1_5</text:p>
          </table:table-cell>
          <table:table-cell table:formula="of:=&quot;v&quot;&amp;[.G251]&amp;&quot;.&quot;&amp;[.B251]&amp;&quot;.&quot;&amp;[.C251]" office:value-type="string" office:string-value="v9_1_5.windows.x64" calcext:value-type="string">
            <text:p>v9_1_5.windows.x64</text:p>
          </table:table-cell>
          <table:table-cell table:formula="of:=&quot;v&quot;&amp;[.G251]&amp;&quot;/&quot;&amp;[.B251]&amp;&quot;/&quot;&amp;[.C251]" office:value-type="string" office:string-value="v9_1_5/windows/x64" calcext:value-type="string">
            <text:p>v9_1_5/windows/x64</text:p>
          </table:table-cell>
          <table:table-cell table:formula="of:=&quot;https://get.enterprisedb.com/postgresql/postgresql-&quot;&amp;[.A251]&amp;&quot;-&quot;" office:value-type="string" office:string-value="https://get.enterprisedb.com/postgresql/postgresql-9.1.5-" calcext:value-type="string">
            <text:p>https://get.enterprisedb.com/postgresql/postgresql-9.1.5-</text:p>
          </table:table-cell>
          <table:table-cell table:formula="of:=&quot;-&quot;&amp;[.E251]&amp;&quot;-binaries.&quot;&amp;[.F251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52]=&quot;any&quot;;[.B252];[.B252]&amp;&quot;/&quot;&amp;[.C252])" office:value-type="string" office:string-value="windows/x64" calcext:value-type="string">
            <text:p>windows/x64</text:p>
          </table:table-cell>
          <table:table-cell table:style-name="ce2" table:formula="of:=VLOOKUP([.D252];[Hoja2.$A$2:.$C$6];2;FALSE())" office:value-type="string" office:string-value="windows-x64" calcext:value-type="string">
            <text:p>windows-x64</text:p>
          </table:table-cell>
          <table:table-cell table:style-name="ce2" table:formula="of:=VLOOKUP([.D252];[Hoja2.$A$2:.$C$6];3;FALSE())" office:value-type="string" office:string-value="zip" calcext:value-type="string">
            <text:p>zip</text:p>
          </table:table-cell>
          <table:table-cell table:formula="of:=SUBSTITUTE([.A252];&quot;.&quot;;&quot;_&quot;)" office:value-type="string" office:string-value="9_1_4" calcext:value-type="string">
            <text:p>9_1_4</text:p>
          </table:table-cell>
          <table:table-cell table:formula="of:=&quot;v&quot;&amp;[.G252]&amp;&quot;.&quot;&amp;[.B252]&amp;&quot;.&quot;&amp;[.C252]" office:value-type="string" office:string-value="v9_1_4.windows.x64" calcext:value-type="string">
            <text:p>v9_1_4.windows.x64</text:p>
          </table:table-cell>
          <table:table-cell table:formula="of:=&quot;v&quot;&amp;[.G252]&amp;&quot;/&quot;&amp;[.B252]&amp;&quot;/&quot;&amp;[.C252]" office:value-type="string" office:string-value="v9_1_4/windows/x64" calcext:value-type="string">
            <text:p>v9_1_4/windows/x64</text:p>
          </table:table-cell>
          <table:table-cell table:formula="of:=&quot;https://get.enterprisedb.com/postgresql/postgresql-&quot;&amp;[.A252]&amp;&quot;-&quot;" office:value-type="string" office:string-value="https://get.enterprisedb.com/postgresql/postgresql-9.1.4-" calcext:value-type="string">
            <text:p>https://get.enterprisedb.com/postgresql/postgresql-9.1.4-</text:p>
          </table:table-cell>
          <table:table-cell table:formula="of:=&quot;-&quot;&amp;[.E252]&amp;&quot;-binaries.&quot;&amp;[.F252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53]=&quot;any&quot;;[.B253];[.B253]&amp;&quot;/&quot;&amp;[.C253])" office:value-type="string" office:string-value="windows/x64" calcext:value-type="string">
            <text:p>windows/x64</text:p>
          </table:table-cell>
          <table:table-cell table:style-name="ce2" table:formula="of:=VLOOKUP([.D253];[Hoja2.$A$2:.$C$6];2;FALSE())" office:value-type="string" office:string-value="windows-x64" calcext:value-type="string">
            <text:p>windows-x64</text:p>
          </table:table-cell>
          <table:table-cell table:style-name="ce2" table:formula="of:=VLOOKUP([.D253];[Hoja2.$A$2:.$C$6];3;FALSE())" office:value-type="string" office:string-value="zip" calcext:value-type="string">
            <text:p>zip</text:p>
          </table:table-cell>
          <table:table-cell table:formula="of:=SUBSTITUTE([.A253];&quot;.&quot;;&quot;_&quot;)" office:value-type="string" office:string-value="9_1_3" calcext:value-type="string">
            <text:p>9_1_3</text:p>
          </table:table-cell>
          <table:table-cell table:formula="of:=&quot;v&quot;&amp;[.G253]&amp;&quot;.&quot;&amp;[.B253]&amp;&quot;.&quot;&amp;[.C253]" office:value-type="string" office:string-value="v9_1_3.windows.x64" calcext:value-type="string">
            <text:p>v9_1_3.windows.x64</text:p>
          </table:table-cell>
          <table:table-cell table:formula="of:=&quot;v&quot;&amp;[.G253]&amp;&quot;/&quot;&amp;[.B253]&amp;&quot;/&quot;&amp;[.C253]" office:value-type="string" office:string-value="v9_1_3/windows/x64" calcext:value-type="string">
            <text:p>v9_1_3/windows/x64</text:p>
          </table:table-cell>
          <table:table-cell table:formula="of:=&quot;https://get.enterprisedb.com/postgresql/postgresql-&quot;&amp;[.A253]&amp;&quot;-&quot;" office:value-type="string" office:string-value="https://get.enterprisedb.com/postgresql/postgresql-9.1.3-" calcext:value-type="string">
            <text:p>https://get.enterprisedb.com/postgresql/postgresql-9.1.3-</text:p>
          </table:table-cell>
          <table:table-cell table:formula="of:=&quot;-&quot;&amp;[.E253]&amp;&quot;-binaries.&quot;&amp;[.F253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54]=&quot;any&quot;;[.B254];[.B254]&amp;&quot;/&quot;&amp;[.C254])" office:value-type="string" office:string-value="windows/x64" calcext:value-type="string">
            <text:p>windows/x64</text:p>
          </table:table-cell>
          <table:table-cell table:style-name="ce2" table:formula="of:=VLOOKUP([.D254];[Hoja2.$A$2:.$C$6];2;FALSE())" office:value-type="string" office:string-value="windows-x64" calcext:value-type="string">
            <text:p>windows-x64</text:p>
          </table:table-cell>
          <table:table-cell table:style-name="ce2" table:formula="of:=VLOOKUP([.D254];[Hoja2.$A$2:.$C$6];3;FALSE())" office:value-type="string" office:string-value="zip" calcext:value-type="string">
            <text:p>zip</text:p>
          </table:table-cell>
          <table:table-cell table:formula="of:=SUBSTITUTE([.A254];&quot;.&quot;;&quot;_&quot;)" office:value-type="string" office:string-value="9_1_2" calcext:value-type="string">
            <text:p>9_1_2</text:p>
          </table:table-cell>
          <table:table-cell table:formula="of:=&quot;v&quot;&amp;[.G254]&amp;&quot;.&quot;&amp;[.B254]&amp;&quot;.&quot;&amp;[.C254]" office:value-type="string" office:string-value="v9_1_2.windows.x64" calcext:value-type="string">
            <text:p>v9_1_2.windows.x64</text:p>
          </table:table-cell>
          <table:table-cell table:formula="of:=&quot;v&quot;&amp;[.G254]&amp;&quot;/&quot;&amp;[.B254]&amp;&quot;/&quot;&amp;[.C254]" office:value-type="string" office:string-value="v9_1_2/windows/x64" calcext:value-type="string">
            <text:p>v9_1_2/windows/x64</text:p>
          </table:table-cell>
          <table:table-cell table:formula="of:=&quot;https://get.enterprisedb.com/postgresql/postgresql-&quot;&amp;[.A254]&amp;&quot;-&quot;" office:value-type="string" office:string-value="https://get.enterprisedb.com/postgresql/postgresql-9.1.2-" calcext:value-type="string">
            <text:p>https://get.enterprisedb.com/postgresql/postgresql-9.1.2-</text:p>
          </table:table-cell>
          <table:table-cell table:formula="of:=&quot;-&quot;&amp;[.E254]&amp;&quot;-binaries.&quot;&amp;[.F254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55]=&quot;any&quot;;[.B255];[.B255]&amp;&quot;/&quot;&amp;[.C255])" office:value-type="string" office:string-value="windows/x64" calcext:value-type="string">
            <text:p>windows/x64</text:p>
          </table:table-cell>
          <table:table-cell table:style-name="ce2" table:formula="of:=VLOOKUP([.D255];[Hoja2.$A$2:.$C$6];2;FALSE())" office:value-type="string" office:string-value="windows-x64" calcext:value-type="string">
            <text:p>windows-x64</text:p>
          </table:table-cell>
          <table:table-cell table:style-name="ce2" table:formula="of:=VLOOKUP([.D255];[Hoja2.$A$2:.$C$6];3;FALSE())" office:value-type="string" office:string-value="zip" calcext:value-type="string">
            <text:p>zip</text:p>
          </table:table-cell>
          <table:table-cell table:formula="of:=SUBSTITUTE([.A255];&quot;.&quot;;&quot;_&quot;)" office:value-type="string" office:string-value="9_1_1" calcext:value-type="string">
            <text:p>9_1_1</text:p>
          </table:table-cell>
          <table:table-cell table:formula="of:=&quot;v&quot;&amp;[.G255]&amp;&quot;.&quot;&amp;[.B255]&amp;&quot;.&quot;&amp;[.C255]" office:value-type="string" office:string-value="v9_1_1.windows.x64" calcext:value-type="string">
            <text:p>v9_1_1.windows.x64</text:p>
          </table:table-cell>
          <table:table-cell table:formula="of:=&quot;v&quot;&amp;[.G255]&amp;&quot;/&quot;&amp;[.B255]&amp;&quot;/&quot;&amp;[.C255]" office:value-type="string" office:string-value="v9_1_1/windows/x64" calcext:value-type="string">
            <text:p>v9_1_1/windows/x64</text:p>
          </table:table-cell>
          <table:table-cell table:formula="of:=&quot;https://get.enterprisedb.com/postgresql/postgresql-&quot;&amp;[.A255]&amp;&quot;-&quot;" office:value-type="string" office:string-value="https://get.enterprisedb.com/postgresql/postgresql-9.1.1-" calcext:value-type="string">
            <text:p>https://get.enterprisedb.com/postgresql/postgresql-9.1.1-</text:p>
          </table:table-cell>
          <table:table-cell table:formula="of:=&quot;-&quot;&amp;[.E255]&amp;&quot;-binaries.&quot;&amp;[.F255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64</text:p>
          </table:table-cell>
          <table:table-cell table:formula="of:=IF([.C256]=&quot;any&quot;;[.B256];[.B256]&amp;&quot;/&quot;&amp;[.C256])" office:value-type="string" office:string-value="windows/x64" calcext:value-type="string">
            <text:p>windows/x64</text:p>
          </table:table-cell>
          <table:table-cell table:style-name="ce2" table:formula="of:=VLOOKUP([.D256];[Hoja2.$A$2:.$C$6];2;FALSE())" office:value-type="string" office:string-value="windows-x64" calcext:value-type="string">
            <text:p>windows-x64</text:p>
          </table:table-cell>
          <table:table-cell table:style-name="ce2" table:formula="of:=VLOOKUP([.D256];[Hoja2.$A$2:.$C$6];3;FALSE())" office:value-type="string" office:string-value="zip" calcext:value-type="string">
            <text:p>zip</text:p>
          </table:table-cell>
          <table:table-cell table:formula="of:=SUBSTITUTE([.A256];&quot;.&quot;;&quot;_&quot;)" office:value-type="string" office:string-value="9_1_0" calcext:value-type="string">
            <text:p>9_1_0</text:p>
          </table:table-cell>
          <table:table-cell table:formula="of:=&quot;v&quot;&amp;[.G256]&amp;&quot;.&quot;&amp;[.B256]&amp;&quot;.&quot;&amp;[.C256]" office:value-type="string" office:string-value="v9_1_0.windows.x64" calcext:value-type="string">
            <text:p>v9_1_0.windows.x64</text:p>
          </table:table-cell>
          <table:table-cell table:formula="of:=&quot;v&quot;&amp;[.G256]&amp;&quot;/&quot;&amp;[.B256]&amp;&quot;/&quot;&amp;[.C256]" office:value-type="string" office:string-value="v9_1_0/windows/x64" calcext:value-type="string">
            <text:p>v9_1_0/windows/x64</text:p>
          </table:table-cell>
          <table:table-cell table:formula="of:=&quot;https://get.enterprisedb.com/postgresql/postgresql-&quot;&amp;[.A256]&amp;&quot;-&quot;" office:value-type="string" office:string-value="https://get.enterprisedb.com/postgresql/postgresql-9.1.0-" calcext:value-type="string">
            <text:p>https://get.enterprisedb.com/postgresql/postgresql-9.1.0-</text:p>
          </table:table-cell>
          <table:table-cell table:formula="of:=&quot;-&quot;&amp;[.E256]&amp;&quot;-binaries.&quot;&amp;[.F256]" office:value-type="string" office:string-value="-windows-x64-binaries.zip" calcext:value-type="string">
            <text:p>-windows-x64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6.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257]=&quot;any&quot;;[.B257];[.B257]&amp;&quot;/&quot;&amp;[.C257])" office:value-type="string" office:string-value="windows/x86" calcext:value-type="string">
            <text:p>windows/x86</text:p>
          </table:table-cell>
          <table:table-cell table:style-name="ce2" table:formula="of:=VLOOKUP([.D257];[Hoja2.$A$2:.$C$6];2;FALSE())" office:value-type="string" office:string-value="windows" calcext:value-type="string">
            <text:p>windows</text:p>
          </table:table-cell>
          <table:table-cell table:style-name="ce2" table:formula="of:=VLOOKUP([.D257];[Hoja2.$A$2:.$C$6];3;FALSE())" office:value-type="string" office:string-value="zip" calcext:value-type="string">
            <text:p>zip</text:p>
          </table:table-cell>
          <table:table-cell table:formula="of:=SUBSTITUTE([.A257];&quot;.&quot;;&quot;_&quot;)" office:value-type="string" office:string-value="9_6_2" calcext:value-type="string">
            <text:p>9_6_2</text:p>
          </table:table-cell>
          <table:table-cell table:formula="of:=&quot;v&quot;&amp;[.G257]&amp;&quot;.&quot;&amp;[.B257]&amp;&quot;.&quot;&amp;[.C257]" office:value-type="string" office:string-value="v9_6_2.windows.x86" calcext:value-type="string">
            <text:p>v9_6_2.windows.x86</text:p>
          </table:table-cell>
          <table:table-cell table:formula="of:=&quot;v&quot;&amp;[.G257]&amp;&quot;/&quot;&amp;[.B257]&amp;&quot;/&quot;&amp;[.C257]" office:value-type="string" office:string-value="v9_6_2/windows/x86" calcext:value-type="string">
            <text:p>v9_6_2/windows/x86</text:p>
          </table:table-cell>
          <table:table-cell table:formula="of:=&quot;https://get.enterprisedb.com/postgresql/postgresql-&quot;&amp;[.A257]&amp;&quot;-&quot;" office:value-type="string" office:string-value="https://get.enterprisedb.com/postgresql/postgresql-9.6.2-" calcext:value-type="string">
            <text:p>https://get.enterprisedb.com/postgresql/postgresql-9.6.2-</text:p>
          </table:table-cell>
          <table:table-cell table:formula="of:=&quot;-&quot;&amp;[.E257]&amp;&quot;-binaries.&quot;&amp;[.F257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6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258]=&quot;any&quot;;[.B258];[.B258]&amp;&quot;/&quot;&amp;[.C258])" office:value-type="string" office:string-value="windows/x86" calcext:value-type="string">
            <text:p>windows/x86</text:p>
          </table:table-cell>
          <table:table-cell table:style-name="ce2" table:formula="of:=VLOOKUP([.D258];[Hoja2.$A$2:.$C$6];2;FALSE())" office:value-type="string" office:string-value="windows" calcext:value-type="string">
            <text:p>windows</text:p>
          </table:table-cell>
          <table:table-cell table:style-name="ce2" table:formula="of:=VLOOKUP([.D258];[Hoja2.$A$2:.$C$6];3;FALSE())" office:value-type="string" office:string-value="zip" calcext:value-type="string">
            <text:p>zip</text:p>
          </table:table-cell>
          <table:table-cell table:formula="of:=SUBSTITUTE([.A258];&quot;.&quot;;&quot;_&quot;)" office:value-type="string" office:string-value="9_6_1" calcext:value-type="string">
            <text:p>9_6_1</text:p>
          </table:table-cell>
          <table:table-cell table:formula="of:=&quot;v&quot;&amp;[.G258]&amp;&quot;.&quot;&amp;[.B258]&amp;&quot;.&quot;&amp;[.C258]" office:value-type="string" office:string-value="v9_6_1.windows.x86" calcext:value-type="string">
            <text:p>v9_6_1.windows.x86</text:p>
          </table:table-cell>
          <table:table-cell table:formula="of:=&quot;v&quot;&amp;[.G258]&amp;&quot;/&quot;&amp;[.B258]&amp;&quot;/&quot;&amp;[.C258]" office:value-type="string" office:string-value="v9_6_1/windows/x86" calcext:value-type="string">
            <text:p>v9_6_1/windows/x86</text:p>
          </table:table-cell>
          <table:table-cell table:formula="of:=&quot;https://get.enterprisedb.com/postgresql/postgresql-&quot;&amp;[.A258]&amp;&quot;-&quot;" office:value-type="string" office:string-value="https://get.enterprisedb.com/postgresql/postgresql-9.6.1-" calcext:value-type="string">
            <text:p>https://get.enterprisedb.com/postgresql/postgresql-9.6.1-</text:p>
          </table:table-cell>
          <table:table-cell table:formula="of:=&quot;-&quot;&amp;[.E258]&amp;&quot;-binaries.&quot;&amp;[.F258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6.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259]=&quot;any&quot;;[.B259];[.B259]&amp;&quot;/&quot;&amp;[.C259])" office:value-type="string" office:string-value="windows/x86" calcext:value-type="string">
            <text:p>windows/x86</text:p>
          </table:table-cell>
          <table:table-cell table:style-name="ce2" table:formula="of:=VLOOKUP([.D259];[Hoja2.$A$2:.$C$6];2;FALSE())" office:value-type="string" office:string-value="windows" calcext:value-type="string">
            <text:p>windows</text:p>
          </table:table-cell>
          <table:table-cell table:style-name="ce2" table:formula="of:=VLOOKUP([.D259];[Hoja2.$A$2:.$C$6];3;FALSE())" office:value-type="string" office:string-value="zip" calcext:value-type="string">
            <text:p>zip</text:p>
          </table:table-cell>
          <table:table-cell table:formula="of:=SUBSTITUTE([.A259];&quot;.&quot;;&quot;_&quot;)" office:value-type="string" office:string-value="9_6_0" calcext:value-type="string">
            <text:p>9_6_0</text:p>
          </table:table-cell>
          <table:table-cell table:formula="of:=&quot;v&quot;&amp;[.G259]&amp;&quot;.&quot;&amp;[.B259]&amp;&quot;.&quot;&amp;[.C259]" office:value-type="string" office:string-value="v9_6_0.windows.x86" calcext:value-type="string">
            <text:p>v9_6_0.windows.x86</text:p>
          </table:table-cell>
          <table:table-cell table:formula="of:=&quot;v&quot;&amp;[.G259]&amp;&quot;/&quot;&amp;[.B259]&amp;&quot;/&quot;&amp;[.C259]" office:value-type="string" office:string-value="v9_6_0/windows/x86" calcext:value-type="string">
            <text:p>v9_6_0/windows/x86</text:p>
          </table:table-cell>
          <table:table-cell table:formula="of:=&quot;https://get.enterprisedb.com/postgresql/postgresql-&quot;&amp;[.A259]&amp;&quot;-&quot;" office:value-type="string" office:string-value="https://get.enterprisedb.com/postgresql/postgresql-9.6.0-" calcext:value-type="string">
            <text:p>https://get.enterprisedb.com/postgresql/postgresql-9.6.0-</text:p>
          </table:table-cell>
          <table:table-cell table:formula="of:=&quot;-&quot;&amp;[.E259]&amp;&quot;-binaries.&quot;&amp;[.F259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5.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260]=&quot;any&quot;;[.B260];[.B260]&amp;&quot;/&quot;&amp;[.C260])" office:value-type="string" office:string-value="windows/x86" calcext:value-type="string">
            <text:p>windows/x86</text:p>
          </table:table-cell>
          <table:table-cell table:style-name="ce2" table:formula="of:=VLOOKUP([.D260];[Hoja2.$A$2:.$C$6];2;FALSE())" office:value-type="string" office:string-value="windows" calcext:value-type="string">
            <text:p>windows</text:p>
          </table:table-cell>
          <table:table-cell table:style-name="ce2" table:formula="of:=VLOOKUP([.D260];[Hoja2.$A$2:.$C$6];3;FALSE())" office:value-type="string" office:string-value="zip" calcext:value-type="string">
            <text:p>zip</text:p>
          </table:table-cell>
          <table:table-cell table:formula="of:=SUBSTITUTE([.A260];&quot;.&quot;;&quot;_&quot;)" office:value-type="string" office:string-value="9_5_6" calcext:value-type="string">
            <text:p>9_5_6</text:p>
          </table:table-cell>
          <table:table-cell table:formula="of:=&quot;v&quot;&amp;[.G260]&amp;&quot;.&quot;&amp;[.B260]&amp;&quot;.&quot;&amp;[.C260]" office:value-type="string" office:string-value="v9_5_6.windows.x86" calcext:value-type="string">
            <text:p>v9_5_6.windows.x86</text:p>
          </table:table-cell>
          <table:table-cell table:formula="of:=&quot;v&quot;&amp;[.G260]&amp;&quot;/&quot;&amp;[.B260]&amp;&quot;/&quot;&amp;[.C260]" office:value-type="string" office:string-value="v9_5_6/windows/x86" calcext:value-type="string">
            <text:p>v9_5_6/windows/x86</text:p>
          </table:table-cell>
          <table:table-cell table:formula="of:=&quot;https://get.enterprisedb.com/postgresql/postgresql-&quot;&amp;[.A260]&amp;&quot;-&quot;" office:value-type="string" office:string-value="https://get.enterprisedb.com/postgresql/postgresql-9.5.6-" calcext:value-type="string">
            <text:p>https://get.enterprisedb.com/postgresql/postgresql-9.5.6-</text:p>
          </table:table-cell>
          <table:table-cell table:formula="of:=&quot;-&quot;&amp;[.E260]&amp;&quot;-binaries.&quot;&amp;[.F260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5.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261]=&quot;any&quot;;[.B261];[.B261]&amp;&quot;/&quot;&amp;[.C261])" office:value-type="string" office:string-value="windows/x86" calcext:value-type="string">
            <text:p>windows/x86</text:p>
          </table:table-cell>
          <table:table-cell table:style-name="ce2" table:formula="of:=VLOOKUP([.D261];[Hoja2.$A$2:.$C$6];2;FALSE())" office:value-type="string" office:string-value="windows" calcext:value-type="string">
            <text:p>windows</text:p>
          </table:table-cell>
          <table:table-cell table:style-name="ce2" table:formula="of:=VLOOKUP([.D261];[Hoja2.$A$2:.$C$6];3;FALSE())" office:value-type="string" office:string-value="zip" calcext:value-type="string">
            <text:p>zip</text:p>
          </table:table-cell>
          <table:table-cell table:formula="of:=SUBSTITUTE([.A261];&quot;.&quot;;&quot;_&quot;)" office:value-type="string" office:string-value="9_5_5" calcext:value-type="string">
            <text:p>9_5_5</text:p>
          </table:table-cell>
          <table:table-cell table:formula="of:=&quot;v&quot;&amp;[.G261]&amp;&quot;.&quot;&amp;[.B261]&amp;&quot;.&quot;&amp;[.C261]" office:value-type="string" office:string-value="v9_5_5.windows.x86" calcext:value-type="string">
            <text:p>v9_5_5.windows.x86</text:p>
          </table:table-cell>
          <table:table-cell table:formula="of:=&quot;v&quot;&amp;[.G261]&amp;&quot;/&quot;&amp;[.B261]&amp;&quot;/&quot;&amp;[.C261]" office:value-type="string" office:string-value="v9_5_5/windows/x86" calcext:value-type="string">
            <text:p>v9_5_5/windows/x86</text:p>
          </table:table-cell>
          <table:table-cell table:formula="of:=&quot;https://get.enterprisedb.com/postgresql/postgresql-&quot;&amp;[.A261]&amp;&quot;-&quot;" office:value-type="string" office:string-value="https://get.enterprisedb.com/postgresql/postgresql-9.5.5-" calcext:value-type="string">
            <text:p>https://get.enterprisedb.com/postgresql/postgresql-9.5.5-</text:p>
          </table:table-cell>
          <table:table-cell table:formula="of:=&quot;-&quot;&amp;[.E261]&amp;&quot;-binaries.&quot;&amp;[.F261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5.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262]=&quot;any&quot;;[.B262];[.B262]&amp;&quot;/&quot;&amp;[.C262])" office:value-type="string" office:string-value="windows/x86" calcext:value-type="string">
            <text:p>windows/x86</text:p>
          </table:table-cell>
          <table:table-cell table:style-name="ce2" table:formula="of:=VLOOKUP([.D262];[Hoja2.$A$2:.$C$6];2;FALSE())" office:value-type="string" office:string-value="windows" calcext:value-type="string">
            <text:p>windows</text:p>
          </table:table-cell>
          <table:table-cell table:style-name="ce2" table:formula="of:=VLOOKUP([.D262];[Hoja2.$A$2:.$C$6];3;FALSE())" office:value-type="string" office:string-value="zip" calcext:value-type="string">
            <text:p>zip</text:p>
          </table:table-cell>
          <table:table-cell table:formula="of:=SUBSTITUTE([.A262];&quot;.&quot;;&quot;_&quot;)" office:value-type="string" office:string-value="9_5_4" calcext:value-type="string">
            <text:p>9_5_4</text:p>
          </table:table-cell>
          <table:table-cell table:formula="of:=&quot;v&quot;&amp;[.G262]&amp;&quot;.&quot;&amp;[.B262]&amp;&quot;.&quot;&amp;[.C262]" office:value-type="string" office:string-value="v9_5_4.windows.x86" calcext:value-type="string">
            <text:p>v9_5_4.windows.x86</text:p>
          </table:table-cell>
          <table:table-cell table:formula="of:=&quot;v&quot;&amp;[.G262]&amp;&quot;/&quot;&amp;[.B262]&amp;&quot;/&quot;&amp;[.C262]" office:value-type="string" office:string-value="v9_5_4/windows/x86" calcext:value-type="string">
            <text:p>v9_5_4/windows/x86</text:p>
          </table:table-cell>
          <table:table-cell table:formula="of:=&quot;https://get.enterprisedb.com/postgresql/postgresql-&quot;&amp;[.A262]&amp;&quot;-&quot;" office:value-type="string" office:string-value="https://get.enterprisedb.com/postgresql/postgresql-9.5.4-" calcext:value-type="string">
            <text:p>https://get.enterprisedb.com/postgresql/postgresql-9.5.4-</text:p>
          </table:table-cell>
          <table:table-cell table:formula="of:=&quot;-&quot;&amp;[.E262]&amp;&quot;-binaries.&quot;&amp;[.F262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5.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263]=&quot;any&quot;;[.B263];[.B263]&amp;&quot;/&quot;&amp;[.C263])" office:value-type="string" office:string-value="windows/x86" calcext:value-type="string">
            <text:p>windows/x86</text:p>
          </table:table-cell>
          <table:table-cell table:style-name="ce2" table:formula="of:=VLOOKUP([.D263];[Hoja2.$A$2:.$C$6];2;FALSE())" office:value-type="string" office:string-value="windows" calcext:value-type="string">
            <text:p>windows</text:p>
          </table:table-cell>
          <table:table-cell table:style-name="ce2" table:formula="of:=VLOOKUP([.D263];[Hoja2.$A$2:.$C$6];3;FALSE())" office:value-type="string" office:string-value="zip" calcext:value-type="string">
            <text:p>zip</text:p>
          </table:table-cell>
          <table:table-cell table:formula="of:=SUBSTITUTE([.A263];&quot;.&quot;;&quot;_&quot;)" office:value-type="string" office:string-value="9_5_3" calcext:value-type="string">
            <text:p>9_5_3</text:p>
          </table:table-cell>
          <table:table-cell table:formula="of:=&quot;v&quot;&amp;[.G263]&amp;&quot;.&quot;&amp;[.B263]&amp;&quot;.&quot;&amp;[.C263]" office:value-type="string" office:string-value="v9_5_3.windows.x86" calcext:value-type="string">
            <text:p>v9_5_3.windows.x86</text:p>
          </table:table-cell>
          <table:table-cell table:formula="of:=&quot;v&quot;&amp;[.G263]&amp;&quot;/&quot;&amp;[.B263]&amp;&quot;/&quot;&amp;[.C263]" office:value-type="string" office:string-value="v9_5_3/windows/x86" calcext:value-type="string">
            <text:p>v9_5_3/windows/x86</text:p>
          </table:table-cell>
          <table:table-cell table:formula="of:=&quot;https://get.enterprisedb.com/postgresql/postgresql-&quot;&amp;[.A263]&amp;&quot;-&quot;" office:value-type="string" office:string-value="https://get.enterprisedb.com/postgresql/postgresql-9.5.3-" calcext:value-type="string">
            <text:p>https://get.enterprisedb.com/postgresql/postgresql-9.5.3-</text:p>
          </table:table-cell>
          <table:table-cell table:formula="of:=&quot;-&quot;&amp;[.E263]&amp;&quot;-binaries.&quot;&amp;[.F263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5.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264]=&quot;any&quot;;[.B264];[.B264]&amp;&quot;/&quot;&amp;[.C264])" office:value-type="string" office:string-value="windows/x86" calcext:value-type="string">
            <text:p>windows/x86</text:p>
          </table:table-cell>
          <table:table-cell table:style-name="ce2" table:formula="of:=VLOOKUP([.D264];[Hoja2.$A$2:.$C$6];2;FALSE())" office:value-type="string" office:string-value="windows" calcext:value-type="string">
            <text:p>windows</text:p>
          </table:table-cell>
          <table:table-cell table:style-name="ce2" table:formula="of:=VLOOKUP([.D264];[Hoja2.$A$2:.$C$6];3;FALSE())" office:value-type="string" office:string-value="zip" calcext:value-type="string">
            <text:p>zip</text:p>
          </table:table-cell>
          <table:table-cell table:formula="of:=SUBSTITUTE([.A264];&quot;.&quot;;&quot;_&quot;)" office:value-type="string" office:string-value="9_5_2" calcext:value-type="string">
            <text:p>9_5_2</text:p>
          </table:table-cell>
          <table:table-cell table:formula="of:=&quot;v&quot;&amp;[.G264]&amp;&quot;.&quot;&amp;[.B264]&amp;&quot;.&quot;&amp;[.C264]" office:value-type="string" office:string-value="v9_5_2.windows.x86" calcext:value-type="string">
            <text:p>v9_5_2.windows.x86</text:p>
          </table:table-cell>
          <table:table-cell table:formula="of:=&quot;v&quot;&amp;[.G264]&amp;&quot;/&quot;&amp;[.B264]&amp;&quot;/&quot;&amp;[.C264]" office:value-type="string" office:string-value="v9_5_2/windows/x86" calcext:value-type="string">
            <text:p>v9_5_2/windows/x86</text:p>
          </table:table-cell>
          <table:table-cell table:formula="of:=&quot;https://get.enterprisedb.com/postgresql/postgresql-&quot;&amp;[.A264]&amp;&quot;-&quot;" office:value-type="string" office:string-value="https://get.enterprisedb.com/postgresql/postgresql-9.5.2-" calcext:value-type="string">
            <text:p>https://get.enterprisedb.com/postgresql/postgresql-9.5.2-</text:p>
          </table:table-cell>
          <table:table-cell table:formula="of:=&quot;-&quot;&amp;[.E264]&amp;&quot;-binaries.&quot;&amp;[.F264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5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265]=&quot;any&quot;;[.B265];[.B265]&amp;&quot;/&quot;&amp;[.C265])" office:value-type="string" office:string-value="windows/x86" calcext:value-type="string">
            <text:p>windows/x86</text:p>
          </table:table-cell>
          <table:table-cell table:style-name="ce2" table:formula="of:=VLOOKUP([.D265];[Hoja2.$A$2:.$C$6];2;FALSE())" office:value-type="string" office:string-value="windows" calcext:value-type="string">
            <text:p>windows</text:p>
          </table:table-cell>
          <table:table-cell table:style-name="ce2" table:formula="of:=VLOOKUP([.D265];[Hoja2.$A$2:.$C$6];3;FALSE())" office:value-type="string" office:string-value="zip" calcext:value-type="string">
            <text:p>zip</text:p>
          </table:table-cell>
          <table:table-cell table:formula="of:=SUBSTITUTE([.A265];&quot;.&quot;;&quot;_&quot;)" office:value-type="string" office:string-value="9_5_1" calcext:value-type="string">
            <text:p>9_5_1</text:p>
          </table:table-cell>
          <table:table-cell table:formula="of:=&quot;v&quot;&amp;[.G265]&amp;&quot;.&quot;&amp;[.B265]&amp;&quot;.&quot;&amp;[.C265]" office:value-type="string" office:string-value="v9_5_1.windows.x86" calcext:value-type="string">
            <text:p>v9_5_1.windows.x86</text:p>
          </table:table-cell>
          <table:table-cell table:formula="of:=&quot;v&quot;&amp;[.G265]&amp;&quot;/&quot;&amp;[.B265]&amp;&quot;/&quot;&amp;[.C265]" office:value-type="string" office:string-value="v9_5_1/windows/x86" calcext:value-type="string">
            <text:p>v9_5_1/windows/x86</text:p>
          </table:table-cell>
          <table:table-cell table:formula="of:=&quot;https://get.enterprisedb.com/postgresql/postgresql-&quot;&amp;[.A265]&amp;&quot;-&quot;" office:value-type="string" office:string-value="https://get.enterprisedb.com/postgresql/postgresql-9.5.1-" calcext:value-type="string">
            <text:p>https://get.enterprisedb.com/postgresql/postgresql-9.5.1-</text:p>
          </table:table-cell>
          <table:table-cell table:formula="of:=&quot;-&quot;&amp;[.E265]&amp;&quot;-binaries.&quot;&amp;[.F265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5.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266]=&quot;any&quot;;[.B266];[.B266]&amp;&quot;/&quot;&amp;[.C266])" office:value-type="string" office:string-value="windows/x86" calcext:value-type="string">
            <text:p>windows/x86</text:p>
          </table:table-cell>
          <table:table-cell table:style-name="ce2" table:formula="of:=VLOOKUP([.D266];[Hoja2.$A$2:.$C$6];2;FALSE())" office:value-type="string" office:string-value="windows" calcext:value-type="string">
            <text:p>windows</text:p>
          </table:table-cell>
          <table:table-cell table:style-name="ce2" table:formula="of:=VLOOKUP([.D266];[Hoja2.$A$2:.$C$6];3;FALSE())" office:value-type="string" office:string-value="zip" calcext:value-type="string">
            <text:p>zip</text:p>
          </table:table-cell>
          <table:table-cell table:formula="of:=SUBSTITUTE([.A266];&quot;.&quot;;&quot;_&quot;)" office:value-type="string" office:string-value="9_5_0" calcext:value-type="string">
            <text:p>9_5_0</text:p>
          </table:table-cell>
          <table:table-cell table:formula="of:=&quot;v&quot;&amp;[.G266]&amp;&quot;.&quot;&amp;[.B266]&amp;&quot;.&quot;&amp;[.C266]" office:value-type="string" office:string-value="v9_5_0.windows.x86" calcext:value-type="string">
            <text:p>v9_5_0.windows.x86</text:p>
          </table:table-cell>
          <table:table-cell table:formula="of:=&quot;v&quot;&amp;[.G266]&amp;&quot;/&quot;&amp;[.B266]&amp;&quot;/&quot;&amp;[.C266]" office:value-type="string" office:string-value="v9_5_0/windows/x86" calcext:value-type="string">
            <text:p>v9_5_0/windows/x86</text:p>
          </table:table-cell>
          <table:table-cell table:formula="of:=&quot;https://get.enterprisedb.com/postgresql/postgresql-&quot;&amp;[.A266]&amp;&quot;-&quot;" office:value-type="string" office:string-value="https://get.enterprisedb.com/postgresql/postgresql-9.5.0-" calcext:value-type="string">
            <text:p>https://get.enterprisedb.com/postgresql/postgresql-9.5.0-</text:p>
          </table:table-cell>
          <table:table-cell table:formula="of:=&quot;-&quot;&amp;[.E266]&amp;&quot;-binaries.&quot;&amp;[.F266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1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267]=&quot;any&quot;;[.B267];[.B267]&amp;&quot;/&quot;&amp;[.C267])" office:value-type="string" office:string-value="windows/x86" calcext:value-type="string">
            <text:p>windows/x86</text:p>
          </table:table-cell>
          <table:table-cell table:style-name="ce2" table:formula="of:=VLOOKUP([.D267];[Hoja2.$A$2:.$C$6];2;FALSE())" office:value-type="string" office:string-value="windows" calcext:value-type="string">
            <text:p>windows</text:p>
          </table:table-cell>
          <table:table-cell table:style-name="ce2" table:formula="of:=VLOOKUP([.D267];[Hoja2.$A$2:.$C$6];3;FALSE())" office:value-type="string" office:string-value="zip" calcext:value-type="string">
            <text:p>zip</text:p>
          </table:table-cell>
          <table:table-cell table:formula="of:=SUBSTITUTE([.A267];&quot;.&quot;;&quot;_&quot;)" office:value-type="string" office:string-value="9_4_11" calcext:value-type="string">
            <text:p>9_4_11</text:p>
          </table:table-cell>
          <table:table-cell table:formula="of:=&quot;v&quot;&amp;[.G267]&amp;&quot;.&quot;&amp;[.B267]&amp;&quot;.&quot;&amp;[.C267]" office:value-type="string" office:string-value="v9_4_11.windows.x86" calcext:value-type="string">
            <text:p>v9_4_11.windows.x86</text:p>
          </table:table-cell>
          <table:table-cell table:formula="of:=&quot;v&quot;&amp;[.G267]&amp;&quot;/&quot;&amp;[.B267]&amp;&quot;/&quot;&amp;[.C267]" office:value-type="string" office:string-value="v9_4_11/windows/x86" calcext:value-type="string">
            <text:p>v9_4_11/windows/x86</text:p>
          </table:table-cell>
          <table:table-cell table:formula="of:=&quot;https://get.enterprisedb.com/postgresql/postgresql-&quot;&amp;[.A267]&amp;&quot;-&quot;" office:value-type="string" office:string-value="https://get.enterprisedb.com/postgresql/postgresql-9.4.11-" calcext:value-type="string">
            <text:p>https://get.enterprisedb.com/postgresql/postgresql-9.4.11-</text:p>
          </table:table-cell>
          <table:table-cell table:formula="of:=&quot;-&quot;&amp;[.E267]&amp;&quot;-binaries.&quot;&amp;[.F267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1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268]=&quot;any&quot;;[.B268];[.B268]&amp;&quot;/&quot;&amp;[.C268])" office:value-type="string" office:string-value="windows/x86" calcext:value-type="string">
            <text:p>windows/x86</text:p>
          </table:table-cell>
          <table:table-cell table:style-name="ce2" table:formula="of:=VLOOKUP([.D268];[Hoja2.$A$2:.$C$6];2;FALSE())" office:value-type="string" office:string-value="windows" calcext:value-type="string">
            <text:p>windows</text:p>
          </table:table-cell>
          <table:table-cell table:style-name="ce2" table:formula="of:=VLOOKUP([.D268];[Hoja2.$A$2:.$C$6];3;FALSE())" office:value-type="string" office:string-value="zip" calcext:value-type="string">
            <text:p>zip</text:p>
          </table:table-cell>
          <table:table-cell table:formula="of:=SUBSTITUTE([.A268];&quot;.&quot;;&quot;_&quot;)" office:value-type="string" office:string-value="9_4_10" calcext:value-type="string">
            <text:p>9_4_10</text:p>
          </table:table-cell>
          <table:table-cell table:formula="of:=&quot;v&quot;&amp;[.G268]&amp;&quot;.&quot;&amp;[.B268]&amp;&quot;.&quot;&amp;[.C268]" office:value-type="string" office:string-value="v9_4_10.windows.x86" calcext:value-type="string">
            <text:p>v9_4_10.windows.x86</text:p>
          </table:table-cell>
          <table:table-cell table:formula="of:=&quot;v&quot;&amp;[.G268]&amp;&quot;/&quot;&amp;[.B268]&amp;&quot;/&quot;&amp;[.C268]" office:value-type="string" office:string-value="v9_4_10/windows/x86" calcext:value-type="string">
            <text:p>v9_4_10/windows/x86</text:p>
          </table:table-cell>
          <table:table-cell table:formula="of:=&quot;https://get.enterprisedb.com/postgresql/postgresql-&quot;&amp;[.A268]&amp;&quot;-&quot;" office:value-type="string" office:string-value="https://get.enterprisedb.com/postgresql/postgresql-9.4.10-" calcext:value-type="string">
            <text:p>https://get.enterprisedb.com/postgresql/postgresql-9.4.10-</text:p>
          </table:table-cell>
          <table:table-cell table:formula="of:=&quot;-&quot;&amp;[.E268]&amp;&quot;-binaries.&quot;&amp;[.F268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269]=&quot;any&quot;;[.B269];[.B269]&amp;&quot;/&quot;&amp;[.C269])" office:value-type="string" office:string-value="windows/x86" calcext:value-type="string">
            <text:p>windows/x86</text:p>
          </table:table-cell>
          <table:table-cell table:style-name="ce2" table:formula="of:=VLOOKUP([.D269];[Hoja2.$A$2:.$C$6];2;FALSE())" office:value-type="string" office:string-value="windows" calcext:value-type="string">
            <text:p>windows</text:p>
          </table:table-cell>
          <table:table-cell table:style-name="ce2" table:formula="of:=VLOOKUP([.D269];[Hoja2.$A$2:.$C$6];3;FALSE())" office:value-type="string" office:string-value="zip" calcext:value-type="string">
            <text:p>zip</text:p>
          </table:table-cell>
          <table:table-cell table:formula="of:=SUBSTITUTE([.A269];&quot;.&quot;;&quot;_&quot;)" office:value-type="string" office:string-value="9_4_9" calcext:value-type="string">
            <text:p>9_4_9</text:p>
          </table:table-cell>
          <table:table-cell table:formula="of:=&quot;v&quot;&amp;[.G269]&amp;&quot;.&quot;&amp;[.B269]&amp;&quot;.&quot;&amp;[.C269]" office:value-type="string" office:string-value="v9_4_9.windows.x86" calcext:value-type="string">
            <text:p>v9_4_9.windows.x86</text:p>
          </table:table-cell>
          <table:table-cell table:formula="of:=&quot;v&quot;&amp;[.G269]&amp;&quot;/&quot;&amp;[.B269]&amp;&quot;/&quot;&amp;[.C269]" office:value-type="string" office:string-value="v9_4_9/windows/x86" calcext:value-type="string">
            <text:p>v9_4_9/windows/x86</text:p>
          </table:table-cell>
          <table:table-cell table:formula="of:=&quot;https://get.enterprisedb.com/postgresql/postgresql-&quot;&amp;[.A269]&amp;&quot;-&quot;" office:value-type="string" office:string-value="https://get.enterprisedb.com/postgresql/postgresql-9.4.9-" calcext:value-type="string">
            <text:p>https://get.enterprisedb.com/postgresql/postgresql-9.4.9-</text:p>
          </table:table-cell>
          <table:table-cell table:formula="of:=&quot;-&quot;&amp;[.E269]&amp;&quot;-binaries.&quot;&amp;[.F269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270]=&quot;any&quot;;[.B270];[.B270]&amp;&quot;/&quot;&amp;[.C270])" office:value-type="string" office:string-value="windows/x86" calcext:value-type="string">
            <text:p>windows/x86</text:p>
          </table:table-cell>
          <table:table-cell table:style-name="ce2" table:formula="of:=VLOOKUP([.D270];[Hoja2.$A$2:.$C$6];2;FALSE())" office:value-type="string" office:string-value="windows" calcext:value-type="string">
            <text:p>windows</text:p>
          </table:table-cell>
          <table:table-cell table:style-name="ce2" table:formula="of:=VLOOKUP([.D270];[Hoja2.$A$2:.$C$6];3;FALSE())" office:value-type="string" office:string-value="zip" calcext:value-type="string">
            <text:p>zip</text:p>
          </table:table-cell>
          <table:table-cell table:formula="of:=SUBSTITUTE([.A270];&quot;.&quot;;&quot;_&quot;)" office:value-type="string" office:string-value="9_4_8" calcext:value-type="string">
            <text:p>9_4_8</text:p>
          </table:table-cell>
          <table:table-cell table:formula="of:=&quot;v&quot;&amp;[.G270]&amp;&quot;.&quot;&amp;[.B270]&amp;&quot;.&quot;&amp;[.C270]" office:value-type="string" office:string-value="v9_4_8.windows.x86" calcext:value-type="string">
            <text:p>v9_4_8.windows.x86</text:p>
          </table:table-cell>
          <table:table-cell table:formula="of:=&quot;v&quot;&amp;[.G270]&amp;&quot;/&quot;&amp;[.B270]&amp;&quot;/&quot;&amp;[.C270]" office:value-type="string" office:string-value="v9_4_8/windows/x86" calcext:value-type="string">
            <text:p>v9_4_8/windows/x86</text:p>
          </table:table-cell>
          <table:table-cell table:formula="of:=&quot;https://get.enterprisedb.com/postgresql/postgresql-&quot;&amp;[.A270]&amp;&quot;-&quot;" office:value-type="string" office:string-value="https://get.enterprisedb.com/postgresql/postgresql-9.4.8-" calcext:value-type="string">
            <text:p>https://get.enterprisedb.com/postgresql/postgresql-9.4.8-</text:p>
          </table:table-cell>
          <table:table-cell table:formula="of:=&quot;-&quot;&amp;[.E270]&amp;&quot;-binaries.&quot;&amp;[.F270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271]=&quot;any&quot;;[.B271];[.B271]&amp;&quot;/&quot;&amp;[.C271])" office:value-type="string" office:string-value="windows/x86" calcext:value-type="string">
            <text:p>windows/x86</text:p>
          </table:table-cell>
          <table:table-cell table:style-name="ce2" table:formula="of:=VLOOKUP([.D271];[Hoja2.$A$2:.$C$6];2;FALSE())" office:value-type="string" office:string-value="windows" calcext:value-type="string">
            <text:p>windows</text:p>
          </table:table-cell>
          <table:table-cell table:style-name="ce2" table:formula="of:=VLOOKUP([.D271];[Hoja2.$A$2:.$C$6];3;FALSE())" office:value-type="string" office:string-value="zip" calcext:value-type="string">
            <text:p>zip</text:p>
          </table:table-cell>
          <table:table-cell table:formula="of:=SUBSTITUTE([.A271];&quot;.&quot;;&quot;_&quot;)" office:value-type="string" office:string-value="9_4_7" calcext:value-type="string">
            <text:p>9_4_7</text:p>
          </table:table-cell>
          <table:table-cell table:formula="of:=&quot;v&quot;&amp;[.G271]&amp;&quot;.&quot;&amp;[.B271]&amp;&quot;.&quot;&amp;[.C271]" office:value-type="string" office:string-value="v9_4_7.windows.x86" calcext:value-type="string">
            <text:p>v9_4_7.windows.x86</text:p>
          </table:table-cell>
          <table:table-cell table:formula="of:=&quot;v&quot;&amp;[.G271]&amp;&quot;/&quot;&amp;[.B271]&amp;&quot;/&quot;&amp;[.C271]" office:value-type="string" office:string-value="v9_4_7/windows/x86" calcext:value-type="string">
            <text:p>v9_4_7/windows/x86</text:p>
          </table:table-cell>
          <table:table-cell table:formula="of:=&quot;https://get.enterprisedb.com/postgresql/postgresql-&quot;&amp;[.A271]&amp;&quot;-&quot;" office:value-type="string" office:string-value="https://get.enterprisedb.com/postgresql/postgresql-9.4.7-" calcext:value-type="string">
            <text:p>https://get.enterprisedb.com/postgresql/postgresql-9.4.7-</text:p>
          </table:table-cell>
          <table:table-cell table:formula="of:=&quot;-&quot;&amp;[.E271]&amp;&quot;-binaries.&quot;&amp;[.F271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272]=&quot;any&quot;;[.B272];[.B272]&amp;&quot;/&quot;&amp;[.C272])" office:value-type="string" office:string-value="windows/x86" calcext:value-type="string">
            <text:p>windows/x86</text:p>
          </table:table-cell>
          <table:table-cell table:style-name="ce2" table:formula="of:=VLOOKUP([.D272];[Hoja2.$A$2:.$C$6];2;FALSE())" office:value-type="string" office:string-value="windows" calcext:value-type="string">
            <text:p>windows</text:p>
          </table:table-cell>
          <table:table-cell table:style-name="ce2" table:formula="of:=VLOOKUP([.D272];[Hoja2.$A$2:.$C$6];3;FALSE())" office:value-type="string" office:string-value="zip" calcext:value-type="string">
            <text:p>zip</text:p>
          </table:table-cell>
          <table:table-cell table:formula="of:=SUBSTITUTE([.A272];&quot;.&quot;;&quot;_&quot;)" office:value-type="string" office:string-value="9_4_6" calcext:value-type="string">
            <text:p>9_4_6</text:p>
          </table:table-cell>
          <table:table-cell table:formula="of:=&quot;v&quot;&amp;[.G272]&amp;&quot;.&quot;&amp;[.B272]&amp;&quot;.&quot;&amp;[.C272]" office:value-type="string" office:string-value="v9_4_6.windows.x86" calcext:value-type="string">
            <text:p>v9_4_6.windows.x86</text:p>
          </table:table-cell>
          <table:table-cell table:formula="of:=&quot;v&quot;&amp;[.G272]&amp;&quot;/&quot;&amp;[.B272]&amp;&quot;/&quot;&amp;[.C272]" office:value-type="string" office:string-value="v9_4_6/windows/x86" calcext:value-type="string">
            <text:p>v9_4_6/windows/x86</text:p>
          </table:table-cell>
          <table:table-cell table:formula="of:=&quot;https://get.enterprisedb.com/postgresql/postgresql-&quot;&amp;[.A272]&amp;&quot;-&quot;" office:value-type="string" office:string-value="https://get.enterprisedb.com/postgresql/postgresql-9.4.6-" calcext:value-type="string">
            <text:p>https://get.enterprisedb.com/postgresql/postgresql-9.4.6-</text:p>
          </table:table-cell>
          <table:table-cell table:formula="of:=&quot;-&quot;&amp;[.E272]&amp;&quot;-binaries.&quot;&amp;[.F272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273]=&quot;any&quot;;[.B273];[.B273]&amp;&quot;/&quot;&amp;[.C273])" office:value-type="string" office:string-value="windows/x86" calcext:value-type="string">
            <text:p>windows/x86</text:p>
          </table:table-cell>
          <table:table-cell table:style-name="ce2" table:formula="of:=VLOOKUP([.D273];[Hoja2.$A$2:.$C$6];2;FALSE())" office:value-type="string" office:string-value="windows" calcext:value-type="string">
            <text:p>windows</text:p>
          </table:table-cell>
          <table:table-cell table:style-name="ce2" table:formula="of:=VLOOKUP([.D273];[Hoja2.$A$2:.$C$6];3;FALSE())" office:value-type="string" office:string-value="zip" calcext:value-type="string">
            <text:p>zip</text:p>
          </table:table-cell>
          <table:table-cell table:formula="of:=SUBSTITUTE([.A273];&quot;.&quot;;&quot;_&quot;)" office:value-type="string" office:string-value="9_4_5" calcext:value-type="string">
            <text:p>9_4_5</text:p>
          </table:table-cell>
          <table:table-cell table:formula="of:=&quot;v&quot;&amp;[.G273]&amp;&quot;.&quot;&amp;[.B273]&amp;&quot;.&quot;&amp;[.C273]" office:value-type="string" office:string-value="v9_4_5.windows.x86" calcext:value-type="string">
            <text:p>v9_4_5.windows.x86</text:p>
          </table:table-cell>
          <table:table-cell table:formula="of:=&quot;v&quot;&amp;[.G273]&amp;&quot;/&quot;&amp;[.B273]&amp;&quot;/&quot;&amp;[.C273]" office:value-type="string" office:string-value="v9_4_5/windows/x86" calcext:value-type="string">
            <text:p>v9_4_5/windows/x86</text:p>
          </table:table-cell>
          <table:table-cell table:formula="of:=&quot;https://get.enterprisedb.com/postgresql/postgresql-&quot;&amp;[.A273]&amp;&quot;-&quot;" office:value-type="string" office:string-value="https://get.enterprisedb.com/postgresql/postgresql-9.4.5-" calcext:value-type="string">
            <text:p>https://get.enterprisedb.com/postgresql/postgresql-9.4.5-</text:p>
          </table:table-cell>
          <table:table-cell table:formula="of:=&quot;-&quot;&amp;[.E273]&amp;&quot;-binaries.&quot;&amp;[.F273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274]=&quot;any&quot;;[.B274];[.B274]&amp;&quot;/&quot;&amp;[.C274])" office:value-type="string" office:string-value="windows/x86" calcext:value-type="string">
            <text:p>windows/x86</text:p>
          </table:table-cell>
          <table:table-cell table:style-name="ce2" table:formula="of:=VLOOKUP([.D274];[Hoja2.$A$2:.$C$6];2;FALSE())" office:value-type="string" office:string-value="windows" calcext:value-type="string">
            <text:p>windows</text:p>
          </table:table-cell>
          <table:table-cell table:style-name="ce2" table:formula="of:=VLOOKUP([.D274];[Hoja2.$A$2:.$C$6];3;FALSE())" office:value-type="string" office:string-value="zip" calcext:value-type="string">
            <text:p>zip</text:p>
          </table:table-cell>
          <table:table-cell table:formula="of:=SUBSTITUTE([.A274];&quot;.&quot;;&quot;_&quot;)" office:value-type="string" office:string-value="9_4_4" calcext:value-type="string">
            <text:p>9_4_4</text:p>
          </table:table-cell>
          <table:table-cell table:formula="of:=&quot;v&quot;&amp;[.G274]&amp;&quot;.&quot;&amp;[.B274]&amp;&quot;.&quot;&amp;[.C274]" office:value-type="string" office:string-value="v9_4_4.windows.x86" calcext:value-type="string">
            <text:p>v9_4_4.windows.x86</text:p>
          </table:table-cell>
          <table:table-cell table:formula="of:=&quot;v&quot;&amp;[.G274]&amp;&quot;/&quot;&amp;[.B274]&amp;&quot;/&quot;&amp;[.C274]" office:value-type="string" office:string-value="v9_4_4/windows/x86" calcext:value-type="string">
            <text:p>v9_4_4/windows/x86</text:p>
          </table:table-cell>
          <table:table-cell table:formula="of:=&quot;https://get.enterprisedb.com/postgresql/postgresql-&quot;&amp;[.A274]&amp;&quot;-&quot;" office:value-type="string" office:string-value="https://get.enterprisedb.com/postgresql/postgresql-9.4.4-" calcext:value-type="string">
            <text:p>https://get.enterprisedb.com/postgresql/postgresql-9.4.4-</text:p>
          </table:table-cell>
          <table:table-cell table:formula="of:=&quot;-&quot;&amp;[.E274]&amp;&quot;-binaries.&quot;&amp;[.F274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275]=&quot;any&quot;;[.B275];[.B275]&amp;&quot;/&quot;&amp;[.C275])" office:value-type="string" office:string-value="windows/x86" calcext:value-type="string">
            <text:p>windows/x86</text:p>
          </table:table-cell>
          <table:table-cell table:style-name="ce2" table:formula="of:=VLOOKUP([.D275];[Hoja2.$A$2:.$C$6];2;FALSE())" office:value-type="string" office:string-value="windows" calcext:value-type="string">
            <text:p>windows</text:p>
          </table:table-cell>
          <table:table-cell table:style-name="ce2" table:formula="of:=VLOOKUP([.D275];[Hoja2.$A$2:.$C$6];3;FALSE())" office:value-type="string" office:string-value="zip" calcext:value-type="string">
            <text:p>zip</text:p>
          </table:table-cell>
          <table:table-cell table:formula="of:=SUBSTITUTE([.A275];&quot;.&quot;;&quot;_&quot;)" office:value-type="string" office:string-value="9_4_3" calcext:value-type="string">
            <text:p>9_4_3</text:p>
          </table:table-cell>
          <table:table-cell table:formula="of:=&quot;v&quot;&amp;[.G275]&amp;&quot;.&quot;&amp;[.B275]&amp;&quot;.&quot;&amp;[.C275]" office:value-type="string" office:string-value="v9_4_3.windows.x86" calcext:value-type="string">
            <text:p>v9_4_3.windows.x86</text:p>
          </table:table-cell>
          <table:table-cell table:formula="of:=&quot;v&quot;&amp;[.G275]&amp;&quot;/&quot;&amp;[.B275]&amp;&quot;/&quot;&amp;[.C275]" office:value-type="string" office:string-value="v9_4_3/windows/x86" calcext:value-type="string">
            <text:p>v9_4_3/windows/x86</text:p>
          </table:table-cell>
          <table:table-cell table:formula="of:=&quot;https://get.enterprisedb.com/postgresql/postgresql-&quot;&amp;[.A275]&amp;&quot;-&quot;" office:value-type="string" office:string-value="https://get.enterprisedb.com/postgresql/postgresql-9.4.3-" calcext:value-type="string">
            <text:p>https://get.enterprisedb.com/postgresql/postgresql-9.4.3-</text:p>
          </table:table-cell>
          <table:table-cell table:formula="of:=&quot;-&quot;&amp;[.E275]&amp;&quot;-binaries.&quot;&amp;[.F275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276]=&quot;any&quot;;[.B276];[.B276]&amp;&quot;/&quot;&amp;[.C276])" office:value-type="string" office:string-value="windows/x86" calcext:value-type="string">
            <text:p>windows/x86</text:p>
          </table:table-cell>
          <table:table-cell table:style-name="ce2" table:formula="of:=VLOOKUP([.D276];[Hoja2.$A$2:.$C$6];2;FALSE())" office:value-type="string" office:string-value="windows" calcext:value-type="string">
            <text:p>windows</text:p>
          </table:table-cell>
          <table:table-cell table:style-name="ce2" table:formula="of:=VLOOKUP([.D276];[Hoja2.$A$2:.$C$6];3;FALSE())" office:value-type="string" office:string-value="zip" calcext:value-type="string">
            <text:p>zip</text:p>
          </table:table-cell>
          <table:table-cell table:formula="of:=SUBSTITUTE([.A276];&quot;.&quot;;&quot;_&quot;)" office:value-type="string" office:string-value="9_4_2" calcext:value-type="string">
            <text:p>9_4_2</text:p>
          </table:table-cell>
          <table:table-cell table:formula="of:=&quot;v&quot;&amp;[.G276]&amp;&quot;.&quot;&amp;[.B276]&amp;&quot;.&quot;&amp;[.C276]" office:value-type="string" office:string-value="v9_4_2.windows.x86" calcext:value-type="string">
            <text:p>v9_4_2.windows.x86</text:p>
          </table:table-cell>
          <table:table-cell table:formula="of:=&quot;v&quot;&amp;[.G276]&amp;&quot;/&quot;&amp;[.B276]&amp;&quot;/&quot;&amp;[.C276]" office:value-type="string" office:string-value="v9_4_2/windows/x86" calcext:value-type="string">
            <text:p>v9_4_2/windows/x86</text:p>
          </table:table-cell>
          <table:table-cell table:formula="of:=&quot;https://get.enterprisedb.com/postgresql/postgresql-&quot;&amp;[.A276]&amp;&quot;-&quot;" office:value-type="string" office:string-value="https://get.enterprisedb.com/postgresql/postgresql-9.4.2-" calcext:value-type="string">
            <text:p>https://get.enterprisedb.com/postgresql/postgresql-9.4.2-</text:p>
          </table:table-cell>
          <table:table-cell table:formula="of:=&quot;-&quot;&amp;[.E276]&amp;&quot;-binaries.&quot;&amp;[.F276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277]=&quot;any&quot;;[.B277];[.B277]&amp;&quot;/&quot;&amp;[.C277])" office:value-type="string" office:string-value="windows/x86" calcext:value-type="string">
            <text:p>windows/x86</text:p>
          </table:table-cell>
          <table:table-cell table:style-name="ce2" table:formula="of:=VLOOKUP([.D277];[Hoja2.$A$2:.$C$6];2;FALSE())" office:value-type="string" office:string-value="windows" calcext:value-type="string">
            <text:p>windows</text:p>
          </table:table-cell>
          <table:table-cell table:style-name="ce2" table:formula="of:=VLOOKUP([.D277];[Hoja2.$A$2:.$C$6];3;FALSE())" office:value-type="string" office:string-value="zip" calcext:value-type="string">
            <text:p>zip</text:p>
          </table:table-cell>
          <table:table-cell table:formula="of:=SUBSTITUTE([.A277];&quot;.&quot;;&quot;_&quot;)" office:value-type="string" office:string-value="9_4_1" calcext:value-type="string">
            <text:p>9_4_1</text:p>
          </table:table-cell>
          <table:table-cell table:formula="of:=&quot;v&quot;&amp;[.G277]&amp;&quot;.&quot;&amp;[.B277]&amp;&quot;.&quot;&amp;[.C277]" office:value-type="string" office:string-value="v9_4_1.windows.x86" calcext:value-type="string">
            <text:p>v9_4_1.windows.x86</text:p>
          </table:table-cell>
          <table:table-cell table:formula="of:=&quot;v&quot;&amp;[.G277]&amp;&quot;/&quot;&amp;[.B277]&amp;&quot;/&quot;&amp;[.C277]" office:value-type="string" office:string-value="v9_4_1/windows/x86" calcext:value-type="string">
            <text:p>v9_4_1/windows/x86</text:p>
          </table:table-cell>
          <table:table-cell table:formula="of:=&quot;https://get.enterprisedb.com/postgresql/postgresql-&quot;&amp;[.A277]&amp;&quot;-&quot;" office:value-type="string" office:string-value="https://get.enterprisedb.com/postgresql/postgresql-9.4.1-" calcext:value-type="string">
            <text:p>https://get.enterprisedb.com/postgresql/postgresql-9.4.1-</text:p>
          </table:table-cell>
          <table:table-cell table:formula="of:=&quot;-&quot;&amp;[.E277]&amp;&quot;-binaries.&quot;&amp;[.F277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278]=&quot;any&quot;;[.B278];[.B278]&amp;&quot;/&quot;&amp;[.C278])" office:value-type="string" office:string-value="windows/x86" calcext:value-type="string">
            <text:p>windows/x86</text:p>
          </table:table-cell>
          <table:table-cell table:style-name="ce2" table:formula="of:=VLOOKUP([.D278];[Hoja2.$A$2:.$C$6];2;FALSE())" office:value-type="string" office:string-value="windows" calcext:value-type="string">
            <text:p>windows</text:p>
          </table:table-cell>
          <table:table-cell table:style-name="ce2" table:formula="of:=VLOOKUP([.D278];[Hoja2.$A$2:.$C$6];3;FALSE())" office:value-type="string" office:string-value="zip" calcext:value-type="string">
            <text:p>zip</text:p>
          </table:table-cell>
          <table:table-cell table:formula="of:=SUBSTITUTE([.A278];&quot;.&quot;;&quot;_&quot;)" office:value-type="string" office:string-value="9_4_0" calcext:value-type="string">
            <text:p>9_4_0</text:p>
          </table:table-cell>
          <table:table-cell table:formula="of:=&quot;v&quot;&amp;[.G278]&amp;&quot;.&quot;&amp;[.B278]&amp;&quot;.&quot;&amp;[.C278]" office:value-type="string" office:string-value="v9_4_0.windows.x86" calcext:value-type="string">
            <text:p>v9_4_0.windows.x86</text:p>
          </table:table-cell>
          <table:table-cell table:formula="of:=&quot;v&quot;&amp;[.G278]&amp;&quot;/&quot;&amp;[.B278]&amp;&quot;/&quot;&amp;[.C278]" office:value-type="string" office:string-value="v9_4_0/windows/x86" calcext:value-type="string">
            <text:p>v9_4_0/windows/x86</text:p>
          </table:table-cell>
          <table:table-cell table:formula="of:=&quot;https://get.enterprisedb.com/postgresql/postgresql-&quot;&amp;[.A278]&amp;&quot;-&quot;" office:value-type="string" office:string-value="https://get.enterprisedb.com/postgresql/postgresql-9.4.0-" calcext:value-type="string">
            <text:p>https://get.enterprisedb.com/postgresql/postgresql-9.4.0-</text:p>
          </table:table-cell>
          <table:table-cell table:formula="of:=&quot;-&quot;&amp;[.E278]&amp;&quot;-binaries.&quot;&amp;[.F278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1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279]=&quot;any&quot;;[.B279];[.B279]&amp;&quot;/&quot;&amp;[.C279])" office:value-type="string" office:string-value="windows/x86" calcext:value-type="string">
            <text:p>windows/x86</text:p>
          </table:table-cell>
          <table:table-cell table:style-name="ce2" table:formula="of:=VLOOKUP([.D279];[Hoja2.$A$2:.$C$6];2;FALSE())" office:value-type="string" office:string-value="windows" calcext:value-type="string">
            <text:p>windows</text:p>
          </table:table-cell>
          <table:table-cell table:style-name="ce2" table:formula="of:=VLOOKUP([.D279];[Hoja2.$A$2:.$C$6];3;FALSE())" office:value-type="string" office:string-value="zip" calcext:value-type="string">
            <text:p>zip</text:p>
          </table:table-cell>
          <table:table-cell table:formula="of:=SUBSTITUTE([.A279];&quot;.&quot;;&quot;_&quot;)" office:value-type="string" office:string-value="9_3_16" calcext:value-type="string">
            <text:p>9_3_16</text:p>
          </table:table-cell>
          <table:table-cell table:formula="of:=&quot;v&quot;&amp;[.G279]&amp;&quot;.&quot;&amp;[.B279]&amp;&quot;.&quot;&amp;[.C279]" office:value-type="string" office:string-value="v9_3_16.windows.x86" calcext:value-type="string">
            <text:p>v9_3_16.windows.x86</text:p>
          </table:table-cell>
          <table:table-cell table:formula="of:=&quot;v&quot;&amp;[.G279]&amp;&quot;/&quot;&amp;[.B279]&amp;&quot;/&quot;&amp;[.C279]" office:value-type="string" office:string-value="v9_3_16/windows/x86" calcext:value-type="string">
            <text:p>v9_3_16/windows/x86</text:p>
          </table:table-cell>
          <table:table-cell table:formula="of:=&quot;https://get.enterprisedb.com/postgresql/postgresql-&quot;&amp;[.A279]&amp;&quot;-&quot;" office:value-type="string" office:string-value="https://get.enterprisedb.com/postgresql/postgresql-9.3.16-" calcext:value-type="string">
            <text:p>https://get.enterprisedb.com/postgresql/postgresql-9.3.16-</text:p>
          </table:table-cell>
          <table:table-cell table:formula="of:=&quot;-&quot;&amp;[.E279]&amp;&quot;-binaries.&quot;&amp;[.F279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1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280]=&quot;any&quot;;[.B280];[.B280]&amp;&quot;/&quot;&amp;[.C280])" office:value-type="string" office:string-value="windows/x86" calcext:value-type="string">
            <text:p>windows/x86</text:p>
          </table:table-cell>
          <table:table-cell table:style-name="ce2" table:formula="of:=VLOOKUP([.D280];[Hoja2.$A$2:.$C$6];2;FALSE())" office:value-type="string" office:string-value="windows" calcext:value-type="string">
            <text:p>windows</text:p>
          </table:table-cell>
          <table:table-cell table:style-name="ce2" table:formula="of:=VLOOKUP([.D280];[Hoja2.$A$2:.$C$6];3;FALSE())" office:value-type="string" office:string-value="zip" calcext:value-type="string">
            <text:p>zip</text:p>
          </table:table-cell>
          <table:table-cell table:formula="of:=SUBSTITUTE([.A280];&quot;.&quot;;&quot;_&quot;)" office:value-type="string" office:string-value="9_3_15" calcext:value-type="string">
            <text:p>9_3_15</text:p>
          </table:table-cell>
          <table:table-cell table:formula="of:=&quot;v&quot;&amp;[.G280]&amp;&quot;.&quot;&amp;[.B280]&amp;&quot;.&quot;&amp;[.C280]" office:value-type="string" office:string-value="v9_3_15.windows.x86" calcext:value-type="string">
            <text:p>v9_3_15.windows.x86</text:p>
          </table:table-cell>
          <table:table-cell table:formula="of:=&quot;v&quot;&amp;[.G280]&amp;&quot;/&quot;&amp;[.B280]&amp;&quot;/&quot;&amp;[.C280]" office:value-type="string" office:string-value="v9_3_15/windows/x86" calcext:value-type="string">
            <text:p>v9_3_15/windows/x86</text:p>
          </table:table-cell>
          <table:table-cell table:formula="of:=&quot;https://get.enterprisedb.com/postgresql/postgresql-&quot;&amp;[.A280]&amp;&quot;-&quot;" office:value-type="string" office:string-value="https://get.enterprisedb.com/postgresql/postgresql-9.3.15-" calcext:value-type="string">
            <text:p>https://get.enterprisedb.com/postgresql/postgresql-9.3.15-</text:p>
          </table:table-cell>
          <table:table-cell table:formula="of:=&quot;-&quot;&amp;[.E280]&amp;&quot;-binaries.&quot;&amp;[.F280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1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281]=&quot;any&quot;;[.B281];[.B281]&amp;&quot;/&quot;&amp;[.C281])" office:value-type="string" office:string-value="windows/x86" calcext:value-type="string">
            <text:p>windows/x86</text:p>
          </table:table-cell>
          <table:table-cell table:style-name="ce2" table:formula="of:=VLOOKUP([.D281];[Hoja2.$A$2:.$C$6];2;FALSE())" office:value-type="string" office:string-value="windows" calcext:value-type="string">
            <text:p>windows</text:p>
          </table:table-cell>
          <table:table-cell table:style-name="ce2" table:formula="of:=VLOOKUP([.D281];[Hoja2.$A$2:.$C$6];3;FALSE())" office:value-type="string" office:string-value="zip" calcext:value-type="string">
            <text:p>zip</text:p>
          </table:table-cell>
          <table:table-cell table:formula="of:=SUBSTITUTE([.A281];&quot;.&quot;;&quot;_&quot;)" office:value-type="string" office:string-value="9_3_14" calcext:value-type="string">
            <text:p>9_3_14</text:p>
          </table:table-cell>
          <table:table-cell table:formula="of:=&quot;v&quot;&amp;[.G281]&amp;&quot;.&quot;&amp;[.B281]&amp;&quot;.&quot;&amp;[.C281]" office:value-type="string" office:string-value="v9_3_14.windows.x86" calcext:value-type="string">
            <text:p>v9_3_14.windows.x86</text:p>
          </table:table-cell>
          <table:table-cell table:formula="of:=&quot;v&quot;&amp;[.G281]&amp;&quot;/&quot;&amp;[.B281]&amp;&quot;/&quot;&amp;[.C281]" office:value-type="string" office:string-value="v9_3_14/windows/x86" calcext:value-type="string">
            <text:p>v9_3_14/windows/x86</text:p>
          </table:table-cell>
          <table:table-cell table:formula="of:=&quot;https://get.enterprisedb.com/postgresql/postgresql-&quot;&amp;[.A281]&amp;&quot;-&quot;" office:value-type="string" office:string-value="https://get.enterprisedb.com/postgresql/postgresql-9.3.14-" calcext:value-type="string">
            <text:p>https://get.enterprisedb.com/postgresql/postgresql-9.3.14-</text:p>
          </table:table-cell>
          <table:table-cell table:formula="of:=&quot;-&quot;&amp;[.E281]&amp;&quot;-binaries.&quot;&amp;[.F281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1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282]=&quot;any&quot;;[.B282];[.B282]&amp;&quot;/&quot;&amp;[.C282])" office:value-type="string" office:string-value="windows/x86" calcext:value-type="string">
            <text:p>windows/x86</text:p>
          </table:table-cell>
          <table:table-cell table:style-name="ce2" table:formula="of:=VLOOKUP([.D282];[Hoja2.$A$2:.$C$6];2;FALSE())" office:value-type="string" office:string-value="windows" calcext:value-type="string">
            <text:p>windows</text:p>
          </table:table-cell>
          <table:table-cell table:style-name="ce2" table:formula="of:=VLOOKUP([.D282];[Hoja2.$A$2:.$C$6];3;FALSE())" office:value-type="string" office:string-value="zip" calcext:value-type="string">
            <text:p>zip</text:p>
          </table:table-cell>
          <table:table-cell table:formula="of:=SUBSTITUTE([.A282];&quot;.&quot;;&quot;_&quot;)" office:value-type="string" office:string-value="9_3_13" calcext:value-type="string">
            <text:p>9_3_13</text:p>
          </table:table-cell>
          <table:table-cell table:formula="of:=&quot;v&quot;&amp;[.G282]&amp;&quot;.&quot;&amp;[.B282]&amp;&quot;.&quot;&amp;[.C282]" office:value-type="string" office:string-value="v9_3_13.windows.x86" calcext:value-type="string">
            <text:p>v9_3_13.windows.x86</text:p>
          </table:table-cell>
          <table:table-cell table:formula="of:=&quot;v&quot;&amp;[.G282]&amp;&quot;/&quot;&amp;[.B282]&amp;&quot;/&quot;&amp;[.C282]" office:value-type="string" office:string-value="v9_3_13/windows/x86" calcext:value-type="string">
            <text:p>v9_3_13/windows/x86</text:p>
          </table:table-cell>
          <table:table-cell table:formula="of:=&quot;https://get.enterprisedb.com/postgresql/postgresql-&quot;&amp;[.A282]&amp;&quot;-&quot;" office:value-type="string" office:string-value="https://get.enterprisedb.com/postgresql/postgresql-9.3.13-" calcext:value-type="string">
            <text:p>https://get.enterprisedb.com/postgresql/postgresql-9.3.13-</text:p>
          </table:table-cell>
          <table:table-cell table:formula="of:=&quot;-&quot;&amp;[.E282]&amp;&quot;-binaries.&quot;&amp;[.F282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1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283]=&quot;any&quot;;[.B283];[.B283]&amp;&quot;/&quot;&amp;[.C283])" office:value-type="string" office:string-value="windows/x86" calcext:value-type="string">
            <text:p>windows/x86</text:p>
          </table:table-cell>
          <table:table-cell table:style-name="ce2" table:formula="of:=VLOOKUP([.D283];[Hoja2.$A$2:.$C$6];2;FALSE())" office:value-type="string" office:string-value="windows" calcext:value-type="string">
            <text:p>windows</text:p>
          </table:table-cell>
          <table:table-cell table:style-name="ce2" table:formula="of:=VLOOKUP([.D283];[Hoja2.$A$2:.$C$6];3;FALSE())" office:value-type="string" office:string-value="zip" calcext:value-type="string">
            <text:p>zip</text:p>
          </table:table-cell>
          <table:table-cell table:formula="of:=SUBSTITUTE([.A283];&quot;.&quot;;&quot;_&quot;)" office:value-type="string" office:string-value="9_3_12" calcext:value-type="string">
            <text:p>9_3_12</text:p>
          </table:table-cell>
          <table:table-cell table:formula="of:=&quot;v&quot;&amp;[.G283]&amp;&quot;.&quot;&amp;[.B283]&amp;&quot;.&quot;&amp;[.C283]" office:value-type="string" office:string-value="v9_3_12.windows.x86" calcext:value-type="string">
            <text:p>v9_3_12.windows.x86</text:p>
          </table:table-cell>
          <table:table-cell table:formula="of:=&quot;v&quot;&amp;[.G283]&amp;&quot;/&quot;&amp;[.B283]&amp;&quot;/&quot;&amp;[.C283]" office:value-type="string" office:string-value="v9_3_12/windows/x86" calcext:value-type="string">
            <text:p>v9_3_12/windows/x86</text:p>
          </table:table-cell>
          <table:table-cell table:formula="of:=&quot;https://get.enterprisedb.com/postgresql/postgresql-&quot;&amp;[.A283]&amp;&quot;-&quot;" office:value-type="string" office:string-value="https://get.enterprisedb.com/postgresql/postgresql-9.3.12-" calcext:value-type="string">
            <text:p>https://get.enterprisedb.com/postgresql/postgresql-9.3.12-</text:p>
          </table:table-cell>
          <table:table-cell table:formula="of:=&quot;-&quot;&amp;[.E283]&amp;&quot;-binaries.&quot;&amp;[.F283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1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284]=&quot;any&quot;;[.B284];[.B284]&amp;&quot;/&quot;&amp;[.C284])" office:value-type="string" office:string-value="windows/x86" calcext:value-type="string">
            <text:p>windows/x86</text:p>
          </table:table-cell>
          <table:table-cell table:style-name="ce2" table:formula="of:=VLOOKUP([.D284];[Hoja2.$A$2:.$C$6];2;FALSE())" office:value-type="string" office:string-value="windows" calcext:value-type="string">
            <text:p>windows</text:p>
          </table:table-cell>
          <table:table-cell table:style-name="ce2" table:formula="of:=VLOOKUP([.D284];[Hoja2.$A$2:.$C$6];3;FALSE())" office:value-type="string" office:string-value="zip" calcext:value-type="string">
            <text:p>zip</text:p>
          </table:table-cell>
          <table:table-cell table:formula="of:=SUBSTITUTE([.A284];&quot;.&quot;;&quot;_&quot;)" office:value-type="string" office:string-value="9_3_11" calcext:value-type="string">
            <text:p>9_3_11</text:p>
          </table:table-cell>
          <table:table-cell table:formula="of:=&quot;v&quot;&amp;[.G284]&amp;&quot;.&quot;&amp;[.B284]&amp;&quot;.&quot;&amp;[.C284]" office:value-type="string" office:string-value="v9_3_11.windows.x86" calcext:value-type="string">
            <text:p>v9_3_11.windows.x86</text:p>
          </table:table-cell>
          <table:table-cell table:formula="of:=&quot;v&quot;&amp;[.G284]&amp;&quot;/&quot;&amp;[.B284]&amp;&quot;/&quot;&amp;[.C284]" office:value-type="string" office:string-value="v9_3_11/windows/x86" calcext:value-type="string">
            <text:p>v9_3_11/windows/x86</text:p>
          </table:table-cell>
          <table:table-cell table:formula="of:=&quot;https://get.enterprisedb.com/postgresql/postgresql-&quot;&amp;[.A284]&amp;&quot;-&quot;" office:value-type="string" office:string-value="https://get.enterprisedb.com/postgresql/postgresql-9.3.11-" calcext:value-type="string">
            <text:p>https://get.enterprisedb.com/postgresql/postgresql-9.3.11-</text:p>
          </table:table-cell>
          <table:table-cell table:formula="of:=&quot;-&quot;&amp;[.E284]&amp;&quot;-binaries.&quot;&amp;[.F284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1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285]=&quot;any&quot;;[.B285];[.B285]&amp;&quot;/&quot;&amp;[.C285])" office:value-type="string" office:string-value="windows/x86" calcext:value-type="string">
            <text:p>windows/x86</text:p>
          </table:table-cell>
          <table:table-cell table:style-name="ce2" table:formula="of:=VLOOKUP([.D285];[Hoja2.$A$2:.$C$6];2;FALSE())" office:value-type="string" office:string-value="windows" calcext:value-type="string">
            <text:p>windows</text:p>
          </table:table-cell>
          <table:table-cell table:style-name="ce2" table:formula="of:=VLOOKUP([.D285];[Hoja2.$A$2:.$C$6];3;FALSE())" office:value-type="string" office:string-value="zip" calcext:value-type="string">
            <text:p>zip</text:p>
          </table:table-cell>
          <table:table-cell table:formula="of:=SUBSTITUTE([.A285];&quot;.&quot;;&quot;_&quot;)" office:value-type="string" office:string-value="9_3_10" calcext:value-type="string">
            <text:p>9_3_10</text:p>
          </table:table-cell>
          <table:table-cell table:formula="of:=&quot;v&quot;&amp;[.G285]&amp;&quot;.&quot;&amp;[.B285]&amp;&quot;.&quot;&amp;[.C285]" office:value-type="string" office:string-value="v9_3_10.windows.x86" calcext:value-type="string">
            <text:p>v9_3_10.windows.x86</text:p>
          </table:table-cell>
          <table:table-cell table:formula="of:=&quot;v&quot;&amp;[.G285]&amp;&quot;/&quot;&amp;[.B285]&amp;&quot;/&quot;&amp;[.C285]" office:value-type="string" office:string-value="v9_3_10/windows/x86" calcext:value-type="string">
            <text:p>v9_3_10/windows/x86</text:p>
          </table:table-cell>
          <table:table-cell table:formula="of:=&quot;https://get.enterprisedb.com/postgresql/postgresql-&quot;&amp;[.A285]&amp;&quot;-&quot;" office:value-type="string" office:string-value="https://get.enterprisedb.com/postgresql/postgresql-9.3.10-" calcext:value-type="string">
            <text:p>https://get.enterprisedb.com/postgresql/postgresql-9.3.10-</text:p>
          </table:table-cell>
          <table:table-cell table:formula="of:=&quot;-&quot;&amp;[.E285]&amp;&quot;-binaries.&quot;&amp;[.F285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286]=&quot;any&quot;;[.B286];[.B286]&amp;&quot;/&quot;&amp;[.C286])" office:value-type="string" office:string-value="windows/x86" calcext:value-type="string">
            <text:p>windows/x86</text:p>
          </table:table-cell>
          <table:table-cell table:style-name="ce2" table:formula="of:=VLOOKUP([.D286];[Hoja2.$A$2:.$C$6];2;FALSE())" office:value-type="string" office:string-value="windows" calcext:value-type="string">
            <text:p>windows</text:p>
          </table:table-cell>
          <table:table-cell table:style-name="ce2" table:formula="of:=VLOOKUP([.D286];[Hoja2.$A$2:.$C$6];3;FALSE())" office:value-type="string" office:string-value="zip" calcext:value-type="string">
            <text:p>zip</text:p>
          </table:table-cell>
          <table:table-cell table:formula="of:=SUBSTITUTE([.A286];&quot;.&quot;;&quot;_&quot;)" office:value-type="string" office:string-value="9_3_9" calcext:value-type="string">
            <text:p>9_3_9</text:p>
          </table:table-cell>
          <table:table-cell table:formula="of:=&quot;v&quot;&amp;[.G286]&amp;&quot;.&quot;&amp;[.B286]&amp;&quot;.&quot;&amp;[.C286]" office:value-type="string" office:string-value="v9_3_9.windows.x86" calcext:value-type="string">
            <text:p>v9_3_9.windows.x86</text:p>
          </table:table-cell>
          <table:table-cell table:formula="of:=&quot;v&quot;&amp;[.G286]&amp;&quot;/&quot;&amp;[.B286]&amp;&quot;/&quot;&amp;[.C286]" office:value-type="string" office:string-value="v9_3_9/windows/x86" calcext:value-type="string">
            <text:p>v9_3_9/windows/x86</text:p>
          </table:table-cell>
          <table:table-cell table:formula="of:=&quot;https://get.enterprisedb.com/postgresql/postgresql-&quot;&amp;[.A286]&amp;&quot;-&quot;" office:value-type="string" office:string-value="https://get.enterprisedb.com/postgresql/postgresql-9.3.9-" calcext:value-type="string">
            <text:p>https://get.enterprisedb.com/postgresql/postgresql-9.3.9-</text:p>
          </table:table-cell>
          <table:table-cell table:formula="of:=&quot;-&quot;&amp;[.E286]&amp;&quot;-binaries.&quot;&amp;[.F286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287]=&quot;any&quot;;[.B287];[.B287]&amp;&quot;/&quot;&amp;[.C287])" office:value-type="string" office:string-value="windows/x86" calcext:value-type="string">
            <text:p>windows/x86</text:p>
          </table:table-cell>
          <table:table-cell table:style-name="ce2" table:formula="of:=VLOOKUP([.D287];[Hoja2.$A$2:.$C$6];2;FALSE())" office:value-type="string" office:string-value="windows" calcext:value-type="string">
            <text:p>windows</text:p>
          </table:table-cell>
          <table:table-cell table:style-name="ce2" table:formula="of:=VLOOKUP([.D287];[Hoja2.$A$2:.$C$6];3;FALSE())" office:value-type="string" office:string-value="zip" calcext:value-type="string">
            <text:p>zip</text:p>
          </table:table-cell>
          <table:table-cell table:formula="of:=SUBSTITUTE([.A287];&quot;.&quot;;&quot;_&quot;)" office:value-type="string" office:string-value="9_3_8" calcext:value-type="string">
            <text:p>9_3_8</text:p>
          </table:table-cell>
          <table:table-cell table:formula="of:=&quot;v&quot;&amp;[.G287]&amp;&quot;.&quot;&amp;[.B287]&amp;&quot;.&quot;&amp;[.C287]" office:value-type="string" office:string-value="v9_3_8.windows.x86" calcext:value-type="string">
            <text:p>v9_3_8.windows.x86</text:p>
          </table:table-cell>
          <table:table-cell table:formula="of:=&quot;v&quot;&amp;[.G287]&amp;&quot;/&quot;&amp;[.B287]&amp;&quot;/&quot;&amp;[.C287]" office:value-type="string" office:string-value="v9_3_8/windows/x86" calcext:value-type="string">
            <text:p>v9_3_8/windows/x86</text:p>
          </table:table-cell>
          <table:table-cell table:formula="of:=&quot;https://get.enterprisedb.com/postgresql/postgresql-&quot;&amp;[.A287]&amp;&quot;-&quot;" office:value-type="string" office:string-value="https://get.enterprisedb.com/postgresql/postgresql-9.3.8-" calcext:value-type="string">
            <text:p>https://get.enterprisedb.com/postgresql/postgresql-9.3.8-</text:p>
          </table:table-cell>
          <table:table-cell table:formula="of:=&quot;-&quot;&amp;[.E287]&amp;&quot;-binaries.&quot;&amp;[.F287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288]=&quot;any&quot;;[.B288];[.B288]&amp;&quot;/&quot;&amp;[.C288])" office:value-type="string" office:string-value="windows/x86" calcext:value-type="string">
            <text:p>windows/x86</text:p>
          </table:table-cell>
          <table:table-cell table:style-name="ce2" table:formula="of:=VLOOKUP([.D288];[Hoja2.$A$2:.$C$6];2;FALSE())" office:value-type="string" office:string-value="windows" calcext:value-type="string">
            <text:p>windows</text:p>
          </table:table-cell>
          <table:table-cell table:style-name="ce2" table:formula="of:=VLOOKUP([.D288];[Hoja2.$A$2:.$C$6];3;FALSE())" office:value-type="string" office:string-value="zip" calcext:value-type="string">
            <text:p>zip</text:p>
          </table:table-cell>
          <table:table-cell table:formula="of:=SUBSTITUTE([.A288];&quot;.&quot;;&quot;_&quot;)" office:value-type="string" office:string-value="9_3_7" calcext:value-type="string">
            <text:p>9_3_7</text:p>
          </table:table-cell>
          <table:table-cell table:formula="of:=&quot;v&quot;&amp;[.G288]&amp;&quot;.&quot;&amp;[.B288]&amp;&quot;.&quot;&amp;[.C288]" office:value-type="string" office:string-value="v9_3_7.windows.x86" calcext:value-type="string">
            <text:p>v9_3_7.windows.x86</text:p>
          </table:table-cell>
          <table:table-cell table:formula="of:=&quot;v&quot;&amp;[.G288]&amp;&quot;/&quot;&amp;[.B288]&amp;&quot;/&quot;&amp;[.C288]" office:value-type="string" office:string-value="v9_3_7/windows/x86" calcext:value-type="string">
            <text:p>v9_3_7/windows/x86</text:p>
          </table:table-cell>
          <table:table-cell table:formula="of:=&quot;https://get.enterprisedb.com/postgresql/postgresql-&quot;&amp;[.A288]&amp;&quot;-&quot;" office:value-type="string" office:string-value="https://get.enterprisedb.com/postgresql/postgresql-9.3.7-" calcext:value-type="string">
            <text:p>https://get.enterprisedb.com/postgresql/postgresql-9.3.7-</text:p>
          </table:table-cell>
          <table:table-cell table:formula="of:=&quot;-&quot;&amp;[.E288]&amp;&quot;-binaries.&quot;&amp;[.F288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289]=&quot;any&quot;;[.B289];[.B289]&amp;&quot;/&quot;&amp;[.C289])" office:value-type="string" office:string-value="windows/x86" calcext:value-type="string">
            <text:p>windows/x86</text:p>
          </table:table-cell>
          <table:table-cell table:style-name="ce2" table:formula="of:=VLOOKUP([.D289];[Hoja2.$A$2:.$C$6];2;FALSE())" office:value-type="string" office:string-value="windows" calcext:value-type="string">
            <text:p>windows</text:p>
          </table:table-cell>
          <table:table-cell table:style-name="ce2" table:formula="of:=VLOOKUP([.D289];[Hoja2.$A$2:.$C$6];3;FALSE())" office:value-type="string" office:string-value="zip" calcext:value-type="string">
            <text:p>zip</text:p>
          </table:table-cell>
          <table:table-cell table:formula="of:=SUBSTITUTE([.A289];&quot;.&quot;;&quot;_&quot;)" office:value-type="string" office:string-value="9_3_6" calcext:value-type="string">
            <text:p>9_3_6</text:p>
          </table:table-cell>
          <table:table-cell table:formula="of:=&quot;v&quot;&amp;[.G289]&amp;&quot;.&quot;&amp;[.B289]&amp;&quot;.&quot;&amp;[.C289]" office:value-type="string" office:string-value="v9_3_6.windows.x86" calcext:value-type="string">
            <text:p>v9_3_6.windows.x86</text:p>
          </table:table-cell>
          <table:table-cell table:formula="of:=&quot;v&quot;&amp;[.G289]&amp;&quot;/&quot;&amp;[.B289]&amp;&quot;/&quot;&amp;[.C289]" office:value-type="string" office:string-value="v9_3_6/windows/x86" calcext:value-type="string">
            <text:p>v9_3_6/windows/x86</text:p>
          </table:table-cell>
          <table:table-cell table:formula="of:=&quot;https://get.enterprisedb.com/postgresql/postgresql-&quot;&amp;[.A289]&amp;&quot;-&quot;" office:value-type="string" office:string-value="https://get.enterprisedb.com/postgresql/postgresql-9.3.6-" calcext:value-type="string">
            <text:p>https://get.enterprisedb.com/postgresql/postgresql-9.3.6-</text:p>
          </table:table-cell>
          <table:table-cell table:formula="of:=&quot;-&quot;&amp;[.E289]&amp;&quot;-binaries.&quot;&amp;[.F289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290]=&quot;any&quot;;[.B290];[.B290]&amp;&quot;/&quot;&amp;[.C290])" office:value-type="string" office:string-value="windows/x86" calcext:value-type="string">
            <text:p>windows/x86</text:p>
          </table:table-cell>
          <table:table-cell table:style-name="ce2" table:formula="of:=VLOOKUP([.D290];[Hoja2.$A$2:.$C$6];2;FALSE())" office:value-type="string" office:string-value="windows" calcext:value-type="string">
            <text:p>windows</text:p>
          </table:table-cell>
          <table:table-cell table:style-name="ce2" table:formula="of:=VLOOKUP([.D290];[Hoja2.$A$2:.$C$6];3;FALSE())" office:value-type="string" office:string-value="zip" calcext:value-type="string">
            <text:p>zip</text:p>
          </table:table-cell>
          <table:table-cell table:formula="of:=SUBSTITUTE([.A290];&quot;.&quot;;&quot;_&quot;)" office:value-type="string" office:string-value="9_3_5" calcext:value-type="string">
            <text:p>9_3_5</text:p>
          </table:table-cell>
          <table:table-cell table:formula="of:=&quot;v&quot;&amp;[.G290]&amp;&quot;.&quot;&amp;[.B290]&amp;&quot;.&quot;&amp;[.C290]" office:value-type="string" office:string-value="v9_3_5.windows.x86" calcext:value-type="string">
            <text:p>v9_3_5.windows.x86</text:p>
          </table:table-cell>
          <table:table-cell table:formula="of:=&quot;v&quot;&amp;[.G290]&amp;&quot;/&quot;&amp;[.B290]&amp;&quot;/&quot;&amp;[.C290]" office:value-type="string" office:string-value="v9_3_5/windows/x86" calcext:value-type="string">
            <text:p>v9_3_5/windows/x86</text:p>
          </table:table-cell>
          <table:table-cell table:formula="of:=&quot;https://get.enterprisedb.com/postgresql/postgresql-&quot;&amp;[.A290]&amp;&quot;-&quot;" office:value-type="string" office:string-value="https://get.enterprisedb.com/postgresql/postgresql-9.3.5-" calcext:value-type="string">
            <text:p>https://get.enterprisedb.com/postgresql/postgresql-9.3.5-</text:p>
          </table:table-cell>
          <table:table-cell table:formula="of:=&quot;-&quot;&amp;[.E290]&amp;&quot;-binaries.&quot;&amp;[.F290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291]=&quot;any&quot;;[.B291];[.B291]&amp;&quot;/&quot;&amp;[.C291])" office:value-type="string" office:string-value="windows/x86" calcext:value-type="string">
            <text:p>windows/x86</text:p>
          </table:table-cell>
          <table:table-cell table:style-name="ce2" table:formula="of:=VLOOKUP([.D291];[Hoja2.$A$2:.$C$6];2;FALSE())" office:value-type="string" office:string-value="windows" calcext:value-type="string">
            <text:p>windows</text:p>
          </table:table-cell>
          <table:table-cell table:style-name="ce2" table:formula="of:=VLOOKUP([.D291];[Hoja2.$A$2:.$C$6];3;FALSE())" office:value-type="string" office:string-value="zip" calcext:value-type="string">
            <text:p>zip</text:p>
          </table:table-cell>
          <table:table-cell table:formula="of:=SUBSTITUTE([.A291];&quot;.&quot;;&quot;_&quot;)" office:value-type="string" office:string-value="9_3_4" calcext:value-type="string">
            <text:p>9_3_4</text:p>
          </table:table-cell>
          <table:table-cell table:formula="of:=&quot;v&quot;&amp;[.G291]&amp;&quot;.&quot;&amp;[.B291]&amp;&quot;.&quot;&amp;[.C291]" office:value-type="string" office:string-value="v9_3_4.windows.x86" calcext:value-type="string">
            <text:p>v9_3_4.windows.x86</text:p>
          </table:table-cell>
          <table:table-cell table:formula="of:=&quot;v&quot;&amp;[.G291]&amp;&quot;/&quot;&amp;[.B291]&amp;&quot;/&quot;&amp;[.C291]" office:value-type="string" office:string-value="v9_3_4/windows/x86" calcext:value-type="string">
            <text:p>v9_3_4/windows/x86</text:p>
          </table:table-cell>
          <table:table-cell table:formula="of:=&quot;https://get.enterprisedb.com/postgresql/postgresql-&quot;&amp;[.A291]&amp;&quot;-&quot;" office:value-type="string" office:string-value="https://get.enterprisedb.com/postgresql/postgresql-9.3.4-" calcext:value-type="string">
            <text:p>https://get.enterprisedb.com/postgresql/postgresql-9.3.4-</text:p>
          </table:table-cell>
          <table:table-cell table:formula="of:=&quot;-&quot;&amp;[.E291]&amp;&quot;-binaries.&quot;&amp;[.F291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292]=&quot;any&quot;;[.B292];[.B292]&amp;&quot;/&quot;&amp;[.C292])" office:value-type="string" office:string-value="windows/x86" calcext:value-type="string">
            <text:p>windows/x86</text:p>
          </table:table-cell>
          <table:table-cell table:style-name="ce2" table:formula="of:=VLOOKUP([.D292];[Hoja2.$A$2:.$C$6];2;FALSE())" office:value-type="string" office:string-value="windows" calcext:value-type="string">
            <text:p>windows</text:p>
          </table:table-cell>
          <table:table-cell table:style-name="ce2" table:formula="of:=VLOOKUP([.D292];[Hoja2.$A$2:.$C$6];3;FALSE())" office:value-type="string" office:string-value="zip" calcext:value-type="string">
            <text:p>zip</text:p>
          </table:table-cell>
          <table:table-cell table:formula="of:=SUBSTITUTE([.A292];&quot;.&quot;;&quot;_&quot;)" office:value-type="string" office:string-value="9_3_3" calcext:value-type="string">
            <text:p>9_3_3</text:p>
          </table:table-cell>
          <table:table-cell table:formula="of:=&quot;v&quot;&amp;[.G292]&amp;&quot;.&quot;&amp;[.B292]&amp;&quot;.&quot;&amp;[.C292]" office:value-type="string" office:string-value="v9_3_3.windows.x86" calcext:value-type="string">
            <text:p>v9_3_3.windows.x86</text:p>
          </table:table-cell>
          <table:table-cell table:formula="of:=&quot;v&quot;&amp;[.G292]&amp;&quot;/&quot;&amp;[.B292]&amp;&quot;/&quot;&amp;[.C292]" office:value-type="string" office:string-value="v9_3_3/windows/x86" calcext:value-type="string">
            <text:p>v9_3_3/windows/x86</text:p>
          </table:table-cell>
          <table:table-cell table:formula="of:=&quot;https://get.enterprisedb.com/postgresql/postgresql-&quot;&amp;[.A292]&amp;&quot;-&quot;" office:value-type="string" office:string-value="https://get.enterprisedb.com/postgresql/postgresql-9.3.3-" calcext:value-type="string">
            <text:p>https://get.enterprisedb.com/postgresql/postgresql-9.3.3-</text:p>
          </table:table-cell>
          <table:table-cell table:formula="of:=&quot;-&quot;&amp;[.E292]&amp;&quot;-binaries.&quot;&amp;[.F292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293]=&quot;any&quot;;[.B293];[.B293]&amp;&quot;/&quot;&amp;[.C293])" office:value-type="string" office:string-value="windows/x86" calcext:value-type="string">
            <text:p>windows/x86</text:p>
          </table:table-cell>
          <table:table-cell table:style-name="ce2" table:formula="of:=VLOOKUP([.D293];[Hoja2.$A$2:.$C$6];2;FALSE())" office:value-type="string" office:string-value="windows" calcext:value-type="string">
            <text:p>windows</text:p>
          </table:table-cell>
          <table:table-cell table:style-name="ce2" table:formula="of:=VLOOKUP([.D293];[Hoja2.$A$2:.$C$6];3;FALSE())" office:value-type="string" office:string-value="zip" calcext:value-type="string">
            <text:p>zip</text:p>
          </table:table-cell>
          <table:table-cell table:formula="of:=SUBSTITUTE([.A293];&quot;.&quot;;&quot;_&quot;)" office:value-type="string" office:string-value="9_3_2" calcext:value-type="string">
            <text:p>9_3_2</text:p>
          </table:table-cell>
          <table:table-cell table:formula="of:=&quot;v&quot;&amp;[.G293]&amp;&quot;.&quot;&amp;[.B293]&amp;&quot;.&quot;&amp;[.C293]" office:value-type="string" office:string-value="v9_3_2.windows.x86" calcext:value-type="string">
            <text:p>v9_3_2.windows.x86</text:p>
          </table:table-cell>
          <table:table-cell table:formula="of:=&quot;v&quot;&amp;[.G293]&amp;&quot;/&quot;&amp;[.B293]&amp;&quot;/&quot;&amp;[.C293]" office:value-type="string" office:string-value="v9_3_2/windows/x86" calcext:value-type="string">
            <text:p>v9_3_2/windows/x86</text:p>
          </table:table-cell>
          <table:table-cell table:formula="of:=&quot;https://get.enterprisedb.com/postgresql/postgresql-&quot;&amp;[.A293]&amp;&quot;-&quot;" office:value-type="string" office:string-value="https://get.enterprisedb.com/postgresql/postgresql-9.3.2-" calcext:value-type="string">
            <text:p>https://get.enterprisedb.com/postgresql/postgresql-9.3.2-</text:p>
          </table:table-cell>
          <table:table-cell table:formula="of:=&quot;-&quot;&amp;[.E293]&amp;&quot;-binaries.&quot;&amp;[.F293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294]=&quot;any&quot;;[.B294];[.B294]&amp;&quot;/&quot;&amp;[.C294])" office:value-type="string" office:string-value="windows/x86" calcext:value-type="string">
            <text:p>windows/x86</text:p>
          </table:table-cell>
          <table:table-cell table:style-name="ce2" table:formula="of:=VLOOKUP([.D294];[Hoja2.$A$2:.$C$6];2;FALSE())" office:value-type="string" office:string-value="windows" calcext:value-type="string">
            <text:p>windows</text:p>
          </table:table-cell>
          <table:table-cell table:style-name="ce2" table:formula="of:=VLOOKUP([.D294];[Hoja2.$A$2:.$C$6];3;FALSE())" office:value-type="string" office:string-value="zip" calcext:value-type="string">
            <text:p>zip</text:p>
          </table:table-cell>
          <table:table-cell table:formula="of:=SUBSTITUTE([.A294];&quot;.&quot;;&quot;_&quot;)" office:value-type="string" office:string-value="9_3_1" calcext:value-type="string">
            <text:p>9_3_1</text:p>
          </table:table-cell>
          <table:table-cell table:formula="of:=&quot;v&quot;&amp;[.G294]&amp;&quot;.&quot;&amp;[.B294]&amp;&quot;.&quot;&amp;[.C294]" office:value-type="string" office:string-value="v9_3_1.windows.x86" calcext:value-type="string">
            <text:p>v9_3_1.windows.x86</text:p>
          </table:table-cell>
          <table:table-cell table:formula="of:=&quot;v&quot;&amp;[.G294]&amp;&quot;/&quot;&amp;[.B294]&amp;&quot;/&quot;&amp;[.C294]" office:value-type="string" office:string-value="v9_3_1/windows/x86" calcext:value-type="string">
            <text:p>v9_3_1/windows/x86</text:p>
          </table:table-cell>
          <table:table-cell table:formula="of:=&quot;https://get.enterprisedb.com/postgresql/postgresql-&quot;&amp;[.A294]&amp;&quot;-&quot;" office:value-type="string" office:string-value="https://get.enterprisedb.com/postgresql/postgresql-9.3.1-" calcext:value-type="string">
            <text:p>https://get.enterprisedb.com/postgresql/postgresql-9.3.1-</text:p>
          </table:table-cell>
          <table:table-cell table:formula="of:=&quot;-&quot;&amp;[.E294]&amp;&quot;-binaries.&quot;&amp;[.F294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295]=&quot;any&quot;;[.B295];[.B295]&amp;&quot;/&quot;&amp;[.C295])" office:value-type="string" office:string-value="windows/x86" calcext:value-type="string">
            <text:p>windows/x86</text:p>
          </table:table-cell>
          <table:table-cell table:style-name="ce2" table:formula="of:=VLOOKUP([.D295];[Hoja2.$A$2:.$C$6];2;FALSE())" office:value-type="string" office:string-value="windows" calcext:value-type="string">
            <text:p>windows</text:p>
          </table:table-cell>
          <table:table-cell table:style-name="ce2" table:formula="of:=VLOOKUP([.D295];[Hoja2.$A$2:.$C$6];3;FALSE())" office:value-type="string" office:string-value="zip" calcext:value-type="string">
            <text:p>zip</text:p>
          </table:table-cell>
          <table:table-cell table:formula="of:=SUBSTITUTE([.A295];&quot;.&quot;;&quot;_&quot;)" office:value-type="string" office:string-value="9_3_0" calcext:value-type="string">
            <text:p>9_3_0</text:p>
          </table:table-cell>
          <table:table-cell table:formula="of:=&quot;v&quot;&amp;[.G295]&amp;&quot;.&quot;&amp;[.B295]&amp;&quot;.&quot;&amp;[.C295]" office:value-type="string" office:string-value="v9_3_0.windows.x86" calcext:value-type="string">
            <text:p>v9_3_0.windows.x86</text:p>
          </table:table-cell>
          <table:table-cell table:formula="of:=&quot;v&quot;&amp;[.G295]&amp;&quot;/&quot;&amp;[.B295]&amp;&quot;/&quot;&amp;[.C295]" office:value-type="string" office:string-value="v9_3_0/windows/x86" calcext:value-type="string">
            <text:p>v9_3_0/windows/x86</text:p>
          </table:table-cell>
          <table:table-cell table:formula="of:=&quot;https://get.enterprisedb.com/postgresql/postgresql-&quot;&amp;[.A295]&amp;&quot;-&quot;" office:value-type="string" office:string-value="https://get.enterprisedb.com/postgresql/postgresql-9.3.0-" calcext:value-type="string">
            <text:p>https://get.enterprisedb.com/postgresql/postgresql-9.3.0-</text:p>
          </table:table-cell>
          <table:table-cell table:formula="of:=&quot;-&quot;&amp;[.E295]&amp;&quot;-binaries.&quot;&amp;[.F295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2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296]=&quot;any&quot;;[.B296];[.B296]&amp;&quot;/&quot;&amp;[.C296])" office:value-type="string" office:string-value="windows/x86" calcext:value-type="string">
            <text:p>windows/x86</text:p>
          </table:table-cell>
          <table:table-cell table:style-name="ce2" table:formula="of:=VLOOKUP([.D296];[Hoja2.$A$2:.$C$6];2;FALSE())" office:value-type="string" office:string-value="windows" calcext:value-type="string">
            <text:p>windows</text:p>
          </table:table-cell>
          <table:table-cell table:style-name="ce2" table:formula="of:=VLOOKUP([.D296];[Hoja2.$A$2:.$C$6];3;FALSE())" office:value-type="string" office:string-value="zip" calcext:value-type="string">
            <text:p>zip</text:p>
          </table:table-cell>
          <table:table-cell table:formula="of:=SUBSTITUTE([.A296];&quot;.&quot;;&quot;_&quot;)" office:value-type="string" office:string-value="9_2_20" calcext:value-type="string">
            <text:p>9_2_20</text:p>
          </table:table-cell>
          <table:table-cell table:formula="of:=&quot;v&quot;&amp;[.G296]&amp;&quot;.&quot;&amp;[.B296]&amp;&quot;.&quot;&amp;[.C296]" office:value-type="string" office:string-value="v9_2_20.windows.x86" calcext:value-type="string">
            <text:p>v9_2_20.windows.x86</text:p>
          </table:table-cell>
          <table:table-cell table:formula="of:=&quot;v&quot;&amp;[.G296]&amp;&quot;/&quot;&amp;[.B296]&amp;&quot;/&quot;&amp;[.C296]" office:value-type="string" office:string-value="v9_2_20/windows/x86" calcext:value-type="string">
            <text:p>v9_2_20/windows/x86</text:p>
          </table:table-cell>
          <table:table-cell table:formula="of:=&quot;https://get.enterprisedb.com/postgresql/postgresql-&quot;&amp;[.A296]&amp;&quot;-&quot;" office:value-type="string" office:string-value="https://get.enterprisedb.com/postgresql/postgresql-9.2.20-" calcext:value-type="string">
            <text:p>https://get.enterprisedb.com/postgresql/postgresql-9.2.20-</text:p>
          </table:table-cell>
          <table:table-cell table:formula="of:=&quot;-&quot;&amp;[.E296]&amp;&quot;-binaries.&quot;&amp;[.F296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297]=&quot;any&quot;;[.B297];[.B297]&amp;&quot;/&quot;&amp;[.C297])" office:value-type="string" office:string-value="windows/x86" calcext:value-type="string">
            <text:p>windows/x86</text:p>
          </table:table-cell>
          <table:table-cell table:style-name="ce2" table:formula="of:=VLOOKUP([.D297];[Hoja2.$A$2:.$C$6];2;FALSE())" office:value-type="string" office:string-value="windows" calcext:value-type="string">
            <text:p>windows</text:p>
          </table:table-cell>
          <table:table-cell table:style-name="ce2" table:formula="of:=VLOOKUP([.D297];[Hoja2.$A$2:.$C$6];3;FALSE())" office:value-type="string" office:string-value="zip" calcext:value-type="string">
            <text:p>zip</text:p>
          </table:table-cell>
          <table:table-cell table:formula="of:=SUBSTITUTE([.A297];&quot;.&quot;;&quot;_&quot;)" office:value-type="string" office:string-value="9_2_19" calcext:value-type="string">
            <text:p>9_2_19</text:p>
          </table:table-cell>
          <table:table-cell table:formula="of:=&quot;v&quot;&amp;[.G297]&amp;&quot;.&quot;&amp;[.B297]&amp;&quot;.&quot;&amp;[.C297]" office:value-type="string" office:string-value="v9_2_19.windows.x86" calcext:value-type="string">
            <text:p>v9_2_19.windows.x86</text:p>
          </table:table-cell>
          <table:table-cell table:formula="of:=&quot;v&quot;&amp;[.G297]&amp;&quot;/&quot;&amp;[.B297]&amp;&quot;/&quot;&amp;[.C297]" office:value-type="string" office:string-value="v9_2_19/windows/x86" calcext:value-type="string">
            <text:p>v9_2_19/windows/x86</text:p>
          </table:table-cell>
          <table:table-cell table:formula="of:=&quot;https://get.enterprisedb.com/postgresql/postgresql-&quot;&amp;[.A297]&amp;&quot;-&quot;" office:value-type="string" office:string-value="https://get.enterprisedb.com/postgresql/postgresql-9.2.19-" calcext:value-type="string">
            <text:p>https://get.enterprisedb.com/postgresql/postgresql-9.2.19-</text:p>
          </table:table-cell>
          <table:table-cell table:formula="of:=&quot;-&quot;&amp;[.E297]&amp;&quot;-binaries.&quot;&amp;[.F297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298]=&quot;any&quot;;[.B298];[.B298]&amp;&quot;/&quot;&amp;[.C298])" office:value-type="string" office:string-value="windows/x86" calcext:value-type="string">
            <text:p>windows/x86</text:p>
          </table:table-cell>
          <table:table-cell table:style-name="ce2" table:formula="of:=VLOOKUP([.D298];[Hoja2.$A$2:.$C$6];2;FALSE())" office:value-type="string" office:string-value="windows" calcext:value-type="string">
            <text:p>windows</text:p>
          </table:table-cell>
          <table:table-cell table:style-name="ce2" table:formula="of:=VLOOKUP([.D298];[Hoja2.$A$2:.$C$6];3;FALSE())" office:value-type="string" office:string-value="zip" calcext:value-type="string">
            <text:p>zip</text:p>
          </table:table-cell>
          <table:table-cell table:formula="of:=SUBSTITUTE([.A298];&quot;.&quot;;&quot;_&quot;)" office:value-type="string" office:string-value="9_2_18" calcext:value-type="string">
            <text:p>9_2_18</text:p>
          </table:table-cell>
          <table:table-cell table:formula="of:=&quot;v&quot;&amp;[.G298]&amp;&quot;.&quot;&amp;[.B298]&amp;&quot;.&quot;&amp;[.C298]" office:value-type="string" office:string-value="v9_2_18.windows.x86" calcext:value-type="string">
            <text:p>v9_2_18.windows.x86</text:p>
          </table:table-cell>
          <table:table-cell table:formula="of:=&quot;v&quot;&amp;[.G298]&amp;&quot;/&quot;&amp;[.B298]&amp;&quot;/&quot;&amp;[.C298]" office:value-type="string" office:string-value="v9_2_18/windows/x86" calcext:value-type="string">
            <text:p>v9_2_18/windows/x86</text:p>
          </table:table-cell>
          <table:table-cell table:formula="of:=&quot;https://get.enterprisedb.com/postgresql/postgresql-&quot;&amp;[.A298]&amp;&quot;-&quot;" office:value-type="string" office:string-value="https://get.enterprisedb.com/postgresql/postgresql-9.2.18-" calcext:value-type="string">
            <text:p>https://get.enterprisedb.com/postgresql/postgresql-9.2.18-</text:p>
          </table:table-cell>
          <table:table-cell table:formula="of:=&quot;-&quot;&amp;[.E298]&amp;&quot;-binaries.&quot;&amp;[.F298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299]=&quot;any&quot;;[.B299];[.B299]&amp;&quot;/&quot;&amp;[.C299])" office:value-type="string" office:string-value="windows/x86" calcext:value-type="string">
            <text:p>windows/x86</text:p>
          </table:table-cell>
          <table:table-cell table:style-name="ce2" table:formula="of:=VLOOKUP([.D299];[Hoja2.$A$2:.$C$6];2;FALSE())" office:value-type="string" office:string-value="windows" calcext:value-type="string">
            <text:p>windows</text:p>
          </table:table-cell>
          <table:table-cell table:style-name="ce2" table:formula="of:=VLOOKUP([.D299];[Hoja2.$A$2:.$C$6];3;FALSE())" office:value-type="string" office:string-value="zip" calcext:value-type="string">
            <text:p>zip</text:p>
          </table:table-cell>
          <table:table-cell table:formula="of:=SUBSTITUTE([.A299];&quot;.&quot;;&quot;_&quot;)" office:value-type="string" office:string-value="9_2_17" calcext:value-type="string">
            <text:p>9_2_17</text:p>
          </table:table-cell>
          <table:table-cell table:formula="of:=&quot;v&quot;&amp;[.G299]&amp;&quot;.&quot;&amp;[.B299]&amp;&quot;.&quot;&amp;[.C299]" office:value-type="string" office:string-value="v9_2_17.windows.x86" calcext:value-type="string">
            <text:p>v9_2_17.windows.x86</text:p>
          </table:table-cell>
          <table:table-cell table:formula="of:=&quot;v&quot;&amp;[.G299]&amp;&quot;/&quot;&amp;[.B299]&amp;&quot;/&quot;&amp;[.C299]" office:value-type="string" office:string-value="v9_2_17/windows/x86" calcext:value-type="string">
            <text:p>v9_2_17/windows/x86</text:p>
          </table:table-cell>
          <table:table-cell table:formula="of:=&quot;https://get.enterprisedb.com/postgresql/postgresql-&quot;&amp;[.A299]&amp;&quot;-&quot;" office:value-type="string" office:string-value="https://get.enterprisedb.com/postgresql/postgresql-9.2.17-" calcext:value-type="string">
            <text:p>https://get.enterprisedb.com/postgresql/postgresql-9.2.17-</text:p>
          </table:table-cell>
          <table:table-cell table:formula="of:=&quot;-&quot;&amp;[.E299]&amp;&quot;-binaries.&quot;&amp;[.F299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300]=&quot;any&quot;;[.B300];[.B300]&amp;&quot;/&quot;&amp;[.C300])" office:value-type="string" office:string-value="windows/x86" calcext:value-type="string">
            <text:p>windows/x86</text:p>
          </table:table-cell>
          <table:table-cell table:style-name="ce2" table:formula="of:=VLOOKUP([.D300];[Hoja2.$A$2:.$C$6];2;FALSE())" office:value-type="string" office:string-value="windows" calcext:value-type="string">
            <text:p>windows</text:p>
          </table:table-cell>
          <table:table-cell table:style-name="ce2" table:formula="of:=VLOOKUP([.D300];[Hoja2.$A$2:.$C$6];3;FALSE())" office:value-type="string" office:string-value="zip" calcext:value-type="string">
            <text:p>zip</text:p>
          </table:table-cell>
          <table:table-cell table:formula="of:=SUBSTITUTE([.A300];&quot;.&quot;;&quot;_&quot;)" office:value-type="string" office:string-value="9_2_16" calcext:value-type="string">
            <text:p>9_2_16</text:p>
          </table:table-cell>
          <table:table-cell table:formula="of:=&quot;v&quot;&amp;[.G300]&amp;&quot;.&quot;&amp;[.B300]&amp;&quot;.&quot;&amp;[.C300]" office:value-type="string" office:string-value="v9_2_16.windows.x86" calcext:value-type="string">
            <text:p>v9_2_16.windows.x86</text:p>
          </table:table-cell>
          <table:table-cell table:formula="of:=&quot;v&quot;&amp;[.G300]&amp;&quot;/&quot;&amp;[.B300]&amp;&quot;/&quot;&amp;[.C300]" office:value-type="string" office:string-value="v9_2_16/windows/x86" calcext:value-type="string">
            <text:p>v9_2_16/windows/x86</text:p>
          </table:table-cell>
          <table:table-cell table:formula="of:=&quot;https://get.enterprisedb.com/postgresql/postgresql-&quot;&amp;[.A300]&amp;&quot;-&quot;" office:value-type="string" office:string-value="https://get.enterprisedb.com/postgresql/postgresql-9.2.16-" calcext:value-type="string">
            <text:p>https://get.enterprisedb.com/postgresql/postgresql-9.2.16-</text:p>
          </table:table-cell>
          <table:table-cell table:formula="of:=&quot;-&quot;&amp;[.E300]&amp;&quot;-binaries.&quot;&amp;[.F300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301]=&quot;any&quot;;[.B301];[.B301]&amp;&quot;/&quot;&amp;[.C301])" office:value-type="string" office:string-value="windows/x86" calcext:value-type="string">
            <text:p>windows/x86</text:p>
          </table:table-cell>
          <table:table-cell table:style-name="ce2" table:formula="of:=VLOOKUP([.D301];[Hoja2.$A$2:.$C$6];2;FALSE())" office:value-type="string" office:string-value="windows" calcext:value-type="string">
            <text:p>windows</text:p>
          </table:table-cell>
          <table:table-cell table:style-name="ce2" table:formula="of:=VLOOKUP([.D301];[Hoja2.$A$2:.$C$6];3;FALSE())" office:value-type="string" office:string-value="zip" calcext:value-type="string">
            <text:p>zip</text:p>
          </table:table-cell>
          <table:table-cell table:formula="of:=SUBSTITUTE([.A301];&quot;.&quot;;&quot;_&quot;)" office:value-type="string" office:string-value="9_2_15" calcext:value-type="string">
            <text:p>9_2_15</text:p>
          </table:table-cell>
          <table:table-cell table:formula="of:=&quot;v&quot;&amp;[.G301]&amp;&quot;.&quot;&amp;[.B301]&amp;&quot;.&quot;&amp;[.C301]" office:value-type="string" office:string-value="v9_2_15.windows.x86" calcext:value-type="string">
            <text:p>v9_2_15.windows.x86</text:p>
          </table:table-cell>
          <table:table-cell table:formula="of:=&quot;v&quot;&amp;[.G301]&amp;&quot;/&quot;&amp;[.B301]&amp;&quot;/&quot;&amp;[.C301]" office:value-type="string" office:string-value="v9_2_15/windows/x86" calcext:value-type="string">
            <text:p>v9_2_15/windows/x86</text:p>
          </table:table-cell>
          <table:table-cell table:formula="of:=&quot;https://get.enterprisedb.com/postgresql/postgresql-&quot;&amp;[.A301]&amp;&quot;-&quot;" office:value-type="string" office:string-value="https://get.enterprisedb.com/postgresql/postgresql-9.2.15-" calcext:value-type="string">
            <text:p>https://get.enterprisedb.com/postgresql/postgresql-9.2.15-</text:p>
          </table:table-cell>
          <table:table-cell table:formula="of:=&quot;-&quot;&amp;[.E301]&amp;&quot;-binaries.&quot;&amp;[.F301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302]=&quot;any&quot;;[.B302];[.B302]&amp;&quot;/&quot;&amp;[.C302])" office:value-type="string" office:string-value="windows/x86" calcext:value-type="string">
            <text:p>windows/x86</text:p>
          </table:table-cell>
          <table:table-cell table:style-name="ce2" table:formula="of:=VLOOKUP([.D302];[Hoja2.$A$2:.$C$6];2;FALSE())" office:value-type="string" office:string-value="windows" calcext:value-type="string">
            <text:p>windows</text:p>
          </table:table-cell>
          <table:table-cell table:style-name="ce2" table:formula="of:=VLOOKUP([.D302];[Hoja2.$A$2:.$C$6];3;FALSE())" office:value-type="string" office:string-value="zip" calcext:value-type="string">
            <text:p>zip</text:p>
          </table:table-cell>
          <table:table-cell table:formula="of:=SUBSTITUTE([.A302];&quot;.&quot;;&quot;_&quot;)" office:value-type="string" office:string-value="9_2_14" calcext:value-type="string">
            <text:p>9_2_14</text:p>
          </table:table-cell>
          <table:table-cell table:formula="of:=&quot;v&quot;&amp;[.G302]&amp;&quot;.&quot;&amp;[.B302]&amp;&quot;.&quot;&amp;[.C302]" office:value-type="string" office:string-value="v9_2_14.windows.x86" calcext:value-type="string">
            <text:p>v9_2_14.windows.x86</text:p>
          </table:table-cell>
          <table:table-cell table:formula="of:=&quot;v&quot;&amp;[.G302]&amp;&quot;/&quot;&amp;[.B302]&amp;&quot;/&quot;&amp;[.C302]" office:value-type="string" office:string-value="v9_2_14/windows/x86" calcext:value-type="string">
            <text:p>v9_2_14/windows/x86</text:p>
          </table:table-cell>
          <table:table-cell table:formula="of:=&quot;https://get.enterprisedb.com/postgresql/postgresql-&quot;&amp;[.A302]&amp;&quot;-&quot;" office:value-type="string" office:string-value="https://get.enterprisedb.com/postgresql/postgresql-9.2.14-" calcext:value-type="string">
            <text:p>https://get.enterprisedb.com/postgresql/postgresql-9.2.14-</text:p>
          </table:table-cell>
          <table:table-cell table:formula="of:=&quot;-&quot;&amp;[.E302]&amp;&quot;-binaries.&quot;&amp;[.F302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303]=&quot;any&quot;;[.B303];[.B303]&amp;&quot;/&quot;&amp;[.C303])" office:value-type="string" office:string-value="windows/x86" calcext:value-type="string">
            <text:p>windows/x86</text:p>
          </table:table-cell>
          <table:table-cell table:style-name="ce2" table:formula="of:=VLOOKUP([.D303];[Hoja2.$A$2:.$C$6];2;FALSE())" office:value-type="string" office:string-value="windows" calcext:value-type="string">
            <text:p>windows</text:p>
          </table:table-cell>
          <table:table-cell table:style-name="ce2" table:formula="of:=VLOOKUP([.D303];[Hoja2.$A$2:.$C$6];3;FALSE())" office:value-type="string" office:string-value="zip" calcext:value-type="string">
            <text:p>zip</text:p>
          </table:table-cell>
          <table:table-cell table:formula="of:=SUBSTITUTE([.A303];&quot;.&quot;;&quot;_&quot;)" office:value-type="string" office:string-value="9_2_13" calcext:value-type="string">
            <text:p>9_2_13</text:p>
          </table:table-cell>
          <table:table-cell table:formula="of:=&quot;v&quot;&amp;[.G303]&amp;&quot;.&quot;&amp;[.B303]&amp;&quot;.&quot;&amp;[.C303]" office:value-type="string" office:string-value="v9_2_13.windows.x86" calcext:value-type="string">
            <text:p>v9_2_13.windows.x86</text:p>
          </table:table-cell>
          <table:table-cell table:formula="of:=&quot;v&quot;&amp;[.G303]&amp;&quot;/&quot;&amp;[.B303]&amp;&quot;/&quot;&amp;[.C303]" office:value-type="string" office:string-value="v9_2_13/windows/x86" calcext:value-type="string">
            <text:p>v9_2_13/windows/x86</text:p>
          </table:table-cell>
          <table:table-cell table:formula="of:=&quot;https://get.enterprisedb.com/postgresql/postgresql-&quot;&amp;[.A303]&amp;&quot;-&quot;" office:value-type="string" office:string-value="https://get.enterprisedb.com/postgresql/postgresql-9.2.13-" calcext:value-type="string">
            <text:p>https://get.enterprisedb.com/postgresql/postgresql-9.2.13-</text:p>
          </table:table-cell>
          <table:table-cell table:formula="of:=&quot;-&quot;&amp;[.E303]&amp;&quot;-binaries.&quot;&amp;[.F303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304]=&quot;any&quot;;[.B304];[.B304]&amp;&quot;/&quot;&amp;[.C304])" office:value-type="string" office:string-value="windows/x86" calcext:value-type="string">
            <text:p>windows/x86</text:p>
          </table:table-cell>
          <table:table-cell table:style-name="ce2" table:formula="of:=VLOOKUP([.D304];[Hoja2.$A$2:.$C$6];2;FALSE())" office:value-type="string" office:string-value="windows" calcext:value-type="string">
            <text:p>windows</text:p>
          </table:table-cell>
          <table:table-cell table:style-name="ce2" table:formula="of:=VLOOKUP([.D304];[Hoja2.$A$2:.$C$6];3;FALSE())" office:value-type="string" office:string-value="zip" calcext:value-type="string">
            <text:p>zip</text:p>
          </table:table-cell>
          <table:table-cell table:formula="of:=SUBSTITUTE([.A304];&quot;.&quot;;&quot;_&quot;)" office:value-type="string" office:string-value="9_2_12" calcext:value-type="string">
            <text:p>9_2_12</text:p>
          </table:table-cell>
          <table:table-cell table:formula="of:=&quot;v&quot;&amp;[.G304]&amp;&quot;.&quot;&amp;[.B304]&amp;&quot;.&quot;&amp;[.C304]" office:value-type="string" office:string-value="v9_2_12.windows.x86" calcext:value-type="string">
            <text:p>v9_2_12.windows.x86</text:p>
          </table:table-cell>
          <table:table-cell table:formula="of:=&quot;v&quot;&amp;[.G304]&amp;&quot;/&quot;&amp;[.B304]&amp;&quot;/&quot;&amp;[.C304]" office:value-type="string" office:string-value="v9_2_12/windows/x86" calcext:value-type="string">
            <text:p>v9_2_12/windows/x86</text:p>
          </table:table-cell>
          <table:table-cell table:formula="of:=&quot;https://get.enterprisedb.com/postgresql/postgresql-&quot;&amp;[.A304]&amp;&quot;-&quot;" office:value-type="string" office:string-value="https://get.enterprisedb.com/postgresql/postgresql-9.2.12-" calcext:value-type="string">
            <text:p>https://get.enterprisedb.com/postgresql/postgresql-9.2.12-</text:p>
          </table:table-cell>
          <table:table-cell table:formula="of:=&quot;-&quot;&amp;[.E304]&amp;&quot;-binaries.&quot;&amp;[.F304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305]=&quot;any&quot;;[.B305];[.B305]&amp;&quot;/&quot;&amp;[.C305])" office:value-type="string" office:string-value="windows/x86" calcext:value-type="string">
            <text:p>windows/x86</text:p>
          </table:table-cell>
          <table:table-cell table:style-name="ce2" table:formula="of:=VLOOKUP([.D305];[Hoja2.$A$2:.$C$6];2;FALSE())" office:value-type="string" office:string-value="windows" calcext:value-type="string">
            <text:p>windows</text:p>
          </table:table-cell>
          <table:table-cell table:style-name="ce2" table:formula="of:=VLOOKUP([.D305];[Hoja2.$A$2:.$C$6];3;FALSE())" office:value-type="string" office:string-value="zip" calcext:value-type="string">
            <text:p>zip</text:p>
          </table:table-cell>
          <table:table-cell table:formula="of:=SUBSTITUTE([.A305];&quot;.&quot;;&quot;_&quot;)" office:value-type="string" office:string-value="9_2_11" calcext:value-type="string">
            <text:p>9_2_11</text:p>
          </table:table-cell>
          <table:table-cell table:formula="of:=&quot;v&quot;&amp;[.G305]&amp;&quot;.&quot;&amp;[.B305]&amp;&quot;.&quot;&amp;[.C305]" office:value-type="string" office:string-value="v9_2_11.windows.x86" calcext:value-type="string">
            <text:p>v9_2_11.windows.x86</text:p>
          </table:table-cell>
          <table:table-cell table:formula="of:=&quot;v&quot;&amp;[.G305]&amp;&quot;/&quot;&amp;[.B305]&amp;&quot;/&quot;&amp;[.C305]" office:value-type="string" office:string-value="v9_2_11/windows/x86" calcext:value-type="string">
            <text:p>v9_2_11/windows/x86</text:p>
          </table:table-cell>
          <table:table-cell table:formula="of:=&quot;https://get.enterprisedb.com/postgresql/postgresql-&quot;&amp;[.A305]&amp;&quot;-&quot;" office:value-type="string" office:string-value="https://get.enterprisedb.com/postgresql/postgresql-9.2.11-" calcext:value-type="string">
            <text:p>https://get.enterprisedb.com/postgresql/postgresql-9.2.11-</text:p>
          </table:table-cell>
          <table:table-cell table:formula="of:=&quot;-&quot;&amp;[.E305]&amp;&quot;-binaries.&quot;&amp;[.F305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306]=&quot;any&quot;;[.B306];[.B306]&amp;&quot;/&quot;&amp;[.C306])" office:value-type="string" office:string-value="windows/x86" calcext:value-type="string">
            <text:p>windows/x86</text:p>
          </table:table-cell>
          <table:table-cell table:style-name="ce2" table:formula="of:=VLOOKUP([.D306];[Hoja2.$A$2:.$C$6];2;FALSE())" office:value-type="string" office:string-value="windows" calcext:value-type="string">
            <text:p>windows</text:p>
          </table:table-cell>
          <table:table-cell table:style-name="ce2" table:formula="of:=VLOOKUP([.D306];[Hoja2.$A$2:.$C$6];3;FALSE())" office:value-type="string" office:string-value="zip" calcext:value-type="string">
            <text:p>zip</text:p>
          </table:table-cell>
          <table:table-cell table:formula="of:=SUBSTITUTE([.A306];&quot;.&quot;;&quot;_&quot;)" office:value-type="string" office:string-value="9_2_10" calcext:value-type="string">
            <text:p>9_2_10</text:p>
          </table:table-cell>
          <table:table-cell table:formula="of:=&quot;v&quot;&amp;[.G306]&amp;&quot;.&quot;&amp;[.B306]&amp;&quot;.&quot;&amp;[.C306]" office:value-type="string" office:string-value="v9_2_10.windows.x86" calcext:value-type="string">
            <text:p>v9_2_10.windows.x86</text:p>
          </table:table-cell>
          <table:table-cell table:formula="of:=&quot;v&quot;&amp;[.G306]&amp;&quot;/&quot;&amp;[.B306]&amp;&quot;/&quot;&amp;[.C306]" office:value-type="string" office:string-value="v9_2_10/windows/x86" calcext:value-type="string">
            <text:p>v9_2_10/windows/x86</text:p>
          </table:table-cell>
          <table:table-cell table:formula="of:=&quot;https://get.enterprisedb.com/postgresql/postgresql-&quot;&amp;[.A306]&amp;&quot;-&quot;" office:value-type="string" office:string-value="https://get.enterprisedb.com/postgresql/postgresql-9.2.10-" calcext:value-type="string">
            <text:p>https://get.enterprisedb.com/postgresql/postgresql-9.2.10-</text:p>
          </table:table-cell>
          <table:table-cell table:formula="of:=&quot;-&quot;&amp;[.E306]&amp;&quot;-binaries.&quot;&amp;[.F306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307]=&quot;any&quot;;[.B307];[.B307]&amp;&quot;/&quot;&amp;[.C307])" office:value-type="string" office:string-value="windows/x86" calcext:value-type="string">
            <text:p>windows/x86</text:p>
          </table:table-cell>
          <table:table-cell table:style-name="ce2" table:formula="of:=VLOOKUP([.D307];[Hoja2.$A$2:.$C$6];2;FALSE())" office:value-type="string" office:string-value="windows" calcext:value-type="string">
            <text:p>windows</text:p>
          </table:table-cell>
          <table:table-cell table:style-name="ce2" table:formula="of:=VLOOKUP([.D307];[Hoja2.$A$2:.$C$6];3;FALSE())" office:value-type="string" office:string-value="zip" calcext:value-type="string">
            <text:p>zip</text:p>
          </table:table-cell>
          <table:table-cell table:formula="of:=SUBSTITUTE([.A307];&quot;.&quot;;&quot;_&quot;)" office:value-type="string" office:string-value="9_2_9" calcext:value-type="string">
            <text:p>9_2_9</text:p>
          </table:table-cell>
          <table:table-cell table:formula="of:=&quot;v&quot;&amp;[.G307]&amp;&quot;.&quot;&amp;[.B307]&amp;&quot;.&quot;&amp;[.C307]" office:value-type="string" office:string-value="v9_2_9.windows.x86" calcext:value-type="string">
            <text:p>v9_2_9.windows.x86</text:p>
          </table:table-cell>
          <table:table-cell table:formula="of:=&quot;v&quot;&amp;[.G307]&amp;&quot;/&quot;&amp;[.B307]&amp;&quot;/&quot;&amp;[.C307]" office:value-type="string" office:string-value="v9_2_9/windows/x86" calcext:value-type="string">
            <text:p>v9_2_9/windows/x86</text:p>
          </table:table-cell>
          <table:table-cell table:formula="of:=&quot;https://get.enterprisedb.com/postgresql/postgresql-&quot;&amp;[.A307]&amp;&quot;-&quot;" office:value-type="string" office:string-value="https://get.enterprisedb.com/postgresql/postgresql-9.2.9-" calcext:value-type="string">
            <text:p>https://get.enterprisedb.com/postgresql/postgresql-9.2.9-</text:p>
          </table:table-cell>
          <table:table-cell table:formula="of:=&quot;-&quot;&amp;[.E307]&amp;&quot;-binaries.&quot;&amp;[.F307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308]=&quot;any&quot;;[.B308];[.B308]&amp;&quot;/&quot;&amp;[.C308])" office:value-type="string" office:string-value="windows/x86" calcext:value-type="string">
            <text:p>windows/x86</text:p>
          </table:table-cell>
          <table:table-cell table:style-name="ce2" table:formula="of:=VLOOKUP([.D308];[Hoja2.$A$2:.$C$6];2;FALSE())" office:value-type="string" office:string-value="windows" calcext:value-type="string">
            <text:p>windows</text:p>
          </table:table-cell>
          <table:table-cell table:style-name="ce2" table:formula="of:=VLOOKUP([.D308];[Hoja2.$A$2:.$C$6];3;FALSE())" office:value-type="string" office:string-value="zip" calcext:value-type="string">
            <text:p>zip</text:p>
          </table:table-cell>
          <table:table-cell table:formula="of:=SUBSTITUTE([.A308];&quot;.&quot;;&quot;_&quot;)" office:value-type="string" office:string-value="9_2_8" calcext:value-type="string">
            <text:p>9_2_8</text:p>
          </table:table-cell>
          <table:table-cell table:formula="of:=&quot;v&quot;&amp;[.G308]&amp;&quot;.&quot;&amp;[.B308]&amp;&quot;.&quot;&amp;[.C308]" office:value-type="string" office:string-value="v9_2_8.windows.x86" calcext:value-type="string">
            <text:p>v9_2_8.windows.x86</text:p>
          </table:table-cell>
          <table:table-cell table:formula="of:=&quot;v&quot;&amp;[.G308]&amp;&quot;/&quot;&amp;[.B308]&amp;&quot;/&quot;&amp;[.C308]" office:value-type="string" office:string-value="v9_2_8/windows/x86" calcext:value-type="string">
            <text:p>v9_2_8/windows/x86</text:p>
          </table:table-cell>
          <table:table-cell table:formula="of:=&quot;https://get.enterprisedb.com/postgresql/postgresql-&quot;&amp;[.A308]&amp;&quot;-&quot;" office:value-type="string" office:string-value="https://get.enterprisedb.com/postgresql/postgresql-9.2.8-" calcext:value-type="string">
            <text:p>https://get.enterprisedb.com/postgresql/postgresql-9.2.8-</text:p>
          </table:table-cell>
          <table:table-cell table:formula="of:=&quot;-&quot;&amp;[.E308]&amp;&quot;-binaries.&quot;&amp;[.F308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309]=&quot;any&quot;;[.B309];[.B309]&amp;&quot;/&quot;&amp;[.C309])" office:value-type="string" office:string-value="windows/x86" calcext:value-type="string">
            <text:p>windows/x86</text:p>
          </table:table-cell>
          <table:table-cell table:style-name="ce2" table:formula="of:=VLOOKUP([.D309];[Hoja2.$A$2:.$C$6];2;FALSE())" office:value-type="string" office:string-value="windows" calcext:value-type="string">
            <text:p>windows</text:p>
          </table:table-cell>
          <table:table-cell table:style-name="ce2" table:formula="of:=VLOOKUP([.D309];[Hoja2.$A$2:.$C$6];3;FALSE())" office:value-type="string" office:string-value="zip" calcext:value-type="string">
            <text:p>zip</text:p>
          </table:table-cell>
          <table:table-cell table:formula="of:=SUBSTITUTE([.A309];&quot;.&quot;;&quot;_&quot;)" office:value-type="string" office:string-value="9_2_7" calcext:value-type="string">
            <text:p>9_2_7</text:p>
          </table:table-cell>
          <table:table-cell table:formula="of:=&quot;v&quot;&amp;[.G309]&amp;&quot;.&quot;&amp;[.B309]&amp;&quot;.&quot;&amp;[.C309]" office:value-type="string" office:string-value="v9_2_7.windows.x86" calcext:value-type="string">
            <text:p>v9_2_7.windows.x86</text:p>
          </table:table-cell>
          <table:table-cell table:formula="of:=&quot;v&quot;&amp;[.G309]&amp;&quot;/&quot;&amp;[.B309]&amp;&quot;/&quot;&amp;[.C309]" office:value-type="string" office:string-value="v9_2_7/windows/x86" calcext:value-type="string">
            <text:p>v9_2_7/windows/x86</text:p>
          </table:table-cell>
          <table:table-cell table:formula="of:=&quot;https://get.enterprisedb.com/postgresql/postgresql-&quot;&amp;[.A309]&amp;&quot;-&quot;" office:value-type="string" office:string-value="https://get.enterprisedb.com/postgresql/postgresql-9.2.7-" calcext:value-type="string">
            <text:p>https://get.enterprisedb.com/postgresql/postgresql-9.2.7-</text:p>
          </table:table-cell>
          <table:table-cell table:formula="of:=&quot;-&quot;&amp;[.E309]&amp;&quot;-binaries.&quot;&amp;[.F309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310]=&quot;any&quot;;[.B310];[.B310]&amp;&quot;/&quot;&amp;[.C310])" office:value-type="string" office:string-value="windows/x86" calcext:value-type="string">
            <text:p>windows/x86</text:p>
          </table:table-cell>
          <table:table-cell table:style-name="ce2" table:formula="of:=VLOOKUP([.D310];[Hoja2.$A$2:.$C$6];2;FALSE())" office:value-type="string" office:string-value="windows" calcext:value-type="string">
            <text:p>windows</text:p>
          </table:table-cell>
          <table:table-cell table:style-name="ce2" table:formula="of:=VLOOKUP([.D310];[Hoja2.$A$2:.$C$6];3;FALSE())" office:value-type="string" office:string-value="zip" calcext:value-type="string">
            <text:p>zip</text:p>
          </table:table-cell>
          <table:table-cell table:formula="of:=SUBSTITUTE([.A310];&quot;.&quot;;&quot;_&quot;)" office:value-type="string" office:string-value="9_2_6" calcext:value-type="string">
            <text:p>9_2_6</text:p>
          </table:table-cell>
          <table:table-cell table:formula="of:=&quot;v&quot;&amp;[.G310]&amp;&quot;.&quot;&amp;[.B310]&amp;&quot;.&quot;&amp;[.C310]" office:value-type="string" office:string-value="v9_2_6.windows.x86" calcext:value-type="string">
            <text:p>v9_2_6.windows.x86</text:p>
          </table:table-cell>
          <table:table-cell table:formula="of:=&quot;v&quot;&amp;[.G310]&amp;&quot;/&quot;&amp;[.B310]&amp;&quot;/&quot;&amp;[.C310]" office:value-type="string" office:string-value="v9_2_6/windows/x86" calcext:value-type="string">
            <text:p>v9_2_6/windows/x86</text:p>
          </table:table-cell>
          <table:table-cell table:formula="of:=&quot;https://get.enterprisedb.com/postgresql/postgresql-&quot;&amp;[.A310]&amp;&quot;-&quot;" office:value-type="string" office:string-value="https://get.enterprisedb.com/postgresql/postgresql-9.2.6-" calcext:value-type="string">
            <text:p>https://get.enterprisedb.com/postgresql/postgresql-9.2.6-</text:p>
          </table:table-cell>
          <table:table-cell table:formula="of:=&quot;-&quot;&amp;[.E310]&amp;&quot;-binaries.&quot;&amp;[.F310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311]=&quot;any&quot;;[.B311];[.B311]&amp;&quot;/&quot;&amp;[.C311])" office:value-type="string" office:string-value="windows/x86" calcext:value-type="string">
            <text:p>windows/x86</text:p>
          </table:table-cell>
          <table:table-cell table:style-name="ce2" table:formula="of:=VLOOKUP([.D311];[Hoja2.$A$2:.$C$6];2;FALSE())" office:value-type="string" office:string-value="windows" calcext:value-type="string">
            <text:p>windows</text:p>
          </table:table-cell>
          <table:table-cell table:style-name="ce2" table:formula="of:=VLOOKUP([.D311];[Hoja2.$A$2:.$C$6];3;FALSE())" office:value-type="string" office:string-value="zip" calcext:value-type="string">
            <text:p>zip</text:p>
          </table:table-cell>
          <table:table-cell table:formula="of:=SUBSTITUTE([.A311];&quot;.&quot;;&quot;_&quot;)" office:value-type="string" office:string-value="9_2_5" calcext:value-type="string">
            <text:p>9_2_5</text:p>
          </table:table-cell>
          <table:table-cell table:formula="of:=&quot;v&quot;&amp;[.G311]&amp;&quot;.&quot;&amp;[.B311]&amp;&quot;.&quot;&amp;[.C311]" office:value-type="string" office:string-value="v9_2_5.windows.x86" calcext:value-type="string">
            <text:p>v9_2_5.windows.x86</text:p>
          </table:table-cell>
          <table:table-cell table:formula="of:=&quot;v&quot;&amp;[.G311]&amp;&quot;/&quot;&amp;[.B311]&amp;&quot;/&quot;&amp;[.C311]" office:value-type="string" office:string-value="v9_2_5/windows/x86" calcext:value-type="string">
            <text:p>v9_2_5/windows/x86</text:p>
          </table:table-cell>
          <table:table-cell table:formula="of:=&quot;https://get.enterprisedb.com/postgresql/postgresql-&quot;&amp;[.A311]&amp;&quot;-&quot;" office:value-type="string" office:string-value="https://get.enterprisedb.com/postgresql/postgresql-9.2.5-" calcext:value-type="string">
            <text:p>https://get.enterprisedb.com/postgresql/postgresql-9.2.5-</text:p>
          </table:table-cell>
          <table:table-cell table:formula="of:=&quot;-&quot;&amp;[.E311]&amp;&quot;-binaries.&quot;&amp;[.F311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312]=&quot;any&quot;;[.B312];[.B312]&amp;&quot;/&quot;&amp;[.C312])" office:value-type="string" office:string-value="windows/x86" calcext:value-type="string">
            <text:p>windows/x86</text:p>
          </table:table-cell>
          <table:table-cell table:style-name="ce2" table:formula="of:=VLOOKUP([.D312];[Hoja2.$A$2:.$C$6];2;FALSE())" office:value-type="string" office:string-value="windows" calcext:value-type="string">
            <text:p>windows</text:p>
          </table:table-cell>
          <table:table-cell table:style-name="ce2" table:formula="of:=VLOOKUP([.D312];[Hoja2.$A$2:.$C$6];3;FALSE())" office:value-type="string" office:string-value="zip" calcext:value-type="string">
            <text:p>zip</text:p>
          </table:table-cell>
          <table:table-cell table:formula="of:=SUBSTITUTE([.A312];&quot;.&quot;;&quot;_&quot;)" office:value-type="string" office:string-value="9_2_4" calcext:value-type="string">
            <text:p>9_2_4</text:p>
          </table:table-cell>
          <table:table-cell table:formula="of:=&quot;v&quot;&amp;[.G312]&amp;&quot;.&quot;&amp;[.B312]&amp;&quot;.&quot;&amp;[.C312]" office:value-type="string" office:string-value="v9_2_4.windows.x86" calcext:value-type="string">
            <text:p>v9_2_4.windows.x86</text:p>
          </table:table-cell>
          <table:table-cell table:formula="of:=&quot;v&quot;&amp;[.G312]&amp;&quot;/&quot;&amp;[.B312]&amp;&quot;/&quot;&amp;[.C312]" office:value-type="string" office:string-value="v9_2_4/windows/x86" calcext:value-type="string">
            <text:p>v9_2_4/windows/x86</text:p>
          </table:table-cell>
          <table:table-cell table:formula="of:=&quot;https://get.enterprisedb.com/postgresql/postgresql-&quot;&amp;[.A312]&amp;&quot;-&quot;" office:value-type="string" office:string-value="https://get.enterprisedb.com/postgresql/postgresql-9.2.4-" calcext:value-type="string">
            <text:p>https://get.enterprisedb.com/postgresql/postgresql-9.2.4-</text:p>
          </table:table-cell>
          <table:table-cell table:formula="of:=&quot;-&quot;&amp;[.E312]&amp;&quot;-binaries.&quot;&amp;[.F312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313]=&quot;any&quot;;[.B313];[.B313]&amp;&quot;/&quot;&amp;[.C313])" office:value-type="string" office:string-value="windows/x86" calcext:value-type="string">
            <text:p>windows/x86</text:p>
          </table:table-cell>
          <table:table-cell table:style-name="ce2" table:formula="of:=VLOOKUP([.D313];[Hoja2.$A$2:.$C$6];2;FALSE())" office:value-type="string" office:string-value="windows" calcext:value-type="string">
            <text:p>windows</text:p>
          </table:table-cell>
          <table:table-cell table:style-name="ce2" table:formula="of:=VLOOKUP([.D313];[Hoja2.$A$2:.$C$6];3;FALSE())" office:value-type="string" office:string-value="zip" calcext:value-type="string">
            <text:p>zip</text:p>
          </table:table-cell>
          <table:table-cell table:formula="of:=SUBSTITUTE([.A313];&quot;.&quot;;&quot;_&quot;)" office:value-type="string" office:string-value="9_2_3" calcext:value-type="string">
            <text:p>9_2_3</text:p>
          </table:table-cell>
          <table:table-cell table:formula="of:=&quot;v&quot;&amp;[.G313]&amp;&quot;.&quot;&amp;[.B313]&amp;&quot;.&quot;&amp;[.C313]" office:value-type="string" office:string-value="v9_2_3.windows.x86" calcext:value-type="string">
            <text:p>v9_2_3.windows.x86</text:p>
          </table:table-cell>
          <table:table-cell table:formula="of:=&quot;v&quot;&amp;[.G313]&amp;&quot;/&quot;&amp;[.B313]&amp;&quot;/&quot;&amp;[.C313]" office:value-type="string" office:string-value="v9_2_3/windows/x86" calcext:value-type="string">
            <text:p>v9_2_3/windows/x86</text:p>
          </table:table-cell>
          <table:table-cell table:formula="of:=&quot;https://get.enterprisedb.com/postgresql/postgresql-&quot;&amp;[.A313]&amp;&quot;-&quot;" office:value-type="string" office:string-value="https://get.enterprisedb.com/postgresql/postgresql-9.2.3-" calcext:value-type="string">
            <text:p>https://get.enterprisedb.com/postgresql/postgresql-9.2.3-</text:p>
          </table:table-cell>
          <table:table-cell table:formula="of:=&quot;-&quot;&amp;[.E313]&amp;&quot;-binaries.&quot;&amp;[.F313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314]=&quot;any&quot;;[.B314];[.B314]&amp;&quot;/&quot;&amp;[.C314])" office:value-type="string" office:string-value="windows/x86" calcext:value-type="string">
            <text:p>windows/x86</text:p>
          </table:table-cell>
          <table:table-cell table:style-name="ce2" table:formula="of:=VLOOKUP([.D314];[Hoja2.$A$2:.$C$6];2;FALSE())" office:value-type="string" office:string-value="windows" calcext:value-type="string">
            <text:p>windows</text:p>
          </table:table-cell>
          <table:table-cell table:style-name="ce2" table:formula="of:=VLOOKUP([.D314];[Hoja2.$A$2:.$C$6];3;FALSE())" office:value-type="string" office:string-value="zip" calcext:value-type="string">
            <text:p>zip</text:p>
          </table:table-cell>
          <table:table-cell table:formula="of:=SUBSTITUTE([.A314];&quot;.&quot;;&quot;_&quot;)" office:value-type="string" office:string-value="9_2_2" calcext:value-type="string">
            <text:p>9_2_2</text:p>
          </table:table-cell>
          <table:table-cell table:formula="of:=&quot;v&quot;&amp;[.G314]&amp;&quot;.&quot;&amp;[.B314]&amp;&quot;.&quot;&amp;[.C314]" office:value-type="string" office:string-value="v9_2_2.windows.x86" calcext:value-type="string">
            <text:p>v9_2_2.windows.x86</text:p>
          </table:table-cell>
          <table:table-cell table:formula="of:=&quot;v&quot;&amp;[.G314]&amp;&quot;/&quot;&amp;[.B314]&amp;&quot;/&quot;&amp;[.C314]" office:value-type="string" office:string-value="v9_2_2/windows/x86" calcext:value-type="string">
            <text:p>v9_2_2/windows/x86</text:p>
          </table:table-cell>
          <table:table-cell table:formula="of:=&quot;https://get.enterprisedb.com/postgresql/postgresql-&quot;&amp;[.A314]&amp;&quot;-&quot;" office:value-type="string" office:string-value="https://get.enterprisedb.com/postgresql/postgresql-9.2.2-" calcext:value-type="string">
            <text:p>https://get.enterprisedb.com/postgresql/postgresql-9.2.2-</text:p>
          </table:table-cell>
          <table:table-cell table:formula="of:=&quot;-&quot;&amp;[.E314]&amp;&quot;-binaries.&quot;&amp;[.F314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315]=&quot;any&quot;;[.B315];[.B315]&amp;&quot;/&quot;&amp;[.C315])" office:value-type="string" office:string-value="windows/x86" calcext:value-type="string">
            <text:p>windows/x86</text:p>
          </table:table-cell>
          <table:table-cell table:style-name="ce2" table:formula="of:=VLOOKUP([.D315];[Hoja2.$A$2:.$C$6];2;FALSE())" office:value-type="string" office:string-value="windows" calcext:value-type="string">
            <text:p>windows</text:p>
          </table:table-cell>
          <table:table-cell table:style-name="ce2" table:formula="of:=VLOOKUP([.D315];[Hoja2.$A$2:.$C$6];3;FALSE())" office:value-type="string" office:string-value="zip" calcext:value-type="string">
            <text:p>zip</text:p>
          </table:table-cell>
          <table:table-cell table:formula="of:=SUBSTITUTE([.A315];&quot;.&quot;;&quot;_&quot;)" office:value-type="string" office:string-value="9_2_1" calcext:value-type="string">
            <text:p>9_2_1</text:p>
          </table:table-cell>
          <table:table-cell table:formula="of:=&quot;v&quot;&amp;[.G315]&amp;&quot;.&quot;&amp;[.B315]&amp;&quot;.&quot;&amp;[.C315]" office:value-type="string" office:string-value="v9_2_1.windows.x86" calcext:value-type="string">
            <text:p>v9_2_1.windows.x86</text:p>
          </table:table-cell>
          <table:table-cell table:formula="of:=&quot;v&quot;&amp;[.G315]&amp;&quot;/&quot;&amp;[.B315]&amp;&quot;/&quot;&amp;[.C315]" office:value-type="string" office:string-value="v9_2_1/windows/x86" calcext:value-type="string">
            <text:p>v9_2_1/windows/x86</text:p>
          </table:table-cell>
          <table:table-cell table:formula="of:=&quot;https://get.enterprisedb.com/postgresql/postgresql-&quot;&amp;[.A315]&amp;&quot;-&quot;" office:value-type="string" office:string-value="https://get.enterprisedb.com/postgresql/postgresql-9.2.1-" calcext:value-type="string">
            <text:p>https://get.enterprisedb.com/postgresql/postgresql-9.2.1-</text:p>
          </table:table-cell>
          <table:table-cell table:formula="of:=&quot;-&quot;&amp;[.E315]&amp;&quot;-binaries.&quot;&amp;[.F315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316]=&quot;any&quot;;[.B316];[.B316]&amp;&quot;/&quot;&amp;[.C316])" office:value-type="string" office:string-value="windows/x86" calcext:value-type="string">
            <text:p>windows/x86</text:p>
          </table:table-cell>
          <table:table-cell table:style-name="ce2" table:formula="of:=VLOOKUP([.D316];[Hoja2.$A$2:.$C$6];2;FALSE())" office:value-type="string" office:string-value="windows" calcext:value-type="string">
            <text:p>windows</text:p>
          </table:table-cell>
          <table:table-cell table:style-name="ce2" table:formula="of:=VLOOKUP([.D316];[Hoja2.$A$2:.$C$6];3;FALSE())" office:value-type="string" office:string-value="zip" calcext:value-type="string">
            <text:p>zip</text:p>
          </table:table-cell>
          <table:table-cell table:formula="of:=SUBSTITUTE([.A316];&quot;.&quot;;&quot;_&quot;)" office:value-type="string" office:string-value="9_2_0" calcext:value-type="string">
            <text:p>9_2_0</text:p>
          </table:table-cell>
          <table:table-cell table:formula="of:=&quot;v&quot;&amp;[.G316]&amp;&quot;.&quot;&amp;[.B316]&amp;&quot;.&quot;&amp;[.C316]" office:value-type="string" office:string-value="v9_2_0.windows.x86" calcext:value-type="string">
            <text:p>v9_2_0.windows.x86</text:p>
          </table:table-cell>
          <table:table-cell table:formula="of:=&quot;v&quot;&amp;[.G316]&amp;&quot;/&quot;&amp;[.B316]&amp;&quot;/&quot;&amp;[.C316]" office:value-type="string" office:string-value="v9_2_0/windows/x86" calcext:value-type="string">
            <text:p>v9_2_0/windows/x86</text:p>
          </table:table-cell>
          <table:table-cell table:formula="of:=&quot;https://get.enterprisedb.com/postgresql/postgresql-&quot;&amp;[.A316]&amp;&quot;-&quot;" office:value-type="string" office:string-value="https://get.enterprisedb.com/postgresql/postgresql-9.2.0-" calcext:value-type="string">
            <text:p>https://get.enterprisedb.com/postgresql/postgresql-9.2.0-</text:p>
          </table:table-cell>
          <table:table-cell table:formula="of:=&quot;-&quot;&amp;[.E316]&amp;&quot;-binaries.&quot;&amp;[.F316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2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317]=&quot;any&quot;;[.B317];[.B317]&amp;&quot;/&quot;&amp;[.C317])" office:value-type="string" office:string-value="windows/x86" calcext:value-type="string">
            <text:p>windows/x86</text:p>
          </table:table-cell>
          <table:table-cell table:style-name="ce2" table:formula="of:=VLOOKUP([.D317];[Hoja2.$A$2:.$C$6];2;FALSE())" office:value-type="string" office:string-value="windows" calcext:value-type="string">
            <text:p>windows</text:p>
          </table:table-cell>
          <table:table-cell table:style-name="ce2" table:formula="of:=VLOOKUP([.D317];[Hoja2.$A$2:.$C$6];3;FALSE())" office:value-type="string" office:string-value="zip" calcext:value-type="string">
            <text:p>zip</text:p>
          </table:table-cell>
          <table:table-cell table:formula="of:=SUBSTITUTE([.A317];&quot;.&quot;;&quot;_&quot;)" office:value-type="string" office:string-value="9_1_24" calcext:value-type="string">
            <text:p>9_1_24</text:p>
          </table:table-cell>
          <table:table-cell table:formula="of:=&quot;v&quot;&amp;[.G317]&amp;&quot;.&quot;&amp;[.B317]&amp;&quot;.&quot;&amp;[.C317]" office:value-type="string" office:string-value="v9_1_24.windows.x86" calcext:value-type="string">
            <text:p>v9_1_24.windows.x86</text:p>
          </table:table-cell>
          <table:table-cell table:formula="of:=&quot;v&quot;&amp;[.G317]&amp;&quot;/&quot;&amp;[.B317]&amp;&quot;/&quot;&amp;[.C317]" office:value-type="string" office:string-value="v9_1_24/windows/x86" calcext:value-type="string">
            <text:p>v9_1_24/windows/x86</text:p>
          </table:table-cell>
          <table:table-cell table:formula="of:=&quot;https://get.enterprisedb.com/postgresql/postgresql-&quot;&amp;[.A317]&amp;&quot;-&quot;" office:value-type="string" office:string-value="https://get.enterprisedb.com/postgresql/postgresql-9.1.24-" calcext:value-type="string">
            <text:p>https://get.enterprisedb.com/postgresql/postgresql-9.1.24-</text:p>
          </table:table-cell>
          <table:table-cell table:formula="of:=&quot;-&quot;&amp;[.E317]&amp;&quot;-binaries.&quot;&amp;[.F317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2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318]=&quot;any&quot;;[.B318];[.B318]&amp;&quot;/&quot;&amp;[.C318])" office:value-type="string" office:string-value="windows/x86" calcext:value-type="string">
            <text:p>windows/x86</text:p>
          </table:table-cell>
          <table:table-cell table:style-name="ce2" table:formula="of:=VLOOKUP([.D318];[Hoja2.$A$2:.$C$6];2;FALSE())" office:value-type="string" office:string-value="windows" calcext:value-type="string">
            <text:p>windows</text:p>
          </table:table-cell>
          <table:table-cell table:style-name="ce2" table:formula="of:=VLOOKUP([.D318];[Hoja2.$A$2:.$C$6];3;FALSE())" office:value-type="string" office:string-value="zip" calcext:value-type="string">
            <text:p>zip</text:p>
          </table:table-cell>
          <table:table-cell table:formula="of:=SUBSTITUTE([.A318];&quot;.&quot;;&quot;_&quot;)" office:value-type="string" office:string-value="9_1_23" calcext:value-type="string">
            <text:p>9_1_23</text:p>
          </table:table-cell>
          <table:table-cell table:formula="of:=&quot;v&quot;&amp;[.G318]&amp;&quot;.&quot;&amp;[.B318]&amp;&quot;.&quot;&amp;[.C318]" office:value-type="string" office:string-value="v9_1_23.windows.x86" calcext:value-type="string">
            <text:p>v9_1_23.windows.x86</text:p>
          </table:table-cell>
          <table:table-cell table:formula="of:=&quot;v&quot;&amp;[.G318]&amp;&quot;/&quot;&amp;[.B318]&amp;&quot;/&quot;&amp;[.C318]" office:value-type="string" office:string-value="v9_1_23/windows/x86" calcext:value-type="string">
            <text:p>v9_1_23/windows/x86</text:p>
          </table:table-cell>
          <table:table-cell table:formula="of:=&quot;https://get.enterprisedb.com/postgresql/postgresql-&quot;&amp;[.A318]&amp;&quot;-&quot;" office:value-type="string" office:string-value="https://get.enterprisedb.com/postgresql/postgresql-9.1.23-" calcext:value-type="string">
            <text:p>https://get.enterprisedb.com/postgresql/postgresql-9.1.23-</text:p>
          </table:table-cell>
          <table:table-cell table:formula="of:=&quot;-&quot;&amp;[.E318]&amp;&quot;-binaries.&quot;&amp;[.F318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2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319]=&quot;any&quot;;[.B319];[.B319]&amp;&quot;/&quot;&amp;[.C319])" office:value-type="string" office:string-value="windows/x86" calcext:value-type="string">
            <text:p>windows/x86</text:p>
          </table:table-cell>
          <table:table-cell table:style-name="ce2" table:formula="of:=VLOOKUP([.D319];[Hoja2.$A$2:.$C$6];2;FALSE())" office:value-type="string" office:string-value="windows" calcext:value-type="string">
            <text:p>windows</text:p>
          </table:table-cell>
          <table:table-cell table:style-name="ce2" table:formula="of:=VLOOKUP([.D319];[Hoja2.$A$2:.$C$6];3;FALSE())" office:value-type="string" office:string-value="zip" calcext:value-type="string">
            <text:p>zip</text:p>
          </table:table-cell>
          <table:table-cell table:formula="of:=SUBSTITUTE([.A319];&quot;.&quot;;&quot;_&quot;)" office:value-type="string" office:string-value="9_1_22" calcext:value-type="string">
            <text:p>9_1_22</text:p>
          </table:table-cell>
          <table:table-cell table:formula="of:=&quot;v&quot;&amp;[.G319]&amp;&quot;.&quot;&amp;[.B319]&amp;&quot;.&quot;&amp;[.C319]" office:value-type="string" office:string-value="v9_1_22.windows.x86" calcext:value-type="string">
            <text:p>v9_1_22.windows.x86</text:p>
          </table:table-cell>
          <table:table-cell table:formula="of:=&quot;v&quot;&amp;[.G319]&amp;&quot;/&quot;&amp;[.B319]&amp;&quot;/&quot;&amp;[.C319]" office:value-type="string" office:string-value="v9_1_22/windows/x86" calcext:value-type="string">
            <text:p>v9_1_22/windows/x86</text:p>
          </table:table-cell>
          <table:table-cell table:formula="of:=&quot;https://get.enterprisedb.com/postgresql/postgresql-&quot;&amp;[.A319]&amp;&quot;-&quot;" office:value-type="string" office:string-value="https://get.enterprisedb.com/postgresql/postgresql-9.1.22-" calcext:value-type="string">
            <text:p>https://get.enterprisedb.com/postgresql/postgresql-9.1.22-</text:p>
          </table:table-cell>
          <table:table-cell table:formula="of:=&quot;-&quot;&amp;[.E319]&amp;&quot;-binaries.&quot;&amp;[.F319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2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320]=&quot;any&quot;;[.B320];[.B320]&amp;&quot;/&quot;&amp;[.C320])" office:value-type="string" office:string-value="windows/x86" calcext:value-type="string">
            <text:p>windows/x86</text:p>
          </table:table-cell>
          <table:table-cell table:style-name="ce2" table:formula="of:=VLOOKUP([.D320];[Hoja2.$A$2:.$C$6];2;FALSE())" office:value-type="string" office:string-value="windows" calcext:value-type="string">
            <text:p>windows</text:p>
          </table:table-cell>
          <table:table-cell table:style-name="ce2" table:formula="of:=VLOOKUP([.D320];[Hoja2.$A$2:.$C$6];3;FALSE())" office:value-type="string" office:string-value="zip" calcext:value-type="string">
            <text:p>zip</text:p>
          </table:table-cell>
          <table:table-cell table:formula="of:=SUBSTITUTE([.A320];&quot;.&quot;;&quot;_&quot;)" office:value-type="string" office:string-value="9_1_21" calcext:value-type="string">
            <text:p>9_1_21</text:p>
          </table:table-cell>
          <table:table-cell table:formula="of:=&quot;v&quot;&amp;[.G320]&amp;&quot;.&quot;&amp;[.B320]&amp;&quot;.&quot;&amp;[.C320]" office:value-type="string" office:string-value="v9_1_21.windows.x86" calcext:value-type="string">
            <text:p>v9_1_21.windows.x86</text:p>
          </table:table-cell>
          <table:table-cell table:formula="of:=&quot;v&quot;&amp;[.G320]&amp;&quot;/&quot;&amp;[.B320]&amp;&quot;/&quot;&amp;[.C320]" office:value-type="string" office:string-value="v9_1_21/windows/x86" calcext:value-type="string">
            <text:p>v9_1_21/windows/x86</text:p>
          </table:table-cell>
          <table:table-cell table:formula="of:=&quot;https://get.enterprisedb.com/postgresql/postgresql-&quot;&amp;[.A320]&amp;&quot;-&quot;" office:value-type="string" office:string-value="https://get.enterprisedb.com/postgresql/postgresql-9.1.21-" calcext:value-type="string">
            <text:p>https://get.enterprisedb.com/postgresql/postgresql-9.1.21-</text:p>
          </table:table-cell>
          <table:table-cell table:formula="of:=&quot;-&quot;&amp;[.E320]&amp;&quot;-binaries.&quot;&amp;[.F320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2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321]=&quot;any&quot;;[.B321];[.B321]&amp;&quot;/&quot;&amp;[.C321])" office:value-type="string" office:string-value="windows/x86" calcext:value-type="string">
            <text:p>windows/x86</text:p>
          </table:table-cell>
          <table:table-cell table:style-name="ce2" table:formula="of:=VLOOKUP([.D321];[Hoja2.$A$2:.$C$6];2;FALSE())" office:value-type="string" office:string-value="windows" calcext:value-type="string">
            <text:p>windows</text:p>
          </table:table-cell>
          <table:table-cell table:style-name="ce2" table:formula="of:=VLOOKUP([.D321];[Hoja2.$A$2:.$C$6];3;FALSE())" office:value-type="string" office:string-value="zip" calcext:value-type="string">
            <text:p>zip</text:p>
          </table:table-cell>
          <table:table-cell table:formula="of:=SUBSTITUTE([.A321];&quot;.&quot;;&quot;_&quot;)" office:value-type="string" office:string-value="9_1_20" calcext:value-type="string">
            <text:p>9_1_20</text:p>
          </table:table-cell>
          <table:table-cell table:formula="of:=&quot;v&quot;&amp;[.G321]&amp;&quot;.&quot;&amp;[.B321]&amp;&quot;.&quot;&amp;[.C321]" office:value-type="string" office:string-value="v9_1_20.windows.x86" calcext:value-type="string">
            <text:p>v9_1_20.windows.x86</text:p>
          </table:table-cell>
          <table:table-cell table:formula="of:=&quot;v&quot;&amp;[.G321]&amp;&quot;/&quot;&amp;[.B321]&amp;&quot;/&quot;&amp;[.C321]" office:value-type="string" office:string-value="v9_1_20/windows/x86" calcext:value-type="string">
            <text:p>v9_1_20/windows/x86</text:p>
          </table:table-cell>
          <table:table-cell table:formula="of:=&quot;https://get.enterprisedb.com/postgresql/postgresql-&quot;&amp;[.A321]&amp;&quot;-&quot;" office:value-type="string" office:string-value="https://get.enterprisedb.com/postgresql/postgresql-9.1.20-" calcext:value-type="string">
            <text:p>https://get.enterprisedb.com/postgresql/postgresql-9.1.20-</text:p>
          </table:table-cell>
          <table:table-cell table:formula="of:=&quot;-&quot;&amp;[.E321]&amp;&quot;-binaries.&quot;&amp;[.F321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322]=&quot;any&quot;;[.B322];[.B322]&amp;&quot;/&quot;&amp;[.C322])" office:value-type="string" office:string-value="windows/x86" calcext:value-type="string">
            <text:p>windows/x86</text:p>
          </table:table-cell>
          <table:table-cell table:style-name="ce2" table:formula="of:=VLOOKUP([.D322];[Hoja2.$A$2:.$C$6];2;FALSE())" office:value-type="string" office:string-value="windows" calcext:value-type="string">
            <text:p>windows</text:p>
          </table:table-cell>
          <table:table-cell table:style-name="ce2" table:formula="of:=VLOOKUP([.D322];[Hoja2.$A$2:.$C$6];3;FALSE())" office:value-type="string" office:string-value="zip" calcext:value-type="string">
            <text:p>zip</text:p>
          </table:table-cell>
          <table:table-cell table:formula="of:=SUBSTITUTE([.A322];&quot;.&quot;;&quot;_&quot;)" office:value-type="string" office:string-value="9_1_19" calcext:value-type="string">
            <text:p>9_1_19</text:p>
          </table:table-cell>
          <table:table-cell table:formula="of:=&quot;v&quot;&amp;[.G322]&amp;&quot;.&quot;&amp;[.B322]&amp;&quot;.&quot;&amp;[.C322]" office:value-type="string" office:string-value="v9_1_19.windows.x86" calcext:value-type="string">
            <text:p>v9_1_19.windows.x86</text:p>
          </table:table-cell>
          <table:table-cell table:formula="of:=&quot;v&quot;&amp;[.G322]&amp;&quot;/&quot;&amp;[.B322]&amp;&quot;/&quot;&amp;[.C322]" office:value-type="string" office:string-value="v9_1_19/windows/x86" calcext:value-type="string">
            <text:p>v9_1_19/windows/x86</text:p>
          </table:table-cell>
          <table:table-cell table:formula="of:=&quot;https://get.enterprisedb.com/postgresql/postgresql-&quot;&amp;[.A322]&amp;&quot;-&quot;" office:value-type="string" office:string-value="https://get.enterprisedb.com/postgresql/postgresql-9.1.19-" calcext:value-type="string">
            <text:p>https://get.enterprisedb.com/postgresql/postgresql-9.1.19-</text:p>
          </table:table-cell>
          <table:table-cell table:formula="of:=&quot;-&quot;&amp;[.E322]&amp;&quot;-binaries.&quot;&amp;[.F322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323]=&quot;any&quot;;[.B323];[.B323]&amp;&quot;/&quot;&amp;[.C323])" office:value-type="string" office:string-value="windows/x86" calcext:value-type="string">
            <text:p>windows/x86</text:p>
          </table:table-cell>
          <table:table-cell table:style-name="ce2" table:formula="of:=VLOOKUP([.D323];[Hoja2.$A$2:.$C$6];2;FALSE())" office:value-type="string" office:string-value="windows" calcext:value-type="string">
            <text:p>windows</text:p>
          </table:table-cell>
          <table:table-cell table:style-name="ce2" table:formula="of:=VLOOKUP([.D323];[Hoja2.$A$2:.$C$6];3;FALSE())" office:value-type="string" office:string-value="zip" calcext:value-type="string">
            <text:p>zip</text:p>
          </table:table-cell>
          <table:table-cell table:formula="of:=SUBSTITUTE([.A323];&quot;.&quot;;&quot;_&quot;)" office:value-type="string" office:string-value="9_1_18" calcext:value-type="string">
            <text:p>9_1_18</text:p>
          </table:table-cell>
          <table:table-cell table:formula="of:=&quot;v&quot;&amp;[.G323]&amp;&quot;.&quot;&amp;[.B323]&amp;&quot;.&quot;&amp;[.C323]" office:value-type="string" office:string-value="v9_1_18.windows.x86" calcext:value-type="string">
            <text:p>v9_1_18.windows.x86</text:p>
          </table:table-cell>
          <table:table-cell table:formula="of:=&quot;v&quot;&amp;[.G323]&amp;&quot;/&quot;&amp;[.B323]&amp;&quot;/&quot;&amp;[.C323]" office:value-type="string" office:string-value="v9_1_18/windows/x86" calcext:value-type="string">
            <text:p>v9_1_18/windows/x86</text:p>
          </table:table-cell>
          <table:table-cell table:formula="of:=&quot;https://get.enterprisedb.com/postgresql/postgresql-&quot;&amp;[.A323]&amp;&quot;-&quot;" office:value-type="string" office:string-value="https://get.enterprisedb.com/postgresql/postgresql-9.1.18-" calcext:value-type="string">
            <text:p>https://get.enterprisedb.com/postgresql/postgresql-9.1.18-</text:p>
          </table:table-cell>
          <table:table-cell table:formula="of:=&quot;-&quot;&amp;[.E323]&amp;&quot;-binaries.&quot;&amp;[.F323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324]=&quot;any&quot;;[.B324];[.B324]&amp;&quot;/&quot;&amp;[.C324])" office:value-type="string" office:string-value="windows/x86" calcext:value-type="string">
            <text:p>windows/x86</text:p>
          </table:table-cell>
          <table:table-cell table:style-name="ce2" table:formula="of:=VLOOKUP([.D324];[Hoja2.$A$2:.$C$6];2;FALSE())" office:value-type="string" office:string-value="windows" calcext:value-type="string">
            <text:p>windows</text:p>
          </table:table-cell>
          <table:table-cell table:style-name="ce2" table:formula="of:=VLOOKUP([.D324];[Hoja2.$A$2:.$C$6];3;FALSE())" office:value-type="string" office:string-value="zip" calcext:value-type="string">
            <text:p>zip</text:p>
          </table:table-cell>
          <table:table-cell table:formula="of:=SUBSTITUTE([.A324];&quot;.&quot;;&quot;_&quot;)" office:value-type="string" office:string-value="9_1_17" calcext:value-type="string">
            <text:p>9_1_17</text:p>
          </table:table-cell>
          <table:table-cell table:formula="of:=&quot;v&quot;&amp;[.G324]&amp;&quot;.&quot;&amp;[.B324]&amp;&quot;.&quot;&amp;[.C324]" office:value-type="string" office:string-value="v9_1_17.windows.x86" calcext:value-type="string">
            <text:p>v9_1_17.windows.x86</text:p>
          </table:table-cell>
          <table:table-cell table:formula="of:=&quot;v&quot;&amp;[.G324]&amp;&quot;/&quot;&amp;[.B324]&amp;&quot;/&quot;&amp;[.C324]" office:value-type="string" office:string-value="v9_1_17/windows/x86" calcext:value-type="string">
            <text:p>v9_1_17/windows/x86</text:p>
          </table:table-cell>
          <table:table-cell table:formula="of:=&quot;https://get.enterprisedb.com/postgresql/postgresql-&quot;&amp;[.A324]&amp;&quot;-&quot;" office:value-type="string" office:string-value="https://get.enterprisedb.com/postgresql/postgresql-9.1.17-" calcext:value-type="string">
            <text:p>https://get.enterprisedb.com/postgresql/postgresql-9.1.17-</text:p>
          </table:table-cell>
          <table:table-cell table:formula="of:=&quot;-&quot;&amp;[.E324]&amp;&quot;-binaries.&quot;&amp;[.F324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325]=&quot;any&quot;;[.B325];[.B325]&amp;&quot;/&quot;&amp;[.C325])" office:value-type="string" office:string-value="windows/x86" calcext:value-type="string">
            <text:p>windows/x86</text:p>
          </table:table-cell>
          <table:table-cell table:style-name="ce2" table:formula="of:=VLOOKUP([.D325];[Hoja2.$A$2:.$C$6];2;FALSE())" office:value-type="string" office:string-value="windows" calcext:value-type="string">
            <text:p>windows</text:p>
          </table:table-cell>
          <table:table-cell table:style-name="ce2" table:formula="of:=VLOOKUP([.D325];[Hoja2.$A$2:.$C$6];3;FALSE())" office:value-type="string" office:string-value="zip" calcext:value-type="string">
            <text:p>zip</text:p>
          </table:table-cell>
          <table:table-cell table:formula="of:=SUBSTITUTE([.A325];&quot;.&quot;;&quot;_&quot;)" office:value-type="string" office:string-value="9_1_16" calcext:value-type="string">
            <text:p>9_1_16</text:p>
          </table:table-cell>
          <table:table-cell table:formula="of:=&quot;v&quot;&amp;[.G325]&amp;&quot;.&quot;&amp;[.B325]&amp;&quot;.&quot;&amp;[.C325]" office:value-type="string" office:string-value="v9_1_16.windows.x86" calcext:value-type="string">
            <text:p>v9_1_16.windows.x86</text:p>
          </table:table-cell>
          <table:table-cell table:formula="of:=&quot;v&quot;&amp;[.G325]&amp;&quot;/&quot;&amp;[.B325]&amp;&quot;/&quot;&amp;[.C325]" office:value-type="string" office:string-value="v9_1_16/windows/x86" calcext:value-type="string">
            <text:p>v9_1_16/windows/x86</text:p>
          </table:table-cell>
          <table:table-cell table:formula="of:=&quot;https://get.enterprisedb.com/postgresql/postgresql-&quot;&amp;[.A325]&amp;&quot;-&quot;" office:value-type="string" office:string-value="https://get.enterprisedb.com/postgresql/postgresql-9.1.16-" calcext:value-type="string">
            <text:p>https://get.enterprisedb.com/postgresql/postgresql-9.1.16-</text:p>
          </table:table-cell>
          <table:table-cell table:formula="of:=&quot;-&quot;&amp;[.E325]&amp;&quot;-binaries.&quot;&amp;[.F325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326]=&quot;any&quot;;[.B326];[.B326]&amp;&quot;/&quot;&amp;[.C326])" office:value-type="string" office:string-value="windows/x86" calcext:value-type="string">
            <text:p>windows/x86</text:p>
          </table:table-cell>
          <table:table-cell table:style-name="ce2" table:formula="of:=VLOOKUP([.D326];[Hoja2.$A$2:.$C$6];2;FALSE())" office:value-type="string" office:string-value="windows" calcext:value-type="string">
            <text:p>windows</text:p>
          </table:table-cell>
          <table:table-cell table:style-name="ce2" table:formula="of:=VLOOKUP([.D326];[Hoja2.$A$2:.$C$6];3;FALSE())" office:value-type="string" office:string-value="zip" calcext:value-type="string">
            <text:p>zip</text:p>
          </table:table-cell>
          <table:table-cell table:formula="of:=SUBSTITUTE([.A326];&quot;.&quot;;&quot;_&quot;)" office:value-type="string" office:string-value="9_1_15" calcext:value-type="string">
            <text:p>9_1_15</text:p>
          </table:table-cell>
          <table:table-cell table:formula="of:=&quot;v&quot;&amp;[.G326]&amp;&quot;.&quot;&amp;[.B326]&amp;&quot;.&quot;&amp;[.C326]" office:value-type="string" office:string-value="v9_1_15.windows.x86" calcext:value-type="string">
            <text:p>v9_1_15.windows.x86</text:p>
          </table:table-cell>
          <table:table-cell table:formula="of:=&quot;v&quot;&amp;[.G326]&amp;&quot;/&quot;&amp;[.B326]&amp;&quot;/&quot;&amp;[.C326]" office:value-type="string" office:string-value="v9_1_15/windows/x86" calcext:value-type="string">
            <text:p>v9_1_15/windows/x86</text:p>
          </table:table-cell>
          <table:table-cell table:formula="of:=&quot;https://get.enterprisedb.com/postgresql/postgresql-&quot;&amp;[.A326]&amp;&quot;-&quot;" office:value-type="string" office:string-value="https://get.enterprisedb.com/postgresql/postgresql-9.1.15-" calcext:value-type="string">
            <text:p>https://get.enterprisedb.com/postgresql/postgresql-9.1.15-</text:p>
          </table:table-cell>
          <table:table-cell table:formula="of:=&quot;-&quot;&amp;[.E326]&amp;&quot;-binaries.&quot;&amp;[.F326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327]=&quot;any&quot;;[.B327];[.B327]&amp;&quot;/&quot;&amp;[.C327])" office:value-type="string" office:string-value="windows/x86" calcext:value-type="string">
            <text:p>windows/x86</text:p>
          </table:table-cell>
          <table:table-cell table:style-name="ce2" table:formula="of:=VLOOKUP([.D327];[Hoja2.$A$2:.$C$6];2;FALSE())" office:value-type="string" office:string-value="windows" calcext:value-type="string">
            <text:p>windows</text:p>
          </table:table-cell>
          <table:table-cell table:style-name="ce2" table:formula="of:=VLOOKUP([.D327];[Hoja2.$A$2:.$C$6];3;FALSE())" office:value-type="string" office:string-value="zip" calcext:value-type="string">
            <text:p>zip</text:p>
          </table:table-cell>
          <table:table-cell table:formula="of:=SUBSTITUTE([.A327];&quot;.&quot;;&quot;_&quot;)" office:value-type="string" office:string-value="9_1_14" calcext:value-type="string">
            <text:p>9_1_14</text:p>
          </table:table-cell>
          <table:table-cell table:formula="of:=&quot;v&quot;&amp;[.G327]&amp;&quot;.&quot;&amp;[.B327]&amp;&quot;.&quot;&amp;[.C327]" office:value-type="string" office:string-value="v9_1_14.windows.x86" calcext:value-type="string">
            <text:p>v9_1_14.windows.x86</text:p>
          </table:table-cell>
          <table:table-cell table:formula="of:=&quot;v&quot;&amp;[.G327]&amp;&quot;/&quot;&amp;[.B327]&amp;&quot;/&quot;&amp;[.C327]" office:value-type="string" office:string-value="v9_1_14/windows/x86" calcext:value-type="string">
            <text:p>v9_1_14/windows/x86</text:p>
          </table:table-cell>
          <table:table-cell table:formula="of:=&quot;https://get.enterprisedb.com/postgresql/postgresql-&quot;&amp;[.A327]&amp;&quot;-&quot;" office:value-type="string" office:string-value="https://get.enterprisedb.com/postgresql/postgresql-9.1.14-" calcext:value-type="string">
            <text:p>https://get.enterprisedb.com/postgresql/postgresql-9.1.14-</text:p>
          </table:table-cell>
          <table:table-cell table:formula="of:=&quot;-&quot;&amp;[.E327]&amp;&quot;-binaries.&quot;&amp;[.F327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328]=&quot;any&quot;;[.B328];[.B328]&amp;&quot;/&quot;&amp;[.C328])" office:value-type="string" office:string-value="windows/x86" calcext:value-type="string">
            <text:p>windows/x86</text:p>
          </table:table-cell>
          <table:table-cell table:style-name="ce2" table:formula="of:=VLOOKUP([.D328];[Hoja2.$A$2:.$C$6];2;FALSE())" office:value-type="string" office:string-value="windows" calcext:value-type="string">
            <text:p>windows</text:p>
          </table:table-cell>
          <table:table-cell table:style-name="ce2" table:formula="of:=VLOOKUP([.D328];[Hoja2.$A$2:.$C$6];3;FALSE())" office:value-type="string" office:string-value="zip" calcext:value-type="string">
            <text:p>zip</text:p>
          </table:table-cell>
          <table:table-cell table:formula="of:=SUBSTITUTE([.A328];&quot;.&quot;;&quot;_&quot;)" office:value-type="string" office:string-value="9_1_13" calcext:value-type="string">
            <text:p>9_1_13</text:p>
          </table:table-cell>
          <table:table-cell table:formula="of:=&quot;v&quot;&amp;[.G328]&amp;&quot;.&quot;&amp;[.B328]&amp;&quot;.&quot;&amp;[.C328]" office:value-type="string" office:string-value="v9_1_13.windows.x86" calcext:value-type="string">
            <text:p>v9_1_13.windows.x86</text:p>
          </table:table-cell>
          <table:table-cell table:formula="of:=&quot;v&quot;&amp;[.G328]&amp;&quot;/&quot;&amp;[.B328]&amp;&quot;/&quot;&amp;[.C328]" office:value-type="string" office:string-value="v9_1_13/windows/x86" calcext:value-type="string">
            <text:p>v9_1_13/windows/x86</text:p>
          </table:table-cell>
          <table:table-cell table:formula="of:=&quot;https://get.enterprisedb.com/postgresql/postgresql-&quot;&amp;[.A328]&amp;&quot;-&quot;" office:value-type="string" office:string-value="https://get.enterprisedb.com/postgresql/postgresql-9.1.13-" calcext:value-type="string">
            <text:p>https://get.enterprisedb.com/postgresql/postgresql-9.1.13-</text:p>
          </table:table-cell>
          <table:table-cell table:formula="of:=&quot;-&quot;&amp;[.E328]&amp;&quot;-binaries.&quot;&amp;[.F328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329]=&quot;any&quot;;[.B329];[.B329]&amp;&quot;/&quot;&amp;[.C329])" office:value-type="string" office:string-value="windows/x86" calcext:value-type="string">
            <text:p>windows/x86</text:p>
          </table:table-cell>
          <table:table-cell table:style-name="ce2" table:formula="of:=VLOOKUP([.D329];[Hoja2.$A$2:.$C$6];2;FALSE())" office:value-type="string" office:string-value="windows" calcext:value-type="string">
            <text:p>windows</text:p>
          </table:table-cell>
          <table:table-cell table:style-name="ce2" table:formula="of:=VLOOKUP([.D329];[Hoja2.$A$2:.$C$6];3;FALSE())" office:value-type="string" office:string-value="zip" calcext:value-type="string">
            <text:p>zip</text:p>
          </table:table-cell>
          <table:table-cell table:formula="of:=SUBSTITUTE([.A329];&quot;.&quot;;&quot;_&quot;)" office:value-type="string" office:string-value="9_1_12" calcext:value-type="string">
            <text:p>9_1_12</text:p>
          </table:table-cell>
          <table:table-cell table:formula="of:=&quot;v&quot;&amp;[.G329]&amp;&quot;.&quot;&amp;[.B329]&amp;&quot;.&quot;&amp;[.C329]" office:value-type="string" office:string-value="v9_1_12.windows.x86" calcext:value-type="string">
            <text:p>v9_1_12.windows.x86</text:p>
          </table:table-cell>
          <table:table-cell table:formula="of:=&quot;v&quot;&amp;[.G329]&amp;&quot;/&quot;&amp;[.B329]&amp;&quot;/&quot;&amp;[.C329]" office:value-type="string" office:string-value="v9_1_12/windows/x86" calcext:value-type="string">
            <text:p>v9_1_12/windows/x86</text:p>
          </table:table-cell>
          <table:table-cell table:formula="of:=&quot;https://get.enterprisedb.com/postgresql/postgresql-&quot;&amp;[.A329]&amp;&quot;-&quot;" office:value-type="string" office:string-value="https://get.enterprisedb.com/postgresql/postgresql-9.1.12-" calcext:value-type="string">
            <text:p>https://get.enterprisedb.com/postgresql/postgresql-9.1.12-</text:p>
          </table:table-cell>
          <table:table-cell table:formula="of:=&quot;-&quot;&amp;[.E329]&amp;&quot;-binaries.&quot;&amp;[.F329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330]=&quot;any&quot;;[.B330];[.B330]&amp;&quot;/&quot;&amp;[.C330])" office:value-type="string" office:string-value="windows/x86" calcext:value-type="string">
            <text:p>windows/x86</text:p>
          </table:table-cell>
          <table:table-cell table:style-name="ce2" table:formula="of:=VLOOKUP([.D330];[Hoja2.$A$2:.$C$6];2;FALSE())" office:value-type="string" office:string-value="windows" calcext:value-type="string">
            <text:p>windows</text:p>
          </table:table-cell>
          <table:table-cell table:style-name="ce2" table:formula="of:=VLOOKUP([.D330];[Hoja2.$A$2:.$C$6];3;FALSE())" office:value-type="string" office:string-value="zip" calcext:value-type="string">
            <text:p>zip</text:p>
          </table:table-cell>
          <table:table-cell table:formula="of:=SUBSTITUTE([.A330];&quot;.&quot;;&quot;_&quot;)" office:value-type="string" office:string-value="9_1_11" calcext:value-type="string">
            <text:p>9_1_11</text:p>
          </table:table-cell>
          <table:table-cell table:formula="of:=&quot;v&quot;&amp;[.G330]&amp;&quot;.&quot;&amp;[.B330]&amp;&quot;.&quot;&amp;[.C330]" office:value-type="string" office:string-value="v9_1_11.windows.x86" calcext:value-type="string">
            <text:p>v9_1_11.windows.x86</text:p>
          </table:table-cell>
          <table:table-cell table:formula="of:=&quot;v&quot;&amp;[.G330]&amp;&quot;/&quot;&amp;[.B330]&amp;&quot;/&quot;&amp;[.C330]" office:value-type="string" office:string-value="v9_1_11/windows/x86" calcext:value-type="string">
            <text:p>v9_1_11/windows/x86</text:p>
          </table:table-cell>
          <table:table-cell table:formula="of:=&quot;https://get.enterprisedb.com/postgresql/postgresql-&quot;&amp;[.A330]&amp;&quot;-&quot;" office:value-type="string" office:string-value="https://get.enterprisedb.com/postgresql/postgresql-9.1.11-" calcext:value-type="string">
            <text:p>https://get.enterprisedb.com/postgresql/postgresql-9.1.11-</text:p>
          </table:table-cell>
          <table:table-cell table:formula="of:=&quot;-&quot;&amp;[.E330]&amp;&quot;-binaries.&quot;&amp;[.F330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331]=&quot;any&quot;;[.B331];[.B331]&amp;&quot;/&quot;&amp;[.C331])" office:value-type="string" office:string-value="windows/x86" calcext:value-type="string">
            <text:p>windows/x86</text:p>
          </table:table-cell>
          <table:table-cell table:style-name="ce2" table:formula="of:=VLOOKUP([.D331];[Hoja2.$A$2:.$C$6];2;FALSE())" office:value-type="string" office:string-value="windows" calcext:value-type="string">
            <text:p>windows</text:p>
          </table:table-cell>
          <table:table-cell table:style-name="ce2" table:formula="of:=VLOOKUP([.D331];[Hoja2.$A$2:.$C$6];3;FALSE())" office:value-type="string" office:string-value="zip" calcext:value-type="string">
            <text:p>zip</text:p>
          </table:table-cell>
          <table:table-cell table:formula="of:=SUBSTITUTE([.A331];&quot;.&quot;;&quot;_&quot;)" office:value-type="string" office:string-value="9_1_10" calcext:value-type="string">
            <text:p>9_1_10</text:p>
          </table:table-cell>
          <table:table-cell table:formula="of:=&quot;v&quot;&amp;[.G331]&amp;&quot;.&quot;&amp;[.B331]&amp;&quot;.&quot;&amp;[.C331]" office:value-type="string" office:string-value="v9_1_10.windows.x86" calcext:value-type="string">
            <text:p>v9_1_10.windows.x86</text:p>
          </table:table-cell>
          <table:table-cell table:formula="of:=&quot;v&quot;&amp;[.G331]&amp;&quot;/&quot;&amp;[.B331]&amp;&quot;/&quot;&amp;[.C331]" office:value-type="string" office:string-value="v9_1_10/windows/x86" calcext:value-type="string">
            <text:p>v9_1_10/windows/x86</text:p>
          </table:table-cell>
          <table:table-cell table:formula="of:=&quot;https://get.enterprisedb.com/postgresql/postgresql-&quot;&amp;[.A331]&amp;&quot;-&quot;" office:value-type="string" office:string-value="https://get.enterprisedb.com/postgresql/postgresql-9.1.10-" calcext:value-type="string">
            <text:p>https://get.enterprisedb.com/postgresql/postgresql-9.1.10-</text:p>
          </table:table-cell>
          <table:table-cell table:formula="of:=&quot;-&quot;&amp;[.E331]&amp;&quot;-binaries.&quot;&amp;[.F331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332]=&quot;any&quot;;[.B332];[.B332]&amp;&quot;/&quot;&amp;[.C332])" office:value-type="string" office:string-value="windows/x86" calcext:value-type="string">
            <text:p>windows/x86</text:p>
          </table:table-cell>
          <table:table-cell table:style-name="ce2" table:formula="of:=VLOOKUP([.D332];[Hoja2.$A$2:.$C$6];2;FALSE())" office:value-type="string" office:string-value="windows" calcext:value-type="string">
            <text:p>windows</text:p>
          </table:table-cell>
          <table:table-cell table:style-name="ce2" table:formula="of:=VLOOKUP([.D332];[Hoja2.$A$2:.$C$6];3;FALSE())" office:value-type="string" office:string-value="zip" calcext:value-type="string">
            <text:p>zip</text:p>
          </table:table-cell>
          <table:table-cell table:formula="of:=SUBSTITUTE([.A332];&quot;.&quot;;&quot;_&quot;)" office:value-type="string" office:string-value="9_1_9" calcext:value-type="string">
            <text:p>9_1_9</text:p>
          </table:table-cell>
          <table:table-cell table:formula="of:=&quot;v&quot;&amp;[.G332]&amp;&quot;.&quot;&amp;[.B332]&amp;&quot;.&quot;&amp;[.C332]" office:value-type="string" office:string-value="v9_1_9.windows.x86" calcext:value-type="string">
            <text:p>v9_1_9.windows.x86</text:p>
          </table:table-cell>
          <table:table-cell table:formula="of:=&quot;v&quot;&amp;[.G332]&amp;&quot;/&quot;&amp;[.B332]&amp;&quot;/&quot;&amp;[.C332]" office:value-type="string" office:string-value="v9_1_9/windows/x86" calcext:value-type="string">
            <text:p>v9_1_9/windows/x86</text:p>
          </table:table-cell>
          <table:table-cell table:formula="of:=&quot;https://get.enterprisedb.com/postgresql/postgresql-&quot;&amp;[.A332]&amp;&quot;-&quot;" office:value-type="string" office:string-value="https://get.enterprisedb.com/postgresql/postgresql-9.1.9-" calcext:value-type="string">
            <text:p>https://get.enterprisedb.com/postgresql/postgresql-9.1.9-</text:p>
          </table:table-cell>
          <table:table-cell table:formula="of:=&quot;-&quot;&amp;[.E332]&amp;&quot;-binaries.&quot;&amp;[.F332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333]=&quot;any&quot;;[.B333];[.B333]&amp;&quot;/&quot;&amp;[.C333])" office:value-type="string" office:string-value="windows/x86" calcext:value-type="string">
            <text:p>windows/x86</text:p>
          </table:table-cell>
          <table:table-cell table:style-name="ce2" table:formula="of:=VLOOKUP([.D333];[Hoja2.$A$2:.$C$6];2;FALSE())" office:value-type="string" office:string-value="windows" calcext:value-type="string">
            <text:p>windows</text:p>
          </table:table-cell>
          <table:table-cell table:style-name="ce2" table:formula="of:=VLOOKUP([.D333];[Hoja2.$A$2:.$C$6];3;FALSE())" office:value-type="string" office:string-value="zip" calcext:value-type="string">
            <text:p>zip</text:p>
          </table:table-cell>
          <table:table-cell table:formula="of:=SUBSTITUTE([.A333];&quot;.&quot;;&quot;_&quot;)" office:value-type="string" office:string-value="9_1_8" calcext:value-type="string">
            <text:p>9_1_8</text:p>
          </table:table-cell>
          <table:table-cell table:formula="of:=&quot;v&quot;&amp;[.G333]&amp;&quot;.&quot;&amp;[.B333]&amp;&quot;.&quot;&amp;[.C333]" office:value-type="string" office:string-value="v9_1_8.windows.x86" calcext:value-type="string">
            <text:p>v9_1_8.windows.x86</text:p>
          </table:table-cell>
          <table:table-cell table:formula="of:=&quot;v&quot;&amp;[.G333]&amp;&quot;/&quot;&amp;[.B333]&amp;&quot;/&quot;&amp;[.C333]" office:value-type="string" office:string-value="v9_1_8/windows/x86" calcext:value-type="string">
            <text:p>v9_1_8/windows/x86</text:p>
          </table:table-cell>
          <table:table-cell table:formula="of:=&quot;https://get.enterprisedb.com/postgresql/postgresql-&quot;&amp;[.A333]&amp;&quot;-&quot;" office:value-type="string" office:string-value="https://get.enterprisedb.com/postgresql/postgresql-9.1.8-" calcext:value-type="string">
            <text:p>https://get.enterprisedb.com/postgresql/postgresql-9.1.8-</text:p>
          </table:table-cell>
          <table:table-cell table:formula="of:=&quot;-&quot;&amp;[.E333]&amp;&quot;-binaries.&quot;&amp;[.F333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334]=&quot;any&quot;;[.B334];[.B334]&amp;&quot;/&quot;&amp;[.C334])" office:value-type="string" office:string-value="windows/x86" calcext:value-type="string">
            <text:p>windows/x86</text:p>
          </table:table-cell>
          <table:table-cell table:style-name="ce2" table:formula="of:=VLOOKUP([.D334];[Hoja2.$A$2:.$C$6];2;FALSE())" office:value-type="string" office:string-value="windows" calcext:value-type="string">
            <text:p>windows</text:p>
          </table:table-cell>
          <table:table-cell table:style-name="ce2" table:formula="of:=VLOOKUP([.D334];[Hoja2.$A$2:.$C$6];3;FALSE())" office:value-type="string" office:string-value="zip" calcext:value-type="string">
            <text:p>zip</text:p>
          </table:table-cell>
          <table:table-cell table:formula="of:=SUBSTITUTE([.A334];&quot;.&quot;;&quot;_&quot;)" office:value-type="string" office:string-value="9_1_7" calcext:value-type="string">
            <text:p>9_1_7</text:p>
          </table:table-cell>
          <table:table-cell table:formula="of:=&quot;v&quot;&amp;[.G334]&amp;&quot;.&quot;&amp;[.B334]&amp;&quot;.&quot;&amp;[.C334]" office:value-type="string" office:string-value="v9_1_7.windows.x86" calcext:value-type="string">
            <text:p>v9_1_7.windows.x86</text:p>
          </table:table-cell>
          <table:table-cell table:formula="of:=&quot;v&quot;&amp;[.G334]&amp;&quot;/&quot;&amp;[.B334]&amp;&quot;/&quot;&amp;[.C334]" office:value-type="string" office:string-value="v9_1_7/windows/x86" calcext:value-type="string">
            <text:p>v9_1_7/windows/x86</text:p>
          </table:table-cell>
          <table:table-cell table:formula="of:=&quot;https://get.enterprisedb.com/postgresql/postgresql-&quot;&amp;[.A334]&amp;&quot;-&quot;" office:value-type="string" office:string-value="https://get.enterprisedb.com/postgresql/postgresql-9.1.7-" calcext:value-type="string">
            <text:p>https://get.enterprisedb.com/postgresql/postgresql-9.1.7-</text:p>
          </table:table-cell>
          <table:table-cell table:formula="of:=&quot;-&quot;&amp;[.E334]&amp;&quot;-binaries.&quot;&amp;[.F334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335]=&quot;any&quot;;[.B335];[.B335]&amp;&quot;/&quot;&amp;[.C335])" office:value-type="string" office:string-value="windows/x86" calcext:value-type="string">
            <text:p>windows/x86</text:p>
          </table:table-cell>
          <table:table-cell table:style-name="ce2" table:formula="of:=VLOOKUP([.D335];[Hoja2.$A$2:.$C$6];2;FALSE())" office:value-type="string" office:string-value="windows" calcext:value-type="string">
            <text:p>windows</text:p>
          </table:table-cell>
          <table:table-cell table:style-name="ce2" table:formula="of:=VLOOKUP([.D335];[Hoja2.$A$2:.$C$6];3;FALSE())" office:value-type="string" office:string-value="zip" calcext:value-type="string">
            <text:p>zip</text:p>
          </table:table-cell>
          <table:table-cell table:formula="of:=SUBSTITUTE([.A335];&quot;.&quot;;&quot;_&quot;)" office:value-type="string" office:string-value="9_1_6" calcext:value-type="string">
            <text:p>9_1_6</text:p>
          </table:table-cell>
          <table:table-cell table:formula="of:=&quot;v&quot;&amp;[.G335]&amp;&quot;.&quot;&amp;[.B335]&amp;&quot;.&quot;&amp;[.C335]" office:value-type="string" office:string-value="v9_1_6.windows.x86" calcext:value-type="string">
            <text:p>v9_1_6.windows.x86</text:p>
          </table:table-cell>
          <table:table-cell table:formula="of:=&quot;v&quot;&amp;[.G335]&amp;&quot;/&quot;&amp;[.B335]&amp;&quot;/&quot;&amp;[.C335]" office:value-type="string" office:string-value="v9_1_6/windows/x86" calcext:value-type="string">
            <text:p>v9_1_6/windows/x86</text:p>
          </table:table-cell>
          <table:table-cell table:formula="of:=&quot;https://get.enterprisedb.com/postgresql/postgresql-&quot;&amp;[.A335]&amp;&quot;-&quot;" office:value-type="string" office:string-value="https://get.enterprisedb.com/postgresql/postgresql-9.1.6-" calcext:value-type="string">
            <text:p>https://get.enterprisedb.com/postgresql/postgresql-9.1.6-</text:p>
          </table:table-cell>
          <table:table-cell table:formula="of:=&quot;-&quot;&amp;[.E335]&amp;&quot;-binaries.&quot;&amp;[.F335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336]=&quot;any&quot;;[.B336];[.B336]&amp;&quot;/&quot;&amp;[.C336])" office:value-type="string" office:string-value="windows/x86" calcext:value-type="string">
            <text:p>windows/x86</text:p>
          </table:table-cell>
          <table:table-cell table:style-name="ce2" table:formula="of:=VLOOKUP([.D336];[Hoja2.$A$2:.$C$6];2;FALSE())" office:value-type="string" office:string-value="windows" calcext:value-type="string">
            <text:p>windows</text:p>
          </table:table-cell>
          <table:table-cell table:style-name="ce2" table:formula="of:=VLOOKUP([.D336];[Hoja2.$A$2:.$C$6];3;FALSE())" office:value-type="string" office:string-value="zip" calcext:value-type="string">
            <text:p>zip</text:p>
          </table:table-cell>
          <table:table-cell table:formula="of:=SUBSTITUTE([.A336];&quot;.&quot;;&quot;_&quot;)" office:value-type="string" office:string-value="9_1_5" calcext:value-type="string">
            <text:p>9_1_5</text:p>
          </table:table-cell>
          <table:table-cell table:formula="of:=&quot;v&quot;&amp;[.G336]&amp;&quot;.&quot;&amp;[.B336]&amp;&quot;.&quot;&amp;[.C336]" office:value-type="string" office:string-value="v9_1_5.windows.x86" calcext:value-type="string">
            <text:p>v9_1_5.windows.x86</text:p>
          </table:table-cell>
          <table:table-cell table:formula="of:=&quot;v&quot;&amp;[.G336]&amp;&quot;/&quot;&amp;[.B336]&amp;&quot;/&quot;&amp;[.C336]" office:value-type="string" office:string-value="v9_1_5/windows/x86" calcext:value-type="string">
            <text:p>v9_1_5/windows/x86</text:p>
          </table:table-cell>
          <table:table-cell table:formula="of:=&quot;https://get.enterprisedb.com/postgresql/postgresql-&quot;&amp;[.A336]&amp;&quot;-&quot;" office:value-type="string" office:string-value="https://get.enterprisedb.com/postgresql/postgresql-9.1.5-" calcext:value-type="string">
            <text:p>https://get.enterprisedb.com/postgresql/postgresql-9.1.5-</text:p>
          </table:table-cell>
          <table:table-cell table:formula="of:=&quot;-&quot;&amp;[.E336]&amp;&quot;-binaries.&quot;&amp;[.F336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337]=&quot;any&quot;;[.B337];[.B337]&amp;&quot;/&quot;&amp;[.C337])" office:value-type="string" office:string-value="windows/x86" calcext:value-type="string">
            <text:p>windows/x86</text:p>
          </table:table-cell>
          <table:table-cell table:style-name="ce2" table:formula="of:=VLOOKUP([.D337];[Hoja2.$A$2:.$C$6];2;FALSE())" office:value-type="string" office:string-value="windows" calcext:value-type="string">
            <text:p>windows</text:p>
          </table:table-cell>
          <table:table-cell table:style-name="ce2" table:formula="of:=VLOOKUP([.D337];[Hoja2.$A$2:.$C$6];3;FALSE())" office:value-type="string" office:string-value="zip" calcext:value-type="string">
            <text:p>zip</text:p>
          </table:table-cell>
          <table:table-cell table:formula="of:=SUBSTITUTE([.A337];&quot;.&quot;;&quot;_&quot;)" office:value-type="string" office:string-value="9_1_4" calcext:value-type="string">
            <text:p>9_1_4</text:p>
          </table:table-cell>
          <table:table-cell table:formula="of:=&quot;v&quot;&amp;[.G337]&amp;&quot;.&quot;&amp;[.B337]&amp;&quot;.&quot;&amp;[.C337]" office:value-type="string" office:string-value="v9_1_4.windows.x86" calcext:value-type="string">
            <text:p>v9_1_4.windows.x86</text:p>
          </table:table-cell>
          <table:table-cell table:formula="of:=&quot;v&quot;&amp;[.G337]&amp;&quot;/&quot;&amp;[.B337]&amp;&quot;/&quot;&amp;[.C337]" office:value-type="string" office:string-value="v9_1_4/windows/x86" calcext:value-type="string">
            <text:p>v9_1_4/windows/x86</text:p>
          </table:table-cell>
          <table:table-cell table:formula="of:=&quot;https://get.enterprisedb.com/postgresql/postgresql-&quot;&amp;[.A337]&amp;&quot;-&quot;" office:value-type="string" office:string-value="https://get.enterprisedb.com/postgresql/postgresql-9.1.4-" calcext:value-type="string">
            <text:p>https://get.enterprisedb.com/postgresql/postgresql-9.1.4-</text:p>
          </table:table-cell>
          <table:table-cell table:formula="of:=&quot;-&quot;&amp;[.E337]&amp;&quot;-binaries.&quot;&amp;[.F337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338]=&quot;any&quot;;[.B338];[.B338]&amp;&quot;/&quot;&amp;[.C338])" office:value-type="string" office:string-value="windows/x86" calcext:value-type="string">
            <text:p>windows/x86</text:p>
          </table:table-cell>
          <table:table-cell table:style-name="ce2" table:formula="of:=VLOOKUP([.D338];[Hoja2.$A$2:.$C$6];2;FALSE())" office:value-type="string" office:string-value="windows" calcext:value-type="string">
            <text:p>windows</text:p>
          </table:table-cell>
          <table:table-cell table:style-name="ce2" table:formula="of:=VLOOKUP([.D338];[Hoja2.$A$2:.$C$6];3;FALSE())" office:value-type="string" office:string-value="zip" calcext:value-type="string">
            <text:p>zip</text:p>
          </table:table-cell>
          <table:table-cell table:formula="of:=SUBSTITUTE([.A338];&quot;.&quot;;&quot;_&quot;)" office:value-type="string" office:string-value="9_1_3" calcext:value-type="string">
            <text:p>9_1_3</text:p>
          </table:table-cell>
          <table:table-cell table:formula="of:=&quot;v&quot;&amp;[.G338]&amp;&quot;.&quot;&amp;[.B338]&amp;&quot;.&quot;&amp;[.C338]" office:value-type="string" office:string-value="v9_1_3.windows.x86" calcext:value-type="string">
            <text:p>v9_1_3.windows.x86</text:p>
          </table:table-cell>
          <table:table-cell table:formula="of:=&quot;v&quot;&amp;[.G338]&amp;&quot;/&quot;&amp;[.B338]&amp;&quot;/&quot;&amp;[.C338]" office:value-type="string" office:string-value="v9_1_3/windows/x86" calcext:value-type="string">
            <text:p>v9_1_3/windows/x86</text:p>
          </table:table-cell>
          <table:table-cell table:formula="of:=&quot;https://get.enterprisedb.com/postgresql/postgresql-&quot;&amp;[.A338]&amp;&quot;-&quot;" office:value-type="string" office:string-value="https://get.enterprisedb.com/postgresql/postgresql-9.1.3-" calcext:value-type="string">
            <text:p>https://get.enterprisedb.com/postgresql/postgresql-9.1.3-</text:p>
          </table:table-cell>
          <table:table-cell table:formula="of:=&quot;-&quot;&amp;[.E338]&amp;&quot;-binaries.&quot;&amp;[.F338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339]=&quot;any&quot;;[.B339];[.B339]&amp;&quot;/&quot;&amp;[.C339])" office:value-type="string" office:string-value="windows/x86" calcext:value-type="string">
            <text:p>windows/x86</text:p>
          </table:table-cell>
          <table:table-cell table:style-name="ce2" table:formula="of:=VLOOKUP([.D339];[Hoja2.$A$2:.$C$6];2;FALSE())" office:value-type="string" office:string-value="windows" calcext:value-type="string">
            <text:p>windows</text:p>
          </table:table-cell>
          <table:table-cell table:style-name="ce2" table:formula="of:=VLOOKUP([.D339];[Hoja2.$A$2:.$C$6];3;FALSE())" office:value-type="string" office:string-value="zip" calcext:value-type="string">
            <text:p>zip</text:p>
          </table:table-cell>
          <table:table-cell table:formula="of:=SUBSTITUTE([.A339];&quot;.&quot;;&quot;_&quot;)" office:value-type="string" office:string-value="9_1_2" calcext:value-type="string">
            <text:p>9_1_2</text:p>
          </table:table-cell>
          <table:table-cell table:formula="of:=&quot;v&quot;&amp;[.G339]&amp;&quot;.&quot;&amp;[.B339]&amp;&quot;.&quot;&amp;[.C339]" office:value-type="string" office:string-value="v9_1_2.windows.x86" calcext:value-type="string">
            <text:p>v9_1_2.windows.x86</text:p>
          </table:table-cell>
          <table:table-cell table:formula="of:=&quot;v&quot;&amp;[.G339]&amp;&quot;/&quot;&amp;[.B339]&amp;&quot;/&quot;&amp;[.C339]" office:value-type="string" office:string-value="v9_1_2/windows/x86" calcext:value-type="string">
            <text:p>v9_1_2/windows/x86</text:p>
          </table:table-cell>
          <table:table-cell table:formula="of:=&quot;https://get.enterprisedb.com/postgresql/postgresql-&quot;&amp;[.A339]&amp;&quot;-&quot;" office:value-type="string" office:string-value="https://get.enterprisedb.com/postgresql/postgresql-9.1.2-" calcext:value-type="string">
            <text:p>https://get.enterprisedb.com/postgresql/postgresql-9.1.2-</text:p>
          </table:table-cell>
          <table:table-cell table:formula="of:=&quot;-&quot;&amp;[.E339]&amp;&quot;-binaries.&quot;&amp;[.F339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340]=&quot;any&quot;;[.B340];[.B340]&amp;&quot;/&quot;&amp;[.C340])" office:value-type="string" office:string-value="windows/x86" calcext:value-type="string">
            <text:p>windows/x86</text:p>
          </table:table-cell>
          <table:table-cell table:style-name="ce2" table:formula="of:=VLOOKUP([.D340];[Hoja2.$A$2:.$C$6];2;FALSE())" office:value-type="string" office:string-value="windows" calcext:value-type="string">
            <text:p>windows</text:p>
          </table:table-cell>
          <table:table-cell table:style-name="ce2" table:formula="of:=VLOOKUP([.D340];[Hoja2.$A$2:.$C$6];3;FALSE())" office:value-type="string" office:string-value="zip" calcext:value-type="string">
            <text:p>zip</text:p>
          </table:table-cell>
          <table:table-cell table:formula="of:=SUBSTITUTE([.A340];&quot;.&quot;;&quot;_&quot;)" office:value-type="string" office:string-value="9_1_1" calcext:value-type="string">
            <text:p>9_1_1</text:p>
          </table:table-cell>
          <table:table-cell table:formula="of:=&quot;v&quot;&amp;[.G340]&amp;&quot;.&quot;&amp;[.B340]&amp;&quot;.&quot;&amp;[.C340]" office:value-type="string" office:string-value="v9_1_1.windows.x86" calcext:value-type="string">
            <text:p>v9_1_1.windows.x86</text:p>
          </table:table-cell>
          <table:table-cell table:formula="of:=&quot;v&quot;&amp;[.G340]&amp;&quot;/&quot;&amp;[.B340]&amp;&quot;/&quot;&amp;[.C340]" office:value-type="string" office:string-value="v9_1_1/windows/x86" calcext:value-type="string">
            <text:p>v9_1_1/windows/x86</text:p>
          </table:table-cell>
          <table:table-cell table:formula="of:=&quot;https://get.enterprisedb.com/postgresql/postgresql-&quot;&amp;[.A340]&amp;&quot;-&quot;" office:value-type="string" office:string-value="https://get.enterprisedb.com/postgresql/postgresql-9.1.1-" calcext:value-type="string">
            <text:p>https://get.enterprisedb.com/postgresql/postgresql-9.1.1-</text:p>
          </table:table-cell>
          <table:table-cell table:formula="of:=&quot;-&quot;&amp;[.E340]&amp;&quot;-binaries.&quot;&amp;[.F340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x86</text:p>
          </table:table-cell>
          <table:table-cell table:formula="of:=IF([.C341]=&quot;any&quot;;[.B341];[.B341]&amp;&quot;/&quot;&amp;[.C341])" office:value-type="string" office:string-value="windows/x86" calcext:value-type="string">
            <text:p>windows/x86</text:p>
          </table:table-cell>
          <table:table-cell table:style-name="ce2" table:formula="of:=VLOOKUP([.D341];[Hoja2.$A$2:.$C$6];2;FALSE())" office:value-type="string" office:string-value="windows" calcext:value-type="string">
            <text:p>windows</text:p>
          </table:table-cell>
          <table:table-cell table:style-name="ce2" table:formula="of:=VLOOKUP([.D341];[Hoja2.$A$2:.$C$6];3;FALSE())" office:value-type="string" office:string-value="zip" calcext:value-type="string">
            <text:p>zip</text:p>
          </table:table-cell>
          <table:table-cell table:formula="of:=SUBSTITUTE([.A341];&quot;.&quot;;&quot;_&quot;)" office:value-type="string" office:string-value="9_1_0" calcext:value-type="string">
            <text:p>9_1_0</text:p>
          </table:table-cell>
          <table:table-cell table:formula="of:=&quot;v&quot;&amp;[.G341]&amp;&quot;.&quot;&amp;[.B341]&amp;&quot;.&quot;&amp;[.C341]" office:value-type="string" office:string-value="v9_1_0.windows.x86" calcext:value-type="string">
            <text:p>v9_1_0.windows.x86</text:p>
          </table:table-cell>
          <table:table-cell table:formula="of:=&quot;v&quot;&amp;[.G341]&amp;&quot;/&quot;&amp;[.B341]&amp;&quot;/&quot;&amp;[.C341]" office:value-type="string" office:string-value="v9_1_0/windows/x86" calcext:value-type="string">
            <text:p>v9_1_0/windows/x86</text:p>
          </table:table-cell>
          <table:table-cell table:formula="of:=&quot;https://get.enterprisedb.com/postgresql/postgresql-&quot;&amp;[.A341]&amp;&quot;-&quot;" office:value-type="string" office:string-value="https://get.enterprisedb.com/postgresql/postgresql-9.1.0-" calcext:value-type="string">
            <text:p>https://get.enterprisedb.com/postgresql/postgresql-9.1.0-</text:p>
          </table:table-cell>
          <table:table-cell table:formula="of:=&quot;-&quot;&amp;[.E341]&amp;&quot;-binaries.&quot;&amp;[.F341]" office:value-type="string" office:string-value="-windows-binaries.zip" calcext:value-type="string">
            <text:p>-windows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6.2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style-name="ce2" table:formula="of:=IF([.C342]=&quot;any&quot;;[.B342];[.B342]&amp;&quot;/&quot;&amp;[.C342])" office:value-type="string" office:string-value="macos" calcext:value-type="string">
            <text:p>macos</text:p>
          </table:table-cell>
          <table:table-cell table:style-name="ce2" table:formula="of:=VLOOKUP([.D342];[Hoja2.$A$2:.$C$6];2;FALSE())" office:value-type="string" office:string-value="osx" calcext:value-type="string">
            <text:p>osx</text:p>
          </table:table-cell>
          <table:table-cell table:style-name="ce2" table:formula="of:=VLOOKUP([.D342];[Hoja2.$A$2:.$C$6];3;FALSE())" office:value-type="string" office:string-value="zip" calcext:value-type="string">
            <text:p>zip</text:p>
          </table:table-cell>
          <table:table-cell table:formula="of:=SUBSTITUTE([.A342];&quot;.&quot;;&quot;_&quot;)" office:value-type="string" office:string-value="9_6_2" calcext:value-type="string">
            <text:p>9_6_2</text:p>
          </table:table-cell>
          <table:table-cell table:formula="of:=&quot;v&quot;&amp;[.G342]&amp;&quot;.&quot;&amp;[.B342]&amp;&quot;.&quot;&amp;[.C342]" office:value-type="string" office:string-value="v9_6_2.macos.any" calcext:value-type="string">
            <text:p>v9_6_2.macos.any</text:p>
          </table:table-cell>
          <table:table-cell table:formula="of:=&quot;v&quot;&amp;[.G342]&amp;&quot;/&quot;&amp;[.B342]&amp;&quot;/&quot;&amp;[.C342]" office:value-type="string" office:string-value="v9_6_2/macos/any" calcext:value-type="string">
            <text:p>v9_6_2/macos/any</text:p>
          </table:table-cell>
          <table:table-cell table:formula="of:=&quot;https://get.enterprisedb.com/postgresql/postgresql-&quot;&amp;[.A342]&amp;&quot;-&quot;" office:value-type="string" office:string-value="https://get.enterprisedb.com/postgresql/postgresql-9.6.2-" calcext:value-type="string">
            <text:p>https://get.enterprisedb.com/postgresql/postgresql-9.6.2-</text:p>
          </table:table-cell>
          <table:table-cell table:formula="of:=&quot;-&quot;&amp;[.E342]&amp;&quot;-binaries.&quot;&amp;[.F342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6.1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43]=&quot;any&quot;;[.B343];[.B343]&amp;&quot;/&quot;&amp;[.C343])" office:value-type="string" office:string-value="macos" calcext:value-type="string">
            <text:p>macos</text:p>
          </table:table-cell>
          <table:table-cell table:style-name="ce2" table:formula="of:=VLOOKUP([.D343];[Hoja2.$A$2:.$C$6];2;FALSE())" office:value-type="string" office:string-value="osx" calcext:value-type="string">
            <text:p>osx</text:p>
          </table:table-cell>
          <table:table-cell table:style-name="ce2" table:formula="of:=VLOOKUP([.D343];[Hoja2.$A$2:.$C$6];3;FALSE())" office:value-type="string" office:string-value="zip" calcext:value-type="string">
            <text:p>zip</text:p>
          </table:table-cell>
          <table:table-cell table:formula="of:=SUBSTITUTE([.A343];&quot;.&quot;;&quot;_&quot;)" office:value-type="string" office:string-value="9_6_1" calcext:value-type="string">
            <text:p>9_6_1</text:p>
          </table:table-cell>
          <table:table-cell table:formula="of:=&quot;v&quot;&amp;[.G343]&amp;&quot;.&quot;&amp;[.B343]&amp;&quot;.&quot;&amp;[.C343]" office:value-type="string" office:string-value="v9_6_1.macos.any" calcext:value-type="string">
            <text:p>v9_6_1.macos.any</text:p>
          </table:table-cell>
          <table:table-cell table:formula="of:=&quot;v&quot;&amp;[.G343]&amp;&quot;/&quot;&amp;[.B343]&amp;&quot;/&quot;&amp;[.C343]" office:value-type="string" office:string-value="v9_6_1/macos/any" calcext:value-type="string">
            <text:p>v9_6_1/macos/any</text:p>
          </table:table-cell>
          <table:table-cell table:formula="of:=&quot;https://get.enterprisedb.com/postgresql/postgresql-&quot;&amp;[.A343]&amp;&quot;-&quot;" office:value-type="string" office:string-value="https://get.enterprisedb.com/postgresql/postgresql-9.6.1-" calcext:value-type="string">
            <text:p>https://get.enterprisedb.com/postgresql/postgresql-9.6.1-</text:p>
          </table:table-cell>
          <table:table-cell table:formula="of:=&quot;-&quot;&amp;[.E343]&amp;&quot;-binaries.&quot;&amp;[.F343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6.0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44]=&quot;any&quot;;[.B344];[.B344]&amp;&quot;/&quot;&amp;[.C344])" office:value-type="string" office:string-value="macos" calcext:value-type="string">
            <text:p>macos</text:p>
          </table:table-cell>
          <table:table-cell table:style-name="ce2" table:formula="of:=VLOOKUP([.D344];[Hoja2.$A$2:.$C$6];2;FALSE())" office:value-type="string" office:string-value="osx" calcext:value-type="string">
            <text:p>osx</text:p>
          </table:table-cell>
          <table:table-cell table:style-name="ce2" table:formula="of:=VLOOKUP([.D344];[Hoja2.$A$2:.$C$6];3;FALSE())" office:value-type="string" office:string-value="zip" calcext:value-type="string">
            <text:p>zip</text:p>
          </table:table-cell>
          <table:table-cell table:formula="of:=SUBSTITUTE([.A344];&quot;.&quot;;&quot;_&quot;)" office:value-type="string" office:string-value="9_6_0" calcext:value-type="string">
            <text:p>9_6_0</text:p>
          </table:table-cell>
          <table:table-cell table:formula="of:=&quot;v&quot;&amp;[.G344]&amp;&quot;.&quot;&amp;[.B344]&amp;&quot;.&quot;&amp;[.C344]" office:value-type="string" office:string-value="v9_6_0.macos.any" calcext:value-type="string">
            <text:p>v9_6_0.macos.any</text:p>
          </table:table-cell>
          <table:table-cell table:formula="of:=&quot;v&quot;&amp;[.G344]&amp;&quot;/&quot;&amp;[.B344]&amp;&quot;/&quot;&amp;[.C344]" office:value-type="string" office:string-value="v9_6_0/macos/any" calcext:value-type="string">
            <text:p>v9_6_0/macos/any</text:p>
          </table:table-cell>
          <table:table-cell table:formula="of:=&quot;https://get.enterprisedb.com/postgresql/postgresql-&quot;&amp;[.A344]&amp;&quot;-&quot;" office:value-type="string" office:string-value="https://get.enterprisedb.com/postgresql/postgresql-9.6.0-" calcext:value-type="string">
            <text:p>https://get.enterprisedb.com/postgresql/postgresql-9.6.0-</text:p>
          </table:table-cell>
          <table:table-cell table:formula="of:=&quot;-&quot;&amp;[.E344]&amp;&quot;-binaries.&quot;&amp;[.F344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5.6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45]=&quot;any&quot;;[.B345];[.B345]&amp;&quot;/&quot;&amp;[.C345])" office:value-type="string" office:string-value="macos" calcext:value-type="string">
            <text:p>macos</text:p>
          </table:table-cell>
          <table:table-cell table:style-name="ce2" table:formula="of:=VLOOKUP([.D345];[Hoja2.$A$2:.$C$6];2;FALSE())" office:value-type="string" office:string-value="osx" calcext:value-type="string">
            <text:p>osx</text:p>
          </table:table-cell>
          <table:table-cell table:style-name="ce2" table:formula="of:=VLOOKUP([.D345];[Hoja2.$A$2:.$C$6];3;FALSE())" office:value-type="string" office:string-value="zip" calcext:value-type="string">
            <text:p>zip</text:p>
          </table:table-cell>
          <table:table-cell table:formula="of:=SUBSTITUTE([.A345];&quot;.&quot;;&quot;_&quot;)" office:value-type="string" office:string-value="9_5_6" calcext:value-type="string">
            <text:p>9_5_6</text:p>
          </table:table-cell>
          <table:table-cell table:formula="of:=&quot;v&quot;&amp;[.G345]&amp;&quot;.&quot;&amp;[.B345]&amp;&quot;.&quot;&amp;[.C345]" office:value-type="string" office:string-value="v9_5_6.macos.any" calcext:value-type="string">
            <text:p>v9_5_6.macos.any</text:p>
          </table:table-cell>
          <table:table-cell table:formula="of:=&quot;v&quot;&amp;[.G345]&amp;&quot;/&quot;&amp;[.B345]&amp;&quot;/&quot;&amp;[.C345]" office:value-type="string" office:string-value="v9_5_6/macos/any" calcext:value-type="string">
            <text:p>v9_5_6/macos/any</text:p>
          </table:table-cell>
          <table:table-cell table:formula="of:=&quot;https://get.enterprisedb.com/postgresql/postgresql-&quot;&amp;[.A345]&amp;&quot;-&quot;" office:value-type="string" office:string-value="https://get.enterprisedb.com/postgresql/postgresql-9.5.6-" calcext:value-type="string">
            <text:p>https://get.enterprisedb.com/postgresql/postgresql-9.5.6-</text:p>
          </table:table-cell>
          <table:table-cell table:formula="of:=&quot;-&quot;&amp;[.E345]&amp;&quot;-binaries.&quot;&amp;[.F345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5.5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46]=&quot;any&quot;;[.B346];[.B346]&amp;&quot;/&quot;&amp;[.C346])" office:value-type="string" office:string-value="macos" calcext:value-type="string">
            <text:p>macos</text:p>
          </table:table-cell>
          <table:table-cell table:style-name="ce2" table:formula="of:=VLOOKUP([.D346];[Hoja2.$A$2:.$C$6];2;FALSE())" office:value-type="string" office:string-value="osx" calcext:value-type="string">
            <text:p>osx</text:p>
          </table:table-cell>
          <table:table-cell table:style-name="ce2" table:formula="of:=VLOOKUP([.D346];[Hoja2.$A$2:.$C$6];3;FALSE())" office:value-type="string" office:string-value="zip" calcext:value-type="string">
            <text:p>zip</text:p>
          </table:table-cell>
          <table:table-cell table:formula="of:=SUBSTITUTE([.A346];&quot;.&quot;;&quot;_&quot;)" office:value-type="string" office:string-value="9_5_5" calcext:value-type="string">
            <text:p>9_5_5</text:p>
          </table:table-cell>
          <table:table-cell table:formula="of:=&quot;v&quot;&amp;[.G346]&amp;&quot;.&quot;&amp;[.B346]&amp;&quot;.&quot;&amp;[.C346]" office:value-type="string" office:string-value="v9_5_5.macos.any" calcext:value-type="string">
            <text:p>v9_5_5.macos.any</text:p>
          </table:table-cell>
          <table:table-cell table:formula="of:=&quot;v&quot;&amp;[.G346]&amp;&quot;/&quot;&amp;[.B346]&amp;&quot;/&quot;&amp;[.C346]" office:value-type="string" office:string-value="v9_5_5/macos/any" calcext:value-type="string">
            <text:p>v9_5_5/macos/any</text:p>
          </table:table-cell>
          <table:table-cell table:formula="of:=&quot;https://get.enterprisedb.com/postgresql/postgresql-&quot;&amp;[.A346]&amp;&quot;-&quot;" office:value-type="string" office:string-value="https://get.enterprisedb.com/postgresql/postgresql-9.5.5-" calcext:value-type="string">
            <text:p>https://get.enterprisedb.com/postgresql/postgresql-9.5.5-</text:p>
          </table:table-cell>
          <table:table-cell table:formula="of:=&quot;-&quot;&amp;[.E346]&amp;&quot;-binaries.&quot;&amp;[.F346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5.4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47]=&quot;any&quot;;[.B347];[.B347]&amp;&quot;/&quot;&amp;[.C347])" office:value-type="string" office:string-value="macos" calcext:value-type="string">
            <text:p>macos</text:p>
          </table:table-cell>
          <table:table-cell table:style-name="ce2" table:formula="of:=VLOOKUP([.D347];[Hoja2.$A$2:.$C$6];2;FALSE())" office:value-type="string" office:string-value="osx" calcext:value-type="string">
            <text:p>osx</text:p>
          </table:table-cell>
          <table:table-cell table:style-name="ce2" table:formula="of:=VLOOKUP([.D347];[Hoja2.$A$2:.$C$6];3;FALSE())" office:value-type="string" office:string-value="zip" calcext:value-type="string">
            <text:p>zip</text:p>
          </table:table-cell>
          <table:table-cell table:formula="of:=SUBSTITUTE([.A347];&quot;.&quot;;&quot;_&quot;)" office:value-type="string" office:string-value="9_5_4" calcext:value-type="string">
            <text:p>9_5_4</text:p>
          </table:table-cell>
          <table:table-cell table:formula="of:=&quot;v&quot;&amp;[.G347]&amp;&quot;.&quot;&amp;[.B347]&amp;&quot;.&quot;&amp;[.C347]" office:value-type="string" office:string-value="v9_5_4.macos.any" calcext:value-type="string">
            <text:p>v9_5_4.macos.any</text:p>
          </table:table-cell>
          <table:table-cell table:formula="of:=&quot;v&quot;&amp;[.G347]&amp;&quot;/&quot;&amp;[.B347]&amp;&quot;/&quot;&amp;[.C347]" office:value-type="string" office:string-value="v9_5_4/macos/any" calcext:value-type="string">
            <text:p>v9_5_4/macos/any</text:p>
          </table:table-cell>
          <table:table-cell table:formula="of:=&quot;https://get.enterprisedb.com/postgresql/postgresql-&quot;&amp;[.A347]&amp;&quot;-&quot;" office:value-type="string" office:string-value="https://get.enterprisedb.com/postgresql/postgresql-9.5.4-" calcext:value-type="string">
            <text:p>https://get.enterprisedb.com/postgresql/postgresql-9.5.4-</text:p>
          </table:table-cell>
          <table:table-cell table:formula="of:=&quot;-&quot;&amp;[.E347]&amp;&quot;-binaries.&quot;&amp;[.F347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5.3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48]=&quot;any&quot;;[.B348];[.B348]&amp;&quot;/&quot;&amp;[.C348])" office:value-type="string" office:string-value="macos" calcext:value-type="string">
            <text:p>macos</text:p>
          </table:table-cell>
          <table:table-cell table:style-name="ce2" table:formula="of:=VLOOKUP([.D348];[Hoja2.$A$2:.$C$6];2;FALSE())" office:value-type="string" office:string-value="osx" calcext:value-type="string">
            <text:p>osx</text:p>
          </table:table-cell>
          <table:table-cell table:style-name="ce2" table:formula="of:=VLOOKUP([.D348];[Hoja2.$A$2:.$C$6];3;FALSE())" office:value-type="string" office:string-value="zip" calcext:value-type="string">
            <text:p>zip</text:p>
          </table:table-cell>
          <table:table-cell table:formula="of:=SUBSTITUTE([.A348];&quot;.&quot;;&quot;_&quot;)" office:value-type="string" office:string-value="9_5_3" calcext:value-type="string">
            <text:p>9_5_3</text:p>
          </table:table-cell>
          <table:table-cell table:formula="of:=&quot;v&quot;&amp;[.G348]&amp;&quot;.&quot;&amp;[.B348]&amp;&quot;.&quot;&amp;[.C348]" office:value-type="string" office:string-value="v9_5_3.macos.any" calcext:value-type="string">
            <text:p>v9_5_3.macos.any</text:p>
          </table:table-cell>
          <table:table-cell table:formula="of:=&quot;v&quot;&amp;[.G348]&amp;&quot;/&quot;&amp;[.B348]&amp;&quot;/&quot;&amp;[.C348]" office:value-type="string" office:string-value="v9_5_3/macos/any" calcext:value-type="string">
            <text:p>v9_5_3/macos/any</text:p>
          </table:table-cell>
          <table:table-cell table:formula="of:=&quot;https://get.enterprisedb.com/postgresql/postgresql-&quot;&amp;[.A348]&amp;&quot;-&quot;" office:value-type="string" office:string-value="https://get.enterprisedb.com/postgresql/postgresql-9.5.3-" calcext:value-type="string">
            <text:p>https://get.enterprisedb.com/postgresql/postgresql-9.5.3-</text:p>
          </table:table-cell>
          <table:table-cell table:formula="of:=&quot;-&quot;&amp;[.E348]&amp;&quot;-binaries.&quot;&amp;[.F348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5.2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49]=&quot;any&quot;;[.B349];[.B349]&amp;&quot;/&quot;&amp;[.C349])" office:value-type="string" office:string-value="macos" calcext:value-type="string">
            <text:p>macos</text:p>
          </table:table-cell>
          <table:table-cell table:style-name="ce2" table:formula="of:=VLOOKUP([.D349];[Hoja2.$A$2:.$C$6];2;FALSE())" office:value-type="string" office:string-value="osx" calcext:value-type="string">
            <text:p>osx</text:p>
          </table:table-cell>
          <table:table-cell table:style-name="ce2" table:formula="of:=VLOOKUP([.D349];[Hoja2.$A$2:.$C$6];3;FALSE())" office:value-type="string" office:string-value="zip" calcext:value-type="string">
            <text:p>zip</text:p>
          </table:table-cell>
          <table:table-cell table:formula="of:=SUBSTITUTE([.A349];&quot;.&quot;;&quot;_&quot;)" office:value-type="string" office:string-value="9_5_2" calcext:value-type="string">
            <text:p>9_5_2</text:p>
          </table:table-cell>
          <table:table-cell table:formula="of:=&quot;v&quot;&amp;[.G349]&amp;&quot;.&quot;&amp;[.B349]&amp;&quot;.&quot;&amp;[.C349]" office:value-type="string" office:string-value="v9_5_2.macos.any" calcext:value-type="string">
            <text:p>v9_5_2.macos.any</text:p>
          </table:table-cell>
          <table:table-cell table:formula="of:=&quot;v&quot;&amp;[.G349]&amp;&quot;/&quot;&amp;[.B349]&amp;&quot;/&quot;&amp;[.C349]" office:value-type="string" office:string-value="v9_5_2/macos/any" calcext:value-type="string">
            <text:p>v9_5_2/macos/any</text:p>
          </table:table-cell>
          <table:table-cell table:formula="of:=&quot;https://get.enterprisedb.com/postgresql/postgresql-&quot;&amp;[.A349]&amp;&quot;-&quot;" office:value-type="string" office:string-value="https://get.enterprisedb.com/postgresql/postgresql-9.5.2-" calcext:value-type="string">
            <text:p>https://get.enterprisedb.com/postgresql/postgresql-9.5.2-</text:p>
          </table:table-cell>
          <table:table-cell table:formula="of:=&quot;-&quot;&amp;[.E349]&amp;&quot;-binaries.&quot;&amp;[.F349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5.1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50]=&quot;any&quot;;[.B350];[.B350]&amp;&quot;/&quot;&amp;[.C350])" office:value-type="string" office:string-value="macos" calcext:value-type="string">
            <text:p>macos</text:p>
          </table:table-cell>
          <table:table-cell table:style-name="ce2" table:formula="of:=VLOOKUP([.D350];[Hoja2.$A$2:.$C$6];2;FALSE())" office:value-type="string" office:string-value="osx" calcext:value-type="string">
            <text:p>osx</text:p>
          </table:table-cell>
          <table:table-cell table:style-name="ce2" table:formula="of:=VLOOKUP([.D350];[Hoja2.$A$2:.$C$6];3;FALSE())" office:value-type="string" office:string-value="zip" calcext:value-type="string">
            <text:p>zip</text:p>
          </table:table-cell>
          <table:table-cell table:formula="of:=SUBSTITUTE([.A350];&quot;.&quot;;&quot;_&quot;)" office:value-type="string" office:string-value="9_5_1" calcext:value-type="string">
            <text:p>9_5_1</text:p>
          </table:table-cell>
          <table:table-cell table:formula="of:=&quot;v&quot;&amp;[.G350]&amp;&quot;.&quot;&amp;[.B350]&amp;&quot;.&quot;&amp;[.C350]" office:value-type="string" office:string-value="v9_5_1.macos.any" calcext:value-type="string">
            <text:p>v9_5_1.macos.any</text:p>
          </table:table-cell>
          <table:table-cell table:formula="of:=&quot;v&quot;&amp;[.G350]&amp;&quot;/&quot;&amp;[.B350]&amp;&quot;/&quot;&amp;[.C350]" office:value-type="string" office:string-value="v9_5_1/macos/any" calcext:value-type="string">
            <text:p>v9_5_1/macos/any</text:p>
          </table:table-cell>
          <table:table-cell table:formula="of:=&quot;https://get.enterprisedb.com/postgresql/postgresql-&quot;&amp;[.A350]&amp;&quot;-&quot;" office:value-type="string" office:string-value="https://get.enterprisedb.com/postgresql/postgresql-9.5.1-" calcext:value-type="string">
            <text:p>https://get.enterprisedb.com/postgresql/postgresql-9.5.1-</text:p>
          </table:table-cell>
          <table:table-cell table:formula="of:=&quot;-&quot;&amp;[.E350]&amp;&quot;-binaries.&quot;&amp;[.F350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5.0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51]=&quot;any&quot;;[.B351];[.B351]&amp;&quot;/&quot;&amp;[.C351])" office:value-type="string" office:string-value="macos" calcext:value-type="string">
            <text:p>macos</text:p>
          </table:table-cell>
          <table:table-cell table:style-name="ce2" table:formula="of:=VLOOKUP([.D351];[Hoja2.$A$2:.$C$6];2;FALSE())" office:value-type="string" office:string-value="osx" calcext:value-type="string">
            <text:p>osx</text:p>
          </table:table-cell>
          <table:table-cell table:style-name="ce2" table:formula="of:=VLOOKUP([.D351];[Hoja2.$A$2:.$C$6];3;FALSE())" office:value-type="string" office:string-value="zip" calcext:value-type="string">
            <text:p>zip</text:p>
          </table:table-cell>
          <table:table-cell table:formula="of:=SUBSTITUTE([.A351];&quot;.&quot;;&quot;_&quot;)" office:value-type="string" office:string-value="9_5_0" calcext:value-type="string">
            <text:p>9_5_0</text:p>
          </table:table-cell>
          <table:table-cell table:formula="of:=&quot;v&quot;&amp;[.G351]&amp;&quot;.&quot;&amp;[.B351]&amp;&quot;.&quot;&amp;[.C351]" office:value-type="string" office:string-value="v9_5_0.macos.any" calcext:value-type="string">
            <text:p>v9_5_0.macos.any</text:p>
          </table:table-cell>
          <table:table-cell table:formula="of:=&quot;v&quot;&amp;[.G351]&amp;&quot;/&quot;&amp;[.B351]&amp;&quot;/&quot;&amp;[.C351]" office:value-type="string" office:string-value="v9_5_0/macos/any" calcext:value-type="string">
            <text:p>v9_5_0/macos/any</text:p>
          </table:table-cell>
          <table:table-cell table:formula="of:=&quot;https://get.enterprisedb.com/postgresql/postgresql-&quot;&amp;[.A351]&amp;&quot;-&quot;" office:value-type="string" office:string-value="https://get.enterprisedb.com/postgresql/postgresql-9.5.0-" calcext:value-type="string">
            <text:p>https://get.enterprisedb.com/postgresql/postgresql-9.5.0-</text:p>
          </table:table-cell>
          <table:table-cell table:formula="of:=&quot;-&quot;&amp;[.E351]&amp;&quot;-binaries.&quot;&amp;[.F351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11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52]=&quot;any&quot;;[.B352];[.B352]&amp;&quot;/&quot;&amp;[.C352])" office:value-type="string" office:string-value="macos" calcext:value-type="string">
            <text:p>macos</text:p>
          </table:table-cell>
          <table:table-cell table:style-name="ce2" table:formula="of:=VLOOKUP([.D352];[Hoja2.$A$2:.$C$6];2;FALSE())" office:value-type="string" office:string-value="osx" calcext:value-type="string">
            <text:p>osx</text:p>
          </table:table-cell>
          <table:table-cell table:style-name="ce2" table:formula="of:=VLOOKUP([.D352];[Hoja2.$A$2:.$C$6];3;FALSE())" office:value-type="string" office:string-value="zip" calcext:value-type="string">
            <text:p>zip</text:p>
          </table:table-cell>
          <table:table-cell table:formula="of:=SUBSTITUTE([.A352];&quot;.&quot;;&quot;_&quot;)" office:value-type="string" office:string-value="9_4_11" calcext:value-type="string">
            <text:p>9_4_11</text:p>
          </table:table-cell>
          <table:table-cell table:formula="of:=&quot;v&quot;&amp;[.G352]&amp;&quot;.&quot;&amp;[.B352]&amp;&quot;.&quot;&amp;[.C352]" office:value-type="string" office:string-value="v9_4_11.macos.any" calcext:value-type="string">
            <text:p>v9_4_11.macos.any</text:p>
          </table:table-cell>
          <table:table-cell table:formula="of:=&quot;v&quot;&amp;[.G352]&amp;&quot;/&quot;&amp;[.B352]&amp;&quot;/&quot;&amp;[.C352]" office:value-type="string" office:string-value="v9_4_11/macos/any" calcext:value-type="string">
            <text:p>v9_4_11/macos/any</text:p>
          </table:table-cell>
          <table:table-cell table:formula="of:=&quot;https://get.enterprisedb.com/postgresql/postgresql-&quot;&amp;[.A352]&amp;&quot;-&quot;" office:value-type="string" office:string-value="https://get.enterprisedb.com/postgresql/postgresql-9.4.11-" calcext:value-type="string">
            <text:p>https://get.enterprisedb.com/postgresql/postgresql-9.4.11-</text:p>
          </table:table-cell>
          <table:table-cell table:formula="of:=&quot;-&quot;&amp;[.E352]&amp;&quot;-binaries.&quot;&amp;[.F352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10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53]=&quot;any&quot;;[.B353];[.B353]&amp;&quot;/&quot;&amp;[.C353])" office:value-type="string" office:string-value="macos" calcext:value-type="string">
            <text:p>macos</text:p>
          </table:table-cell>
          <table:table-cell table:style-name="ce2" table:formula="of:=VLOOKUP([.D353];[Hoja2.$A$2:.$C$6];2;FALSE())" office:value-type="string" office:string-value="osx" calcext:value-type="string">
            <text:p>osx</text:p>
          </table:table-cell>
          <table:table-cell table:style-name="ce2" table:formula="of:=VLOOKUP([.D353];[Hoja2.$A$2:.$C$6];3;FALSE())" office:value-type="string" office:string-value="zip" calcext:value-type="string">
            <text:p>zip</text:p>
          </table:table-cell>
          <table:table-cell table:formula="of:=SUBSTITUTE([.A353];&quot;.&quot;;&quot;_&quot;)" office:value-type="string" office:string-value="9_4_10" calcext:value-type="string">
            <text:p>9_4_10</text:p>
          </table:table-cell>
          <table:table-cell table:formula="of:=&quot;v&quot;&amp;[.G353]&amp;&quot;.&quot;&amp;[.B353]&amp;&quot;.&quot;&amp;[.C353]" office:value-type="string" office:string-value="v9_4_10.macos.any" calcext:value-type="string">
            <text:p>v9_4_10.macos.any</text:p>
          </table:table-cell>
          <table:table-cell table:formula="of:=&quot;v&quot;&amp;[.G353]&amp;&quot;/&quot;&amp;[.B353]&amp;&quot;/&quot;&amp;[.C353]" office:value-type="string" office:string-value="v9_4_10/macos/any" calcext:value-type="string">
            <text:p>v9_4_10/macos/any</text:p>
          </table:table-cell>
          <table:table-cell table:formula="of:=&quot;https://get.enterprisedb.com/postgresql/postgresql-&quot;&amp;[.A353]&amp;&quot;-&quot;" office:value-type="string" office:string-value="https://get.enterprisedb.com/postgresql/postgresql-9.4.10-" calcext:value-type="string">
            <text:p>https://get.enterprisedb.com/postgresql/postgresql-9.4.10-</text:p>
          </table:table-cell>
          <table:table-cell table:formula="of:=&quot;-&quot;&amp;[.E353]&amp;&quot;-binaries.&quot;&amp;[.F353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9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54]=&quot;any&quot;;[.B354];[.B354]&amp;&quot;/&quot;&amp;[.C354])" office:value-type="string" office:string-value="macos" calcext:value-type="string">
            <text:p>macos</text:p>
          </table:table-cell>
          <table:table-cell table:style-name="ce2" table:formula="of:=VLOOKUP([.D354];[Hoja2.$A$2:.$C$6];2;FALSE())" office:value-type="string" office:string-value="osx" calcext:value-type="string">
            <text:p>osx</text:p>
          </table:table-cell>
          <table:table-cell table:style-name="ce2" table:formula="of:=VLOOKUP([.D354];[Hoja2.$A$2:.$C$6];3;FALSE())" office:value-type="string" office:string-value="zip" calcext:value-type="string">
            <text:p>zip</text:p>
          </table:table-cell>
          <table:table-cell table:formula="of:=SUBSTITUTE([.A354];&quot;.&quot;;&quot;_&quot;)" office:value-type="string" office:string-value="9_4_9" calcext:value-type="string">
            <text:p>9_4_9</text:p>
          </table:table-cell>
          <table:table-cell table:formula="of:=&quot;v&quot;&amp;[.G354]&amp;&quot;.&quot;&amp;[.B354]&amp;&quot;.&quot;&amp;[.C354]" office:value-type="string" office:string-value="v9_4_9.macos.any" calcext:value-type="string">
            <text:p>v9_4_9.macos.any</text:p>
          </table:table-cell>
          <table:table-cell table:formula="of:=&quot;v&quot;&amp;[.G354]&amp;&quot;/&quot;&amp;[.B354]&amp;&quot;/&quot;&amp;[.C354]" office:value-type="string" office:string-value="v9_4_9/macos/any" calcext:value-type="string">
            <text:p>v9_4_9/macos/any</text:p>
          </table:table-cell>
          <table:table-cell table:formula="of:=&quot;https://get.enterprisedb.com/postgresql/postgresql-&quot;&amp;[.A354]&amp;&quot;-&quot;" office:value-type="string" office:string-value="https://get.enterprisedb.com/postgresql/postgresql-9.4.9-" calcext:value-type="string">
            <text:p>https://get.enterprisedb.com/postgresql/postgresql-9.4.9-</text:p>
          </table:table-cell>
          <table:table-cell table:formula="of:=&quot;-&quot;&amp;[.E354]&amp;&quot;-binaries.&quot;&amp;[.F354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8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55]=&quot;any&quot;;[.B355];[.B355]&amp;&quot;/&quot;&amp;[.C355])" office:value-type="string" office:string-value="macos" calcext:value-type="string">
            <text:p>macos</text:p>
          </table:table-cell>
          <table:table-cell table:style-name="ce2" table:formula="of:=VLOOKUP([.D355];[Hoja2.$A$2:.$C$6];2;FALSE())" office:value-type="string" office:string-value="osx" calcext:value-type="string">
            <text:p>osx</text:p>
          </table:table-cell>
          <table:table-cell table:style-name="ce2" table:formula="of:=VLOOKUP([.D355];[Hoja2.$A$2:.$C$6];3;FALSE())" office:value-type="string" office:string-value="zip" calcext:value-type="string">
            <text:p>zip</text:p>
          </table:table-cell>
          <table:table-cell table:formula="of:=SUBSTITUTE([.A355];&quot;.&quot;;&quot;_&quot;)" office:value-type="string" office:string-value="9_4_8" calcext:value-type="string">
            <text:p>9_4_8</text:p>
          </table:table-cell>
          <table:table-cell table:formula="of:=&quot;v&quot;&amp;[.G355]&amp;&quot;.&quot;&amp;[.B355]&amp;&quot;.&quot;&amp;[.C355]" office:value-type="string" office:string-value="v9_4_8.macos.any" calcext:value-type="string">
            <text:p>v9_4_8.macos.any</text:p>
          </table:table-cell>
          <table:table-cell table:formula="of:=&quot;v&quot;&amp;[.G355]&amp;&quot;/&quot;&amp;[.B355]&amp;&quot;/&quot;&amp;[.C355]" office:value-type="string" office:string-value="v9_4_8/macos/any" calcext:value-type="string">
            <text:p>v9_4_8/macos/any</text:p>
          </table:table-cell>
          <table:table-cell table:formula="of:=&quot;https://get.enterprisedb.com/postgresql/postgresql-&quot;&amp;[.A355]&amp;&quot;-&quot;" office:value-type="string" office:string-value="https://get.enterprisedb.com/postgresql/postgresql-9.4.8-" calcext:value-type="string">
            <text:p>https://get.enterprisedb.com/postgresql/postgresql-9.4.8-</text:p>
          </table:table-cell>
          <table:table-cell table:formula="of:=&quot;-&quot;&amp;[.E355]&amp;&quot;-binaries.&quot;&amp;[.F355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7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56]=&quot;any&quot;;[.B356];[.B356]&amp;&quot;/&quot;&amp;[.C356])" office:value-type="string" office:string-value="macos" calcext:value-type="string">
            <text:p>macos</text:p>
          </table:table-cell>
          <table:table-cell table:style-name="ce2" table:formula="of:=VLOOKUP([.D356];[Hoja2.$A$2:.$C$6];2;FALSE())" office:value-type="string" office:string-value="osx" calcext:value-type="string">
            <text:p>osx</text:p>
          </table:table-cell>
          <table:table-cell table:style-name="ce2" table:formula="of:=VLOOKUP([.D356];[Hoja2.$A$2:.$C$6];3;FALSE())" office:value-type="string" office:string-value="zip" calcext:value-type="string">
            <text:p>zip</text:p>
          </table:table-cell>
          <table:table-cell table:formula="of:=SUBSTITUTE([.A356];&quot;.&quot;;&quot;_&quot;)" office:value-type="string" office:string-value="9_4_7" calcext:value-type="string">
            <text:p>9_4_7</text:p>
          </table:table-cell>
          <table:table-cell table:formula="of:=&quot;v&quot;&amp;[.G356]&amp;&quot;.&quot;&amp;[.B356]&amp;&quot;.&quot;&amp;[.C356]" office:value-type="string" office:string-value="v9_4_7.macos.any" calcext:value-type="string">
            <text:p>v9_4_7.macos.any</text:p>
          </table:table-cell>
          <table:table-cell table:formula="of:=&quot;v&quot;&amp;[.G356]&amp;&quot;/&quot;&amp;[.B356]&amp;&quot;/&quot;&amp;[.C356]" office:value-type="string" office:string-value="v9_4_7/macos/any" calcext:value-type="string">
            <text:p>v9_4_7/macos/any</text:p>
          </table:table-cell>
          <table:table-cell table:formula="of:=&quot;https://get.enterprisedb.com/postgresql/postgresql-&quot;&amp;[.A356]&amp;&quot;-&quot;" office:value-type="string" office:string-value="https://get.enterprisedb.com/postgresql/postgresql-9.4.7-" calcext:value-type="string">
            <text:p>https://get.enterprisedb.com/postgresql/postgresql-9.4.7-</text:p>
          </table:table-cell>
          <table:table-cell table:formula="of:=&quot;-&quot;&amp;[.E356]&amp;&quot;-binaries.&quot;&amp;[.F356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6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57]=&quot;any&quot;;[.B357];[.B357]&amp;&quot;/&quot;&amp;[.C357])" office:value-type="string" office:string-value="macos" calcext:value-type="string">
            <text:p>macos</text:p>
          </table:table-cell>
          <table:table-cell table:style-name="ce2" table:formula="of:=VLOOKUP([.D357];[Hoja2.$A$2:.$C$6];2;FALSE())" office:value-type="string" office:string-value="osx" calcext:value-type="string">
            <text:p>osx</text:p>
          </table:table-cell>
          <table:table-cell table:style-name="ce2" table:formula="of:=VLOOKUP([.D357];[Hoja2.$A$2:.$C$6];3;FALSE())" office:value-type="string" office:string-value="zip" calcext:value-type="string">
            <text:p>zip</text:p>
          </table:table-cell>
          <table:table-cell table:formula="of:=SUBSTITUTE([.A357];&quot;.&quot;;&quot;_&quot;)" office:value-type="string" office:string-value="9_4_6" calcext:value-type="string">
            <text:p>9_4_6</text:p>
          </table:table-cell>
          <table:table-cell table:formula="of:=&quot;v&quot;&amp;[.G357]&amp;&quot;.&quot;&amp;[.B357]&amp;&quot;.&quot;&amp;[.C357]" office:value-type="string" office:string-value="v9_4_6.macos.any" calcext:value-type="string">
            <text:p>v9_4_6.macos.any</text:p>
          </table:table-cell>
          <table:table-cell table:formula="of:=&quot;v&quot;&amp;[.G357]&amp;&quot;/&quot;&amp;[.B357]&amp;&quot;/&quot;&amp;[.C357]" office:value-type="string" office:string-value="v9_4_6/macos/any" calcext:value-type="string">
            <text:p>v9_4_6/macos/any</text:p>
          </table:table-cell>
          <table:table-cell table:formula="of:=&quot;https://get.enterprisedb.com/postgresql/postgresql-&quot;&amp;[.A357]&amp;&quot;-&quot;" office:value-type="string" office:string-value="https://get.enterprisedb.com/postgresql/postgresql-9.4.6-" calcext:value-type="string">
            <text:p>https://get.enterprisedb.com/postgresql/postgresql-9.4.6-</text:p>
          </table:table-cell>
          <table:table-cell table:formula="of:=&quot;-&quot;&amp;[.E357]&amp;&quot;-binaries.&quot;&amp;[.F357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5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58]=&quot;any&quot;;[.B358];[.B358]&amp;&quot;/&quot;&amp;[.C358])" office:value-type="string" office:string-value="macos" calcext:value-type="string">
            <text:p>macos</text:p>
          </table:table-cell>
          <table:table-cell table:style-name="ce2" table:formula="of:=VLOOKUP([.D358];[Hoja2.$A$2:.$C$6];2;FALSE())" office:value-type="string" office:string-value="osx" calcext:value-type="string">
            <text:p>osx</text:p>
          </table:table-cell>
          <table:table-cell table:style-name="ce2" table:formula="of:=VLOOKUP([.D358];[Hoja2.$A$2:.$C$6];3;FALSE())" office:value-type="string" office:string-value="zip" calcext:value-type="string">
            <text:p>zip</text:p>
          </table:table-cell>
          <table:table-cell table:formula="of:=SUBSTITUTE([.A358];&quot;.&quot;;&quot;_&quot;)" office:value-type="string" office:string-value="9_4_5" calcext:value-type="string">
            <text:p>9_4_5</text:p>
          </table:table-cell>
          <table:table-cell table:formula="of:=&quot;v&quot;&amp;[.G358]&amp;&quot;.&quot;&amp;[.B358]&amp;&quot;.&quot;&amp;[.C358]" office:value-type="string" office:string-value="v9_4_5.macos.any" calcext:value-type="string">
            <text:p>v9_4_5.macos.any</text:p>
          </table:table-cell>
          <table:table-cell table:formula="of:=&quot;v&quot;&amp;[.G358]&amp;&quot;/&quot;&amp;[.B358]&amp;&quot;/&quot;&amp;[.C358]" office:value-type="string" office:string-value="v9_4_5/macos/any" calcext:value-type="string">
            <text:p>v9_4_5/macos/any</text:p>
          </table:table-cell>
          <table:table-cell table:formula="of:=&quot;https://get.enterprisedb.com/postgresql/postgresql-&quot;&amp;[.A358]&amp;&quot;-&quot;" office:value-type="string" office:string-value="https://get.enterprisedb.com/postgresql/postgresql-9.4.5-" calcext:value-type="string">
            <text:p>https://get.enterprisedb.com/postgresql/postgresql-9.4.5-</text:p>
          </table:table-cell>
          <table:table-cell table:formula="of:=&quot;-&quot;&amp;[.E358]&amp;&quot;-binaries.&quot;&amp;[.F358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4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59]=&quot;any&quot;;[.B359];[.B359]&amp;&quot;/&quot;&amp;[.C359])" office:value-type="string" office:string-value="macos" calcext:value-type="string">
            <text:p>macos</text:p>
          </table:table-cell>
          <table:table-cell table:style-name="ce2" table:formula="of:=VLOOKUP([.D359];[Hoja2.$A$2:.$C$6];2;FALSE())" office:value-type="string" office:string-value="osx" calcext:value-type="string">
            <text:p>osx</text:p>
          </table:table-cell>
          <table:table-cell table:style-name="ce2" table:formula="of:=VLOOKUP([.D359];[Hoja2.$A$2:.$C$6];3;FALSE())" office:value-type="string" office:string-value="zip" calcext:value-type="string">
            <text:p>zip</text:p>
          </table:table-cell>
          <table:table-cell table:formula="of:=SUBSTITUTE([.A359];&quot;.&quot;;&quot;_&quot;)" office:value-type="string" office:string-value="9_4_4" calcext:value-type="string">
            <text:p>9_4_4</text:p>
          </table:table-cell>
          <table:table-cell table:formula="of:=&quot;v&quot;&amp;[.G359]&amp;&quot;.&quot;&amp;[.B359]&amp;&quot;.&quot;&amp;[.C359]" office:value-type="string" office:string-value="v9_4_4.macos.any" calcext:value-type="string">
            <text:p>v9_4_4.macos.any</text:p>
          </table:table-cell>
          <table:table-cell table:formula="of:=&quot;v&quot;&amp;[.G359]&amp;&quot;/&quot;&amp;[.B359]&amp;&quot;/&quot;&amp;[.C359]" office:value-type="string" office:string-value="v9_4_4/macos/any" calcext:value-type="string">
            <text:p>v9_4_4/macos/any</text:p>
          </table:table-cell>
          <table:table-cell table:formula="of:=&quot;https://get.enterprisedb.com/postgresql/postgresql-&quot;&amp;[.A359]&amp;&quot;-&quot;" office:value-type="string" office:string-value="https://get.enterprisedb.com/postgresql/postgresql-9.4.4-" calcext:value-type="string">
            <text:p>https://get.enterprisedb.com/postgresql/postgresql-9.4.4-</text:p>
          </table:table-cell>
          <table:table-cell table:formula="of:=&quot;-&quot;&amp;[.E359]&amp;&quot;-binaries.&quot;&amp;[.F359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3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60]=&quot;any&quot;;[.B360];[.B360]&amp;&quot;/&quot;&amp;[.C360])" office:value-type="string" office:string-value="macos" calcext:value-type="string">
            <text:p>macos</text:p>
          </table:table-cell>
          <table:table-cell table:style-name="ce2" table:formula="of:=VLOOKUP([.D360];[Hoja2.$A$2:.$C$6];2;FALSE())" office:value-type="string" office:string-value="osx" calcext:value-type="string">
            <text:p>osx</text:p>
          </table:table-cell>
          <table:table-cell table:style-name="ce2" table:formula="of:=VLOOKUP([.D360];[Hoja2.$A$2:.$C$6];3;FALSE())" office:value-type="string" office:string-value="zip" calcext:value-type="string">
            <text:p>zip</text:p>
          </table:table-cell>
          <table:table-cell table:formula="of:=SUBSTITUTE([.A360];&quot;.&quot;;&quot;_&quot;)" office:value-type="string" office:string-value="9_4_3" calcext:value-type="string">
            <text:p>9_4_3</text:p>
          </table:table-cell>
          <table:table-cell table:formula="of:=&quot;v&quot;&amp;[.G360]&amp;&quot;.&quot;&amp;[.B360]&amp;&quot;.&quot;&amp;[.C360]" office:value-type="string" office:string-value="v9_4_3.macos.any" calcext:value-type="string">
            <text:p>v9_4_3.macos.any</text:p>
          </table:table-cell>
          <table:table-cell table:formula="of:=&quot;v&quot;&amp;[.G360]&amp;&quot;/&quot;&amp;[.B360]&amp;&quot;/&quot;&amp;[.C360]" office:value-type="string" office:string-value="v9_4_3/macos/any" calcext:value-type="string">
            <text:p>v9_4_3/macos/any</text:p>
          </table:table-cell>
          <table:table-cell table:formula="of:=&quot;https://get.enterprisedb.com/postgresql/postgresql-&quot;&amp;[.A360]&amp;&quot;-&quot;" office:value-type="string" office:string-value="https://get.enterprisedb.com/postgresql/postgresql-9.4.3-" calcext:value-type="string">
            <text:p>https://get.enterprisedb.com/postgresql/postgresql-9.4.3-</text:p>
          </table:table-cell>
          <table:table-cell table:formula="of:=&quot;-&quot;&amp;[.E360]&amp;&quot;-binaries.&quot;&amp;[.F360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2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61]=&quot;any&quot;;[.B361];[.B361]&amp;&quot;/&quot;&amp;[.C361])" office:value-type="string" office:string-value="macos" calcext:value-type="string">
            <text:p>macos</text:p>
          </table:table-cell>
          <table:table-cell table:style-name="ce2" table:formula="of:=VLOOKUP([.D361];[Hoja2.$A$2:.$C$6];2;FALSE())" office:value-type="string" office:string-value="osx" calcext:value-type="string">
            <text:p>osx</text:p>
          </table:table-cell>
          <table:table-cell table:style-name="ce2" table:formula="of:=VLOOKUP([.D361];[Hoja2.$A$2:.$C$6];3;FALSE())" office:value-type="string" office:string-value="zip" calcext:value-type="string">
            <text:p>zip</text:p>
          </table:table-cell>
          <table:table-cell table:formula="of:=SUBSTITUTE([.A361];&quot;.&quot;;&quot;_&quot;)" office:value-type="string" office:string-value="9_4_2" calcext:value-type="string">
            <text:p>9_4_2</text:p>
          </table:table-cell>
          <table:table-cell table:formula="of:=&quot;v&quot;&amp;[.G361]&amp;&quot;.&quot;&amp;[.B361]&amp;&quot;.&quot;&amp;[.C361]" office:value-type="string" office:string-value="v9_4_2.macos.any" calcext:value-type="string">
            <text:p>v9_4_2.macos.any</text:p>
          </table:table-cell>
          <table:table-cell table:formula="of:=&quot;v&quot;&amp;[.G361]&amp;&quot;/&quot;&amp;[.B361]&amp;&quot;/&quot;&amp;[.C361]" office:value-type="string" office:string-value="v9_4_2/macos/any" calcext:value-type="string">
            <text:p>v9_4_2/macos/any</text:p>
          </table:table-cell>
          <table:table-cell table:formula="of:=&quot;https://get.enterprisedb.com/postgresql/postgresql-&quot;&amp;[.A361]&amp;&quot;-&quot;" office:value-type="string" office:string-value="https://get.enterprisedb.com/postgresql/postgresql-9.4.2-" calcext:value-type="string">
            <text:p>https://get.enterprisedb.com/postgresql/postgresql-9.4.2-</text:p>
          </table:table-cell>
          <table:table-cell table:formula="of:=&quot;-&quot;&amp;[.E361]&amp;&quot;-binaries.&quot;&amp;[.F361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1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62]=&quot;any&quot;;[.B362];[.B362]&amp;&quot;/&quot;&amp;[.C362])" office:value-type="string" office:string-value="macos" calcext:value-type="string">
            <text:p>macos</text:p>
          </table:table-cell>
          <table:table-cell table:style-name="ce2" table:formula="of:=VLOOKUP([.D362];[Hoja2.$A$2:.$C$6];2;FALSE())" office:value-type="string" office:string-value="osx" calcext:value-type="string">
            <text:p>osx</text:p>
          </table:table-cell>
          <table:table-cell table:style-name="ce2" table:formula="of:=VLOOKUP([.D362];[Hoja2.$A$2:.$C$6];3;FALSE())" office:value-type="string" office:string-value="zip" calcext:value-type="string">
            <text:p>zip</text:p>
          </table:table-cell>
          <table:table-cell table:formula="of:=SUBSTITUTE([.A362];&quot;.&quot;;&quot;_&quot;)" office:value-type="string" office:string-value="9_4_1" calcext:value-type="string">
            <text:p>9_4_1</text:p>
          </table:table-cell>
          <table:table-cell table:formula="of:=&quot;v&quot;&amp;[.G362]&amp;&quot;.&quot;&amp;[.B362]&amp;&quot;.&quot;&amp;[.C362]" office:value-type="string" office:string-value="v9_4_1.macos.any" calcext:value-type="string">
            <text:p>v9_4_1.macos.any</text:p>
          </table:table-cell>
          <table:table-cell table:formula="of:=&quot;v&quot;&amp;[.G362]&amp;&quot;/&quot;&amp;[.B362]&amp;&quot;/&quot;&amp;[.C362]" office:value-type="string" office:string-value="v9_4_1/macos/any" calcext:value-type="string">
            <text:p>v9_4_1/macos/any</text:p>
          </table:table-cell>
          <table:table-cell table:formula="of:=&quot;https://get.enterprisedb.com/postgresql/postgresql-&quot;&amp;[.A362]&amp;&quot;-&quot;" office:value-type="string" office:string-value="https://get.enterprisedb.com/postgresql/postgresql-9.4.1-" calcext:value-type="string">
            <text:p>https://get.enterprisedb.com/postgresql/postgresql-9.4.1-</text:p>
          </table:table-cell>
          <table:table-cell table:formula="of:=&quot;-&quot;&amp;[.E362]&amp;&quot;-binaries.&quot;&amp;[.F362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4.0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63]=&quot;any&quot;;[.B363];[.B363]&amp;&quot;/&quot;&amp;[.C363])" office:value-type="string" office:string-value="macos" calcext:value-type="string">
            <text:p>macos</text:p>
          </table:table-cell>
          <table:table-cell table:style-name="ce2" table:formula="of:=VLOOKUP([.D363];[Hoja2.$A$2:.$C$6];2;FALSE())" office:value-type="string" office:string-value="osx" calcext:value-type="string">
            <text:p>osx</text:p>
          </table:table-cell>
          <table:table-cell table:style-name="ce2" table:formula="of:=VLOOKUP([.D363];[Hoja2.$A$2:.$C$6];3;FALSE())" office:value-type="string" office:string-value="zip" calcext:value-type="string">
            <text:p>zip</text:p>
          </table:table-cell>
          <table:table-cell table:formula="of:=SUBSTITUTE([.A363];&quot;.&quot;;&quot;_&quot;)" office:value-type="string" office:string-value="9_4_0" calcext:value-type="string">
            <text:p>9_4_0</text:p>
          </table:table-cell>
          <table:table-cell table:formula="of:=&quot;v&quot;&amp;[.G363]&amp;&quot;.&quot;&amp;[.B363]&amp;&quot;.&quot;&amp;[.C363]" office:value-type="string" office:string-value="v9_4_0.macos.any" calcext:value-type="string">
            <text:p>v9_4_0.macos.any</text:p>
          </table:table-cell>
          <table:table-cell table:formula="of:=&quot;v&quot;&amp;[.G363]&amp;&quot;/&quot;&amp;[.B363]&amp;&quot;/&quot;&amp;[.C363]" office:value-type="string" office:string-value="v9_4_0/macos/any" calcext:value-type="string">
            <text:p>v9_4_0/macos/any</text:p>
          </table:table-cell>
          <table:table-cell table:formula="of:=&quot;https://get.enterprisedb.com/postgresql/postgresql-&quot;&amp;[.A363]&amp;&quot;-&quot;" office:value-type="string" office:string-value="https://get.enterprisedb.com/postgresql/postgresql-9.4.0-" calcext:value-type="string">
            <text:p>https://get.enterprisedb.com/postgresql/postgresql-9.4.0-</text:p>
          </table:table-cell>
          <table:table-cell table:formula="of:=&quot;-&quot;&amp;[.E363]&amp;&quot;-binaries.&quot;&amp;[.F363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16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64]=&quot;any&quot;;[.B364];[.B364]&amp;&quot;/&quot;&amp;[.C364])" office:value-type="string" office:string-value="macos" calcext:value-type="string">
            <text:p>macos</text:p>
          </table:table-cell>
          <table:table-cell table:style-name="ce2" table:formula="of:=VLOOKUP([.D364];[Hoja2.$A$2:.$C$6];2;FALSE())" office:value-type="string" office:string-value="osx" calcext:value-type="string">
            <text:p>osx</text:p>
          </table:table-cell>
          <table:table-cell table:style-name="ce2" table:formula="of:=VLOOKUP([.D364];[Hoja2.$A$2:.$C$6];3;FALSE())" office:value-type="string" office:string-value="zip" calcext:value-type="string">
            <text:p>zip</text:p>
          </table:table-cell>
          <table:table-cell table:formula="of:=SUBSTITUTE([.A364];&quot;.&quot;;&quot;_&quot;)" office:value-type="string" office:string-value="9_3_16" calcext:value-type="string">
            <text:p>9_3_16</text:p>
          </table:table-cell>
          <table:table-cell table:formula="of:=&quot;v&quot;&amp;[.G364]&amp;&quot;.&quot;&amp;[.B364]&amp;&quot;.&quot;&amp;[.C364]" office:value-type="string" office:string-value="v9_3_16.macos.any" calcext:value-type="string">
            <text:p>v9_3_16.macos.any</text:p>
          </table:table-cell>
          <table:table-cell table:formula="of:=&quot;v&quot;&amp;[.G364]&amp;&quot;/&quot;&amp;[.B364]&amp;&quot;/&quot;&amp;[.C364]" office:value-type="string" office:string-value="v9_3_16/macos/any" calcext:value-type="string">
            <text:p>v9_3_16/macos/any</text:p>
          </table:table-cell>
          <table:table-cell table:formula="of:=&quot;https://get.enterprisedb.com/postgresql/postgresql-&quot;&amp;[.A364]&amp;&quot;-&quot;" office:value-type="string" office:string-value="https://get.enterprisedb.com/postgresql/postgresql-9.3.16-" calcext:value-type="string">
            <text:p>https://get.enterprisedb.com/postgresql/postgresql-9.3.16-</text:p>
          </table:table-cell>
          <table:table-cell table:formula="of:=&quot;-&quot;&amp;[.E364]&amp;&quot;-binaries.&quot;&amp;[.F364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15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65]=&quot;any&quot;;[.B365];[.B365]&amp;&quot;/&quot;&amp;[.C365])" office:value-type="string" office:string-value="macos" calcext:value-type="string">
            <text:p>macos</text:p>
          </table:table-cell>
          <table:table-cell table:style-name="ce2" table:formula="of:=VLOOKUP([.D365];[Hoja2.$A$2:.$C$6];2;FALSE())" office:value-type="string" office:string-value="osx" calcext:value-type="string">
            <text:p>osx</text:p>
          </table:table-cell>
          <table:table-cell table:style-name="ce2" table:formula="of:=VLOOKUP([.D365];[Hoja2.$A$2:.$C$6];3;FALSE())" office:value-type="string" office:string-value="zip" calcext:value-type="string">
            <text:p>zip</text:p>
          </table:table-cell>
          <table:table-cell table:formula="of:=SUBSTITUTE([.A365];&quot;.&quot;;&quot;_&quot;)" office:value-type="string" office:string-value="9_3_15" calcext:value-type="string">
            <text:p>9_3_15</text:p>
          </table:table-cell>
          <table:table-cell table:formula="of:=&quot;v&quot;&amp;[.G365]&amp;&quot;.&quot;&amp;[.B365]&amp;&quot;.&quot;&amp;[.C365]" office:value-type="string" office:string-value="v9_3_15.macos.any" calcext:value-type="string">
            <text:p>v9_3_15.macos.any</text:p>
          </table:table-cell>
          <table:table-cell table:formula="of:=&quot;v&quot;&amp;[.G365]&amp;&quot;/&quot;&amp;[.B365]&amp;&quot;/&quot;&amp;[.C365]" office:value-type="string" office:string-value="v9_3_15/macos/any" calcext:value-type="string">
            <text:p>v9_3_15/macos/any</text:p>
          </table:table-cell>
          <table:table-cell table:formula="of:=&quot;https://get.enterprisedb.com/postgresql/postgresql-&quot;&amp;[.A365]&amp;&quot;-&quot;" office:value-type="string" office:string-value="https://get.enterprisedb.com/postgresql/postgresql-9.3.15-" calcext:value-type="string">
            <text:p>https://get.enterprisedb.com/postgresql/postgresql-9.3.15-</text:p>
          </table:table-cell>
          <table:table-cell table:formula="of:=&quot;-&quot;&amp;[.E365]&amp;&quot;-binaries.&quot;&amp;[.F365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14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66]=&quot;any&quot;;[.B366];[.B366]&amp;&quot;/&quot;&amp;[.C366])" office:value-type="string" office:string-value="macos" calcext:value-type="string">
            <text:p>macos</text:p>
          </table:table-cell>
          <table:table-cell table:style-name="ce2" table:formula="of:=VLOOKUP([.D366];[Hoja2.$A$2:.$C$6];2;FALSE())" office:value-type="string" office:string-value="osx" calcext:value-type="string">
            <text:p>osx</text:p>
          </table:table-cell>
          <table:table-cell table:style-name="ce2" table:formula="of:=VLOOKUP([.D366];[Hoja2.$A$2:.$C$6];3;FALSE())" office:value-type="string" office:string-value="zip" calcext:value-type="string">
            <text:p>zip</text:p>
          </table:table-cell>
          <table:table-cell table:formula="of:=SUBSTITUTE([.A366];&quot;.&quot;;&quot;_&quot;)" office:value-type="string" office:string-value="9_3_14" calcext:value-type="string">
            <text:p>9_3_14</text:p>
          </table:table-cell>
          <table:table-cell table:formula="of:=&quot;v&quot;&amp;[.G366]&amp;&quot;.&quot;&amp;[.B366]&amp;&quot;.&quot;&amp;[.C366]" office:value-type="string" office:string-value="v9_3_14.macos.any" calcext:value-type="string">
            <text:p>v9_3_14.macos.any</text:p>
          </table:table-cell>
          <table:table-cell table:formula="of:=&quot;v&quot;&amp;[.G366]&amp;&quot;/&quot;&amp;[.B366]&amp;&quot;/&quot;&amp;[.C366]" office:value-type="string" office:string-value="v9_3_14/macos/any" calcext:value-type="string">
            <text:p>v9_3_14/macos/any</text:p>
          </table:table-cell>
          <table:table-cell table:formula="of:=&quot;https://get.enterprisedb.com/postgresql/postgresql-&quot;&amp;[.A366]&amp;&quot;-&quot;" office:value-type="string" office:string-value="https://get.enterprisedb.com/postgresql/postgresql-9.3.14-" calcext:value-type="string">
            <text:p>https://get.enterprisedb.com/postgresql/postgresql-9.3.14-</text:p>
          </table:table-cell>
          <table:table-cell table:formula="of:=&quot;-&quot;&amp;[.E366]&amp;&quot;-binaries.&quot;&amp;[.F366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13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67]=&quot;any&quot;;[.B367];[.B367]&amp;&quot;/&quot;&amp;[.C367])" office:value-type="string" office:string-value="macos" calcext:value-type="string">
            <text:p>macos</text:p>
          </table:table-cell>
          <table:table-cell table:style-name="ce2" table:formula="of:=VLOOKUP([.D367];[Hoja2.$A$2:.$C$6];2;FALSE())" office:value-type="string" office:string-value="osx" calcext:value-type="string">
            <text:p>osx</text:p>
          </table:table-cell>
          <table:table-cell table:style-name="ce2" table:formula="of:=VLOOKUP([.D367];[Hoja2.$A$2:.$C$6];3;FALSE())" office:value-type="string" office:string-value="zip" calcext:value-type="string">
            <text:p>zip</text:p>
          </table:table-cell>
          <table:table-cell table:formula="of:=SUBSTITUTE([.A367];&quot;.&quot;;&quot;_&quot;)" office:value-type="string" office:string-value="9_3_13" calcext:value-type="string">
            <text:p>9_3_13</text:p>
          </table:table-cell>
          <table:table-cell table:formula="of:=&quot;v&quot;&amp;[.G367]&amp;&quot;.&quot;&amp;[.B367]&amp;&quot;.&quot;&amp;[.C367]" office:value-type="string" office:string-value="v9_3_13.macos.any" calcext:value-type="string">
            <text:p>v9_3_13.macos.any</text:p>
          </table:table-cell>
          <table:table-cell table:formula="of:=&quot;v&quot;&amp;[.G367]&amp;&quot;/&quot;&amp;[.B367]&amp;&quot;/&quot;&amp;[.C367]" office:value-type="string" office:string-value="v9_3_13/macos/any" calcext:value-type="string">
            <text:p>v9_3_13/macos/any</text:p>
          </table:table-cell>
          <table:table-cell table:formula="of:=&quot;https://get.enterprisedb.com/postgresql/postgresql-&quot;&amp;[.A367]&amp;&quot;-&quot;" office:value-type="string" office:string-value="https://get.enterprisedb.com/postgresql/postgresql-9.3.13-" calcext:value-type="string">
            <text:p>https://get.enterprisedb.com/postgresql/postgresql-9.3.13-</text:p>
          </table:table-cell>
          <table:table-cell table:formula="of:=&quot;-&quot;&amp;[.E367]&amp;&quot;-binaries.&quot;&amp;[.F367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12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68]=&quot;any&quot;;[.B368];[.B368]&amp;&quot;/&quot;&amp;[.C368])" office:value-type="string" office:string-value="macos" calcext:value-type="string">
            <text:p>macos</text:p>
          </table:table-cell>
          <table:table-cell table:style-name="ce2" table:formula="of:=VLOOKUP([.D368];[Hoja2.$A$2:.$C$6];2;FALSE())" office:value-type="string" office:string-value="osx" calcext:value-type="string">
            <text:p>osx</text:p>
          </table:table-cell>
          <table:table-cell table:style-name="ce2" table:formula="of:=VLOOKUP([.D368];[Hoja2.$A$2:.$C$6];3;FALSE())" office:value-type="string" office:string-value="zip" calcext:value-type="string">
            <text:p>zip</text:p>
          </table:table-cell>
          <table:table-cell table:formula="of:=SUBSTITUTE([.A368];&quot;.&quot;;&quot;_&quot;)" office:value-type="string" office:string-value="9_3_12" calcext:value-type="string">
            <text:p>9_3_12</text:p>
          </table:table-cell>
          <table:table-cell table:formula="of:=&quot;v&quot;&amp;[.G368]&amp;&quot;.&quot;&amp;[.B368]&amp;&quot;.&quot;&amp;[.C368]" office:value-type="string" office:string-value="v9_3_12.macos.any" calcext:value-type="string">
            <text:p>v9_3_12.macos.any</text:p>
          </table:table-cell>
          <table:table-cell table:formula="of:=&quot;v&quot;&amp;[.G368]&amp;&quot;/&quot;&amp;[.B368]&amp;&quot;/&quot;&amp;[.C368]" office:value-type="string" office:string-value="v9_3_12/macos/any" calcext:value-type="string">
            <text:p>v9_3_12/macos/any</text:p>
          </table:table-cell>
          <table:table-cell table:formula="of:=&quot;https://get.enterprisedb.com/postgresql/postgresql-&quot;&amp;[.A368]&amp;&quot;-&quot;" office:value-type="string" office:string-value="https://get.enterprisedb.com/postgresql/postgresql-9.3.12-" calcext:value-type="string">
            <text:p>https://get.enterprisedb.com/postgresql/postgresql-9.3.12-</text:p>
          </table:table-cell>
          <table:table-cell table:formula="of:=&quot;-&quot;&amp;[.E368]&amp;&quot;-binaries.&quot;&amp;[.F368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11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69]=&quot;any&quot;;[.B369];[.B369]&amp;&quot;/&quot;&amp;[.C369])" office:value-type="string" office:string-value="macos" calcext:value-type="string">
            <text:p>macos</text:p>
          </table:table-cell>
          <table:table-cell table:style-name="ce2" table:formula="of:=VLOOKUP([.D369];[Hoja2.$A$2:.$C$6];2;FALSE())" office:value-type="string" office:string-value="osx" calcext:value-type="string">
            <text:p>osx</text:p>
          </table:table-cell>
          <table:table-cell table:style-name="ce2" table:formula="of:=VLOOKUP([.D369];[Hoja2.$A$2:.$C$6];3;FALSE())" office:value-type="string" office:string-value="zip" calcext:value-type="string">
            <text:p>zip</text:p>
          </table:table-cell>
          <table:table-cell table:formula="of:=SUBSTITUTE([.A369];&quot;.&quot;;&quot;_&quot;)" office:value-type="string" office:string-value="9_3_11" calcext:value-type="string">
            <text:p>9_3_11</text:p>
          </table:table-cell>
          <table:table-cell table:formula="of:=&quot;v&quot;&amp;[.G369]&amp;&quot;.&quot;&amp;[.B369]&amp;&quot;.&quot;&amp;[.C369]" office:value-type="string" office:string-value="v9_3_11.macos.any" calcext:value-type="string">
            <text:p>v9_3_11.macos.any</text:p>
          </table:table-cell>
          <table:table-cell table:formula="of:=&quot;v&quot;&amp;[.G369]&amp;&quot;/&quot;&amp;[.B369]&amp;&quot;/&quot;&amp;[.C369]" office:value-type="string" office:string-value="v9_3_11/macos/any" calcext:value-type="string">
            <text:p>v9_3_11/macos/any</text:p>
          </table:table-cell>
          <table:table-cell table:formula="of:=&quot;https://get.enterprisedb.com/postgresql/postgresql-&quot;&amp;[.A369]&amp;&quot;-&quot;" office:value-type="string" office:string-value="https://get.enterprisedb.com/postgresql/postgresql-9.3.11-" calcext:value-type="string">
            <text:p>https://get.enterprisedb.com/postgresql/postgresql-9.3.11-</text:p>
          </table:table-cell>
          <table:table-cell table:formula="of:=&quot;-&quot;&amp;[.E369]&amp;&quot;-binaries.&quot;&amp;[.F369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10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70]=&quot;any&quot;;[.B370];[.B370]&amp;&quot;/&quot;&amp;[.C370])" office:value-type="string" office:string-value="macos" calcext:value-type="string">
            <text:p>macos</text:p>
          </table:table-cell>
          <table:table-cell table:style-name="ce2" table:formula="of:=VLOOKUP([.D370];[Hoja2.$A$2:.$C$6];2;FALSE())" office:value-type="string" office:string-value="osx" calcext:value-type="string">
            <text:p>osx</text:p>
          </table:table-cell>
          <table:table-cell table:style-name="ce2" table:formula="of:=VLOOKUP([.D370];[Hoja2.$A$2:.$C$6];3;FALSE())" office:value-type="string" office:string-value="zip" calcext:value-type="string">
            <text:p>zip</text:p>
          </table:table-cell>
          <table:table-cell table:formula="of:=SUBSTITUTE([.A370];&quot;.&quot;;&quot;_&quot;)" office:value-type="string" office:string-value="9_3_10" calcext:value-type="string">
            <text:p>9_3_10</text:p>
          </table:table-cell>
          <table:table-cell table:formula="of:=&quot;v&quot;&amp;[.G370]&amp;&quot;.&quot;&amp;[.B370]&amp;&quot;.&quot;&amp;[.C370]" office:value-type="string" office:string-value="v9_3_10.macos.any" calcext:value-type="string">
            <text:p>v9_3_10.macos.any</text:p>
          </table:table-cell>
          <table:table-cell table:formula="of:=&quot;v&quot;&amp;[.G370]&amp;&quot;/&quot;&amp;[.B370]&amp;&quot;/&quot;&amp;[.C370]" office:value-type="string" office:string-value="v9_3_10/macos/any" calcext:value-type="string">
            <text:p>v9_3_10/macos/any</text:p>
          </table:table-cell>
          <table:table-cell table:formula="of:=&quot;https://get.enterprisedb.com/postgresql/postgresql-&quot;&amp;[.A370]&amp;&quot;-&quot;" office:value-type="string" office:string-value="https://get.enterprisedb.com/postgresql/postgresql-9.3.10-" calcext:value-type="string">
            <text:p>https://get.enterprisedb.com/postgresql/postgresql-9.3.10-</text:p>
          </table:table-cell>
          <table:table-cell table:formula="of:=&quot;-&quot;&amp;[.E370]&amp;&quot;-binaries.&quot;&amp;[.F370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9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71]=&quot;any&quot;;[.B371];[.B371]&amp;&quot;/&quot;&amp;[.C371])" office:value-type="string" office:string-value="macos" calcext:value-type="string">
            <text:p>macos</text:p>
          </table:table-cell>
          <table:table-cell table:style-name="ce2" table:formula="of:=VLOOKUP([.D371];[Hoja2.$A$2:.$C$6];2;FALSE())" office:value-type="string" office:string-value="osx" calcext:value-type="string">
            <text:p>osx</text:p>
          </table:table-cell>
          <table:table-cell table:style-name="ce2" table:formula="of:=VLOOKUP([.D371];[Hoja2.$A$2:.$C$6];3;FALSE())" office:value-type="string" office:string-value="zip" calcext:value-type="string">
            <text:p>zip</text:p>
          </table:table-cell>
          <table:table-cell table:formula="of:=SUBSTITUTE([.A371];&quot;.&quot;;&quot;_&quot;)" office:value-type="string" office:string-value="9_3_9" calcext:value-type="string">
            <text:p>9_3_9</text:p>
          </table:table-cell>
          <table:table-cell table:formula="of:=&quot;v&quot;&amp;[.G371]&amp;&quot;.&quot;&amp;[.B371]&amp;&quot;.&quot;&amp;[.C371]" office:value-type="string" office:string-value="v9_3_9.macos.any" calcext:value-type="string">
            <text:p>v9_3_9.macos.any</text:p>
          </table:table-cell>
          <table:table-cell table:formula="of:=&quot;v&quot;&amp;[.G371]&amp;&quot;/&quot;&amp;[.B371]&amp;&quot;/&quot;&amp;[.C371]" office:value-type="string" office:string-value="v9_3_9/macos/any" calcext:value-type="string">
            <text:p>v9_3_9/macos/any</text:p>
          </table:table-cell>
          <table:table-cell table:formula="of:=&quot;https://get.enterprisedb.com/postgresql/postgresql-&quot;&amp;[.A371]&amp;&quot;-&quot;" office:value-type="string" office:string-value="https://get.enterprisedb.com/postgresql/postgresql-9.3.9-" calcext:value-type="string">
            <text:p>https://get.enterprisedb.com/postgresql/postgresql-9.3.9-</text:p>
          </table:table-cell>
          <table:table-cell table:formula="of:=&quot;-&quot;&amp;[.E371]&amp;&quot;-binaries.&quot;&amp;[.F371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8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72]=&quot;any&quot;;[.B372];[.B372]&amp;&quot;/&quot;&amp;[.C372])" office:value-type="string" office:string-value="macos" calcext:value-type="string">
            <text:p>macos</text:p>
          </table:table-cell>
          <table:table-cell table:style-name="ce2" table:formula="of:=VLOOKUP([.D372];[Hoja2.$A$2:.$C$6];2;FALSE())" office:value-type="string" office:string-value="osx" calcext:value-type="string">
            <text:p>osx</text:p>
          </table:table-cell>
          <table:table-cell table:style-name="ce2" table:formula="of:=VLOOKUP([.D372];[Hoja2.$A$2:.$C$6];3;FALSE())" office:value-type="string" office:string-value="zip" calcext:value-type="string">
            <text:p>zip</text:p>
          </table:table-cell>
          <table:table-cell table:formula="of:=SUBSTITUTE([.A372];&quot;.&quot;;&quot;_&quot;)" office:value-type="string" office:string-value="9_3_8" calcext:value-type="string">
            <text:p>9_3_8</text:p>
          </table:table-cell>
          <table:table-cell table:formula="of:=&quot;v&quot;&amp;[.G372]&amp;&quot;.&quot;&amp;[.B372]&amp;&quot;.&quot;&amp;[.C372]" office:value-type="string" office:string-value="v9_3_8.macos.any" calcext:value-type="string">
            <text:p>v9_3_8.macos.any</text:p>
          </table:table-cell>
          <table:table-cell table:formula="of:=&quot;v&quot;&amp;[.G372]&amp;&quot;/&quot;&amp;[.B372]&amp;&quot;/&quot;&amp;[.C372]" office:value-type="string" office:string-value="v9_3_8/macos/any" calcext:value-type="string">
            <text:p>v9_3_8/macos/any</text:p>
          </table:table-cell>
          <table:table-cell table:formula="of:=&quot;https://get.enterprisedb.com/postgresql/postgresql-&quot;&amp;[.A372]&amp;&quot;-&quot;" office:value-type="string" office:string-value="https://get.enterprisedb.com/postgresql/postgresql-9.3.8-" calcext:value-type="string">
            <text:p>https://get.enterprisedb.com/postgresql/postgresql-9.3.8-</text:p>
          </table:table-cell>
          <table:table-cell table:formula="of:=&quot;-&quot;&amp;[.E372]&amp;&quot;-binaries.&quot;&amp;[.F372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7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73]=&quot;any&quot;;[.B373];[.B373]&amp;&quot;/&quot;&amp;[.C373])" office:value-type="string" office:string-value="macos" calcext:value-type="string">
            <text:p>macos</text:p>
          </table:table-cell>
          <table:table-cell table:style-name="ce2" table:formula="of:=VLOOKUP([.D373];[Hoja2.$A$2:.$C$6];2;FALSE())" office:value-type="string" office:string-value="osx" calcext:value-type="string">
            <text:p>osx</text:p>
          </table:table-cell>
          <table:table-cell table:style-name="ce2" table:formula="of:=VLOOKUP([.D373];[Hoja2.$A$2:.$C$6];3;FALSE())" office:value-type="string" office:string-value="zip" calcext:value-type="string">
            <text:p>zip</text:p>
          </table:table-cell>
          <table:table-cell table:formula="of:=SUBSTITUTE([.A373];&quot;.&quot;;&quot;_&quot;)" office:value-type="string" office:string-value="9_3_7" calcext:value-type="string">
            <text:p>9_3_7</text:p>
          </table:table-cell>
          <table:table-cell table:formula="of:=&quot;v&quot;&amp;[.G373]&amp;&quot;.&quot;&amp;[.B373]&amp;&quot;.&quot;&amp;[.C373]" office:value-type="string" office:string-value="v9_3_7.macos.any" calcext:value-type="string">
            <text:p>v9_3_7.macos.any</text:p>
          </table:table-cell>
          <table:table-cell table:formula="of:=&quot;v&quot;&amp;[.G373]&amp;&quot;/&quot;&amp;[.B373]&amp;&quot;/&quot;&amp;[.C373]" office:value-type="string" office:string-value="v9_3_7/macos/any" calcext:value-type="string">
            <text:p>v9_3_7/macos/any</text:p>
          </table:table-cell>
          <table:table-cell table:formula="of:=&quot;https://get.enterprisedb.com/postgresql/postgresql-&quot;&amp;[.A373]&amp;&quot;-&quot;" office:value-type="string" office:string-value="https://get.enterprisedb.com/postgresql/postgresql-9.3.7-" calcext:value-type="string">
            <text:p>https://get.enterprisedb.com/postgresql/postgresql-9.3.7-</text:p>
          </table:table-cell>
          <table:table-cell table:formula="of:=&quot;-&quot;&amp;[.E373]&amp;&quot;-binaries.&quot;&amp;[.F373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6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74]=&quot;any&quot;;[.B374];[.B374]&amp;&quot;/&quot;&amp;[.C374])" office:value-type="string" office:string-value="macos" calcext:value-type="string">
            <text:p>macos</text:p>
          </table:table-cell>
          <table:table-cell table:style-name="ce2" table:formula="of:=VLOOKUP([.D374];[Hoja2.$A$2:.$C$6];2;FALSE())" office:value-type="string" office:string-value="osx" calcext:value-type="string">
            <text:p>osx</text:p>
          </table:table-cell>
          <table:table-cell table:style-name="ce2" table:formula="of:=VLOOKUP([.D374];[Hoja2.$A$2:.$C$6];3;FALSE())" office:value-type="string" office:string-value="zip" calcext:value-type="string">
            <text:p>zip</text:p>
          </table:table-cell>
          <table:table-cell table:formula="of:=SUBSTITUTE([.A374];&quot;.&quot;;&quot;_&quot;)" office:value-type="string" office:string-value="9_3_6" calcext:value-type="string">
            <text:p>9_3_6</text:p>
          </table:table-cell>
          <table:table-cell table:formula="of:=&quot;v&quot;&amp;[.G374]&amp;&quot;.&quot;&amp;[.B374]&amp;&quot;.&quot;&amp;[.C374]" office:value-type="string" office:string-value="v9_3_6.macos.any" calcext:value-type="string">
            <text:p>v9_3_6.macos.any</text:p>
          </table:table-cell>
          <table:table-cell table:formula="of:=&quot;v&quot;&amp;[.G374]&amp;&quot;/&quot;&amp;[.B374]&amp;&quot;/&quot;&amp;[.C374]" office:value-type="string" office:string-value="v9_3_6/macos/any" calcext:value-type="string">
            <text:p>v9_3_6/macos/any</text:p>
          </table:table-cell>
          <table:table-cell table:formula="of:=&quot;https://get.enterprisedb.com/postgresql/postgresql-&quot;&amp;[.A374]&amp;&quot;-&quot;" office:value-type="string" office:string-value="https://get.enterprisedb.com/postgresql/postgresql-9.3.6-" calcext:value-type="string">
            <text:p>https://get.enterprisedb.com/postgresql/postgresql-9.3.6-</text:p>
          </table:table-cell>
          <table:table-cell table:formula="of:=&quot;-&quot;&amp;[.E374]&amp;&quot;-binaries.&quot;&amp;[.F374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5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75]=&quot;any&quot;;[.B375];[.B375]&amp;&quot;/&quot;&amp;[.C375])" office:value-type="string" office:string-value="macos" calcext:value-type="string">
            <text:p>macos</text:p>
          </table:table-cell>
          <table:table-cell table:style-name="ce2" table:formula="of:=VLOOKUP([.D375];[Hoja2.$A$2:.$C$6];2;FALSE())" office:value-type="string" office:string-value="osx" calcext:value-type="string">
            <text:p>osx</text:p>
          </table:table-cell>
          <table:table-cell table:style-name="ce2" table:formula="of:=VLOOKUP([.D375];[Hoja2.$A$2:.$C$6];3;FALSE())" office:value-type="string" office:string-value="zip" calcext:value-type="string">
            <text:p>zip</text:p>
          </table:table-cell>
          <table:table-cell table:formula="of:=SUBSTITUTE([.A375];&quot;.&quot;;&quot;_&quot;)" office:value-type="string" office:string-value="9_3_5" calcext:value-type="string">
            <text:p>9_3_5</text:p>
          </table:table-cell>
          <table:table-cell table:formula="of:=&quot;v&quot;&amp;[.G375]&amp;&quot;.&quot;&amp;[.B375]&amp;&quot;.&quot;&amp;[.C375]" office:value-type="string" office:string-value="v9_3_5.macos.any" calcext:value-type="string">
            <text:p>v9_3_5.macos.any</text:p>
          </table:table-cell>
          <table:table-cell table:formula="of:=&quot;v&quot;&amp;[.G375]&amp;&quot;/&quot;&amp;[.B375]&amp;&quot;/&quot;&amp;[.C375]" office:value-type="string" office:string-value="v9_3_5/macos/any" calcext:value-type="string">
            <text:p>v9_3_5/macos/any</text:p>
          </table:table-cell>
          <table:table-cell table:formula="of:=&quot;https://get.enterprisedb.com/postgresql/postgresql-&quot;&amp;[.A375]&amp;&quot;-&quot;" office:value-type="string" office:string-value="https://get.enterprisedb.com/postgresql/postgresql-9.3.5-" calcext:value-type="string">
            <text:p>https://get.enterprisedb.com/postgresql/postgresql-9.3.5-</text:p>
          </table:table-cell>
          <table:table-cell table:formula="of:=&quot;-&quot;&amp;[.E375]&amp;&quot;-binaries.&quot;&amp;[.F375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4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76]=&quot;any&quot;;[.B376];[.B376]&amp;&quot;/&quot;&amp;[.C376])" office:value-type="string" office:string-value="macos" calcext:value-type="string">
            <text:p>macos</text:p>
          </table:table-cell>
          <table:table-cell table:style-name="ce2" table:formula="of:=VLOOKUP([.D376];[Hoja2.$A$2:.$C$6];2;FALSE())" office:value-type="string" office:string-value="osx" calcext:value-type="string">
            <text:p>osx</text:p>
          </table:table-cell>
          <table:table-cell table:style-name="ce2" table:formula="of:=VLOOKUP([.D376];[Hoja2.$A$2:.$C$6];3;FALSE())" office:value-type="string" office:string-value="zip" calcext:value-type="string">
            <text:p>zip</text:p>
          </table:table-cell>
          <table:table-cell table:formula="of:=SUBSTITUTE([.A376];&quot;.&quot;;&quot;_&quot;)" office:value-type="string" office:string-value="9_3_4" calcext:value-type="string">
            <text:p>9_3_4</text:p>
          </table:table-cell>
          <table:table-cell table:formula="of:=&quot;v&quot;&amp;[.G376]&amp;&quot;.&quot;&amp;[.B376]&amp;&quot;.&quot;&amp;[.C376]" office:value-type="string" office:string-value="v9_3_4.macos.any" calcext:value-type="string">
            <text:p>v9_3_4.macos.any</text:p>
          </table:table-cell>
          <table:table-cell table:formula="of:=&quot;v&quot;&amp;[.G376]&amp;&quot;/&quot;&amp;[.B376]&amp;&quot;/&quot;&amp;[.C376]" office:value-type="string" office:string-value="v9_3_4/macos/any" calcext:value-type="string">
            <text:p>v9_3_4/macos/any</text:p>
          </table:table-cell>
          <table:table-cell table:formula="of:=&quot;https://get.enterprisedb.com/postgresql/postgresql-&quot;&amp;[.A376]&amp;&quot;-&quot;" office:value-type="string" office:string-value="https://get.enterprisedb.com/postgresql/postgresql-9.3.4-" calcext:value-type="string">
            <text:p>https://get.enterprisedb.com/postgresql/postgresql-9.3.4-</text:p>
          </table:table-cell>
          <table:table-cell table:formula="of:=&quot;-&quot;&amp;[.E376]&amp;&quot;-binaries.&quot;&amp;[.F376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3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77]=&quot;any&quot;;[.B377];[.B377]&amp;&quot;/&quot;&amp;[.C377])" office:value-type="string" office:string-value="macos" calcext:value-type="string">
            <text:p>macos</text:p>
          </table:table-cell>
          <table:table-cell table:style-name="ce2" table:formula="of:=VLOOKUP([.D377];[Hoja2.$A$2:.$C$6];2;FALSE())" office:value-type="string" office:string-value="osx" calcext:value-type="string">
            <text:p>osx</text:p>
          </table:table-cell>
          <table:table-cell table:style-name="ce2" table:formula="of:=VLOOKUP([.D377];[Hoja2.$A$2:.$C$6];3;FALSE())" office:value-type="string" office:string-value="zip" calcext:value-type="string">
            <text:p>zip</text:p>
          </table:table-cell>
          <table:table-cell table:formula="of:=SUBSTITUTE([.A377];&quot;.&quot;;&quot;_&quot;)" office:value-type="string" office:string-value="9_3_3" calcext:value-type="string">
            <text:p>9_3_3</text:p>
          </table:table-cell>
          <table:table-cell table:formula="of:=&quot;v&quot;&amp;[.G377]&amp;&quot;.&quot;&amp;[.B377]&amp;&quot;.&quot;&amp;[.C377]" office:value-type="string" office:string-value="v9_3_3.macos.any" calcext:value-type="string">
            <text:p>v9_3_3.macos.any</text:p>
          </table:table-cell>
          <table:table-cell table:formula="of:=&quot;v&quot;&amp;[.G377]&amp;&quot;/&quot;&amp;[.B377]&amp;&quot;/&quot;&amp;[.C377]" office:value-type="string" office:string-value="v9_3_3/macos/any" calcext:value-type="string">
            <text:p>v9_3_3/macos/any</text:p>
          </table:table-cell>
          <table:table-cell table:formula="of:=&quot;https://get.enterprisedb.com/postgresql/postgresql-&quot;&amp;[.A377]&amp;&quot;-&quot;" office:value-type="string" office:string-value="https://get.enterprisedb.com/postgresql/postgresql-9.3.3-" calcext:value-type="string">
            <text:p>https://get.enterprisedb.com/postgresql/postgresql-9.3.3-</text:p>
          </table:table-cell>
          <table:table-cell table:formula="of:=&quot;-&quot;&amp;[.E377]&amp;&quot;-binaries.&quot;&amp;[.F377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2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78]=&quot;any&quot;;[.B378];[.B378]&amp;&quot;/&quot;&amp;[.C378])" office:value-type="string" office:string-value="macos" calcext:value-type="string">
            <text:p>macos</text:p>
          </table:table-cell>
          <table:table-cell table:style-name="ce2" table:formula="of:=VLOOKUP([.D378];[Hoja2.$A$2:.$C$6];2;FALSE())" office:value-type="string" office:string-value="osx" calcext:value-type="string">
            <text:p>osx</text:p>
          </table:table-cell>
          <table:table-cell table:style-name="ce2" table:formula="of:=VLOOKUP([.D378];[Hoja2.$A$2:.$C$6];3;FALSE())" office:value-type="string" office:string-value="zip" calcext:value-type="string">
            <text:p>zip</text:p>
          </table:table-cell>
          <table:table-cell table:formula="of:=SUBSTITUTE([.A378];&quot;.&quot;;&quot;_&quot;)" office:value-type="string" office:string-value="9_3_2" calcext:value-type="string">
            <text:p>9_3_2</text:p>
          </table:table-cell>
          <table:table-cell table:formula="of:=&quot;v&quot;&amp;[.G378]&amp;&quot;.&quot;&amp;[.B378]&amp;&quot;.&quot;&amp;[.C378]" office:value-type="string" office:string-value="v9_3_2.macos.any" calcext:value-type="string">
            <text:p>v9_3_2.macos.any</text:p>
          </table:table-cell>
          <table:table-cell table:formula="of:=&quot;v&quot;&amp;[.G378]&amp;&quot;/&quot;&amp;[.B378]&amp;&quot;/&quot;&amp;[.C378]" office:value-type="string" office:string-value="v9_3_2/macos/any" calcext:value-type="string">
            <text:p>v9_3_2/macos/any</text:p>
          </table:table-cell>
          <table:table-cell table:formula="of:=&quot;https://get.enterprisedb.com/postgresql/postgresql-&quot;&amp;[.A378]&amp;&quot;-&quot;" office:value-type="string" office:string-value="https://get.enterprisedb.com/postgresql/postgresql-9.3.2-" calcext:value-type="string">
            <text:p>https://get.enterprisedb.com/postgresql/postgresql-9.3.2-</text:p>
          </table:table-cell>
          <table:table-cell table:formula="of:=&quot;-&quot;&amp;[.E378]&amp;&quot;-binaries.&quot;&amp;[.F378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1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79]=&quot;any&quot;;[.B379];[.B379]&amp;&quot;/&quot;&amp;[.C379])" office:value-type="string" office:string-value="macos" calcext:value-type="string">
            <text:p>macos</text:p>
          </table:table-cell>
          <table:table-cell table:style-name="ce2" table:formula="of:=VLOOKUP([.D379];[Hoja2.$A$2:.$C$6];2;FALSE())" office:value-type="string" office:string-value="osx" calcext:value-type="string">
            <text:p>osx</text:p>
          </table:table-cell>
          <table:table-cell table:style-name="ce2" table:formula="of:=VLOOKUP([.D379];[Hoja2.$A$2:.$C$6];3;FALSE())" office:value-type="string" office:string-value="zip" calcext:value-type="string">
            <text:p>zip</text:p>
          </table:table-cell>
          <table:table-cell table:formula="of:=SUBSTITUTE([.A379];&quot;.&quot;;&quot;_&quot;)" office:value-type="string" office:string-value="9_3_1" calcext:value-type="string">
            <text:p>9_3_1</text:p>
          </table:table-cell>
          <table:table-cell table:formula="of:=&quot;v&quot;&amp;[.G379]&amp;&quot;.&quot;&amp;[.B379]&amp;&quot;.&quot;&amp;[.C379]" office:value-type="string" office:string-value="v9_3_1.macos.any" calcext:value-type="string">
            <text:p>v9_3_1.macos.any</text:p>
          </table:table-cell>
          <table:table-cell table:formula="of:=&quot;v&quot;&amp;[.G379]&amp;&quot;/&quot;&amp;[.B379]&amp;&quot;/&quot;&amp;[.C379]" office:value-type="string" office:string-value="v9_3_1/macos/any" calcext:value-type="string">
            <text:p>v9_3_1/macos/any</text:p>
          </table:table-cell>
          <table:table-cell table:formula="of:=&quot;https://get.enterprisedb.com/postgresql/postgresql-&quot;&amp;[.A379]&amp;&quot;-&quot;" office:value-type="string" office:string-value="https://get.enterprisedb.com/postgresql/postgresql-9.3.1-" calcext:value-type="string">
            <text:p>https://get.enterprisedb.com/postgresql/postgresql-9.3.1-</text:p>
          </table:table-cell>
          <table:table-cell table:formula="of:=&quot;-&quot;&amp;[.E379]&amp;&quot;-binaries.&quot;&amp;[.F379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3.0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80]=&quot;any&quot;;[.B380];[.B380]&amp;&quot;/&quot;&amp;[.C380])" office:value-type="string" office:string-value="macos" calcext:value-type="string">
            <text:p>macos</text:p>
          </table:table-cell>
          <table:table-cell table:style-name="ce2" table:formula="of:=VLOOKUP([.D380];[Hoja2.$A$2:.$C$6];2;FALSE())" office:value-type="string" office:string-value="osx" calcext:value-type="string">
            <text:p>osx</text:p>
          </table:table-cell>
          <table:table-cell table:style-name="ce2" table:formula="of:=VLOOKUP([.D380];[Hoja2.$A$2:.$C$6];3;FALSE())" office:value-type="string" office:string-value="zip" calcext:value-type="string">
            <text:p>zip</text:p>
          </table:table-cell>
          <table:table-cell table:formula="of:=SUBSTITUTE([.A380];&quot;.&quot;;&quot;_&quot;)" office:value-type="string" office:string-value="9_3_0" calcext:value-type="string">
            <text:p>9_3_0</text:p>
          </table:table-cell>
          <table:table-cell table:formula="of:=&quot;v&quot;&amp;[.G380]&amp;&quot;.&quot;&amp;[.B380]&amp;&quot;.&quot;&amp;[.C380]" office:value-type="string" office:string-value="v9_3_0.macos.any" calcext:value-type="string">
            <text:p>v9_3_0.macos.any</text:p>
          </table:table-cell>
          <table:table-cell table:formula="of:=&quot;v&quot;&amp;[.G380]&amp;&quot;/&quot;&amp;[.B380]&amp;&quot;/&quot;&amp;[.C380]" office:value-type="string" office:string-value="v9_3_0/macos/any" calcext:value-type="string">
            <text:p>v9_3_0/macos/any</text:p>
          </table:table-cell>
          <table:table-cell table:formula="of:=&quot;https://get.enterprisedb.com/postgresql/postgresql-&quot;&amp;[.A380]&amp;&quot;-&quot;" office:value-type="string" office:string-value="https://get.enterprisedb.com/postgresql/postgresql-9.3.0-" calcext:value-type="string">
            <text:p>https://get.enterprisedb.com/postgresql/postgresql-9.3.0-</text:p>
          </table:table-cell>
          <table:table-cell table:formula="of:=&quot;-&quot;&amp;[.E380]&amp;&quot;-binaries.&quot;&amp;[.F380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20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81]=&quot;any&quot;;[.B381];[.B381]&amp;&quot;/&quot;&amp;[.C381])" office:value-type="string" office:string-value="macos" calcext:value-type="string">
            <text:p>macos</text:p>
          </table:table-cell>
          <table:table-cell table:style-name="ce2" table:formula="of:=VLOOKUP([.D381];[Hoja2.$A$2:.$C$6];2;FALSE())" office:value-type="string" office:string-value="osx" calcext:value-type="string">
            <text:p>osx</text:p>
          </table:table-cell>
          <table:table-cell table:style-name="ce2" table:formula="of:=VLOOKUP([.D381];[Hoja2.$A$2:.$C$6];3;FALSE())" office:value-type="string" office:string-value="zip" calcext:value-type="string">
            <text:p>zip</text:p>
          </table:table-cell>
          <table:table-cell table:formula="of:=SUBSTITUTE([.A381];&quot;.&quot;;&quot;_&quot;)" office:value-type="string" office:string-value="9_2_20" calcext:value-type="string">
            <text:p>9_2_20</text:p>
          </table:table-cell>
          <table:table-cell table:formula="of:=&quot;v&quot;&amp;[.G381]&amp;&quot;.&quot;&amp;[.B381]&amp;&quot;.&quot;&amp;[.C381]" office:value-type="string" office:string-value="v9_2_20.macos.any" calcext:value-type="string">
            <text:p>v9_2_20.macos.any</text:p>
          </table:table-cell>
          <table:table-cell table:formula="of:=&quot;v&quot;&amp;[.G381]&amp;&quot;/&quot;&amp;[.B381]&amp;&quot;/&quot;&amp;[.C381]" office:value-type="string" office:string-value="v9_2_20/macos/any" calcext:value-type="string">
            <text:p>v9_2_20/macos/any</text:p>
          </table:table-cell>
          <table:table-cell table:formula="of:=&quot;https://get.enterprisedb.com/postgresql/postgresql-&quot;&amp;[.A381]&amp;&quot;-&quot;" office:value-type="string" office:string-value="https://get.enterprisedb.com/postgresql/postgresql-9.2.20-" calcext:value-type="string">
            <text:p>https://get.enterprisedb.com/postgresql/postgresql-9.2.20-</text:p>
          </table:table-cell>
          <table:table-cell table:formula="of:=&quot;-&quot;&amp;[.E381]&amp;&quot;-binaries.&quot;&amp;[.F381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9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82]=&quot;any&quot;;[.B382];[.B382]&amp;&quot;/&quot;&amp;[.C382])" office:value-type="string" office:string-value="macos" calcext:value-type="string">
            <text:p>macos</text:p>
          </table:table-cell>
          <table:table-cell table:style-name="ce2" table:formula="of:=VLOOKUP([.D382];[Hoja2.$A$2:.$C$6];2;FALSE())" office:value-type="string" office:string-value="osx" calcext:value-type="string">
            <text:p>osx</text:p>
          </table:table-cell>
          <table:table-cell table:style-name="ce2" table:formula="of:=VLOOKUP([.D382];[Hoja2.$A$2:.$C$6];3;FALSE())" office:value-type="string" office:string-value="zip" calcext:value-type="string">
            <text:p>zip</text:p>
          </table:table-cell>
          <table:table-cell table:formula="of:=SUBSTITUTE([.A382];&quot;.&quot;;&quot;_&quot;)" office:value-type="string" office:string-value="9_2_19" calcext:value-type="string">
            <text:p>9_2_19</text:p>
          </table:table-cell>
          <table:table-cell table:formula="of:=&quot;v&quot;&amp;[.G382]&amp;&quot;.&quot;&amp;[.B382]&amp;&quot;.&quot;&amp;[.C382]" office:value-type="string" office:string-value="v9_2_19.macos.any" calcext:value-type="string">
            <text:p>v9_2_19.macos.any</text:p>
          </table:table-cell>
          <table:table-cell table:formula="of:=&quot;v&quot;&amp;[.G382]&amp;&quot;/&quot;&amp;[.B382]&amp;&quot;/&quot;&amp;[.C382]" office:value-type="string" office:string-value="v9_2_19/macos/any" calcext:value-type="string">
            <text:p>v9_2_19/macos/any</text:p>
          </table:table-cell>
          <table:table-cell table:formula="of:=&quot;https://get.enterprisedb.com/postgresql/postgresql-&quot;&amp;[.A382]&amp;&quot;-&quot;" office:value-type="string" office:string-value="https://get.enterprisedb.com/postgresql/postgresql-9.2.19-" calcext:value-type="string">
            <text:p>https://get.enterprisedb.com/postgresql/postgresql-9.2.19-</text:p>
          </table:table-cell>
          <table:table-cell table:formula="of:=&quot;-&quot;&amp;[.E382]&amp;&quot;-binaries.&quot;&amp;[.F382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8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83]=&quot;any&quot;;[.B383];[.B383]&amp;&quot;/&quot;&amp;[.C383])" office:value-type="string" office:string-value="macos" calcext:value-type="string">
            <text:p>macos</text:p>
          </table:table-cell>
          <table:table-cell table:style-name="ce2" table:formula="of:=VLOOKUP([.D383];[Hoja2.$A$2:.$C$6];2;FALSE())" office:value-type="string" office:string-value="osx" calcext:value-type="string">
            <text:p>osx</text:p>
          </table:table-cell>
          <table:table-cell table:style-name="ce2" table:formula="of:=VLOOKUP([.D383];[Hoja2.$A$2:.$C$6];3;FALSE())" office:value-type="string" office:string-value="zip" calcext:value-type="string">
            <text:p>zip</text:p>
          </table:table-cell>
          <table:table-cell table:formula="of:=SUBSTITUTE([.A383];&quot;.&quot;;&quot;_&quot;)" office:value-type="string" office:string-value="9_2_18" calcext:value-type="string">
            <text:p>9_2_18</text:p>
          </table:table-cell>
          <table:table-cell table:formula="of:=&quot;v&quot;&amp;[.G383]&amp;&quot;.&quot;&amp;[.B383]&amp;&quot;.&quot;&amp;[.C383]" office:value-type="string" office:string-value="v9_2_18.macos.any" calcext:value-type="string">
            <text:p>v9_2_18.macos.any</text:p>
          </table:table-cell>
          <table:table-cell table:formula="of:=&quot;v&quot;&amp;[.G383]&amp;&quot;/&quot;&amp;[.B383]&amp;&quot;/&quot;&amp;[.C383]" office:value-type="string" office:string-value="v9_2_18/macos/any" calcext:value-type="string">
            <text:p>v9_2_18/macos/any</text:p>
          </table:table-cell>
          <table:table-cell table:formula="of:=&quot;https://get.enterprisedb.com/postgresql/postgresql-&quot;&amp;[.A383]&amp;&quot;-&quot;" office:value-type="string" office:string-value="https://get.enterprisedb.com/postgresql/postgresql-9.2.18-" calcext:value-type="string">
            <text:p>https://get.enterprisedb.com/postgresql/postgresql-9.2.18-</text:p>
          </table:table-cell>
          <table:table-cell table:formula="of:=&quot;-&quot;&amp;[.E383]&amp;&quot;-binaries.&quot;&amp;[.F383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7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84]=&quot;any&quot;;[.B384];[.B384]&amp;&quot;/&quot;&amp;[.C384])" office:value-type="string" office:string-value="macos" calcext:value-type="string">
            <text:p>macos</text:p>
          </table:table-cell>
          <table:table-cell table:style-name="ce2" table:formula="of:=VLOOKUP([.D384];[Hoja2.$A$2:.$C$6];2;FALSE())" office:value-type="string" office:string-value="osx" calcext:value-type="string">
            <text:p>osx</text:p>
          </table:table-cell>
          <table:table-cell table:style-name="ce2" table:formula="of:=VLOOKUP([.D384];[Hoja2.$A$2:.$C$6];3;FALSE())" office:value-type="string" office:string-value="zip" calcext:value-type="string">
            <text:p>zip</text:p>
          </table:table-cell>
          <table:table-cell table:formula="of:=SUBSTITUTE([.A384];&quot;.&quot;;&quot;_&quot;)" office:value-type="string" office:string-value="9_2_17" calcext:value-type="string">
            <text:p>9_2_17</text:p>
          </table:table-cell>
          <table:table-cell table:formula="of:=&quot;v&quot;&amp;[.G384]&amp;&quot;.&quot;&amp;[.B384]&amp;&quot;.&quot;&amp;[.C384]" office:value-type="string" office:string-value="v9_2_17.macos.any" calcext:value-type="string">
            <text:p>v9_2_17.macos.any</text:p>
          </table:table-cell>
          <table:table-cell table:formula="of:=&quot;v&quot;&amp;[.G384]&amp;&quot;/&quot;&amp;[.B384]&amp;&quot;/&quot;&amp;[.C384]" office:value-type="string" office:string-value="v9_2_17/macos/any" calcext:value-type="string">
            <text:p>v9_2_17/macos/any</text:p>
          </table:table-cell>
          <table:table-cell table:formula="of:=&quot;https://get.enterprisedb.com/postgresql/postgresql-&quot;&amp;[.A384]&amp;&quot;-&quot;" office:value-type="string" office:string-value="https://get.enterprisedb.com/postgresql/postgresql-9.2.17-" calcext:value-type="string">
            <text:p>https://get.enterprisedb.com/postgresql/postgresql-9.2.17-</text:p>
          </table:table-cell>
          <table:table-cell table:formula="of:=&quot;-&quot;&amp;[.E384]&amp;&quot;-binaries.&quot;&amp;[.F384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6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85]=&quot;any&quot;;[.B385];[.B385]&amp;&quot;/&quot;&amp;[.C385])" office:value-type="string" office:string-value="macos" calcext:value-type="string">
            <text:p>macos</text:p>
          </table:table-cell>
          <table:table-cell table:style-name="ce2" table:formula="of:=VLOOKUP([.D385];[Hoja2.$A$2:.$C$6];2;FALSE())" office:value-type="string" office:string-value="osx" calcext:value-type="string">
            <text:p>osx</text:p>
          </table:table-cell>
          <table:table-cell table:style-name="ce2" table:formula="of:=VLOOKUP([.D385];[Hoja2.$A$2:.$C$6];3;FALSE())" office:value-type="string" office:string-value="zip" calcext:value-type="string">
            <text:p>zip</text:p>
          </table:table-cell>
          <table:table-cell table:formula="of:=SUBSTITUTE([.A385];&quot;.&quot;;&quot;_&quot;)" office:value-type="string" office:string-value="9_2_16" calcext:value-type="string">
            <text:p>9_2_16</text:p>
          </table:table-cell>
          <table:table-cell table:formula="of:=&quot;v&quot;&amp;[.G385]&amp;&quot;.&quot;&amp;[.B385]&amp;&quot;.&quot;&amp;[.C385]" office:value-type="string" office:string-value="v9_2_16.macos.any" calcext:value-type="string">
            <text:p>v9_2_16.macos.any</text:p>
          </table:table-cell>
          <table:table-cell table:formula="of:=&quot;v&quot;&amp;[.G385]&amp;&quot;/&quot;&amp;[.B385]&amp;&quot;/&quot;&amp;[.C385]" office:value-type="string" office:string-value="v9_2_16/macos/any" calcext:value-type="string">
            <text:p>v9_2_16/macos/any</text:p>
          </table:table-cell>
          <table:table-cell table:formula="of:=&quot;https://get.enterprisedb.com/postgresql/postgresql-&quot;&amp;[.A385]&amp;&quot;-&quot;" office:value-type="string" office:string-value="https://get.enterprisedb.com/postgresql/postgresql-9.2.16-" calcext:value-type="string">
            <text:p>https://get.enterprisedb.com/postgresql/postgresql-9.2.16-</text:p>
          </table:table-cell>
          <table:table-cell table:formula="of:=&quot;-&quot;&amp;[.E385]&amp;&quot;-binaries.&quot;&amp;[.F385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5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86]=&quot;any&quot;;[.B386];[.B386]&amp;&quot;/&quot;&amp;[.C386])" office:value-type="string" office:string-value="macos" calcext:value-type="string">
            <text:p>macos</text:p>
          </table:table-cell>
          <table:table-cell table:style-name="ce2" table:formula="of:=VLOOKUP([.D386];[Hoja2.$A$2:.$C$6];2;FALSE())" office:value-type="string" office:string-value="osx" calcext:value-type="string">
            <text:p>osx</text:p>
          </table:table-cell>
          <table:table-cell table:style-name="ce2" table:formula="of:=VLOOKUP([.D386];[Hoja2.$A$2:.$C$6];3;FALSE())" office:value-type="string" office:string-value="zip" calcext:value-type="string">
            <text:p>zip</text:p>
          </table:table-cell>
          <table:table-cell table:formula="of:=SUBSTITUTE([.A386];&quot;.&quot;;&quot;_&quot;)" office:value-type="string" office:string-value="9_2_15" calcext:value-type="string">
            <text:p>9_2_15</text:p>
          </table:table-cell>
          <table:table-cell table:formula="of:=&quot;v&quot;&amp;[.G386]&amp;&quot;.&quot;&amp;[.B386]&amp;&quot;.&quot;&amp;[.C386]" office:value-type="string" office:string-value="v9_2_15.macos.any" calcext:value-type="string">
            <text:p>v9_2_15.macos.any</text:p>
          </table:table-cell>
          <table:table-cell table:formula="of:=&quot;v&quot;&amp;[.G386]&amp;&quot;/&quot;&amp;[.B386]&amp;&quot;/&quot;&amp;[.C386]" office:value-type="string" office:string-value="v9_2_15/macos/any" calcext:value-type="string">
            <text:p>v9_2_15/macos/any</text:p>
          </table:table-cell>
          <table:table-cell table:formula="of:=&quot;https://get.enterprisedb.com/postgresql/postgresql-&quot;&amp;[.A386]&amp;&quot;-&quot;" office:value-type="string" office:string-value="https://get.enterprisedb.com/postgresql/postgresql-9.2.15-" calcext:value-type="string">
            <text:p>https://get.enterprisedb.com/postgresql/postgresql-9.2.15-</text:p>
          </table:table-cell>
          <table:table-cell table:formula="of:=&quot;-&quot;&amp;[.E386]&amp;&quot;-binaries.&quot;&amp;[.F386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4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87]=&quot;any&quot;;[.B387];[.B387]&amp;&quot;/&quot;&amp;[.C387])" office:value-type="string" office:string-value="macos" calcext:value-type="string">
            <text:p>macos</text:p>
          </table:table-cell>
          <table:table-cell table:style-name="ce2" table:formula="of:=VLOOKUP([.D387];[Hoja2.$A$2:.$C$6];2;FALSE())" office:value-type="string" office:string-value="osx" calcext:value-type="string">
            <text:p>osx</text:p>
          </table:table-cell>
          <table:table-cell table:style-name="ce2" table:formula="of:=VLOOKUP([.D387];[Hoja2.$A$2:.$C$6];3;FALSE())" office:value-type="string" office:string-value="zip" calcext:value-type="string">
            <text:p>zip</text:p>
          </table:table-cell>
          <table:table-cell table:formula="of:=SUBSTITUTE([.A387];&quot;.&quot;;&quot;_&quot;)" office:value-type="string" office:string-value="9_2_14" calcext:value-type="string">
            <text:p>9_2_14</text:p>
          </table:table-cell>
          <table:table-cell table:formula="of:=&quot;v&quot;&amp;[.G387]&amp;&quot;.&quot;&amp;[.B387]&amp;&quot;.&quot;&amp;[.C387]" office:value-type="string" office:string-value="v9_2_14.macos.any" calcext:value-type="string">
            <text:p>v9_2_14.macos.any</text:p>
          </table:table-cell>
          <table:table-cell table:formula="of:=&quot;v&quot;&amp;[.G387]&amp;&quot;/&quot;&amp;[.B387]&amp;&quot;/&quot;&amp;[.C387]" office:value-type="string" office:string-value="v9_2_14/macos/any" calcext:value-type="string">
            <text:p>v9_2_14/macos/any</text:p>
          </table:table-cell>
          <table:table-cell table:formula="of:=&quot;https://get.enterprisedb.com/postgresql/postgresql-&quot;&amp;[.A387]&amp;&quot;-&quot;" office:value-type="string" office:string-value="https://get.enterprisedb.com/postgresql/postgresql-9.2.14-" calcext:value-type="string">
            <text:p>https://get.enterprisedb.com/postgresql/postgresql-9.2.14-</text:p>
          </table:table-cell>
          <table:table-cell table:formula="of:=&quot;-&quot;&amp;[.E387]&amp;&quot;-binaries.&quot;&amp;[.F387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3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88]=&quot;any&quot;;[.B388];[.B388]&amp;&quot;/&quot;&amp;[.C388])" office:value-type="string" office:string-value="macos" calcext:value-type="string">
            <text:p>macos</text:p>
          </table:table-cell>
          <table:table-cell table:style-name="ce2" table:formula="of:=VLOOKUP([.D388];[Hoja2.$A$2:.$C$6];2;FALSE())" office:value-type="string" office:string-value="osx" calcext:value-type="string">
            <text:p>osx</text:p>
          </table:table-cell>
          <table:table-cell table:style-name="ce2" table:formula="of:=VLOOKUP([.D388];[Hoja2.$A$2:.$C$6];3;FALSE())" office:value-type="string" office:string-value="zip" calcext:value-type="string">
            <text:p>zip</text:p>
          </table:table-cell>
          <table:table-cell table:formula="of:=SUBSTITUTE([.A388];&quot;.&quot;;&quot;_&quot;)" office:value-type="string" office:string-value="9_2_13" calcext:value-type="string">
            <text:p>9_2_13</text:p>
          </table:table-cell>
          <table:table-cell table:formula="of:=&quot;v&quot;&amp;[.G388]&amp;&quot;.&quot;&amp;[.B388]&amp;&quot;.&quot;&amp;[.C388]" office:value-type="string" office:string-value="v9_2_13.macos.any" calcext:value-type="string">
            <text:p>v9_2_13.macos.any</text:p>
          </table:table-cell>
          <table:table-cell table:formula="of:=&quot;v&quot;&amp;[.G388]&amp;&quot;/&quot;&amp;[.B388]&amp;&quot;/&quot;&amp;[.C388]" office:value-type="string" office:string-value="v9_2_13/macos/any" calcext:value-type="string">
            <text:p>v9_2_13/macos/any</text:p>
          </table:table-cell>
          <table:table-cell table:formula="of:=&quot;https://get.enterprisedb.com/postgresql/postgresql-&quot;&amp;[.A388]&amp;&quot;-&quot;" office:value-type="string" office:string-value="https://get.enterprisedb.com/postgresql/postgresql-9.2.13-" calcext:value-type="string">
            <text:p>https://get.enterprisedb.com/postgresql/postgresql-9.2.13-</text:p>
          </table:table-cell>
          <table:table-cell table:formula="of:=&quot;-&quot;&amp;[.E388]&amp;&quot;-binaries.&quot;&amp;[.F388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2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89]=&quot;any&quot;;[.B389];[.B389]&amp;&quot;/&quot;&amp;[.C389])" office:value-type="string" office:string-value="macos" calcext:value-type="string">
            <text:p>macos</text:p>
          </table:table-cell>
          <table:table-cell table:style-name="ce2" table:formula="of:=VLOOKUP([.D389];[Hoja2.$A$2:.$C$6];2;FALSE())" office:value-type="string" office:string-value="osx" calcext:value-type="string">
            <text:p>osx</text:p>
          </table:table-cell>
          <table:table-cell table:style-name="ce2" table:formula="of:=VLOOKUP([.D389];[Hoja2.$A$2:.$C$6];3;FALSE())" office:value-type="string" office:string-value="zip" calcext:value-type="string">
            <text:p>zip</text:p>
          </table:table-cell>
          <table:table-cell table:formula="of:=SUBSTITUTE([.A389];&quot;.&quot;;&quot;_&quot;)" office:value-type="string" office:string-value="9_2_12" calcext:value-type="string">
            <text:p>9_2_12</text:p>
          </table:table-cell>
          <table:table-cell table:formula="of:=&quot;v&quot;&amp;[.G389]&amp;&quot;.&quot;&amp;[.B389]&amp;&quot;.&quot;&amp;[.C389]" office:value-type="string" office:string-value="v9_2_12.macos.any" calcext:value-type="string">
            <text:p>v9_2_12.macos.any</text:p>
          </table:table-cell>
          <table:table-cell table:formula="of:=&quot;v&quot;&amp;[.G389]&amp;&quot;/&quot;&amp;[.B389]&amp;&quot;/&quot;&amp;[.C389]" office:value-type="string" office:string-value="v9_2_12/macos/any" calcext:value-type="string">
            <text:p>v9_2_12/macos/any</text:p>
          </table:table-cell>
          <table:table-cell table:formula="of:=&quot;https://get.enterprisedb.com/postgresql/postgresql-&quot;&amp;[.A389]&amp;&quot;-&quot;" office:value-type="string" office:string-value="https://get.enterprisedb.com/postgresql/postgresql-9.2.12-" calcext:value-type="string">
            <text:p>https://get.enterprisedb.com/postgresql/postgresql-9.2.12-</text:p>
          </table:table-cell>
          <table:table-cell table:formula="of:=&quot;-&quot;&amp;[.E389]&amp;&quot;-binaries.&quot;&amp;[.F389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1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90]=&quot;any&quot;;[.B390];[.B390]&amp;&quot;/&quot;&amp;[.C390])" office:value-type="string" office:string-value="macos" calcext:value-type="string">
            <text:p>macos</text:p>
          </table:table-cell>
          <table:table-cell table:style-name="ce2" table:formula="of:=VLOOKUP([.D390];[Hoja2.$A$2:.$C$6];2;FALSE())" office:value-type="string" office:string-value="osx" calcext:value-type="string">
            <text:p>osx</text:p>
          </table:table-cell>
          <table:table-cell table:style-name="ce2" table:formula="of:=VLOOKUP([.D390];[Hoja2.$A$2:.$C$6];3;FALSE())" office:value-type="string" office:string-value="zip" calcext:value-type="string">
            <text:p>zip</text:p>
          </table:table-cell>
          <table:table-cell table:formula="of:=SUBSTITUTE([.A390];&quot;.&quot;;&quot;_&quot;)" office:value-type="string" office:string-value="9_2_11" calcext:value-type="string">
            <text:p>9_2_11</text:p>
          </table:table-cell>
          <table:table-cell table:formula="of:=&quot;v&quot;&amp;[.G390]&amp;&quot;.&quot;&amp;[.B390]&amp;&quot;.&quot;&amp;[.C390]" office:value-type="string" office:string-value="v9_2_11.macos.any" calcext:value-type="string">
            <text:p>v9_2_11.macos.any</text:p>
          </table:table-cell>
          <table:table-cell table:formula="of:=&quot;v&quot;&amp;[.G390]&amp;&quot;/&quot;&amp;[.B390]&amp;&quot;/&quot;&amp;[.C390]" office:value-type="string" office:string-value="v9_2_11/macos/any" calcext:value-type="string">
            <text:p>v9_2_11/macos/any</text:p>
          </table:table-cell>
          <table:table-cell table:formula="of:=&quot;https://get.enterprisedb.com/postgresql/postgresql-&quot;&amp;[.A390]&amp;&quot;-&quot;" office:value-type="string" office:string-value="https://get.enterprisedb.com/postgresql/postgresql-9.2.11-" calcext:value-type="string">
            <text:p>https://get.enterprisedb.com/postgresql/postgresql-9.2.11-</text:p>
          </table:table-cell>
          <table:table-cell table:formula="of:=&quot;-&quot;&amp;[.E390]&amp;&quot;-binaries.&quot;&amp;[.F390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0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91]=&quot;any&quot;;[.B391];[.B391]&amp;&quot;/&quot;&amp;[.C391])" office:value-type="string" office:string-value="macos" calcext:value-type="string">
            <text:p>macos</text:p>
          </table:table-cell>
          <table:table-cell table:style-name="ce2" table:formula="of:=VLOOKUP([.D391];[Hoja2.$A$2:.$C$6];2;FALSE())" office:value-type="string" office:string-value="osx" calcext:value-type="string">
            <text:p>osx</text:p>
          </table:table-cell>
          <table:table-cell table:style-name="ce2" table:formula="of:=VLOOKUP([.D391];[Hoja2.$A$2:.$C$6];3;FALSE())" office:value-type="string" office:string-value="zip" calcext:value-type="string">
            <text:p>zip</text:p>
          </table:table-cell>
          <table:table-cell table:formula="of:=SUBSTITUTE([.A391];&quot;.&quot;;&quot;_&quot;)" office:value-type="string" office:string-value="9_2_10" calcext:value-type="string">
            <text:p>9_2_10</text:p>
          </table:table-cell>
          <table:table-cell table:formula="of:=&quot;v&quot;&amp;[.G391]&amp;&quot;.&quot;&amp;[.B391]&amp;&quot;.&quot;&amp;[.C391]" office:value-type="string" office:string-value="v9_2_10.macos.any" calcext:value-type="string">
            <text:p>v9_2_10.macos.any</text:p>
          </table:table-cell>
          <table:table-cell table:formula="of:=&quot;v&quot;&amp;[.G391]&amp;&quot;/&quot;&amp;[.B391]&amp;&quot;/&quot;&amp;[.C391]" office:value-type="string" office:string-value="v9_2_10/macos/any" calcext:value-type="string">
            <text:p>v9_2_10/macos/any</text:p>
          </table:table-cell>
          <table:table-cell table:formula="of:=&quot;https://get.enterprisedb.com/postgresql/postgresql-&quot;&amp;[.A391]&amp;&quot;-&quot;" office:value-type="string" office:string-value="https://get.enterprisedb.com/postgresql/postgresql-9.2.10-" calcext:value-type="string">
            <text:p>https://get.enterprisedb.com/postgresql/postgresql-9.2.10-</text:p>
          </table:table-cell>
          <table:table-cell table:formula="of:=&quot;-&quot;&amp;[.E391]&amp;&quot;-binaries.&quot;&amp;[.F391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9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92]=&quot;any&quot;;[.B392];[.B392]&amp;&quot;/&quot;&amp;[.C392])" office:value-type="string" office:string-value="macos" calcext:value-type="string">
            <text:p>macos</text:p>
          </table:table-cell>
          <table:table-cell table:style-name="ce2" table:formula="of:=VLOOKUP([.D392];[Hoja2.$A$2:.$C$6];2;FALSE())" office:value-type="string" office:string-value="osx" calcext:value-type="string">
            <text:p>osx</text:p>
          </table:table-cell>
          <table:table-cell table:style-name="ce2" table:formula="of:=VLOOKUP([.D392];[Hoja2.$A$2:.$C$6];3;FALSE())" office:value-type="string" office:string-value="zip" calcext:value-type="string">
            <text:p>zip</text:p>
          </table:table-cell>
          <table:table-cell table:formula="of:=SUBSTITUTE([.A392];&quot;.&quot;;&quot;_&quot;)" office:value-type="string" office:string-value="9_2_9" calcext:value-type="string">
            <text:p>9_2_9</text:p>
          </table:table-cell>
          <table:table-cell table:formula="of:=&quot;v&quot;&amp;[.G392]&amp;&quot;.&quot;&amp;[.B392]&amp;&quot;.&quot;&amp;[.C392]" office:value-type="string" office:string-value="v9_2_9.macos.any" calcext:value-type="string">
            <text:p>v9_2_9.macos.any</text:p>
          </table:table-cell>
          <table:table-cell table:formula="of:=&quot;v&quot;&amp;[.G392]&amp;&quot;/&quot;&amp;[.B392]&amp;&quot;/&quot;&amp;[.C392]" office:value-type="string" office:string-value="v9_2_9/macos/any" calcext:value-type="string">
            <text:p>v9_2_9/macos/any</text:p>
          </table:table-cell>
          <table:table-cell table:formula="of:=&quot;https://get.enterprisedb.com/postgresql/postgresql-&quot;&amp;[.A392]&amp;&quot;-&quot;" office:value-type="string" office:string-value="https://get.enterprisedb.com/postgresql/postgresql-9.2.9-" calcext:value-type="string">
            <text:p>https://get.enterprisedb.com/postgresql/postgresql-9.2.9-</text:p>
          </table:table-cell>
          <table:table-cell table:formula="of:=&quot;-&quot;&amp;[.E392]&amp;&quot;-binaries.&quot;&amp;[.F392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8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93]=&quot;any&quot;;[.B393];[.B393]&amp;&quot;/&quot;&amp;[.C393])" office:value-type="string" office:string-value="macos" calcext:value-type="string">
            <text:p>macos</text:p>
          </table:table-cell>
          <table:table-cell table:style-name="ce2" table:formula="of:=VLOOKUP([.D393];[Hoja2.$A$2:.$C$6];2;FALSE())" office:value-type="string" office:string-value="osx" calcext:value-type="string">
            <text:p>osx</text:p>
          </table:table-cell>
          <table:table-cell table:style-name="ce2" table:formula="of:=VLOOKUP([.D393];[Hoja2.$A$2:.$C$6];3;FALSE())" office:value-type="string" office:string-value="zip" calcext:value-type="string">
            <text:p>zip</text:p>
          </table:table-cell>
          <table:table-cell table:formula="of:=SUBSTITUTE([.A393];&quot;.&quot;;&quot;_&quot;)" office:value-type="string" office:string-value="9_2_8" calcext:value-type="string">
            <text:p>9_2_8</text:p>
          </table:table-cell>
          <table:table-cell table:formula="of:=&quot;v&quot;&amp;[.G393]&amp;&quot;.&quot;&amp;[.B393]&amp;&quot;.&quot;&amp;[.C393]" office:value-type="string" office:string-value="v9_2_8.macos.any" calcext:value-type="string">
            <text:p>v9_2_8.macos.any</text:p>
          </table:table-cell>
          <table:table-cell table:formula="of:=&quot;v&quot;&amp;[.G393]&amp;&quot;/&quot;&amp;[.B393]&amp;&quot;/&quot;&amp;[.C393]" office:value-type="string" office:string-value="v9_2_8/macos/any" calcext:value-type="string">
            <text:p>v9_2_8/macos/any</text:p>
          </table:table-cell>
          <table:table-cell table:formula="of:=&quot;https://get.enterprisedb.com/postgresql/postgresql-&quot;&amp;[.A393]&amp;&quot;-&quot;" office:value-type="string" office:string-value="https://get.enterprisedb.com/postgresql/postgresql-9.2.8-" calcext:value-type="string">
            <text:p>https://get.enterprisedb.com/postgresql/postgresql-9.2.8-</text:p>
          </table:table-cell>
          <table:table-cell table:formula="of:=&quot;-&quot;&amp;[.E393]&amp;&quot;-binaries.&quot;&amp;[.F393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7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94]=&quot;any&quot;;[.B394];[.B394]&amp;&quot;/&quot;&amp;[.C394])" office:value-type="string" office:string-value="macos" calcext:value-type="string">
            <text:p>macos</text:p>
          </table:table-cell>
          <table:table-cell table:style-name="ce2" table:formula="of:=VLOOKUP([.D394];[Hoja2.$A$2:.$C$6];2;FALSE())" office:value-type="string" office:string-value="osx" calcext:value-type="string">
            <text:p>osx</text:p>
          </table:table-cell>
          <table:table-cell table:style-name="ce2" table:formula="of:=VLOOKUP([.D394];[Hoja2.$A$2:.$C$6];3;FALSE())" office:value-type="string" office:string-value="zip" calcext:value-type="string">
            <text:p>zip</text:p>
          </table:table-cell>
          <table:table-cell table:formula="of:=SUBSTITUTE([.A394];&quot;.&quot;;&quot;_&quot;)" office:value-type="string" office:string-value="9_2_7" calcext:value-type="string">
            <text:p>9_2_7</text:p>
          </table:table-cell>
          <table:table-cell table:formula="of:=&quot;v&quot;&amp;[.G394]&amp;&quot;.&quot;&amp;[.B394]&amp;&quot;.&quot;&amp;[.C394]" office:value-type="string" office:string-value="v9_2_7.macos.any" calcext:value-type="string">
            <text:p>v9_2_7.macos.any</text:p>
          </table:table-cell>
          <table:table-cell table:formula="of:=&quot;v&quot;&amp;[.G394]&amp;&quot;/&quot;&amp;[.B394]&amp;&quot;/&quot;&amp;[.C394]" office:value-type="string" office:string-value="v9_2_7/macos/any" calcext:value-type="string">
            <text:p>v9_2_7/macos/any</text:p>
          </table:table-cell>
          <table:table-cell table:formula="of:=&quot;https://get.enterprisedb.com/postgresql/postgresql-&quot;&amp;[.A394]&amp;&quot;-&quot;" office:value-type="string" office:string-value="https://get.enterprisedb.com/postgresql/postgresql-9.2.7-" calcext:value-type="string">
            <text:p>https://get.enterprisedb.com/postgresql/postgresql-9.2.7-</text:p>
          </table:table-cell>
          <table:table-cell table:formula="of:=&quot;-&quot;&amp;[.E394]&amp;&quot;-binaries.&quot;&amp;[.F394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6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95]=&quot;any&quot;;[.B395];[.B395]&amp;&quot;/&quot;&amp;[.C395])" office:value-type="string" office:string-value="macos" calcext:value-type="string">
            <text:p>macos</text:p>
          </table:table-cell>
          <table:table-cell table:style-name="ce2" table:formula="of:=VLOOKUP([.D395];[Hoja2.$A$2:.$C$6];2;FALSE())" office:value-type="string" office:string-value="osx" calcext:value-type="string">
            <text:p>osx</text:p>
          </table:table-cell>
          <table:table-cell table:style-name="ce2" table:formula="of:=VLOOKUP([.D395];[Hoja2.$A$2:.$C$6];3;FALSE())" office:value-type="string" office:string-value="zip" calcext:value-type="string">
            <text:p>zip</text:p>
          </table:table-cell>
          <table:table-cell table:formula="of:=SUBSTITUTE([.A395];&quot;.&quot;;&quot;_&quot;)" office:value-type="string" office:string-value="9_2_6" calcext:value-type="string">
            <text:p>9_2_6</text:p>
          </table:table-cell>
          <table:table-cell table:formula="of:=&quot;v&quot;&amp;[.G395]&amp;&quot;.&quot;&amp;[.B395]&amp;&quot;.&quot;&amp;[.C395]" office:value-type="string" office:string-value="v9_2_6.macos.any" calcext:value-type="string">
            <text:p>v9_2_6.macos.any</text:p>
          </table:table-cell>
          <table:table-cell table:formula="of:=&quot;v&quot;&amp;[.G395]&amp;&quot;/&quot;&amp;[.B395]&amp;&quot;/&quot;&amp;[.C395]" office:value-type="string" office:string-value="v9_2_6/macos/any" calcext:value-type="string">
            <text:p>v9_2_6/macos/any</text:p>
          </table:table-cell>
          <table:table-cell table:formula="of:=&quot;https://get.enterprisedb.com/postgresql/postgresql-&quot;&amp;[.A395]&amp;&quot;-&quot;" office:value-type="string" office:string-value="https://get.enterprisedb.com/postgresql/postgresql-9.2.6-" calcext:value-type="string">
            <text:p>https://get.enterprisedb.com/postgresql/postgresql-9.2.6-</text:p>
          </table:table-cell>
          <table:table-cell table:formula="of:=&quot;-&quot;&amp;[.E395]&amp;&quot;-binaries.&quot;&amp;[.F395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5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96]=&quot;any&quot;;[.B396];[.B396]&amp;&quot;/&quot;&amp;[.C396])" office:value-type="string" office:string-value="macos" calcext:value-type="string">
            <text:p>macos</text:p>
          </table:table-cell>
          <table:table-cell table:style-name="ce2" table:formula="of:=VLOOKUP([.D396];[Hoja2.$A$2:.$C$6];2;FALSE())" office:value-type="string" office:string-value="osx" calcext:value-type="string">
            <text:p>osx</text:p>
          </table:table-cell>
          <table:table-cell table:style-name="ce2" table:formula="of:=VLOOKUP([.D396];[Hoja2.$A$2:.$C$6];3;FALSE())" office:value-type="string" office:string-value="zip" calcext:value-type="string">
            <text:p>zip</text:p>
          </table:table-cell>
          <table:table-cell table:formula="of:=SUBSTITUTE([.A396];&quot;.&quot;;&quot;_&quot;)" office:value-type="string" office:string-value="9_2_5" calcext:value-type="string">
            <text:p>9_2_5</text:p>
          </table:table-cell>
          <table:table-cell table:formula="of:=&quot;v&quot;&amp;[.G396]&amp;&quot;.&quot;&amp;[.B396]&amp;&quot;.&quot;&amp;[.C396]" office:value-type="string" office:string-value="v9_2_5.macos.any" calcext:value-type="string">
            <text:p>v9_2_5.macos.any</text:p>
          </table:table-cell>
          <table:table-cell table:formula="of:=&quot;v&quot;&amp;[.G396]&amp;&quot;/&quot;&amp;[.B396]&amp;&quot;/&quot;&amp;[.C396]" office:value-type="string" office:string-value="v9_2_5/macos/any" calcext:value-type="string">
            <text:p>v9_2_5/macos/any</text:p>
          </table:table-cell>
          <table:table-cell table:formula="of:=&quot;https://get.enterprisedb.com/postgresql/postgresql-&quot;&amp;[.A396]&amp;&quot;-&quot;" office:value-type="string" office:string-value="https://get.enterprisedb.com/postgresql/postgresql-9.2.5-" calcext:value-type="string">
            <text:p>https://get.enterprisedb.com/postgresql/postgresql-9.2.5-</text:p>
          </table:table-cell>
          <table:table-cell table:formula="of:=&quot;-&quot;&amp;[.E396]&amp;&quot;-binaries.&quot;&amp;[.F396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4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97]=&quot;any&quot;;[.B397];[.B397]&amp;&quot;/&quot;&amp;[.C397])" office:value-type="string" office:string-value="macos" calcext:value-type="string">
            <text:p>macos</text:p>
          </table:table-cell>
          <table:table-cell table:style-name="ce2" table:formula="of:=VLOOKUP([.D397];[Hoja2.$A$2:.$C$6];2;FALSE())" office:value-type="string" office:string-value="osx" calcext:value-type="string">
            <text:p>osx</text:p>
          </table:table-cell>
          <table:table-cell table:style-name="ce2" table:formula="of:=VLOOKUP([.D397];[Hoja2.$A$2:.$C$6];3;FALSE())" office:value-type="string" office:string-value="zip" calcext:value-type="string">
            <text:p>zip</text:p>
          </table:table-cell>
          <table:table-cell table:formula="of:=SUBSTITUTE([.A397];&quot;.&quot;;&quot;_&quot;)" office:value-type="string" office:string-value="9_2_4" calcext:value-type="string">
            <text:p>9_2_4</text:p>
          </table:table-cell>
          <table:table-cell table:formula="of:=&quot;v&quot;&amp;[.G397]&amp;&quot;.&quot;&amp;[.B397]&amp;&quot;.&quot;&amp;[.C397]" office:value-type="string" office:string-value="v9_2_4.macos.any" calcext:value-type="string">
            <text:p>v9_2_4.macos.any</text:p>
          </table:table-cell>
          <table:table-cell table:formula="of:=&quot;v&quot;&amp;[.G397]&amp;&quot;/&quot;&amp;[.B397]&amp;&quot;/&quot;&amp;[.C397]" office:value-type="string" office:string-value="v9_2_4/macos/any" calcext:value-type="string">
            <text:p>v9_2_4/macos/any</text:p>
          </table:table-cell>
          <table:table-cell table:formula="of:=&quot;https://get.enterprisedb.com/postgresql/postgresql-&quot;&amp;[.A397]&amp;&quot;-&quot;" office:value-type="string" office:string-value="https://get.enterprisedb.com/postgresql/postgresql-9.2.4-" calcext:value-type="string">
            <text:p>https://get.enterprisedb.com/postgresql/postgresql-9.2.4-</text:p>
          </table:table-cell>
          <table:table-cell table:formula="of:=&quot;-&quot;&amp;[.E397]&amp;&quot;-binaries.&quot;&amp;[.F397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3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98]=&quot;any&quot;;[.B398];[.B398]&amp;&quot;/&quot;&amp;[.C398])" office:value-type="string" office:string-value="macos" calcext:value-type="string">
            <text:p>macos</text:p>
          </table:table-cell>
          <table:table-cell table:style-name="ce2" table:formula="of:=VLOOKUP([.D398];[Hoja2.$A$2:.$C$6];2;FALSE())" office:value-type="string" office:string-value="osx" calcext:value-type="string">
            <text:p>osx</text:p>
          </table:table-cell>
          <table:table-cell table:style-name="ce2" table:formula="of:=VLOOKUP([.D398];[Hoja2.$A$2:.$C$6];3;FALSE())" office:value-type="string" office:string-value="zip" calcext:value-type="string">
            <text:p>zip</text:p>
          </table:table-cell>
          <table:table-cell table:formula="of:=SUBSTITUTE([.A398];&quot;.&quot;;&quot;_&quot;)" office:value-type="string" office:string-value="9_2_3" calcext:value-type="string">
            <text:p>9_2_3</text:p>
          </table:table-cell>
          <table:table-cell table:formula="of:=&quot;v&quot;&amp;[.G398]&amp;&quot;.&quot;&amp;[.B398]&amp;&quot;.&quot;&amp;[.C398]" office:value-type="string" office:string-value="v9_2_3.macos.any" calcext:value-type="string">
            <text:p>v9_2_3.macos.any</text:p>
          </table:table-cell>
          <table:table-cell table:formula="of:=&quot;v&quot;&amp;[.G398]&amp;&quot;/&quot;&amp;[.B398]&amp;&quot;/&quot;&amp;[.C398]" office:value-type="string" office:string-value="v9_2_3/macos/any" calcext:value-type="string">
            <text:p>v9_2_3/macos/any</text:p>
          </table:table-cell>
          <table:table-cell table:formula="of:=&quot;https://get.enterprisedb.com/postgresql/postgresql-&quot;&amp;[.A398]&amp;&quot;-&quot;" office:value-type="string" office:string-value="https://get.enterprisedb.com/postgresql/postgresql-9.2.3-" calcext:value-type="string">
            <text:p>https://get.enterprisedb.com/postgresql/postgresql-9.2.3-</text:p>
          </table:table-cell>
          <table:table-cell table:formula="of:=&quot;-&quot;&amp;[.E398]&amp;&quot;-binaries.&quot;&amp;[.F398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2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399]=&quot;any&quot;;[.B399];[.B399]&amp;&quot;/&quot;&amp;[.C399])" office:value-type="string" office:string-value="macos" calcext:value-type="string">
            <text:p>macos</text:p>
          </table:table-cell>
          <table:table-cell table:style-name="ce2" table:formula="of:=VLOOKUP([.D399];[Hoja2.$A$2:.$C$6];2;FALSE())" office:value-type="string" office:string-value="osx" calcext:value-type="string">
            <text:p>osx</text:p>
          </table:table-cell>
          <table:table-cell table:style-name="ce2" table:formula="of:=VLOOKUP([.D399];[Hoja2.$A$2:.$C$6];3;FALSE())" office:value-type="string" office:string-value="zip" calcext:value-type="string">
            <text:p>zip</text:p>
          </table:table-cell>
          <table:table-cell table:formula="of:=SUBSTITUTE([.A399];&quot;.&quot;;&quot;_&quot;)" office:value-type="string" office:string-value="9_2_2" calcext:value-type="string">
            <text:p>9_2_2</text:p>
          </table:table-cell>
          <table:table-cell table:formula="of:=&quot;v&quot;&amp;[.G399]&amp;&quot;.&quot;&amp;[.B399]&amp;&quot;.&quot;&amp;[.C399]" office:value-type="string" office:string-value="v9_2_2.macos.any" calcext:value-type="string">
            <text:p>v9_2_2.macos.any</text:p>
          </table:table-cell>
          <table:table-cell table:formula="of:=&quot;v&quot;&amp;[.G399]&amp;&quot;/&quot;&amp;[.B399]&amp;&quot;/&quot;&amp;[.C399]" office:value-type="string" office:string-value="v9_2_2/macos/any" calcext:value-type="string">
            <text:p>v9_2_2/macos/any</text:p>
          </table:table-cell>
          <table:table-cell table:formula="of:=&quot;https://get.enterprisedb.com/postgresql/postgresql-&quot;&amp;[.A399]&amp;&quot;-&quot;" office:value-type="string" office:string-value="https://get.enterprisedb.com/postgresql/postgresql-9.2.2-" calcext:value-type="string">
            <text:p>https://get.enterprisedb.com/postgresql/postgresql-9.2.2-</text:p>
          </table:table-cell>
          <table:table-cell table:formula="of:=&quot;-&quot;&amp;[.E399]&amp;&quot;-binaries.&quot;&amp;[.F399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1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400]=&quot;any&quot;;[.B400];[.B400]&amp;&quot;/&quot;&amp;[.C400])" office:value-type="string" office:string-value="macos" calcext:value-type="string">
            <text:p>macos</text:p>
          </table:table-cell>
          <table:table-cell table:style-name="ce2" table:formula="of:=VLOOKUP([.D400];[Hoja2.$A$2:.$C$6];2;FALSE())" office:value-type="string" office:string-value="osx" calcext:value-type="string">
            <text:p>osx</text:p>
          </table:table-cell>
          <table:table-cell table:style-name="ce2" table:formula="of:=VLOOKUP([.D400];[Hoja2.$A$2:.$C$6];3;FALSE())" office:value-type="string" office:string-value="zip" calcext:value-type="string">
            <text:p>zip</text:p>
          </table:table-cell>
          <table:table-cell table:formula="of:=SUBSTITUTE([.A400];&quot;.&quot;;&quot;_&quot;)" office:value-type="string" office:string-value="9_2_1" calcext:value-type="string">
            <text:p>9_2_1</text:p>
          </table:table-cell>
          <table:table-cell table:formula="of:=&quot;v&quot;&amp;[.G400]&amp;&quot;.&quot;&amp;[.B400]&amp;&quot;.&quot;&amp;[.C400]" office:value-type="string" office:string-value="v9_2_1.macos.any" calcext:value-type="string">
            <text:p>v9_2_1.macos.any</text:p>
          </table:table-cell>
          <table:table-cell table:formula="of:=&quot;v&quot;&amp;[.G400]&amp;&quot;/&quot;&amp;[.B400]&amp;&quot;/&quot;&amp;[.C400]" office:value-type="string" office:string-value="v9_2_1/macos/any" calcext:value-type="string">
            <text:p>v9_2_1/macos/any</text:p>
          </table:table-cell>
          <table:table-cell table:formula="of:=&quot;https://get.enterprisedb.com/postgresql/postgresql-&quot;&amp;[.A400]&amp;&quot;-&quot;" office:value-type="string" office:string-value="https://get.enterprisedb.com/postgresql/postgresql-9.2.1-" calcext:value-type="string">
            <text:p>https://get.enterprisedb.com/postgresql/postgresql-9.2.1-</text:p>
          </table:table-cell>
          <table:table-cell table:formula="of:=&quot;-&quot;&amp;[.E400]&amp;&quot;-binaries.&quot;&amp;[.F400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2.0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401]=&quot;any&quot;;[.B401];[.B401]&amp;&quot;/&quot;&amp;[.C401])" office:value-type="string" office:string-value="macos" calcext:value-type="string">
            <text:p>macos</text:p>
          </table:table-cell>
          <table:table-cell table:style-name="ce2" table:formula="of:=VLOOKUP([.D401];[Hoja2.$A$2:.$C$6];2;FALSE())" office:value-type="string" office:string-value="osx" calcext:value-type="string">
            <text:p>osx</text:p>
          </table:table-cell>
          <table:table-cell table:style-name="ce2" table:formula="of:=VLOOKUP([.D401];[Hoja2.$A$2:.$C$6];3;FALSE())" office:value-type="string" office:string-value="zip" calcext:value-type="string">
            <text:p>zip</text:p>
          </table:table-cell>
          <table:table-cell table:formula="of:=SUBSTITUTE([.A401];&quot;.&quot;;&quot;_&quot;)" office:value-type="string" office:string-value="9_2_0" calcext:value-type="string">
            <text:p>9_2_0</text:p>
          </table:table-cell>
          <table:table-cell table:formula="of:=&quot;v&quot;&amp;[.G401]&amp;&quot;.&quot;&amp;[.B401]&amp;&quot;.&quot;&amp;[.C401]" office:value-type="string" office:string-value="v9_2_0.macos.any" calcext:value-type="string">
            <text:p>v9_2_0.macos.any</text:p>
          </table:table-cell>
          <table:table-cell table:formula="of:=&quot;v&quot;&amp;[.G401]&amp;&quot;/&quot;&amp;[.B401]&amp;&quot;/&quot;&amp;[.C401]" office:value-type="string" office:string-value="v9_2_0/macos/any" calcext:value-type="string">
            <text:p>v9_2_0/macos/any</text:p>
          </table:table-cell>
          <table:table-cell table:formula="of:=&quot;https://get.enterprisedb.com/postgresql/postgresql-&quot;&amp;[.A401]&amp;&quot;-&quot;" office:value-type="string" office:string-value="https://get.enterprisedb.com/postgresql/postgresql-9.2.0-" calcext:value-type="string">
            <text:p>https://get.enterprisedb.com/postgresql/postgresql-9.2.0-</text:p>
          </table:table-cell>
          <table:table-cell table:formula="of:=&quot;-&quot;&amp;[.E401]&amp;&quot;-binaries.&quot;&amp;[.F401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24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402]=&quot;any&quot;;[.B402];[.B402]&amp;&quot;/&quot;&amp;[.C402])" office:value-type="string" office:string-value="macos" calcext:value-type="string">
            <text:p>macos</text:p>
          </table:table-cell>
          <table:table-cell table:style-name="ce2" table:formula="of:=VLOOKUP([.D402];[Hoja2.$A$2:.$C$6];2;FALSE())" office:value-type="string" office:string-value="osx" calcext:value-type="string">
            <text:p>osx</text:p>
          </table:table-cell>
          <table:table-cell table:style-name="ce2" table:formula="of:=VLOOKUP([.D402];[Hoja2.$A$2:.$C$6];3;FALSE())" office:value-type="string" office:string-value="zip" calcext:value-type="string">
            <text:p>zip</text:p>
          </table:table-cell>
          <table:table-cell table:formula="of:=SUBSTITUTE([.A402];&quot;.&quot;;&quot;_&quot;)" office:value-type="string" office:string-value="9_1_24" calcext:value-type="string">
            <text:p>9_1_24</text:p>
          </table:table-cell>
          <table:table-cell table:formula="of:=&quot;v&quot;&amp;[.G402]&amp;&quot;.&quot;&amp;[.B402]&amp;&quot;.&quot;&amp;[.C402]" office:value-type="string" office:string-value="v9_1_24.macos.any" calcext:value-type="string">
            <text:p>v9_1_24.macos.any</text:p>
          </table:table-cell>
          <table:table-cell table:formula="of:=&quot;v&quot;&amp;[.G402]&amp;&quot;/&quot;&amp;[.B402]&amp;&quot;/&quot;&amp;[.C402]" office:value-type="string" office:string-value="v9_1_24/macos/any" calcext:value-type="string">
            <text:p>v9_1_24/macos/any</text:p>
          </table:table-cell>
          <table:table-cell table:formula="of:=&quot;https://get.enterprisedb.com/postgresql/postgresql-&quot;&amp;[.A402]&amp;&quot;-&quot;" office:value-type="string" office:string-value="https://get.enterprisedb.com/postgresql/postgresql-9.1.24-" calcext:value-type="string">
            <text:p>https://get.enterprisedb.com/postgresql/postgresql-9.1.24-</text:p>
          </table:table-cell>
          <table:table-cell table:formula="of:=&quot;-&quot;&amp;[.E402]&amp;&quot;-binaries.&quot;&amp;[.F402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23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403]=&quot;any&quot;;[.B403];[.B403]&amp;&quot;/&quot;&amp;[.C403])" office:value-type="string" office:string-value="macos" calcext:value-type="string">
            <text:p>macos</text:p>
          </table:table-cell>
          <table:table-cell table:style-name="ce2" table:formula="of:=VLOOKUP([.D403];[Hoja2.$A$2:.$C$6];2;FALSE())" office:value-type="string" office:string-value="osx" calcext:value-type="string">
            <text:p>osx</text:p>
          </table:table-cell>
          <table:table-cell table:style-name="ce2" table:formula="of:=VLOOKUP([.D403];[Hoja2.$A$2:.$C$6];3;FALSE())" office:value-type="string" office:string-value="zip" calcext:value-type="string">
            <text:p>zip</text:p>
          </table:table-cell>
          <table:table-cell table:formula="of:=SUBSTITUTE([.A403];&quot;.&quot;;&quot;_&quot;)" office:value-type="string" office:string-value="9_1_23" calcext:value-type="string">
            <text:p>9_1_23</text:p>
          </table:table-cell>
          <table:table-cell table:formula="of:=&quot;v&quot;&amp;[.G403]&amp;&quot;.&quot;&amp;[.B403]&amp;&quot;.&quot;&amp;[.C403]" office:value-type="string" office:string-value="v9_1_23.macos.any" calcext:value-type="string">
            <text:p>v9_1_23.macos.any</text:p>
          </table:table-cell>
          <table:table-cell table:formula="of:=&quot;v&quot;&amp;[.G403]&amp;&quot;/&quot;&amp;[.B403]&amp;&quot;/&quot;&amp;[.C403]" office:value-type="string" office:string-value="v9_1_23/macos/any" calcext:value-type="string">
            <text:p>v9_1_23/macos/any</text:p>
          </table:table-cell>
          <table:table-cell table:formula="of:=&quot;https://get.enterprisedb.com/postgresql/postgresql-&quot;&amp;[.A403]&amp;&quot;-&quot;" office:value-type="string" office:string-value="https://get.enterprisedb.com/postgresql/postgresql-9.1.23-" calcext:value-type="string">
            <text:p>https://get.enterprisedb.com/postgresql/postgresql-9.1.23-</text:p>
          </table:table-cell>
          <table:table-cell table:formula="of:=&quot;-&quot;&amp;[.E403]&amp;&quot;-binaries.&quot;&amp;[.F403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22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404]=&quot;any&quot;;[.B404];[.B404]&amp;&quot;/&quot;&amp;[.C404])" office:value-type="string" office:string-value="macos" calcext:value-type="string">
            <text:p>macos</text:p>
          </table:table-cell>
          <table:table-cell table:style-name="ce2" table:formula="of:=VLOOKUP([.D404];[Hoja2.$A$2:.$C$6];2;FALSE())" office:value-type="string" office:string-value="osx" calcext:value-type="string">
            <text:p>osx</text:p>
          </table:table-cell>
          <table:table-cell table:style-name="ce2" table:formula="of:=VLOOKUP([.D404];[Hoja2.$A$2:.$C$6];3;FALSE())" office:value-type="string" office:string-value="zip" calcext:value-type="string">
            <text:p>zip</text:p>
          </table:table-cell>
          <table:table-cell table:formula="of:=SUBSTITUTE([.A404];&quot;.&quot;;&quot;_&quot;)" office:value-type="string" office:string-value="9_1_22" calcext:value-type="string">
            <text:p>9_1_22</text:p>
          </table:table-cell>
          <table:table-cell table:formula="of:=&quot;v&quot;&amp;[.G404]&amp;&quot;.&quot;&amp;[.B404]&amp;&quot;.&quot;&amp;[.C404]" office:value-type="string" office:string-value="v9_1_22.macos.any" calcext:value-type="string">
            <text:p>v9_1_22.macos.any</text:p>
          </table:table-cell>
          <table:table-cell table:formula="of:=&quot;v&quot;&amp;[.G404]&amp;&quot;/&quot;&amp;[.B404]&amp;&quot;/&quot;&amp;[.C404]" office:value-type="string" office:string-value="v9_1_22/macos/any" calcext:value-type="string">
            <text:p>v9_1_22/macos/any</text:p>
          </table:table-cell>
          <table:table-cell table:formula="of:=&quot;https://get.enterprisedb.com/postgresql/postgresql-&quot;&amp;[.A404]&amp;&quot;-&quot;" office:value-type="string" office:string-value="https://get.enterprisedb.com/postgresql/postgresql-9.1.22-" calcext:value-type="string">
            <text:p>https://get.enterprisedb.com/postgresql/postgresql-9.1.22-</text:p>
          </table:table-cell>
          <table:table-cell table:formula="of:=&quot;-&quot;&amp;[.E404]&amp;&quot;-binaries.&quot;&amp;[.F404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21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405]=&quot;any&quot;;[.B405];[.B405]&amp;&quot;/&quot;&amp;[.C405])" office:value-type="string" office:string-value="macos" calcext:value-type="string">
            <text:p>macos</text:p>
          </table:table-cell>
          <table:table-cell table:style-name="ce2" table:formula="of:=VLOOKUP([.D405];[Hoja2.$A$2:.$C$6];2;FALSE())" office:value-type="string" office:string-value="osx" calcext:value-type="string">
            <text:p>osx</text:p>
          </table:table-cell>
          <table:table-cell table:style-name="ce2" table:formula="of:=VLOOKUP([.D405];[Hoja2.$A$2:.$C$6];3;FALSE())" office:value-type="string" office:string-value="zip" calcext:value-type="string">
            <text:p>zip</text:p>
          </table:table-cell>
          <table:table-cell table:formula="of:=SUBSTITUTE([.A405];&quot;.&quot;;&quot;_&quot;)" office:value-type="string" office:string-value="9_1_21" calcext:value-type="string">
            <text:p>9_1_21</text:p>
          </table:table-cell>
          <table:table-cell table:formula="of:=&quot;v&quot;&amp;[.G405]&amp;&quot;.&quot;&amp;[.B405]&amp;&quot;.&quot;&amp;[.C405]" office:value-type="string" office:string-value="v9_1_21.macos.any" calcext:value-type="string">
            <text:p>v9_1_21.macos.any</text:p>
          </table:table-cell>
          <table:table-cell table:formula="of:=&quot;v&quot;&amp;[.G405]&amp;&quot;/&quot;&amp;[.B405]&amp;&quot;/&quot;&amp;[.C405]" office:value-type="string" office:string-value="v9_1_21/macos/any" calcext:value-type="string">
            <text:p>v9_1_21/macos/any</text:p>
          </table:table-cell>
          <table:table-cell table:formula="of:=&quot;https://get.enterprisedb.com/postgresql/postgresql-&quot;&amp;[.A405]&amp;&quot;-&quot;" office:value-type="string" office:string-value="https://get.enterprisedb.com/postgresql/postgresql-9.1.21-" calcext:value-type="string">
            <text:p>https://get.enterprisedb.com/postgresql/postgresql-9.1.21-</text:p>
          </table:table-cell>
          <table:table-cell table:formula="of:=&quot;-&quot;&amp;[.E405]&amp;&quot;-binaries.&quot;&amp;[.F405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20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406]=&quot;any&quot;;[.B406];[.B406]&amp;&quot;/&quot;&amp;[.C406])" office:value-type="string" office:string-value="macos" calcext:value-type="string">
            <text:p>macos</text:p>
          </table:table-cell>
          <table:table-cell table:style-name="ce2" table:formula="of:=VLOOKUP([.D406];[Hoja2.$A$2:.$C$6];2;FALSE())" office:value-type="string" office:string-value="osx" calcext:value-type="string">
            <text:p>osx</text:p>
          </table:table-cell>
          <table:table-cell table:style-name="ce2" table:formula="of:=VLOOKUP([.D406];[Hoja2.$A$2:.$C$6];3;FALSE())" office:value-type="string" office:string-value="zip" calcext:value-type="string">
            <text:p>zip</text:p>
          </table:table-cell>
          <table:table-cell table:formula="of:=SUBSTITUTE([.A406];&quot;.&quot;;&quot;_&quot;)" office:value-type="string" office:string-value="9_1_20" calcext:value-type="string">
            <text:p>9_1_20</text:p>
          </table:table-cell>
          <table:table-cell table:formula="of:=&quot;v&quot;&amp;[.G406]&amp;&quot;.&quot;&amp;[.B406]&amp;&quot;.&quot;&amp;[.C406]" office:value-type="string" office:string-value="v9_1_20.macos.any" calcext:value-type="string">
            <text:p>v9_1_20.macos.any</text:p>
          </table:table-cell>
          <table:table-cell table:formula="of:=&quot;v&quot;&amp;[.G406]&amp;&quot;/&quot;&amp;[.B406]&amp;&quot;/&quot;&amp;[.C406]" office:value-type="string" office:string-value="v9_1_20/macos/any" calcext:value-type="string">
            <text:p>v9_1_20/macos/any</text:p>
          </table:table-cell>
          <table:table-cell table:formula="of:=&quot;https://get.enterprisedb.com/postgresql/postgresql-&quot;&amp;[.A406]&amp;&quot;-&quot;" office:value-type="string" office:string-value="https://get.enterprisedb.com/postgresql/postgresql-9.1.20-" calcext:value-type="string">
            <text:p>https://get.enterprisedb.com/postgresql/postgresql-9.1.20-</text:p>
          </table:table-cell>
          <table:table-cell table:formula="of:=&quot;-&quot;&amp;[.E406]&amp;&quot;-binaries.&quot;&amp;[.F406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9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407]=&quot;any&quot;;[.B407];[.B407]&amp;&quot;/&quot;&amp;[.C407])" office:value-type="string" office:string-value="macos" calcext:value-type="string">
            <text:p>macos</text:p>
          </table:table-cell>
          <table:table-cell table:style-name="ce2" table:formula="of:=VLOOKUP([.D407];[Hoja2.$A$2:.$C$6];2;FALSE())" office:value-type="string" office:string-value="osx" calcext:value-type="string">
            <text:p>osx</text:p>
          </table:table-cell>
          <table:table-cell table:style-name="ce2" table:formula="of:=VLOOKUP([.D407];[Hoja2.$A$2:.$C$6];3;FALSE())" office:value-type="string" office:string-value="zip" calcext:value-type="string">
            <text:p>zip</text:p>
          </table:table-cell>
          <table:table-cell table:formula="of:=SUBSTITUTE([.A407];&quot;.&quot;;&quot;_&quot;)" office:value-type="string" office:string-value="9_1_19" calcext:value-type="string">
            <text:p>9_1_19</text:p>
          </table:table-cell>
          <table:table-cell table:formula="of:=&quot;v&quot;&amp;[.G407]&amp;&quot;.&quot;&amp;[.B407]&amp;&quot;.&quot;&amp;[.C407]" office:value-type="string" office:string-value="v9_1_19.macos.any" calcext:value-type="string">
            <text:p>v9_1_19.macos.any</text:p>
          </table:table-cell>
          <table:table-cell table:formula="of:=&quot;v&quot;&amp;[.G407]&amp;&quot;/&quot;&amp;[.B407]&amp;&quot;/&quot;&amp;[.C407]" office:value-type="string" office:string-value="v9_1_19/macos/any" calcext:value-type="string">
            <text:p>v9_1_19/macos/any</text:p>
          </table:table-cell>
          <table:table-cell table:formula="of:=&quot;https://get.enterprisedb.com/postgresql/postgresql-&quot;&amp;[.A407]&amp;&quot;-&quot;" office:value-type="string" office:string-value="https://get.enterprisedb.com/postgresql/postgresql-9.1.19-" calcext:value-type="string">
            <text:p>https://get.enterprisedb.com/postgresql/postgresql-9.1.19-</text:p>
          </table:table-cell>
          <table:table-cell table:formula="of:=&quot;-&quot;&amp;[.E407]&amp;&quot;-binaries.&quot;&amp;[.F407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8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408]=&quot;any&quot;;[.B408];[.B408]&amp;&quot;/&quot;&amp;[.C408])" office:value-type="string" office:string-value="macos" calcext:value-type="string">
            <text:p>macos</text:p>
          </table:table-cell>
          <table:table-cell table:style-name="ce2" table:formula="of:=VLOOKUP([.D408];[Hoja2.$A$2:.$C$6];2;FALSE())" office:value-type="string" office:string-value="osx" calcext:value-type="string">
            <text:p>osx</text:p>
          </table:table-cell>
          <table:table-cell table:style-name="ce2" table:formula="of:=VLOOKUP([.D408];[Hoja2.$A$2:.$C$6];3;FALSE())" office:value-type="string" office:string-value="zip" calcext:value-type="string">
            <text:p>zip</text:p>
          </table:table-cell>
          <table:table-cell table:formula="of:=SUBSTITUTE([.A408];&quot;.&quot;;&quot;_&quot;)" office:value-type="string" office:string-value="9_1_18" calcext:value-type="string">
            <text:p>9_1_18</text:p>
          </table:table-cell>
          <table:table-cell table:formula="of:=&quot;v&quot;&amp;[.G408]&amp;&quot;.&quot;&amp;[.B408]&amp;&quot;.&quot;&amp;[.C408]" office:value-type="string" office:string-value="v9_1_18.macos.any" calcext:value-type="string">
            <text:p>v9_1_18.macos.any</text:p>
          </table:table-cell>
          <table:table-cell table:formula="of:=&quot;v&quot;&amp;[.G408]&amp;&quot;/&quot;&amp;[.B408]&amp;&quot;/&quot;&amp;[.C408]" office:value-type="string" office:string-value="v9_1_18/macos/any" calcext:value-type="string">
            <text:p>v9_1_18/macos/any</text:p>
          </table:table-cell>
          <table:table-cell table:formula="of:=&quot;https://get.enterprisedb.com/postgresql/postgresql-&quot;&amp;[.A408]&amp;&quot;-&quot;" office:value-type="string" office:string-value="https://get.enterprisedb.com/postgresql/postgresql-9.1.18-" calcext:value-type="string">
            <text:p>https://get.enterprisedb.com/postgresql/postgresql-9.1.18-</text:p>
          </table:table-cell>
          <table:table-cell table:formula="of:=&quot;-&quot;&amp;[.E408]&amp;&quot;-binaries.&quot;&amp;[.F408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7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409]=&quot;any&quot;;[.B409];[.B409]&amp;&quot;/&quot;&amp;[.C409])" office:value-type="string" office:string-value="macos" calcext:value-type="string">
            <text:p>macos</text:p>
          </table:table-cell>
          <table:table-cell table:style-name="ce2" table:formula="of:=VLOOKUP([.D409];[Hoja2.$A$2:.$C$6];2;FALSE())" office:value-type="string" office:string-value="osx" calcext:value-type="string">
            <text:p>osx</text:p>
          </table:table-cell>
          <table:table-cell table:style-name="ce2" table:formula="of:=VLOOKUP([.D409];[Hoja2.$A$2:.$C$6];3;FALSE())" office:value-type="string" office:string-value="zip" calcext:value-type="string">
            <text:p>zip</text:p>
          </table:table-cell>
          <table:table-cell table:formula="of:=SUBSTITUTE([.A409];&quot;.&quot;;&quot;_&quot;)" office:value-type="string" office:string-value="9_1_17" calcext:value-type="string">
            <text:p>9_1_17</text:p>
          </table:table-cell>
          <table:table-cell table:formula="of:=&quot;v&quot;&amp;[.G409]&amp;&quot;.&quot;&amp;[.B409]&amp;&quot;.&quot;&amp;[.C409]" office:value-type="string" office:string-value="v9_1_17.macos.any" calcext:value-type="string">
            <text:p>v9_1_17.macos.any</text:p>
          </table:table-cell>
          <table:table-cell table:formula="of:=&quot;v&quot;&amp;[.G409]&amp;&quot;/&quot;&amp;[.B409]&amp;&quot;/&quot;&amp;[.C409]" office:value-type="string" office:string-value="v9_1_17/macos/any" calcext:value-type="string">
            <text:p>v9_1_17/macos/any</text:p>
          </table:table-cell>
          <table:table-cell table:formula="of:=&quot;https://get.enterprisedb.com/postgresql/postgresql-&quot;&amp;[.A409]&amp;&quot;-&quot;" office:value-type="string" office:string-value="https://get.enterprisedb.com/postgresql/postgresql-9.1.17-" calcext:value-type="string">
            <text:p>https://get.enterprisedb.com/postgresql/postgresql-9.1.17-</text:p>
          </table:table-cell>
          <table:table-cell table:formula="of:=&quot;-&quot;&amp;[.E409]&amp;&quot;-binaries.&quot;&amp;[.F409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6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410]=&quot;any&quot;;[.B410];[.B410]&amp;&quot;/&quot;&amp;[.C410])" office:value-type="string" office:string-value="macos" calcext:value-type="string">
            <text:p>macos</text:p>
          </table:table-cell>
          <table:table-cell table:style-name="ce2" table:formula="of:=VLOOKUP([.D410];[Hoja2.$A$2:.$C$6];2;FALSE())" office:value-type="string" office:string-value="osx" calcext:value-type="string">
            <text:p>osx</text:p>
          </table:table-cell>
          <table:table-cell table:style-name="ce2" table:formula="of:=VLOOKUP([.D410];[Hoja2.$A$2:.$C$6];3;FALSE())" office:value-type="string" office:string-value="zip" calcext:value-type="string">
            <text:p>zip</text:p>
          </table:table-cell>
          <table:table-cell table:formula="of:=SUBSTITUTE([.A410];&quot;.&quot;;&quot;_&quot;)" office:value-type="string" office:string-value="9_1_16" calcext:value-type="string">
            <text:p>9_1_16</text:p>
          </table:table-cell>
          <table:table-cell table:formula="of:=&quot;v&quot;&amp;[.G410]&amp;&quot;.&quot;&amp;[.B410]&amp;&quot;.&quot;&amp;[.C410]" office:value-type="string" office:string-value="v9_1_16.macos.any" calcext:value-type="string">
            <text:p>v9_1_16.macos.any</text:p>
          </table:table-cell>
          <table:table-cell table:formula="of:=&quot;v&quot;&amp;[.G410]&amp;&quot;/&quot;&amp;[.B410]&amp;&quot;/&quot;&amp;[.C410]" office:value-type="string" office:string-value="v9_1_16/macos/any" calcext:value-type="string">
            <text:p>v9_1_16/macos/any</text:p>
          </table:table-cell>
          <table:table-cell table:formula="of:=&quot;https://get.enterprisedb.com/postgresql/postgresql-&quot;&amp;[.A410]&amp;&quot;-&quot;" office:value-type="string" office:string-value="https://get.enterprisedb.com/postgresql/postgresql-9.1.16-" calcext:value-type="string">
            <text:p>https://get.enterprisedb.com/postgresql/postgresql-9.1.16-</text:p>
          </table:table-cell>
          <table:table-cell table:formula="of:=&quot;-&quot;&amp;[.E410]&amp;&quot;-binaries.&quot;&amp;[.F410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5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411]=&quot;any&quot;;[.B411];[.B411]&amp;&quot;/&quot;&amp;[.C411])" office:value-type="string" office:string-value="macos" calcext:value-type="string">
            <text:p>macos</text:p>
          </table:table-cell>
          <table:table-cell table:style-name="ce2" table:formula="of:=VLOOKUP([.D411];[Hoja2.$A$2:.$C$6];2;FALSE())" office:value-type="string" office:string-value="osx" calcext:value-type="string">
            <text:p>osx</text:p>
          </table:table-cell>
          <table:table-cell table:style-name="ce2" table:formula="of:=VLOOKUP([.D411];[Hoja2.$A$2:.$C$6];3;FALSE())" office:value-type="string" office:string-value="zip" calcext:value-type="string">
            <text:p>zip</text:p>
          </table:table-cell>
          <table:table-cell table:formula="of:=SUBSTITUTE([.A411];&quot;.&quot;;&quot;_&quot;)" office:value-type="string" office:string-value="9_1_15" calcext:value-type="string">
            <text:p>9_1_15</text:p>
          </table:table-cell>
          <table:table-cell table:formula="of:=&quot;v&quot;&amp;[.G411]&amp;&quot;.&quot;&amp;[.B411]&amp;&quot;.&quot;&amp;[.C411]" office:value-type="string" office:string-value="v9_1_15.macos.any" calcext:value-type="string">
            <text:p>v9_1_15.macos.any</text:p>
          </table:table-cell>
          <table:table-cell table:formula="of:=&quot;v&quot;&amp;[.G411]&amp;&quot;/&quot;&amp;[.B411]&amp;&quot;/&quot;&amp;[.C411]" office:value-type="string" office:string-value="v9_1_15/macos/any" calcext:value-type="string">
            <text:p>v9_1_15/macos/any</text:p>
          </table:table-cell>
          <table:table-cell table:formula="of:=&quot;https://get.enterprisedb.com/postgresql/postgresql-&quot;&amp;[.A411]&amp;&quot;-&quot;" office:value-type="string" office:string-value="https://get.enterprisedb.com/postgresql/postgresql-9.1.15-" calcext:value-type="string">
            <text:p>https://get.enterprisedb.com/postgresql/postgresql-9.1.15-</text:p>
          </table:table-cell>
          <table:table-cell table:formula="of:=&quot;-&quot;&amp;[.E411]&amp;&quot;-binaries.&quot;&amp;[.F411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4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412]=&quot;any&quot;;[.B412];[.B412]&amp;&quot;/&quot;&amp;[.C412])" office:value-type="string" office:string-value="macos" calcext:value-type="string">
            <text:p>macos</text:p>
          </table:table-cell>
          <table:table-cell table:style-name="ce2" table:formula="of:=VLOOKUP([.D412];[Hoja2.$A$2:.$C$6];2;FALSE())" office:value-type="string" office:string-value="osx" calcext:value-type="string">
            <text:p>osx</text:p>
          </table:table-cell>
          <table:table-cell table:style-name="ce2" table:formula="of:=VLOOKUP([.D412];[Hoja2.$A$2:.$C$6];3;FALSE())" office:value-type="string" office:string-value="zip" calcext:value-type="string">
            <text:p>zip</text:p>
          </table:table-cell>
          <table:table-cell table:formula="of:=SUBSTITUTE([.A412];&quot;.&quot;;&quot;_&quot;)" office:value-type="string" office:string-value="9_1_14" calcext:value-type="string">
            <text:p>9_1_14</text:p>
          </table:table-cell>
          <table:table-cell table:formula="of:=&quot;v&quot;&amp;[.G412]&amp;&quot;.&quot;&amp;[.B412]&amp;&quot;.&quot;&amp;[.C412]" office:value-type="string" office:string-value="v9_1_14.macos.any" calcext:value-type="string">
            <text:p>v9_1_14.macos.any</text:p>
          </table:table-cell>
          <table:table-cell table:formula="of:=&quot;v&quot;&amp;[.G412]&amp;&quot;/&quot;&amp;[.B412]&amp;&quot;/&quot;&amp;[.C412]" office:value-type="string" office:string-value="v9_1_14/macos/any" calcext:value-type="string">
            <text:p>v9_1_14/macos/any</text:p>
          </table:table-cell>
          <table:table-cell table:formula="of:=&quot;https://get.enterprisedb.com/postgresql/postgresql-&quot;&amp;[.A412]&amp;&quot;-&quot;" office:value-type="string" office:string-value="https://get.enterprisedb.com/postgresql/postgresql-9.1.14-" calcext:value-type="string">
            <text:p>https://get.enterprisedb.com/postgresql/postgresql-9.1.14-</text:p>
          </table:table-cell>
          <table:table-cell table:formula="of:=&quot;-&quot;&amp;[.E412]&amp;&quot;-binaries.&quot;&amp;[.F412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3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413]=&quot;any&quot;;[.B413];[.B413]&amp;&quot;/&quot;&amp;[.C413])" office:value-type="string" office:string-value="macos" calcext:value-type="string">
            <text:p>macos</text:p>
          </table:table-cell>
          <table:table-cell table:style-name="ce2" table:formula="of:=VLOOKUP([.D413];[Hoja2.$A$2:.$C$6];2;FALSE())" office:value-type="string" office:string-value="osx" calcext:value-type="string">
            <text:p>osx</text:p>
          </table:table-cell>
          <table:table-cell table:style-name="ce2" table:formula="of:=VLOOKUP([.D413];[Hoja2.$A$2:.$C$6];3;FALSE())" office:value-type="string" office:string-value="zip" calcext:value-type="string">
            <text:p>zip</text:p>
          </table:table-cell>
          <table:table-cell table:formula="of:=SUBSTITUTE([.A413];&quot;.&quot;;&quot;_&quot;)" office:value-type="string" office:string-value="9_1_13" calcext:value-type="string">
            <text:p>9_1_13</text:p>
          </table:table-cell>
          <table:table-cell table:formula="of:=&quot;v&quot;&amp;[.G413]&amp;&quot;.&quot;&amp;[.B413]&amp;&quot;.&quot;&amp;[.C413]" office:value-type="string" office:string-value="v9_1_13.macos.any" calcext:value-type="string">
            <text:p>v9_1_13.macos.any</text:p>
          </table:table-cell>
          <table:table-cell table:formula="of:=&quot;v&quot;&amp;[.G413]&amp;&quot;/&quot;&amp;[.B413]&amp;&quot;/&quot;&amp;[.C413]" office:value-type="string" office:string-value="v9_1_13/macos/any" calcext:value-type="string">
            <text:p>v9_1_13/macos/any</text:p>
          </table:table-cell>
          <table:table-cell table:formula="of:=&quot;https://get.enterprisedb.com/postgresql/postgresql-&quot;&amp;[.A413]&amp;&quot;-&quot;" office:value-type="string" office:string-value="https://get.enterprisedb.com/postgresql/postgresql-9.1.13-" calcext:value-type="string">
            <text:p>https://get.enterprisedb.com/postgresql/postgresql-9.1.13-</text:p>
          </table:table-cell>
          <table:table-cell table:formula="of:=&quot;-&quot;&amp;[.E413]&amp;&quot;-binaries.&quot;&amp;[.F413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2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414]=&quot;any&quot;;[.B414];[.B414]&amp;&quot;/&quot;&amp;[.C414])" office:value-type="string" office:string-value="macos" calcext:value-type="string">
            <text:p>macos</text:p>
          </table:table-cell>
          <table:table-cell table:style-name="ce2" table:formula="of:=VLOOKUP([.D414];[Hoja2.$A$2:.$C$6];2;FALSE())" office:value-type="string" office:string-value="osx" calcext:value-type="string">
            <text:p>osx</text:p>
          </table:table-cell>
          <table:table-cell table:style-name="ce2" table:formula="of:=VLOOKUP([.D414];[Hoja2.$A$2:.$C$6];3;FALSE())" office:value-type="string" office:string-value="zip" calcext:value-type="string">
            <text:p>zip</text:p>
          </table:table-cell>
          <table:table-cell table:formula="of:=SUBSTITUTE([.A414];&quot;.&quot;;&quot;_&quot;)" office:value-type="string" office:string-value="9_1_12" calcext:value-type="string">
            <text:p>9_1_12</text:p>
          </table:table-cell>
          <table:table-cell table:formula="of:=&quot;v&quot;&amp;[.G414]&amp;&quot;.&quot;&amp;[.B414]&amp;&quot;.&quot;&amp;[.C414]" office:value-type="string" office:string-value="v9_1_12.macos.any" calcext:value-type="string">
            <text:p>v9_1_12.macos.any</text:p>
          </table:table-cell>
          <table:table-cell table:formula="of:=&quot;v&quot;&amp;[.G414]&amp;&quot;/&quot;&amp;[.B414]&amp;&quot;/&quot;&amp;[.C414]" office:value-type="string" office:string-value="v9_1_12/macos/any" calcext:value-type="string">
            <text:p>v9_1_12/macos/any</text:p>
          </table:table-cell>
          <table:table-cell table:formula="of:=&quot;https://get.enterprisedb.com/postgresql/postgresql-&quot;&amp;[.A414]&amp;&quot;-&quot;" office:value-type="string" office:string-value="https://get.enterprisedb.com/postgresql/postgresql-9.1.12-" calcext:value-type="string">
            <text:p>https://get.enterprisedb.com/postgresql/postgresql-9.1.12-</text:p>
          </table:table-cell>
          <table:table-cell table:formula="of:=&quot;-&quot;&amp;[.E414]&amp;&quot;-binaries.&quot;&amp;[.F414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1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415]=&quot;any&quot;;[.B415];[.B415]&amp;&quot;/&quot;&amp;[.C415])" office:value-type="string" office:string-value="macos" calcext:value-type="string">
            <text:p>macos</text:p>
          </table:table-cell>
          <table:table-cell table:style-name="ce2" table:formula="of:=VLOOKUP([.D415];[Hoja2.$A$2:.$C$6];2;FALSE())" office:value-type="string" office:string-value="osx" calcext:value-type="string">
            <text:p>osx</text:p>
          </table:table-cell>
          <table:table-cell table:style-name="ce2" table:formula="of:=VLOOKUP([.D415];[Hoja2.$A$2:.$C$6];3;FALSE())" office:value-type="string" office:string-value="zip" calcext:value-type="string">
            <text:p>zip</text:p>
          </table:table-cell>
          <table:table-cell table:formula="of:=SUBSTITUTE([.A415];&quot;.&quot;;&quot;_&quot;)" office:value-type="string" office:string-value="9_1_11" calcext:value-type="string">
            <text:p>9_1_11</text:p>
          </table:table-cell>
          <table:table-cell table:formula="of:=&quot;v&quot;&amp;[.G415]&amp;&quot;.&quot;&amp;[.B415]&amp;&quot;.&quot;&amp;[.C415]" office:value-type="string" office:string-value="v9_1_11.macos.any" calcext:value-type="string">
            <text:p>v9_1_11.macos.any</text:p>
          </table:table-cell>
          <table:table-cell table:formula="of:=&quot;v&quot;&amp;[.G415]&amp;&quot;/&quot;&amp;[.B415]&amp;&quot;/&quot;&amp;[.C415]" office:value-type="string" office:string-value="v9_1_11/macos/any" calcext:value-type="string">
            <text:p>v9_1_11/macos/any</text:p>
          </table:table-cell>
          <table:table-cell table:formula="of:=&quot;https://get.enterprisedb.com/postgresql/postgresql-&quot;&amp;[.A415]&amp;&quot;-&quot;" office:value-type="string" office:string-value="https://get.enterprisedb.com/postgresql/postgresql-9.1.11-" calcext:value-type="string">
            <text:p>https://get.enterprisedb.com/postgresql/postgresql-9.1.11-</text:p>
          </table:table-cell>
          <table:table-cell table:formula="of:=&quot;-&quot;&amp;[.E415]&amp;&quot;-binaries.&quot;&amp;[.F415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0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416]=&quot;any&quot;;[.B416];[.B416]&amp;&quot;/&quot;&amp;[.C416])" office:value-type="string" office:string-value="macos" calcext:value-type="string">
            <text:p>macos</text:p>
          </table:table-cell>
          <table:table-cell table:style-name="ce2" table:formula="of:=VLOOKUP([.D416];[Hoja2.$A$2:.$C$6];2;FALSE())" office:value-type="string" office:string-value="osx" calcext:value-type="string">
            <text:p>osx</text:p>
          </table:table-cell>
          <table:table-cell table:style-name="ce2" table:formula="of:=VLOOKUP([.D416];[Hoja2.$A$2:.$C$6];3;FALSE())" office:value-type="string" office:string-value="zip" calcext:value-type="string">
            <text:p>zip</text:p>
          </table:table-cell>
          <table:table-cell table:formula="of:=SUBSTITUTE([.A416];&quot;.&quot;;&quot;_&quot;)" office:value-type="string" office:string-value="9_1_10" calcext:value-type="string">
            <text:p>9_1_10</text:p>
          </table:table-cell>
          <table:table-cell table:formula="of:=&quot;v&quot;&amp;[.G416]&amp;&quot;.&quot;&amp;[.B416]&amp;&quot;.&quot;&amp;[.C416]" office:value-type="string" office:string-value="v9_1_10.macos.any" calcext:value-type="string">
            <text:p>v9_1_10.macos.any</text:p>
          </table:table-cell>
          <table:table-cell table:formula="of:=&quot;v&quot;&amp;[.G416]&amp;&quot;/&quot;&amp;[.B416]&amp;&quot;/&quot;&amp;[.C416]" office:value-type="string" office:string-value="v9_1_10/macos/any" calcext:value-type="string">
            <text:p>v9_1_10/macos/any</text:p>
          </table:table-cell>
          <table:table-cell table:formula="of:=&quot;https://get.enterprisedb.com/postgresql/postgresql-&quot;&amp;[.A416]&amp;&quot;-&quot;" office:value-type="string" office:string-value="https://get.enterprisedb.com/postgresql/postgresql-9.1.10-" calcext:value-type="string">
            <text:p>https://get.enterprisedb.com/postgresql/postgresql-9.1.10-</text:p>
          </table:table-cell>
          <table:table-cell table:formula="of:=&quot;-&quot;&amp;[.E416]&amp;&quot;-binaries.&quot;&amp;[.F416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9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417]=&quot;any&quot;;[.B417];[.B417]&amp;&quot;/&quot;&amp;[.C417])" office:value-type="string" office:string-value="macos" calcext:value-type="string">
            <text:p>macos</text:p>
          </table:table-cell>
          <table:table-cell table:style-name="ce2" table:formula="of:=VLOOKUP([.D417];[Hoja2.$A$2:.$C$6];2;FALSE())" office:value-type="string" office:string-value="osx" calcext:value-type="string">
            <text:p>osx</text:p>
          </table:table-cell>
          <table:table-cell table:style-name="ce2" table:formula="of:=VLOOKUP([.D417];[Hoja2.$A$2:.$C$6];3;FALSE())" office:value-type="string" office:string-value="zip" calcext:value-type="string">
            <text:p>zip</text:p>
          </table:table-cell>
          <table:table-cell table:formula="of:=SUBSTITUTE([.A417];&quot;.&quot;;&quot;_&quot;)" office:value-type="string" office:string-value="9_1_9" calcext:value-type="string">
            <text:p>9_1_9</text:p>
          </table:table-cell>
          <table:table-cell table:formula="of:=&quot;v&quot;&amp;[.G417]&amp;&quot;.&quot;&amp;[.B417]&amp;&quot;.&quot;&amp;[.C417]" office:value-type="string" office:string-value="v9_1_9.macos.any" calcext:value-type="string">
            <text:p>v9_1_9.macos.any</text:p>
          </table:table-cell>
          <table:table-cell table:formula="of:=&quot;v&quot;&amp;[.G417]&amp;&quot;/&quot;&amp;[.B417]&amp;&quot;/&quot;&amp;[.C417]" office:value-type="string" office:string-value="v9_1_9/macos/any" calcext:value-type="string">
            <text:p>v9_1_9/macos/any</text:p>
          </table:table-cell>
          <table:table-cell table:formula="of:=&quot;https://get.enterprisedb.com/postgresql/postgresql-&quot;&amp;[.A417]&amp;&quot;-&quot;" office:value-type="string" office:string-value="https://get.enterprisedb.com/postgresql/postgresql-9.1.9-" calcext:value-type="string">
            <text:p>https://get.enterprisedb.com/postgresql/postgresql-9.1.9-</text:p>
          </table:table-cell>
          <table:table-cell table:formula="of:=&quot;-&quot;&amp;[.E417]&amp;&quot;-binaries.&quot;&amp;[.F417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8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418]=&quot;any&quot;;[.B418];[.B418]&amp;&quot;/&quot;&amp;[.C418])" office:value-type="string" office:string-value="macos" calcext:value-type="string">
            <text:p>macos</text:p>
          </table:table-cell>
          <table:table-cell table:style-name="ce2" table:formula="of:=VLOOKUP([.D418];[Hoja2.$A$2:.$C$6];2;FALSE())" office:value-type="string" office:string-value="osx" calcext:value-type="string">
            <text:p>osx</text:p>
          </table:table-cell>
          <table:table-cell table:style-name="ce2" table:formula="of:=VLOOKUP([.D418];[Hoja2.$A$2:.$C$6];3;FALSE())" office:value-type="string" office:string-value="zip" calcext:value-type="string">
            <text:p>zip</text:p>
          </table:table-cell>
          <table:table-cell table:formula="of:=SUBSTITUTE([.A418];&quot;.&quot;;&quot;_&quot;)" office:value-type="string" office:string-value="9_1_8" calcext:value-type="string">
            <text:p>9_1_8</text:p>
          </table:table-cell>
          <table:table-cell table:formula="of:=&quot;v&quot;&amp;[.G418]&amp;&quot;.&quot;&amp;[.B418]&amp;&quot;.&quot;&amp;[.C418]" office:value-type="string" office:string-value="v9_1_8.macos.any" calcext:value-type="string">
            <text:p>v9_1_8.macos.any</text:p>
          </table:table-cell>
          <table:table-cell table:formula="of:=&quot;v&quot;&amp;[.G418]&amp;&quot;/&quot;&amp;[.B418]&amp;&quot;/&quot;&amp;[.C418]" office:value-type="string" office:string-value="v9_1_8/macos/any" calcext:value-type="string">
            <text:p>v9_1_8/macos/any</text:p>
          </table:table-cell>
          <table:table-cell table:formula="of:=&quot;https://get.enterprisedb.com/postgresql/postgresql-&quot;&amp;[.A418]&amp;&quot;-&quot;" office:value-type="string" office:string-value="https://get.enterprisedb.com/postgresql/postgresql-9.1.8-" calcext:value-type="string">
            <text:p>https://get.enterprisedb.com/postgresql/postgresql-9.1.8-</text:p>
          </table:table-cell>
          <table:table-cell table:formula="of:=&quot;-&quot;&amp;[.E418]&amp;&quot;-binaries.&quot;&amp;[.F418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7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419]=&quot;any&quot;;[.B419];[.B419]&amp;&quot;/&quot;&amp;[.C419])" office:value-type="string" office:string-value="macos" calcext:value-type="string">
            <text:p>macos</text:p>
          </table:table-cell>
          <table:table-cell table:style-name="ce2" table:formula="of:=VLOOKUP([.D419];[Hoja2.$A$2:.$C$6];2;FALSE())" office:value-type="string" office:string-value="osx" calcext:value-type="string">
            <text:p>osx</text:p>
          </table:table-cell>
          <table:table-cell table:style-name="ce2" table:formula="of:=VLOOKUP([.D419];[Hoja2.$A$2:.$C$6];3;FALSE())" office:value-type="string" office:string-value="zip" calcext:value-type="string">
            <text:p>zip</text:p>
          </table:table-cell>
          <table:table-cell table:formula="of:=SUBSTITUTE([.A419];&quot;.&quot;;&quot;_&quot;)" office:value-type="string" office:string-value="9_1_7" calcext:value-type="string">
            <text:p>9_1_7</text:p>
          </table:table-cell>
          <table:table-cell table:formula="of:=&quot;v&quot;&amp;[.G419]&amp;&quot;.&quot;&amp;[.B419]&amp;&quot;.&quot;&amp;[.C419]" office:value-type="string" office:string-value="v9_1_7.macos.any" calcext:value-type="string">
            <text:p>v9_1_7.macos.any</text:p>
          </table:table-cell>
          <table:table-cell table:formula="of:=&quot;v&quot;&amp;[.G419]&amp;&quot;/&quot;&amp;[.B419]&amp;&quot;/&quot;&amp;[.C419]" office:value-type="string" office:string-value="v9_1_7/macos/any" calcext:value-type="string">
            <text:p>v9_1_7/macos/any</text:p>
          </table:table-cell>
          <table:table-cell table:formula="of:=&quot;https://get.enterprisedb.com/postgresql/postgresql-&quot;&amp;[.A419]&amp;&quot;-&quot;" office:value-type="string" office:string-value="https://get.enterprisedb.com/postgresql/postgresql-9.1.7-" calcext:value-type="string">
            <text:p>https://get.enterprisedb.com/postgresql/postgresql-9.1.7-</text:p>
          </table:table-cell>
          <table:table-cell table:formula="of:=&quot;-&quot;&amp;[.E419]&amp;&quot;-binaries.&quot;&amp;[.F419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6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420]=&quot;any&quot;;[.B420];[.B420]&amp;&quot;/&quot;&amp;[.C420])" office:value-type="string" office:string-value="macos" calcext:value-type="string">
            <text:p>macos</text:p>
          </table:table-cell>
          <table:table-cell table:style-name="ce2" table:formula="of:=VLOOKUP([.D420];[Hoja2.$A$2:.$C$6];2;FALSE())" office:value-type="string" office:string-value="osx" calcext:value-type="string">
            <text:p>osx</text:p>
          </table:table-cell>
          <table:table-cell table:style-name="ce2" table:formula="of:=VLOOKUP([.D420];[Hoja2.$A$2:.$C$6];3;FALSE())" office:value-type="string" office:string-value="zip" calcext:value-type="string">
            <text:p>zip</text:p>
          </table:table-cell>
          <table:table-cell table:formula="of:=SUBSTITUTE([.A420];&quot;.&quot;;&quot;_&quot;)" office:value-type="string" office:string-value="9_1_6" calcext:value-type="string">
            <text:p>9_1_6</text:p>
          </table:table-cell>
          <table:table-cell table:formula="of:=&quot;v&quot;&amp;[.G420]&amp;&quot;.&quot;&amp;[.B420]&amp;&quot;.&quot;&amp;[.C420]" office:value-type="string" office:string-value="v9_1_6.macos.any" calcext:value-type="string">
            <text:p>v9_1_6.macos.any</text:p>
          </table:table-cell>
          <table:table-cell table:formula="of:=&quot;v&quot;&amp;[.G420]&amp;&quot;/&quot;&amp;[.B420]&amp;&quot;/&quot;&amp;[.C420]" office:value-type="string" office:string-value="v9_1_6/macos/any" calcext:value-type="string">
            <text:p>v9_1_6/macos/any</text:p>
          </table:table-cell>
          <table:table-cell table:formula="of:=&quot;https://get.enterprisedb.com/postgresql/postgresql-&quot;&amp;[.A420]&amp;&quot;-&quot;" office:value-type="string" office:string-value="https://get.enterprisedb.com/postgresql/postgresql-9.1.6-" calcext:value-type="string">
            <text:p>https://get.enterprisedb.com/postgresql/postgresql-9.1.6-</text:p>
          </table:table-cell>
          <table:table-cell table:formula="of:=&quot;-&quot;&amp;[.E420]&amp;&quot;-binaries.&quot;&amp;[.F420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5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421]=&quot;any&quot;;[.B421];[.B421]&amp;&quot;/&quot;&amp;[.C421])" office:value-type="string" office:string-value="macos" calcext:value-type="string">
            <text:p>macos</text:p>
          </table:table-cell>
          <table:table-cell table:style-name="ce2" table:formula="of:=VLOOKUP([.D421];[Hoja2.$A$2:.$C$6];2;FALSE())" office:value-type="string" office:string-value="osx" calcext:value-type="string">
            <text:p>osx</text:p>
          </table:table-cell>
          <table:table-cell table:style-name="ce2" table:formula="of:=VLOOKUP([.D421];[Hoja2.$A$2:.$C$6];3;FALSE())" office:value-type="string" office:string-value="zip" calcext:value-type="string">
            <text:p>zip</text:p>
          </table:table-cell>
          <table:table-cell table:formula="of:=SUBSTITUTE([.A421];&quot;.&quot;;&quot;_&quot;)" office:value-type="string" office:string-value="9_1_5" calcext:value-type="string">
            <text:p>9_1_5</text:p>
          </table:table-cell>
          <table:table-cell table:formula="of:=&quot;v&quot;&amp;[.G421]&amp;&quot;.&quot;&amp;[.B421]&amp;&quot;.&quot;&amp;[.C421]" office:value-type="string" office:string-value="v9_1_5.macos.any" calcext:value-type="string">
            <text:p>v9_1_5.macos.any</text:p>
          </table:table-cell>
          <table:table-cell table:formula="of:=&quot;v&quot;&amp;[.G421]&amp;&quot;/&quot;&amp;[.B421]&amp;&quot;/&quot;&amp;[.C421]" office:value-type="string" office:string-value="v9_1_5/macos/any" calcext:value-type="string">
            <text:p>v9_1_5/macos/any</text:p>
          </table:table-cell>
          <table:table-cell table:formula="of:=&quot;https://get.enterprisedb.com/postgresql/postgresql-&quot;&amp;[.A421]&amp;&quot;-&quot;" office:value-type="string" office:string-value="https://get.enterprisedb.com/postgresql/postgresql-9.1.5-" calcext:value-type="string">
            <text:p>https://get.enterprisedb.com/postgresql/postgresql-9.1.5-</text:p>
          </table:table-cell>
          <table:table-cell table:formula="of:=&quot;-&quot;&amp;[.E421]&amp;&quot;-binaries.&quot;&amp;[.F421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4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422]=&quot;any&quot;;[.B422];[.B422]&amp;&quot;/&quot;&amp;[.C422])" office:value-type="string" office:string-value="macos" calcext:value-type="string">
            <text:p>macos</text:p>
          </table:table-cell>
          <table:table-cell table:style-name="ce2" table:formula="of:=VLOOKUP([.D422];[Hoja2.$A$2:.$C$6];2;FALSE())" office:value-type="string" office:string-value="osx" calcext:value-type="string">
            <text:p>osx</text:p>
          </table:table-cell>
          <table:table-cell table:style-name="ce2" table:formula="of:=VLOOKUP([.D422];[Hoja2.$A$2:.$C$6];3;FALSE())" office:value-type="string" office:string-value="zip" calcext:value-type="string">
            <text:p>zip</text:p>
          </table:table-cell>
          <table:table-cell table:formula="of:=SUBSTITUTE([.A422];&quot;.&quot;;&quot;_&quot;)" office:value-type="string" office:string-value="9_1_4" calcext:value-type="string">
            <text:p>9_1_4</text:p>
          </table:table-cell>
          <table:table-cell table:formula="of:=&quot;v&quot;&amp;[.G422]&amp;&quot;.&quot;&amp;[.B422]&amp;&quot;.&quot;&amp;[.C422]" office:value-type="string" office:string-value="v9_1_4.macos.any" calcext:value-type="string">
            <text:p>v9_1_4.macos.any</text:p>
          </table:table-cell>
          <table:table-cell table:formula="of:=&quot;v&quot;&amp;[.G422]&amp;&quot;/&quot;&amp;[.B422]&amp;&quot;/&quot;&amp;[.C422]" office:value-type="string" office:string-value="v9_1_4/macos/any" calcext:value-type="string">
            <text:p>v9_1_4/macos/any</text:p>
          </table:table-cell>
          <table:table-cell table:formula="of:=&quot;https://get.enterprisedb.com/postgresql/postgresql-&quot;&amp;[.A422]&amp;&quot;-&quot;" office:value-type="string" office:string-value="https://get.enterprisedb.com/postgresql/postgresql-9.1.4-" calcext:value-type="string">
            <text:p>https://get.enterprisedb.com/postgresql/postgresql-9.1.4-</text:p>
          </table:table-cell>
          <table:table-cell table:formula="of:=&quot;-&quot;&amp;[.E422]&amp;&quot;-binaries.&quot;&amp;[.F422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3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423]=&quot;any&quot;;[.B423];[.B423]&amp;&quot;/&quot;&amp;[.C423])" office:value-type="string" office:string-value="macos" calcext:value-type="string">
            <text:p>macos</text:p>
          </table:table-cell>
          <table:table-cell table:style-name="ce2" table:formula="of:=VLOOKUP([.D423];[Hoja2.$A$2:.$C$6];2;FALSE())" office:value-type="string" office:string-value="osx" calcext:value-type="string">
            <text:p>osx</text:p>
          </table:table-cell>
          <table:table-cell table:style-name="ce2" table:formula="of:=VLOOKUP([.D423];[Hoja2.$A$2:.$C$6];3;FALSE())" office:value-type="string" office:string-value="zip" calcext:value-type="string">
            <text:p>zip</text:p>
          </table:table-cell>
          <table:table-cell table:formula="of:=SUBSTITUTE([.A423];&quot;.&quot;;&quot;_&quot;)" office:value-type="string" office:string-value="9_1_3" calcext:value-type="string">
            <text:p>9_1_3</text:p>
          </table:table-cell>
          <table:table-cell table:formula="of:=&quot;v&quot;&amp;[.G423]&amp;&quot;.&quot;&amp;[.B423]&amp;&quot;.&quot;&amp;[.C423]" office:value-type="string" office:string-value="v9_1_3.macos.any" calcext:value-type="string">
            <text:p>v9_1_3.macos.any</text:p>
          </table:table-cell>
          <table:table-cell table:formula="of:=&quot;v&quot;&amp;[.G423]&amp;&quot;/&quot;&amp;[.B423]&amp;&quot;/&quot;&amp;[.C423]" office:value-type="string" office:string-value="v9_1_3/macos/any" calcext:value-type="string">
            <text:p>v9_1_3/macos/any</text:p>
          </table:table-cell>
          <table:table-cell table:formula="of:=&quot;https://get.enterprisedb.com/postgresql/postgresql-&quot;&amp;[.A423]&amp;&quot;-&quot;" office:value-type="string" office:string-value="https://get.enterprisedb.com/postgresql/postgresql-9.1.3-" calcext:value-type="string">
            <text:p>https://get.enterprisedb.com/postgresql/postgresql-9.1.3-</text:p>
          </table:table-cell>
          <table:table-cell table:formula="of:=&quot;-&quot;&amp;[.E423]&amp;&quot;-binaries.&quot;&amp;[.F423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2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424]=&quot;any&quot;;[.B424];[.B424]&amp;&quot;/&quot;&amp;[.C424])" office:value-type="string" office:string-value="macos" calcext:value-type="string">
            <text:p>macos</text:p>
          </table:table-cell>
          <table:table-cell table:style-name="ce2" table:formula="of:=VLOOKUP([.D424];[Hoja2.$A$2:.$C$6];2;FALSE())" office:value-type="string" office:string-value="osx" calcext:value-type="string">
            <text:p>osx</text:p>
          </table:table-cell>
          <table:table-cell table:style-name="ce2" table:formula="of:=VLOOKUP([.D424];[Hoja2.$A$2:.$C$6];3;FALSE())" office:value-type="string" office:string-value="zip" calcext:value-type="string">
            <text:p>zip</text:p>
          </table:table-cell>
          <table:table-cell table:formula="of:=SUBSTITUTE([.A424];&quot;.&quot;;&quot;_&quot;)" office:value-type="string" office:string-value="9_1_2" calcext:value-type="string">
            <text:p>9_1_2</text:p>
          </table:table-cell>
          <table:table-cell table:formula="of:=&quot;v&quot;&amp;[.G424]&amp;&quot;.&quot;&amp;[.B424]&amp;&quot;.&quot;&amp;[.C424]" office:value-type="string" office:string-value="v9_1_2.macos.any" calcext:value-type="string">
            <text:p>v9_1_2.macos.any</text:p>
          </table:table-cell>
          <table:table-cell table:formula="of:=&quot;v&quot;&amp;[.G424]&amp;&quot;/&quot;&amp;[.B424]&amp;&quot;/&quot;&amp;[.C424]" office:value-type="string" office:string-value="v9_1_2/macos/any" calcext:value-type="string">
            <text:p>v9_1_2/macos/any</text:p>
          </table:table-cell>
          <table:table-cell table:formula="of:=&quot;https://get.enterprisedb.com/postgresql/postgresql-&quot;&amp;[.A424]&amp;&quot;-&quot;" office:value-type="string" office:string-value="https://get.enterprisedb.com/postgresql/postgresql-9.1.2-" calcext:value-type="string">
            <text:p>https://get.enterprisedb.com/postgresql/postgresql-9.1.2-</text:p>
          </table:table-cell>
          <table:table-cell table:formula="of:=&quot;-&quot;&amp;[.E424]&amp;&quot;-binaries.&quot;&amp;[.F424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1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425]=&quot;any&quot;;[.B425];[.B425]&amp;&quot;/&quot;&amp;[.C425])" office:value-type="string" office:string-value="macos" calcext:value-type="string">
            <text:p>macos</text:p>
          </table:table-cell>
          <table:table-cell table:style-name="ce2" table:formula="of:=VLOOKUP([.D425];[Hoja2.$A$2:.$C$6];2;FALSE())" office:value-type="string" office:string-value="osx" calcext:value-type="string">
            <text:p>osx</text:p>
          </table:table-cell>
          <table:table-cell table:style-name="ce2" table:formula="of:=VLOOKUP([.D425];[Hoja2.$A$2:.$C$6];3;FALSE())" office:value-type="string" office:string-value="zip" calcext:value-type="string">
            <text:p>zip</text:p>
          </table:table-cell>
          <table:table-cell table:formula="of:=SUBSTITUTE([.A425];&quot;.&quot;;&quot;_&quot;)" office:value-type="string" office:string-value="9_1_1" calcext:value-type="string">
            <text:p>9_1_1</text:p>
          </table:table-cell>
          <table:table-cell table:formula="of:=&quot;v&quot;&amp;[.G425]&amp;&quot;.&quot;&amp;[.B425]&amp;&quot;.&quot;&amp;[.C425]" office:value-type="string" office:string-value="v9_1_1.macos.any" calcext:value-type="string">
            <text:p>v9_1_1.macos.any</text:p>
          </table:table-cell>
          <table:table-cell table:formula="of:=&quot;v&quot;&amp;[.G425]&amp;&quot;/&quot;&amp;[.B425]&amp;&quot;/&quot;&amp;[.C425]" office:value-type="string" office:string-value="v9_1_1/macos/any" calcext:value-type="string">
            <text:p>v9_1_1/macos/any</text:p>
          </table:table-cell>
          <table:table-cell table:formula="of:=&quot;https://get.enterprisedb.com/postgresql/postgresql-&quot;&amp;[.A425]&amp;&quot;-&quot;" office:value-type="string" office:string-value="https://get.enterprisedb.com/postgresql/postgresql-9.1.1-" calcext:value-type="string">
            <text:p>https://get.enterprisedb.com/postgresql/postgresql-9.1.1-</text:p>
          </table:table-cell>
          <table:table-cell table:formula="of:=&quot;-&quot;&amp;[.E425]&amp;&quot;-binaries.&quot;&amp;[.F425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.1.0</text:p>
          </table:table-cell>
          <table:table-cell office:value-type="string" calcext:value-type="string">
            <text:p>macos</text:p>
          </table:table-cell>
          <table:table-cell office:value-type="string" calcext:value-type="string">
            <text:p>any</text:p>
          </table:table-cell>
          <table:table-cell table:formula="of:=IF([.C426]=&quot;any&quot;;[.B426];[.B426]&amp;&quot;/&quot;&amp;[.C426])" office:value-type="string" office:string-value="macos" calcext:value-type="string">
            <text:p>macos</text:p>
          </table:table-cell>
          <table:table-cell table:style-name="ce2" table:formula="of:=VLOOKUP([.D426];[Hoja2.$A$2:.$C$6];2;FALSE())" office:value-type="string" office:string-value="osx" calcext:value-type="string">
            <text:p>osx</text:p>
          </table:table-cell>
          <table:table-cell table:style-name="ce2" table:formula="of:=VLOOKUP([.D426];[Hoja2.$A$2:.$C$6];3;FALSE())" office:value-type="string" office:string-value="zip" calcext:value-type="string">
            <text:p>zip</text:p>
          </table:table-cell>
          <table:table-cell table:formula="of:=SUBSTITUTE([.A426];&quot;.&quot;;&quot;_&quot;)" office:value-type="string" office:string-value="9_1_0" calcext:value-type="string">
            <text:p>9_1_0</text:p>
          </table:table-cell>
          <table:table-cell table:formula="of:=&quot;v&quot;&amp;[.G426]&amp;&quot;.&quot;&amp;[.B426]&amp;&quot;.&quot;&amp;[.C426]" office:value-type="string" office:string-value="v9_1_0.macos.any" calcext:value-type="string">
            <text:p>v9_1_0.macos.any</text:p>
          </table:table-cell>
          <table:table-cell table:formula="of:=&quot;v&quot;&amp;[.G426]&amp;&quot;/&quot;&amp;[.B426]&amp;&quot;/&quot;&amp;[.C426]" office:value-type="string" office:string-value="v9_1_0/macos/any" calcext:value-type="string">
            <text:p>v9_1_0/macos/any</text:p>
          </table:table-cell>
          <table:table-cell table:formula="of:=&quot;https://get.enterprisedb.com/postgresql/postgresql-&quot;&amp;[.A426]&amp;&quot;-&quot;" office:value-type="string" office:string-value="https://get.enterprisedb.com/postgresql/postgresql-9.1.0-" calcext:value-type="string">
            <text:p>https://get.enterprisedb.com/postgresql/postgresql-9.1.0-</text:p>
          </table:table-cell>
          <table:table-cell table:formula="of:=&quot;-&quot;&amp;[.E426]&amp;&quot;-binaries.&quot;&amp;[.F426]" office:value-type="string" office:string-value="-osx-binaries.zip" calcext:value-type="string">
            <text:p>-osx-binaries.zip</text:p>
          </table:table-cell>
          <table:table-cell table:number-columns-repeated="1013"/>
        </table:table-row>
        <table:table-row table:style-name="ro1" table:number-rows-repeated="10481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packaging</text:p>
          </table:table-cell>
        </table:table-row>
        <table:table-row table:style-name="ro1">
          <table:table-cell office:value-type="string" calcext:value-type="string">
            <text:p>linux/x64</text:p>
          </table:table-cell>
          <table:table-cell office:value-type="string" calcext:value-type="string">
            <text:p>linux-x64</text:p>
          </table:table-cell>
          <table:table-cell office:value-type="string" calcext:value-type="string">
            <text:p>tar.gz</text:p>
          </table:table-cell>
        </table:table-row>
        <table:table-row table:style-name="ro1">
          <table:table-cell office:value-type="string" calcext:value-type="string">
            <text:p>linux/x86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tar.gz</text:p>
          </table:table-cell>
        </table:table-row>
        <table:table-row table:style-name="ro1">
          <table:table-cell office:value-type="string" calcext:value-type="string">
            <text:p>windows/x64</text:p>
          </table:table-cell>
          <table:table-cell office:value-type="string" calcext:value-type="string">
            <text:p>windows-x64</text:p>
          </table:table-cell>
          <table:table-cell office:value-type="string" calcext:value-type="string">
            <text:p>zip</text:p>
          </table:table-cell>
        </table:table-row>
        <table:table-row table:style-name="ro1">
          <table:table-cell office:value-type="string" calcext:value-type="string">
            <text:p>windows/x8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zip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 office:value-type="string" calcext:value-type="string">
            <text:p>osx</text:p>
          </table:table-cell>
          <table:table-cell office:value-type="string" calcext:value-type="string">
            <text:p>zi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 style:data-style-name="N2" text:time-value="09:27:19.8560528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7:10:06.259345529</meta:creation-date>
    <dc:date>2017-05-19T09:58:11.114893347</dc:date>
    <meta:editing-duration>PT23M18S</meta:editing-duration>
    <meta:editing-cycles>4</meta:editing-cycles>
    <meta:generator>LibreOffice/5.2.2.2$Linux_X86_64 LibreOffice_project/20m0$Build-2</meta:generator>
    <meta:document-statistic meta:table-count="2" meta:cell-count="4704" meta:object-count="0"/>
  </office:meta>
</office:document-meta>
</file>